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shapes>
          <draw:frame draw:z-index="0" draw:style-name="gr1" draw:text-style-name="P1" svg:width="159.99mm" svg:height="89.99mm" svg:x="313.35mm" svg:y="0mm">
            <loext:p draw:notify-on-update-of-ranges="time.B1:time.B1 time.B2:time.B946 time.C1:time.C1 time.C2:time.C946 time.D1:time.D1 time.D2:time.D9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1.32mm" svg:y="87.4mm">
            <loext:p draw:notify-on-update-of-ranges="time.B2:time.B946 time.G1:time.G1 time.G2:time.G9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11.87mm" svg:y="176.91mm">
            <loext:p draw:notify-on-update-of-ranges="time.B2:time.B946 time.C1:time.C1 time.C2:time.C946 time.D1:time.D1 time.D2:time.D946 time.E1:time.E1 time.E2:time.E946 time.F1:time.F1 time.F2:time.F946 time.G1:time.G1 time.G2:time.G9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27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.009034" calcext:value-type="float">
            <text:p>0.009034</text:p>
          </table:table-cell>
          <table:table-cell office:value-type="float" office:value="0" calcext:value-type="float">
            <text:p>0</text:p>
          </table:table-cell>
          <table:table-cell office:value-type="float" office:value="149956" calcext:value-type="float">
            <text:p>1499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28</text:p>
          </table:table-cell>
          <table:table-cell office:value-type="float" office:value="0.004144" calcext:value-type="float">
            <text:p>0.004144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0" calcext:value-type="float">
            <text:p>0</text:p>
          </table:table-cell>
          <table:table-cell office:value-type="float" office:value="39401" calcext:value-type="float">
            <text:p>3940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29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 office:value-type="float" office:value="54336" calcext:value-type="float">
            <text:p>543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3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" calcext:value-type="float">
            <text:p>0</text:p>
          </table:table-cell>
          <table:table-cell office:value-type="float" office:value="72232" calcext:value-type="float">
            <text:p>7223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31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0.005713" calcext:value-type="float">
            <text:p>0.005713</text:p>
          </table:table-cell>
          <table:table-cell office:value-type="float" office:value="0" calcext:value-type="float">
            <text:p>0</text:p>
          </table:table-cell>
          <table:table-cell office:value-type="float" office:value="92164" calcext:value-type="float">
            <text:p>9216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32</text:p>
          </table:table-cell>
          <table:table-cell office:value-type="float" office:value="0.006864" calcext:value-type="float">
            <text:p>0.006864</text:p>
          </table:table-cell>
          <table:table-cell office:value-type="float" office:value="0.006405" calcext:value-type="float">
            <text:p>0.006405</text:p>
          </table:table-cell>
          <table:table-cell office:value-type="float" office:value="0" calcext:value-type="float">
            <text:p>0</text:p>
          </table:table-cell>
          <table:table-cell office:value-type="float" office:value="80082" calcext:value-type="float">
            <text:p>8008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33</text:p>
          </table:table-cell>
          <table:table-cell office:value-type="float" office:value="0.004708" calcext:value-type="float">
            <text:p>0.004708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" calcext:value-type="float">
            <text:p>0</text:p>
          </table:table-cell>
          <table:table-cell office:value-type="float" office:value="61846" calcext:value-type="float">
            <text:p>6184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34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0" calcext:value-type="float">
            <text:p>0</text:p>
          </table:table-cell>
          <table:table-cell office:value-type="float" office:value="40701" calcext:value-type="float">
            <text:p>40701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35</text:p>
          </table:table-cell>
          <table:table-cell office:value-type="float" office:value="0.004844" calcext:value-type="float">
            <text:p>0.004844</text:p>
          </table:table-cell>
          <table:table-cell office:value-type="float" office:value="0.002047" calcext:value-type="float">
            <text:p>0.002047</text:p>
          </table:table-cell>
          <table:table-cell office:value-type="float" office:value="0" calcext:value-type="float">
            <text:p>0</text:p>
          </table:table-cell>
          <table:table-cell office:value-type="float" office:value="49971" calcext:value-type="float">
            <text:p>49971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36</text:p>
          </table:table-cell>
          <table:table-cell office:value-type="float" office:value="0.004227" calcext:value-type="float">
            <text:p>0.004227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" calcext:value-type="float">
            <text:p>0</text:p>
          </table:table-cell>
          <table:table-cell office:value-type="float" office:value="47997" calcext:value-type="float">
            <text:p>4799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37</text:p>
          </table:table-cell>
          <table:table-cell office:value-type="float" office:value="0.004628" calcext:value-type="float">
            <text:p>0.004628</text:p>
          </table:table-cell>
          <table:table-cell office:value-type="float" office:value="0.002368" calcext:value-type="float">
            <text:p>0.002368</text:p>
          </table:table-cell>
          <table:table-cell office:value-type="float" office:value="0" calcext:value-type="float">
            <text:p>0</text:p>
          </table:table-cell>
          <table:table-cell office:value-type="float" office:value="56946" calcext:value-type="float">
            <text:p>5694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38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1919" calcext:value-type="float">
            <text:p>0.001919</text:p>
          </table:table-cell>
          <table:table-cell office:value-type="float" office:value="0" calcext:value-type="float">
            <text:p>0</text:p>
          </table:table-cell>
          <table:table-cell office:value-type="float" office:value="39531" calcext:value-type="float">
            <text:p>3953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39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002382" calcext:value-type="float">
            <text:p>0.002382</text:p>
          </table:table-cell>
          <table:table-cell office:value-type="float" office:value="0" calcext:value-type="float">
            <text:p>0</text:p>
          </table:table-cell>
          <table:table-cell office:value-type="float" office:value="56454" calcext:value-type="float">
            <text:p>5645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40</text:p>
          </table:table-cell>
          <table:table-cell office:value-type="float" office:value="0.006577" calcext:value-type="float">
            <text:p>0.006577</text:p>
          </table:table-cell>
          <table:table-cell office:value-type="float" office:value="0.008343" calcext:value-type="float">
            <text:p>0.008343</text:p>
          </table:table-cell>
          <table:table-cell office:value-type="float" office:value="0" calcext:value-type="float">
            <text:p>0</text:p>
          </table:table-cell>
          <table:table-cell office:value-type="float" office:value="103104" calcext:value-type="float">
            <text:p>10310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41</text:p>
          </table:table-cell>
          <table:table-cell office:value-type="float" office:value="0.004758" calcext:value-type="float">
            <text:p>0.004758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" calcext:value-type="float">
            <text:p>0</text:p>
          </table:table-cell>
          <table:table-cell office:value-type="float" office:value="62476" calcext:value-type="float">
            <text:p>6247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42</text:p>
          </table:table-cell>
          <table:table-cell office:value-type="float" office:value="0.003992" calcext:value-type="float">
            <text:p>0.003992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0" calcext:value-type="float">
            <text:p>0</text:p>
          </table:table-cell>
          <table:table-cell office:value-type="float" office:value="51931" calcext:value-type="float">
            <text:p>5193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43</text:p>
          </table:table-cell>
          <table:table-cell office:value-type="float" office:value="0.009167" calcext:value-type="float">
            <text:p>0.009167</text:p>
          </table:table-cell>
          <table:table-cell office:value-type="float" office:value="0.008286" calcext:value-type="float">
            <text:p>0.008286</text:p>
          </table:table-cell>
          <table:table-cell office:value-type="float" office:value="0" calcext:value-type="float">
            <text:p>0</text:p>
          </table:table-cell>
          <table:table-cell office:value-type="float" office:value="103839" calcext:value-type="float">
            <text:p>10383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44</text:p>
          </table:table-cell>
          <table:table-cell office:value-type="float" office:value="0.004415" calcext:value-type="float">
            <text:p>0.004415</text:p>
          </table:table-cell>
          <table:table-cell office:value-type="float" office:value="0.002409" calcext:value-type="float">
            <text:p>0.002409</text:p>
          </table:table-cell>
          <table:table-cell office:value-type="float" office:value="0" calcext:value-type="float">
            <text:p>0</text:p>
          </table:table-cell>
          <table:table-cell office:value-type="float" office:value="62116" calcext:value-type="float">
            <text:p>6211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45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" calcext:value-type="float">
            <text:p>0</text:p>
          </table:table-cell>
          <table:table-cell office:value-type="float" office:value="72941" calcext:value-type="float">
            <text:p>7294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46</text:p>
          </table:table-cell>
          <table:table-cell office:value-type="float" office:value="0.026376" calcext:value-type="float">
            <text:p>0.026376</text:p>
          </table:table-cell>
          <table:table-cell office:value-type="float" office:value="0.006808" calcext:value-type="float">
            <text:p>0.006808</text:p>
          </table:table-cell>
          <table:table-cell office:value-type="float" office:value="0" calcext:value-type="float">
            <text:p>0</text:p>
          </table:table-cell>
          <table:table-cell office:value-type="float" office:value="82024" calcext:value-type="float">
            <text:p>8202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47</text:p>
          </table:table-cell>
          <table:table-cell office:value-type="float" office:value="0.004043" calcext:value-type="float">
            <text:p>0.004043</text:p>
          </table:table-cell>
          <table:table-cell office:value-type="float" office:value="0.002845" calcext:value-type="float">
            <text:p>0.002845</text:p>
          </table:table-cell>
          <table:table-cell office:value-type="float" office:value="0" calcext:value-type="float">
            <text:p>0</text:p>
          </table:table-cell>
          <table:table-cell office:value-type="float" office:value="67479" calcext:value-type="float">
            <text:p>6747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48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71892" calcext:value-type="float">
            <text:p>7189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49</text:p>
          </table:table-cell>
          <table:table-cell office:value-type="float" office:value="0.005126" calcext:value-type="float">
            <text:p>0.005126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" calcext:value-type="float">
            <text:p>0</text:p>
          </table:table-cell>
          <table:table-cell office:value-type="float" office:value="92906" calcext:value-type="float">
            <text:p>9290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50</text:p>
          </table:table-cell>
          <table:table-cell office:value-type="float" office:value="0.032811" calcext:value-type="float">
            <text:p>0.032811</text:p>
          </table:table-cell>
          <table:table-cell office:value-type="float" office:value="0.043363" calcext:value-type="float">
            <text:p>0.043363</text:p>
          </table:table-cell>
          <table:table-cell office:value-type="float" office:value="0" calcext:value-type="float">
            <text:p>0</text:p>
          </table:table-cell>
          <table:table-cell office:value-type="float" office:value="145970" calcext:value-type="float">
            <text:p>14597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51</text:p>
          </table:table-cell>
          <table:table-cell office:value-type="float" office:value="0.053782" calcext:value-type="float">
            <text:p>0.053782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" calcext:value-type="float">
            <text:p>0</text:p>
          </table:table-cell>
          <table:table-cell office:value-type="float" office:value="52863" calcext:value-type="float">
            <text:p>5286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52</text:p>
          </table:table-cell>
          <table:table-cell office:value-type="float" office:value="0.004556" calcext:value-type="float">
            <text:p>0.004556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" calcext:value-type="float">
            <text:p>0</text:p>
          </table:table-cell>
          <table:table-cell office:value-type="float" office:value="65681" calcext:value-type="float">
            <text:p>6568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53</text:p>
          </table:table-cell>
          <table:table-cell office:value-type="float" office:value="0.005713" calcext:value-type="float">
            <text:p>0.005713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" calcext:value-type="float">
            <text:p>0</text:p>
          </table:table-cell>
          <table:table-cell office:value-type="float" office:value="73317" calcext:value-type="float">
            <text:p>7331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54</text:p>
          </table:table-cell>
          <table:table-cell office:value-type="float" office:value="0.003119" calcext:value-type="float">
            <text:p>0.003119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" calcext:value-type="float">
            <text:p>0</text:p>
          </table:table-cell>
          <table:table-cell office:value-type="float" office:value="24919" calcext:value-type="float">
            <text:p>2491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55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" calcext:value-type="float">
            <text:p>0</text:p>
          </table:table-cell>
          <table:table-cell office:value-type="float" office:value="50253" calcext:value-type="float">
            <text:p>50253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56</text:p>
          </table:table-cell>
          <table:table-cell office:value-type="float" office:value="0.005129" calcext:value-type="float">
            <text:p>0.005129</text:p>
          </table:table-cell>
          <table:table-cell office:value-type="float" office:value="0.002972" calcext:value-type="float">
            <text:p>0.002972</text:p>
          </table:table-cell>
          <table:table-cell office:value-type="float" office:value="0" calcext:value-type="float">
            <text:p>0</text:p>
          </table:table-cell>
          <table:table-cell office:value-type="float" office:value="56571" calcext:value-type="float">
            <text:p>5657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57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" calcext:value-type="float">
            <text:p>0</text:p>
          </table:table-cell>
          <table:table-cell office:value-type="float" office:value="71495" calcext:value-type="float">
            <text:p>7149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58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" calcext:value-type="float">
            <text:p>0</text:p>
          </table:table-cell>
          <table:table-cell office:value-type="float" office:value="64900" calcext:value-type="float">
            <text:p>649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2:59:59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" calcext:value-type="float">
            <text:p>0</text:p>
          </table:table-cell>
          <table:table-cell office:value-type="float" office:value="64754" calcext:value-type="float">
            <text:p>6475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00</text:p>
          </table:table-cell>
          <table:table-cell office:value-type="float" office:value="0.004191" calcext:value-type="float">
            <text:p>0.004191</text:p>
          </table:table-cell>
          <table:table-cell office:value-type="float" office:value="0.002259" calcext:value-type="float">
            <text:p>0.002259</text:p>
          </table:table-cell>
          <table:table-cell office:value-type="float" office:value="0" calcext:value-type="float">
            <text:p>0</text:p>
          </table:table-cell>
          <table:table-cell office:value-type="float" office:value="53967" calcext:value-type="float">
            <text:p>5396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01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4988" calcext:value-type="float">
            <text:p>0.004988</text:p>
          </table:table-cell>
          <table:table-cell office:value-type="float" office:value="0" calcext:value-type="float">
            <text:p>0</text:p>
          </table:table-cell>
          <table:table-cell office:value-type="float" office:value="84245" calcext:value-type="float">
            <text:p>8424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02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" calcext:value-type="float">
            <text:p>0</text:p>
          </table:table-cell>
          <table:table-cell office:value-type="float" office:value="65616" calcext:value-type="float">
            <text:p>6561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03</text:p>
          </table:table-cell>
          <table:table-cell office:value-type="float" office:value="0.019982" calcext:value-type="float">
            <text:p>0.019982</text:p>
          </table:table-cell>
          <table:table-cell office:value-type="float" office:value="0.007977" calcext:value-type="float">
            <text:p>0.007977</text:p>
          </table:table-cell>
          <table:table-cell office:value-type="float" office:value="0" calcext:value-type="float">
            <text:p>0</text:p>
          </table:table-cell>
          <table:table-cell office:value-type="float" office:value="86007" calcext:value-type="float">
            <text:p>8600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04</text:p>
          </table:table-cell>
          <table:table-cell office:value-type="float" office:value="0.006227" calcext:value-type="float">
            <text:p>0.006227</text:p>
          </table:table-cell>
          <table:table-cell office:value-type="float" office:value="0.004991" calcext:value-type="float">
            <text:p>0.004991</text:p>
          </table:table-cell>
          <table:table-cell office:value-type="float" office:value="0" calcext:value-type="float">
            <text:p>0</text:p>
          </table:table-cell>
          <table:table-cell office:value-type="float" office:value="87852" calcext:value-type="float">
            <text:p>8785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05</text:p>
          </table:table-cell>
          <table:table-cell office:value-type="float" office:value="0.004876" calcext:value-type="float">
            <text:p>0.004876</text:p>
          </table:table-cell>
          <table:table-cell office:value-type="float" office:value="0.004931" calcext:value-type="float">
            <text:p>0.004931</text:p>
          </table:table-cell>
          <table:table-cell office:value-type="float" office:value="0" calcext:value-type="float">
            <text:p>0</text:p>
          </table:table-cell>
          <table:table-cell office:value-type="float" office:value="74592" calcext:value-type="float">
            <text:p>7459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06</text:p>
          </table:table-cell>
          <table:table-cell office:value-type="float" office:value="0.006839" calcext:value-type="float">
            <text:p>0.006839</text:p>
          </table:table-cell>
          <table:table-cell office:value-type="float" office:value="0.006675" calcext:value-type="float">
            <text:p>0.006675</text:p>
          </table:table-cell>
          <table:table-cell office:value-type="float" office:value="0" calcext:value-type="float">
            <text:p>0</text:p>
          </table:table-cell>
          <table:table-cell office:value-type="float" office:value="75026" calcext:value-type="float">
            <text:p>7502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0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0761" calcext:value-type="float">
            <text:p>0.010761</text:p>
          </table:table-cell>
          <table:table-cell office:value-type="float" office:value="0" calcext:value-type="float">
            <text:p>0</text:p>
          </table:table-cell>
          <table:table-cell office:value-type="float" office:value="91067" calcext:value-type="float">
            <text:p>9106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08</text:p>
          </table:table-cell>
          <table:table-cell office:value-type="float" office:value="0.007978" calcext:value-type="float">
            <text:p>0.007978</text:p>
          </table:table-cell>
          <table:table-cell office:value-type="float" office:value="0.006411" calcext:value-type="float">
            <text:p>0.006411</text:p>
          </table:table-cell>
          <table:table-cell office:value-type="float" office:value="0" calcext:value-type="float">
            <text:p>0</text:p>
          </table:table-cell>
          <table:table-cell office:value-type="float" office:value="96717" calcext:value-type="float">
            <text:p>9671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09</text:p>
          </table:table-cell>
          <table:table-cell office:value-type="float" office:value="0.005225" calcext:value-type="float">
            <text:p>0.005225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" calcext:value-type="float">
            <text:p>0</text:p>
          </table:table-cell>
          <table:table-cell office:value-type="float" office:value="68516" calcext:value-type="float">
            <text:p>6851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10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05081" calcext:value-type="float">
            <text:p>0.05081</text:p>
          </table:table-cell>
          <table:table-cell office:value-type="float" office:value="0" calcext:value-type="float">
            <text:p>0</text:p>
          </table:table-cell>
          <table:table-cell office:value-type="float" office:value="134787" calcext:value-type="float">
            <text:p>13478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11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0" calcext:value-type="float">
            <text:p>0</text:p>
          </table:table-cell>
          <table:table-cell office:value-type="float" office:value="63316" calcext:value-type="float">
            <text:p>6331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12</text:p>
          </table:table-cell>
          <table:table-cell office:value-type="float" office:value="0.006826" calcext:value-type="float">
            <text:p>0.006826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0" calcext:value-type="float">
            <text:p>0</text:p>
          </table:table-cell>
          <table:table-cell office:value-type="float" office:value="64684" calcext:value-type="float">
            <text:p>6468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13</text:p>
          </table:table-cell>
          <table:table-cell office:value-type="float" office:value="0.004366" calcext:value-type="float">
            <text:p>0.004366</text:p>
          </table:table-cell>
          <table:table-cell office:value-type="float" office:value="0.002308" calcext:value-type="float">
            <text:p>0.002308</text:p>
          </table:table-cell>
          <table:table-cell office:value-type="float" office:value="0" calcext:value-type="float">
            <text:p>0</text:p>
          </table:table-cell>
          <table:table-cell office:value-type="float" office:value="54037" calcext:value-type="float">
            <text:p>5403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14</text:p>
          </table:table-cell>
          <table:table-cell office:value-type="float" office:value="0.040112" calcext:value-type="float">
            <text:p>0.040112</text:p>
          </table:table-cell>
          <table:table-cell office:value-type="float" office:value="0.056812" calcext:value-type="float">
            <text:p>0.056812</text:p>
          </table:table-cell>
          <table:table-cell office:value-type="float" office:value="0" calcext:value-type="float">
            <text:p>0</text:p>
          </table:table-cell>
          <table:table-cell office:value-type="float" office:value="155725" calcext:value-type="float">
            <text:p>15572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15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0" calcext:value-type="float">
            <text:p>0</text:p>
          </table:table-cell>
          <table:table-cell office:value-type="float" office:value="87258" calcext:value-type="float">
            <text:p>8725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16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1751" calcext:value-type="float">
            <text:p>0.001751</text:p>
          </table:table-cell>
          <table:table-cell office:value-type="float" office:value="0" calcext:value-type="float">
            <text:p>0</text:p>
          </table:table-cell>
          <table:table-cell office:value-type="float" office:value="42750" calcext:value-type="float">
            <text:p>4275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17</text:p>
          </table:table-cell>
          <table:table-cell office:value-type="float" office:value="0.004629" calcext:value-type="float">
            <text:p>0.004629</text:p>
          </table:table-cell>
          <table:table-cell office:value-type="float" office:value="0.002313" calcext:value-type="float">
            <text:p>0.002313</text:p>
          </table:table-cell>
          <table:table-cell office:value-type="float" office:value="0" calcext:value-type="float">
            <text:p>0</text:p>
          </table:table-cell>
          <table:table-cell office:value-type="float" office:value="54526" calcext:value-type="float">
            <text:p>5452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18</text:p>
          </table:table-cell>
          <table:table-cell office:value-type="float" office:value="0.009369" calcext:value-type="float">
            <text:p>0.009369</text:p>
          </table:table-cell>
          <table:table-cell office:value-type="float" office:value="0.008986" calcext:value-type="float">
            <text:p>0.008986</text:p>
          </table:table-cell>
          <table:table-cell office:value-type="float" office:value="0" calcext:value-type="float">
            <text:p>0</text:p>
          </table:table-cell>
          <table:table-cell office:value-type="float" office:value="102631" calcext:value-type="float">
            <text:p>10263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19</text:p>
          </table:table-cell>
          <table:table-cell office:value-type="float" office:value="0.013332" calcext:value-type="float">
            <text:p>0.013332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20</text:p>
          </table:table-cell>
          <table:table-cell office:value-type="float" office:value="0.020155" calcext:value-type="float">
            <text:p>0.020155</text:p>
          </table:table-cell>
          <table:table-cell office:value-type="float" office:value="0.007459" calcext:value-type="float">
            <text:p>0.007459</text:p>
          </table:table-cell>
          <table:table-cell office:value-type="float" office:value="0" calcext:value-type="float">
            <text:p>0</text:p>
          </table:table-cell>
          <table:table-cell office:value-type="float" office:value="68475" calcext:value-type="float">
            <text:p>6847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21</text:p>
          </table:table-cell>
          <table:table-cell office:value-type="float" office:value="0.010174" calcext:value-type="float">
            <text:p>0.010174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0" calcext:value-type="float">
            <text:p>0</text:p>
          </table:table-cell>
          <table:table-cell office:value-type="float" office:value="95047" calcext:value-type="float">
            <text:p>9504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22</text:p>
          </table:table-cell>
          <table:table-cell office:value-type="float" office:value="0.004684" calcext:value-type="float">
            <text:p>0.004684</text:p>
          </table:table-cell>
          <table:table-cell office:value-type="float" office:value="0.005571" calcext:value-type="float">
            <text:p>0.005571</text:p>
          </table:table-cell>
          <table:table-cell office:value-type="float" office:value="0" calcext:value-type="float">
            <text:p>0</text:p>
          </table:table-cell>
          <table:table-cell office:value-type="float" office:value="63550" calcext:value-type="float">
            <text:p>6355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23</text:p>
          </table:table-cell>
          <table:table-cell office:value-type="float" office:value="0.008486" calcext:value-type="float">
            <text:p>0.008486</text:p>
          </table:table-cell>
          <table:table-cell office:value-type="float" office:value="0.006782" calcext:value-type="float">
            <text:p>0.006782</text:p>
          </table:table-cell>
          <table:table-cell office:value-type="float" office:value="0" calcext:value-type="float">
            <text:p>0</text:p>
          </table:table-cell>
          <table:table-cell office:value-type="float" office:value="95360" calcext:value-type="float">
            <text:p>9536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24</text:p>
          </table:table-cell>
          <table:table-cell office:value-type="float" office:value="0.010642" calcext:value-type="float">
            <text:p>0.010642</text:p>
          </table:table-cell>
          <table:table-cell office:value-type="float" office:value="0.004018" calcext:value-type="float">
            <text:p>0.004018</text:p>
          </table:table-cell>
          <table:table-cell office:value-type="float" office:value="0" calcext:value-type="float">
            <text:p>0</text:p>
          </table:table-cell>
          <table:table-cell office:value-type="float" office:value="84028" calcext:value-type="float">
            <text:p>8402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25</text:p>
          </table:table-cell>
          <table:table-cell office:value-type="float" office:value="0.010735" calcext:value-type="float">
            <text:p>0.010735</text:p>
          </table:table-cell>
          <table:table-cell office:value-type="float" office:value="0.011443" calcext:value-type="float">
            <text:p>0.011443</text:p>
          </table:table-cell>
          <table:table-cell office:value-type="float" office:value="0" calcext:value-type="float">
            <text:p>0</text:p>
          </table:table-cell>
          <table:table-cell office:value-type="float" office:value="91085" calcext:value-type="float">
            <text:p>9108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26</text:p>
          </table:table-cell>
          <table:table-cell office:value-type="float" office:value="0.020476" calcext:value-type="float">
            <text:p>0.020476</text:p>
          </table:table-cell>
          <table:table-cell office:value-type="float" office:value="0.026035" calcext:value-type="float">
            <text:p>0.026035</text:p>
          </table:table-cell>
          <table:table-cell office:value-type="float" office:value="0" calcext:value-type="float">
            <text:p>0</text:p>
          </table:table-cell>
          <table:table-cell office:value-type="float" office:value="130644" calcext:value-type="float">
            <text:p>13064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27</text:p>
          </table:table-cell>
          <table:table-cell office:value-type="float" office:value="0.006169" calcext:value-type="float">
            <text:p>0.006169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" calcext:value-type="float">
            <text:p>0</text:p>
          </table:table-cell>
          <table:table-cell office:value-type="float" office:value="50849" calcext:value-type="float">
            <text:p>5084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28</text:p>
          </table:table-cell>
          <table:table-cell office:value-type="float" office:value="0.006392" calcext:value-type="float">
            <text:p>0.006392</text:p>
          </table:table-cell>
          <table:table-cell office:value-type="float" office:value="0.004994" calcext:value-type="float">
            <text:p>0.004994</text:p>
          </table:table-cell>
          <table:table-cell office:value-type="float" office:value="0" calcext:value-type="float">
            <text:p>0</text:p>
          </table:table-cell>
          <table:table-cell office:value-type="float" office:value="96731" calcext:value-type="float">
            <text:p>9673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29</text:p>
          </table:table-cell>
          <table:table-cell office:value-type="float" office:value="0.004683" calcext:value-type="float">
            <text:p>0.004683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" calcext:value-type="float">
            <text:p>0</text:p>
          </table:table-cell>
          <table:table-cell office:value-type="float" office:value="69672" calcext:value-type="float">
            <text:p>6967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30</text:p>
          </table:table-cell>
          <table:table-cell office:value-type="float" office:value="0.007108" calcext:value-type="float">
            <text:p>0.00710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" calcext:value-type="float">
            <text:p>0</text:p>
          </table:table-cell>
          <table:table-cell office:value-type="float" office:value="91889" calcext:value-type="float">
            <text:p>9188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31</text:p>
          </table:table-cell>
          <table:table-cell office:value-type="float" office:value="0.022394" calcext:value-type="float">
            <text:p>0.022394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" calcext:value-type="float">
            <text:p>0</text:p>
          </table:table-cell>
          <table:table-cell office:value-type="float" office:value="94159" calcext:value-type="float">
            <text:p>9415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32</text:p>
          </table:table-cell>
          <table:table-cell office:value-type="float" office:value="0.032699" calcext:value-type="float">
            <text:p>0.032699</text:p>
          </table:table-cell>
          <table:table-cell office:value-type="float" office:value="0.025784" calcext:value-type="float">
            <text:p>0.025784</text:p>
          </table:table-cell>
          <table:table-cell office:value-type="float" office:value="0" calcext:value-type="float">
            <text:p>0</text:p>
          </table:table-cell>
          <table:table-cell office:value-type="float" office:value="98175" calcext:value-type="float">
            <text:p>9817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33</text:p>
          </table:table-cell>
          <table:table-cell office:value-type="float" office:value="0.005414" calcext:value-type="float">
            <text:p>0.005414</text:p>
          </table:table-cell>
          <table:table-cell office:value-type="float" office:value="0.005265" calcext:value-type="float">
            <text:p>0.005265</text:p>
          </table:table-cell>
          <table:table-cell office:value-type="float" office:value="0" calcext:value-type="float">
            <text:p>0</text:p>
          </table:table-cell>
          <table:table-cell office:value-type="float" office:value="54810" calcext:value-type="float">
            <text:p>5481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34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" calcext:value-type="float">
            <text:p>0</text:p>
          </table:table-cell>
          <table:table-cell office:value-type="float" office:value="68439" calcext:value-type="float">
            <text:p>6843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35</text:p>
          </table:table-cell>
          <table:table-cell office:value-type="float" office:value="0.162168" calcext:value-type="float">
            <text:p>0.162168</text:p>
          </table:table-cell>
          <table:table-cell office:value-type="float" office:value="0.366138" calcext:value-type="float">
            <text:p>0.366138</text:p>
          </table:table-cell>
          <table:table-cell office:value-type="float" office:value="0" calcext:value-type="float">
            <text:p>0</text:p>
          </table:table-cell>
          <table:table-cell office:value-type="float" office:value="275181" calcext:value-type="float">
            <text:p>275181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36</text:p>
          </table:table-cell>
          <table:table-cell office:value-type="float" office:value="0.054632" calcext:value-type="float">
            <text:p>0.054632</text:p>
          </table:table-cell>
          <table:table-cell office:value-type="float" office:value="0.045789" calcext:value-type="float">
            <text:p>0.045789</text:p>
          </table:table-cell>
          <table:table-cell office:value-type="float" office:value="0" calcext:value-type="float">
            <text:p>0</text:p>
          </table:table-cell>
          <table:table-cell office:value-type="float" office:value="81218" calcext:value-type="float">
            <text:p>8121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37</text:p>
          </table:table-cell>
          <table:table-cell office:value-type="float" office:value="0.061525" calcext:value-type="float">
            <text:p>0.061525</text:p>
          </table:table-cell>
          <table:table-cell office:value-type="float" office:value="0.089144" calcext:value-type="float">
            <text:p>0.089144</text:p>
          </table:table-cell>
          <table:table-cell office:value-type="float" office:value="0" calcext:value-type="float">
            <text:p>0</text:p>
          </table:table-cell>
          <table:table-cell office:value-type="float" office:value="209106" calcext:value-type="float">
            <text:p>20910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38</text:p>
          </table:table-cell>
          <table:table-cell office:value-type="float" office:value="0.064973" calcext:value-type="float">
            <text:p>0.064973</text:p>
          </table:table-cell>
          <table:table-cell office:value-type="float" office:value="0.118291" calcext:value-type="float">
            <text:p>0.118291</text:p>
          </table:table-cell>
          <table:table-cell office:value-type="float" office:value="0" calcext:value-type="float">
            <text:p>0</text:p>
          </table:table-cell>
          <table:table-cell office:value-type="float" office:value="202923" calcext:value-type="float">
            <text:p>20292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39</text:p>
          </table:table-cell>
          <table:table-cell office:value-type="float" office:value="0.027558" calcext:value-type="float">
            <text:p>0.027558</text:p>
          </table:table-cell>
          <table:table-cell office:value-type="float" office:value="0.018693" calcext:value-type="float">
            <text:p>0.018693</text:p>
          </table:table-cell>
          <table:table-cell office:value-type="float" office:value="0" calcext:value-type="float">
            <text:p>0</text:p>
          </table:table-cell>
          <table:table-cell office:value-type="float" office:value="107977" calcext:value-type="float">
            <text:p>10797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40</text:p>
          </table:table-cell>
          <table:table-cell office:value-type="float" office:value="0.007957" calcext:value-type="float">
            <text:p>0.007957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" calcext:value-type="float">
            <text:p>0</text:p>
          </table:table-cell>
          <table:table-cell office:value-type="float" office:value="62618" calcext:value-type="float">
            <text:p>62618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41</text:p>
          </table:table-cell>
          <table:table-cell office:value-type="float" office:value="0.011681" calcext:value-type="float">
            <text:p>0.011681</text:p>
          </table:table-cell>
          <table:table-cell office:value-type="float" office:value="0.010856" calcext:value-type="float">
            <text:p>0.010856</text:p>
          </table:table-cell>
          <table:table-cell office:value-type="float" office:value="0" calcext:value-type="float">
            <text:p>0</text:p>
          </table:table-cell>
          <table:table-cell office:value-type="float" office:value="100080" calcext:value-type="float">
            <text:p>10008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42</text:p>
          </table:table-cell>
          <table:table-cell office:value-type="float" office:value="0.004885" calcext:value-type="float">
            <text:p>0.004885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" calcext:value-type="float">
            <text:p>0</text:p>
          </table:table-cell>
          <table:table-cell office:value-type="float" office:value="80686" calcext:value-type="float">
            <text:p>8068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43</text:p>
          </table:table-cell>
          <table:table-cell office:value-type="float" office:value="0.004251" calcext:value-type="float">
            <text:p>0.004251</text:p>
          </table:table-cell>
          <table:table-cell office:value-type="float" office:value="0.001566" calcext:value-type="float">
            <text:p>0.001566</text:p>
          </table:table-cell>
          <table:table-cell office:value-type="float" office:value="0" calcext:value-type="float">
            <text:p>0</text:p>
          </table:table-cell>
          <table:table-cell office:value-type="float" office:value="38053" calcext:value-type="float">
            <text:p>3805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44</text:p>
          </table:table-cell>
          <table:table-cell office:value-type="float" office:value="0.005257" calcext:value-type="float">
            <text:p>0.005257</text:p>
          </table:table-cell>
          <table:table-cell office:value-type="float" office:value="0.002972" calcext:value-type="float">
            <text:p>0.002972</text:p>
          </table:table-cell>
          <table:table-cell office:value-type="float" office:value="0" calcext:value-type="float">
            <text:p>0</text:p>
          </table:table-cell>
          <table:table-cell office:value-type="float" office:value="55124" calcext:value-type="float">
            <text:p>5512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45</text:p>
          </table:table-cell>
          <table:table-cell office:value-type="float" office:value="0.004314" calcext:value-type="float">
            <text:p>0.004314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" calcext:value-type="float">
            <text:p>0</text:p>
          </table:table-cell>
          <table:table-cell office:value-type="float" office:value="57480" calcext:value-type="float">
            <text:p>5748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46</text:p>
          </table:table-cell>
          <table:table-cell office:value-type="float" office:value="0.019271" calcext:value-type="float">
            <text:p>0.019271</text:p>
          </table:table-cell>
          <table:table-cell office:value-type="float" office:value="0.066866" calcext:value-type="float">
            <text:p>0.066866</text:p>
          </table:table-cell>
          <table:table-cell office:value-type="float" office:value="0" calcext:value-type="float">
            <text:p>0</text:p>
          </table:table-cell>
          <table:table-cell office:value-type="float" office:value="175433" calcext:value-type="float">
            <text:p>17543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47</text:p>
          </table:table-cell>
          <table:table-cell office:value-type="float" office:value="0.32821" calcext:value-type="float">
            <text:p>0.32821</text:p>
          </table:table-cell>
          <table:table-cell office:value-type="float" office:value="0.782705" calcext:value-type="float">
            <text:p>0.782705</text:p>
          </table:table-cell>
          <table:table-cell office:value-type="float" office:value="0" calcext:value-type="float">
            <text:p>0</text:p>
          </table:table-cell>
          <table:table-cell office:value-type="float" office:value="474821" calcext:value-type="float">
            <text:p>47482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48</text:p>
          </table:table-cell>
          <table:table-cell office:value-type="float" office:value="0.110338" calcext:value-type="float">
            <text:p>0.110338</text:p>
          </table:table-cell>
          <table:table-cell office:value-type="float" office:value="0.309183" calcext:value-type="float">
            <text:p>0.309183</text:p>
          </table:table-cell>
          <table:table-cell office:value-type="float" office:value="0" calcext:value-type="float">
            <text:p>0</text:p>
          </table:table-cell>
          <table:table-cell office:value-type="float" office:value="168752" calcext:value-type="float">
            <text:p>16875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49</text:p>
          </table:table-cell>
          <table:table-cell office:value-type="float" office:value="0.092811" calcext:value-type="float">
            <text:p>0.092811</text:p>
          </table:table-cell>
          <table:table-cell office:value-type="float" office:value="0.47725" calcext:value-type="float">
            <text:p>0.47725</text:p>
          </table:table-cell>
          <table:table-cell office:value-type="float" office:value="0" calcext:value-type="float">
            <text:p>0</text:p>
          </table:table-cell>
          <table:table-cell office:value-type="float" office:value="234086" calcext:value-type="float">
            <text:p>23408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50</text:p>
          </table:table-cell>
          <table:table-cell office:value-type="float" office:value="0.136824" calcext:value-type="float">
            <text:p>0.136824</text:p>
          </table:table-cell>
          <table:table-cell office:value-type="float" office:value="0.332173" calcext:value-type="float">
            <text:p>0.332173</text:p>
          </table:table-cell>
          <table:table-cell office:value-type="float" office:value="0" calcext:value-type="float">
            <text:p>0</text:p>
          </table:table-cell>
          <table:table-cell office:value-type="float" office:value="166557" calcext:value-type="float">
            <text:p>16655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51</text:p>
          </table:table-cell>
          <table:table-cell office:value-type="float" office:value="0.125809" calcext:value-type="float">
            <text:p>0.125809</text:p>
          </table:table-cell>
          <table:table-cell office:value-type="float" office:value="0.373227" calcext:value-type="float">
            <text:p>0.373227</text:p>
          </table:table-cell>
          <table:table-cell office:value-type="float" office:value="0" calcext:value-type="float">
            <text:p>0</text:p>
          </table:table-cell>
          <table:table-cell office:value-type="float" office:value="190272" calcext:value-type="float">
            <text:p>19027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52</text:p>
          </table:table-cell>
          <table:table-cell office:value-type="float" office:value="0.09039" calcext:value-type="float">
            <text:p>0.09039</text:p>
          </table:table-cell>
          <table:table-cell office:value-type="float" office:value="0.349652" calcext:value-type="float">
            <text:p>0.349652</text:p>
          </table:table-cell>
          <table:table-cell office:value-type="float" office:value="0" calcext:value-type="float">
            <text:p>0</text:p>
          </table:table-cell>
          <table:table-cell office:value-type="float" office:value="212217" calcext:value-type="float">
            <text:p>21221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53</text:p>
          </table:table-cell>
          <table:table-cell office:value-type="float" office:value="0.070908" calcext:value-type="float">
            <text:p>0.070908</text:p>
          </table:table-cell>
          <table:table-cell office:value-type="float" office:value="0.271787" calcext:value-type="float">
            <text:p>0.271787</text:p>
          </table:table-cell>
          <table:table-cell office:value-type="float" office:value="0" calcext:value-type="float">
            <text:p>0</text:p>
          </table:table-cell>
          <table:table-cell office:value-type="float" office:value="185681" calcext:value-type="float">
            <text:p>18568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54</text:p>
          </table:table-cell>
          <table:table-cell office:value-type="float" office:value="0.058455" calcext:value-type="float">
            <text:p>0.058455</text:p>
          </table:table-cell>
          <table:table-cell office:value-type="float" office:value="0.215506" calcext:value-type="float">
            <text:p>0.215506</text:p>
          </table:table-cell>
          <table:table-cell office:value-type="float" office:value="0" calcext:value-type="float">
            <text:p>0</text:p>
          </table:table-cell>
          <table:table-cell office:value-type="float" office:value="175832" calcext:value-type="float">
            <text:p>17583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55</text:p>
          </table:table-cell>
          <table:table-cell office:value-type="float" office:value="0.056228" calcext:value-type="float">
            <text:p>0.056228</text:p>
          </table:table-cell>
          <table:table-cell office:value-type="float" office:value="0.310256" calcext:value-type="float">
            <text:p>0.310256</text:p>
          </table:table-cell>
          <table:table-cell office:value-type="float" office:value="0" calcext:value-type="float">
            <text:p>0</text:p>
          </table:table-cell>
          <table:table-cell office:value-type="float" office:value="241531" calcext:value-type="float">
            <text:p>24153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56</text:p>
          </table:table-cell>
          <table:table-cell office:value-type="float" office:value="0.134487" calcext:value-type="float">
            <text:p>0.134487</text:p>
          </table:table-cell>
          <table:table-cell office:value-type="float" office:value="0.396963" calcext:value-type="float">
            <text:p>0.396963</text:p>
          </table:table-cell>
          <table:table-cell office:value-type="float" office:value="0" calcext:value-type="float">
            <text:p>0</text:p>
          </table:table-cell>
          <table:table-cell office:value-type="float" office:value="289375" calcext:value-type="float">
            <text:p>289375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57</text:p>
          </table:table-cell>
          <table:table-cell office:value-type="float" office:value="0.079621" calcext:value-type="float">
            <text:p>0.079621</text:p>
          </table:table-cell>
          <table:table-cell office:value-type="float" office:value="0.698978" calcext:value-type="float">
            <text:p>0.698978</text:p>
          </table:table-cell>
          <table:table-cell office:value-type="float" office:value="0" calcext:value-type="float">
            <text:p>0</text:p>
          </table:table-cell>
          <table:table-cell office:value-type="float" office:value="399350" calcext:value-type="float">
            <text:p>39935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58</text:p>
          </table:table-cell>
          <table:table-cell office:value-type="float" office:value="0.100649" calcext:value-type="float">
            <text:p>0.100649</text:p>
          </table:table-cell>
          <table:table-cell office:value-type="float" office:value="0.410588" calcext:value-type="float">
            <text:p>0.410588</text:p>
          </table:table-cell>
          <table:table-cell office:value-type="float" office:value="0" calcext:value-type="float">
            <text:p>0</text:p>
          </table:table-cell>
          <table:table-cell office:value-type="float" office:value="233348" calcext:value-type="float">
            <text:p>23334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0:59</text:p>
          </table:table-cell>
          <table:table-cell office:value-type="float" office:value="0.100092" calcext:value-type="float">
            <text:p>0.100092</text:p>
          </table:table-cell>
          <table:table-cell office:value-type="float" office:value="1.196027" calcext:value-type="float">
            <text:p>1.196027</text:p>
          </table:table-cell>
          <table:table-cell office:value-type="float" office:value="0" calcext:value-type="float">
            <text:p>0</text:p>
          </table:table-cell>
          <table:table-cell office:value-type="float" office:value="492349" calcext:value-type="float">
            <text:p>49234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00</text:p>
          </table:table-cell>
          <table:table-cell office:value-type="float" office:value="0.207314" calcext:value-type="float">
            <text:p>0.207314</text:p>
          </table:table-cell>
          <table:table-cell office:value-type="float" office:value="1.435535" calcext:value-type="float">
            <text:p>1.435535</text:p>
          </table:table-cell>
          <table:table-cell office:value-type="float" office:value="0" calcext:value-type="float">
            <text:p>0</text:p>
          </table:table-cell>
          <table:table-cell office:value-type="float" office:value="543652" calcext:value-type="float">
            <text:p>54365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01</text:p>
          </table:table-cell>
          <table:table-cell office:value-type="float" office:value="0.378487" calcext:value-type="float">
            <text:p>0.378487</text:p>
          </table:table-cell>
          <table:table-cell office:value-type="float" office:value="0.842719" calcext:value-type="float">
            <text:p>0.842719</text:p>
          </table:table-cell>
          <table:table-cell office:value-type="float" office:value="0" calcext:value-type="float">
            <text:p>0</text:p>
          </table:table-cell>
          <table:table-cell office:value-type="float" office:value="369282" calcext:value-type="float">
            <text:p>36928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02</text:p>
          </table:table-cell>
          <table:table-cell office:value-type="float" office:value="0.073843" calcext:value-type="float">
            <text:p>0.073843</text:p>
          </table:table-cell>
          <table:table-cell office:value-type="float" office:value="0.575612" calcext:value-type="float">
            <text:p>0.575612</text:p>
          </table:table-cell>
          <table:table-cell office:value-type="float" office:value="0" calcext:value-type="float">
            <text:p>0</text:p>
          </table:table-cell>
          <table:table-cell office:value-type="float" office:value="227229" calcext:value-type="float">
            <text:p>22722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03</text:p>
          </table:table-cell>
          <table:table-cell office:value-type="float" office:value="0.135915" calcext:value-type="float">
            <text:p>0.135915</text:p>
          </table:table-cell>
          <table:table-cell office:value-type="float" office:value="2.018425" calcext:value-type="float">
            <text:p>2.018425</text:p>
          </table:table-cell>
          <table:table-cell office:value-type="float" office:value="0" calcext:value-type="float">
            <text:p>0</text:p>
          </table:table-cell>
          <table:table-cell office:value-type="float" office:value="670698" calcext:value-type="float">
            <text:p>67069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04</text:p>
          </table:table-cell>
          <table:table-cell office:value-type="float" office:value="0.154966" calcext:value-type="float">
            <text:p>0.154966</text:p>
          </table:table-cell>
          <table:table-cell office:value-type="float" office:value="1.474785" calcext:value-type="float">
            <text:p>1.474785</text:p>
          </table:table-cell>
          <table:table-cell office:value-type="float" office:value="0" calcext:value-type="float">
            <text:p>0</text:p>
          </table:table-cell>
          <table:table-cell office:value-type="float" office:value="483947" calcext:value-type="float">
            <text:p>483947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05</text:p>
          </table:table-cell>
          <table:table-cell office:value-type="float" office:value="0.21527" calcext:value-type="float">
            <text:p>0.21527</text:p>
          </table:table-cell>
          <table:table-cell office:value-type="float" office:value="1.765538" calcext:value-type="float">
            <text:p>1.765538</text:p>
          </table:table-cell>
          <table:table-cell office:value-type="float" office:value="0" calcext:value-type="float">
            <text:p>0</text:p>
          </table:table-cell>
          <table:table-cell office:value-type="float" office:value="590017" calcext:value-type="float">
            <text:p>59001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06</text:p>
          </table:table-cell>
          <table:table-cell office:value-type="float" office:value="0.092425" calcext:value-type="float">
            <text:p>0.092425</text:p>
          </table:table-cell>
          <table:table-cell office:value-type="float" office:value="2.188602" calcext:value-type="float">
            <text:p>2.188602</text:p>
          </table:table-cell>
          <table:table-cell office:value-type="float" office:value="0" calcext:value-type="float">
            <text:p>0</text:p>
          </table:table-cell>
          <table:table-cell office:value-type="float" office:value="687024" calcext:value-type="float">
            <text:p>68702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07</text:p>
          </table:table-cell>
          <table:table-cell office:value-type="float" office:value="0.332438" calcext:value-type="float">
            <text:p>0.332438</text:p>
          </table:table-cell>
          <table:table-cell office:value-type="float" office:value="2.466354" calcext:value-type="float">
            <text:p>2.466354</text:p>
          </table:table-cell>
          <table:table-cell office:value-type="float" office:value="0" calcext:value-type="float">
            <text:p>0</text:p>
          </table:table-cell>
          <table:table-cell office:value-type="float" office:value="760759" calcext:value-type="float">
            <text:p>76075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08</text:p>
          </table:table-cell>
          <table:table-cell office:value-type="float" office:value="0.087623" calcext:value-type="float">
            <text:p>0.087623</text:p>
          </table:table-cell>
          <table:table-cell office:value-type="float" office:value="1.766665" calcext:value-type="float">
            <text:p>1.766665</text:p>
          </table:table-cell>
          <table:table-cell office:value-type="float" office:value="0" calcext:value-type="float">
            <text:p>0</text:p>
          </table:table-cell>
          <table:table-cell office:value-type="float" office:value="538718" calcext:value-type="float">
            <text:p>53871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09</text:p>
          </table:table-cell>
          <table:table-cell office:value-type="float" office:value="0.301941" calcext:value-type="float">
            <text:p>0.301941</text:p>
          </table:table-cell>
          <table:table-cell office:value-type="float" office:value="3.306246" calcext:value-type="float">
            <text:p>3.306246</text:p>
          </table:table-cell>
          <table:table-cell office:value-type="float" office:value="0" calcext:value-type="float">
            <text:p>0</text:p>
          </table:table-cell>
          <table:table-cell office:value-type="float" office:value="1046862" calcext:value-type="float">
            <text:p>104686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10</text:p>
          </table:table-cell>
          <table:table-cell office:value-type="float" office:value="0.153602" calcext:value-type="float">
            <text:p>0.153602</text:p>
          </table:table-cell>
          <table:table-cell office:value-type="float" office:value="4.797749" calcext:value-type="float">
            <text:p>4.797749</text:p>
          </table:table-cell>
          <table:table-cell office:value-type="float" office:value="0" calcext:value-type="float">
            <text:p>0</text:p>
          </table:table-cell>
          <table:table-cell office:value-type="float" office:value="1450056" calcext:value-type="float">
            <text:p>145005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11</text:p>
          </table:table-cell>
          <table:table-cell office:value-type="float" office:value="0.16598" calcext:value-type="float">
            <text:p>0.16598</text:p>
          </table:table-cell>
          <table:table-cell office:value-type="float" office:value="3.222943" calcext:value-type="float">
            <text:p>3.222943</text:p>
          </table:table-cell>
          <table:table-cell office:value-type="float" office:value="0" calcext:value-type="float">
            <text:p>0</text:p>
          </table:table-cell>
          <table:table-cell office:value-type="float" office:value="1026964" calcext:value-type="float">
            <text:p>102696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12</text:p>
          </table:table-cell>
          <table:table-cell office:value-type="float" office:value="0.214185" calcext:value-type="float">
            <text:p>0.214185</text:p>
          </table:table-cell>
          <table:table-cell office:value-type="float" office:value="7.471823" calcext:value-type="float">
            <text:p>7.471823</text:p>
          </table:table-cell>
          <table:table-cell office:value-type="float" office:value="0" calcext:value-type="float">
            <text:p>0</text:p>
          </table:table-cell>
          <table:table-cell office:value-type="float" office:value="2539869" calcext:value-type="float">
            <text:p>253986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13</text:p>
          </table:table-cell>
          <table:table-cell office:value-type="float" office:value="0.507299" calcext:value-type="float">
            <text:p>0.507299</text:p>
          </table:table-cell>
          <table:table-cell office:value-type="float" office:value="3.849801" calcext:value-type="float">
            <text:p>3.849801</text:p>
          </table:table-cell>
          <table:table-cell office:value-type="float" office:value="0" calcext:value-type="float">
            <text:p>0</text:p>
          </table:table-cell>
          <table:table-cell office:value-type="float" office:value="1414902" calcext:value-type="float">
            <text:p>141490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14</text:p>
          </table:table-cell>
          <table:table-cell office:value-type="float" office:value="2.060927" calcext:value-type="float">
            <text:p>2.060927</text:p>
          </table:table-cell>
          <table:table-cell office:value-type="float" office:value="4.057066" calcext:value-type="float">
            <text:p>4.057066</text:p>
          </table:table-cell>
          <table:table-cell office:value-type="float" office:value="0" calcext:value-type="float">
            <text:p>0</text:p>
          </table:table-cell>
          <table:table-cell office:value-type="float" office:value="1922901" calcext:value-type="float">
            <text:p>19229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15</text:p>
          </table:table-cell>
          <table:table-cell office:value-type="float" office:value="1.770128" calcext:value-type="float">
            <text:p>1.770128</text:p>
          </table:table-cell>
          <table:table-cell office:value-type="float" office:value="3.590282" calcext:value-type="float">
            <text:p>3.590282</text:p>
          </table:table-cell>
          <table:table-cell office:value-type="float" office:value="0" calcext:value-type="float">
            <text:p>0</text:p>
          </table:table-cell>
          <table:table-cell office:value-type="float" office:value="2882182" calcext:value-type="float">
            <text:p>288218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16</text:p>
          </table:table-cell>
          <table:table-cell office:value-type="float" office:value="1.051696" calcext:value-type="float">
            <text:p>1.051696</text:p>
          </table:table-cell>
          <table:table-cell office:value-type="float" office:value="0.542748" calcext:value-type="float">
            <text:p>0.542748</text:p>
          </table:table-cell>
          <table:table-cell office:value-type="float" office:value="0" calcext:value-type="float">
            <text:p>0</text:p>
          </table:table-cell>
          <table:table-cell office:value-type="float" office:value="129955" calcext:value-type="float">
            <text:p>12995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17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360398" calcext:value-type="float">
            <text:p>0.360398</text:p>
          </table:table-cell>
          <table:table-cell office:value-type="float" office:value="0" calcext:value-type="float">
            <text:p>0</text:p>
          </table:table-cell>
          <table:table-cell office:value-type="float" office:value="86416" calcext:value-type="float">
            <text:p>864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18</text:p>
          </table:table-cell>
          <table:table-cell office:value-type="float" office:value="0.562064" calcext:value-type="float">
            <text:p>0.562064</text:p>
          </table:table-cell>
          <table:table-cell office:value-type="float" office:value="0.170056" calcext:value-type="float">
            <text:p>0.170056</text:p>
          </table:table-cell>
          <table:table-cell office:value-type="float" office:value="0" calcext:value-type="float">
            <text:p>0</text:p>
          </table:table-cell>
          <table:table-cell office:value-type="float" office:value="33183" calcext:value-type="float">
            <text:p>3318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19</text:p>
          </table:table-cell>
          <table:table-cell office:value-type="float" office:value="0.601" calcext:value-type="float">
            <text:p>0.601</text:p>
          </table:table-cell>
          <table:table-cell office:value-type="float" office:value="0.303517" calcext:value-type="float">
            <text:p>0.303517</text:p>
          </table:table-cell>
          <table:table-cell office:value-type="float" office:value="0" calcext:value-type="float">
            <text:p>0</text:p>
          </table:table-cell>
          <table:table-cell office:value-type="float" office:value="64844" calcext:value-type="float">
            <text:p>6484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20</text:p>
          </table:table-cell>
          <table:table-cell office:value-type="float" office:value="0.788646" calcext:value-type="float">
            <text:p>0.788646</text:p>
          </table:table-cell>
          <table:table-cell office:value-type="float" office:value="0.516911" calcext:value-type="float">
            <text:p>0.516911</text:p>
          </table:table-cell>
          <table:table-cell office:value-type="float" office:value="0" calcext:value-type="float">
            <text:p>0</text:p>
          </table:table-cell>
          <table:table-cell office:value-type="float" office:value="114818" calcext:value-type="float">
            <text:p>1148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21</text:p>
          </table:table-cell>
          <table:table-cell office:value-type="float" office:value="0.681868" calcext:value-type="float">
            <text:p>0.681868</text:p>
          </table:table-cell>
          <table:table-cell office:value-type="float" office:value="0.402148" calcext:value-type="float">
            <text:p>0.402148</text:p>
          </table:table-cell>
          <table:table-cell office:value-type="float" office:value="0" calcext:value-type="float">
            <text:p>0</text:p>
          </table:table-cell>
          <table:table-cell office:value-type="float" office:value="89615" calcext:value-type="float">
            <text:p>8961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22</text:p>
          </table:table-cell>
          <table:table-cell office:value-type="float" office:value="0.825454" calcext:value-type="float">
            <text:p>0.825454</text:p>
          </table:table-cell>
          <table:table-cell office:value-type="float" office:value="0.526404" calcext:value-type="float">
            <text:p>0.526404</text:p>
          </table:table-cell>
          <table:table-cell office:value-type="float" office:value="0" calcext:value-type="float">
            <text:p>0</text:p>
          </table:table-cell>
          <table:table-cell office:value-type="float" office:value="166081" calcext:value-type="float">
            <text:p>16608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23</text:p>
          </table:table-cell>
          <table:table-cell office:value-type="float" office:value="0.670373" calcext:value-type="float">
            <text:p>0.670373</text:p>
          </table:table-cell>
          <table:table-cell office:value-type="float" office:value="0.347566" calcext:value-type="float">
            <text:p>0.347566</text:p>
          </table:table-cell>
          <table:table-cell office:value-type="float" office:value="0" calcext:value-type="float">
            <text:p>0</text:p>
          </table:table-cell>
          <table:table-cell office:value-type="float" office:value="78169" calcext:value-type="float">
            <text:p>78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24</text:p>
          </table:table-cell>
          <table:table-cell office:value-type="float" office:value="0.794736" calcext:value-type="float">
            <text:p>0.794736</text:p>
          </table:table-cell>
          <table:table-cell office:value-type="float" office:value="0.539729" calcext:value-type="float">
            <text:p>0.539729</text:p>
          </table:table-cell>
          <table:table-cell office:value-type="float" office:value="0" calcext:value-type="float">
            <text:p>0</text:p>
          </table:table-cell>
          <table:table-cell office:value-type="float" office:value="128899" calcext:value-type="float">
            <text:p>12889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25</text:p>
          </table:table-cell>
          <table:table-cell office:value-type="float" office:value="0.779554" calcext:value-type="float">
            <text:p>0.779554</text:p>
          </table:table-cell>
          <table:table-cell office:value-type="float" office:value="0.742266" calcext:value-type="float">
            <text:p>0.742266</text:p>
          </table:table-cell>
          <table:table-cell office:value-type="float" office:value="0" calcext:value-type="float">
            <text:p>0</text:p>
          </table:table-cell>
          <table:table-cell office:value-type="float" office:value="264907" calcext:value-type="float">
            <text:p>26490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26</text:p>
          </table:table-cell>
          <table:table-cell office:value-type="float" office:value="0.724251" calcext:value-type="float">
            <text:p>0.724251</text:p>
          </table:table-cell>
          <table:table-cell office:value-type="float" office:value="0.812537" calcext:value-type="float">
            <text:p>0.812537</text:p>
          </table:table-cell>
          <table:table-cell office:value-type="float" office:value="0" calcext:value-type="float">
            <text:p>0</text:p>
          </table:table-cell>
          <table:table-cell office:value-type="float" office:value="304347" calcext:value-type="float">
            <text:p>30434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27</text:p>
          </table:table-cell>
          <table:table-cell office:value-type="float" office:value="0.775279" calcext:value-type="float">
            <text:p>0.775279</text:p>
          </table:table-cell>
          <table:table-cell office:value-type="float" office:value="1.239898" calcext:value-type="float">
            <text:p>1.239898</text:p>
          </table:table-cell>
          <table:table-cell office:value-type="float" office:value="0" calcext:value-type="float">
            <text:p>0</text:p>
          </table:table-cell>
          <table:table-cell office:value-type="float" office:value="291364" calcext:value-type="float">
            <text:p>29136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28</text:p>
          </table:table-cell>
          <table:table-cell office:value-type="float" office:value="0.842735" calcext:value-type="float">
            <text:p>0.842735</text:p>
          </table:table-cell>
          <table:table-cell office:value-type="float" office:value="0.655203" calcext:value-type="float">
            <text:p>0.655203</text:p>
          </table:table-cell>
          <table:table-cell office:value-type="float" office:value="0" calcext:value-type="float">
            <text:p>0</text:p>
          </table:table-cell>
          <table:table-cell office:value-type="float" office:value="150099" calcext:value-type="float">
            <text:p>15009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29</text:p>
          </table:table-cell>
          <table:table-cell office:value-type="float" office:value="0.645353" calcext:value-type="float">
            <text:p>0.645353</text:p>
          </table:table-cell>
          <table:table-cell office:value-type="float" office:value="0.441695" calcext:value-type="float">
            <text:p>0.441695</text:p>
          </table:table-cell>
          <table:table-cell office:value-type="float" office:value="0" calcext:value-type="float">
            <text:p>0</text:p>
          </table:table-cell>
          <table:table-cell office:value-type="float" office:value="94091" calcext:value-type="float">
            <text:p>9409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30</text:p>
          </table:table-cell>
          <table:table-cell office:value-type="float" office:value="0.72638" calcext:value-type="float">
            <text:p>0.72638</text:p>
          </table:table-cell>
          <table:table-cell office:value-type="float" office:value="0.730375" calcext:value-type="float">
            <text:p>0.730375</text:p>
          </table:table-cell>
          <table:table-cell office:value-type="float" office:value="0" calcext:value-type="float">
            <text:p>0</text:p>
          </table:table-cell>
          <table:table-cell office:value-type="float" office:value="145791" calcext:value-type="float">
            <text:p>14579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31</text:p>
          </table:table-cell>
          <table:table-cell office:value-type="float" office:value="0.485234" calcext:value-type="float">
            <text:p>0.485234</text:p>
          </table:table-cell>
          <table:table-cell office:value-type="float" office:value="1.253936" calcext:value-type="float">
            <text:p>1.253936</text:p>
          </table:table-cell>
          <table:table-cell office:value-type="float" office:value="0" calcext:value-type="float">
            <text:p>0</text:p>
          </table:table-cell>
          <table:table-cell office:value-type="float" office:value="410276" calcext:value-type="float">
            <text:p>41027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32</text:p>
          </table:table-cell>
          <table:table-cell office:value-type="float" office:value="0.32205" calcext:value-type="float">
            <text:p>0.32205</text:p>
          </table:table-cell>
          <table:table-cell office:value-type="float" office:value="0.305786" calcext:value-type="float">
            <text:p>0.305786</text:p>
          </table:table-cell>
          <table:table-cell office:value-type="float" office:value="0" calcext:value-type="float">
            <text:p>0</text:p>
          </table:table-cell>
          <table:table-cell office:value-type="float" office:value="62074" calcext:value-type="float">
            <text:p>6207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33</text:p>
          </table:table-cell>
          <table:table-cell office:value-type="float" office:value="0.538527" calcext:value-type="float">
            <text:p>0.538527</text:p>
          </table:table-cell>
          <table:table-cell office:value-type="float" office:value="0.352763" calcext:value-type="float">
            <text:p>0.352763</text:p>
          </table:table-cell>
          <table:table-cell office:value-type="float" office:value="0" calcext:value-type="float">
            <text:p>0</text:p>
          </table:table-cell>
          <table:table-cell office:value-type="float" office:value="77896" calcext:value-type="float">
            <text:p>7789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34</text:p>
          </table:table-cell>
          <table:table-cell office:value-type="float" office:value="0.618841" calcext:value-type="float">
            <text:p>0.618841</text:p>
          </table:table-cell>
          <table:table-cell office:value-type="float" office:value="0.826551" calcext:value-type="float">
            <text:p>0.826551</text:p>
          </table:table-cell>
          <table:table-cell office:value-type="float" office:value="0" calcext:value-type="float">
            <text:p>0</text:p>
          </table:table-cell>
          <table:table-cell office:value-type="float" office:value="203638" calcext:value-type="float">
            <text:p>20363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35</text:p>
          </table:table-cell>
          <table:table-cell office:value-type="float" office:value="0.47372" calcext:value-type="float">
            <text:p>0.47372</text:p>
          </table:table-cell>
          <table:table-cell office:value-type="float" office:value="0.260205" calcext:value-type="float">
            <text:p>0.260205</text:p>
          </table:table-cell>
          <table:table-cell office:value-type="float" office:value="0" calcext:value-type="float">
            <text:p>0</text:p>
          </table:table-cell>
          <table:table-cell office:value-type="float" office:value="66539" calcext:value-type="float">
            <text:p>6653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36</text:p>
          </table:table-cell>
          <table:table-cell office:value-type="float" office:value="0.502422" calcext:value-type="float">
            <text:p>0.502422</text:p>
          </table:table-cell>
          <table:table-cell office:value-type="float" office:value="0.534901" calcext:value-type="float">
            <text:p>0.534901</text:p>
          </table:table-cell>
          <table:table-cell office:value-type="float" office:value="0" calcext:value-type="float">
            <text:p>0</text:p>
          </table:table-cell>
          <table:table-cell office:value-type="float" office:value="111561" calcext:value-type="float">
            <text:p>11156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37</text:p>
          </table:table-cell>
          <table:table-cell office:value-type="float" office:value="0.583148" calcext:value-type="float">
            <text:p>0.583148</text:p>
          </table:table-cell>
          <table:table-cell office:value-type="float" office:value="0.340483" calcext:value-type="float">
            <text:p>0.340483</text:p>
          </table:table-cell>
          <table:table-cell office:value-type="float" office:value="0" calcext:value-type="float">
            <text:p>0</text:p>
          </table:table-cell>
          <table:table-cell office:value-type="float" office:value="80386" calcext:value-type="float">
            <text:p>8038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38</text:p>
          </table:table-cell>
          <table:table-cell office:value-type="float" office:value="0.575757" calcext:value-type="float">
            <text:p>0.575757</text:p>
          </table:table-cell>
          <table:table-cell office:value-type="float" office:value="0.181424" calcext:value-type="float">
            <text:p>0.181424</text:p>
          </table:table-cell>
          <table:table-cell office:value-type="float" office:value="0" calcext:value-type="float">
            <text:p>0</text:p>
          </table:table-cell>
          <table:table-cell office:value-type="float" office:value="48231" calcext:value-type="float">
            <text:p>4823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39</text:p>
          </table:table-cell>
          <table:table-cell office:value-type="float" office:value="0.507835" calcext:value-type="float">
            <text:p>0.507835</text:p>
          </table:table-cell>
          <table:table-cell office:value-type="float" office:value="0.502145" calcext:value-type="float">
            <text:p>0.502145</text:p>
          </table:table-cell>
          <table:table-cell office:value-type="float" office:value="0" calcext:value-type="float">
            <text:p>0</text:p>
          </table:table-cell>
          <table:table-cell office:value-type="float" office:value="116086" calcext:value-type="float">
            <text:p>11608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40</text:p>
          </table:table-cell>
          <table:table-cell office:value-type="float" office:value="0.617894" calcext:value-type="float">
            <text:p>0.617894</text:p>
          </table:table-cell>
          <table:table-cell office:value-type="float" office:value="0.40477" calcext:value-type="float">
            <text:p>0.40477</text:p>
          </table:table-cell>
          <table:table-cell office:value-type="float" office:value="0" calcext:value-type="float">
            <text:p>0</text:p>
          </table:table-cell>
          <table:table-cell office:value-type="float" office:value="97314" calcext:value-type="float">
            <text:p>9731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41</text:p>
          </table:table-cell>
          <table:table-cell office:value-type="float" office:value="0.504168" calcext:value-type="float">
            <text:p>0.504168</text:p>
          </table:table-cell>
          <table:table-cell office:value-type="float" office:value="0.175922" calcext:value-type="float">
            <text:p>0.175922</text:p>
          </table:table-cell>
          <table:table-cell office:value-type="float" office:value="0" calcext:value-type="float">
            <text:p>0</text:p>
          </table:table-cell>
          <table:table-cell office:value-type="float" office:value="42069" calcext:value-type="float">
            <text:p>4206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42</text:p>
          </table:table-cell>
          <table:table-cell office:value-type="float" office:value="0.46621" calcext:value-type="float">
            <text:p>0.46621</text:p>
          </table:table-cell>
          <table:table-cell office:value-type="float" office:value="0.395626" calcext:value-type="float">
            <text:p>0.395626</text:p>
          </table:table-cell>
          <table:table-cell office:value-type="float" office:value="0" calcext:value-type="float">
            <text:p>0</text:p>
          </table:table-cell>
          <table:table-cell office:value-type="float" office:value="88203" calcext:value-type="float">
            <text:p>8820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43</text:p>
          </table:table-cell>
          <table:table-cell office:value-type="float" office:value="0.556495" calcext:value-type="float">
            <text:p>0.556495</text:p>
          </table:table-cell>
          <table:table-cell office:value-type="float" office:value="0.402938" calcext:value-type="float">
            <text:p>0.402938</text:p>
          </table:table-cell>
          <table:table-cell office:value-type="float" office:value="0" calcext:value-type="float">
            <text:p>0</text:p>
          </table:table-cell>
          <table:table-cell office:value-type="float" office:value="111833" calcext:value-type="float">
            <text:p>11183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44</text:p>
          </table:table-cell>
          <table:table-cell office:value-type="float" office:value="0.544191" calcext:value-type="float">
            <text:p>0.544191</text:p>
          </table:table-cell>
          <table:table-cell office:value-type="float" office:value="0.11757" calcext:value-type="float">
            <text:p>0.11757</text:p>
          </table:table-cell>
          <table:table-cell office:value-type="float" office:value="0" calcext:value-type="float">
            <text:p>0</text:p>
          </table:table-cell>
          <table:table-cell office:value-type="float" office:value="30271" calcext:value-type="float">
            <text:p>3027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45</text:p>
          </table:table-cell>
          <table:table-cell office:value-type="float" office:value="0.395064" calcext:value-type="float">
            <text:p>0.395064</text:p>
          </table:table-cell>
          <table:table-cell office:value-type="float" office:value="0.07609" calcext:value-type="float">
            <text:p>0.07609</text:p>
          </table:table-cell>
          <table:table-cell office:value-type="float" office:value="0" calcext:value-type="float">
            <text:p>0</text:p>
          </table:table-cell>
          <table:table-cell office:value-type="float" office:value="16196" calcext:value-type="float">
            <text:p>1619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46</text:p>
          </table:table-cell>
          <table:table-cell office:value-type="float" office:value="0.457437" calcext:value-type="float">
            <text:p>0.457437</text:p>
          </table:table-cell>
          <table:table-cell office:value-type="float" office:value="0.165643" calcext:value-type="float">
            <text:p>0.165643</text:p>
          </table:table-cell>
          <table:table-cell office:value-type="float" office:value="0" calcext:value-type="float">
            <text:p>0</text:p>
          </table:table-cell>
          <table:table-cell office:value-type="float" office:value="46238" calcext:value-type="float">
            <text:p>4623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47</text:p>
          </table:table-cell>
          <table:table-cell office:value-type="float" office:value="0.343512" calcext:value-type="float">
            <text:p>0.343512</text:p>
          </table:table-cell>
          <table:table-cell office:value-type="float" office:value="0.183785" calcext:value-type="float">
            <text:p>0.183785</text:p>
          </table:table-cell>
          <table:table-cell office:value-type="float" office:value="0" calcext:value-type="float">
            <text:p>0</text:p>
          </table:table-cell>
          <table:table-cell office:value-type="float" office:value="59394" calcext:value-type="float">
            <text:p>5939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48</text:p>
          </table:table-cell>
          <table:table-cell office:value-type="float" office:value="0.390196" calcext:value-type="float">
            <text:p>0.390196</text:p>
          </table:table-cell>
          <table:table-cell office:value-type="float" office:value="0.165743" calcext:value-type="float">
            <text:p>0.165743</text:p>
          </table:table-cell>
          <table:table-cell office:value-type="float" office:value="0" calcext:value-type="float">
            <text:p>0</text:p>
          </table:table-cell>
          <table:table-cell office:value-type="float" office:value="58708" calcext:value-type="float">
            <text:p>5870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49</text:p>
          </table:table-cell>
          <table:table-cell office:value-type="float" office:value="0.376175" calcext:value-type="float">
            <text:p>0.376175</text:p>
          </table:table-cell>
          <table:table-cell office:value-type="float" office:value="0.14712" calcext:value-type="float">
            <text:p>0.14712</text:p>
          </table:table-cell>
          <table:table-cell office:value-type="float" office:value="0" calcext:value-type="float">
            <text:p>0</text:p>
          </table:table-cell>
          <table:table-cell office:value-type="float" office:value="54378" calcext:value-type="float">
            <text:p>5437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50</text:p>
          </table:table-cell>
          <table:table-cell office:value-type="float" office:value="0.286263" calcext:value-type="float">
            <text:p>0.286263</text:p>
          </table:table-cell>
          <table:table-cell office:value-type="float" office:value="0.096622" calcext:value-type="float">
            <text:p>0.096622</text:p>
          </table:table-cell>
          <table:table-cell office:value-type="float" office:value="0" calcext:value-type="float">
            <text:p>0</text:p>
          </table:table-cell>
          <table:table-cell office:value-type="float" office:value="42381" calcext:value-type="float">
            <text:p>4238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51</text:p>
          </table:table-cell>
          <table:table-cell office:value-type="float" office:value="0.28503" calcext:value-type="float">
            <text:p>0.28503</text:p>
          </table:table-cell>
          <table:table-cell office:value-type="float" office:value="0.11554" calcext:value-type="float">
            <text:p>0.11554</text:p>
          </table:table-cell>
          <table:table-cell office:value-type="float" office:value="0" calcext:value-type="float">
            <text:p>0</text:p>
          </table:table-cell>
          <table:table-cell office:value-type="float" office:value="50432" calcext:value-type="float">
            <text:p>5043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52</text:p>
          </table:table-cell>
          <table:table-cell office:value-type="float" office:value="0.315344" calcext:value-type="float">
            <text:p>0.315344</text:p>
          </table:table-cell>
          <table:table-cell office:value-type="float" office:value="0.08564" calcext:value-type="float">
            <text:p>0.08564</text:p>
          </table:table-cell>
          <table:table-cell office:value-type="float" office:value="0" calcext:value-type="float">
            <text:p>0</text:p>
          </table:table-cell>
          <table:table-cell office:value-type="float" office:value="46514" calcext:value-type="float">
            <text:p>4651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53</text:p>
          </table:table-cell>
          <table:table-cell office:value-type="float" office:value="0.307883" calcext:value-type="float">
            <text:p>0.307883</text:p>
          </table:table-cell>
          <table:table-cell office:value-type="float" office:value="0.124567" calcext:value-type="float">
            <text:p>0.124567</text:p>
          </table:table-cell>
          <table:table-cell office:value-type="float" office:value="0" calcext:value-type="float">
            <text:p>0</text:p>
          </table:table-cell>
          <table:table-cell office:value-type="float" office:value="58830" calcext:value-type="float">
            <text:p>5883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54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11683" calcext:value-type="float">
            <text:p>0.11683</text:p>
          </table:table-cell>
          <table:table-cell office:value-type="float" office:value="0" calcext:value-type="float">
            <text:p>0</text:p>
          </table:table-cell>
          <table:table-cell office:value-type="float" office:value="66453" calcext:value-type="float">
            <text:p>6645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55</text:p>
          </table:table-cell>
          <table:table-cell office:value-type="float" office:value="0.323419" calcext:value-type="float">
            <text:p>0.323419</text:p>
          </table:table-cell>
          <table:table-cell office:value-type="float" office:value="0.104476" calcext:value-type="float">
            <text:p>0.104476</text:p>
          </table:table-cell>
          <table:table-cell office:value-type="float" office:value="0" calcext:value-type="float">
            <text:p>0</text:p>
          </table:table-cell>
          <table:table-cell office:value-type="float" office:value="59699" calcext:value-type="float">
            <text:p>5969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56</text:p>
          </table:table-cell>
          <table:table-cell office:value-type="float" office:value="0.261104" calcext:value-type="float">
            <text:p>0.261104</text:p>
          </table:table-cell>
          <table:table-cell office:value-type="float" office:value="0.073083" calcext:value-type="float">
            <text:p>0.073083</text:p>
          </table:table-cell>
          <table:table-cell office:value-type="float" office:value="0" calcext:value-type="float">
            <text:p>0</text:p>
          </table:table-cell>
          <table:table-cell office:value-type="float" office:value="54951" calcext:value-type="float">
            <text:p>5495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57</text:p>
          </table:table-cell>
          <table:table-cell office:value-type="float" office:value="0.439539" calcext:value-type="float">
            <text:p>0.439539</text:p>
          </table:table-cell>
          <table:table-cell office:value-type="float" office:value="0.247611" calcext:value-type="float">
            <text:p>0.247611</text:p>
          </table:table-cell>
          <table:table-cell office:value-type="float" office:value="0" calcext:value-type="float">
            <text:p>0</text:p>
          </table:table-cell>
          <table:table-cell office:value-type="float" office:value="151601" calcext:value-type="float">
            <text:p>15160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58</text:p>
          </table:table-cell>
          <table:table-cell office:value-type="float" office:value="0.687801" calcext:value-type="float">
            <text:p>0.687801</text:p>
          </table:table-cell>
          <table:table-cell office:value-type="float" office:value="0.577464" calcext:value-type="float">
            <text:p>0.577464</text:p>
          </table:table-cell>
          <table:table-cell office:value-type="float" office:value="0" calcext:value-type="float">
            <text:p>0</text:p>
          </table:table-cell>
          <table:table-cell office:value-type="float" office:value="380158" calcext:value-type="float">
            <text:p>38015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1:59</text:p>
          </table:table-cell>
          <table:table-cell office:value-type="float" office:value="0.647705" calcext:value-type="float">
            <text:p>0.647705</text:p>
          </table:table-cell>
          <table:table-cell office:value-type="float" office:value="0.513082" calcext:value-type="float">
            <text:p>0.513082</text:p>
          </table:table-cell>
          <table:table-cell office:value-type="float" office:value="0" calcext:value-type="float">
            <text:p>0</text:p>
          </table:table-cell>
          <table:table-cell office:value-type="float" office:value="266528" calcext:value-type="float">
            <text:p>26652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00</text:p>
          </table:table-cell>
          <table:table-cell office:value-type="float" office:value="0.520416" calcext:value-type="float">
            <text:p>0.520416</text:p>
          </table:table-cell>
          <table:table-cell office:value-type="float" office:value="0.3623" calcext:value-type="float">
            <text:p>0.3623</text:p>
          </table:table-cell>
          <table:table-cell office:value-type="float" office:value="0" calcext:value-type="float">
            <text:p>0</text:p>
          </table:table-cell>
          <table:table-cell office:value-type="float" office:value="142122" calcext:value-type="float">
            <text:p>14212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01</text:p>
          </table:table-cell>
          <table:table-cell office:value-type="float" office:value="0.400994" calcext:value-type="float">
            <text:p>0.400994</text:p>
          </table:table-cell>
          <table:table-cell office:value-type="float" office:value="0.213583" calcext:value-type="float">
            <text:p>0.213583</text:p>
          </table:table-cell>
          <table:table-cell office:value-type="float" office:value="0" calcext:value-type="float">
            <text:p>0</text:p>
          </table:table-cell>
          <table:table-cell office:value-type="float" office:value="110848" calcext:value-type="float">
            <text:p>11084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02</text:p>
          </table:table-cell>
          <table:table-cell office:value-type="float" office:value="0.437646" calcext:value-type="float">
            <text:p>0.437646</text:p>
          </table:table-cell>
          <table:table-cell office:value-type="float" office:value="0.095154" calcext:value-type="float">
            <text:p>0.095154</text:p>
          </table:table-cell>
          <table:table-cell office:value-type="float" office:value="0" calcext:value-type="float">
            <text:p>0</text:p>
          </table:table-cell>
          <table:table-cell office:value-type="float" office:value="53577" calcext:value-type="float">
            <text:p>5357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03</text:p>
          </table:table-cell>
          <table:table-cell office:value-type="float" office:value="0.237814" calcext:value-type="float">
            <text:p>0.237814</text:p>
          </table:table-cell>
          <table:table-cell office:value-type="float" office:value="0.029826" calcext:value-type="float">
            <text:p>0.029826</text:p>
          </table:table-cell>
          <table:table-cell office:value-type="float" office:value="0" calcext:value-type="float">
            <text:p>0</text:p>
          </table:table-cell>
          <table:table-cell office:value-type="float" office:value="19261" calcext:value-type="float">
            <text:p>1926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04</text:p>
          </table:table-cell>
          <table:table-cell office:value-type="float" office:value="0.296281" calcext:value-type="float">
            <text:p>0.296281</text:p>
          </table:table-cell>
          <table:table-cell office:value-type="float" office:value="0.080549" calcext:value-type="float">
            <text:p>0.080549</text:p>
          </table:table-cell>
          <table:table-cell office:value-type="float" office:value="0" calcext:value-type="float">
            <text:p>0</text:p>
          </table:table-cell>
          <table:table-cell office:value-type="float" office:value="82777" calcext:value-type="float">
            <text:p>8277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05</text:p>
          </table:table-cell>
          <table:table-cell office:value-type="float" office:value="0.319972" calcext:value-type="float">
            <text:p>0.319972</text:p>
          </table:table-cell>
          <table:table-cell office:value-type="float" office:value="0.035388" calcext:value-type="float">
            <text:p>0.035388</text:p>
          </table:table-cell>
          <table:table-cell office:value-type="float" office:value="0" calcext:value-type="float">
            <text:p>0</text:p>
          </table:table-cell>
          <table:table-cell office:value-type="float" office:value="35959" calcext:value-type="float">
            <text:p>35959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06</text:p>
          </table:table-cell>
          <table:table-cell office:value-type="float" office:value="0.225804" calcext:value-type="float">
            <text:p>0.225804</text:p>
          </table:table-cell>
          <table:table-cell office:value-type="float" office:value="0.063467" calcext:value-type="float">
            <text:p>0.063467</text:p>
          </table:table-cell>
          <table:table-cell office:value-type="float" office:value="0" calcext:value-type="float">
            <text:p>0</text:p>
          </table:table-cell>
          <table:table-cell office:value-type="float" office:value="71460" calcext:value-type="float">
            <text:p>7146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07</text:p>
          </table:table-cell>
          <table:table-cell office:value-type="float" office:value="0.202828" calcext:value-type="float">
            <text:p>0.202828</text:p>
          </table:table-cell>
          <table:table-cell office:value-type="float" office:value="0.030869" calcext:value-type="float">
            <text:p>0.030869</text:p>
          </table:table-cell>
          <table:table-cell office:value-type="float" office:value="0" calcext:value-type="float">
            <text:p>0</text:p>
          </table:table-cell>
          <table:table-cell office:value-type="float" office:value="61858" calcext:value-type="float">
            <text:p>6185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08</text:p>
          </table:table-cell>
          <table:table-cell office:value-type="float" office:value="0.180115" calcext:value-type="float">
            <text:p>0.180115</text:p>
          </table:table-cell>
          <table:table-cell office:value-type="float" office:value="0.020301" calcext:value-type="float">
            <text:p>0.020301</text:p>
          </table:table-cell>
          <table:table-cell office:value-type="float" office:value="0" calcext:value-type="float">
            <text:p>0</text:p>
          </table:table-cell>
          <table:table-cell office:value-type="float" office:value="40759" calcext:value-type="float">
            <text:p>4075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09</text:p>
          </table:table-cell>
          <table:table-cell office:value-type="float" office:value="0.275436" calcext:value-type="float">
            <text:p>0.275436</text:p>
          </table:table-cell>
          <table:table-cell office:value-type="float" office:value="0.026177" calcext:value-type="float">
            <text:p>0.026177</text:p>
          </table:table-cell>
          <table:table-cell office:value-type="float" office:value="0" calcext:value-type="float">
            <text:p>0</text:p>
          </table:table-cell>
          <table:table-cell office:value-type="float" office:value="57603" calcext:value-type="float">
            <text:p>5760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10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110349" calcext:value-type="float">
            <text:p>0.110349</text:p>
          </table:table-cell>
          <table:table-cell office:value-type="float" office:value="0" calcext:value-type="float">
            <text:p>0</text:p>
          </table:table-cell>
          <table:table-cell office:value-type="float" office:value="280001" calcext:value-type="float">
            <text:p>28000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11</text:p>
          </table:table-cell>
          <table:table-cell office:value-type="float" office:value="0.314793" calcext:value-type="float">
            <text:p>0.314793</text:p>
          </table:table-cell>
          <table:table-cell office:value-type="float" office:value="0.079976" calcext:value-type="float">
            <text:p>0.079976</text:p>
          </table:table-cell>
          <table:table-cell office:value-type="float" office:value="0" calcext:value-type="float">
            <text:p>0</text:p>
          </table:table-cell>
          <table:table-cell office:value-type="float" office:value="124408" calcext:value-type="float">
            <text:p>124408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12</text:p>
          </table:table-cell>
          <table:table-cell office:value-type="float" office:value="0.196688" calcext:value-type="float">
            <text:p>0.196688</text:p>
          </table:table-cell>
          <table:table-cell office:value-type="float" office:value="0.046432" calcext:value-type="float">
            <text:p>0.046432</text:p>
          </table:table-cell>
          <table:table-cell office:value-type="float" office:value="0" calcext:value-type="float">
            <text:p>0</text:p>
          </table:table-cell>
          <table:table-cell office:value-type="float" office:value="99064" calcext:value-type="float">
            <text:p>9906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13</text:p>
          </table:table-cell>
          <table:table-cell office:value-type="float" office:value="0.402834" calcext:value-type="float">
            <text:p>0.402834</text:p>
          </table:table-cell>
          <table:table-cell office:value-type="float" office:value="0.108719" calcext:value-type="float">
            <text:p>0.108719</text:p>
          </table:table-cell>
          <table:table-cell office:value-type="float" office:value="0" calcext:value-type="float">
            <text:p>0</text:p>
          </table:table-cell>
          <table:table-cell office:value-type="float" office:value="195147" calcext:value-type="float">
            <text:p>19514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14</text:p>
          </table:table-cell>
          <table:table-cell office:value-type="float" office:value="0.301404" calcext:value-type="float">
            <text:p>0.301404</text:p>
          </table:table-cell>
          <table:table-cell office:value-type="float" office:value="0.033197" calcext:value-type="float">
            <text:p>0.033197</text:p>
          </table:table-cell>
          <table:table-cell office:value-type="float" office:value="0" calcext:value-type="float">
            <text:p>0</text:p>
          </table:table-cell>
          <table:table-cell office:value-type="float" office:value="67338" calcext:value-type="float">
            <text:p>6733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15</text:p>
          </table:table-cell>
          <table:table-cell office:value-type="float" office:value="0.195334" calcext:value-type="float">
            <text:p>0.195334</text:p>
          </table:table-cell>
          <table:table-cell office:value-type="float" office:value="0.022384" calcext:value-type="float">
            <text:p>0.022384</text:p>
          </table:table-cell>
          <table:table-cell office:value-type="float" office:value="0" calcext:value-type="float">
            <text:p>0</text:p>
          </table:table-cell>
          <table:table-cell office:value-type="float" office:value="94344" calcext:value-type="float">
            <text:p>9434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16</text:p>
          </table:table-cell>
          <table:table-cell office:value-type="float" office:value="0.109731" calcext:value-type="float">
            <text:p>0.109731</text:p>
          </table:table-cell>
          <table:table-cell office:value-type="float" office:value="0.021208" calcext:value-type="float">
            <text:p>0.021208</text:p>
          </table:table-cell>
          <table:table-cell office:value-type="float" office:value="0" calcext:value-type="float">
            <text:p>0</text:p>
          </table:table-cell>
          <table:table-cell office:value-type="float" office:value="101673" calcext:value-type="float">
            <text:p>10167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17</text:p>
          </table:table-cell>
          <table:table-cell office:value-type="float" office:value="0.083035" calcext:value-type="float">
            <text:p>0.083035</text:p>
          </table:table-cell>
          <table:table-cell office:value-type="float" office:value="0.005956" calcext:value-type="float">
            <text:p>0.005956</text:p>
          </table:table-cell>
          <table:table-cell office:value-type="float" office:value="0" calcext:value-type="float">
            <text:p>0</text:p>
          </table:table-cell>
          <table:table-cell office:value-type="float" office:value="24187" calcext:value-type="float">
            <text:p>2418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18</text:p>
          </table:table-cell>
          <table:table-cell office:value-type="float" office:value="0.070266" calcext:value-type="float">
            <text:p>0.070266</text:p>
          </table:table-cell>
          <table:table-cell office:value-type="float" office:value="0.019321" calcext:value-type="float">
            <text:p>0.019321</text:p>
          </table:table-cell>
          <table:table-cell office:value-type="float" office:value="0" calcext:value-type="float">
            <text:p>0</text:p>
          </table:table-cell>
          <table:table-cell office:value-type="float" office:value="79370" calcext:value-type="float">
            <text:p>7937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19</text:p>
          </table:table-cell>
          <table:table-cell office:value-type="float" office:value="0.148512" calcext:value-type="float">
            <text:p>0.148512</text:p>
          </table:table-cell>
          <table:table-cell office:value-type="float" office:value="0.040833" calcext:value-type="float">
            <text:p>0.040833</text:p>
          </table:table-cell>
          <table:table-cell office:value-type="float" office:value="0" calcext:value-type="float">
            <text:p>0</text:p>
          </table:table-cell>
          <table:table-cell office:value-type="float" office:value="117358" calcext:value-type="float">
            <text:p>11735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20</text:p>
          </table:table-cell>
          <table:table-cell office:value-type="float" office:value="0.324838" calcext:value-type="float">
            <text:p>0.324838</text:p>
          </table:table-cell>
          <table:table-cell office:value-type="float" office:value="0.162536" calcext:value-type="float">
            <text:p>0.162536</text:p>
          </table:table-cell>
          <table:table-cell office:value-type="float" office:value="0" calcext:value-type="float">
            <text:p>0</text:p>
          </table:table-cell>
          <table:table-cell office:value-type="float" office:value="231549" calcext:value-type="float">
            <text:p>23154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21</text:p>
          </table:table-cell>
          <table:table-cell office:value-type="float" office:value="0.493249" calcext:value-type="float">
            <text:p>0.493249</text:p>
          </table:table-cell>
          <table:table-cell office:value-type="float" office:value="0.228548" calcext:value-type="float">
            <text:p>0.228548</text:p>
          </table:table-cell>
          <table:table-cell office:value-type="float" office:value="0" calcext:value-type="float">
            <text:p>0</text:p>
          </table:table-cell>
          <table:table-cell office:value-type="float" office:value="249660" calcext:value-type="float">
            <text:p>24966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22</text:p>
          </table:table-cell>
          <table:table-cell office:value-type="float" office:value="0.919667" calcext:value-type="float">
            <text:p>0.919667</text:p>
          </table:table-cell>
          <table:table-cell office:value-type="float" office:value="1.317546" calcext:value-type="float">
            <text:p>1.317546</text:p>
          </table:table-cell>
          <table:table-cell office:value-type="float" office:value="0" calcext:value-type="float">
            <text:p>0</text:p>
          </table:table-cell>
          <table:table-cell office:value-type="float" office:value="779877" calcext:value-type="float">
            <text:p>77987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23</text:p>
          </table:table-cell>
          <table:table-cell office:value-type="float" office:value="0.990296" calcext:value-type="float">
            <text:p>0.990296</text:p>
          </table:table-cell>
          <table:table-cell office:value-type="float" office:value="1.001872" calcext:value-type="float">
            <text:p>1.001872</text:p>
          </table:table-cell>
          <table:table-cell office:value-type="float" office:value="0" calcext:value-type="float">
            <text:p>0</text:p>
          </table:table-cell>
          <table:table-cell office:value-type="float" office:value="543706" calcext:value-type="float">
            <text:p>54370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24</text:p>
          </table:table-cell>
          <table:table-cell office:value-type="float" office:value="0.738662" calcext:value-type="float">
            <text:p>0.738662</text:p>
          </table:table-cell>
          <table:table-cell office:value-type="float" office:value="0.672844" calcext:value-type="float">
            <text:p>0.672844</text:p>
          </table:table-cell>
          <table:table-cell office:value-type="float" office:value="0" calcext:value-type="float">
            <text:p>0</text:p>
          </table:table-cell>
          <table:table-cell office:value-type="float" office:value="277424" calcext:value-type="float">
            <text:p>27742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25</text:p>
          </table:table-cell>
          <table:table-cell office:value-type="float" office:value="0.546768" calcext:value-type="float">
            <text:p>0.546768</text:p>
          </table:table-cell>
          <table:table-cell office:value-type="float" office:value="0.314001" calcext:value-type="float">
            <text:p>0.314001</text:p>
          </table:table-cell>
          <table:table-cell office:value-type="float" office:value="0" calcext:value-type="float">
            <text:p>0</text:p>
          </table:table-cell>
          <table:table-cell office:value-type="float" office:value="149191" calcext:value-type="float">
            <text:p>14919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26</text:p>
          </table:table-cell>
          <table:table-cell office:value-type="float" office:value="0.612568" calcext:value-type="float">
            <text:p>0.612568</text:p>
          </table:table-cell>
          <table:table-cell office:value-type="float" office:value="0.218467" calcext:value-type="float">
            <text:p>0.218467</text:p>
          </table:table-cell>
          <table:table-cell office:value-type="float" office:value="0" calcext:value-type="float">
            <text:p>0</text:p>
          </table:table-cell>
          <table:table-cell office:value-type="float" office:value="118346" calcext:value-type="float">
            <text:p>11834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27</text:p>
          </table:table-cell>
          <table:table-cell office:value-type="float" office:value="0.612847" calcext:value-type="float">
            <text:p>0.612847</text:p>
          </table:table-cell>
          <table:table-cell office:value-type="float" office:value="0.198674" calcext:value-type="float">
            <text:p>0.198674</text:p>
          </table:table-cell>
          <table:table-cell office:value-type="float" office:value="0" calcext:value-type="float">
            <text:p>0</text:p>
          </table:table-cell>
          <table:table-cell office:value-type="float" office:value="110866" calcext:value-type="float">
            <text:p>11086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28</text:p>
          </table:table-cell>
          <table:table-cell office:value-type="float" office:value="0.477603" calcext:value-type="float">
            <text:p>0.477603</text:p>
          </table:table-cell>
          <table:table-cell office:value-type="float" office:value="0.172421" calcext:value-type="float">
            <text:p>0.172421</text:p>
          </table:table-cell>
          <table:table-cell office:value-type="float" office:value="0" calcext:value-type="float">
            <text:p>0</text:p>
          </table:table-cell>
          <table:table-cell office:value-type="float" office:value="111648" calcext:value-type="float">
            <text:p>11164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29</text:p>
          </table:table-cell>
          <table:table-cell office:value-type="float" office:value="0.448662" calcext:value-type="float">
            <text:p>0.448662</text:p>
          </table:table-cell>
          <table:table-cell office:value-type="float" office:value="0.178796" calcext:value-type="float">
            <text:p>0.178796</text:p>
          </table:table-cell>
          <table:table-cell office:value-type="float" office:value="0" calcext:value-type="float">
            <text:p>0</text:p>
          </table:table-cell>
          <table:table-cell office:value-type="float" office:value="118378" calcext:value-type="float">
            <text:p>11837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30</text:p>
          </table:table-cell>
          <table:table-cell office:value-type="float" office:value="0.371849" calcext:value-type="float">
            <text:p>0.371849</text:p>
          </table:table-cell>
          <table:table-cell office:value-type="float" office:value="0.209453" calcext:value-type="float">
            <text:p>0.209453</text:p>
          </table:table-cell>
          <table:table-cell office:value-type="float" office:value="0" calcext:value-type="float">
            <text:p>0</text:p>
          </table:table-cell>
          <table:table-cell office:value-type="float" office:value="180227" calcext:value-type="float">
            <text:p>18022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31</text:p>
          </table:table-cell>
          <table:table-cell office:value-type="float" office:value="0.392879" calcext:value-type="float">
            <text:p>0.392879</text:p>
          </table:table-cell>
          <table:table-cell office:value-type="float" office:value="0.1838" calcext:value-type="float">
            <text:p>0.1838</text:p>
          </table:table-cell>
          <table:table-cell office:value-type="float" office:value="0" calcext:value-type="float">
            <text:p>0</text:p>
          </table:table-cell>
          <table:table-cell office:value-type="float" office:value="148684" calcext:value-type="float">
            <text:p>14868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32</text:p>
          </table:table-cell>
          <table:table-cell office:value-type="float" office:value="0.467621" calcext:value-type="float">
            <text:p>0.467621</text:p>
          </table:table-cell>
          <table:table-cell office:value-type="float" office:value="0.454671" calcext:value-type="float">
            <text:p>0.454671</text:p>
          </table:table-cell>
          <table:table-cell office:value-type="float" office:value="0" calcext:value-type="float">
            <text:p>0</text:p>
          </table:table-cell>
          <table:table-cell office:value-type="float" office:value="270947" calcext:value-type="float">
            <text:p>27094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33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.699163" calcext:value-type="float">
            <text:p>0.699163</text:p>
          </table:table-cell>
          <table:table-cell office:value-type="float" office:value="0" calcext:value-type="float">
            <text:p>0</text:p>
          </table:table-cell>
          <table:table-cell office:value-type="float" office:value="343286" calcext:value-type="float">
            <text:p>34328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34</text:p>
          </table:table-cell>
          <table:table-cell office:value-type="float" office:value="0.83116" calcext:value-type="float">
            <text:p>0.83116</text:p>
          </table:table-cell>
          <table:table-cell office:value-type="float" office:value="1.133902" calcext:value-type="float">
            <text:p>1.133902</text:p>
          </table:table-cell>
          <table:table-cell office:value-type="float" office:value="0" calcext:value-type="float">
            <text:p>0</text:p>
          </table:table-cell>
          <table:table-cell office:value-type="float" office:value="565340" calcext:value-type="float">
            <text:p>56534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35</text:p>
          </table:table-cell>
          <table:table-cell office:value-type="float" office:value="1.224812" calcext:value-type="float">
            <text:p>1.224812</text:p>
          </table:table-cell>
          <table:table-cell office:value-type="float" office:value="1.603729" calcext:value-type="float">
            <text:p>1.603729</text:p>
          </table:table-cell>
          <table:table-cell office:value-type="float" office:value="0" calcext:value-type="float">
            <text:p>0</text:p>
          </table:table-cell>
          <table:table-cell office:value-type="float" office:value="693251" calcext:value-type="float">
            <text:p>69325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36</text:p>
          </table:table-cell>
          <table:table-cell office:value-type="float" office:value="0.670203" calcext:value-type="float">
            <text:p>0.670203</text:p>
          </table:table-cell>
          <table:table-cell office:value-type="float" office:value="0.725357" calcext:value-type="float">
            <text:p>0.725357</text:p>
          </table:table-cell>
          <table:table-cell office:value-type="float" office:value="0" calcext:value-type="float">
            <text:p>0</text:p>
          </table:table-cell>
          <table:table-cell office:value-type="float" office:value="299274" calcext:value-type="float">
            <text:p>29927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37</text:p>
          </table:table-cell>
          <table:table-cell office:value-type="float" office:value="0.598377" calcext:value-type="float">
            <text:p>0.598377</text:p>
          </table:table-cell>
          <table:table-cell office:value-type="float" office:value="0.758187" calcext:value-type="float">
            <text:p>0.758187</text:p>
          </table:table-cell>
          <table:table-cell office:value-type="float" office:value="0" calcext:value-type="float">
            <text:p>0</text:p>
          </table:table-cell>
          <table:table-cell office:value-type="float" office:value="324976" calcext:value-type="float">
            <text:p>32497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38</text:p>
          </table:table-cell>
          <table:table-cell office:value-type="float" office:value="0.699952" calcext:value-type="float">
            <text:p>0.699952</text:p>
          </table:table-cell>
          <table:table-cell office:value-type="float" office:value="1.440704" calcext:value-type="float">
            <text:p>1.440704</text:p>
          </table:table-cell>
          <table:table-cell office:value-type="float" office:value="0" calcext:value-type="float">
            <text:p>0</text:p>
          </table:table-cell>
          <table:table-cell office:value-type="float" office:value="541550" calcext:value-type="float">
            <text:p>54155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39</text:p>
          </table:table-cell>
          <table:table-cell office:value-type="float" office:value="0.745119" calcext:value-type="float">
            <text:p>0.745119</text:p>
          </table:table-cell>
          <table:table-cell office:value-type="float" office:value="1.037085" calcext:value-type="float">
            <text:p>1.037085</text:p>
          </table:table-cell>
          <table:table-cell office:value-type="float" office:value="0" calcext:value-type="float">
            <text:p>0</text:p>
          </table:table-cell>
          <table:table-cell office:value-type="float" office:value="378076" calcext:value-type="float">
            <text:p>37807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40</text:p>
          </table:table-cell>
          <table:table-cell office:value-type="float" office:value="0.927327" calcext:value-type="float">
            <text:p>0.927327</text:p>
          </table:table-cell>
          <table:table-cell office:value-type="float" office:value="1.419053" calcext:value-type="float">
            <text:p>1.419053</text:p>
          </table:table-cell>
          <table:table-cell office:value-type="float" office:value="0" calcext:value-type="float">
            <text:p>0</text:p>
          </table:table-cell>
          <table:table-cell office:value-type="float" office:value="487508" calcext:value-type="float">
            <text:p>48750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41</text:p>
          </table:table-cell>
          <table:table-cell office:value-type="float" office:value="1.155728" calcext:value-type="float">
            <text:p>1.155728</text:p>
          </table:table-cell>
          <table:table-cell office:value-type="float" office:value="1.309305" calcext:value-type="float">
            <text:p>1.309305</text:p>
          </table:table-cell>
          <table:table-cell office:value-type="float" office:value="0" calcext:value-type="float">
            <text:p>0</text:p>
          </table:table-cell>
          <table:table-cell office:value-type="float" office:value="433947" calcext:value-type="float">
            <text:p>43394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42</text:p>
          </table:table-cell>
          <table:table-cell office:value-type="float" office:value="0.886786" calcext:value-type="float">
            <text:p>0.886786</text:p>
          </table:table-cell>
          <table:table-cell office:value-type="float" office:value="0.95585" calcext:value-type="float">
            <text:p>0.95585</text:p>
          </table:table-cell>
          <table:table-cell office:value-type="float" office:value="0" calcext:value-type="float">
            <text:p>0</text:p>
          </table:table-cell>
          <table:table-cell office:value-type="float" office:value="292964" calcext:value-type="float">
            <text:p>29296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43</text:p>
          </table:table-cell>
          <table:table-cell office:value-type="float" office:value="1.011363" calcext:value-type="float">
            <text:p>1.011363</text:p>
          </table:table-cell>
          <table:table-cell office:value-type="float" office:value="1.336623" calcext:value-type="float">
            <text:p>1.336623</text:p>
          </table:table-cell>
          <table:table-cell office:value-type="float" office:value="0" calcext:value-type="float">
            <text:p>0</text:p>
          </table:table-cell>
          <table:table-cell office:value-type="float" office:value="393759" calcext:value-type="float">
            <text:p>39375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44</text:p>
          </table:table-cell>
          <table:table-cell office:value-type="float" office:value="1.286317" calcext:value-type="float">
            <text:p>1.286317</text:p>
          </table:table-cell>
          <table:table-cell office:value-type="float" office:value="1.854318" calcext:value-type="float">
            <text:p>1.854318</text:p>
          </table:table-cell>
          <table:table-cell office:value-type="float" office:value="0" calcext:value-type="float">
            <text:p>0</text:p>
          </table:table-cell>
          <table:table-cell office:value-type="float" office:value="540150" calcext:value-type="float">
            <text:p>54015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45</text:p>
          </table:table-cell>
          <table:table-cell office:value-type="float" office:value="1.149388" calcext:value-type="float">
            <text:p>1.149388</text:p>
          </table:table-cell>
          <table:table-cell office:value-type="float" office:value="1.517939" calcext:value-type="float">
            <text:p>1.517939</text:p>
          </table:table-cell>
          <table:table-cell office:value-type="float" office:value="0" calcext:value-type="float">
            <text:p>0</text:p>
          </table:table-cell>
          <table:table-cell office:value-type="float" office:value="438693" calcext:value-type="float">
            <text:p>43869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46</text:p>
          </table:table-cell>
          <table:table-cell office:value-type="float" office:value="0.801551" calcext:value-type="float">
            <text:p>0.801551</text:p>
          </table:table-cell>
          <table:table-cell office:value-type="float" office:value="1.23777" calcext:value-type="float">
            <text:p>1.23777</text:p>
          </table:table-cell>
          <table:table-cell office:value-type="float" office:value="0" calcext:value-type="float">
            <text:p>0</text:p>
          </table:table-cell>
          <table:table-cell office:value-type="float" office:value="331844" calcext:value-type="float">
            <text:p>33184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47</text:p>
          </table:table-cell>
          <table:table-cell office:value-type="float" office:value="0.847779" calcext:value-type="float">
            <text:p>0.847779</text:p>
          </table:table-cell>
          <table:table-cell office:value-type="float" office:value="1.181031" calcext:value-type="float">
            <text:p>1.181031</text:p>
          </table:table-cell>
          <table:table-cell office:value-type="float" office:value="0" calcext:value-type="float">
            <text:p>0</text:p>
          </table:table-cell>
          <table:table-cell office:value-type="float" office:value="348994" calcext:value-type="float">
            <text:p>34899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48</text:p>
          </table:table-cell>
          <table:table-cell office:value-type="float" office:value="1.228013" calcext:value-type="float">
            <text:p>1.228013</text:p>
          </table:table-cell>
          <table:table-cell office:value-type="float" office:value="3.316121" calcext:value-type="float">
            <text:p>3.316121</text:p>
          </table:table-cell>
          <table:table-cell office:value-type="float" office:value="0" calcext:value-type="float">
            <text:p>0</text:p>
          </table:table-cell>
          <table:table-cell office:value-type="float" office:value="858897" calcext:value-type="float">
            <text:p>85889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49</text:p>
          </table:table-cell>
          <table:table-cell office:value-type="float" office:value="1.230587" calcext:value-type="float">
            <text:p>1.230587</text:p>
          </table:table-cell>
          <table:table-cell office:value-type="float" office:value="3.306073" calcext:value-type="float">
            <text:p>3.306073</text:p>
          </table:table-cell>
          <table:table-cell office:value-type="float" office:value="0" calcext:value-type="float">
            <text:p>0</text:p>
          </table:table-cell>
          <table:table-cell office:value-type="float" office:value="822788" calcext:value-type="float">
            <text:p>82278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50</text:p>
          </table:table-cell>
          <table:table-cell office:value-type="float" office:value="1.509395" calcext:value-type="float">
            <text:p>1.509395</text:p>
          </table:table-cell>
          <table:table-cell office:value-type="float" office:value="2.617878" calcext:value-type="float">
            <text:p>2.617878</text:p>
          </table:table-cell>
          <table:table-cell office:value-type="float" office:value="0" calcext:value-type="float">
            <text:p>0</text:p>
          </table:table-cell>
          <table:table-cell office:value-type="float" office:value="687288" calcext:value-type="float">
            <text:p>687288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51</text:p>
          </table:table-cell>
          <table:table-cell office:value-type="float" office:value="1.130489" calcext:value-type="float">
            <text:p>1.130489</text:p>
          </table:table-cell>
          <table:table-cell office:value-type="float" office:value="1.455715" calcext:value-type="float">
            <text:p>1.455715</text:p>
          </table:table-cell>
          <table:table-cell office:value-type="float" office:value="0" calcext:value-type="float">
            <text:p>0</text:p>
          </table:table-cell>
          <table:table-cell office:value-type="float" office:value="346987" calcext:value-type="float">
            <text:p>34698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52</text:p>
          </table:table-cell>
          <table:table-cell office:value-type="float" office:value="1.138148" calcext:value-type="float">
            <text:p>1.138148</text:p>
          </table:table-cell>
          <table:table-cell office:value-type="float" office:value="2.870595" calcext:value-type="float">
            <text:p>2.870595</text:p>
          </table:table-cell>
          <table:table-cell office:value-type="float" office:value="0" calcext:value-type="float">
            <text:p>0</text:p>
          </table:table-cell>
          <table:table-cell office:value-type="float" office:value="723832" calcext:value-type="float">
            <text:p>72383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53</text:p>
          </table:table-cell>
          <table:table-cell office:value-type="float" office:value="1.537698" calcext:value-type="float">
            <text:p>1.537698</text:p>
          </table:table-cell>
          <table:table-cell office:value-type="float" office:value="2.567265" calcext:value-type="float">
            <text:p>2.567265</text:p>
          </table:table-cell>
          <table:table-cell office:value-type="float" office:value="0" calcext:value-type="float">
            <text:p>0</text:p>
          </table:table-cell>
          <table:table-cell office:value-type="float" office:value="658960" calcext:value-type="float">
            <text:p>65896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54</text:p>
          </table:table-cell>
          <table:table-cell office:value-type="float" office:value="1.891" calcext:value-type="float">
            <text:p>1.891</text:p>
          </table:table-cell>
          <table:table-cell office:value-type="float" office:value="3.835229" calcext:value-type="float">
            <text:p>3.835229</text:p>
          </table:table-cell>
          <table:table-cell office:value-type="float" office:value="0" calcext:value-type="float">
            <text:p>0</text:p>
          </table:table-cell>
          <table:table-cell office:value-type="float" office:value="926123" calcext:value-type="float">
            <text:p>92612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55</text:p>
          </table:table-cell>
          <table:table-cell office:value-type="float" office:value="1.385005" calcext:value-type="float">
            <text:p>1.385005</text:p>
          </table:table-cell>
          <table:table-cell office:value-type="float" office:value="2.339126" calcext:value-type="float">
            <text:p>2.339126</text:p>
          </table:table-cell>
          <table:table-cell office:value-type="float" office:value="0" calcext:value-type="float">
            <text:p>0</text:p>
          </table:table-cell>
          <table:table-cell office:value-type="float" office:value="648841" calcext:value-type="float">
            <text:p>64884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56</text:p>
          </table:table-cell>
          <table:table-cell office:value-type="float" office:value="1.353548" calcext:value-type="float">
            <text:p>1.353548</text:p>
          </table:table-cell>
          <table:table-cell office:value-type="float" office:value="3.332643" calcext:value-type="float">
            <text:p>3.332643</text:p>
          </table:table-cell>
          <table:table-cell office:value-type="float" office:value="0" calcext:value-type="float">
            <text:p>0</text:p>
          </table:table-cell>
          <table:table-cell office:value-type="float" office:value="808713" calcext:value-type="float">
            <text:p>80871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57</text:p>
          </table:table-cell>
          <table:table-cell office:value-type="float" office:value="1.361003" calcext:value-type="float">
            <text:p>1.361003</text:p>
          </table:table-cell>
          <table:table-cell office:value-type="float" office:value="3.186671" calcext:value-type="float">
            <text:p>3.186671</text:p>
          </table:table-cell>
          <table:table-cell office:value-type="float" office:value="0" calcext:value-type="float">
            <text:p>0</text:p>
          </table:table-cell>
          <table:table-cell office:value-type="float" office:value="809083" calcext:value-type="float">
            <text:p>80908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58</text:p>
          </table:table-cell>
          <table:table-cell office:value-type="float" office:value="1.965361" calcext:value-type="float">
            <text:p>1.965361</text:p>
          </table:table-cell>
          <table:table-cell office:value-type="float" office:value="2.989768" calcext:value-type="float">
            <text:p>2.989768</text:p>
          </table:table-cell>
          <table:table-cell office:value-type="float" office:value="0" calcext:value-type="float">
            <text:p>0</text:p>
          </table:table-cell>
          <table:table-cell office:value-type="float" office:value="745329" calcext:value-type="float">
            <text:p>74532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2:59</text:p>
          </table:table-cell>
          <table:table-cell office:value-type="float" office:value="1.443563" calcext:value-type="float">
            <text:p>1.443563</text:p>
          </table:table-cell>
          <table:table-cell office:value-type="float" office:value="2.124347" calcext:value-type="float">
            <text:p>2.124347</text:p>
          </table:table-cell>
          <table:table-cell office:value-type="float" office:value="0" calcext:value-type="float">
            <text:p>0</text:p>
          </table:table-cell>
          <table:table-cell office:value-type="float" office:value="491167" calcext:value-type="float">
            <text:p>49116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00</text:p>
          </table:table-cell>
          <table:table-cell office:value-type="float" office:value="1.790219" calcext:value-type="float">
            <text:p>1.790219</text:p>
          </table:table-cell>
          <table:table-cell office:value-type="float" office:value="3.565373" calcext:value-type="float">
            <text:p>3.565373</text:p>
          </table:table-cell>
          <table:table-cell office:value-type="float" office:value="0" calcext:value-type="float">
            <text:p>0</text:p>
          </table:table-cell>
          <table:table-cell office:value-type="float" office:value="946444" calcext:value-type="float">
            <text:p>94644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01</text:p>
          </table:table-cell>
          <table:table-cell office:value-type="float" office:value="2.240833" calcext:value-type="float">
            <text:p>2.240833</text:p>
          </table:table-cell>
          <table:table-cell office:value-type="float" office:value="7.289301" calcext:value-type="float">
            <text:p>7.289301</text:p>
          </table:table-cell>
          <table:table-cell office:value-type="float" office:value="0" calcext:value-type="float">
            <text:p>0</text:p>
          </table:table-cell>
          <table:table-cell office:value-type="float" office:value="1791063" calcext:value-type="float">
            <text:p>179106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02</text:p>
          </table:table-cell>
          <table:table-cell office:value-type="float" office:value="2.278561" calcext:value-type="float">
            <text:p>2.278561</text:p>
          </table:table-cell>
          <table:table-cell office:value-type="float" office:value="4.968331" calcext:value-type="float">
            <text:p>4.968331</text:p>
          </table:table-cell>
          <table:table-cell office:value-type="float" office:value="0" calcext:value-type="float">
            <text:p>0</text:p>
          </table:table-cell>
          <table:table-cell office:value-type="float" office:value="1248205" calcext:value-type="float">
            <text:p>124820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03</text:p>
          </table:table-cell>
          <table:table-cell office:value-type="float" office:value="1.218057" calcext:value-type="float">
            <text:p>1.218057</text:p>
          </table:table-cell>
          <table:table-cell office:value-type="float" office:value="4.103776" calcext:value-type="float">
            <text:p>4.103776</text:p>
          </table:table-cell>
          <table:table-cell office:value-type="float" office:value="0" calcext:value-type="float">
            <text:p>0</text:p>
          </table:table-cell>
          <table:table-cell office:value-type="float" office:value="943023" calcext:value-type="float">
            <text:p>9430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04</text:p>
          </table:table-cell>
          <table:table-cell office:value-type="float" office:value="1.679082" calcext:value-type="float">
            <text:p>1.679082</text:p>
          </table:table-cell>
          <table:table-cell office:value-type="float" office:value="5.192892" calcext:value-type="float">
            <text:p>5.192892</text:p>
          </table:table-cell>
          <table:table-cell office:value-type="float" office:value="0" calcext:value-type="float">
            <text:p>0</text:p>
          </table:table-cell>
          <table:table-cell office:value-type="float" office:value="1376696" calcext:value-type="float">
            <text:p>13766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05</text:p>
          </table:table-cell>
          <table:table-cell office:value-type="float" office:value="2.87158" calcext:value-type="float">
            <text:p>2.87158</text:p>
          </table:table-cell>
          <table:table-cell office:value-type="float" office:value="15.441634" calcext:value-type="float">
            <text:p>15.441634</text:p>
          </table:table-cell>
          <table:table-cell office:value-type="float" office:value="0" calcext:value-type="float">
            <text:p>0</text:p>
          </table:table-cell>
          <table:table-cell office:value-type="float" office:value="3895220" calcext:value-type="float">
            <text:p>38952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06</text:p>
          </table:table-cell>
          <table:table-cell office:value-type="float" office:value="1.376003" calcext:value-type="float">
            <text:p>1.376003</text:p>
          </table:table-cell>
          <table:table-cell office:value-type="float" office:value="3.241162" calcext:value-type="float">
            <text:p>3.241162</text:p>
          </table:table-cell>
          <table:table-cell office:value-type="float" office:value="0" calcext:value-type="float">
            <text:p>0</text:p>
          </table:table-cell>
          <table:table-cell office:value-type="float" office:value="810896" calcext:value-type="float">
            <text:p>8108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07</text:p>
          </table:table-cell>
          <table:table-cell office:value-type="float" office:value="2.127257" calcext:value-type="float">
            <text:p>2.127257</text:p>
          </table:table-cell>
          <table:table-cell office:value-type="float" office:value="2.971934" calcext:value-type="float">
            <text:p>2.971934</text:p>
          </table:table-cell>
          <table:table-cell office:value-type="float" office:value="0" calcext:value-type="float">
            <text:p>0</text:p>
          </table:table-cell>
          <table:table-cell office:value-type="float" office:value="945561" calcext:value-type="float">
            <text:p>94556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08</text:p>
          </table:table-cell>
          <table:table-cell office:value-type="float" office:value="5.018415" calcext:value-type="float">
            <text:p>5.018415</text:p>
          </table:table-cell>
          <table:table-cell office:value-type="float" office:value="9.864884" calcext:value-type="float">
            <text:p>9.864884</text:p>
          </table:table-cell>
          <table:table-cell office:value-type="float" office:value="0" calcext:value-type="float">
            <text:p>0</text:p>
          </table:table-cell>
          <table:table-cell office:value-type="float" office:value="2617181" calcext:value-type="float">
            <text:p>26171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09</text:p>
          </table:table-cell>
          <table:table-cell office:value-type="float" office:value="1.885516" calcext:value-type="float">
            <text:p>1.885516</text:p>
          </table:table-cell>
          <table:table-cell office:value-type="float" office:value="5.805805" calcext:value-type="float">
            <text:p>5.805805</text:p>
          </table:table-cell>
          <table:table-cell office:value-type="float" office:value="0" calcext:value-type="float">
            <text:p>0</text:p>
          </table:table-cell>
          <table:table-cell office:value-type="float" office:value="1417003" calcext:value-type="float">
            <text:p>141700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10</text:p>
          </table:table-cell>
          <table:table-cell office:value-type="float" office:value="2.439947" calcext:value-type="float">
            <text:p>2.439947</text:p>
          </table:table-cell>
          <table:table-cell office:value-type="float" office:value="4.312435" calcext:value-type="float">
            <text:p>4.312435</text:p>
          </table:table-cell>
          <table:table-cell office:value-type="float" office:value="0" calcext:value-type="float">
            <text:p>0</text:p>
          </table:table-cell>
          <table:table-cell office:value-type="float" office:value="1154286" calcext:value-type="float">
            <text:p>115428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11</text:p>
          </table:table-cell>
          <table:table-cell office:value-type="float" office:value="1.754474" calcext:value-type="float">
            <text:p>1.754474</text:p>
          </table:table-cell>
          <table:table-cell office:value-type="float" office:value="2.458922" calcext:value-type="float">
            <text:p>2.458922</text:p>
          </table:table-cell>
          <table:table-cell office:value-type="float" office:value="0" calcext:value-type="float">
            <text:p>0</text:p>
          </table:table-cell>
          <table:table-cell office:value-type="float" office:value="514266" calcext:value-type="float">
            <text:p>51426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12</text:p>
          </table:table-cell>
          <table:table-cell office:value-type="float" office:value="1.027269" calcext:value-type="float">
            <text:p>1.027269</text:p>
          </table:table-cell>
          <table:table-cell office:value-type="float" office:value="0.957193" calcext:value-type="float">
            <text:p>0.957193</text:p>
          </table:table-cell>
          <table:table-cell office:value-type="float" office:value="0" calcext:value-type="float">
            <text:p>0</text:p>
          </table:table-cell>
          <table:table-cell office:value-type="float" office:value="215760" calcext:value-type="float">
            <text:p>21576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13</text:p>
          </table:table-cell>
          <table:table-cell office:value-type="float" office:value="1.093147" calcext:value-type="float">
            <text:p>1.093147</text:p>
          </table:table-cell>
          <table:table-cell office:value-type="float" office:value="0.5865" calcext:value-type="float">
            <text:p>0.5865</text:p>
          </table:table-cell>
          <table:table-cell office:value-type="float" office:value="0" calcext:value-type="float">
            <text:p>0</text:p>
          </table:table-cell>
          <table:table-cell office:value-type="float" office:value="99408" calcext:value-type="float">
            <text:p>9940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14</text:p>
          </table:table-cell>
          <table:table-cell office:value-type="float" office:value="0.710326" calcext:value-type="float">
            <text:p>0.710326</text:p>
          </table:table-cell>
          <table:table-cell office:value-type="float" office:value="0.554413" calcext:value-type="float">
            <text:p>0.554413</text:p>
          </table:table-cell>
          <table:table-cell office:value-type="float" office:value="0" calcext:value-type="float">
            <text:p>0</text:p>
          </table:table-cell>
          <table:table-cell office:value-type="float" office:value="104531" calcext:value-type="float">
            <text:p>10453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15</text:p>
          </table:table-cell>
          <table:table-cell office:value-type="float" office:value="0.691194" calcext:value-type="float">
            <text:p>0.691194</text:p>
          </table:table-cell>
          <table:table-cell office:value-type="float" office:value="0.527159" calcext:value-type="float">
            <text:p>0.527159</text:p>
          </table:table-cell>
          <table:table-cell office:value-type="float" office:value="0" calcext:value-type="float">
            <text:p>0</text:p>
          </table:table-cell>
          <table:table-cell office:value-type="float" office:value="102984" calcext:value-type="float">
            <text:p>10298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16</text:p>
          </table:table-cell>
          <table:table-cell office:value-type="float" office:value="1.114422" calcext:value-type="float">
            <text:p>1.114422</text:p>
          </table:table-cell>
          <table:table-cell office:value-type="float" office:value="0.693146" calcext:value-type="float">
            <text:p>0.693146</text:p>
          </table:table-cell>
          <table:table-cell office:value-type="float" office:value="0" calcext:value-type="float">
            <text:p>0</text:p>
          </table:table-cell>
          <table:table-cell office:value-type="float" office:value="153642" calcext:value-type="float">
            <text:p>15364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17</text:p>
          </table:table-cell>
          <table:table-cell office:value-type="float" office:value="0.889365" calcext:value-type="float">
            <text:p>0.889365</text:p>
          </table:table-cell>
          <table:table-cell office:value-type="float" office:value="1.55922" calcext:value-type="float">
            <text:p>1.55922</text:p>
          </table:table-cell>
          <table:table-cell office:value-type="float" office:value="0" calcext:value-type="float">
            <text:p>0</text:p>
          </table:table-cell>
          <table:table-cell office:value-type="float" office:value="266845" calcext:value-type="float">
            <text:p>26684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18</text:p>
          </table:table-cell>
          <table:table-cell office:value-type="float" office:value="0.885865" calcext:value-type="float">
            <text:p>0.885865</text:p>
          </table:table-cell>
          <table:table-cell office:value-type="float" office:value="2.489901" calcext:value-type="float">
            <text:p>2.489901</text:p>
          </table:table-cell>
          <table:table-cell office:value-type="float" office:value="0" calcext:value-type="float">
            <text:p>0</text:p>
          </table:table-cell>
          <table:table-cell office:value-type="float" office:value="451415" calcext:value-type="float">
            <text:p>4514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19</text:p>
          </table:table-cell>
          <table:table-cell office:value-type="float" office:value="0.834809" calcext:value-type="float">
            <text:p>0.834809</text:p>
          </table:table-cell>
          <table:table-cell office:value-type="float" office:value="2.507609" calcext:value-type="float">
            <text:p>2.507609</text:p>
          </table:table-cell>
          <table:table-cell office:value-type="float" office:value="0" calcext:value-type="float">
            <text:p>0</text:p>
          </table:table-cell>
          <table:table-cell office:value-type="float" office:value="520411" calcext:value-type="float">
            <text:p>5204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20</text:p>
          </table:table-cell>
          <table:table-cell office:value-type="float" office:value="0.554215" calcext:value-type="float">
            <text:p>0.554215</text:p>
          </table:table-cell>
          <table:table-cell office:value-type="float" office:value="0.749524" calcext:value-type="float">
            <text:p>0.749524</text:p>
          </table:table-cell>
          <table:table-cell office:value-type="float" office:value="0" calcext:value-type="float">
            <text:p>0</text:p>
          </table:table-cell>
          <table:table-cell office:value-type="float" office:value="132589" calcext:value-type="float">
            <text:p>1325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21</text:p>
          </table:table-cell>
          <table:table-cell office:value-type="float" office:value="0.888361" calcext:value-type="float">
            <text:p>0.888361</text:p>
          </table:table-cell>
          <table:table-cell office:value-type="float" office:value="0.824344" calcext:value-type="float">
            <text:p>0.824344</text:p>
          </table:table-cell>
          <table:table-cell office:value-type="float" office:value="0" calcext:value-type="float">
            <text:p>0</text:p>
          </table:table-cell>
          <table:table-cell office:value-type="float" office:value="150723" calcext:value-type="float">
            <text:p>15072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22</text:p>
          </table:table-cell>
          <table:table-cell office:value-type="float" office:value="1.22166" calcext:value-type="float">
            <text:p>1.22166</text:p>
          </table:table-cell>
          <table:table-cell office:value-type="float" office:value="1.033631" calcext:value-type="float">
            <text:p>1.033631</text:p>
          </table:table-cell>
          <table:table-cell office:value-type="float" office:value="0" calcext:value-type="float">
            <text:p>0</text:p>
          </table:table-cell>
          <table:table-cell office:value-type="float" office:value="245667" calcext:value-type="float">
            <text:p>24566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23</text:p>
          </table:table-cell>
          <table:table-cell office:value-type="float" office:value="0.930422" calcext:value-type="float">
            <text:p>0.930422</text:p>
          </table:table-cell>
          <table:table-cell office:value-type="float" office:value="1.155197" calcext:value-type="float">
            <text:p>1.155197</text:p>
          </table:table-cell>
          <table:table-cell office:value-type="float" office:value="0" calcext:value-type="float">
            <text:p>0</text:p>
          </table:table-cell>
          <table:table-cell office:value-type="float" office:value="227385" calcext:value-type="float">
            <text:p>22738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24</text:p>
          </table:table-cell>
          <table:table-cell office:value-type="float" office:value="0.714226" calcext:value-type="float">
            <text:p>0.714226</text:p>
          </table:table-cell>
          <table:table-cell office:value-type="float" office:value="0.977853" calcext:value-type="float">
            <text:p>0.977853</text:p>
          </table:table-cell>
          <table:table-cell office:value-type="float" office:value="0" calcext:value-type="float">
            <text:p>0</text:p>
          </table:table-cell>
          <table:table-cell office:value-type="float" office:value="180942" calcext:value-type="float">
            <text:p>18094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25</text:p>
          </table:table-cell>
          <table:table-cell office:value-type="float" office:value="1.578632" calcext:value-type="float">
            <text:p>1.578632</text:p>
          </table:table-cell>
          <table:table-cell office:value-type="float" office:value="1.567704" calcext:value-type="float">
            <text:p>1.567704</text:p>
          </table:table-cell>
          <table:table-cell office:value-type="float" office:value="0" calcext:value-type="float">
            <text:p>0</text:p>
          </table:table-cell>
          <table:table-cell office:value-type="float" office:value="1164319" calcext:value-type="float">
            <text:p>11643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26</text:p>
          </table:table-cell>
          <table:table-cell office:value-type="float" office:value="0.926046" calcext:value-type="float">
            <text:p>0.926046</text:p>
          </table:table-cell>
          <table:table-cell office:value-type="float" office:value="1.498237" calcext:value-type="float">
            <text:p>1.498237</text:p>
          </table:table-cell>
          <table:table-cell office:value-type="float" office:value="0" calcext:value-type="float">
            <text:p>0</text:p>
          </table:table-cell>
          <table:table-cell office:value-type="float" office:value="338655" calcext:value-type="float">
            <text:p>33865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27</text:p>
          </table:table-cell>
          <table:table-cell office:value-type="float" office:value="0.803909" calcext:value-type="float">
            <text:p>0.803909</text:p>
          </table:table-cell>
          <table:table-cell office:value-type="float" office:value="1.532257" calcext:value-type="float">
            <text:p>1.532257</text:p>
          </table:table-cell>
          <table:table-cell office:value-type="float" office:value="0" calcext:value-type="float">
            <text:p>0</text:p>
          </table:table-cell>
          <table:table-cell office:value-type="float" office:value="383692" calcext:value-type="float">
            <text:p>38369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28</text:p>
          </table:table-cell>
          <table:table-cell office:value-type="float" office:value="1.13962" calcext:value-type="float">
            <text:p>1.13962</text:p>
          </table:table-cell>
          <table:table-cell office:value-type="float" office:value="1.458973" calcext:value-type="float">
            <text:p>1.458973</text:p>
          </table:table-cell>
          <table:table-cell office:value-type="float" office:value="0" calcext:value-type="float">
            <text:p>0</text:p>
          </table:table-cell>
          <table:table-cell office:value-type="float" office:value="261557" calcext:value-type="float">
            <text:p>26155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29</text:p>
          </table:table-cell>
          <table:table-cell office:value-type="float" office:value="1.116843" calcext:value-type="float">
            <text:p>1.116843</text:p>
          </table:table-cell>
          <table:table-cell office:value-type="float" office:value="1.902594" calcext:value-type="float">
            <text:p>1.902594</text:p>
          </table:table-cell>
          <table:table-cell office:value-type="float" office:value="0" calcext:value-type="float">
            <text:p>0</text:p>
          </table:table-cell>
          <table:table-cell office:value-type="float" office:value="368649" calcext:value-type="float">
            <text:p>36864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30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3.168528" calcext:value-type="float">
            <text:p>3.168528</text:p>
          </table:table-cell>
          <table:table-cell office:value-type="float" office:value="0" calcext:value-type="float">
            <text:p>0</text:p>
          </table:table-cell>
          <table:table-cell office:value-type="float" office:value="574427" calcext:value-type="float">
            <text:p>5744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31</text:p>
          </table:table-cell>
          <table:table-cell office:value-type="float" office:value="0.56955" calcext:value-type="float">
            <text:p>0.56955</text:p>
          </table:table-cell>
          <table:table-cell office:value-type="float" office:value="1.698556" calcext:value-type="float">
            <text:p>1.698556</text:p>
          </table:table-cell>
          <table:table-cell office:value-type="float" office:value="0" calcext:value-type="float">
            <text:p>0</text:p>
          </table:table-cell>
          <table:table-cell office:value-type="float" office:value="317116" calcext:value-type="float">
            <text:p>31711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32</text:p>
          </table:table-cell>
          <table:table-cell office:value-type="float" office:value="1.629072" calcext:value-type="float">
            <text:p>1.629072</text:p>
          </table:table-cell>
          <table:table-cell office:value-type="float" office:value="1.520474" calcext:value-type="float">
            <text:p>1.520474</text:p>
          </table:table-cell>
          <table:table-cell office:value-type="float" office:value="0" calcext:value-type="float">
            <text:p>0</text:p>
          </table:table-cell>
          <table:table-cell office:value-type="float" office:value="527599" calcext:value-type="float">
            <text:p>5275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33</text:p>
          </table:table-cell>
          <table:table-cell office:value-type="float" office:value="0.473792" calcext:value-type="float">
            <text:p>0.473792</text:p>
          </table:table-cell>
          <table:table-cell office:value-type="float" office:value="0.963717" calcext:value-type="float">
            <text:p>0.963717</text:p>
          </table:table-cell>
          <table:table-cell office:value-type="float" office:value="0" calcext:value-type="float">
            <text:p>0</text:p>
          </table:table-cell>
          <table:table-cell office:value-type="float" office:value="175325" calcext:value-type="float">
            <text:p>17532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34</text:p>
          </table:table-cell>
          <table:table-cell office:value-type="float" office:value="0.810436" calcext:value-type="float">
            <text:p>0.810436</text:p>
          </table:table-cell>
          <table:table-cell office:value-type="float" office:value="0.977369" calcext:value-type="float">
            <text:p>0.977369</text:p>
          </table:table-cell>
          <table:table-cell office:value-type="float" office:value="0" calcext:value-type="float">
            <text:p>0</text:p>
          </table:table-cell>
          <table:table-cell office:value-type="float" office:value="169800" calcext:value-type="float">
            <text:p>1698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35</text:p>
          </table:table-cell>
          <table:table-cell office:value-type="float" office:value="0.616096" calcext:value-type="float">
            <text:p>0.616096</text:p>
          </table:table-cell>
          <table:table-cell office:value-type="float" office:value="0.59472" calcext:value-type="float">
            <text:p>0.59472</text:p>
          </table:table-cell>
          <table:table-cell office:value-type="float" office:value="0" calcext:value-type="float">
            <text:p>0</text:p>
          </table:table-cell>
          <table:table-cell office:value-type="float" office:value="116214" calcext:value-type="float">
            <text:p>11621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36</text:p>
          </table:table-cell>
          <table:table-cell office:value-type="float" office:value="0.569614" calcext:value-type="float">
            <text:p>0.569614</text:p>
          </table:table-cell>
          <table:table-cell office:value-type="float" office:value="0.655751" calcext:value-type="float">
            <text:p>0.655751</text:p>
          </table:table-cell>
          <table:table-cell office:value-type="float" office:value="0" calcext:value-type="float">
            <text:p>0</text:p>
          </table:table-cell>
          <table:table-cell office:value-type="float" office:value="143244" calcext:value-type="float">
            <text:p>14324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37</text:p>
          </table:table-cell>
          <table:table-cell office:value-type="float" office:value="0.567426" calcext:value-type="float">
            <text:p>0.567426</text:p>
          </table:table-cell>
          <table:table-cell office:value-type="float" office:value="0.467795" calcext:value-type="float">
            <text:p>0.467795</text:p>
          </table:table-cell>
          <table:table-cell office:value-type="float" office:value="0" calcext:value-type="float">
            <text:p>0</text:p>
          </table:table-cell>
          <table:table-cell office:value-type="float" office:value="147163" calcext:value-type="float">
            <text:p>14716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38</text:p>
          </table:table-cell>
          <table:table-cell office:value-type="float" office:value="0.554766" calcext:value-type="float">
            <text:p>0.554766</text:p>
          </table:table-cell>
          <table:table-cell office:value-type="float" office:value="0.758831" calcext:value-type="float">
            <text:p>0.758831</text:p>
          </table:table-cell>
          <table:table-cell office:value-type="float" office:value="0" calcext:value-type="float">
            <text:p>0</text:p>
          </table:table-cell>
          <table:table-cell office:value-type="float" office:value="168449" calcext:value-type="float">
            <text:p>16844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39</text:p>
          </table:table-cell>
          <table:table-cell office:value-type="float" office:value="0.742852" calcext:value-type="float">
            <text:p>0.742852</text:p>
          </table:table-cell>
          <table:table-cell office:value-type="float" office:value="0.535602" calcext:value-type="float">
            <text:p>0.535602</text:p>
          </table:table-cell>
          <table:table-cell office:value-type="float" office:value="0" calcext:value-type="float">
            <text:p>0</text:p>
          </table:table-cell>
          <table:table-cell office:value-type="float" office:value="116299" calcext:value-type="float">
            <text:p>11629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40</text:p>
          </table:table-cell>
          <table:table-cell office:value-type="float" office:value="0.781877" calcext:value-type="float">
            <text:p>0.781877</text:p>
          </table:table-cell>
          <table:table-cell office:value-type="float" office:value="0.537408" calcext:value-type="float">
            <text:p>0.537408</text:p>
          </table:table-cell>
          <table:table-cell office:value-type="float" office:value="0" calcext:value-type="float">
            <text:p>0</text:p>
          </table:table-cell>
          <table:table-cell office:value-type="float" office:value="110917" calcext:value-type="float">
            <text:p>1109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41</text:p>
          </table:table-cell>
          <table:table-cell office:value-type="float" office:value="0.659355" calcext:value-type="float">
            <text:p>0.659355</text:p>
          </table:table-cell>
          <table:table-cell office:value-type="float" office:value="0.499094" calcext:value-type="float">
            <text:p>0.499094</text:p>
          </table:table-cell>
          <table:table-cell office:value-type="float" office:value="0" calcext:value-type="float">
            <text:p>0</text:p>
          </table:table-cell>
          <table:table-cell office:value-type="float" office:value="110899" calcext:value-type="float">
            <text:p>11089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42</text:p>
          </table:table-cell>
          <table:table-cell office:value-type="float" office:value="0.67332" calcext:value-type="float">
            <text:p>0.67332</text:p>
          </table:table-cell>
          <table:table-cell office:value-type="float" office:value="0.52934" calcext:value-type="float">
            <text:p>0.52934</text:p>
          </table:table-cell>
          <table:table-cell office:value-type="float" office:value="0" calcext:value-type="float">
            <text:p>0</text:p>
          </table:table-cell>
          <table:table-cell office:value-type="float" office:value="130709" calcext:value-type="float">
            <text:p>1307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43</text:p>
          </table:table-cell>
          <table:table-cell office:value-type="float" office:value="0.923433" calcext:value-type="float">
            <text:p>0.923433</text:p>
          </table:table-cell>
          <table:table-cell office:value-type="float" office:value="2.046842" calcext:value-type="float">
            <text:p>2.046842</text:p>
          </table:table-cell>
          <table:table-cell office:value-type="float" office:value="0" calcext:value-type="float">
            <text:p>0</text:p>
          </table:table-cell>
          <table:table-cell office:value-type="float" office:value="460375" calcext:value-type="float">
            <text:p>46037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44</text:p>
          </table:table-cell>
          <table:table-cell office:value-type="float" office:value="0.629916" calcext:value-type="float">
            <text:p>0.629916</text:p>
          </table:table-cell>
          <table:table-cell office:value-type="float" office:value="1.663923" calcext:value-type="float">
            <text:p>1.663923</text:p>
          </table:table-cell>
          <table:table-cell office:value-type="float" office:value="0" calcext:value-type="float">
            <text:p>0</text:p>
          </table:table-cell>
          <table:table-cell office:value-type="float" office:value="347967" calcext:value-type="float">
            <text:p>3479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45</text:p>
          </table:table-cell>
          <table:table-cell office:value-type="float" office:value="0.792491" calcext:value-type="float">
            <text:p>0.792491</text:p>
          </table:table-cell>
          <table:table-cell office:value-type="float" office:value="0.471955" calcext:value-type="float">
            <text:p>0.471955</text:p>
          </table:table-cell>
          <table:table-cell office:value-type="float" office:value="0" calcext:value-type="float">
            <text:p>0</text:p>
          </table:table-cell>
          <table:table-cell office:value-type="float" office:value="96973" calcext:value-type="float">
            <text:p>9697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46</text:p>
          </table:table-cell>
          <table:table-cell office:value-type="float" office:value="0.67236" calcext:value-type="float">
            <text:p>0.67236</text:p>
          </table:table-cell>
          <table:table-cell office:value-type="float" office:value="1.387683" calcext:value-type="float">
            <text:p>1.387683</text:p>
          </table:table-cell>
          <table:table-cell office:value-type="float" office:value="0" calcext:value-type="float">
            <text:p>0</text:p>
          </table:table-cell>
          <table:table-cell office:value-type="float" office:value="304735" calcext:value-type="float">
            <text:p>30473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47</text:p>
          </table:table-cell>
          <table:table-cell office:value-type="float" office:value="0.49841" calcext:value-type="float">
            <text:p>0.49841</text:p>
          </table:table-cell>
          <table:table-cell office:value-type="float" office:value="0.530556" calcext:value-type="float">
            <text:p>0.530556</text:p>
          </table:table-cell>
          <table:table-cell office:value-type="float" office:value="0" calcext:value-type="float">
            <text:p>0</text:p>
          </table:table-cell>
          <table:table-cell office:value-type="float" office:value="111015" calcext:value-type="float">
            <text:p>11101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48</text:p>
          </table:table-cell>
          <table:table-cell office:value-type="float" office:value="0.736258" calcext:value-type="float">
            <text:p>0.736258</text:p>
          </table:table-cell>
          <table:table-cell office:value-type="float" office:value="0.930871" calcext:value-type="float">
            <text:p>0.930871</text:p>
          </table:table-cell>
          <table:table-cell office:value-type="float" office:value="0" calcext:value-type="float">
            <text:p>0</text:p>
          </table:table-cell>
          <table:table-cell office:value-type="float" office:value="216004" calcext:value-type="float">
            <text:p>21600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49</text:p>
          </table:table-cell>
          <table:table-cell office:value-type="float" office:value="0.51639" calcext:value-type="float">
            <text:p>0.51639</text:p>
          </table:table-cell>
          <table:table-cell office:value-type="float" office:value="0.482603" calcext:value-type="float">
            <text:p>0.482603</text:p>
          </table:table-cell>
          <table:table-cell office:value-type="float" office:value="0" calcext:value-type="float">
            <text:p>0</text:p>
          </table:table-cell>
          <table:table-cell office:value-type="float" office:value="106058" calcext:value-type="float">
            <text:p>10605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50</text:p>
          </table:table-cell>
          <table:table-cell office:value-type="float" office:value="0.855786" calcext:value-type="float">
            <text:p>0.855786</text:p>
          </table:table-cell>
          <table:table-cell office:value-type="float" office:value="1.677649" calcext:value-type="float">
            <text:p>1.677649</text:p>
          </table:table-cell>
          <table:table-cell office:value-type="float" office:value="0" calcext:value-type="float">
            <text:p>0</text:p>
          </table:table-cell>
          <table:table-cell office:value-type="float" office:value="425745" calcext:value-type="float">
            <text:p>42574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51</text:p>
          </table:table-cell>
          <table:table-cell office:value-type="float" office:value="0.526142" calcext:value-type="float">
            <text:p>0.526142</text:p>
          </table:table-cell>
          <table:table-cell office:value-type="float" office:value="0.848967" calcext:value-type="float">
            <text:p>0.848967</text:p>
          </table:table-cell>
          <table:table-cell office:value-type="float" office:value="0" calcext:value-type="float">
            <text:p>0</text:p>
          </table:table-cell>
          <table:table-cell office:value-type="float" office:value="202524" calcext:value-type="float">
            <text:p>2025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52</text:p>
          </table:table-cell>
          <table:table-cell office:value-type="float" office:value="0.518373" calcext:value-type="float">
            <text:p>0.518373</text:p>
          </table:table-cell>
          <table:table-cell office:value-type="float" office:value="0.543121" calcext:value-type="float">
            <text:p>0.543121</text:p>
          </table:table-cell>
          <table:table-cell office:value-type="float" office:value="0" calcext:value-type="float">
            <text:p>0</text:p>
          </table:table-cell>
          <table:table-cell office:value-type="float" office:value="113645" calcext:value-type="float">
            <text:p>11364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53</text:p>
          </table:table-cell>
          <table:table-cell office:value-type="float" office:value="0.553338" calcext:value-type="float">
            <text:p>0.553338</text:p>
          </table:table-cell>
          <table:table-cell office:value-type="float" office:value="0.437381" calcext:value-type="float">
            <text:p>0.437381</text:p>
          </table:table-cell>
          <table:table-cell office:value-type="float" office:value="0" calcext:value-type="float">
            <text:p>0</text:p>
          </table:table-cell>
          <table:table-cell office:value-type="float" office:value="103609" calcext:value-type="float">
            <text:p>10360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54</text:p>
          </table:table-cell>
          <table:table-cell office:value-type="float" office:value="0.549386" calcext:value-type="float">
            <text:p>0.549386</text:p>
          </table:table-cell>
          <table:table-cell office:value-type="float" office:value="0.371494" calcext:value-type="float">
            <text:p>0.371494</text:p>
          </table:table-cell>
          <table:table-cell office:value-type="float" office:value="0" calcext:value-type="float">
            <text:p>0</text:p>
          </table:table-cell>
          <table:table-cell office:value-type="float" office:value="92667" calcext:value-type="float">
            <text:p>9266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55</text:p>
          </table:table-cell>
          <table:table-cell office:value-type="float" office:value="0.506317" calcext:value-type="float">
            <text:p>0.506317</text:p>
          </table:table-cell>
          <table:table-cell office:value-type="float" office:value="0.389569" calcext:value-type="float">
            <text:p>0.389569</text:p>
          </table:table-cell>
          <table:table-cell office:value-type="float" office:value="0" calcext:value-type="float">
            <text:p>0</text:p>
          </table:table-cell>
          <table:table-cell office:value-type="float" office:value="108970" calcext:value-type="float">
            <text:p>10897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56</text:p>
          </table:table-cell>
          <table:table-cell office:value-type="float" office:value="0.483592" calcext:value-type="float">
            <text:p>0.483592</text:p>
          </table:table-cell>
          <table:table-cell office:value-type="float" office:value="0.405409" calcext:value-type="float">
            <text:p>0.405409</text:p>
          </table:table-cell>
          <table:table-cell office:value-type="float" office:value="0" calcext:value-type="float">
            <text:p>0</text:p>
          </table:table-cell>
          <table:table-cell office:value-type="float" office:value="113775" calcext:value-type="float">
            <text:p>11377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57</text:p>
          </table:table-cell>
          <table:table-cell office:value-type="float" office:value="0.578551" calcext:value-type="float">
            <text:p>0.578551</text:p>
          </table:table-cell>
          <table:table-cell office:value-type="float" office:value="0.420852" calcext:value-type="float">
            <text:p>0.420852</text:p>
          </table:table-cell>
          <table:table-cell office:value-type="float" office:value="0" calcext:value-type="float">
            <text:p>0</text:p>
          </table:table-cell>
          <table:table-cell office:value-type="float" office:value="117476" calcext:value-type="float">
            <text:p>11747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58</text:p>
          </table:table-cell>
          <table:table-cell office:value-type="float" office:value="0.480914" calcext:value-type="float">
            <text:p>0.480914</text:p>
          </table:table-cell>
          <table:table-cell office:value-type="float" office:value="0.453368" calcext:value-type="float">
            <text:p>0.453368</text:p>
          </table:table-cell>
          <table:table-cell office:value-type="float" office:value="0" calcext:value-type="float">
            <text:p>0</text:p>
          </table:table-cell>
          <table:table-cell office:value-type="float" office:value="126926" calcext:value-type="float">
            <text:p>12692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3:59</text:p>
          </table:table-cell>
          <table:table-cell office:value-type="float" office:value="0.552026" calcext:value-type="float">
            <text:p>0.552026</text:p>
          </table:table-cell>
          <table:table-cell office:value-type="float" office:value="0.694904" calcext:value-type="float">
            <text:p>0.694904</text:p>
          </table:table-cell>
          <table:table-cell office:value-type="float" office:value="0" calcext:value-type="float">
            <text:p>0</text:p>
          </table:table-cell>
          <table:table-cell office:value-type="float" office:value="192028" calcext:value-type="float">
            <text:p>19202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00</text:p>
          </table:table-cell>
          <table:table-cell office:value-type="float" office:value="0.535255" calcext:value-type="float">
            <text:p>0.535255</text:p>
          </table:table-cell>
          <table:table-cell office:value-type="float" office:value="0.569091" calcext:value-type="float">
            <text:p>0.569091</text:p>
          </table:table-cell>
          <table:table-cell office:value-type="float" office:value="0" calcext:value-type="float">
            <text:p>0</text:p>
          </table:table-cell>
          <table:table-cell office:value-type="float" office:value="155199" calcext:value-type="float">
            <text:p>15519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01</text:p>
          </table:table-cell>
          <table:table-cell office:value-type="float" office:value="0.513229" calcext:value-type="float">
            <text:p>0.513229</text:p>
          </table:table-cell>
          <table:table-cell office:value-type="float" office:value="0.443187" calcext:value-type="float">
            <text:p>0.443187</text:p>
          </table:table-cell>
          <table:table-cell office:value-type="float" office:value="0" calcext:value-type="float">
            <text:p>0</text:p>
          </table:table-cell>
          <table:table-cell office:value-type="float" office:value="143583" calcext:value-type="float">
            <text:p>14358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02</text:p>
          </table:table-cell>
          <table:table-cell office:value-type="float" office:value="0.490437" calcext:value-type="float">
            <text:p>0.490437</text:p>
          </table:table-cell>
          <table:table-cell office:value-type="float" office:value="0.254347" calcext:value-type="float">
            <text:p>0.254347</text:p>
          </table:table-cell>
          <table:table-cell office:value-type="float" office:value="0" calcext:value-type="float">
            <text:p>0</text:p>
          </table:table-cell>
          <table:table-cell office:value-type="float" office:value="89084" calcext:value-type="float">
            <text:p>8908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03</text:p>
          </table:table-cell>
          <table:table-cell office:value-type="float" office:value="0.642493" calcext:value-type="float">
            <text:p>0.642493</text:p>
          </table:table-cell>
          <table:table-cell office:value-type="float" office:value="0.571978" calcext:value-type="float">
            <text:p>0.571978</text:p>
          </table:table-cell>
          <table:table-cell office:value-type="float" office:value="0" calcext:value-type="float">
            <text:p>0</text:p>
          </table:table-cell>
          <table:table-cell office:value-type="float" office:value="267520" calcext:value-type="float">
            <text:p>26752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04</text:p>
          </table:table-cell>
          <table:table-cell office:value-type="float" office:value="0.587575" calcext:value-type="float">
            <text:p>0.587575</text:p>
          </table:table-cell>
          <table:table-cell office:value-type="float" office:value="0.528398" calcext:value-type="float">
            <text:p>0.528398</text:p>
          </table:table-cell>
          <table:table-cell office:value-type="float" office:value="0" calcext:value-type="float">
            <text:p>0</text:p>
          </table:table-cell>
          <table:table-cell office:value-type="float" office:value="222290" calcext:value-type="float">
            <text:p>22229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05</text:p>
          </table:table-cell>
          <table:table-cell office:value-type="float" office:value="0.37389" calcext:value-type="float">
            <text:p>0.37389</text:p>
          </table:table-cell>
          <table:table-cell office:value-type="float" office:value="0.277638" calcext:value-type="float">
            <text:p>0.277638</text:p>
          </table:table-cell>
          <table:table-cell office:value-type="float" office:value="0" calcext:value-type="float">
            <text:p>0</text:p>
          </table:table-cell>
          <table:table-cell office:value-type="float" office:value="95858" calcext:value-type="float">
            <text:p>9585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06</text:p>
          </table:table-cell>
          <table:table-cell office:value-type="float" office:value="0.490929" calcext:value-type="float">
            <text:p>0.490929</text:p>
          </table:table-cell>
          <table:table-cell office:value-type="float" office:value="0.21837" calcext:value-type="float">
            <text:p>0.21837</text:p>
          </table:table-cell>
          <table:table-cell office:value-type="float" office:value="0" calcext:value-type="float">
            <text:p>0</text:p>
          </table:table-cell>
          <table:table-cell office:value-type="float" office:value="88995" calcext:value-type="float">
            <text:p>8899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07</text:p>
          </table:table-cell>
          <table:table-cell office:value-type="float" office:value="0.362842" calcext:value-type="float">
            <text:p>0.362842</text:p>
          </table:table-cell>
          <table:table-cell office:value-type="float" office:value="0.168548" calcext:value-type="float">
            <text:p>0.168548</text:p>
          </table:table-cell>
          <table:table-cell office:value-type="float" office:value="0" calcext:value-type="float">
            <text:p>0</text:p>
          </table:table-cell>
          <table:table-cell office:value-type="float" office:value="78702" calcext:value-type="float">
            <text:p>7870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08</text:p>
          </table:table-cell>
          <table:table-cell office:value-type="float" office:value="0.324784" calcext:value-type="float">
            <text:p>0.324784</text:p>
          </table:table-cell>
          <table:table-cell office:value-type="float" office:value="0.11611" calcext:value-type="float">
            <text:p>0.11611</text:p>
          </table:table-cell>
          <table:table-cell office:value-type="float" office:value="0" calcext:value-type="float">
            <text:p>0</text:p>
          </table:table-cell>
          <table:table-cell office:value-type="float" office:value="64938" calcext:value-type="float">
            <text:p>64938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09</text:p>
          </table:table-cell>
          <table:table-cell office:value-type="float" office:value="0.22436" calcext:value-type="float">
            <text:p>0.22436</text:p>
          </table:table-cell>
          <table:table-cell office:value-type="float" office:value="0.041728" calcext:value-type="float">
            <text:p>0.041728</text:p>
          </table:table-cell>
          <table:table-cell office:value-type="float" office:value="0" calcext:value-type="float">
            <text:p>0</text:p>
          </table:table-cell>
          <table:table-cell office:value-type="float" office:value="27647" calcext:value-type="float">
            <text:p>2764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10</text:p>
          </table:table-cell>
          <table:table-cell office:value-type="float" office:value="0.298003" calcext:value-type="float">
            <text:p>0.298003</text:p>
          </table:table-cell>
          <table:table-cell office:value-type="float" office:value="0.124514" calcext:value-type="float">
            <text:p>0.124514</text:p>
          </table:table-cell>
          <table:table-cell office:value-type="float" office:value="0" calcext:value-type="float">
            <text:p>0</text:p>
          </table:table-cell>
          <table:table-cell office:value-type="float" office:value="85289" calcext:value-type="float">
            <text:p>8528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11</text:p>
          </table:table-cell>
          <table:table-cell office:value-type="float" office:value="0.380056" calcext:value-type="float">
            <text:p>0.380056</text:p>
          </table:table-cell>
          <table:table-cell office:value-type="float" office:value="0.289122" calcext:value-type="float">
            <text:p>0.289122</text:p>
          </table:table-cell>
          <table:table-cell office:value-type="float" office:value="0" calcext:value-type="float">
            <text:p>0</text:p>
          </table:table-cell>
          <table:table-cell office:value-type="float" office:value="157827" calcext:value-type="float">
            <text:p>15782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12</text:p>
          </table:table-cell>
          <table:table-cell office:value-type="float" office:value="0.401957" calcext:value-type="float">
            <text:p>0.401957</text:p>
          </table:table-cell>
          <table:table-cell office:value-type="float" office:value="0.36043" calcext:value-type="float">
            <text:p>0.36043</text:p>
          </table:table-cell>
          <table:table-cell office:value-type="float" office:value="0" calcext:value-type="float">
            <text:p>0</text:p>
          </table:table-cell>
          <table:table-cell office:value-type="float" office:value="168255" calcext:value-type="float">
            <text:p>16825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13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171441" calcext:value-type="float">
            <text:p>0.171441</text:p>
          </table:table-cell>
          <table:table-cell office:value-type="float" office:value="0" calcext:value-type="float">
            <text:p>0</text:p>
          </table:table-cell>
          <table:table-cell office:value-type="float" office:value="104353" calcext:value-type="float">
            <text:p>10435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14</text:p>
          </table:table-cell>
          <table:table-cell office:value-type="float" office:value="0.26621" calcext:value-type="float">
            <text:p>0.26621</text:p>
          </table:table-cell>
          <table:table-cell office:value-type="float" office:value="0.095419" calcext:value-type="float">
            <text:p>0.095419</text:p>
          </table:table-cell>
          <table:table-cell office:value-type="float" office:value="0" calcext:value-type="float">
            <text:p>0</text:p>
          </table:table-cell>
          <table:table-cell office:value-type="float" office:value="87966" calcext:value-type="float">
            <text:p>8796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15</text:p>
          </table:table-cell>
          <table:table-cell office:value-type="float" office:value="0.170667" calcext:value-type="float">
            <text:p>0.170667</text:p>
          </table:table-cell>
          <table:table-cell office:value-type="float" office:value="0.048897" calcext:value-type="float">
            <text:p>0.048897</text:p>
          </table:table-cell>
          <table:table-cell office:value-type="float" office:value="0" calcext:value-type="float">
            <text:p>0</text:p>
          </table:table-cell>
          <table:table-cell office:value-type="float" office:value="58900" calcext:value-type="float">
            <text:p>5890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16</text:p>
          </table:table-cell>
          <table:table-cell office:value-type="float" office:value="0.160034" calcext:value-type="float">
            <text:p>0.160034</text:p>
          </table:table-cell>
          <table:table-cell office:value-type="float" office:value="0.054367" calcext:value-type="float">
            <text:p>0.054367</text:p>
          </table:table-cell>
          <table:table-cell office:value-type="float" office:value="0" calcext:value-type="float">
            <text:p>0</text:p>
          </table:table-cell>
          <table:table-cell office:value-type="float" office:value="85186" calcext:value-type="float">
            <text:p>8518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17</text:p>
          </table:table-cell>
          <table:table-cell office:value-type="float" office:value="0.265735" calcext:value-type="float">
            <text:p>0.265735</text:p>
          </table:table-cell>
          <table:table-cell office:value-type="float" office:value="0.116832" calcext:value-type="float">
            <text:p>0.116832</text:p>
          </table:table-cell>
          <table:table-cell office:value-type="float" office:value="0" calcext:value-type="float">
            <text:p>0</text:p>
          </table:table-cell>
          <table:table-cell office:value-type="float" office:value="137654" calcext:value-type="float">
            <text:p>137654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18</text:p>
          </table:table-cell>
          <table:table-cell office:value-type="float" office:value="0.290222" calcext:value-type="float">
            <text:p>0.290222</text:p>
          </table:table-cell>
          <table:table-cell office:value-type="float" office:value="0.110618" calcext:value-type="float">
            <text:p>0.110618</text:p>
          </table:table-cell>
          <table:table-cell office:value-type="float" office:value="0" calcext:value-type="float">
            <text:p>0</text:p>
          </table:table-cell>
          <table:table-cell office:value-type="float" office:value="123475" calcext:value-type="float">
            <text:p>12347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19</text:p>
          </table:table-cell>
          <table:table-cell office:value-type="float" office:value="0.273434" calcext:value-type="float">
            <text:p>0.273434</text:p>
          </table:table-cell>
          <table:table-cell office:value-type="float" office:value="0.113519" calcext:value-type="float">
            <text:p>0.113519</text:p>
          </table:table-cell>
          <table:table-cell office:value-type="float" office:value="0" calcext:value-type="float">
            <text:p>0</text:p>
          </table:table-cell>
          <table:table-cell office:value-type="float" office:value="139614" calcext:value-type="float">
            <text:p>139614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20</text:p>
          </table:table-cell>
          <table:table-cell office:value-type="float" office:value="0.134349" calcext:value-type="float">
            <text:p>0.134349</text:p>
          </table:table-cell>
          <table:table-cell office:value-type="float" office:value="0.029917" calcext:value-type="float">
            <text:p>0.029917</text:p>
          </table:table-cell>
          <table:table-cell office:value-type="float" office:value="0" calcext:value-type="float">
            <text:p>0</text:p>
          </table:table-cell>
          <table:table-cell office:value-type="float" office:value="77524" calcext:value-type="float">
            <text:p>7752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21</text:p>
          </table:table-cell>
          <table:table-cell office:value-type="float" office:value="0.116627" calcext:value-type="float">
            <text:p>0.116627</text:p>
          </table:table-cell>
          <table:table-cell office:value-type="float" office:value="0.028398" calcext:value-type="float">
            <text:p>0.028398</text:p>
          </table:table-cell>
          <table:table-cell office:value-type="float" office:value="0" calcext:value-type="float">
            <text:p>0</text:p>
          </table:table-cell>
          <table:table-cell office:value-type="float" office:value="105986" calcext:value-type="float">
            <text:p>10598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22</text:p>
          </table:table-cell>
          <table:table-cell office:value-type="float" office:value="0.204185" calcext:value-type="float">
            <text:p>0.204185</text:p>
          </table:table-cell>
          <table:table-cell office:value-type="float" office:value="0.042375" calcext:value-type="float">
            <text:p>0.042375</text:p>
          </table:table-cell>
          <table:table-cell office:value-type="float" office:value="0" calcext:value-type="float">
            <text:p>0</text:p>
          </table:table-cell>
          <table:table-cell office:value-type="float" office:value="98704" calcext:value-type="float">
            <text:p>98704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23</text:p>
          </table:table-cell>
          <table:table-cell office:value-type="float" office:value="0.115586" calcext:value-type="float">
            <text:p>0.115586</text:p>
          </table:table-cell>
          <table:table-cell office:value-type="float" office:value="0.014317" calcext:value-type="float">
            <text:p>0.014317</text:p>
          </table:table-cell>
          <table:table-cell office:value-type="float" office:value="0" calcext:value-type="float">
            <text:p>0</text:p>
          </table:table-cell>
          <table:table-cell office:value-type="float" office:value="60943" calcext:value-type="float">
            <text:p>6094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24</text:p>
          </table:table-cell>
          <table:table-cell office:value-type="float" office:value="0.137963" calcext:value-type="float">
            <text:p>0.137963</text:p>
          </table:table-cell>
          <table:table-cell office:value-type="float" office:value="0.027895" calcext:value-type="float">
            <text:p>0.027895</text:p>
          </table:table-cell>
          <table:table-cell office:value-type="float" office:value="0" calcext:value-type="float">
            <text:p>0</text:p>
          </table:table-cell>
          <table:table-cell office:value-type="float" office:value="156354" calcext:value-type="float">
            <text:p>15635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25</text:p>
          </table:table-cell>
          <table:table-cell office:value-type="float" office:value="0.071227" calcext:value-type="float">
            <text:p>0.071227</text:p>
          </table:table-cell>
          <table:table-cell office:value-type="float" office:value="0.014892" calcext:value-type="float">
            <text:p>0.014892</text:p>
          </table:table-cell>
          <table:table-cell office:value-type="float" office:value="0" calcext:value-type="float">
            <text:p>0</text:p>
          </table:table-cell>
          <table:table-cell office:value-type="float" office:value="67236" calcext:value-type="float">
            <text:p>6723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26</text:p>
          </table:table-cell>
          <table:table-cell office:value-type="float" office:value="0.062604" calcext:value-type="float">
            <text:p>0.062604</text:p>
          </table:table-cell>
          <table:table-cell office:value-type="float" office:value="0.016547" calcext:value-type="float">
            <text:p>0.016547</text:p>
          </table:table-cell>
          <table:table-cell office:value-type="float" office:value="0" calcext:value-type="float">
            <text:p>0</text:p>
          </table:table-cell>
          <table:table-cell office:value-type="float" office:value="87495" calcext:value-type="float">
            <text:p>8749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27</text:p>
          </table:table-cell>
          <table:table-cell office:value-type="float" office:value="0.159517" calcext:value-type="float">
            <text:p>0.159517</text:p>
          </table:table-cell>
          <table:table-cell office:value-type="float" office:value="0.040695" calcext:value-type="float">
            <text:p>0.040695</text:p>
          </table:table-cell>
          <table:table-cell office:value-type="float" office:value="0" calcext:value-type="float">
            <text:p>0</text:p>
          </table:table-cell>
          <table:table-cell office:value-type="float" office:value="89623" calcext:value-type="float">
            <text:p>8962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28</text:p>
          </table:table-cell>
          <table:table-cell office:value-type="float" office:value="0.026611" calcext:value-type="float">
            <text:p>0.026611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" calcext:value-type="float">
            <text:p>0</text:p>
          </table:table-cell>
          <table:table-cell office:value-type="float" office:value="51542" calcext:value-type="float">
            <text:p>5154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29</text:p>
          </table:table-cell>
          <table:table-cell office:value-type="float" office:value="0.026092" calcext:value-type="float">
            <text:p>0.026092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" calcext:value-type="float">
            <text:p>0</text:p>
          </table:table-cell>
          <table:table-cell office:value-type="float" office:value="42149" calcext:value-type="float">
            <text:p>42149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30</text:p>
          </table:table-cell>
          <table:table-cell office:value-type="float" office:value="0.123561" calcext:value-type="float">
            <text:p>0.123561</text:p>
          </table:table-cell>
          <table:table-cell office:value-type="float" office:value="0.009676" calcext:value-type="float">
            <text:p>0.009676</text:p>
          </table:table-cell>
          <table:table-cell office:value-type="float" office:value="0" calcext:value-type="float">
            <text:p>0</text:p>
          </table:table-cell>
          <table:table-cell office:value-type="float" office:value="75318" calcext:value-type="float">
            <text:p>75318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31</text:p>
          </table:table-cell>
          <table:table-cell office:value-type="float" office:value="0.037174" calcext:value-type="float">
            <text:p>0.037174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" calcext:value-type="float">
            <text:p>0</text:p>
          </table:table-cell>
          <table:table-cell office:value-type="float" office:value="50803" calcext:value-type="float">
            <text:p>5080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32</text:p>
          </table:table-cell>
          <table:table-cell office:value-type="float" office:value="0.153974" calcext:value-type="float">
            <text:p>0.153974</text:p>
          </table:table-cell>
          <table:table-cell office:value-type="float" office:value="0.028341" calcext:value-type="float">
            <text:p>0.028341</text:p>
          </table:table-cell>
          <table:table-cell office:value-type="float" office:value="0" calcext:value-type="float">
            <text:p>0</text:p>
          </table:table-cell>
          <table:table-cell office:value-type="float" office:value="99378" calcext:value-type="float">
            <text:p>9937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33</text:p>
          </table:table-cell>
          <table:table-cell office:value-type="float" office:value="0.232967" calcext:value-type="float">
            <text:p>0.232967</text:p>
          </table:table-cell>
          <table:table-cell office:value-type="float" office:value="0.087206" calcext:value-type="float">
            <text:p>0.087206</text:p>
          </table:table-cell>
          <table:table-cell office:value-type="float" office:value="0" calcext:value-type="float">
            <text:p>0</text:p>
          </table:table-cell>
          <table:table-cell office:value-type="float" office:value="222719" calcext:value-type="float">
            <text:p>222719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34</text:p>
          </table:table-cell>
          <table:table-cell office:value-type="float" office:value="0.449524" calcext:value-type="float">
            <text:p>0.449524</text:p>
          </table:table-cell>
          <table:table-cell office:value-type="float" office:value="0.141666" calcext:value-type="float">
            <text:p>0.141666</text:p>
          </table:table-cell>
          <table:table-cell office:value-type="float" office:value="0" calcext:value-type="float">
            <text:p>0</text:p>
          </table:table-cell>
          <table:table-cell office:value-type="float" office:value="166168" calcext:value-type="float">
            <text:p>16616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35</text:p>
          </table:table-cell>
          <table:table-cell office:value-type="float" office:value="0.341656" calcext:value-type="float">
            <text:p>0.341656</text:p>
          </table:table-cell>
          <table:table-cell office:value-type="float" office:value="0.080763" calcext:value-type="float">
            <text:p>0.080763</text:p>
          </table:table-cell>
          <table:table-cell office:value-type="float" office:value="0" calcext:value-type="float">
            <text:p>0</text:p>
          </table:table-cell>
          <table:table-cell office:value-type="float" office:value="121604" calcext:value-type="float">
            <text:p>12160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36</text:p>
          </table:table-cell>
          <table:table-cell office:value-type="float" office:value="0.193356" calcext:value-type="float">
            <text:p>0.193356</text:p>
          </table:table-cell>
          <table:table-cell office:value-type="float" office:value="0.024967" calcext:value-type="float">
            <text:p>0.024967</text:p>
          </table:table-cell>
          <table:table-cell office:value-type="float" office:value="0" calcext:value-type="float">
            <text:p>0</text:p>
          </table:table-cell>
          <table:table-cell office:value-type="float" office:value="89782" calcext:value-type="float">
            <text:p>8978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37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004414" calcext:value-type="float">
            <text:p>0.004414</text:p>
          </table:table-cell>
          <table:table-cell office:value-type="float" office:value="0" calcext:value-type="float">
            <text:p>0</text:p>
          </table:table-cell>
          <table:table-cell office:value-type="float" office:value="66179" calcext:value-type="float">
            <text:p>6617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38</text:p>
          </table:table-cell>
          <table:table-cell office:value-type="float" office:value="0.025978" calcext:value-type="float">
            <text:p>0.025978</text:p>
          </table:table-cell>
          <table:table-cell office:value-type="float" office:value="0.007816" calcext:value-type="float">
            <text:p>0.007816</text:p>
          </table:table-cell>
          <table:table-cell office:value-type="float" office:value="0" calcext:value-type="float">
            <text:p>0</text:p>
          </table:table-cell>
          <table:table-cell office:value-type="float" office:value="75480" calcext:value-type="float">
            <text:p>7548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39</text:p>
          </table:table-cell>
          <table:table-cell office:value-type="float" office:value="0.019147" calcext:value-type="float">
            <text:p>0.019147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" calcext:value-type="float">
            <text:p>0</text:p>
          </table:table-cell>
          <table:table-cell office:value-type="float" office:value="45933" calcext:value-type="float">
            <text:p>4593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40</text:p>
          </table:table-cell>
          <table:table-cell office:value-type="float" office:value="0.124935" calcext:value-type="float">
            <text:p>0.124935</text:p>
          </table:table-cell>
          <table:table-cell office:value-type="float" office:value="0.015106" calcext:value-type="float">
            <text:p>0.015106</text:p>
          </table:table-cell>
          <table:table-cell office:value-type="float" office:value="0" calcext:value-type="float">
            <text:p>0</text:p>
          </table:table-cell>
          <table:table-cell office:value-type="float" office:value="93755" calcext:value-type="float">
            <text:p>9375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41</text:p>
          </table:table-cell>
          <table:table-cell office:value-type="float" office:value="0.018506" calcext:value-type="float">
            <text:p>0.018506</text:p>
          </table:table-cell>
          <table:table-cell office:value-type="float" office:value="0.002124" calcext:value-type="float">
            <text:p>0.002124</text:p>
          </table:table-cell>
          <table:table-cell office:value-type="float" office:value="0" calcext:value-type="float">
            <text:p>0</text:p>
          </table:table-cell>
          <table:table-cell office:value-type="float" office:value="40274" calcext:value-type="float">
            <text:p>4027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42</text:p>
          </table:table-cell>
          <table:table-cell office:value-type="float" office:value="0.112839" calcext:value-type="float">
            <text:p>0.112839</text:p>
          </table:table-cell>
          <table:table-cell office:value-type="float" office:value="0.017559" calcext:value-type="float">
            <text:p>0.017559</text:p>
          </table:table-cell>
          <table:table-cell office:value-type="float" office:value="0" calcext:value-type="float">
            <text:p>0</text:p>
          </table:table-cell>
          <table:table-cell office:value-type="float" office:value="91206" calcext:value-type="float">
            <text:p>9120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43</text:p>
          </table:table-cell>
          <table:table-cell office:value-type="float" office:value="0.162704" calcext:value-type="float">
            <text:p>0.162704</text:p>
          </table:table-cell>
          <table:table-cell office:value-type="float" office:value="0.027766" calcext:value-type="float">
            <text:p>0.027766</text:p>
          </table:table-cell>
          <table:table-cell office:value-type="float" office:value="0" calcext:value-type="float">
            <text:p>0</text:p>
          </table:table-cell>
          <table:table-cell office:value-type="float" office:value="102140" calcext:value-type="float">
            <text:p>10214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44</text:p>
          </table:table-cell>
          <table:table-cell office:value-type="float" office:value="0.208421" calcext:value-type="float">
            <text:p>0.208421</text:p>
          </table:table-cell>
          <table:table-cell office:value-type="float" office:value="0.048929" calcext:value-type="float">
            <text:p>0.048929</text:p>
          </table:table-cell>
          <table:table-cell office:value-type="float" office:value="0" calcext:value-type="float">
            <text:p>0</text:p>
          </table:table-cell>
          <table:table-cell office:value-type="float" office:value="133201" calcext:value-type="float">
            <text:p>13320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45</text:p>
          </table:table-cell>
          <table:table-cell office:value-type="float" office:value="0.231028" calcext:value-type="float">
            <text:p>0.231028</text:p>
          </table:table-cell>
          <table:table-cell office:value-type="float" office:value="0.038795" calcext:value-type="float">
            <text:p>0.038795</text:p>
          </table:table-cell>
          <table:table-cell office:value-type="float" office:value="0" calcext:value-type="float">
            <text:p>0</text:p>
          </table:table-cell>
          <table:table-cell office:value-type="float" office:value="115653" calcext:value-type="float">
            <text:p>115653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46</text:p>
          </table:table-cell>
          <table:table-cell office:value-type="float" office:value="0.123597" calcext:value-type="float">
            <text:p>0.123597</text:p>
          </table:table-cell>
          <table:table-cell office:value-type="float" office:value="0.043844" calcext:value-type="float">
            <text:p>0.043844</text:p>
          </table:table-cell>
          <table:table-cell office:value-type="float" office:value="0" calcext:value-type="float">
            <text:p>0</text:p>
          </table:table-cell>
          <table:table-cell office:value-type="float" office:value="161074" calcext:value-type="float">
            <text:p>161074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47</text:p>
          </table:table-cell>
          <table:table-cell office:value-type="float" office:value="0.143282" calcext:value-type="float">
            <text:p>0.143282</text:p>
          </table:table-cell>
          <table:table-cell office:value-type="float" office:value="0.020677" calcext:value-type="float">
            <text:p>0.020677</text:p>
          </table:table-cell>
          <table:table-cell office:value-type="float" office:value="0" calcext:value-type="float">
            <text:p>0</text:p>
          </table:table-cell>
          <table:table-cell office:value-type="float" office:value="51874" calcext:value-type="float">
            <text:p>5187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48</text:p>
          </table:table-cell>
          <table:table-cell office:value-type="float" office:value="0.44796" calcext:value-type="float">
            <text:p>0.44796</text:p>
          </table:table-cell>
          <table:table-cell office:value-type="float" office:value="0.205255" calcext:value-type="float">
            <text:p>0.205255</text:p>
          </table:table-cell>
          <table:table-cell office:value-type="float" office:value="0" calcext:value-type="float">
            <text:p>0</text:p>
          </table:table-cell>
          <table:table-cell office:value-type="float" office:value="268305" calcext:value-type="float">
            <text:p>26830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49</text:p>
          </table:table-cell>
          <table:table-cell office:value-type="float" office:value="0.602818" calcext:value-type="float">
            <text:p>0.602818</text:p>
          </table:table-cell>
          <table:table-cell office:value-type="float" office:value="0.391314" calcext:value-type="float">
            <text:p>0.391314</text:p>
          </table:table-cell>
          <table:table-cell office:value-type="float" office:value="0" calcext:value-type="float">
            <text:p>0</text:p>
          </table:table-cell>
          <table:table-cell office:value-type="float" office:value="303754" calcext:value-type="float">
            <text:p>30375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50</text:p>
          </table:table-cell>
          <table:table-cell office:value-type="float" office:value="0.541522" calcext:value-type="float">
            <text:p>0.541522</text:p>
          </table:table-cell>
          <table:table-cell office:value-type="float" office:value="0.375952" calcext:value-type="float">
            <text:p>0.375952</text:p>
          </table:table-cell>
          <table:table-cell office:value-type="float" office:value="0" calcext:value-type="float">
            <text:p>0</text:p>
          </table:table-cell>
          <table:table-cell office:value-type="float" office:value="268008" calcext:value-type="float">
            <text:p>26800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51</text:p>
          </table:table-cell>
          <table:table-cell office:value-type="float" office:value="0.458727" calcext:value-type="float">
            <text:p>0.458727</text:p>
          </table:table-cell>
          <table:table-cell office:value-type="float" office:value="0.245248" calcext:value-type="float">
            <text:p>0.245248</text:p>
          </table:table-cell>
          <table:table-cell office:value-type="float" office:value="0" calcext:value-type="float">
            <text:p>0</text:p>
          </table:table-cell>
          <table:table-cell office:value-type="float" office:value="141728" calcext:value-type="float">
            <text:p>141728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52</text:p>
          </table:table-cell>
          <table:table-cell office:value-type="float" office:value="0.568098" calcext:value-type="float">
            <text:p>0.568098</text:p>
          </table:table-cell>
          <table:table-cell office:value-type="float" office:value="0.216592" calcext:value-type="float">
            <text:p>0.216592</text:p>
          </table:table-cell>
          <table:table-cell office:value-type="float" office:value="0" calcext:value-type="float">
            <text:p>0</text:p>
          </table:table-cell>
          <table:table-cell office:value-type="float" office:value="144612" calcext:value-type="float">
            <text:p>14461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53</text:p>
          </table:table-cell>
          <table:table-cell office:value-type="float" office:value="0.426257" calcext:value-type="float">
            <text:p>0.426257</text:p>
          </table:table-cell>
          <table:table-cell office:value-type="float" office:value="0.170122" calcext:value-type="float">
            <text:p>0.170122</text:p>
          </table:table-cell>
          <table:table-cell office:value-type="float" office:value="0" calcext:value-type="float">
            <text:p>0</text:p>
          </table:table-cell>
          <table:table-cell office:value-type="float" office:value="120147" calcext:value-type="float">
            <text:p>12014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54</text:p>
          </table:table-cell>
          <table:table-cell office:value-type="float" office:value="0.485857" calcext:value-type="float">
            <text:p>0.485857</text:p>
          </table:table-cell>
          <table:table-cell office:value-type="float" office:value="0.182246" calcext:value-type="float">
            <text:p>0.182246</text:p>
          </table:table-cell>
          <table:table-cell office:value-type="float" office:value="0" calcext:value-type="float">
            <text:p>0</text:p>
          </table:table-cell>
          <table:table-cell office:value-type="float" office:value="142987" calcext:value-type="float">
            <text:p>14298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55</text:p>
          </table:table-cell>
          <table:table-cell office:value-type="float" office:value="0.179729" calcext:value-type="float">
            <text:p>0.179729</text:p>
          </table:table-cell>
          <table:table-cell office:value-type="float" office:value="0.063055" calcext:value-type="float">
            <text:p>0.063055</text:p>
          </table:table-cell>
          <table:table-cell office:value-type="float" office:value="0" calcext:value-type="float">
            <text:p>0</text:p>
          </table:table-cell>
          <table:table-cell office:value-type="float" office:value="106206" calcext:value-type="float">
            <text:p>10620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56</text:p>
          </table:table-cell>
          <table:table-cell office:value-type="float" office:value="0.167998" calcext:value-type="float">
            <text:p>0.167998</text:p>
          </table:table-cell>
          <table:table-cell office:value-type="float" office:value="0.025633" calcext:value-type="float">
            <text:p>0.025633</text:p>
          </table:table-cell>
          <table:table-cell office:value-type="float" office:value="0" calcext:value-type="float">
            <text:p>0</text:p>
          </table:table-cell>
          <table:table-cell office:value-type="float" office:value="54443" calcext:value-type="float">
            <text:p>5444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57</text:p>
          </table:table-cell>
          <table:table-cell office:value-type="float" office:value="0.04111" calcext:value-type="float">
            <text:p>0.04111</text:p>
          </table:table-cell>
          <table:table-cell office:value-type="float" office:value="0.004911" calcext:value-type="float">
            <text:p>0.004911</text:p>
          </table:table-cell>
          <table:table-cell office:value-type="float" office:value="0" calcext:value-type="float">
            <text:p>0</text:p>
          </table:table-cell>
          <table:table-cell office:value-type="float" office:value="53810" calcext:value-type="float">
            <text:p>5381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58</text:p>
          </table:table-cell>
          <table:table-cell office:value-type="float" office:value="0.081918" calcext:value-type="float">
            <text:p>0.081918</text:p>
          </table:table-cell>
          <table:table-cell office:value-type="float" office:value="0.007007" calcext:value-type="float">
            <text:p>0.007007</text:p>
          </table:table-cell>
          <table:table-cell office:value-type="float" office:value="0" calcext:value-type="float">
            <text:p>0</text:p>
          </table:table-cell>
          <table:table-cell office:value-type="float" office:value="75715" calcext:value-type="float">
            <text:p>75715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4:59</text:p>
          </table:table-cell>
          <table:table-cell office:value-type="float" office:value="0.017796" calcext:value-type="float">
            <text:p>0.017796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" calcext:value-type="float">
            <text:p>0</text:p>
          </table:table-cell>
          <table:table-cell office:value-type="float" office:value="23345" calcext:value-type="float">
            <text:p>2334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00</text:p>
          </table:table-cell>
          <table:table-cell office:value-type="float" office:value="0.093943" calcext:value-type="float">
            <text:p>0.093943</text:p>
          </table:table-cell>
          <table:table-cell office:value-type="float" office:value="0.046207" calcext:value-type="float">
            <text:p>0.046207</text:p>
          </table:table-cell>
          <table:table-cell office:value-type="float" office:value="0" calcext:value-type="float">
            <text:p>0</text:p>
          </table:table-cell>
          <table:table-cell office:value-type="float" office:value="129261" calcext:value-type="float">
            <text:p>12926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01</text:p>
          </table:table-cell>
          <table:table-cell office:value-type="float" office:value="0.784331" calcext:value-type="float">
            <text:p>0.784331</text:p>
          </table:table-cell>
          <table:table-cell office:value-type="float" office:value="0.721424" calcext:value-type="float">
            <text:p>0.721424</text:p>
          </table:table-cell>
          <table:table-cell office:value-type="float" office:value="0" calcext:value-type="float">
            <text:p>0</text:p>
          </table:table-cell>
          <table:table-cell office:value-type="float" office:value="367978" calcext:value-type="float">
            <text:p>36797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02</text:p>
          </table:table-cell>
          <table:table-cell office:value-type="float" office:value="1.300819" calcext:value-type="float">
            <text:p>1.300819</text:p>
          </table:table-cell>
          <table:table-cell office:value-type="float" office:value="1.256999" calcext:value-type="float">
            <text:p>1.256999</text:p>
          </table:table-cell>
          <table:table-cell office:value-type="float" office:value="0" calcext:value-type="float">
            <text:p>0</text:p>
          </table:table-cell>
          <table:table-cell office:value-type="float" office:value="447517" calcext:value-type="float">
            <text:p>44751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03</text:p>
          </table:table-cell>
          <table:table-cell office:value-type="float" office:value="0.989631" calcext:value-type="float">
            <text:p>0.989631</text:p>
          </table:table-cell>
          <table:table-cell office:value-type="float" office:value="1.120716" calcext:value-type="float">
            <text:p>1.120716</text:p>
          </table:table-cell>
          <table:table-cell office:value-type="float" office:value="0" calcext:value-type="float">
            <text:p>0</text:p>
          </table:table-cell>
          <table:table-cell office:value-type="float" office:value="360294" calcext:value-type="float">
            <text:p>36029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04</text:p>
          </table:table-cell>
          <table:table-cell office:value-type="float" office:value="0.738009" calcext:value-type="float">
            <text:p>0.738009</text:p>
          </table:table-cell>
          <table:table-cell office:value-type="float" office:value="0.927206" calcext:value-type="float">
            <text:p>0.927206</text:p>
          </table:table-cell>
          <table:table-cell office:value-type="float" office:value="0" calcext:value-type="float">
            <text:p>0</text:p>
          </table:table-cell>
          <table:table-cell office:value-type="float" office:value="285438" calcext:value-type="float">
            <text:p>28543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05</text:p>
          </table:table-cell>
          <table:table-cell office:value-type="float" office:value="0.936068" calcext:value-type="float">
            <text:p>0.936068</text:p>
          </table:table-cell>
          <table:table-cell office:value-type="float" office:value="1.357194" calcext:value-type="float">
            <text:p>1.357194</text:p>
          </table:table-cell>
          <table:table-cell office:value-type="float" office:value="0" calcext:value-type="float">
            <text:p>0</text:p>
          </table:table-cell>
          <table:table-cell office:value-type="float" office:value="482934" calcext:value-type="float">
            <text:p>48293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06</text:p>
          </table:table-cell>
          <table:table-cell office:value-type="float" office:value="0.888494" calcext:value-type="float">
            <text:p>0.888494</text:p>
          </table:table-cell>
          <table:table-cell office:value-type="float" office:value="1.724013" calcext:value-type="float">
            <text:p>1.724013</text:p>
          </table:table-cell>
          <table:table-cell office:value-type="float" office:value="0" calcext:value-type="float">
            <text:p>0</text:p>
          </table:table-cell>
          <table:table-cell office:value-type="float" office:value="587491" calcext:value-type="float">
            <text:p>58749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07</text:p>
          </table:table-cell>
          <table:table-cell office:value-type="float" office:value="1.142154" calcext:value-type="float">
            <text:p>1.142154</text:p>
          </table:table-cell>
          <table:table-cell office:value-type="float" office:value="1.421752" calcext:value-type="float">
            <text:p>1.421752</text:p>
          </table:table-cell>
          <table:table-cell office:value-type="float" office:value="0" calcext:value-type="float">
            <text:p>0</text:p>
          </table:table-cell>
          <table:table-cell office:value-type="float" office:value="558098" calcext:value-type="float">
            <text:p>55809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08</text:p>
          </table:table-cell>
          <table:table-cell office:value-type="float" office:value="0.984743" calcext:value-type="float">
            <text:p>0.984743</text:p>
          </table:table-cell>
          <table:table-cell office:value-type="float" office:value="0.877659" calcext:value-type="float">
            <text:p>0.877659</text:p>
          </table:table-cell>
          <table:table-cell office:value-type="float" office:value="0" calcext:value-type="float">
            <text:p>0</text:p>
          </table:table-cell>
          <table:table-cell office:value-type="float" office:value="344803" calcext:value-type="float">
            <text:p>34480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09</text:p>
          </table:table-cell>
          <table:table-cell office:value-type="float" office:value="0.823986" calcext:value-type="float">
            <text:p>0.823986</text:p>
          </table:table-cell>
          <table:table-cell office:value-type="float" office:value="1.232293" calcext:value-type="float">
            <text:p>1.232293</text:p>
          </table:table-cell>
          <table:table-cell office:value-type="float" office:value="0" calcext:value-type="float">
            <text:p>0</text:p>
          </table:table-cell>
          <table:table-cell office:value-type="float" office:value="460160" calcext:value-type="float">
            <text:p>46016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10</text:p>
          </table:table-cell>
          <table:table-cell office:value-type="float" office:value="1.027922" calcext:value-type="float">
            <text:p>1.027922</text:p>
          </table:table-cell>
          <table:table-cell office:value-type="float" office:value="1.36144" calcext:value-type="float">
            <text:p>1.36144</text:p>
          </table:table-cell>
          <table:table-cell office:value-type="float" office:value="0" calcext:value-type="float">
            <text:p>0</text:p>
          </table:table-cell>
          <table:table-cell office:value-type="float" office:value="483571" calcext:value-type="float">
            <text:p>48357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11</text:p>
          </table:table-cell>
          <table:table-cell office:value-type="float" office:value="0.989568" calcext:value-type="float">
            <text:p>0.989568</text:p>
          </table:table-cell>
          <table:table-cell office:value-type="float" office:value="1.430595" calcext:value-type="float">
            <text:p>1.430595</text:p>
          </table:table-cell>
          <table:table-cell office:value-type="float" office:value="0" calcext:value-type="float">
            <text:p>0</text:p>
          </table:table-cell>
          <table:table-cell office:value-type="float" office:value="581190" calcext:value-type="float">
            <text:p>58119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12</text:p>
          </table:table-cell>
          <table:table-cell office:value-type="float" office:value="0.952311" calcext:value-type="float">
            <text:p>0.952311</text:p>
          </table:table-cell>
          <table:table-cell office:value-type="float" office:value="0.969497" calcext:value-type="float">
            <text:p>0.969497</text:p>
          </table:table-cell>
          <table:table-cell office:value-type="float" office:value="0" calcext:value-type="float">
            <text:p>0</text:p>
          </table:table-cell>
          <table:table-cell office:value-type="float" office:value="580012" calcext:value-type="float">
            <text:p>58001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13</text:p>
          </table:table-cell>
          <table:table-cell office:value-type="float" office:value="0.853779" calcext:value-type="float">
            <text:p>0.853779</text:p>
          </table:table-cell>
          <table:table-cell office:value-type="float" office:value="1.06472" calcext:value-type="float">
            <text:p>1.06472</text:p>
          </table:table-cell>
          <table:table-cell office:value-type="float" office:value="0" calcext:value-type="float">
            <text:p>0</text:p>
          </table:table-cell>
          <table:table-cell office:value-type="float" office:value="243827" calcext:value-type="float">
            <text:p>24382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14</text:p>
          </table:table-cell>
          <table:table-cell office:value-type="float" office:value="0.751304" calcext:value-type="float">
            <text:p>0.751304</text:p>
          </table:table-cell>
          <table:table-cell office:value-type="float" office:value="1.401967" calcext:value-type="float">
            <text:p>1.401967</text:p>
          </table:table-cell>
          <table:table-cell office:value-type="float" office:value="0" calcext:value-type="float">
            <text:p>0</text:p>
          </table:table-cell>
          <table:table-cell office:value-type="float" office:value="368934" calcext:value-type="float">
            <text:p>36893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15</text:p>
          </table:table-cell>
          <table:table-cell office:value-type="float" office:value="0.451947" calcext:value-type="float">
            <text:p>0.451947</text:p>
          </table:table-cell>
          <table:table-cell office:value-type="float" office:value="0.145134" calcext:value-type="float">
            <text:p>0.145134</text:p>
          </table:table-cell>
          <table:table-cell office:value-type="float" office:value="0" calcext:value-type="float">
            <text:p>0</text:p>
          </table:table-cell>
          <table:table-cell office:value-type="float" office:value="38159" calcext:value-type="float">
            <text:p>381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16</text:p>
          </table:table-cell>
          <table:table-cell office:value-type="float" office:value="0.903475" calcext:value-type="float">
            <text:p>0.903475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0" calcext:value-type="float">
            <text:p>0</text:p>
          </table:table-cell>
          <table:table-cell office:value-type="float" office:value="152886" calcext:value-type="float">
            <text:p>15288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17</text:p>
          </table:table-cell>
          <table:table-cell office:value-type="float" office:value="0.803184" calcext:value-type="float">
            <text:p>0.803184</text:p>
          </table:table-cell>
          <table:table-cell office:value-type="float" office:value="0.871614" calcext:value-type="float">
            <text:p>0.871614</text:p>
          </table:table-cell>
          <table:table-cell office:value-type="float" office:value="0" calcext:value-type="float">
            <text:p>0</text:p>
          </table:table-cell>
          <table:table-cell office:value-type="float" office:value="219940" calcext:value-type="float">
            <text:p>21994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18</text:p>
          </table:table-cell>
          <table:table-cell office:value-type="float" office:value="0.848925" calcext:value-type="float">
            <text:p>0.848925</text:p>
          </table:table-cell>
          <table:table-cell office:value-type="float" office:value="0.820944" calcext:value-type="float">
            <text:p>0.820944</text:p>
          </table:table-cell>
          <table:table-cell office:value-type="float" office:value="0" calcext:value-type="float">
            <text:p>0</text:p>
          </table:table-cell>
          <table:table-cell office:value-type="float" office:value="229582" calcext:value-type="float">
            <text:p>2295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19</text:p>
          </table:table-cell>
          <table:table-cell office:value-type="float" office:value="0.69837" calcext:value-type="float">
            <text:p>0.69837</text:p>
          </table:table-cell>
          <table:table-cell office:value-type="float" office:value="0.380907" calcext:value-type="float">
            <text:p>0.380907</text:p>
          </table:table-cell>
          <table:table-cell office:value-type="float" office:value="0" calcext:value-type="float">
            <text:p>0</text:p>
          </table:table-cell>
          <table:table-cell office:value-type="float" office:value="136397" calcext:value-type="float">
            <text:p>13639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20</text:p>
          </table:table-cell>
          <table:table-cell office:value-type="float" office:value="0.416275" calcext:value-type="float">
            <text:p>0.416275</text:p>
          </table:table-cell>
          <table:table-cell office:value-type="float" office:value="0.156323" calcext:value-type="float">
            <text:p>0.156323</text:p>
          </table:table-cell>
          <table:table-cell office:value-type="float" office:value="0" calcext:value-type="float">
            <text:p>0</text:p>
          </table:table-cell>
          <table:table-cell office:value-type="float" office:value="72423" calcext:value-type="float">
            <text:p>7242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21</text:p>
          </table:table-cell>
          <table:table-cell office:value-type="float" office:value="0.406625" calcext:value-type="float">
            <text:p>0.406625</text:p>
          </table:table-cell>
          <table:table-cell office:value-type="float" office:value="0.190195" calcext:value-type="float">
            <text:p>0.190195</text:p>
          </table:table-cell>
          <table:table-cell office:value-type="float" office:value="0" calcext:value-type="float">
            <text:p>0</text:p>
          </table:table-cell>
          <table:table-cell office:value-type="float" office:value="106922" calcext:value-type="float">
            <text:p>10692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22</text:p>
          </table:table-cell>
          <table:table-cell office:value-type="float" office:value="0.416143" calcext:value-type="float">
            <text:p>0.416143</text:p>
          </table:table-cell>
          <table:table-cell office:value-type="float" office:value="0.12922" calcext:value-type="float">
            <text:p>0.12922</text:p>
          </table:table-cell>
          <table:table-cell office:value-type="float" office:value="0" calcext:value-type="float">
            <text:p>0</text:p>
          </table:table-cell>
          <table:table-cell office:value-type="float" office:value="81297" calcext:value-type="float">
            <text:p>8129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23</text:p>
          </table:table-cell>
          <table:table-cell office:value-type="float" office:value="0.69424" calcext:value-type="float">
            <text:p>0.69424</text:p>
          </table:table-cell>
          <table:table-cell office:value-type="float" office:value="0.329197" calcext:value-type="float">
            <text:p>0.329197</text:p>
          </table:table-cell>
          <table:table-cell office:value-type="float" office:value="0" calcext:value-type="float">
            <text:p>0</text:p>
          </table:table-cell>
          <table:table-cell office:value-type="float" office:value="226975" calcext:value-type="float">
            <text:p>22697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24</text:p>
          </table:table-cell>
          <table:table-cell office:value-type="float" office:value="0.314629" calcext:value-type="float">
            <text:p>0.314629</text:p>
          </table:table-cell>
          <table:table-cell office:value-type="float" office:value="0.095916" calcext:value-type="float">
            <text:p>0.095916</text:p>
          </table:table-cell>
          <table:table-cell office:value-type="float" office:value="0" calcext:value-type="float">
            <text:p>0</text:p>
          </table:table-cell>
          <table:table-cell office:value-type="float" office:value="56721" calcext:value-type="float">
            <text:p>5672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25</text:p>
          </table:table-cell>
          <table:table-cell office:value-type="float" office:value="0.293712" calcext:value-type="float">
            <text:p>0.293712</text:p>
          </table:table-cell>
          <table:table-cell office:value-type="float" office:value="0.066095" calcext:value-type="float">
            <text:p>0.066095</text:p>
          </table:table-cell>
          <table:table-cell office:value-type="float" office:value="0" calcext:value-type="float">
            <text:p>0</text:p>
          </table:table-cell>
          <table:table-cell office:value-type="float" office:value="61651" calcext:value-type="float">
            <text:p>6165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26</text:p>
          </table:table-cell>
          <table:table-cell office:value-type="float" office:value="0.299854" calcext:value-type="float">
            <text:p>0.299854</text:p>
          </table:table-cell>
          <table:table-cell office:value-type="float" office:value="0.075264" calcext:value-type="float">
            <text:p>0.075264</text:p>
          </table:table-cell>
          <table:table-cell office:value-type="float" office:value="0" calcext:value-type="float">
            <text:p>0</text:p>
          </table:table-cell>
          <table:table-cell office:value-type="float" office:value="115444" calcext:value-type="float">
            <text:p>11544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27</text:p>
          </table:table-cell>
          <table:table-cell office:value-type="float" office:value="0.258637" calcext:value-type="float">
            <text:p>0.258637</text:p>
          </table:table-cell>
          <table:table-cell office:value-type="float" office:value="0.081704" calcext:value-type="float">
            <text:p>0.081704</text:p>
          </table:table-cell>
          <table:table-cell office:value-type="float" office:value="0" calcext:value-type="float">
            <text:p>0</text:p>
          </table:table-cell>
          <table:table-cell office:value-type="float" office:value="107691" calcext:value-type="float">
            <text:p>107691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28</text:p>
          </table:table-cell>
          <table:table-cell office:value-type="float" office:value="0.160967" calcext:value-type="float">
            <text:p>0.160967</text:p>
          </table:table-cell>
          <table:table-cell office:value-type="float" office:value="0.017202" calcext:value-type="float">
            <text:p>0.017202</text:p>
          </table:table-cell>
          <table:table-cell office:value-type="float" office:value="0" calcext:value-type="float">
            <text:p>0</text:p>
          </table:table-cell>
          <table:table-cell office:value-type="float" office:value="48538" calcext:value-type="float">
            <text:p>4853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29</text:p>
          </table:table-cell>
          <table:table-cell office:value-type="float" office:value="0.071854" calcext:value-type="float">
            <text:p>0.071854</text:p>
          </table:table-cell>
          <table:table-cell office:value-type="float" office:value="0.017919" calcext:value-type="float">
            <text:p>0.017919</text:p>
          </table:table-cell>
          <table:table-cell office:value-type="float" office:value="0" calcext:value-type="float">
            <text:p>0</text:p>
          </table:table-cell>
          <table:table-cell office:value-type="float" office:value="85010" calcext:value-type="float">
            <text:p>8501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30</text:p>
          </table:table-cell>
          <table:table-cell office:value-type="float" office:value="0.312375" calcext:value-type="float">
            <text:p>0.312375</text:p>
          </table:table-cell>
          <table:table-cell office:value-type="float" office:value="0.084812" calcext:value-type="float">
            <text:p>0.084812</text:p>
          </table:table-cell>
          <table:table-cell office:value-type="float" office:value="0" calcext:value-type="float">
            <text:p>0</text:p>
          </table:table-cell>
          <table:table-cell office:value-type="float" office:value="173183" calcext:value-type="float">
            <text:p>17318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31</text:p>
          </table:table-cell>
          <table:table-cell office:value-type="float" office:value="0.094817" calcext:value-type="float">
            <text:p>0.094817</text:p>
          </table:table-cell>
          <table:table-cell office:value-type="float" office:value="0.019899" calcext:value-type="float">
            <text:p>0.019899</text:p>
          </table:table-cell>
          <table:table-cell office:value-type="float" office:value="0" calcext:value-type="float">
            <text:p>0</text:p>
          </table:table-cell>
          <table:table-cell office:value-type="float" office:value="105326" calcext:value-type="float">
            <text:p>105326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32</text:p>
          </table:table-cell>
          <table:table-cell office:value-type="float" office:value="0.343333" calcext:value-type="float">
            <text:p>0.343333</text:p>
          </table:table-cell>
          <table:table-cell office:value-type="float" office:value="0.114118" calcext:value-type="float">
            <text:p>0.114118</text:p>
          </table:table-cell>
          <table:table-cell office:value-type="float" office:value="0" calcext:value-type="float">
            <text:p>0</text:p>
          </table:table-cell>
          <table:table-cell office:value-type="float" office:value="205098" calcext:value-type="float">
            <text:p>205098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33</text:p>
          </table:table-cell>
          <table:table-cell office:value-type="float" office:value="0.281298" calcext:value-type="float">
            <text:p>0.281298</text:p>
          </table:table-cell>
          <table:table-cell office:value-type="float" office:value="0.032002" calcext:value-type="float">
            <text:p>0.032002</text:p>
          </table:table-cell>
          <table:table-cell office:value-type="float" office:value="0" calcext:value-type="float">
            <text:p>0</text:p>
          </table:table-cell>
          <table:table-cell office:value-type="float" office:value="89767" calcext:value-type="float">
            <text:p>89767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34</text:p>
          </table:table-cell>
          <table:table-cell office:value-type="float" office:value="0.154934" calcext:value-type="float">
            <text:p>0.154934</text:p>
          </table:table-cell>
          <table:table-cell office:value-type="float" office:value="0.017267" calcext:value-type="float">
            <text:p>0.017267</text:p>
          </table:table-cell>
          <table:table-cell office:value-type="float" office:value="0" calcext:value-type="float">
            <text:p>0</text:p>
          </table:table-cell>
          <table:table-cell office:value-type="float" office:value="101326" calcext:value-type="float">
            <text:p>101326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35</text:p>
          </table:table-cell>
          <table:table-cell office:value-type="float" office:value="0.212006" calcext:value-type="float">
            <text:p>0.212006</text:p>
          </table:table-cell>
          <table:table-cell office:value-type="float" office:value="0.069627" calcext:value-type="float">
            <text:p>0.069627</text:p>
          </table:table-cell>
          <table:table-cell office:value-type="float" office:value="0" calcext:value-type="float">
            <text:p>0</text:p>
          </table:table-cell>
          <table:table-cell office:value-type="float" office:value="162906" calcext:value-type="float">
            <text:p>16290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36</text:p>
          </table:table-cell>
          <table:table-cell office:value-type="float" office:value="0.459023" calcext:value-type="float">
            <text:p>0.459023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" calcext:value-type="float">
            <text:p>0</text:p>
          </table:table-cell>
          <table:table-cell office:value-type="float" office:value="326337" calcext:value-type="float">
            <text:p>32633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37</text:p>
          </table:table-cell>
          <table:table-cell office:value-type="float" office:value="0.532561" calcext:value-type="float">
            <text:p>0.532561</text:p>
          </table:table-cell>
          <table:table-cell office:value-type="float" office:value="0.290062" calcext:value-type="float">
            <text:p>0.290062</text:p>
          </table:table-cell>
          <table:table-cell office:value-type="float" office:value="0" calcext:value-type="float">
            <text:p>0</text:p>
          </table:table-cell>
          <table:table-cell office:value-type="float" office:value="172623" calcext:value-type="float">
            <text:p>17262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38</text:p>
          </table:table-cell>
          <table:table-cell office:value-type="float" office:value="0.996225" calcext:value-type="float">
            <text:p>0.996225</text:p>
          </table:table-cell>
          <table:table-cell office:value-type="float" office:value="0.916992" calcext:value-type="float">
            <text:p>0.916992</text:p>
          </table:table-cell>
          <table:table-cell office:value-type="float" office:value="0" calcext:value-type="float">
            <text:p>0</text:p>
          </table:table-cell>
          <table:table-cell office:value-type="float" office:value="419880" calcext:value-type="float">
            <text:p>41988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39</text:p>
          </table:table-cell>
          <table:table-cell office:value-type="float" office:value="0.767597" calcext:value-type="float">
            <text:p>0.767597</text:p>
          </table:table-cell>
          <table:table-cell office:value-type="float" office:value="0.306011" calcext:value-type="float">
            <text:p>0.306011</text:p>
          </table:table-cell>
          <table:table-cell office:value-type="float" office:value="0" calcext:value-type="float">
            <text:p>0</text:p>
          </table:table-cell>
          <table:table-cell office:value-type="float" office:value="140665" calcext:value-type="float">
            <text:p>14066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40</text:p>
          </table:table-cell>
          <table:table-cell office:value-type="float" office:value="0.60992" calcext:value-type="float">
            <text:p>0.60992</text:p>
          </table:table-cell>
          <table:table-cell office:value-type="float" office:value="0.161337" calcext:value-type="float">
            <text:p>0.161337</text:p>
          </table:table-cell>
          <table:table-cell office:value-type="float" office:value="0" calcext:value-type="float">
            <text:p>0</text:p>
          </table:table-cell>
          <table:table-cell office:value-type="float" office:value="73947" calcext:value-type="float">
            <text:p>7394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41</text:p>
          </table:table-cell>
          <table:table-cell office:value-type="float" office:value="0.383321" calcext:value-type="float">
            <text:p>0.383321</text:p>
          </table:table-cell>
          <table:table-cell office:value-type="float" office:value="0.145703" calcext:value-type="float">
            <text:p>0.145703</text:p>
          </table:table-cell>
          <table:table-cell office:value-type="float" office:value="0" calcext:value-type="float">
            <text:p>0</text:p>
          </table:table-cell>
          <table:table-cell office:value-type="float" office:value="109462" calcext:value-type="float">
            <text:p>10946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42</text:p>
          </table:table-cell>
          <table:table-cell office:value-type="float" office:value="0.268305" calcext:value-type="float">
            <text:p>0.268305</text:p>
          </table:table-cell>
          <table:table-cell office:value-type="float" office:value="0.042627" calcext:value-type="float">
            <text:p>0.042627</text:p>
          </table:table-cell>
          <table:table-cell office:value-type="float" office:value="0" calcext:value-type="float">
            <text:p>0</text:p>
          </table:table-cell>
          <table:table-cell office:value-type="float" office:value="78773" calcext:value-type="float">
            <text:p>7877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43</text:p>
          </table:table-cell>
          <table:table-cell office:value-type="float" office:value="0.175446" calcext:value-type="float">
            <text:p>0.175446</text:p>
          </table:table-cell>
          <table:table-cell office:value-type="float" office:value="0.03459" calcext:value-type="float">
            <text:p>0.03459</text:p>
          </table:table-cell>
          <table:table-cell office:value-type="float" office:value="0" calcext:value-type="float">
            <text:p>0</text:p>
          </table:table-cell>
          <table:table-cell office:value-type="float" office:value="133025" calcext:value-type="float">
            <text:p>13302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44</text:p>
          </table:table-cell>
          <table:table-cell office:value-type="float" office:value="0.057853" calcext:value-type="float">
            <text:p>0.057853</text:p>
          </table:table-cell>
          <table:table-cell office:value-type="float" office:value="0.008521" calcext:value-type="float">
            <text:p>0.008521</text:p>
          </table:table-cell>
          <table:table-cell office:value-type="float" office:value="0" calcext:value-type="float">
            <text:p>0</text:p>
          </table:table-cell>
          <table:table-cell office:value-type="float" office:value="70599" calcext:value-type="float">
            <text:p>7059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45</text:p>
          </table:table-cell>
          <table:table-cell office:value-type="float" office:value="0.062345" calcext:value-type="float">
            <text:p>0.062345</text:p>
          </table:table-cell>
          <table:table-cell office:value-type="float" office:value="0.010312" calcext:value-type="float">
            <text:p>0.010312</text:p>
          </table:table-cell>
          <table:table-cell office:value-type="float" office:value="0" calcext:value-type="float">
            <text:p>0</text:p>
          </table:table-cell>
          <table:table-cell office:value-type="float" office:value="66587" calcext:value-type="float">
            <text:p>6658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46</text:p>
          </table:table-cell>
          <table:table-cell office:value-type="float" office:value="0.491507" calcext:value-type="float">
            <text:p>0.491507</text:p>
          </table:table-cell>
          <table:table-cell office:value-type="float" office:value="0.282733" calcext:value-type="float">
            <text:p>0.282733</text:p>
          </table:table-cell>
          <table:table-cell office:value-type="float" office:value="0" calcext:value-type="float">
            <text:p>0</text:p>
          </table:table-cell>
          <table:table-cell office:value-type="float" office:value="261531" calcext:value-type="float">
            <text:p>26153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47</text:p>
          </table:table-cell>
          <table:table-cell office:value-type="float" office:value="0.387845" calcext:value-type="float">
            <text:p>0.387845</text:p>
          </table:table-cell>
          <table:table-cell office:value-type="float" office:value="0.077615" calcext:value-type="float">
            <text:p>0.077615</text:p>
          </table:table-cell>
          <table:table-cell office:value-type="float" office:value="0" calcext:value-type="float">
            <text:p>0</text:p>
          </table:table-cell>
          <table:table-cell office:value-type="float" office:value="68518" calcext:value-type="float">
            <text:p>6851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48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20015" calcext:value-type="float">
            <text:p>0.020015</text:p>
          </table:table-cell>
          <table:table-cell office:value-type="float" office:value="0" calcext:value-type="float">
            <text:p>0</text:p>
          </table:table-cell>
          <table:table-cell office:value-type="float" office:value="76894" calcext:value-type="float">
            <text:p>76894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49</text:p>
          </table:table-cell>
          <table:table-cell office:value-type="float" office:value="0.83776" calcext:value-type="float">
            <text:p>0.83776</text:p>
          </table:table-cell>
          <table:table-cell office:value-type="float" office:value="1.036289" calcext:value-type="float">
            <text:p>1.036289</text:p>
          </table:table-cell>
          <table:table-cell office:value-type="float" office:value="0" calcext:value-type="float">
            <text:p>0</text:p>
          </table:table-cell>
          <table:table-cell office:value-type="float" office:value="425578" calcext:value-type="float">
            <text:p>425578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50</text:p>
          </table:table-cell>
          <table:table-cell office:value-type="float" office:value="1.274605" calcext:value-type="float">
            <text:p>1.274605</text:p>
          </table:table-cell>
          <table:table-cell office:value-type="float" office:value="1.736843" calcext:value-type="float">
            <text:p>1.736843</text:p>
          </table:table-cell>
          <table:table-cell office:value-type="float" office:value="0" calcext:value-type="float">
            <text:p>0</text:p>
          </table:table-cell>
          <table:table-cell office:value-type="float" office:value="510576" calcext:value-type="float">
            <text:p>51057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51</text:p>
          </table:table-cell>
          <table:table-cell office:value-type="float" office:value="0.952231" calcext:value-type="float">
            <text:p>0.952231</text:p>
          </table:table-cell>
          <table:table-cell office:value-type="float" office:value="2.013431" calcext:value-type="float">
            <text:p>2.013431</text:p>
          </table:table-cell>
          <table:table-cell office:value-type="float" office:value="0" calcext:value-type="float">
            <text:p>0</text:p>
          </table:table-cell>
          <table:table-cell office:value-type="float" office:value="537498" calcext:value-type="float">
            <text:p>53749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52</text:p>
          </table:table-cell>
          <table:table-cell office:value-type="float" office:value="1.047564" calcext:value-type="float">
            <text:p>1.047564</text:p>
          </table:table-cell>
          <table:table-cell office:value-type="float" office:value="1.701959" calcext:value-type="float">
            <text:p>1.701959</text:p>
          </table:table-cell>
          <table:table-cell office:value-type="float" office:value="0" calcext:value-type="float">
            <text:p>0</text:p>
          </table:table-cell>
          <table:table-cell office:value-type="float" office:value="497215" calcext:value-type="float">
            <text:p>4972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53</text:p>
          </table:table-cell>
          <table:table-cell office:value-type="float" office:value="0.780434" calcext:value-type="float">
            <text:p>0.780434</text:p>
          </table:table-cell>
          <table:table-cell office:value-type="float" office:value="0.586652" calcext:value-type="float">
            <text:p>0.586652</text:p>
          </table:table-cell>
          <table:table-cell office:value-type="float" office:value="0" calcext:value-type="float">
            <text:p>0</text:p>
          </table:table-cell>
          <table:table-cell office:value-type="float" office:value="176086" calcext:value-type="float">
            <text:p>17608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54</text:p>
          </table:table-cell>
          <table:table-cell office:value-type="float" office:value="0.693917" calcext:value-type="float">
            <text:p>0.693917</text:p>
          </table:table-cell>
          <table:table-cell office:value-type="float" office:value="0.607848" calcext:value-type="float">
            <text:p>0.607848</text:p>
          </table:table-cell>
          <table:table-cell office:value-type="float" office:value="0" calcext:value-type="float">
            <text:p>0</text:p>
          </table:table-cell>
          <table:table-cell office:value-type="float" office:value="344634" calcext:value-type="float">
            <text:p>34463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55</text:p>
          </table:table-cell>
          <table:table-cell office:value-type="float" office:value="0.624114" calcext:value-type="float">
            <text:p>0.624114</text:p>
          </table:table-cell>
          <table:table-cell office:value-type="float" office:value="0.300244" calcext:value-type="float">
            <text:p>0.300244</text:p>
          </table:table-cell>
          <table:table-cell office:value-type="float" office:value="0" calcext:value-type="float">
            <text:p>0</text:p>
          </table:table-cell>
          <table:table-cell office:value-type="float" office:value="164511" calcext:value-type="float">
            <text:p>16451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56</text:p>
          </table:table-cell>
          <table:table-cell office:value-type="float" office:value="0.408287" calcext:value-type="float">
            <text:p>0.408287</text:p>
          </table:table-cell>
          <table:table-cell office:value-type="float" office:value="0.086147" calcext:value-type="float">
            <text:p>0.086147</text:p>
          </table:table-cell>
          <table:table-cell office:value-type="float" office:value="0" calcext:value-type="float">
            <text:p>0</text:p>
          </table:table-cell>
          <table:table-cell office:value-type="float" office:value="41099" calcext:value-type="float">
            <text:p>41099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57</text:p>
          </table:table-cell>
          <table:table-cell office:value-type="float" office:value="0.323873" calcext:value-type="float">
            <text:p>0.323873</text:p>
          </table:table-cell>
          <table:table-cell office:value-type="float" office:value="0.097727" calcext:value-type="float">
            <text:p>0.097727</text:p>
          </table:table-cell>
          <table:table-cell office:value-type="float" office:value="0" calcext:value-type="float">
            <text:p>0</text:p>
          </table:table-cell>
          <table:table-cell office:value-type="float" office:value="95772" calcext:value-type="float">
            <text:p>9577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58</text:p>
          </table:table-cell>
          <table:table-cell office:value-type="float" office:value="0.222792" calcext:value-type="float">
            <text:p>0.222792</text:p>
          </table:table-cell>
          <table:table-cell office:value-type="float" office:value="0.028323" calcext:value-type="float">
            <text:p>0.028323</text:p>
          </table:table-cell>
          <table:table-cell office:value-type="float" office:value="0" calcext:value-type="float">
            <text:p>0</text:p>
          </table:table-cell>
          <table:table-cell office:value-type="float" office:value="95499" calcext:value-type="float">
            <text:p>95499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5:59</text:p>
          </table:table-cell>
          <table:table-cell office:value-type="float" office:value="0.276096" calcext:value-type="float">
            <text:p>0.276096</text:p>
          </table:table-cell>
          <table:table-cell office:value-type="float" office:value="0.038205" calcext:value-type="float">
            <text:p>0.038205</text:p>
          </table:table-cell>
          <table:table-cell office:value-type="float" office:value="0" calcext:value-type="float">
            <text:p>0</text:p>
          </table:table-cell>
          <table:table-cell office:value-type="float" office:value="144906" calcext:value-type="float">
            <text:p>14490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00</text:p>
          </table:table-cell>
          <table:table-cell office:value-type="float" office:value="0.112514" calcext:value-type="float">
            <text:p>0.112514</text:p>
          </table:table-cell>
          <table:table-cell office:value-type="float" office:value="0.023407" calcext:value-type="float">
            <text:p>0.023407</text:p>
          </table:table-cell>
          <table:table-cell office:value-type="float" office:value="0" calcext:value-type="float">
            <text:p>0</text:p>
          </table:table-cell>
          <table:table-cell office:value-type="float" office:value="117669" calcext:value-type="float">
            <text:p>11766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01</text:p>
          </table:table-cell>
          <table:table-cell office:value-type="float" office:value="0.111537" calcext:value-type="float">
            <text:p>0.111537</text:p>
          </table:table-cell>
          <table:table-cell office:value-type="float" office:value="0.016275" calcext:value-type="float">
            <text:p>0.016275</text:p>
          </table:table-cell>
          <table:table-cell office:value-type="float" office:value="0" calcext:value-type="float">
            <text:p>0</text:p>
          </table:table-cell>
          <table:table-cell office:value-type="float" office:value="105673" calcext:value-type="float">
            <text:p>10567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02</text:p>
          </table:table-cell>
          <table:table-cell office:value-type="float" office:value="0.137348" calcext:value-type="float">
            <text:p>0.137348</text:p>
          </table:table-cell>
          <table:table-cell office:value-type="float" office:value="0.036609" calcext:value-type="float">
            <text:p>0.036609</text:p>
          </table:table-cell>
          <table:table-cell office:value-type="float" office:value="0" calcext:value-type="float">
            <text:p>0</text:p>
          </table:table-cell>
          <table:table-cell office:value-type="float" office:value="137611" calcext:value-type="float">
            <text:p>13761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03</text:p>
          </table:table-cell>
          <table:table-cell office:value-type="float" office:value="0.255294" calcext:value-type="float">
            <text:p>0.255294</text:p>
          </table:table-cell>
          <table:table-cell office:value-type="float" office:value="0.071946" calcext:value-type="float">
            <text:p>0.071946</text:p>
          </table:table-cell>
          <table:table-cell office:value-type="float" office:value="0" calcext:value-type="float">
            <text:p>0</text:p>
          </table:table-cell>
          <table:table-cell office:value-type="float" office:value="162902" calcext:value-type="float">
            <text:p>16290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04</text:p>
          </table:table-cell>
          <table:table-cell office:value-type="float" office:value="0.079031" calcext:value-type="float">
            <text:p>0.079031</text:p>
          </table:table-cell>
          <table:table-cell office:value-type="float" office:value="0.060714" calcext:value-type="float">
            <text:p>0.060714</text:p>
          </table:table-cell>
          <table:table-cell office:value-type="float" office:value="0" calcext:value-type="float">
            <text:p>0</text:p>
          </table:table-cell>
          <table:table-cell office:value-type="float" office:value="121727" calcext:value-type="float">
            <text:p>121727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05</text:p>
          </table:table-cell>
          <table:table-cell office:value-type="float" office:value="0.69807" calcext:value-type="float">
            <text:p>0.69807</text:p>
          </table:table-cell>
          <table:table-cell office:value-type="float" office:value="0.735929" calcext:value-type="float">
            <text:p>0.735929</text:p>
          </table:table-cell>
          <table:table-cell office:value-type="float" office:value="0" calcext:value-type="float">
            <text:p>0</text:p>
          </table:table-cell>
          <table:table-cell office:value-type="float" office:value="476891" calcext:value-type="float">
            <text:p>47689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06</text:p>
          </table:table-cell>
          <table:table-cell office:value-type="float" office:value="1.024295" calcext:value-type="float">
            <text:p>1.024295</text:p>
          </table:table-cell>
          <table:table-cell office:value-type="float" office:value="0.776064" calcext:value-type="float">
            <text:p>0.776064</text:p>
          </table:table-cell>
          <table:table-cell office:value-type="float" office:value="0" calcext:value-type="float">
            <text:p>0</text:p>
          </table:table-cell>
          <table:table-cell office:value-type="float" office:value="350735" calcext:value-type="float">
            <text:p>35073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07</text:p>
          </table:table-cell>
          <table:table-cell office:value-type="float" office:value="1.234463" calcext:value-type="float">
            <text:p>1.234463</text:p>
          </table:table-cell>
          <table:table-cell office:value-type="float" office:value="1.091209" calcext:value-type="float">
            <text:p>1.091209</text:p>
          </table:table-cell>
          <table:table-cell office:value-type="float" office:value="0" calcext:value-type="float">
            <text:p>0</text:p>
          </table:table-cell>
          <table:table-cell office:value-type="float" office:value="472816" calcext:value-type="float">
            <text:p>47281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08</text:p>
          </table:table-cell>
          <table:table-cell office:value-type="float" office:value="0.786322" calcext:value-type="float">
            <text:p>0.786322</text:p>
          </table:table-cell>
          <table:table-cell office:value-type="float" office:value="0.372938" calcext:value-type="float">
            <text:p>0.372938</text:p>
          </table:table-cell>
          <table:table-cell office:value-type="float" office:value="0" calcext:value-type="float">
            <text:p>0</text:p>
          </table:table-cell>
          <table:table-cell office:value-type="float" office:value="145280" calcext:value-type="float">
            <text:p>14528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09</text:p>
          </table:table-cell>
          <table:table-cell office:value-type="float" office:value="0.678463" calcext:value-type="float">
            <text:p>0.678463</text:p>
          </table:table-cell>
          <table:table-cell office:value-type="float" office:value="0.512131" calcext:value-type="float">
            <text:p>0.512131</text:p>
          </table:table-cell>
          <table:table-cell office:value-type="float" office:value="0" calcext:value-type="float">
            <text:p>0</text:p>
          </table:table-cell>
          <table:table-cell office:value-type="float" office:value="193718" calcext:value-type="float">
            <text:p>19371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10</text:p>
          </table:table-cell>
          <table:table-cell office:value-type="float" office:value="0.498841" calcext:value-type="float">
            <text:p>0.498841</text:p>
          </table:table-cell>
          <table:table-cell office:value-type="float" office:value="0.606951" calcext:value-type="float">
            <text:p>0.606951</text:p>
          </table:table-cell>
          <table:table-cell office:value-type="float" office:value="0" calcext:value-type="float">
            <text:p>0</text:p>
          </table:table-cell>
          <table:table-cell office:value-type="float" office:value="260596" calcext:value-type="float">
            <text:p>26059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11</text:p>
          </table:table-cell>
          <table:table-cell office:value-type="float" office:value="0.397783" calcext:value-type="float">
            <text:p>0.397783</text:p>
          </table:table-cell>
          <table:table-cell office:value-type="float" office:value="0.174238" calcext:value-type="float">
            <text:p>0.174238</text:p>
          </table:table-cell>
          <table:table-cell office:value-type="float" office:value="0" calcext:value-type="float">
            <text:p>0</text:p>
          </table:table-cell>
          <table:table-cell office:value-type="float" office:value="66647" calcext:value-type="float">
            <text:p>66647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12</text:p>
          </table:table-cell>
          <table:table-cell office:value-type="float" office:value="0.494636" calcext:value-type="float">
            <text:p>0.494636</text:p>
          </table:table-cell>
          <table:table-cell office:value-type="float" office:value="0.412022" calcext:value-type="float">
            <text:p>0.412022</text:p>
          </table:table-cell>
          <table:table-cell office:value-type="float" office:value="0" calcext:value-type="float">
            <text:p>0</text:p>
          </table:table-cell>
          <table:table-cell office:value-type="float" office:value="227339" calcext:value-type="float">
            <text:p>22733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13</text:p>
          </table:table-cell>
          <table:table-cell office:value-type="float" office:value="0.421614" calcext:value-type="float">
            <text:p>0.421614</text:p>
          </table:table-cell>
          <table:table-cell office:value-type="float" office:value="0.136135" calcext:value-type="float">
            <text:p>0.136135</text:p>
          </table:table-cell>
          <table:table-cell office:value-type="float" office:value="0" calcext:value-type="float">
            <text:p>0</text:p>
          </table:table-cell>
          <table:table-cell office:value-type="float" office:value="68905" calcext:value-type="float">
            <text:p>6890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14</text:p>
          </table:table-cell>
          <table:table-cell office:value-type="float" office:value="0.578196" calcext:value-type="float">
            <text:p>0.578196</text:p>
          </table:table-cell>
          <table:table-cell office:value-type="float" office:value="0.528618" calcext:value-type="float">
            <text:p>0.528618</text:p>
          </table:table-cell>
          <table:table-cell office:value-type="float" office:value="0" calcext:value-type="float">
            <text:p>0</text:p>
          </table:table-cell>
          <table:table-cell office:value-type="float" office:value="286767" calcext:value-type="float">
            <text:p>28676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15</text:p>
          </table:table-cell>
          <table:table-cell office:value-type="float" office:value="0.382223" calcext:value-type="float">
            <text:p>0.382223</text:p>
          </table:table-cell>
          <table:table-cell office:value-type="float" office:value="0.179004" calcext:value-type="float">
            <text:p>0.179004</text:p>
          </table:table-cell>
          <table:table-cell office:value-type="float" office:value="0" calcext:value-type="float">
            <text:p>0</text:p>
          </table:table-cell>
          <table:table-cell office:value-type="float" office:value="89020" calcext:value-type="float">
            <text:p>8902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16</text:p>
          </table:table-cell>
          <table:table-cell office:value-type="float" office:value="0.261664" calcext:value-type="float">
            <text:p>0.261664</text:p>
          </table:table-cell>
          <table:table-cell office:value-type="float" office:value="0.137068" calcext:value-type="float">
            <text:p>0.137068</text:p>
          </table:table-cell>
          <table:table-cell office:value-type="float" office:value="0" calcext:value-type="float">
            <text:p>0</text:p>
          </table:table-cell>
          <table:table-cell office:value-type="float" office:value="92417" calcext:value-type="float">
            <text:p>92417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17</text:p>
          </table:table-cell>
          <table:table-cell office:value-type="float" office:value="0.461427" calcext:value-type="float">
            <text:p>0.461427</text:p>
          </table:table-cell>
          <table:table-cell office:value-type="float" office:value="0.635955" calcext:value-type="float">
            <text:p>0.635955</text:p>
          </table:table-cell>
          <table:table-cell office:value-type="float" office:value="0" calcext:value-type="float">
            <text:p>0</text:p>
          </table:table-cell>
          <table:table-cell office:value-type="float" office:value="256622" calcext:value-type="float">
            <text:p>25662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18</text:p>
          </table:table-cell>
          <table:table-cell office:value-type="float" office:value="0.871685" calcext:value-type="float">
            <text:p>0.871685</text:p>
          </table:table-cell>
          <table:table-cell office:value-type="float" office:value="1.504252" calcext:value-type="float">
            <text:p>1.504252</text:p>
          </table:table-cell>
          <table:table-cell office:value-type="float" office:value="0" calcext:value-type="float">
            <text:p>0</text:p>
          </table:table-cell>
          <table:table-cell office:value-type="float" office:value="444630" calcext:value-type="float">
            <text:p>44463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19</text:p>
          </table:table-cell>
          <table:table-cell office:value-type="float" office:value="0.95933" calcext:value-type="float">
            <text:p>0.95933</text:p>
          </table:table-cell>
          <table:table-cell office:value-type="float" office:value="1.628076" calcext:value-type="float">
            <text:p>1.628076</text:p>
          </table:table-cell>
          <table:table-cell office:value-type="float" office:value="0" calcext:value-type="float">
            <text:p>0</text:p>
          </table:table-cell>
          <table:table-cell office:value-type="float" office:value="439501" calcext:value-type="float">
            <text:p>43950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20</text:p>
          </table:table-cell>
          <table:table-cell office:value-type="float" office:value="1.097675" calcext:value-type="float">
            <text:p>1.097675</text:p>
          </table:table-cell>
          <table:table-cell office:value-type="float" office:value="1.999073" calcext:value-type="float">
            <text:p>1.999073</text:p>
          </table:table-cell>
          <table:table-cell office:value-type="float" office:value="0" calcext:value-type="float">
            <text:p>0</text:p>
          </table:table-cell>
          <table:table-cell office:value-type="float" office:value="540175" calcext:value-type="float">
            <text:p>54017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21</text:p>
          </table:table-cell>
          <table:table-cell office:value-type="float" office:value="0.905637" calcext:value-type="float">
            <text:p>0.905637</text:p>
          </table:table-cell>
          <table:table-cell office:value-type="float" office:value="1.84702" calcext:value-type="float">
            <text:p>1.84702</text:p>
          </table:table-cell>
          <table:table-cell office:value-type="float" office:value="0" calcext:value-type="float">
            <text:p>0</text:p>
          </table:table-cell>
          <table:table-cell office:value-type="float" office:value="507522" calcext:value-type="float">
            <text:p>50752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22</text:p>
          </table:table-cell>
          <table:table-cell office:value-type="float" office:value="0.711208" calcext:value-type="float">
            <text:p>0.711208</text:p>
          </table:table-cell>
          <table:table-cell office:value-type="float" office:value="0.723969" calcext:value-type="float">
            <text:p>0.723969</text:p>
          </table:table-cell>
          <table:table-cell office:value-type="float" office:value="0" calcext:value-type="float">
            <text:p>0</text:p>
          </table:table-cell>
          <table:table-cell office:value-type="float" office:value="191730" calcext:value-type="float">
            <text:p>19173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23</text:p>
          </table:table-cell>
          <table:table-cell office:value-type="float" office:value="0.809837" calcext:value-type="float">
            <text:p>0.809837</text:p>
          </table:table-cell>
          <table:table-cell office:value-type="float" office:value="1.115859" calcext:value-type="float">
            <text:p>1.115859</text:p>
          </table:table-cell>
          <table:table-cell office:value-type="float" office:value="0" calcext:value-type="float">
            <text:p>0</text:p>
          </table:table-cell>
          <table:table-cell office:value-type="float" office:value="339858" calcext:value-type="float">
            <text:p>33985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24</text:p>
          </table:table-cell>
          <table:table-cell office:value-type="float" office:value="0.418345" calcext:value-type="float">
            <text:p>0.418345</text:p>
          </table:table-cell>
          <table:table-cell office:value-type="float" office:value="0.281418" calcext:value-type="float">
            <text:p>0.281418</text:p>
          </table:table-cell>
          <table:table-cell office:value-type="float" office:value="0" calcext:value-type="float">
            <text:p>0</text:p>
          </table:table-cell>
          <table:table-cell office:value-type="float" office:value="81977" calcext:value-type="float">
            <text:p>8197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25</text:p>
          </table:table-cell>
          <table:table-cell office:value-type="float" office:value="0.681886" calcext:value-type="float">
            <text:p>0.681886</text:p>
          </table:table-cell>
          <table:table-cell office:value-type="float" office:value="0.674953" calcext:value-type="float">
            <text:p>0.674953</text:p>
          </table:table-cell>
          <table:table-cell office:value-type="float" office:value="0" calcext:value-type="float">
            <text:p>0</text:p>
          </table:table-cell>
          <table:table-cell office:value-type="float" office:value="186476" calcext:value-type="float">
            <text:p>18647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26</text:p>
          </table:table-cell>
          <table:table-cell office:value-type="float" office:value="1.142513" calcext:value-type="float">
            <text:p>1.142513</text:p>
          </table:table-cell>
          <table:table-cell office:value-type="float" office:value="1.852474" calcext:value-type="float">
            <text:p>1.852474</text:p>
          </table:table-cell>
          <table:table-cell office:value-type="float" office:value="0" calcext:value-type="float">
            <text:p>0</text:p>
          </table:table-cell>
          <table:table-cell office:value-type="float" office:value="472614" calcext:value-type="float">
            <text:p>47261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27</text:p>
          </table:table-cell>
          <table:table-cell office:value-type="float" office:value="1.067375" calcext:value-type="float">
            <text:p>1.067375</text:p>
          </table:table-cell>
          <table:table-cell office:value-type="float" office:value="2.233656" calcext:value-type="float">
            <text:p>2.233656</text:p>
          </table:table-cell>
          <table:table-cell office:value-type="float" office:value="0" calcext:value-type="float">
            <text:p>0</text:p>
          </table:table-cell>
          <table:table-cell office:value-type="float" office:value="541837" calcext:value-type="float">
            <text:p>54183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28</text:p>
          </table:table-cell>
          <table:table-cell office:value-type="float" office:value="0.545511" calcext:value-type="float">
            <text:p>0.545511</text:p>
          </table:table-cell>
          <table:table-cell office:value-type="float" office:value="1.234522" calcext:value-type="float">
            <text:p>1.234522</text:p>
          </table:table-cell>
          <table:table-cell office:value-type="float" office:value="0" calcext:value-type="float">
            <text:p>0</text:p>
          </table:table-cell>
          <table:table-cell office:value-type="float" office:value="325577" calcext:value-type="float">
            <text:p>32557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29</text:p>
          </table:table-cell>
          <table:table-cell office:value-type="float" office:value="0.650786" calcext:value-type="float">
            <text:p>0.650786</text:p>
          </table:table-cell>
          <table:table-cell office:value-type="float" office:value="1.369344" calcext:value-type="float">
            <text:p>1.369344</text:p>
          </table:table-cell>
          <table:table-cell office:value-type="float" office:value="0" calcext:value-type="float">
            <text:p>0</text:p>
          </table:table-cell>
          <table:table-cell office:value-type="float" office:value="353644" calcext:value-type="float">
            <text:p>35364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30</text:p>
          </table:table-cell>
          <table:table-cell office:value-type="float" office:value="0.651119" calcext:value-type="float">
            <text:p>0.651119</text:p>
          </table:table-cell>
          <table:table-cell office:value-type="float" office:value="1.119022" calcext:value-type="float">
            <text:p>1.119022</text:p>
          </table:table-cell>
          <table:table-cell office:value-type="float" office:value="0" calcext:value-type="float">
            <text:p>0</text:p>
          </table:table-cell>
          <table:table-cell office:value-type="float" office:value="313526" calcext:value-type="float">
            <text:p>31352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31</text:p>
          </table:table-cell>
          <table:table-cell office:value-type="float" office:value="0.489449" calcext:value-type="float">
            <text:p>0.489449</text:p>
          </table:table-cell>
          <table:table-cell office:value-type="float" office:value="0.438078" calcext:value-type="float">
            <text:p>0.438078</text:p>
          </table:table-cell>
          <table:table-cell office:value-type="float" office:value="0" calcext:value-type="float">
            <text:p>0</text:p>
          </table:table-cell>
          <table:table-cell office:value-type="float" office:value="114217" calcext:value-type="float">
            <text:p>11421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32</text:p>
          </table:table-cell>
          <table:table-cell office:value-type="float" office:value="0.399287" calcext:value-type="float">
            <text:p>0.399287</text:p>
          </table:table-cell>
          <table:table-cell office:value-type="float" office:value="0.426508" calcext:value-type="float">
            <text:p>0.426508</text:p>
          </table:table-cell>
          <table:table-cell office:value-type="float" office:value="0" calcext:value-type="float">
            <text:p>0</text:p>
          </table:table-cell>
          <table:table-cell office:value-type="float" office:value="138688" calcext:value-type="float">
            <text:p>13868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33</text:p>
          </table:table-cell>
          <table:table-cell office:value-type="float" office:value="0.592662" calcext:value-type="float">
            <text:p>0.592662</text:p>
          </table:table-cell>
          <table:table-cell office:value-type="float" office:value="0.481538" calcext:value-type="float">
            <text:p>0.481538</text:p>
          </table:table-cell>
          <table:table-cell office:value-type="float" office:value="0" calcext:value-type="float">
            <text:p>0</text:p>
          </table:table-cell>
          <table:table-cell office:value-type="float" office:value="214456" calcext:value-type="float">
            <text:p>21445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34</text:p>
          </table:table-cell>
          <table:table-cell office:value-type="float" office:value="0.532288" calcext:value-type="float">
            <text:p>0.532288</text:p>
          </table:table-cell>
          <table:table-cell office:value-type="float" office:value="0.710088" calcext:value-type="float">
            <text:p>0.710088</text:p>
          </table:table-cell>
          <table:table-cell office:value-type="float" office:value="0" calcext:value-type="float">
            <text:p>0</text:p>
          </table:table-cell>
          <table:table-cell office:value-type="float" office:value="349543" calcext:value-type="float">
            <text:p>34954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35</text:p>
          </table:table-cell>
          <table:table-cell office:value-type="float" office:value="0.845246" calcext:value-type="float">
            <text:p>0.845246</text:p>
          </table:table-cell>
          <table:table-cell office:value-type="float" office:value="1.050173" calcext:value-type="float">
            <text:p>1.050173</text:p>
          </table:table-cell>
          <table:table-cell office:value-type="float" office:value="0" calcext:value-type="float">
            <text:p>0</text:p>
          </table:table-cell>
          <table:table-cell office:value-type="float" office:value="443285" calcext:value-type="float">
            <text:p>44328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36</text:p>
          </table:table-cell>
          <table:table-cell office:value-type="float" office:value="0.755862" calcext:value-type="float">
            <text:p>0.755862</text:p>
          </table:table-cell>
          <table:table-cell office:value-type="float" office:value="0.549276" calcext:value-type="float">
            <text:p>0.549276</text:p>
          </table:table-cell>
          <table:table-cell office:value-type="float" office:value="0" calcext:value-type="float">
            <text:p>0</text:p>
          </table:table-cell>
          <table:table-cell office:value-type="float" office:value="253688" calcext:value-type="float">
            <text:p>25368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37</text:p>
          </table:table-cell>
          <table:table-cell office:value-type="float" office:value="0.617633" calcext:value-type="float">
            <text:p>0.617633</text:p>
          </table:table-cell>
          <table:table-cell office:value-type="float" office:value="0.417966" calcext:value-type="float">
            <text:p>0.417966</text:p>
          </table:table-cell>
          <table:table-cell office:value-type="float" office:value="0" calcext:value-type="float">
            <text:p>0</text:p>
          </table:table-cell>
          <table:table-cell office:value-type="float" office:value="233559" calcext:value-type="float">
            <text:p>23355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38</text:p>
          </table:table-cell>
          <table:table-cell office:value-type="float" office:value="0.508913" calcext:value-type="float">
            <text:p>0.508913</text:p>
          </table:table-cell>
          <table:table-cell office:value-type="float" office:value="0.280102" calcext:value-type="float">
            <text:p>0.280102</text:p>
          </table:table-cell>
          <table:table-cell office:value-type="float" office:value="0" calcext:value-type="float">
            <text:p>0</text:p>
          </table:table-cell>
          <table:table-cell office:value-type="float" office:value="159125" calcext:value-type="float">
            <text:p>15912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39</text:p>
          </table:table-cell>
          <table:table-cell office:value-type="float" office:value="0.446118" calcext:value-type="float">
            <text:p>0.446118</text:p>
          </table:table-cell>
          <table:table-cell office:value-type="float" office:value="0.236392" calcext:value-type="float">
            <text:p>0.236392</text:p>
          </table:table-cell>
          <table:table-cell office:value-type="float" office:value="0" calcext:value-type="float">
            <text:p>0</text:p>
          </table:table-cell>
          <table:table-cell office:value-type="float" office:value="144726" calcext:value-type="float">
            <text:p>14472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40</text:p>
          </table:table-cell>
          <table:table-cell office:value-type="float" office:value="0.478727" calcext:value-type="float">
            <text:p>0.478727</text:p>
          </table:table-cell>
          <table:table-cell office:value-type="float" office:value="0.363588" calcext:value-type="float">
            <text:p>0.363588</text:p>
          </table:table-cell>
          <table:table-cell office:value-type="float" office:value="0" calcext:value-type="float">
            <text:p>0</text:p>
          </table:table-cell>
          <table:table-cell office:value-type="float" office:value="220454" calcext:value-type="float">
            <text:p>22045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41</text:p>
          </table:table-cell>
          <table:table-cell office:value-type="float" office:value="0.619953" calcext:value-type="float">
            <text:p>0.619953</text:p>
          </table:table-cell>
          <table:table-cell office:value-type="float" office:value="0.623892" calcext:value-type="float">
            <text:p>0.623892</text:p>
          </table:table-cell>
          <table:table-cell office:value-type="float" office:value="0" calcext:value-type="float">
            <text:p>0</text:p>
          </table:table-cell>
          <table:table-cell office:value-type="float" office:value="331118" calcext:value-type="float">
            <text:p>33111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42</text:p>
          </table:table-cell>
          <table:table-cell office:value-type="float" office:value="0.637707" calcext:value-type="float">
            <text:p>0.637707</text:p>
          </table:table-cell>
          <table:table-cell office:value-type="float" office:value="0.60504" calcext:value-type="float">
            <text:p>0.60504</text:p>
          </table:table-cell>
          <table:table-cell office:value-type="float" office:value="0" calcext:value-type="float">
            <text:p>0</text:p>
          </table:table-cell>
          <table:table-cell office:value-type="float" office:value="321035" calcext:value-type="float">
            <text:p>32103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43</text:p>
          </table:table-cell>
          <table:table-cell office:value-type="float" office:value="0.601198" calcext:value-type="float">
            <text:p>0.601198</text:p>
          </table:table-cell>
          <table:table-cell office:value-type="float" office:value="0.373949" calcext:value-type="float">
            <text:p>0.373949</text:p>
          </table:table-cell>
          <table:table-cell office:value-type="float" office:value="0" calcext:value-type="float">
            <text:p>0</text:p>
          </table:table-cell>
          <table:table-cell office:value-type="float" office:value="178877" calcext:value-type="float">
            <text:p>178877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44</text:p>
          </table:table-cell>
          <table:table-cell office:value-type="float" office:value="0.55544" calcext:value-type="float">
            <text:p>0.55544</text:p>
          </table:table-cell>
          <table:table-cell office:value-type="float" office:value="0.569758" calcext:value-type="float">
            <text:p>0.569758</text:p>
          </table:table-cell>
          <table:table-cell office:value-type="float" office:value="0" calcext:value-type="float">
            <text:p>0</text:p>
          </table:table-cell>
          <table:table-cell office:value-type="float" office:value="276741" calcext:value-type="float">
            <text:p>276741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45</text:p>
          </table:table-cell>
          <table:table-cell office:value-type="float" office:value="0.528296" calcext:value-type="float">
            <text:p>0.528296</text:p>
          </table:table-cell>
          <table:table-cell office:value-type="float" office:value="0.586416" calcext:value-type="float">
            <text:p>0.586416</text:p>
          </table:table-cell>
          <table:table-cell office:value-type="float" office:value="0" calcext:value-type="float">
            <text:p>0</text:p>
          </table:table-cell>
          <table:table-cell office:value-type="float" office:value="269806" calcext:value-type="float">
            <text:p>26980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46</text:p>
          </table:table-cell>
          <table:table-cell office:value-type="float" office:value="0.560902" calcext:value-type="float">
            <text:p>0.560902</text:p>
          </table:table-cell>
          <table:table-cell office:value-type="float" office:value="0.495599" calcext:value-type="float">
            <text:p>0.495599</text:p>
          </table:table-cell>
          <table:table-cell office:value-type="float" office:value="0" calcext:value-type="float">
            <text:p>0</text:p>
          </table:table-cell>
          <table:table-cell office:value-type="float" office:value="229921" calcext:value-type="float">
            <text:p>229921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47</text:p>
          </table:table-cell>
          <table:table-cell office:value-type="float" office:value="0.558856" calcext:value-type="float">
            <text:p>0.558856</text:p>
          </table:table-cell>
          <table:table-cell office:value-type="float" office:value="0.617589" calcext:value-type="float">
            <text:p>0.617589</text:p>
          </table:table-cell>
          <table:table-cell office:value-type="float" office:value="0" calcext:value-type="float">
            <text:p>0</text:p>
          </table:table-cell>
          <table:table-cell office:value-type="float" office:value="275849" calcext:value-type="float">
            <text:p>27584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48</text:p>
          </table:table-cell>
          <table:table-cell office:value-type="float" office:value="0.576294" calcext:value-type="float">
            <text:p>0.576294</text:p>
          </table:table-cell>
          <table:table-cell office:value-type="float" office:value="0.741798" calcext:value-type="float">
            <text:p>0.741798</text:p>
          </table:table-cell>
          <table:table-cell office:value-type="float" office:value="0" calcext:value-type="float">
            <text:p>0</text:p>
          </table:table-cell>
          <table:table-cell office:value-type="float" office:value="295077" calcext:value-type="float">
            <text:p>29507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49</text:p>
          </table:table-cell>
          <table:table-cell office:value-type="float" office:value="0.389364" calcext:value-type="float">
            <text:p>0.389364</text:p>
          </table:table-cell>
          <table:table-cell office:value-type="float" office:value="0.593962" calcext:value-type="float">
            <text:p>0.593962</text:p>
          </table:table-cell>
          <table:table-cell office:value-type="float" office:value="0" calcext:value-type="float">
            <text:p>0</text:p>
          </table:table-cell>
          <table:table-cell office:value-type="float" office:value="267619" calcext:value-type="float">
            <text:p>26761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50</text:p>
          </table:table-cell>
          <table:table-cell office:value-type="float" office:value="0.633915" calcext:value-type="float">
            <text:p>0.633915</text:p>
          </table:table-cell>
          <table:table-cell office:value-type="float" office:value="0.732201" calcext:value-type="float">
            <text:p>0.732201</text:p>
          </table:table-cell>
          <table:table-cell office:value-type="float" office:value="0" calcext:value-type="float">
            <text:p>0</text:p>
          </table:table-cell>
          <table:table-cell office:value-type="float" office:value="314855" calcext:value-type="float">
            <text:p>31485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51</text:p>
          </table:table-cell>
          <table:table-cell office:value-type="float" office:value="0.913618" calcext:value-type="float">
            <text:p>0.913618</text:p>
          </table:table-cell>
          <table:table-cell office:value-type="float" office:value="1.500161" calcext:value-type="float">
            <text:p>1.500161</text:p>
          </table:table-cell>
          <table:table-cell office:value-type="float" office:value="0" calcext:value-type="float">
            <text:p>0</text:p>
          </table:table-cell>
          <table:table-cell office:value-type="float" office:value="530738" calcext:value-type="float">
            <text:p>53073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52</text:p>
          </table:table-cell>
          <table:table-cell office:value-type="float" office:value="1.045665" calcext:value-type="float">
            <text:p>1.045665</text:p>
          </table:table-cell>
          <table:table-cell office:value-type="float" office:value="1.498201" calcext:value-type="float">
            <text:p>1.498201</text:p>
          </table:table-cell>
          <table:table-cell office:value-type="float" office:value="0" calcext:value-type="float">
            <text:p>0</text:p>
          </table:table-cell>
          <table:table-cell office:value-type="float" office:value="536672" calcext:value-type="float">
            <text:p>53667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53</text:p>
          </table:table-cell>
          <table:table-cell office:value-type="float" office:value="0.741745" calcext:value-type="float">
            <text:p>0.741745</text:p>
          </table:table-cell>
          <table:table-cell office:value-type="float" office:value="1.457629" calcext:value-type="float">
            <text:p>1.457629</text:p>
          </table:table-cell>
          <table:table-cell office:value-type="float" office:value="0" calcext:value-type="float">
            <text:p>0</text:p>
          </table:table-cell>
          <table:table-cell office:value-type="float" office:value="439003" calcext:value-type="float">
            <text:p>43900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54</text:p>
          </table:table-cell>
          <table:table-cell office:value-type="float" office:value="1.393757" calcext:value-type="float">
            <text:p>1.393757</text:p>
          </table:table-cell>
          <table:table-cell office:value-type="float" office:value="2.764323" calcext:value-type="float">
            <text:p>2.764323</text:p>
          </table:table-cell>
          <table:table-cell office:value-type="float" office:value="0" calcext:value-type="float">
            <text:p>0</text:p>
          </table:table-cell>
          <table:table-cell office:value-type="float" office:value="848750" calcext:value-type="float">
            <text:p>84875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55</text:p>
          </table:table-cell>
          <table:table-cell office:value-type="float" office:value="2.63799" calcext:value-type="float">
            <text:p>2.63799</text:p>
          </table:table-cell>
          <table:table-cell office:value-type="float" office:value="5.673147" calcext:value-type="float">
            <text:p>5.673147</text:p>
          </table:table-cell>
          <table:table-cell office:value-type="float" office:value="0" calcext:value-type="float">
            <text:p>0</text:p>
          </table:table-cell>
          <table:table-cell office:value-type="float" office:value="1732417" calcext:value-type="float">
            <text:p>173241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56</text:p>
          </table:table-cell>
          <table:table-cell office:value-type="float" office:value="1.846114" calcext:value-type="float">
            <text:p>1.846114</text:p>
          </table:table-cell>
          <table:table-cell office:value-type="float" office:value="2.423037" calcext:value-type="float">
            <text:p>2.423037</text:p>
          </table:table-cell>
          <table:table-cell office:value-type="float" office:value="0" calcext:value-type="float">
            <text:p>0</text:p>
          </table:table-cell>
          <table:table-cell office:value-type="float" office:value="761660" calcext:value-type="float">
            <text:p>76166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57</text:p>
          </table:table-cell>
          <table:table-cell office:value-type="float" office:value="1.020262" calcext:value-type="float">
            <text:p>1.020262</text:p>
          </table:table-cell>
          <table:table-cell office:value-type="float" office:value="1.412657" calcext:value-type="float">
            <text:p>1.412657</text:p>
          </table:table-cell>
          <table:table-cell office:value-type="float" office:value="0" calcext:value-type="float">
            <text:p>0</text:p>
          </table:table-cell>
          <table:table-cell office:value-type="float" office:value="434540" calcext:value-type="float">
            <text:p>43454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58</text:p>
          </table:table-cell>
          <table:table-cell office:value-type="float" office:value="1.217679" calcext:value-type="float">
            <text:p>1.217679</text:p>
          </table:table-cell>
          <table:table-cell office:value-type="float" office:value="1.670879" calcext:value-type="float">
            <text:p>1.670879</text:p>
          </table:table-cell>
          <table:table-cell office:value-type="float" office:value="0" calcext:value-type="float">
            <text:p>0</text:p>
          </table:table-cell>
          <table:table-cell office:value-type="float" office:value="473188" calcext:value-type="float">
            <text:p>47318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6:59</text:p>
          </table:table-cell>
          <table:table-cell office:value-type="float" office:value="1.231228" calcext:value-type="float">
            <text:p>1.231228</text:p>
          </table:table-cell>
          <table:table-cell office:value-type="float" office:value="1.740501" calcext:value-type="float">
            <text:p>1.740501</text:p>
          </table:table-cell>
          <table:table-cell office:value-type="float" office:value="0" calcext:value-type="float">
            <text:p>0</text:p>
          </table:table-cell>
          <table:table-cell office:value-type="float" office:value="522305" calcext:value-type="float">
            <text:p>52230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00</text:p>
          </table:table-cell>
          <table:table-cell office:value-type="float" office:value="0.993527" calcext:value-type="float">
            <text:p>0.993527</text:p>
          </table:table-cell>
          <table:table-cell office:value-type="float" office:value="2.023944" calcext:value-type="float">
            <text:p>2.023944</text:p>
          </table:table-cell>
          <table:table-cell office:value-type="float" office:value="0" calcext:value-type="float">
            <text:p>0</text:p>
          </table:table-cell>
          <table:table-cell office:value-type="float" office:value="593502" calcext:value-type="float">
            <text:p>59350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01</text:p>
          </table:table-cell>
          <table:table-cell office:value-type="float" office:value="1.344187" calcext:value-type="float">
            <text:p>1.344187</text:p>
          </table:table-cell>
          <table:table-cell office:value-type="float" office:value="1.777995" calcext:value-type="float">
            <text:p>1.777995</text:p>
          </table:table-cell>
          <table:table-cell office:value-type="float" office:value="0" calcext:value-type="float">
            <text:p>0</text:p>
          </table:table-cell>
          <table:table-cell office:value-type="float" office:value="554769" calcext:value-type="float">
            <text:p>55476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02</text:p>
          </table:table-cell>
          <table:table-cell office:value-type="float" office:value="1.009198" calcext:value-type="float">
            <text:p>1.009198</text:p>
          </table:table-cell>
          <table:table-cell office:value-type="float" office:value="0.898127" calcext:value-type="float">
            <text:p>0.898127</text:p>
          </table:table-cell>
          <table:table-cell office:value-type="float" office:value="0" calcext:value-type="float">
            <text:p>0</text:p>
          </table:table-cell>
          <table:table-cell office:value-type="float" office:value="297762" calcext:value-type="float">
            <text:p>29776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03</text:p>
          </table:table-cell>
          <table:table-cell office:value-type="float" office:value="1.312363" calcext:value-type="float">
            <text:p>1.312363</text:p>
          </table:table-cell>
          <table:table-cell office:value-type="float" office:value="1.09373" calcext:value-type="float">
            <text:p>1.09373</text:p>
          </table:table-cell>
          <table:table-cell office:value-type="float" office:value="0" calcext:value-type="float">
            <text:p>0</text:p>
          </table:table-cell>
          <table:table-cell office:value-type="float" office:value="312188" calcext:value-type="float">
            <text:p>31218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04</text:p>
          </table:table-cell>
          <table:table-cell office:value-type="float" office:value="1.463291" calcext:value-type="float">
            <text:p>1.463291</text:p>
          </table:table-cell>
          <table:table-cell office:value-type="float" office:value="2.465962" calcext:value-type="float">
            <text:p>2.465962</text:p>
          </table:table-cell>
          <table:table-cell office:value-type="float" office:value="0" calcext:value-type="float">
            <text:p>0</text:p>
          </table:table-cell>
          <table:table-cell office:value-type="float" office:value="713898" calcext:value-type="float">
            <text:p>71389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05</text:p>
          </table:table-cell>
          <table:table-cell office:value-type="float" office:value="1.701125" calcext:value-type="float">
            <text:p>1.701125</text:p>
          </table:table-cell>
          <table:table-cell office:value-type="float" office:value="3.451543" calcext:value-type="float">
            <text:p>3.451543</text:p>
          </table:table-cell>
          <table:table-cell office:value-type="float" office:value="0" calcext:value-type="float">
            <text:p>0</text:p>
          </table:table-cell>
          <table:table-cell office:value-type="float" office:value="993123" calcext:value-type="float">
            <text:p>99312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06</text:p>
          </table:table-cell>
          <table:table-cell office:value-type="float" office:value="1.480667" calcext:value-type="float">
            <text:p>1.480667</text:p>
          </table:table-cell>
          <table:table-cell office:value-type="float" office:value="2.905091" calcext:value-type="float">
            <text:p>2.905091</text:p>
          </table:table-cell>
          <table:table-cell office:value-type="float" office:value="0" calcext:value-type="float">
            <text:p>0</text:p>
          </table:table-cell>
          <table:table-cell office:value-type="float" office:value="888699" calcext:value-type="float">
            <text:p>88869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07</text:p>
          </table:table-cell>
          <table:table-cell office:value-type="float" office:value="0.846226" calcext:value-type="float">
            <text:p>0.846226</text:p>
          </table:table-cell>
          <table:table-cell office:value-type="float" office:value="1.030622" calcext:value-type="float">
            <text:p>1.030622</text:p>
          </table:table-cell>
          <table:table-cell office:value-type="float" office:value="0" calcext:value-type="float">
            <text:p>0</text:p>
          </table:table-cell>
          <table:table-cell office:value-type="float" office:value="285886" calcext:value-type="float">
            <text:p>28588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08</text:p>
          </table:table-cell>
          <table:table-cell office:value-type="float" office:value="1.242749" calcext:value-type="float">
            <text:p>1.242749</text:p>
          </table:table-cell>
          <table:table-cell office:value-type="float" office:value="0.968555" calcext:value-type="float">
            <text:p>0.968555</text:p>
          </table:table-cell>
          <table:table-cell office:value-type="float" office:value="0" calcext:value-type="float">
            <text:p>0</text:p>
          </table:table-cell>
          <table:table-cell office:value-type="float" office:value="283408" calcext:value-type="float">
            <text:p>28340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09</text:p>
          </table:table-cell>
          <table:table-cell office:value-type="float" office:value="1.695378" calcext:value-type="float">
            <text:p>1.695378</text:p>
          </table:table-cell>
          <table:table-cell office:value-type="float" office:value="2.528212" calcext:value-type="float">
            <text:p>2.528212</text:p>
          </table:table-cell>
          <table:table-cell office:value-type="float" office:value="0" calcext:value-type="float">
            <text:p>0</text:p>
          </table:table-cell>
          <table:table-cell office:value-type="float" office:value="822370" calcext:value-type="float">
            <text:p>82237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10</text:p>
          </table:table-cell>
          <table:table-cell office:value-type="float" office:value="1.861251" calcext:value-type="float">
            <text:p>1.861251</text:p>
          </table:table-cell>
          <table:table-cell office:value-type="float" office:value="4.838255" calcext:value-type="float">
            <text:p>4.838255</text:p>
          </table:table-cell>
          <table:table-cell office:value-type="float" office:value="0" calcext:value-type="float">
            <text:p>0</text:p>
          </table:table-cell>
          <table:table-cell office:value-type="float" office:value="1609592" calcext:value-type="float">
            <text:p>16095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11</text:p>
          </table:table-cell>
          <table:table-cell office:value-type="float" office:value="0.752406" calcext:value-type="float">
            <text:p>0.752406</text:p>
          </table:table-cell>
          <table:table-cell office:value-type="float" office:value="1.215861" calcext:value-type="float">
            <text:p>1.215861</text:p>
          </table:table-cell>
          <table:table-cell office:value-type="float" office:value="0" calcext:value-type="float">
            <text:p>0</text:p>
          </table:table-cell>
          <table:table-cell office:value-type="float" office:value="351672" calcext:value-type="float">
            <text:p>35167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12</text:p>
          </table:table-cell>
          <table:table-cell office:value-type="float" office:value="2.075661" calcext:value-type="float">
            <text:p>2.075661</text:p>
          </table:table-cell>
          <table:table-cell office:value-type="float" office:value="3.270502" calcext:value-type="float">
            <text:p>3.270502</text:p>
          </table:table-cell>
          <table:table-cell office:value-type="float" office:value="0" calcext:value-type="float">
            <text:p>0</text:p>
          </table:table-cell>
          <table:table-cell office:value-type="float" office:value="1065053" calcext:value-type="float">
            <text:p>106505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13</text:p>
          </table:table-cell>
          <table:table-cell office:value-type="float" office:value="1.619232" calcext:value-type="float">
            <text:p>1.619232</text:p>
          </table:table-cell>
          <table:table-cell office:value-type="float" office:value="2.119011" calcext:value-type="float">
            <text:p>2.119011</text:p>
          </table:table-cell>
          <table:table-cell office:value-type="float" office:value="0" calcext:value-type="float">
            <text:p>0</text:p>
          </table:table-cell>
          <table:table-cell office:value-type="float" office:value="804511" calcext:value-type="float">
            <text:p>8045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14</text:p>
          </table:table-cell>
          <table:table-cell office:value-type="float" office:value="1.482408" calcext:value-type="float">
            <text:p>1.482408</text:p>
          </table:table-cell>
          <table:table-cell office:value-type="float" office:value="3.620949" calcext:value-type="float">
            <text:p>3.620949</text:p>
          </table:table-cell>
          <table:table-cell office:value-type="float" office:value="0" calcext:value-type="float">
            <text:p>0</text:p>
          </table:table-cell>
          <table:table-cell office:value-type="float" office:value="1130932" calcext:value-type="float">
            <text:p>113093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15</text:p>
          </table:table-cell>
          <table:table-cell office:value-type="float" office:value="1.501893" calcext:value-type="float">
            <text:p>1.501893</text:p>
          </table:table-cell>
          <table:table-cell office:value-type="float" office:value="2.859581" calcext:value-type="float">
            <text:p>2.859581</text:p>
          </table:table-cell>
          <table:table-cell office:value-type="float" office:value="0" calcext:value-type="float">
            <text:p>0</text:p>
          </table:table-cell>
          <table:table-cell office:value-type="float" office:value="859208" calcext:value-type="float">
            <text:p>85920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16</text:p>
          </table:table-cell>
          <table:table-cell office:value-type="float" office:value="1.328296" calcext:value-type="float">
            <text:p>1.328296</text:p>
          </table:table-cell>
          <table:table-cell office:value-type="float" office:value="1.91664" calcext:value-type="float">
            <text:p>1.91664</text:p>
          </table:table-cell>
          <table:table-cell office:value-type="float" office:value="0" calcext:value-type="float">
            <text:p>0</text:p>
          </table:table-cell>
          <table:table-cell office:value-type="float" office:value="681207" calcext:value-type="float">
            <text:p>68120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17</text:p>
          </table:table-cell>
          <table:table-cell office:value-type="float" office:value="1.562514" calcext:value-type="float">
            <text:p>1.562514</text:p>
          </table:table-cell>
          <table:table-cell office:value-type="float" office:value="5.337672" calcext:value-type="float">
            <text:p>5.337672</text:p>
          </table:table-cell>
          <table:table-cell office:value-type="float" office:value="0" calcext:value-type="float">
            <text:p>0</text:p>
          </table:table-cell>
          <table:table-cell office:value-type="float" office:value="2210172" calcext:value-type="float">
            <text:p>221017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18</text:p>
          </table:table-cell>
          <table:table-cell office:value-type="float" office:value="1.091887" calcext:value-type="float">
            <text:p>1.091887</text:p>
          </table:table-cell>
          <table:table-cell office:value-type="float" office:value="2.200123" calcext:value-type="float">
            <text:p>2.200123</text:p>
          </table:table-cell>
          <table:table-cell office:value-type="float" office:value="0" calcext:value-type="float">
            <text:p>0</text:p>
          </table:table-cell>
          <table:table-cell office:value-type="float" office:value="573259" calcext:value-type="float">
            <text:p>57325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19</text:p>
          </table:table-cell>
          <table:table-cell office:value-type="float" office:value="0.885989" calcext:value-type="float">
            <text:p>0.885989</text:p>
          </table:table-cell>
          <table:table-cell office:value-type="float" office:value="1.529505" calcext:value-type="float">
            <text:p>1.529505</text:p>
          </table:table-cell>
          <table:table-cell office:value-type="float" office:value="0" calcext:value-type="float">
            <text:p>0</text:p>
          </table:table-cell>
          <table:table-cell office:value-type="float" office:value="543761" calcext:value-type="float">
            <text:p>54376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20</text:p>
          </table:table-cell>
          <table:table-cell office:value-type="float" office:value="2.015325" calcext:value-type="float">
            <text:p>2.015325</text:p>
          </table:table-cell>
          <table:table-cell office:value-type="float" office:value="2.903403" calcext:value-type="float">
            <text:p>2.903403</text:p>
          </table:table-cell>
          <table:table-cell office:value-type="float" office:value="0" calcext:value-type="float">
            <text:p>0</text:p>
          </table:table-cell>
          <table:table-cell office:value-type="float" office:value="1045354" calcext:value-type="float">
            <text:p>104535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21</text:p>
          </table:table-cell>
          <table:table-cell office:value-type="float" office:value="2.320505" calcext:value-type="float">
            <text:p>2.320505</text:p>
          </table:table-cell>
          <table:table-cell office:value-type="float" office:value="6.660944" calcext:value-type="float">
            <text:p>6.660944</text:p>
          </table:table-cell>
          <table:table-cell office:value-type="float" office:value="0" calcext:value-type="float">
            <text:p>0</text:p>
          </table:table-cell>
          <table:table-cell office:value-type="float" office:value="2671598" calcext:value-type="float">
            <text:p>267159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22</text:p>
          </table:table-cell>
          <table:table-cell office:value-type="float" office:value="1.223213" calcext:value-type="float">
            <text:p>1.223213</text:p>
          </table:table-cell>
          <table:table-cell office:value-type="float" office:value="0.785444" calcext:value-type="float">
            <text:p>0.785444</text:p>
          </table:table-cell>
          <table:table-cell office:value-type="float" office:value="0" calcext:value-type="float">
            <text:p>0</text:p>
          </table:table-cell>
          <table:table-cell office:value-type="float" office:value="222820" calcext:value-type="float">
            <text:p>22282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23</text:p>
          </table:table-cell>
          <table:table-cell office:value-type="float" office:value="0.512812" calcext:value-type="float">
            <text:p>0.512812</text:p>
          </table:table-cell>
          <table:table-cell office:value-type="float" office:value="1.061007" calcext:value-type="float">
            <text:p>1.061007</text:p>
          </table:table-cell>
          <table:table-cell office:value-type="float" office:value="0" calcext:value-type="float">
            <text:p>0</text:p>
          </table:table-cell>
          <table:table-cell office:value-type="float" office:value="267864" calcext:value-type="float">
            <text:p>2678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24</text:p>
          </table:table-cell>
          <table:table-cell office:value-type="float" office:value="1.218334" calcext:value-type="float">
            <text:p>1.218334</text:p>
          </table:table-cell>
          <table:table-cell office:value-type="float" office:value="1.983624" calcext:value-type="float">
            <text:p>1.983624</text:p>
          </table:table-cell>
          <table:table-cell office:value-type="float" office:value="0" calcext:value-type="float">
            <text:p>0</text:p>
          </table:table-cell>
          <table:table-cell office:value-type="float" office:value="488250" calcext:value-type="float">
            <text:p>48825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25</text:p>
          </table:table-cell>
          <table:table-cell office:value-type="float" office:value="0.941312" calcext:value-type="float">
            <text:p>0.941312</text:p>
          </table:table-cell>
          <table:table-cell office:value-type="float" office:value="1.50055" calcext:value-type="float">
            <text:p>1.50055</text:p>
          </table:table-cell>
          <table:table-cell office:value-type="float" office:value="0" calcext:value-type="float">
            <text:p>0</text:p>
          </table:table-cell>
          <table:table-cell office:value-type="float" office:value="430149" calcext:value-type="float">
            <text:p>43014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26</text:p>
          </table:table-cell>
          <table:table-cell office:value-type="float" office:value="1.032075" calcext:value-type="float">
            <text:p>1.032075</text:p>
          </table:table-cell>
          <table:table-cell office:value-type="float" office:value="1.803223" calcext:value-type="float">
            <text:p>1.803223</text:p>
          </table:table-cell>
          <table:table-cell office:value-type="float" office:value="0" calcext:value-type="float">
            <text:p>0</text:p>
          </table:table-cell>
          <table:table-cell office:value-type="float" office:value="502146" calcext:value-type="float">
            <text:p>50214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27</text:p>
          </table:table-cell>
          <table:table-cell office:value-type="float" office:value="0.772751" calcext:value-type="float">
            <text:p>0.772751</text:p>
          </table:table-cell>
          <table:table-cell office:value-type="float" office:value="0.497598" calcext:value-type="float">
            <text:p>0.497598</text:p>
          </table:table-cell>
          <table:table-cell office:value-type="float" office:value="0" calcext:value-type="float">
            <text:p>0</text:p>
          </table:table-cell>
          <table:table-cell office:value-type="float" office:value="115317" calcext:value-type="float">
            <text:p>11531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28</text:p>
          </table:table-cell>
          <table:table-cell office:value-type="float" office:value="1.262037" calcext:value-type="float">
            <text:p>1.262037</text:p>
          </table:table-cell>
          <table:table-cell office:value-type="float" office:value="1.936034" calcext:value-type="float">
            <text:p>1.936034</text:p>
          </table:table-cell>
          <table:table-cell office:value-type="float" office:value="0" calcext:value-type="float">
            <text:p>0</text:p>
          </table:table-cell>
          <table:table-cell office:value-type="float" office:value="1943023" calcext:value-type="float">
            <text:p>194302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29</text:p>
          </table:table-cell>
          <table:table-cell office:value-type="float" office:value="1.610073" calcext:value-type="float">
            <text:p>1.610073</text:p>
          </table:table-cell>
          <table:table-cell office:value-type="float" office:value="0.710192" calcext:value-type="float">
            <text:p>0.710192</text:p>
          </table:table-cell>
          <table:table-cell office:value-type="float" office:value="0" calcext:value-type="float">
            <text:p>0</text:p>
          </table:table-cell>
          <table:table-cell office:value-type="float" office:value="815598" calcext:value-type="float">
            <text:p>81559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30</text:p>
          </table:table-cell>
          <table:table-cell office:value-type="float" office:value="0.771412" calcext:value-type="float">
            <text:p>0.771412</text:p>
          </table:table-cell>
          <table:table-cell office:value-type="float" office:value="0.334491" calcext:value-type="float">
            <text:p>0.334491</text:p>
          </table:table-cell>
          <table:table-cell office:value-type="float" office:value="0" calcext:value-type="float">
            <text:p>0</text:p>
          </table:table-cell>
          <table:table-cell office:value-type="float" office:value="61553" calcext:value-type="float">
            <text:p>6155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31</text:p>
          </table:table-cell>
          <table:table-cell office:value-type="float" office:value="0.703833" calcext:value-type="float">
            <text:p>0.703833</text:p>
          </table:table-cell>
          <table:table-cell office:value-type="float" office:value="0.264796" calcext:value-type="float">
            <text:p>0.264796</text:p>
          </table:table-cell>
          <table:table-cell office:value-type="float" office:value="0" calcext:value-type="float">
            <text:p>0</text:p>
          </table:table-cell>
          <table:table-cell office:value-type="float" office:value="56711" calcext:value-type="float">
            <text:p>567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32</text:p>
          </table:table-cell>
          <table:table-cell office:value-type="float" office:value="0.842294" calcext:value-type="float">
            <text:p>0.842294</text:p>
          </table:table-cell>
          <table:table-cell office:value-type="float" office:value="0.228913" calcext:value-type="float">
            <text:p>0.228913</text:p>
          </table:table-cell>
          <table:table-cell office:value-type="float" office:value="0" calcext:value-type="float">
            <text:p>0</text:p>
          </table:table-cell>
          <table:table-cell office:value-type="float" office:value="115726" calcext:value-type="float">
            <text:p>11572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33</text:p>
          </table:table-cell>
          <table:table-cell office:value-type="float" office:value="0.477683" calcext:value-type="float">
            <text:p>0.477683</text:p>
          </table:table-cell>
          <table:table-cell office:value-type="float" office:value="0.121158" calcext:value-type="float">
            <text:p>0.121158</text:p>
          </table:table-cell>
          <table:table-cell office:value-type="float" office:value="0" calcext:value-type="float">
            <text:p>0</text:p>
          </table:table-cell>
          <table:table-cell office:value-type="float" office:value="22877" calcext:value-type="float">
            <text:p>2287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34</text:p>
          </table:table-cell>
          <table:table-cell office:value-type="float" office:value="0.78509" calcext:value-type="float">
            <text:p>0.78509</text:p>
          </table:table-cell>
          <table:table-cell office:value-type="float" office:value="0.984408" calcext:value-type="float">
            <text:p>0.984408</text:p>
          </table:table-cell>
          <table:table-cell office:value-type="float" office:value="0" calcext:value-type="float">
            <text:p>0</text:p>
          </table:table-cell>
          <table:table-cell office:value-type="float" office:value="359025" calcext:value-type="float">
            <text:p>35902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35</text:p>
          </table:table-cell>
          <table:table-cell office:value-type="float" office:value="0.73409" calcext:value-type="float">
            <text:p>0.73409</text:p>
          </table:table-cell>
          <table:table-cell office:value-type="float" office:value="0.274726" calcext:value-type="float">
            <text:p>0.274726</text:p>
          </table:table-cell>
          <table:table-cell office:value-type="float" office:value="0" calcext:value-type="float">
            <text:p>0</text:p>
          </table:table-cell>
          <table:table-cell office:value-type="float" office:value="59057" calcext:value-type="float">
            <text:p>5905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36</text:p>
          </table:table-cell>
          <table:table-cell office:value-type="float" office:value="0.535761" calcext:value-type="float">
            <text:p>0.535761</text:p>
          </table:table-cell>
          <table:table-cell office:value-type="float" office:value="0.480186" calcext:value-type="float">
            <text:p>0.480186</text:p>
          </table:table-cell>
          <table:table-cell office:value-type="float" office:value="0" calcext:value-type="float">
            <text:p>0</text:p>
          </table:table-cell>
          <table:table-cell office:value-type="float" office:value="142873" calcext:value-type="float">
            <text:p>14287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37</text:p>
          </table:table-cell>
          <table:table-cell office:value-type="float" office:value="0.599515" calcext:value-type="float">
            <text:p>0.599515</text:p>
          </table:table-cell>
          <table:table-cell office:value-type="float" office:value="0.314103" calcext:value-type="float">
            <text:p>0.314103</text:p>
          </table:table-cell>
          <table:table-cell office:value-type="float" office:value="0" calcext:value-type="float">
            <text:p>0</text:p>
          </table:table-cell>
          <table:table-cell office:value-type="float" office:value="69708" calcext:value-type="float">
            <text:p>6970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38</text:p>
          </table:table-cell>
          <table:table-cell office:value-type="float" office:value="1.006858" calcext:value-type="float">
            <text:p>1.006858</text:p>
          </table:table-cell>
          <table:table-cell office:value-type="float" office:value="1.087374" calcext:value-type="float">
            <text:p>1.087374</text:p>
          </table:table-cell>
          <table:table-cell office:value-type="float" office:value="0" calcext:value-type="float">
            <text:p>0</text:p>
          </table:table-cell>
          <table:table-cell office:value-type="float" office:value="501426" calcext:value-type="float">
            <text:p>50142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39</text:p>
          </table:table-cell>
          <table:table-cell office:value-type="float" office:value="0.896837" calcext:value-type="float">
            <text:p>0.896837</text:p>
          </table:table-cell>
          <table:table-cell office:value-type="float" office:value="1.927382" calcext:value-type="float">
            <text:p>1.927382</text:p>
          </table:table-cell>
          <table:table-cell office:value-type="float" office:value="0" calcext:value-type="float">
            <text:p>0</text:p>
          </table:table-cell>
          <table:table-cell office:value-type="float" office:value="593535" calcext:value-type="float">
            <text:p>59353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40</text:p>
          </table:table-cell>
          <table:table-cell office:value-type="float" office:value="0.701436" calcext:value-type="float">
            <text:p>0.701436</text:p>
          </table:table-cell>
          <table:table-cell office:value-type="float" office:value="0.309097" calcext:value-type="float">
            <text:p>0.309097</text:p>
          </table:table-cell>
          <table:table-cell office:value-type="float" office:value="0" calcext:value-type="float">
            <text:p>0</text:p>
          </table:table-cell>
          <table:table-cell office:value-type="float" office:value="57142" calcext:value-type="float">
            <text:p>5714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41</text:p>
          </table:table-cell>
          <table:table-cell office:value-type="float" office:value="0.556885" calcext:value-type="float">
            <text:p>0.556885</text:p>
          </table:table-cell>
          <table:table-cell office:value-type="float" office:value="0.279762" calcext:value-type="float">
            <text:p>0.279762</text:p>
          </table:table-cell>
          <table:table-cell office:value-type="float" office:value="0" calcext:value-type="float">
            <text:p>0</text:p>
          </table:table-cell>
          <table:table-cell office:value-type="float" office:value="54526" calcext:value-type="float">
            <text:p>5452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42</text:p>
          </table:table-cell>
          <table:table-cell office:value-type="float" office:value="0.496558" calcext:value-type="float">
            <text:p>0.496558</text:p>
          </table:table-cell>
          <table:table-cell office:value-type="float" office:value="0.289771" calcext:value-type="float">
            <text:p>0.289771</text:p>
          </table:table-cell>
          <table:table-cell office:value-type="float" office:value="0" calcext:value-type="float">
            <text:p>0</text:p>
          </table:table-cell>
          <table:table-cell office:value-type="float" office:value="70231" calcext:value-type="float">
            <text:p>7023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43</text:p>
          </table:table-cell>
          <table:table-cell office:value-type="float" office:value="0.644258" calcext:value-type="float">
            <text:p>0.644258</text:p>
          </table:table-cell>
          <table:table-cell office:value-type="float" office:value="0.355954" calcext:value-type="float">
            <text:p>0.355954</text:p>
          </table:table-cell>
          <table:table-cell office:value-type="float" office:value="0" calcext:value-type="float">
            <text:p>0</text:p>
          </table:table-cell>
          <table:table-cell office:value-type="float" office:value="85131" calcext:value-type="float">
            <text:p>8513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44</text:p>
          </table:table-cell>
          <table:table-cell office:value-type="float" office:value="0.580391" calcext:value-type="float">
            <text:p>0.580391</text:p>
          </table:table-cell>
          <table:table-cell office:value-type="float" office:value="0.26897" calcext:value-type="float">
            <text:p>0.26897</text:p>
          </table:table-cell>
          <table:table-cell office:value-type="float" office:value="0" calcext:value-type="float">
            <text:p>0</text:p>
          </table:table-cell>
          <table:table-cell office:value-type="float" office:value="53325" calcext:value-type="float">
            <text:p>5332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45</text:p>
          </table:table-cell>
          <table:table-cell office:value-type="float" office:value="0.621994" calcext:value-type="float">
            <text:p>0.621994</text:p>
          </table:table-cell>
          <table:table-cell office:value-type="float" office:value="0.220622" calcext:value-type="float">
            <text:p>0.220622</text:p>
          </table:table-cell>
          <table:table-cell office:value-type="float" office:value="0" calcext:value-type="float">
            <text:p>0</text:p>
          </table:table-cell>
          <table:table-cell office:value-type="float" office:value="55147" calcext:value-type="float">
            <text:p>5514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46</text:p>
          </table:table-cell>
          <table:table-cell office:value-type="float" office:value="0.691657" calcext:value-type="float">
            <text:p>0.691657</text:p>
          </table:table-cell>
          <table:table-cell office:value-type="float" office:value="0.264683" calcext:value-type="float">
            <text:p>0.264683</text:p>
          </table:table-cell>
          <table:table-cell office:value-type="float" office:value="0" calcext:value-type="float">
            <text:p>0</text:p>
          </table:table-cell>
          <table:table-cell office:value-type="float" office:value="60329" calcext:value-type="float">
            <text:p>6032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47</text:p>
          </table:table-cell>
          <table:table-cell office:value-type="float" office:value="0.552074" calcext:value-type="float">
            <text:p>0.552074</text:p>
          </table:table-cell>
          <table:table-cell office:value-type="float" office:value="0.21661" calcext:value-type="float">
            <text:p>0.21661</text:p>
          </table:table-cell>
          <table:table-cell office:value-type="float" office:value="0" calcext:value-type="float">
            <text:p>0</text:p>
          </table:table-cell>
          <table:table-cell office:value-type="float" office:value="54132" calcext:value-type="float">
            <text:p>5413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48</text:p>
          </table:table-cell>
          <table:table-cell office:value-type="float" office:value="0.670322" calcext:value-type="float">
            <text:p>0.670322</text:p>
          </table:table-cell>
          <table:table-cell office:value-type="float" office:value="0.389812" calcext:value-type="float">
            <text:p>0.389812</text:p>
          </table:table-cell>
          <table:table-cell office:value-type="float" office:value="0" calcext:value-type="float">
            <text:p>0</text:p>
          </table:table-cell>
          <table:table-cell office:value-type="float" office:value="94140" calcext:value-type="float">
            <text:p>9414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49</text:p>
          </table:table-cell>
          <table:table-cell office:value-type="float" office:value="0.747797" calcext:value-type="float">
            <text:p>0.747797</text:p>
          </table:table-cell>
          <table:table-cell office:value-type="float" office:value="0.180314" calcext:value-type="float">
            <text:p>0.180314</text:p>
          </table:table-cell>
          <table:table-cell office:value-type="float" office:value="0" calcext:value-type="float">
            <text:p>0</text:p>
          </table:table-cell>
          <table:table-cell office:value-type="float" office:value="42296" calcext:value-type="float">
            <text:p>4229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50</text:p>
          </table:table-cell>
          <table:table-cell office:value-type="float" office:value="0.556387" calcext:value-type="float">
            <text:p>0.556387</text:p>
          </table:table-cell>
          <table:table-cell office:value-type="float" office:value="0.158732" calcext:value-type="float">
            <text:p>0.158732</text:p>
          </table:table-cell>
          <table:table-cell office:value-type="float" office:value="0" calcext:value-type="float">
            <text:p>0</text:p>
          </table:table-cell>
          <table:table-cell office:value-type="float" office:value="38921" calcext:value-type="float">
            <text:p>3892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51</text:p>
          </table:table-cell>
          <table:table-cell office:value-type="float" office:value="0.437546" calcext:value-type="float">
            <text:p>0.437546</text:p>
          </table:table-cell>
          <table:table-cell office:value-type="float" office:value="0.122736" calcext:value-type="float">
            <text:p>0.122736</text:p>
          </table:table-cell>
          <table:table-cell office:value-type="float" office:value="0" calcext:value-type="float">
            <text:p>0</text:p>
          </table:table-cell>
          <table:table-cell office:value-type="float" office:value="31725" calcext:value-type="float">
            <text:p>3172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52</text:p>
          </table:table-cell>
          <table:table-cell office:value-type="float" office:value="0.63695" calcext:value-type="float">
            <text:p>0.63695</text:p>
          </table:table-cell>
          <table:table-cell office:value-type="float" office:value="0.251915" calcext:value-type="float">
            <text:p>0.251915</text:p>
          </table:table-cell>
          <table:table-cell office:value-type="float" office:value="0" calcext:value-type="float">
            <text:p>0</text:p>
          </table:table-cell>
          <table:table-cell office:value-type="float" office:value="72914" calcext:value-type="float">
            <text:p>7291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53</text:p>
          </table:table-cell>
          <table:table-cell office:value-type="float" office:value="0.583246" calcext:value-type="float">
            <text:p>0.583246</text:p>
          </table:table-cell>
          <table:table-cell office:value-type="float" office:value="0.228642" calcext:value-type="float">
            <text:p>0.228642</text:p>
          </table:table-cell>
          <table:table-cell office:value-type="float" office:value="0" calcext:value-type="float">
            <text:p>0</text:p>
          </table:table-cell>
          <table:table-cell office:value-type="float" office:value="69536" calcext:value-type="float">
            <text:p>6953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54</text:p>
          </table:table-cell>
          <table:table-cell office:value-type="float" office:value="0.445896" calcext:value-type="float">
            <text:p>0.445896</text:p>
          </table:table-cell>
          <table:table-cell office:value-type="float" office:value="0.281955" calcext:value-type="float">
            <text:p>0.281955</text:p>
          </table:table-cell>
          <table:table-cell office:value-type="float" office:value="0" calcext:value-type="float">
            <text:p>0</text:p>
          </table:table-cell>
          <table:table-cell office:value-type="float" office:value="91049" calcext:value-type="float">
            <text:p>910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55</text:p>
          </table:table-cell>
          <table:table-cell office:value-type="float" office:value="0.418683" calcext:value-type="float">
            <text:p>0.418683</text:p>
          </table:table-cell>
          <table:table-cell office:value-type="float" office:value="0.146806" calcext:value-type="float">
            <text:p>0.146806</text:p>
          </table:table-cell>
          <table:table-cell office:value-type="float" office:value="0" calcext:value-type="float">
            <text:p>0</text:p>
          </table:table-cell>
          <table:table-cell office:value-type="float" office:value="49496" calcext:value-type="float">
            <text:p>4949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56</text:p>
          </table:table-cell>
          <table:table-cell office:value-type="float" office:value="0.475122" calcext:value-type="float">
            <text:p>0.475122</text:p>
          </table:table-cell>
          <table:table-cell office:value-type="float" office:value="0.099466" calcext:value-type="float">
            <text:p>0.099466</text:p>
          </table:table-cell>
          <table:table-cell office:value-type="float" office:value="0" calcext:value-type="float">
            <text:p>0</text:p>
          </table:table-cell>
          <table:table-cell office:value-type="float" office:value="33337" calcext:value-type="float">
            <text:p>3333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57</text:p>
          </table:table-cell>
          <table:table-cell office:value-type="float" office:value="0.38502" calcext:value-type="float">
            <text:p>0.38502</text:p>
          </table:table-cell>
          <table:table-cell office:value-type="float" office:value="0.147006" calcext:value-type="float">
            <text:p>0.147006</text:p>
          </table:table-cell>
          <table:table-cell office:value-type="float" office:value="0" calcext:value-type="float">
            <text:p>0</text:p>
          </table:table-cell>
          <table:table-cell office:value-type="float" office:value="57399" calcext:value-type="float">
            <text:p>5739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58</text:p>
          </table:table-cell>
          <table:table-cell office:value-type="float" office:value="0.62063" calcext:value-type="float">
            <text:p>0.62063</text:p>
          </table:table-cell>
          <table:table-cell office:value-type="float" office:value="0.201173" calcext:value-type="float">
            <text:p>0.201173</text:p>
          </table:table-cell>
          <table:table-cell office:value-type="float" office:value="0" calcext:value-type="float">
            <text:p>0</text:p>
          </table:table-cell>
          <table:table-cell office:value-type="float" office:value="78486" calcext:value-type="float">
            <text:p>7848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7:59</text:p>
          </table:table-cell>
          <table:table-cell office:value-type="float" office:value="0.599895" calcext:value-type="float">
            <text:p>0.599895</text:p>
          </table:table-cell>
          <table:table-cell office:value-type="float" office:value="0.213285" calcext:value-type="float">
            <text:p>0.213285</text:p>
          </table:table-cell>
          <table:table-cell office:value-type="float" office:value="0" calcext:value-type="float">
            <text:p>0</text:p>
          </table:table-cell>
          <table:table-cell office:value-type="float" office:value="84711" calcext:value-type="float">
            <text:p>8471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00</text:p>
          </table:table-cell>
          <table:table-cell office:value-type="float" office:value="0.667569" calcext:value-type="float">
            <text:p>0.667569</text:p>
          </table:table-cell>
          <table:table-cell office:value-type="float" office:value="0.227241" calcext:value-type="float">
            <text:p>0.227241</text:p>
          </table:table-cell>
          <table:table-cell office:value-type="float" office:value="0" calcext:value-type="float">
            <text:p>0</text:p>
          </table:table-cell>
          <table:table-cell office:value-type="float" office:value="101902" calcext:value-type="float">
            <text:p>10190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01</text:p>
          </table:table-cell>
          <table:table-cell office:value-type="float" office:value="0.44798" calcext:value-type="float">
            <text:p>0.44798</text:p>
          </table:table-cell>
          <table:table-cell office:value-type="float" office:value="0.215762" calcext:value-type="float">
            <text:p>0.215762</text:p>
          </table:table-cell>
          <table:table-cell office:value-type="float" office:value="0" calcext:value-type="float">
            <text:p>0</text:p>
          </table:table-cell>
          <table:table-cell office:value-type="float" office:value="92703" calcext:value-type="float">
            <text:p>9270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02</text:p>
          </table:table-cell>
          <table:table-cell office:value-type="float" office:value="0.536755" calcext:value-type="float">
            <text:p>0.536755</text:p>
          </table:table-cell>
          <table:table-cell office:value-type="float" office:value="0.093857" calcext:value-type="float">
            <text:p>0.093857</text:p>
          </table:table-cell>
          <table:table-cell office:value-type="float" office:value="0" calcext:value-type="float">
            <text:p>0</text:p>
          </table:table-cell>
          <table:table-cell office:value-type="float" office:value="47580" calcext:value-type="float">
            <text:p>4758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03</text:p>
          </table:table-cell>
          <table:table-cell office:value-type="float" office:value="0.480502" calcext:value-type="float">
            <text:p>0.480502</text:p>
          </table:table-cell>
          <table:table-cell office:value-type="float" office:value="0.141834" calcext:value-type="float">
            <text:p>0.141834</text:p>
          </table:table-cell>
          <table:table-cell office:value-type="float" office:value="0" calcext:value-type="float">
            <text:p>0</text:p>
          </table:table-cell>
          <table:table-cell office:value-type="float" office:value="78688" calcext:value-type="float">
            <text:p>7868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04</text:p>
          </table:table-cell>
          <table:table-cell office:value-type="float" office:value="0.494641" calcext:value-type="float">
            <text:p>0.494641</text:p>
          </table:table-cell>
          <table:table-cell office:value-type="float" office:value="0.155529" calcext:value-type="float">
            <text:p>0.155529</text:p>
          </table:table-cell>
          <table:table-cell office:value-type="float" office:value="0" calcext:value-type="float">
            <text:p>0</text:p>
          </table:table-cell>
          <table:table-cell office:value-type="float" office:value="91636" calcext:value-type="float">
            <text:p>9163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05</text:p>
          </table:table-cell>
          <table:table-cell office:value-type="float" office:value="0.487081" calcext:value-type="float">
            <text:p>0.487081</text:p>
          </table:table-cell>
          <table:table-cell office:value-type="float" office:value="0.113926" calcext:value-type="float">
            <text:p>0.113926</text:p>
          </table:table-cell>
          <table:table-cell office:value-type="float" office:value="0" calcext:value-type="float">
            <text:p>0</text:p>
          </table:table-cell>
          <table:table-cell office:value-type="float" office:value="68451" calcext:value-type="float">
            <text:p>6845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06</text:p>
          </table:table-cell>
          <table:table-cell office:value-type="float" office:value="0.470572" calcext:value-type="float">
            <text:p>0.470572</text:p>
          </table:table-cell>
          <table:table-cell office:value-type="float" office:value="0.124581" calcext:value-type="float">
            <text:p>0.124581</text:p>
          </table:table-cell>
          <table:table-cell office:value-type="float" office:value="0" calcext:value-type="float">
            <text:p>0</text:p>
          </table:table-cell>
          <table:table-cell office:value-type="float" office:value="89061" calcext:value-type="float">
            <text:p>8906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07</text:p>
          </table:table-cell>
          <table:table-cell office:value-type="float" office:value="0.422091" calcext:value-type="float">
            <text:p>0.422091</text:p>
          </table:table-cell>
          <table:table-cell office:value-type="float" office:value="0.092994" calcext:value-type="float">
            <text:p>0.092994</text:p>
          </table:table-cell>
          <table:table-cell office:value-type="float" office:value="0" calcext:value-type="float">
            <text:p>0</text:p>
          </table:table-cell>
          <table:table-cell office:value-type="float" office:value="71604" calcext:value-type="float">
            <text:p>7160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08</text:p>
          </table:table-cell>
          <table:table-cell office:value-type="float" office:value="0.514173" calcext:value-type="float">
            <text:p>0.514173</text:p>
          </table:table-cell>
          <table:table-cell office:value-type="float" office:value="0.063523" calcext:value-type="float">
            <text:p>0.063523</text:p>
          </table:table-cell>
          <table:table-cell office:value-type="float" office:value="0" calcext:value-type="float">
            <text:p>0</text:p>
          </table:table-cell>
          <table:table-cell office:value-type="float" office:value="45243" calcext:value-type="float">
            <text:p>4524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09</text:p>
          </table:table-cell>
          <table:table-cell office:value-type="float" office:value="0.306611" calcext:value-type="float">
            <text:p>0.306611</text:p>
          </table:table-cell>
          <table:table-cell office:value-type="float" office:value="0.056998" calcext:value-type="float">
            <text:p>0.056998</text:p>
          </table:table-cell>
          <table:table-cell office:value-type="float" office:value="0" calcext:value-type="float">
            <text:p>0</text:p>
          </table:table-cell>
          <table:table-cell office:value-type="float" office:value="50977" calcext:value-type="float">
            <text:p>5097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10</text:p>
          </table:table-cell>
          <table:table-cell office:value-type="float" office:value="0.44153" calcext:value-type="float">
            <text:p>0.44153</text:p>
          </table:table-cell>
          <table:table-cell office:value-type="float" office:value="0.073496" calcext:value-type="float">
            <text:p>0.073496</text:p>
          </table:table-cell>
          <table:table-cell office:value-type="float" office:value="0" calcext:value-type="float">
            <text:p>0</text:p>
          </table:table-cell>
          <table:table-cell office:value-type="float" office:value="68849" calcext:value-type="float">
            <text:p>6884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11</text:p>
          </table:table-cell>
          <table:table-cell office:value-type="float" office:value="0.378133" calcext:value-type="float">
            <text:p>0.378133</text:p>
          </table:table-cell>
          <table:table-cell office:value-type="float" office:value="0.068435" calcext:value-type="float">
            <text:p>0.068435</text:p>
          </table:table-cell>
          <table:table-cell office:value-type="float" office:value="0" calcext:value-type="float">
            <text:p>0</text:p>
          </table:table-cell>
          <table:table-cell office:value-type="float" office:value="76435" calcext:value-type="float">
            <text:p>7643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12</text:p>
          </table:table-cell>
          <table:table-cell office:value-type="float" office:value="0.341878" calcext:value-type="float">
            <text:p>0.341878</text:p>
          </table:table-cell>
          <table:table-cell office:value-type="float" office:value="0.094705" calcext:value-type="float">
            <text:p>0.094705</text:p>
          </table:table-cell>
          <table:table-cell office:value-type="float" office:value="0" calcext:value-type="float">
            <text:p>0</text:p>
          </table:table-cell>
          <table:table-cell office:value-type="float" office:value="101656" calcext:value-type="float">
            <text:p>101656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13</text:p>
          </table:table-cell>
          <table:table-cell office:value-type="float" office:value="0.299519" calcext:value-type="float">
            <text:p>0.299519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0" calcext:value-type="float">
            <text:p>0</text:p>
          </table:table-cell>
          <table:table-cell office:value-type="float" office:value="67331" calcext:value-type="float">
            <text:p>6733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14</text:p>
          </table:table-cell>
          <table:table-cell office:value-type="float" office:value="0.384167" calcext:value-type="float">
            <text:p>0.384167</text:p>
          </table:table-cell>
          <table:table-cell office:value-type="float" office:value="0.117956" calcext:value-type="float">
            <text:p>0.117956</text:p>
          </table:table-cell>
          <table:table-cell office:value-type="float" office:value="0" calcext:value-type="float">
            <text:p>0</text:p>
          </table:table-cell>
          <table:table-cell office:value-type="float" office:value="141621" calcext:value-type="float">
            <text:p>14162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15</text:p>
          </table:table-cell>
          <table:table-cell office:value-type="float" office:value="0.403175" calcext:value-type="float">
            <text:p>0.403175</text:p>
          </table:table-cell>
          <table:table-cell office:value-type="float" office:value="0.046409" calcext:value-type="float">
            <text:p>0.046409</text:p>
          </table:table-cell>
          <table:table-cell office:value-type="float" office:value="0" calcext:value-type="float">
            <text:p>0</text:p>
          </table:table-cell>
          <table:table-cell office:value-type="float" office:value="51564" calcext:value-type="float">
            <text:p>5156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16</text:p>
          </table:table-cell>
          <table:table-cell office:value-type="float" office:value="0.243827" calcext:value-type="float">
            <text:p>0.243827</text:p>
          </table:table-cell>
          <table:table-cell office:value-type="float" office:value="0.033222" calcext:value-type="float">
            <text:p>0.033222</text:p>
          </table:table-cell>
          <table:table-cell office:value-type="float" office:value="0" calcext:value-type="float">
            <text:p>0</text:p>
          </table:table-cell>
          <table:table-cell office:value-type="float" office:value="44817" calcext:value-type="float">
            <text:p>4481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17</text:p>
          </table:table-cell>
          <table:table-cell office:value-type="float" office:value="0.393869" calcext:value-type="float">
            <text:p>0.393869</text:p>
          </table:table-cell>
          <table:table-cell office:value-type="float" office:value="0.239395" calcext:value-type="float">
            <text:p>0.239395</text:p>
          </table:table-cell>
          <table:table-cell office:value-type="float" office:value="0" calcext:value-type="float">
            <text:p>0</text:p>
          </table:table-cell>
          <table:table-cell office:value-type="float" office:value="200815" calcext:value-type="float">
            <text:p>20081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18</text:p>
          </table:table-cell>
          <table:table-cell office:value-type="float" office:value="0.882054" calcext:value-type="float">
            <text:p>0.882054</text:p>
          </table:table-cell>
          <table:table-cell office:value-type="float" office:value="0.682416" calcext:value-type="float">
            <text:p>0.682416</text:p>
          </table:table-cell>
          <table:table-cell office:value-type="float" office:value="0" calcext:value-type="float">
            <text:p>0</text:p>
          </table:table-cell>
          <table:table-cell office:value-type="float" office:value="417980" calcext:value-type="float">
            <text:p>41798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19</text:p>
          </table:table-cell>
          <table:table-cell office:value-type="float" office:value="0.541082" calcext:value-type="float">
            <text:p>0.541082</text:p>
          </table:table-cell>
          <table:table-cell office:value-type="float" office:value="0.248411" calcext:value-type="float">
            <text:p>0.248411</text:p>
          </table:table-cell>
          <table:table-cell office:value-type="float" office:value="0" calcext:value-type="float">
            <text:p>0</text:p>
          </table:table-cell>
          <table:table-cell office:value-type="float" office:value="105851" calcext:value-type="float">
            <text:p>10585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20</text:p>
          </table:table-cell>
          <table:table-cell office:value-type="float" office:value="0.18294" calcext:value-type="float">
            <text:p>0.18294</text:p>
          </table:table-cell>
          <table:table-cell office:value-type="float" office:value="0.023905" calcext:value-type="float">
            <text:p>0.023905</text:p>
          </table:table-cell>
          <table:table-cell office:value-type="float" office:value="0" calcext:value-type="float">
            <text:p>0</text:p>
          </table:table-cell>
          <table:table-cell office:value-type="float" office:value="16344" calcext:value-type="float">
            <text:p>1634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21</text:p>
          </table:table-cell>
          <table:table-cell office:value-type="float" office:value="0.206949" calcext:value-type="float">
            <text:p>0.206949</text:p>
          </table:table-cell>
          <table:table-cell office:value-type="float" office:value="0.019357" calcext:value-type="float">
            <text:p>0.019357</text:p>
          </table:table-cell>
          <table:table-cell office:value-type="float" office:value="0" calcext:value-type="float">
            <text:p>0</text:p>
          </table:table-cell>
          <table:table-cell office:value-type="float" office:value="52275" calcext:value-type="float">
            <text:p>5227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22</text:p>
          </table:table-cell>
          <table:table-cell office:value-type="float" office:value="0.049014" calcext:value-type="float">
            <text:p>0.049014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0" calcext:value-type="float">
            <text:p>0</text:p>
          </table:table-cell>
          <table:table-cell office:value-type="float" office:value="63373" calcext:value-type="float">
            <text:p>6337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23</text:p>
          </table:table-cell>
          <table:table-cell office:value-type="float" office:value="0.124896" calcext:value-type="float">
            <text:p>0.124896</text:p>
          </table:table-cell>
          <table:table-cell office:value-type="float" office:value="0.017739" calcext:value-type="float">
            <text:p>0.017739</text:p>
          </table:table-cell>
          <table:table-cell office:value-type="float" office:value="0" calcext:value-type="float">
            <text:p>0</text:p>
          </table:table-cell>
          <table:table-cell office:value-type="float" office:value="104118" calcext:value-type="float">
            <text:p>10411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24</text:p>
          </table:table-cell>
          <table:table-cell office:value-type="float" office:value="0.031573" calcext:value-type="float">
            <text:p>0.031573</text:p>
          </table:table-cell>
          <table:table-cell office:value-type="float" office:value="0.002484" calcext:value-type="float">
            <text:p>0.002484</text:p>
          </table:table-cell>
          <table:table-cell office:value-type="float" office:value="0" calcext:value-type="float">
            <text:p>0</text:p>
          </table:table-cell>
          <table:table-cell office:value-type="float" office:value="36750" calcext:value-type="float">
            <text:p>3675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25</text:p>
          </table:table-cell>
          <table:table-cell office:value-type="float" office:value="0.018149" calcext:value-type="float">
            <text:p>0.018149</text:p>
          </table:table-cell>
          <table:table-cell office:value-type="float" office:value="0.001666" calcext:value-type="float">
            <text:p>0.001666</text:p>
          </table:table-cell>
          <table:table-cell office:value-type="float" office:value="0" calcext:value-type="float">
            <text:p>0</text:p>
          </table:table-cell>
          <table:table-cell office:value-type="float" office:value="38973" calcext:value-type="float">
            <text:p>3897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26</text:p>
          </table:table-cell>
          <table:table-cell office:value-type="float" office:value="0.062655" calcext:value-type="float">
            <text:p>0.062655</text:p>
          </table:table-cell>
          <table:table-cell office:value-type="float" office:value="0.009662" calcext:value-type="float">
            <text:p>0.009662</text:p>
          </table:table-cell>
          <table:table-cell office:value-type="float" office:value="0" calcext:value-type="float">
            <text:p>0</text:p>
          </table:table-cell>
          <table:table-cell office:value-type="float" office:value="83587" calcext:value-type="float">
            <text:p>8358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27</text:p>
          </table:table-cell>
          <table:table-cell office:value-type="float" office:value="0.073771" calcext:value-type="float">
            <text:p>0.073771</text:p>
          </table:table-cell>
          <table:table-cell office:value-type="float" office:value="0.025337" calcext:value-type="float">
            <text:p>0.025337</text:p>
          </table:table-cell>
          <table:table-cell office:value-type="float" office:value="0" calcext:value-type="float">
            <text:p>0</text:p>
          </table:table-cell>
          <table:table-cell office:value-type="float" office:value="125611" calcext:value-type="float">
            <text:p>12561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28</text:p>
          </table:table-cell>
          <table:table-cell office:value-type="float" office:value="0.225535" calcext:value-type="float">
            <text:p>0.225535</text:p>
          </table:table-cell>
          <table:table-cell office:value-type="float" office:value="0.012147" calcext:value-type="float">
            <text:p>0.012147</text:p>
          </table:table-cell>
          <table:table-cell office:value-type="float" office:value="0" calcext:value-type="float">
            <text:p>0</text:p>
          </table:table-cell>
          <table:table-cell office:value-type="float" office:value="79547" calcext:value-type="float">
            <text:p>7954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29</text:p>
          </table:table-cell>
          <table:table-cell office:value-type="float" office:value="0.085638" calcext:value-type="float">
            <text:p>0.085638</text:p>
          </table:table-cell>
          <table:table-cell office:value-type="float" office:value="0.018378" calcext:value-type="float">
            <text:p>0.018378</text:p>
          </table:table-cell>
          <table:table-cell office:value-type="float" office:value="0" calcext:value-type="float">
            <text:p>0</text:p>
          </table:table-cell>
          <table:table-cell office:value-type="float" office:value="106149" calcext:value-type="float">
            <text:p>10614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30</text:p>
          </table:table-cell>
          <table:table-cell office:value-type="float" office:value="0.211325" calcext:value-type="float">
            <text:p>0.211325</text:p>
          </table:table-cell>
          <table:table-cell office:value-type="float" office:value="0.039556" calcext:value-type="float">
            <text:p>0.039556</text:p>
          </table:table-cell>
          <table:table-cell office:value-type="float" office:value="0" calcext:value-type="float">
            <text:p>0</text:p>
          </table:table-cell>
          <table:table-cell office:value-type="float" office:value="141413" calcext:value-type="float">
            <text:p>14141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31</text:p>
          </table:table-cell>
          <table:table-cell office:value-type="float" office:value="0.29834" calcext:value-type="float">
            <text:p>0.29834</text:p>
          </table:table-cell>
          <table:table-cell office:value-type="float" office:value="0.021488" calcext:value-type="float">
            <text:p>0.021488</text:p>
          </table:table-cell>
          <table:table-cell office:value-type="float" office:value="0" calcext:value-type="float">
            <text:p>0</text:p>
          </table:table-cell>
          <table:table-cell office:value-type="float" office:value="90702" calcext:value-type="float">
            <text:p>9070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32</text:p>
          </table:table-cell>
          <table:table-cell office:value-type="float" office:value="0.090501" calcext:value-type="float">
            <text:p>0.090501</text:p>
          </table:table-cell>
          <table:table-cell office:value-type="float" office:value="0.012852" calcext:value-type="float">
            <text:p>0.012852</text:p>
          </table:table-cell>
          <table:table-cell office:value-type="float" office:value="0" calcext:value-type="float">
            <text:p>0</text:p>
          </table:table-cell>
          <table:table-cell office:value-type="float" office:value="91055" calcext:value-type="float">
            <text:p>9105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33</text:p>
          </table:table-cell>
          <table:table-cell office:value-type="float" office:value="0.135968" calcext:value-type="float">
            <text:p>0.135968</text:p>
          </table:table-cell>
          <table:table-cell office:value-type="float" office:value="0.010277" calcext:value-type="float">
            <text:p>0.010277</text:p>
          </table:table-cell>
          <table:table-cell office:value-type="float" office:value="0" calcext:value-type="float">
            <text:p>0</text:p>
          </table:table-cell>
          <table:table-cell office:value-type="float" office:value="75226" calcext:value-type="float">
            <text:p>7522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34</text:p>
          </table:table-cell>
          <table:table-cell office:value-type="float" office:value="0.078648" calcext:value-type="float">
            <text:p>0.078648</text:p>
          </table:table-cell>
          <table:table-cell office:value-type="float" office:value="0.012101" calcext:value-type="float">
            <text:p>0.012101</text:p>
          </table:table-cell>
          <table:table-cell office:value-type="float" office:value="0" calcext:value-type="float">
            <text:p>0</text:p>
          </table:table-cell>
          <table:table-cell office:value-type="float" office:value="108345" calcext:value-type="float">
            <text:p>108345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35</text:p>
          </table:table-cell>
          <table:table-cell office:value-type="float" office:value="0.028302" calcext:value-type="float">
            <text:p>0.028302</text:p>
          </table:table-cell>
          <table:table-cell office:value-type="float" office:value="0.006919" calcext:value-type="float">
            <text:p>0.006919</text:p>
          </table:table-cell>
          <table:table-cell office:value-type="float" office:value="0" calcext:value-type="float">
            <text:p>0</text:p>
          </table:table-cell>
          <table:table-cell office:value-type="float" office:value="74061" calcext:value-type="float">
            <text:p>7406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36</text:p>
          </table:table-cell>
          <table:table-cell office:value-type="float" office:value="0.074885" calcext:value-type="float">
            <text:p>0.074885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0" calcext:value-type="float">
            <text:p>0</text:p>
          </table:table-cell>
          <table:table-cell office:value-type="float" office:value="83688" calcext:value-type="float">
            <text:p>8368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37</text:p>
          </table:table-cell>
          <table:table-cell office:value-type="float" office:value="0.053782" calcext:value-type="float">
            <text:p>0.053782</text:p>
          </table:table-cell>
          <table:table-cell office:value-type="float" office:value="0.009698" calcext:value-type="float">
            <text:p>0.009698</text:p>
          </table:table-cell>
          <table:table-cell office:value-type="float" office:value="0" calcext:value-type="float">
            <text:p>0</text:p>
          </table:table-cell>
          <table:table-cell office:value-type="float" office:value="70718" calcext:value-type="float">
            <text:p>7071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38</text:p>
          </table:table-cell>
          <table:table-cell office:value-type="float" office:value="0.038987" calcext:value-type="float">
            <text:p>0.038987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0" calcext:value-type="float">
            <text:p>0</text:p>
          </table:table-cell>
          <table:table-cell office:value-type="float" office:value="61588" calcext:value-type="float">
            <text:p>61588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39</text:p>
          </table:table-cell>
          <table:table-cell office:value-type="float" office:value="0.100366" calcext:value-type="float">
            <text:p>0.100366</text:p>
          </table:table-cell>
          <table:table-cell office:value-type="float" office:value="0.040972" calcext:value-type="float">
            <text:p>0.040972</text:p>
          </table:table-cell>
          <table:table-cell office:value-type="float" office:value="0" calcext:value-type="float">
            <text:p>0</text:p>
          </table:table-cell>
          <table:table-cell office:value-type="float" office:value="119394" calcext:value-type="float">
            <text:p>11939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40</text:p>
          </table:table-cell>
          <table:table-cell office:value-type="float" office:value="0.299005" calcext:value-type="float">
            <text:p>0.299005</text:p>
          </table:table-cell>
          <table:table-cell office:value-type="float" office:value="0.061798" calcext:value-type="float">
            <text:p>0.061798</text:p>
          </table:table-cell>
          <table:table-cell office:value-type="float" office:value="0" calcext:value-type="float">
            <text:p>0</text:p>
          </table:table-cell>
          <table:table-cell office:value-type="float" office:value="108075" calcext:value-type="float">
            <text:p>10807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41</text:p>
          </table:table-cell>
          <table:table-cell office:value-type="float" office:value="0.128893" calcext:value-type="float">
            <text:p>0.128893</text:p>
          </table:table-cell>
          <table:table-cell office:value-type="float" office:value="0.032564" calcext:value-type="float">
            <text:p>0.032564</text:p>
          </table:table-cell>
          <table:table-cell office:value-type="float" office:value="0" calcext:value-type="float">
            <text:p>0</text:p>
          </table:table-cell>
          <table:table-cell office:value-type="float" office:value="115873" calcext:value-type="float">
            <text:p>11587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42</text:p>
          </table:table-cell>
          <table:table-cell office:value-type="float" office:value="0.033957" calcext:value-type="float">
            <text:p>0.033957</text:p>
          </table:table-cell>
          <table:table-cell office:value-type="float" office:value="0.005666" calcext:value-type="float">
            <text:p>0.005666</text:p>
          </table:table-cell>
          <table:table-cell office:value-type="float" office:value="0" calcext:value-type="float">
            <text:p>0</text:p>
          </table:table-cell>
          <table:table-cell office:value-type="float" office:value="71095" calcext:value-type="float">
            <text:p>7109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43</text:p>
          </table:table-cell>
          <table:table-cell office:value-type="float" office:value="0.073901" calcext:value-type="float">
            <text:p>0.073901</text:p>
          </table:table-cell>
          <table:table-cell office:value-type="float" office:value="0.008672" calcext:value-type="float">
            <text:p>0.008672</text:p>
          </table:table-cell>
          <table:table-cell office:value-type="float" office:value="0" calcext:value-type="float">
            <text:p>0</text:p>
          </table:table-cell>
          <table:table-cell office:value-type="float" office:value="65410" calcext:value-type="float">
            <text:p>6541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44</text:p>
          </table:table-cell>
          <table:table-cell office:value-type="float" office:value="0.098375" calcext:value-type="float">
            <text:p>0.098375</text:p>
          </table:table-cell>
          <table:table-cell office:value-type="float" office:value="0.012116" calcext:value-type="float">
            <text:p>0.012116</text:p>
          </table:table-cell>
          <table:table-cell office:value-type="float" office:value="0" calcext:value-type="float">
            <text:p>0</text:p>
          </table:table-cell>
          <table:table-cell office:value-type="float" office:value="98664" calcext:value-type="float">
            <text:p>9866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45</text:p>
          </table:table-cell>
          <table:table-cell office:value-type="float" office:value="0.035681" calcext:value-type="float">
            <text:p>0.035681</text:p>
          </table:table-cell>
          <table:table-cell office:value-type="float" office:value="0.008787" calcext:value-type="float">
            <text:p>0.008787</text:p>
          </table:table-cell>
          <table:table-cell office:value-type="float" office:value="0" calcext:value-type="float">
            <text:p>0</text:p>
          </table:table-cell>
          <table:table-cell office:value-type="float" office:value="71250" calcext:value-type="float">
            <text:p>7125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46</text:p>
          </table:table-cell>
          <table:table-cell office:value-type="float" office:value="0.052781" calcext:value-type="float">
            <text:p>0.052781</text:p>
          </table:table-cell>
          <table:table-cell office:value-type="float" office:value="0.007021" calcext:value-type="float">
            <text:p>0.007021</text:p>
          </table:table-cell>
          <table:table-cell office:value-type="float" office:value="0" calcext:value-type="float">
            <text:p>0</text:p>
          </table:table-cell>
          <table:table-cell office:value-type="float" office:value="67762" calcext:value-type="float">
            <text:p>6776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47</text:p>
          </table:table-cell>
          <table:table-cell office:value-type="float" office:value="0.100502" calcext:value-type="float">
            <text:p>0.100502</text:p>
          </table:table-cell>
          <table:table-cell office:value-type="float" office:value="0.101118" calcext:value-type="float">
            <text:p>0.101118</text:p>
          </table:table-cell>
          <table:table-cell office:value-type="float" office:value="0" calcext:value-type="float">
            <text:p>0</text:p>
          </table:table-cell>
          <table:table-cell office:value-type="float" office:value="192912" calcext:value-type="float">
            <text:p>19291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48</text:p>
          </table:table-cell>
          <table:table-cell office:value-type="float" office:value="0.592581" calcext:value-type="float">
            <text:p>0.592581</text:p>
          </table:table-cell>
          <table:table-cell office:value-type="float" office:value="0.247233" calcext:value-type="float">
            <text:p>0.247233</text:p>
          </table:table-cell>
          <table:table-cell office:value-type="float" office:value="0" calcext:value-type="float">
            <text:p>0</text:p>
          </table:table-cell>
          <table:table-cell office:value-type="float" office:value="360288" calcext:value-type="float">
            <text:p>360288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49</text:p>
          </table:table-cell>
          <table:table-cell office:value-type="float" office:value="0.40835" calcext:value-type="float">
            <text:p>0.40835</text:p>
          </table:table-cell>
          <table:table-cell office:value-type="float" office:value="0.071412" calcext:value-type="float">
            <text:p>0.071412</text:p>
          </table:table-cell>
          <table:table-cell office:value-type="float" office:value="0" calcext:value-type="float">
            <text:p>0</text:p>
          </table:table-cell>
          <table:table-cell office:value-type="float" office:value="44725" calcext:value-type="float">
            <text:p>4472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50</text:p>
          </table:table-cell>
          <table:table-cell office:value-type="float" office:value="0.293836" calcext:value-type="float">
            <text:p>0.293836</text:p>
          </table:table-cell>
          <table:table-cell office:value-type="float" office:value="0.060782" calcext:value-type="float">
            <text:p>0.060782</text:p>
          </table:table-cell>
          <table:table-cell office:value-type="float" office:value="0" calcext:value-type="float">
            <text:p>0</text:p>
          </table:table-cell>
          <table:table-cell office:value-type="float" office:value="59259" calcext:value-type="float">
            <text:p>59259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51</text:p>
          </table:table-cell>
          <table:table-cell office:value-type="float" office:value="0.196622" calcext:value-type="float">
            <text:p>0.196622</text:p>
          </table:table-cell>
          <table:table-cell office:value-type="float" office:value="0.056073" calcext:value-type="float">
            <text:p>0.056073</text:p>
          </table:table-cell>
          <table:table-cell office:value-type="float" office:value="0" calcext:value-type="float">
            <text:p>0</text:p>
          </table:table-cell>
          <table:table-cell office:value-type="float" office:value="120463" calcext:value-type="float">
            <text:p>120463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52</text:p>
          </table:table-cell>
          <table:table-cell office:value-type="float" office:value="0.047975" calcext:value-type="float">
            <text:p>0.047975</text:p>
          </table:table-cell>
          <table:table-cell office:value-type="float" office:value="0.010156" calcext:value-type="float">
            <text:p>0.010156</text:p>
          </table:table-cell>
          <table:table-cell office:value-type="float" office:value="0" calcext:value-type="float">
            <text:p>0</text:p>
          </table:table-cell>
          <table:table-cell office:value-type="float" office:value="61155" calcext:value-type="float">
            <text:p>6115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53</text:p>
          </table:table-cell>
          <table:table-cell office:value-type="float" office:value="0.019727" calcext:value-type="float">
            <text:p>0.019727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" calcext:value-type="float">
            <text:p>0</text:p>
          </table:table-cell>
          <table:table-cell office:value-type="float" office:value="52484" calcext:value-type="float">
            <text:p>52484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54</text:p>
          </table:table-cell>
          <table:table-cell office:value-type="float" office:value="0.025654" calcext:value-type="float">
            <text:p>0.025654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" calcext:value-type="float">
            <text:p>0</text:p>
          </table:table-cell>
          <table:table-cell office:value-type="float" office:value="55095" calcext:value-type="float">
            <text:p>55095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55</text:p>
          </table:table-cell>
          <table:table-cell office:value-type="float" office:value="0.029336" calcext:value-type="float">
            <text:p>0.029336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" calcext:value-type="float">
            <text:p>0</text:p>
          </table:table-cell>
          <table:table-cell office:value-type="float" office:value="62201" calcext:value-type="float">
            <text:p>62201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56</text:p>
          </table:table-cell>
          <table:table-cell office:value-type="float" office:value="0.040264" calcext:value-type="float">
            <text:p>0.040264</text:p>
          </table:table-cell>
          <table:table-cell office:value-type="float" office:value="0.013073" calcext:value-type="float">
            <text:p>0.013073</text:p>
          </table:table-cell>
          <table:table-cell office:value-type="float" office:value="0" calcext:value-type="float">
            <text:p>0</text:p>
          </table:table-cell>
          <table:table-cell office:value-type="float" office:value="80837" calcext:value-type="float">
            <text:p>8083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57</text:p>
          </table:table-cell>
          <table:table-cell office:value-type="float" office:value="0.037482" calcext:value-type="float">
            <text:p>0.037482</text:p>
          </table:table-cell>
          <table:table-cell office:value-type="float" office:value="0.005651" calcext:value-type="float">
            <text:p>0.005651</text:p>
          </table:table-cell>
          <table:table-cell office:value-type="float" office:value="0" calcext:value-type="float">
            <text:p>0</text:p>
          </table:table-cell>
          <table:table-cell office:value-type="float" office:value="66740" calcext:value-type="float">
            <text:p>6674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58</text:p>
          </table:table-cell>
          <table:table-cell office:value-type="float" office:value="0.109308" calcext:value-type="float">
            <text:p>0.109308</text:p>
          </table:table-cell>
          <table:table-cell office:value-type="float" office:value="0.021835" calcext:value-type="float">
            <text:p>0.021835</text:p>
          </table:table-cell>
          <table:table-cell office:value-type="float" office:value="0" calcext:value-type="float">
            <text:p>0</text:p>
          </table:table-cell>
          <table:table-cell office:value-type="float" office:value="94221" calcext:value-type="float">
            <text:p>9422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8:59</text:p>
          </table:table-cell>
          <table:table-cell office:value-type="float" office:value="0.030204" calcext:value-type="float">
            <text:p>0.030204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" calcext:value-type="float">
            <text:p>0</text:p>
          </table:table-cell>
          <table:table-cell office:value-type="float" office:value="56305" calcext:value-type="float">
            <text:p>5630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00</text:p>
          </table:table-cell>
          <table:table-cell office:value-type="float" office:value="0.052518" calcext:value-type="float">
            <text:p>0.052518</text:p>
          </table:table-cell>
          <table:table-cell office:value-type="float" office:value="0.004178" calcext:value-type="float">
            <text:p>0.004178</text:p>
          </table:table-cell>
          <table:table-cell office:value-type="float" office:value="0" calcext:value-type="float">
            <text:p>0</text:p>
          </table:table-cell>
          <table:table-cell office:value-type="float" office:value="62228" calcext:value-type="float">
            <text:p>6222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01</text:p>
          </table:table-cell>
          <table:table-cell office:value-type="float" office:value="0.028153" calcext:value-type="float">
            <text:p>0.028153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" calcext:value-type="float">
            <text:p>0</text:p>
          </table:table-cell>
          <table:table-cell office:value-type="float" office:value="47736" calcext:value-type="float">
            <text:p>4773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02</text:p>
          </table:table-cell>
          <table:table-cell office:value-type="float" office:value="0.11025" calcext:value-type="float">
            <text:p>0.11025</text:p>
          </table:table-cell>
          <table:table-cell office:value-type="float" office:value="0.017932" calcext:value-type="float">
            <text:p>0.017932</text:p>
          </table:table-cell>
          <table:table-cell office:value-type="float" office:value="0" calcext:value-type="float">
            <text:p>0</text:p>
          </table:table-cell>
          <table:table-cell office:value-type="float" office:value="100154" calcext:value-type="float">
            <text:p>10015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03</text:p>
          </table:table-cell>
          <table:table-cell office:value-type="float" office:value="0.07351" calcext:value-type="float">
            <text:p>0.07351</text:p>
          </table:table-cell>
          <table:table-cell office:value-type="float" office:value="0.010241" calcext:value-type="float">
            <text:p>0.010241</text:p>
          </table:table-cell>
          <table:table-cell office:value-type="float" office:value="0" calcext:value-type="float">
            <text:p>0</text:p>
          </table:table-cell>
          <table:table-cell office:value-type="float" office:value="83437" calcext:value-type="float">
            <text:p>83437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04</text:p>
          </table:table-cell>
          <table:table-cell office:value-type="float" office:value="0.043016" calcext:value-type="float">
            <text:p>0.043016</text:p>
          </table:table-cell>
          <table:table-cell office:value-type="float" office:value="0.004264" calcext:value-type="float">
            <text:p>0.004264</text:p>
          </table:table-cell>
          <table:table-cell office:value-type="float" office:value="0" calcext:value-type="float">
            <text:p>0</text:p>
          </table:table-cell>
          <table:table-cell office:value-type="float" office:value="64830" calcext:value-type="float">
            <text:p>6483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05</text:p>
          </table:table-cell>
          <table:table-cell office:value-type="float" office:value="0.044015" calcext:value-type="float">
            <text:p>0.044015</text:p>
          </table:table-cell>
          <table:table-cell office:value-type="float" office:value="0.004721" calcext:value-type="float">
            <text:p>0.004721</text:p>
          </table:table-cell>
          <table:table-cell office:value-type="float" office:value="0" calcext:value-type="float">
            <text:p>0</text:p>
          </table:table-cell>
          <table:table-cell office:value-type="float" office:value="65348" calcext:value-type="float">
            <text:p>6534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06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06563" calcext:value-type="float">
            <text:p>0.006563</text:p>
          </table:table-cell>
          <table:table-cell office:value-type="float" office:value="0" calcext:value-type="float">
            <text:p>0</text:p>
          </table:table-cell>
          <table:table-cell office:value-type="float" office:value="75150" calcext:value-type="float">
            <text:p>7515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07</text:p>
          </table:table-cell>
          <table:table-cell office:value-type="float" office:value="0.051395" calcext:value-type="float">
            <text:p>0.051395</text:p>
          </table:table-cell>
          <table:table-cell office:value-type="float" office:value="0.006641" calcext:value-type="float">
            <text:p>0.006641</text:p>
          </table:table-cell>
          <table:table-cell office:value-type="float" office:value="0" calcext:value-type="float">
            <text:p>0</text:p>
          </table:table-cell>
          <table:table-cell office:value-type="float" office:value="65652" calcext:value-type="float">
            <text:p>6565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08</text:p>
          </table:table-cell>
          <table:table-cell office:value-type="float" office:value="0.024391" calcext:value-type="float">
            <text:p>0.024391</text:p>
          </table:table-cell>
          <table:table-cell office:value-type="float" office:value="0.007493" calcext:value-type="float">
            <text:p>0.007493</text:p>
          </table:table-cell>
          <table:table-cell office:value-type="float" office:value="0" calcext:value-type="float">
            <text:p>0</text:p>
          </table:table-cell>
          <table:table-cell office:value-type="float" office:value="69726" calcext:value-type="float">
            <text:p>6972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09</text:p>
          </table:table-cell>
          <table:table-cell office:value-type="float" office:value="0.061961" calcext:value-type="float">
            <text:p>0.061961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0" calcext:value-type="float">
            <text:p>0</text:p>
          </table:table-cell>
          <table:table-cell office:value-type="float" office:value="85390" calcext:value-type="float">
            <text:p>8539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10</text:p>
          </table:table-cell>
          <table:table-cell office:value-type="float" office:value="0.036339" calcext:value-type="float">
            <text:p>0.036339</text:p>
          </table:table-cell>
          <table:table-cell office:value-type="float" office:value="0.010753" calcext:value-type="float">
            <text:p>0.010753</text:p>
          </table:table-cell>
          <table:table-cell office:value-type="float" office:value="0" calcext:value-type="float">
            <text:p>0</text:p>
          </table:table-cell>
          <table:table-cell office:value-type="float" office:value="94059" calcext:value-type="float">
            <text:p>9405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11</text:p>
          </table:table-cell>
          <table:table-cell office:value-type="float" office:value="0.07652" calcext:value-type="float">
            <text:p>0.07652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" calcext:value-type="float">
            <text:p>0</text:p>
          </table:table-cell>
          <table:table-cell office:value-type="float" office:value="81593" calcext:value-type="float">
            <text:p>8159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12</text:p>
          </table:table-cell>
          <table:table-cell office:value-type="float" office:value="0.022808" calcext:value-type="float">
            <text:p>0.022808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" calcext:value-type="float">
            <text:p>0</text:p>
          </table:table-cell>
          <table:table-cell office:value-type="float" office:value="67611" calcext:value-type="float">
            <text:p>6761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13</text:p>
          </table:table-cell>
          <table:table-cell office:value-type="float" office:value="0.041486" calcext:value-type="float">
            <text:p>0.041486</text:p>
          </table:table-cell>
          <table:table-cell office:value-type="float" office:value="0.004635" calcext:value-type="float">
            <text:p>0.004635</text:p>
          </table:table-cell>
          <table:table-cell office:value-type="float" office:value="0" calcext:value-type="float">
            <text:p>0</text:p>
          </table:table-cell>
          <table:table-cell office:value-type="float" office:value="44689" calcext:value-type="float">
            <text:p>4468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14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02812" calcext:value-type="float">
            <text:p>0.002812</text:p>
          </table:table-cell>
          <table:table-cell office:value-type="float" office:value="0" calcext:value-type="float">
            <text:p>0</text:p>
          </table:table-cell>
          <table:table-cell office:value-type="float" office:value="55200" calcext:value-type="float">
            <text:p>552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15</text:p>
          </table:table-cell>
          <table:table-cell office:value-type="float" office:value="0.076548" calcext:value-type="float">
            <text:p>0.076548</text:p>
          </table:table-cell>
          <table:table-cell office:value-type="float" office:value="0.020706" calcext:value-type="float">
            <text:p>0.020706</text:p>
          </table:table-cell>
          <table:table-cell office:value-type="float" office:value="0" calcext:value-type="float">
            <text:p>0</text:p>
          </table:table-cell>
          <table:table-cell office:value-type="float" office:value="88449" calcext:value-type="float">
            <text:p>8844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16</text:p>
          </table:table-cell>
          <table:table-cell office:value-type="float" office:value="0.136666" calcext:value-type="float">
            <text:p>0.136666</text:p>
          </table:table-cell>
          <table:table-cell office:value-type="float" office:value="0.022806" calcext:value-type="float">
            <text:p>0.022806</text:p>
          </table:table-cell>
          <table:table-cell office:value-type="float" office:value="0" calcext:value-type="float">
            <text:p>0</text:p>
          </table:table-cell>
          <table:table-cell office:value-type="float" office:value="95710" calcext:value-type="float">
            <text:p>9571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17</text:p>
          </table:table-cell>
          <table:table-cell office:value-type="float" office:value="0.048284" calcext:value-type="float">
            <text:p>0.048284</text:p>
          </table:table-cell>
          <table:table-cell office:value-type="float" office:value="0.010378" calcext:value-type="float">
            <text:p>0.010378</text:p>
          </table:table-cell>
          <table:table-cell office:value-type="float" office:value="0" calcext:value-type="float">
            <text:p>0</text:p>
          </table:table-cell>
          <table:table-cell office:value-type="float" office:value="94882" calcext:value-type="float">
            <text:p>9488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18</text:p>
          </table:table-cell>
          <table:table-cell office:value-type="float" office:value="0.136737" calcext:value-type="float">
            <text:p>0.136737</text:p>
          </table:table-cell>
          <table:table-cell office:value-type="float" office:value="0.083531" calcext:value-type="float">
            <text:p>0.083531</text:p>
          </table:table-cell>
          <table:table-cell office:value-type="float" office:value="0" calcext:value-type="float">
            <text:p>0</text:p>
          </table:table-cell>
          <table:table-cell office:value-type="float" office:value="153372" calcext:value-type="float">
            <text:p>15337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19</text:p>
          </table:table-cell>
          <table:table-cell office:value-type="float" office:value="0.90103" calcext:value-type="float">
            <text:p>0.90103</text:p>
          </table:table-cell>
          <table:table-cell office:value-type="float" office:value="0.639102" calcext:value-type="float">
            <text:p>0.639102</text:p>
          </table:table-cell>
          <table:table-cell office:value-type="float" office:value="0" calcext:value-type="float">
            <text:p>0</text:p>
          </table:table-cell>
          <table:table-cell office:value-type="float" office:value="506352" calcext:value-type="float">
            <text:p>50635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20</text:p>
          </table:table-cell>
          <table:table-cell office:value-type="float" office:value="0.672072" calcext:value-type="float">
            <text:p>0.672072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0" calcext:value-type="float">
            <text:p>0</text:p>
          </table:table-cell>
          <table:table-cell office:value-type="float" office:value="205062" calcext:value-type="float">
            <text:p>20506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21</text:p>
          </table:table-cell>
          <table:table-cell office:value-type="float" office:value="0.902496" calcext:value-type="float">
            <text:p>0.902496</text:p>
          </table:table-cell>
          <table:table-cell office:value-type="float" office:value="0.310445" calcext:value-type="float">
            <text:p>0.310445</text:p>
          </table:table-cell>
          <table:table-cell office:value-type="float" office:value="0" calcext:value-type="float">
            <text:p>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22</text:p>
          </table:table-cell>
          <table:table-cell office:value-type="float" office:value="0.487082" calcext:value-type="float">
            <text:p>0.487082</text:p>
          </table:table-cell>
          <table:table-cell office:value-type="float" office:value="0.304284" calcext:value-type="float">
            <text:p>0.304284</text:p>
          </table:table-cell>
          <table:table-cell office:value-type="float" office:value="0" calcext:value-type="float">
            <text:p>0</text:p>
          </table:table-cell>
          <table:table-cell office:value-type="float" office:value="139716" calcext:value-type="float">
            <text:p>1397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23</text:p>
          </table:table-cell>
          <table:table-cell office:value-type="float" office:value="0.758712" calcext:value-type="float">
            <text:p>0.758712</text:p>
          </table:table-cell>
          <table:table-cell office:value-type="float" office:value="0.356289" calcext:value-type="float">
            <text:p>0.356289</text:p>
          </table:table-cell>
          <table:table-cell office:value-type="float" office:value="0" calcext:value-type="float">
            <text:p>0</text:p>
          </table:table-cell>
          <table:table-cell office:value-type="float" office:value="197853" calcext:value-type="float">
            <text:p>19785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24</text:p>
          </table:table-cell>
          <table:table-cell office:value-type="float" office:value="0.823116" calcext:value-type="float">
            <text:p>0.823116</text:p>
          </table:table-cell>
          <table:table-cell office:value-type="float" office:value="0.813137" calcext:value-type="float">
            <text:p>0.813137</text:p>
          </table:table-cell>
          <table:table-cell office:value-type="float" office:value="0" calcext:value-type="float">
            <text:p>0</text:p>
          </table:table-cell>
          <table:table-cell office:value-type="float" office:value="359507" calcext:value-type="float">
            <text:p>35950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25</text:p>
          </table:table-cell>
          <table:table-cell office:value-type="float" office:value="0.938961" calcext:value-type="float">
            <text:p>0.938961</text:p>
          </table:table-cell>
          <table:table-cell office:value-type="float" office:value="0.893684" calcext:value-type="float">
            <text:p>0.893684</text:p>
          </table:table-cell>
          <table:table-cell office:value-type="float" office:value="0" calcext:value-type="float">
            <text:p>0</text:p>
          </table:table-cell>
          <table:table-cell office:value-type="float" office:value="344757" calcext:value-type="float">
            <text:p>34475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26</text:p>
          </table:table-cell>
          <table:table-cell office:value-type="float" office:value="1.121464" calcext:value-type="float">
            <text:p>1.121464</text:p>
          </table:table-cell>
          <table:table-cell office:value-type="float" office:value="0.872842" calcext:value-type="float">
            <text:p>0.872842</text:p>
          </table:table-cell>
          <table:table-cell office:value-type="float" office:value="0" calcext:value-type="float">
            <text:p>0</text:p>
          </table:table-cell>
          <table:table-cell office:value-type="float" office:value="427951" calcext:value-type="float">
            <text:p>42795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27</text:p>
          </table:table-cell>
          <table:table-cell office:value-type="float" office:value="0.50733" calcext:value-type="float">
            <text:p>0.50733</text:p>
          </table:table-cell>
          <table:table-cell office:value-type="float" office:value="0.310817" calcext:value-type="float">
            <text:p>0.310817</text:p>
          </table:table-cell>
          <table:table-cell office:value-type="float" office:value="0" calcext:value-type="float">
            <text:p>0</text:p>
          </table:table-cell>
          <table:table-cell office:value-type="float" office:value="100533" calcext:value-type="float">
            <text:p>10053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28</text:p>
          </table:table-cell>
          <table:table-cell office:value-type="float" office:value="0.574042" calcext:value-type="float">
            <text:p>0.574042</text:p>
          </table:table-cell>
          <table:table-cell office:value-type="float" office:value="0.298826" calcext:value-type="float">
            <text:p>0.298826</text:p>
          </table:table-cell>
          <table:table-cell office:value-type="float" office:value="0" calcext:value-type="float">
            <text:p>0</text:p>
          </table:table-cell>
          <table:table-cell office:value-type="float" office:value="142377" calcext:value-type="float">
            <text:p>14237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29</text:p>
          </table:table-cell>
          <table:table-cell office:value-type="float" office:value="0.431397" calcext:value-type="float">
            <text:p>0.431397</text:p>
          </table:table-cell>
          <table:table-cell office:value-type="float" office:value="0.095263" calcext:value-type="float">
            <text:p>0.095263</text:p>
          </table:table-cell>
          <table:table-cell office:value-type="float" office:value="0" calcext:value-type="float">
            <text:p>0</text:p>
          </table:table-cell>
          <table:table-cell office:value-type="float" office:value="58956" calcext:value-type="float">
            <text:p>5895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30</text:p>
          </table:table-cell>
          <table:table-cell office:value-type="float" office:value="0.415873" calcext:value-type="float">
            <text:p>0.415873</text:p>
          </table:table-cell>
          <table:table-cell office:value-type="float" office:value="0.141098" calcext:value-type="float">
            <text:p>0.141098</text:p>
          </table:table-cell>
          <table:table-cell office:value-type="float" office:value="0" calcext:value-type="float">
            <text:p>0</text:p>
          </table:table-cell>
          <table:table-cell office:value-type="float" office:value="129674" calcext:value-type="float">
            <text:p>12967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31</text:p>
          </table:table-cell>
          <table:table-cell office:value-type="float" office:value="0.381514" calcext:value-type="float">
            <text:p>0.381514</text:p>
          </table:table-cell>
          <table:table-cell office:value-type="float" office:value="0.079063" calcext:value-type="float">
            <text:p>0.079063</text:p>
          </table:table-cell>
          <table:table-cell office:value-type="float" office:value="0" calcext:value-type="float">
            <text:p>0</text:p>
          </table:table-cell>
          <table:table-cell office:value-type="float" office:value="86689" calcext:value-type="float">
            <text:p>8668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32</text:p>
          </table:table-cell>
          <table:table-cell office:value-type="float" office:value="0.348632" calcext:value-type="float">
            <text:p>0.348632</text:p>
          </table:table-cell>
          <table:table-cell office:value-type="float" office:value="0.088919" calcext:value-type="float">
            <text:p>0.088919</text:p>
          </table:table-cell>
          <table:table-cell office:value-type="float" office:value="0" calcext:value-type="float">
            <text:p>0</text:p>
          </table:table-cell>
          <table:table-cell office:value-type="float" office:value="172078" calcext:value-type="float">
            <text:p>17207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33</text:p>
          </table:table-cell>
          <table:table-cell office:value-type="float" office:value="0.319247" calcext:value-type="float">
            <text:p>0.319247</text:p>
          </table:table-cell>
          <table:table-cell office:value-type="float" office:value="0.106619" calcext:value-type="float">
            <text:p>0.106619</text:p>
          </table:table-cell>
          <table:table-cell office:value-type="float" office:value="0" calcext:value-type="float">
            <text:p>0</text:p>
          </table:table-cell>
          <table:table-cell office:value-type="float" office:value="149283" calcext:value-type="float">
            <text:p>14928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34</text:p>
          </table:table-cell>
          <table:table-cell office:value-type="float" office:value="0.105169" calcext:value-type="float">
            <text:p>0.105169</text:p>
          </table:table-cell>
          <table:table-cell office:value-type="float" office:value="0.027802" calcext:value-type="float">
            <text:p>0.027802</text:p>
          </table:table-cell>
          <table:table-cell office:value-type="float" office:value="0" calcext:value-type="float">
            <text:p>0</text:p>
          </table:table-cell>
          <table:table-cell office:value-type="float" office:value="87283" calcext:value-type="float">
            <text:p>8728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35</text:p>
          </table:table-cell>
          <table:table-cell office:value-type="float" office:value="0.060931" calcext:value-type="float">
            <text:p>0.060931</text:p>
          </table:table-cell>
          <table:table-cell office:value-type="float" office:value="0.017295" calcext:value-type="float">
            <text:p>0.017295</text:p>
          </table:table-cell>
          <table:table-cell office:value-type="float" office:value="0" calcext:value-type="float">
            <text:p>0</text:p>
          </table:table-cell>
          <table:table-cell office:value-type="float" office:value="118445" calcext:value-type="float">
            <text:p>11844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36</text:p>
          </table:table-cell>
          <table:table-cell office:value-type="float" office:value="0.189335" calcext:value-type="float">
            <text:p>0.189335</text:p>
          </table:table-cell>
          <table:table-cell office:value-type="float" office:value="0.027332" calcext:value-type="float">
            <text:p>0.027332</text:p>
          </table:table-cell>
          <table:table-cell office:value-type="float" office:value="0" calcext:value-type="float">
            <text:p>0</text:p>
          </table:table-cell>
          <table:table-cell office:value-type="float" office:value="131521" calcext:value-type="float">
            <text:p>131521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37</text:p>
          </table:table-cell>
          <table:table-cell office:value-type="float" office:value="0.264599" calcext:value-type="float">
            <text:p>0.264599</text:p>
          </table:table-cell>
          <table:table-cell office:value-type="float" office:value="0.093954" calcext:value-type="float">
            <text:p>0.093954</text:p>
          </table:table-cell>
          <table:table-cell office:value-type="float" office:value="0" calcext:value-type="float">
            <text:p>0</text:p>
          </table:table-cell>
          <table:table-cell office:value-type="float" office:value="176855" calcext:value-type="float">
            <text:p>17685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38</text:p>
          </table:table-cell>
          <table:table-cell office:value-type="float" office:value="0.356439" calcext:value-type="float">
            <text:p>0.356439</text:p>
          </table:table-cell>
          <table:table-cell office:value-type="float" office:value="0.089692" calcext:value-type="float">
            <text:p>0.089692</text:p>
          </table:table-cell>
          <table:table-cell office:value-type="float" office:value="0" calcext:value-type="float">
            <text:p>0</text:p>
          </table:table-cell>
          <table:table-cell office:value-type="float" office:value="143770" calcext:value-type="float">
            <text:p>14377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39</text:p>
          </table:table-cell>
          <table:table-cell office:value-type="float" office:value="0.628935" calcext:value-type="float">
            <text:p>0.628935</text:p>
          </table:table-cell>
          <table:table-cell office:value-type="float" office:value="0.440276" calcext:value-type="float">
            <text:p>0.440276</text:p>
          </table:table-cell>
          <table:table-cell office:value-type="float" office:value="0" calcext:value-type="float">
            <text:p>0</text:p>
          </table:table-cell>
          <table:table-cell office:value-type="float" office:value="366952" calcext:value-type="float">
            <text:p>36695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40</text:p>
          </table:table-cell>
          <table:table-cell office:value-type="float" office:value="0.811617" calcext:value-type="float">
            <text:p>0.811617</text:p>
          </table:table-cell>
          <table:table-cell office:value-type="float" office:value="0.869626" calcext:value-type="float">
            <text:p>0.869626</text:p>
          </table:table-cell>
          <table:table-cell office:value-type="float" office:value="0" calcext:value-type="float">
            <text:p>0</text:p>
          </table:table-cell>
          <table:table-cell office:value-type="float" office:value="509788" calcext:value-type="float">
            <text:p>50978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41</text:p>
          </table:table-cell>
          <table:table-cell office:value-type="float" office:value="0.752213" calcext:value-type="float">
            <text:p>0.752213</text:p>
          </table:table-cell>
          <table:table-cell office:value-type="float" office:value="0.242877" calcext:value-type="float">
            <text:p>0.242877</text:p>
          </table:table-cell>
          <table:table-cell office:value-type="float" office:value="0" calcext:value-type="float">
            <text:p>0</text:p>
          </table:table-cell>
          <table:table-cell office:value-type="float" office:value="125424" calcext:value-type="float">
            <text:p>12542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42</text:p>
          </table:table-cell>
          <table:table-cell office:value-type="float" office:value="0.563032" calcext:value-type="float">
            <text:p>0.563032</text:p>
          </table:table-cell>
          <table:table-cell office:value-type="float" office:value="0.195037" calcext:value-type="float">
            <text:p>0.195037</text:p>
          </table:table-cell>
          <table:table-cell office:value-type="float" office:value="0" calcext:value-type="float">
            <text:p>0</text:p>
          </table:table-cell>
          <table:table-cell office:value-type="float" office:value="90593" calcext:value-type="float">
            <text:p>9059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43</text:p>
          </table:table-cell>
          <table:table-cell office:value-type="float" office:value="0.513785" calcext:value-type="float">
            <text:p>0.513785</text:p>
          </table:table-cell>
          <table:table-cell office:value-type="float" office:value="0.295889" calcext:value-type="float">
            <text:p>0.295889</text:p>
          </table:table-cell>
          <table:table-cell office:value-type="float" office:value="0" calcext:value-type="float">
            <text:p>0</text:p>
          </table:table-cell>
          <table:table-cell office:value-type="float" office:value="160438" calcext:value-type="float">
            <text:p>160438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44</text:p>
          </table:table-cell>
          <table:table-cell office:value-type="float" office:value="0.465793" calcext:value-type="float">
            <text:p>0.465793</text:p>
          </table:table-cell>
          <table:table-cell office:value-type="float" office:value="0.170147" calcext:value-type="float">
            <text:p>0.170147</text:p>
          </table:table-cell>
          <table:table-cell office:value-type="float" office:value="0" calcext:value-type="float">
            <text:p>0</text:p>
          </table:table-cell>
          <table:table-cell office:value-type="float" office:value="95874" calcext:value-type="float">
            <text:p>9587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45</text:p>
          </table:table-cell>
          <table:table-cell office:value-type="float" office:value="0.329123" calcext:value-type="float">
            <text:p>0.329123</text:p>
          </table:table-cell>
          <table:table-cell office:value-type="float" office:value="0.067296" calcext:value-type="float">
            <text:p>0.067296</text:p>
          </table:table-cell>
          <table:table-cell office:value-type="float" office:value="0" calcext:value-type="float">
            <text:p>0</text:p>
          </table:table-cell>
          <table:table-cell office:value-type="float" office:value="75204" calcext:value-type="float">
            <text:p>7520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46</text:p>
          </table:table-cell>
          <table:table-cell office:value-type="float" office:value="0.463091" calcext:value-type="float">
            <text:p>0.463091</text:p>
          </table:table-cell>
          <table:table-cell office:value-type="float" office:value="0.122976" calcext:value-type="float">
            <text:p>0.122976</text:p>
          </table:table-cell>
          <table:table-cell office:value-type="float" office:value="0" calcext:value-type="float">
            <text:p>0</text:p>
          </table:table-cell>
          <table:table-cell office:value-type="float" office:value="202808" calcext:value-type="float">
            <text:p>20280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47</text:p>
          </table:table-cell>
          <table:table-cell office:value-type="float" office:value="0.151266" calcext:value-type="float">
            <text:p>0.151266</text:p>
          </table:table-cell>
          <table:table-cell office:value-type="float" office:value="0.025201" calcext:value-type="float">
            <text:p>0.025201</text:p>
          </table:table-cell>
          <table:table-cell office:value-type="float" office:value="0" calcext:value-type="float">
            <text:p>0</text:p>
          </table:table-cell>
          <table:table-cell office:value-type="float" office:value="54057" calcext:value-type="float">
            <text:p>5405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4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" calcext:value-type="float">
            <text:p>0</text:p>
          </table:table-cell>
          <table:table-cell office:value-type="float" office:value="35812" calcext:value-type="float">
            <text:p>3581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49</text:p>
          </table:table-cell>
          <table:table-cell office:value-type="float" office:value="0.157417" calcext:value-type="float">
            <text:p>0.157417</text:p>
          </table:table-cell>
          <table:table-cell office:value-type="float" office:value="0.054159" calcext:value-type="float">
            <text:p>0.054159</text:p>
          </table:table-cell>
          <table:table-cell office:value-type="float" office:value="0" calcext:value-type="float">
            <text:p>0</text:p>
          </table:table-cell>
          <table:table-cell office:value-type="float" office:value="182296" calcext:value-type="float">
            <text:p>18229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50</text:p>
          </table:table-cell>
          <table:table-cell office:value-type="float" office:value="0.158909" calcext:value-type="float">
            <text:p>0.158909</text:p>
          </table:table-cell>
          <table:table-cell office:value-type="float" office:value="0.016474" calcext:value-type="float">
            <text:p>0.016474</text:p>
          </table:table-cell>
          <table:table-cell office:value-type="float" office:value="0" calcext:value-type="float">
            <text:p>0</text:p>
          </table:table-cell>
          <table:table-cell office:value-type="float" office:value="37557" calcext:value-type="float">
            <text:p>37557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51</text:p>
          </table:table-cell>
          <table:table-cell office:value-type="float" office:value="0.099687" calcext:value-type="float">
            <text:p>0.099687</text:p>
          </table:table-cell>
          <table:table-cell office:value-type="float" office:value="0.024358" calcext:value-type="float">
            <text:p>0.024358</text:p>
          </table:table-cell>
          <table:table-cell office:value-type="float" office:value="0" calcext:value-type="float">
            <text:p>0</text:p>
          </table:table-cell>
          <table:table-cell office:value-type="float" office:value="95940" calcext:value-type="float">
            <text:p>9594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52</text:p>
          </table:table-cell>
          <table:table-cell office:value-type="float" office:value="0.457634" calcext:value-type="float">
            <text:p>0.457634</text:p>
          </table:table-cell>
          <table:table-cell office:value-type="float" office:value="0.276583" calcext:value-type="float">
            <text:p>0.276583</text:p>
          </table:table-cell>
          <table:table-cell office:value-type="float" office:value="0" calcext:value-type="float">
            <text:p>0</text:p>
          </table:table-cell>
          <table:table-cell office:value-type="float" office:value="252913" calcext:value-type="float">
            <text:p>25291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53</text:p>
          </table:table-cell>
          <table:table-cell office:value-type="float" office:value="0.613747" calcext:value-type="float">
            <text:p>0.613747</text:p>
          </table:table-cell>
          <table:table-cell office:value-type="float" office:value="0.470026" calcext:value-type="float">
            <text:p>0.470026</text:p>
          </table:table-cell>
          <table:table-cell office:value-type="float" office:value="0" calcext:value-type="float">
            <text:p>0</text:p>
          </table:table-cell>
          <table:table-cell office:value-type="float" office:value="275009" calcext:value-type="float">
            <text:p>27500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54</text:p>
          </table:table-cell>
          <table:table-cell office:value-type="float" office:value="0.52909" calcext:value-type="float">
            <text:p>0.52909</text:p>
          </table:table-cell>
          <table:table-cell office:value-type="float" office:value="0.34819" calcext:value-type="float">
            <text:p>0.34819</text:p>
          </table:table-cell>
          <table:table-cell office:value-type="float" office:value="0" calcext:value-type="float">
            <text:p>0</text:p>
          </table:table-cell>
          <table:table-cell office:value-type="float" office:value="196880" calcext:value-type="float">
            <text:p>19688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55</text:p>
          </table:table-cell>
          <table:table-cell office:value-type="float" office:value="0.444464" calcext:value-type="float">
            <text:p>0.444464</text:p>
          </table:table-cell>
          <table:table-cell office:value-type="float" office:value="0.269113" calcext:value-type="float">
            <text:p>0.269113</text:p>
          </table:table-cell>
          <table:table-cell office:value-type="float" office:value="0" calcext:value-type="float">
            <text:p>0</text:p>
          </table:table-cell>
          <table:table-cell office:value-type="float" office:value="169735" calcext:value-type="float">
            <text:p>169735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56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15268" calcext:value-type="float">
            <text:p>0.415268</text:p>
          </table:table-cell>
          <table:table-cell office:value-type="float" office:value="0" calcext:value-type="float">
            <text:p>0</text:p>
          </table:table-cell>
          <table:table-cell office:value-type="float" office:value="270800" calcext:value-type="float">
            <text:p>27080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57</text:p>
          </table:table-cell>
          <table:table-cell office:value-type="float" office:value="0.448697" calcext:value-type="float">
            <text:p>0.448697</text:p>
          </table:table-cell>
          <table:table-cell office:value-type="float" office:value="0.100399" calcext:value-type="float">
            <text:p>0.100399</text:p>
          </table:table-cell>
          <table:table-cell office:value-type="float" office:value="0" calcext:value-type="float">
            <text:p>0</text:p>
          </table:table-cell>
          <table:table-cell office:value-type="float" office:value="63671" calcext:value-type="float">
            <text:p>6367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58</text:p>
          </table:table-cell>
          <table:table-cell office:value-type="float" office:value="0.392076" calcext:value-type="float">
            <text:p>0.392076</text:p>
          </table:table-cell>
          <table:table-cell office:value-type="float" office:value="0.052875" calcext:value-type="float">
            <text:p>0.052875</text:p>
          </table:table-cell>
          <table:table-cell office:value-type="float" office:value="0" calcext:value-type="float">
            <text:p>0</text:p>
          </table:table-cell>
          <table:table-cell office:value-type="float" office:value="87499" calcext:value-type="float">
            <text:p>87499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09:59</text:p>
          </table:table-cell>
          <table:table-cell office:value-type="float" office:value="0.031778" calcext:value-type="float">
            <text:p>0.031778</text:p>
          </table:table-cell>
          <table:table-cell office:value-type="float" office:value="0.010775" calcext:value-type="float">
            <text:p>0.010775</text:p>
          </table:table-cell>
          <table:table-cell office:value-type="float" office:value="0" calcext:value-type="float">
            <text:p>0</text:p>
          </table:table-cell>
          <table:table-cell office:value-type="float" office:value="42164" calcext:value-type="float">
            <text:p>4216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00</text:p>
          </table:table-cell>
          <table:table-cell office:value-type="float" office:value="0.038386" calcext:value-type="float">
            <text:p>0.038386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" calcext:value-type="float">
            <text:p>0</text:p>
          </table:table-cell>
          <table:table-cell office:value-type="float" office:value="36561" calcext:value-type="float">
            <text:p>3656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01</text:p>
          </table:table-cell>
          <table:table-cell office:value-type="float" office:value="0.113309" calcext:value-type="float">
            <text:p>0.113309</text:p>
          </table:table-cell>
          <table:table-cell office:value-type="float" office:value="0.037168" calcext:value-type="float">
            <text:p>0.037168</text:p>
          </table:table-cell>
          <table:table-cell office:value-type="float" office:value="0" calcext:value-type="float">
            <text:p>0</text:p>
          </table:table-cell>
          <table:table-cell office:value-type="float" office:value="129630" calcext:value-type="float">
            <text:p>12963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02</text:p>
          </table:table-cell>
          <table:table-cell office:value-type="float" office:value="0.316308" calcext:value-type="float">
            <text:p>0.316308</text:p>
          </table:table-cell>
          <table:table-cell office:value-type="float" office:value="0.031604" calcext:value-type="float">
            <text:p>0.031604</text:p>
          </table:table-cell>
          <table:table-cell office:value-type="float" office:value="0" calcext:value-type="float">
            <text:p>0</text:p>
          </table:table-cell>
          <table:table-cell office:value-type="float" office:value="140284" calcext:value-type="float">
            <text:p>14028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03</text:p>
          </table:table-cell>
          <table:table-cell office:value-type="float" office:value="0.153391" calcext:value-type="float">
            <text:p>0.153391</text:p>
          </table:table-cell>
          <table:table-cell office:value-type="float" office:value="0.025549" calcext:value-type="float">
            <text:p>0.025549</text:p>
          </table:table-cell>
          <table:table-cell office:value-type="float" office:value="0" calcext:value-type="float">
            <text:p>0</text:p>
          </table:table-cell>
          <table:table-cell office:value-type="float" office:value="109280" calcext:value-type="float">
            <text:p>10928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04</text:p>
          </table:table-cell>
          <table:table-cell office:value-type="float" office:value="0.079126" calcext:value-type="float">
            <text:p>0.079126</text:p>
          </table:table-cell>
          <table:table-cell office:value-type="float" office:value="0.010085" calcext:value-type="float">
            <text:p>0.010085</text:p>
          </table:table-cell>
          <table:table-cell office:value-type="float" office:value="0" calcext:value-type="float">
            <text:p>0</text:p>
          </table:table-cell>
          <table:table-cell office:value-type="float" office:value="90807" calcext:value-type="float">
            <text:p>9080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05</text:p>
          </table:table-cell>
          <table:table-cell office:value-type="float" office:value="0.050631" calcext:value-type="float">
            <text:p>0.050631</text:p>
          </table:table-cell>
          <table:table-cell office:value-type="float" office:value="0.008495" calcext:value-type="float">
            <text:p>0.008495</text:p>
          </table:table-cell>
          <table:table-cell office:value-type="float" office:value="0" calcext:value-type="float">
            <text:p>0</text:p>
          </table:table-cell>
          <table:table-cell office:value-type="float" office:value="113136" calcext:value-type="float">
            <text:p>113136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06</text:p>
          </table:table-cell>
          <table:table-cell office:value-type="float" office:value="0.104115" calcext:value-type="float">
            <text:p>0.104115</text:p>
          </table:table-cell>
          <table:table-cell office:value-type="float" office:value="0.015383" calcext:value-type="float">
            <text:p>0.015383</text:p>
          </table:table-cell>
          <table:table-cell office:value-type="float" office:value="0" calcext:value-type="float">
            <text:p>0</text:p>
          </table:table-cell>
          <table:table-cell office:value-type="float" office:value="105167" calcext:value-type="float">
            <text:p>105167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07</text:p>
          </table:table-cell>
          <table:table-cell office:value-type="float" office:value="0.073385" calcext:value-type="float">
            <text:p>0.073385</text:p>
          </table:table-cell>
          <table:table-cell office:value-type="float" office:value="0.027957" calcext:value-type="float">
            <text:p>0.027957</text:p>
          </table:table-cell>
          <table:table-cell office:value-type="float" office:value="0" calcext:value-type="float">
            <text:p>0</text:p>
          </table:table-cell>
          <table:table-cell office:value-type="float" office:value="159404" calcext:value-type="float">
            <text:p>15940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08</text:p>
          </table:table-cell>
          <table:table-cell office:value-type="float" office:value="0.346183" calcext:value-type="float">
            <text:p>0.346183</text:p>
          </table:table-cell>
          <table:table-cell office:value-type="float" office:value="0.052937" calcext:value-type="float">
            <text:p>0.052937</text:p>
          </table:table-cell>
          <table:table-cell office:value-type="float" office:value="0" calcext:value-type="float">
            <text:p>0</text:p>
          </table:table-cell>
          <table:table-cell office:value-type="float" office:value="162677" calcext:value-type="float">
            <text:p>16267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09</text:p>
          </table:table-cell>
          <table:table-cell office:value-type="float" office:value="0.37739" calcext:value-type="float">
            <text:p>0.37739</text:p>
          </table:table-cell>
          <table:table-cell office:value-type="float" office:value="0.085768" calcext:value-type="float">
            <text:p>0.085768</text:p>
          </table:table-cell>
          <table:table-cell office:value-type="float" office:value="0" calcext:value-type="float">
            <text:p>0</text:p>
          </table:table-cell>
          <table:table-cell office:value-type="float" office:value="135328" calcext:value-type="float">
            <text:p>13532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10</text:p>
          </table:table-cell>
          <table:table-cell office:value-type="float" office:value="0.500102" calcext:value-type="float">
            <text:p>0.500102</text:p>
          </table:table-cell>
          <table:table-cell office:value-type="float" office:value="0.205333" calcext:value-type="float">
            <text:p>0.205333</text:p>
          </table:table-cell>
          <table:table-cell office:value-type="float" office:value="0" calcext:value-type="float">
            <text:p>0</text:p>
          </table:table-cell>
          <table:table-cell office:value-type="float" office:value="209974" calcext:value-type="float">
            <text:p>20997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11</text:p>
          </table:table-cell>
          <table:table-cell office:value-type="float" office:value="0.322402" calcext:value-type="float">
            <text:p>0.322402</text:p>
          </table:table-cell>
          <table:table-cell office:value-type="float" office:value="0.077132" calcext:value-type="float">
            <text:p>0.077132</text:p>
          </table:table-cell>
          <table:table-cell office:value-type="float" office:value="0" calcext:value-type="float">
            <text:p>0</text:p>
          </table:table-cell>
          <table:table-cell office:value-type="float" office:value="97383" calcext:value-type="float">
            <text:p>9738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12</text:p>
          </table:table-cell>
          <table:table-cell office:value-type="float" office:value="0.091566" calcext:value-type="float">
            <text:p>0.091566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0" calcext:value-type="float">
            <text:p>0</text:p>
          </table:table-cell>
          <table:table-cell office:value-type="float" office:value="54580" calcext:value-type="float">
            <text:p>5458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13</text:p>
          </table:table-cell>
          <table:table-cell office:value-type="float" office:value="0.10705" calcext:value-type="float">
            <text:p>0.10705</text:p>
          </table:table-cell>
          <table:table-cell office:value-type="float" office:value="0.024607" calcext:value-type="float">
            <text:p>0.024607</text:p>
          </table:table-cell>
          <table:table-cell office:value-type="float" office:value="0" calcext:value-type="float">
            <text:p>0</text:p>
          </table:table-cell>
          <table:table-cell office:value-type="float" office:value="74625" calcext:value-type="float">
            <text:p>7462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14</text:p>
          </table:table-cell>
          <table:table-cell office:value-type="float" office:value="0.643267" calcext:value-type="float">
            <text:p>0.643267</text:p>
          </table:table-cell>
          <table:table-cell office:value-type="float" office:value="0.494748" calcext:value-type="float">
            <text:p>0.494748</text:p>
          </table:table-cell>
          <table:table-cell office:value-type="float" office:value="0" calcext:value-type="float">
            <text:p>0</text:p>
          </table:table-cell>
          <table:table-cell office:value-type="float" office:value="435764" calcext:value-type="float">
            <text:p>43576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15</text:p>
          </table:table-cell>
          <table:table-cell office:value-type="float" office:value="0.982132" calcext:value-type="float">
            <text:p>0.982132</text:p>
          </table:table-cell>
          <table:table-cell office:value-type="float" office:value="0.874127" calcext:value-type="float">
            <text:p>0.874127</text:p>
          </table:table-cell>
          <table:table-cell office:value-type="float" office:value="0" calcext:value-type="float">
            <text:p>0</text:p>
          </table:table-cell>
          <table:table-cell office:value-type="float" office:value="507393" calcext:value-type="float">
            <text:p>50739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16</text:p>
          </table:table-cell>
          <table:table-cell office:value-type="float" office:value="1.024363" calcext:value-type="float">
            <text:p>1.024363</text:p>
          </table:table-cell>
          <table:table-cell office:value-type="float" office:value="0.534812" calcext:value-type="float">
            <text:p>0.534812</text:p>
          </table:table-cell>
          <table:table-cell office:value-type="float" office:value="0" calcext:value-type="float">
            <text:p>0</text:p>
          </table:table-cell>
          <table:table-cell office:value-type="float" office:value="320886" calcext:value-type="float">
            <text:p>32088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17</text:p>
          </table:table-cell>
          <table:table-cell office:value-type="float" office:value="0.567134" calcext:value-type="float">
            <text:p>0.567134</text:p>
          </table:table-cell>
          <table:table-cell office:value-type="float" office:value="0.160479" calcext:value-type="float">
            <text:p>0.160479</text:p>
          </table:table-cell>
          <table:table-cell office:value-type="float" office:value="0" calcext:value-type="float">
            <text:p>0</text:p>
          </table:table-cell>
          <table:table-cell office:value-type="float" office:value="53321" calcext:value-type="float">
            <text:p>5332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18</text:p>
          </table:table-cell>
          <table:table-cell office:value-type="float" office:value="0.562853" calcext:value-type="float">
            <text:p>0.562853</text:p>
          </table:table-cell>
          <table:table-cell office:value-type="float" office:value="0.144992" calcext:value-type="float">
            <text:p>0.144992</text:p>
          </table:table-cell>
          <table:table-cell office:value-type="float" office:value="0" calcext:value-type="float">
            <text:p>0</text:p>
          </table:table-cell>
          <table:table-cell office:value-type="float" office:value="73229" calcext:value-type="float">
            <text:p>7322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19</text:p>
          </table:table-cell>
          <table:table-cell office:value-type="float" office:value="0.321982" calcext:value-type="float">
            <text:p>0.321982</text:p>
          </table:table-cell>
          <table:table-cell office:value-type="float" office:value="0.083081" calcext:value-type="float">
            <text:p>0.083081</text:p>
          </table:table-cell>
          <table:table-cell office:value-type="float" office:value="0" calcext:value-type="float">
            <text:p>0</text:p>
          </table:table-cell>
          <table:table-cell office:value-type="float" office:value="61889" calcext:value-type="float">
            <text:p>6188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20</text:p>
          </table:table-cell>
          <table:table-cell office:value-type="float" office:value="0.393029" calcext:value-type="float">
            <text:p>0.393029</text:p>
          </table:table-cell>
          <table:table-cell office:value-type="float" office:value="0.072807" calcext:value-type="float">
            <text:p>0.072807</text:p>
          </table:table-cell>
          <table:table-cell office:value-type="float" office:value="0" calcext:value-type="float">
            <text:p>0</text:p>
          </table:table-cell>
          <table:table-cell office:value-type="float" office:value="83457" calcext:value-type="float">
            <text:p>83457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21</text:p>
          </table:table-cell>
          <table:table-cell office:value-type="float" office:value="0.110842" calcext:value-type="float">
            <text:p>0.110842</text:p>
          </table:table-cell>
          <table:table-cell office:value-type="float" office:value="0.011712" calcext:value-type="float">
            <text:p>0.011712</text:p>
          </table:table-cell>
          <table:table-cell office:value-type="float" office:value="0" calcext:value-type="float">
            <text:p>0</text:p>
          </table:table-cell>
          <table:table-cell office:value-type="float" office:value="33227" calcext:value-type="float">
            <text:p>33227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22</text:p>
          </table:table-cell>
          <table:table-cell office:value-type="float" office:value="0.146007" calcext:value-type="float">
            <text:p>0.146007</text:p>
          </table:table-cell>
          <table:table-cell office:value-type="float" office:value="0.040051" calcext:value-type="float">
            <text:p>0.040051</text:p>
          </table:table-cell>
          <table:table-cell office:value-type="float" office:value="0" calcext:value-type="float">
            <text:p>0</text:p>
          </table:table-cell>
          <table:table-cell office:value-type="float" office:value="142674" calcext:value-type="float">
            <text:p>14267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23</text:p>
          </table:table-cell>
          <table:table-cell office:value-type="float" office:value="0.090625" calcext:value-type="float">
            <text:p>0.090625</text:p>
          </table:table-cell>
          <table:table-cell office:value-type="float" office:value="0.021998" calcext:value-type="float">
            <text:p>0.021998</text:p>
          </table:table-cell>
          <table:table-cell office:value-type="float" office:value="0" calcext:value-type="float">
            <text:p>0</text:p>
          </table:table-cell>
          <table:table-cell office:value-type="float" office:value="82368" calcext:value-type="float">
            <text:p>82368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24</text:p>
          </table:table-cell>
          <table:table-cell office:value-type="float" office:value="0.116952" calcext:value-type="float">
            <text:p>0.116952</text:p>
          </table:table-cell>
          <table:table-cell office:value-type="float" office:value="0.017825" calcext:value-type="float">
            <text:p>0.017825</text:p>
          </table:table-cell>
          <table:table-cell office:value-type="float" office:value="0" calcext:value-type="float">
            <text:p>0</text:p>
          </table:table-cell>
          <table:table-cell office:value-type="float" office:value="80962" calcext:value-type="float">
            <text:p>8096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25</text:p>
          </table:table-cell>
          <table:table-cell office:value-type="float" office:value="0.066348" calcext:value-type="float">
            <text:p>0.066348</text:p>
          </table:table-cell>
          <table:table-cell office:value-type="float" office:value="0.013486" calcext:value-type="float">
            <text:p>0.013486</text:p>
          </table:table-cell>
          <table:table-cell office:value-type="float" office:value="0" calcext:value-type="float">
            <text:p>0</text:p>
          </table:table-cell>
          <table:table-cell office:value-type="float" office:value="84350" calcext:value-type="float">
            <text:p>8435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26</text:p>
          </table:table-cell>
          <table:table-cell office:value-type="float" office:value="0.135971" calcext:value-type="float">
            <text:p>0.135971</text:p>
          </table:table-cell>
          <table:table-cell office:value-type="float" office:value="0.023733" calcext:value-type="float">
            <text:p>0.023733</text:p>
          </table:table-cell>
          <table:table-cell office:value-type="float" office:value="0" calcext:value-type="float">
            <text:p>0</text:p>
          </table:table-cell>
          <table:table-cell office:value-type="float" office:value="109473" calcext:value-type="float">
            <text:p>10947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27</text:p>
          </table:table-cell>
          <table:table-cell office:value-type="float" office:value="0.087097" calcext:value-type="float">
            <text:p>0.087097</text:p>
          </table:table-cell>
          <table:table-cell office:value-type="float" office:value="0.016163" calcext:value-type="float">
            <text:p>0.016163</text:p>
          </table:table-cell>
          <table:table-cell office:value-type="float" office:value="0" calcext:value-type="float">
            <text:p>0</text:p>
          </table:table-cell>
          <table:table-cell office:value-type="float" office:value="104597" calcext:value-type="float">
            <text:p>104597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28</text:p>
          </table:table-cell>
          <table:table-cell office:value-type="float" office:value="0.078062" calcext:value-type="float">
            <text:p>0.078062</text:p>
          </table:table-cell>
          <table:table-cell office:value-type="float" office:value="0.010512" calcext:value-type="float">
            <text:p>0.010512</text:p>
          </table:table-cell>
          <table:table-cell office:value-type="float" office:value="0" calcext:value-type="float">
            <text:p>0</text:p>
          </table:table-cell>
          <table:table-cell office:value-type="float" office:value="77185" calcext:value-type="float">
            <text:p>7718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29</text:p>
          </table:table-cell>
          <table:table-cell office:value-type="float" office:value="0.04849" calcext:value-type="float">
            <text:p>0.04849</text:p>
          </table:table-cell>
          <table:table-cell office:value-type="float" office:value="0.006103" calcext:value-type="float">
            <text:p>0.006103</text:p>
          </table:table-cell>
          <table:table-cell office:value-type="float" office:value="0" calcext:value-type="float">
            <text:p>0</text:p>
          </table:table-cell>
          <table:table-cell office:value-type="float" office:value="63892" calcext:value-type="float">
            <text:p>6389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30</text:p>
          </table:table-cell>
          <table:table-cell office:value-type="float" office:value="0.018803" calcext:value-type="float">
            <text:p>0.018803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" calcext:value-type="float">
            <text:p>0</text:p>
          </table:table-cell>
          <table:table-cell office:value-type="float" office:value="11637" calcext:value-type="float">
            <text:p>1163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31</text:p>
          </table:table-cell>
          <table:table-cell office:value-type="float" office:value="0.017643" calcext:value-type="float">
            <text:p>0.017643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" calcext:value-type="float">
            <text:p>0</text:p>
          </table:table-cell>
          <table:table-cell office:value-type="float" office:value="18835" calcext:value-type="float">
            <text:p>1883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32</text:p>
          </table:table-cell>
          <table:table-cell office:value-type="float" office:value="0.126732" calcext:value-type="float">
            <text:p>0.126732</text:p>
          </table:table-cell>
          <table:table-cell office:value-type="float" office:value="0.025472" calcext:value-type="float">
            <text:p>0.025472</text:p>
          </table:table-cell>
          <table:table-cell office:value-type="float" office:value="0" calcext:value-type="float">
            <text:p>0</text:p>
          </table:table-cell>
          <table:table-cell office:value-type="float" office:value="129206" calcext:value-type="float">
            <text:p>12920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33</text:p>
          </table:table-cell>
          <table:table-cell office:value-type="float" office:value="0.095976" calcext:value-type="float">
            <text:p>0.095976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" calcext:value-type="float">
            <text:p>0</text:p>
          </table:table-cell>
          <table:table-cell office:value-type="float" office:value="51992" calcext:value-type="float">
            <text:p>5199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34</text:p>
          </table:table-cell>
          <table:table-cell office:value-type="float" office:value="0.038188" calcext:value-type="float">
            <text:p>0.038188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0" calcext:value-type="float">
            <text:p>0</text:p>
          </table:table-cell>
          <table:table-cell office:value-type="float" office:value="52119" calcext:value-type="float">
            <text:p>5211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3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02703" calcext:value-type="float">
            <text:p>0.002703</text:p>
          </table:table-cell>
          <table:table-cell office:value-type="float" office:value="0" calcext:value-type="float">
            <text:p>0</text:p>
          </table:table-cell>
          <table:table-cell office:value-type="float" office:value="44081" calcext:value-type="float">
            <text:p>4408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36</text:p>
          </table:table-cell>
          <table:table-cell office:value-type="float" office:value="0.054306" calcext:value-type="float">
            <text:p>0.054306</text:p>
          </table:table-cell>
          <table:table-cell office:value-type="float" office:value="0.005548" calcext:value-type="float">
            <text:p>0.005548</text:p>
          </table:table-cell>
          <table:table-cell office:value-type="float" office:value="0" calcext:value-type="float">
            <text:p>0</text:p>
          </table:table-cell>
          <table:table-cell office:value-type="float" office:value="61430" calcext:value-type="float">
            <text:p>6143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37</text:p>
          </table:table-cell>
          <table:table-cell office:value-type="float" office:value="0.031122" calcext:value-type="float">
            <text:p>0.031122</text:p>
          </table:table-cell>
          <table:table-cell office:value-type="float" office:value="0.006394" calcext:value-type="float">
            <text:p>0.006394</text:p>
          </table:table-cell>
          <table:table-cell office:value-type="float" office:value="0" calcext:value-type="float">
            <text:p>0</text:p>
          </table:table-cell>
          <table:table-cell office:value-type="float" office:value="57242" calcext:value-type="float">
            <text:p>5724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38</text:p>
          </table:table-cell>
          <table:table-cell office:value-type="float" office:value="0.025922" calcext:value-type="float">
            <text:p>0.025922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" calcext:value-type="float">
            <text:p>0</text:p>
          </table:table-cell>
          <table:table-cell office:value-type="float" office:value="55288" calcext:value-type="float">
            <text:p>5528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39</text:p>
          </table:table-cell>
          <table:table-cell office:value-type="float" office:value="0.018128" calcext:value-type="float">
            <text:p>0.018128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" calcext:value-type="float">
            <text:p>0</text:p>
          </table:table-cell>
          <table:table-cell office:value-type="float" office:value="24966" calcext:value-type="float">
            <text:p>2496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40</text:p>
          </table:table-cell>
          <table:table-cell office:value-type="float" office:value="0.113801" calcext:value-type="float">
            <text:p>0.113801</text:p>
          </table:table-cell>
          <table:table-cell office:value-type="float" office:value="0.016851" calcext:value-type="float">
            <text:p>0.016851</text:p>
          </table:table-cell>
          <table:table-cell office:value-type="float" office:value="0" calcext:value-type="float">
            <text:p>0</text:p>
          </table:table-cell>
          <table:table-cell office:value-type="float" office:value="96100" calcext:value-type="float">
            <text:p>96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41</text:p>
          </table:table-cell>
          <table:table-cell office:value-type="float" office:value="0.039526" calcext:value-type="float">
            <text:p>0.039526</text:p>
          </table:table-cell>
          <table:table-cell office:value-type="float" office:value="0.006778" calcext:value-type="float">
            <text:p>0.006778</text:p>
          </table:table-cell>
          <table:table-cell office:value-type="float" office:value="0" calcext:value-type="float">
            <text:p>0</text:p>
          </table:table-cell>
          <table:table-cell office:value-type="float" office:value="67221" calcext:value-type="float">
            <text:p>6722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42</text:p>
          </table:table-cell>
          <table:table-cell office:value-type="float" office:value="0.027719" calcext:value-type="float">
            <text:p>0.027719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" calcext:value-type="float">
            <text:p>0</text:p>
          </table:table-cell>
          <table:table-cell office:value-type="float" office:value="46724" calcext:value-type="float">
            <text:p>4672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43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07399" calcext:value-type="float">
            <text:p>0.007399</text:p>
          </table:table-cell>
          <table:table-cell office:value-type="float" office:value="0" calcext:value-type="float">
            <text:p>0</text:p>
          </table:table-cell>
          <table:table-cell office:value-type="float" office:value="80471" calcext:value-type="float">
            <text:p>8047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44</text:p>
          </table:table-cell>
          <table:table-cell office:value-type="float" office:value="0.064489" calcext:value-type="float">
            <text:p>0.064489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0" calcext:value-type="float">
            <text:p>0</text:p>
          </table:table-cell>
          <table:table-cell office:value-type="float" office:value="78667" calcext:value-type="float">
            <text:p>7866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45</text:p>
          </table:table-cell>
          <table:table-cell office:value-type="float" office:value="0.146831" calcext:value-type="float">
            <text:p>0.146831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" calcext:value-type="float">
            <text:p>0</text:p>
          </table:table-cell>
          <table:table-cell office:value-type="float" office:value="122973" calcext:value-type="float">
            <text:p>12297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46</text:p>
          </table:table-cell>
          <table:table-cell office:value-type="float" office:value="0.040137" calcext:value-type="float">
            <text:p>0.040137</text:p>
          </table:table-cell>
          <table:table-cell office:value-type="float" office:value="0.010602" calcext:value-type="float">
            <text:p>0.010602</text:p>
          </table:table-cell>
          <table:table-cell office:value-type="float" office:value="0" calcext:value-type="float">
            <text:p>0</text:p>
          </table:table-cell>
          <table:table-cell office:value-type="float" office:value="75480" calcext:value-type="float">
            <text:p>7548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47</text:p>
          </table:table-cell>
          <table:table-cell office:value-type="float" office:value="0.102408" calcext:value-type="float">
            <text:p>0.102408</text:p>
          </table:table-cell>
          <table:table-cell office:value-type="float" office:value="0.016219" calcext:value-type="float">
            <text:p>0.016219</text:p>
          </table:table-cell>
          <table:table-cell office:value-type="float" office:value="0" calcext:value-type="float">
            <text:p>0</text:p>
          </table:table-cell>
          <table:table-cell office:value-type="float" office:value="92338" calcext:value-type="float">
            <text:p>9233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48</text:p>
          </table:table-cell>
          <table:table-cell office:value-type="float" office:value="0.100784" calcext:value-type="float">
            <text:p>0.100784</text:p>
          </table:table-cell>
          <table:table-cell office:value-type="float" office:value="0.017715" calcext:value-type="float">
            <text:p>0.017715</text:p>
          </table:table-cell>
          <table:table-cell office:value-type="float" office:value="0" calcext:value-type="float">
            <text:p>0</text:p>
          </table:table-cell>
          <table:table-cell office:value-type="float" office:value="99698" calcext:value-type="float">
            <text:p>9969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49</text:p>
          </table:table-cell>
          <table:table-cell office:value-type="float" office:value="0.072933" calcext:value-type="float">
            <text:p>0.072933</text:p>
          </table:table-cell>
          <table:table-cell office:value-type="float" office:value="0.014106" calcext:value-type="float">
            <text:p>0.014106</text:p>
          </table:table-cell>
          <table:table-cell office:value-type="float" office:value="0" calcext:value-type="float">
            <text:p>0</text:p>
          </table:table-cell>
          <table:table-cell office:value-type="float" office:value="85314" calcext:value-type="float">
            <text:p>8531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50</text:p>
          </table:table-cell>
          <table:table-cell office:value-type="float" office:value="0.102486" calcext:value-type="float">
            <text:p>0.102486</text:p>
          </table:table-cell>
          <table:table-cell office:value-type="float" office:value="0.01726" calcext:value-type="float">
            <text:p>0.01726</text:p>
          </table:table-cell>
          <table:table-cell office:value-type="float" office:value="0" calcext:value-type="float">
            <text:p>0</text:p>
          </table:table-cell>
          <table:table-cell office:value-type="float" office:value="90430" calcext:value-type="float">
            <text:p>9043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51</text:p>
          </table:table-cell>
          <table:table-cell office:value-type="float" office:value="0.224067" calcext:value-type="float">
            <text:p>0.224067</text:p>
          </table:table-cell>
          <table:table-cell office:value-type="float" office:value="0.036483" calcext:value-type="float">
            <text:p>0.036483</text:p>
          </table:table-cell>
          <table:table-cell office:value-type="float" office:value="0" calcext:value-type="float">
            <text:p>0</text:p>
          </table:table-cell>
          <table:table-cell office:value-type="float" office:value="138473" calcext:value-type="float">
            <text:p>13847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52</text:p>
          </table:table-cell>
          <table:table-cell office:value-type="float" office:value="0.161976" calcext:value-type="float">
            <text:p>0.161976</text:p>
          </table:table-cell>
          <table:table-cell office:value-type="float" office:value="0.070271" calcext:value-type="float">
            <text:p>0.070271</text:p>
          </table:table-cell>
          <table:table-cell office:value-type="float" office:value="0" calcext:value-type="float">
            <text:p>0</text:p>
          </table:table-cell>
          <table:table-cell office:value-type="float" office:value="125452" calcext:value-type="float">
            <text:p>12545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53</text:p>
          </table:table-cell>
          <table:table-cell office:value-type="float" office:value="0.549299" calcext:value-type="float">
            <text:p>0.549299</text:p>
          </table:table-cell>
          <table:table-cell office:value-type="float" office:value="0.183927" calcext:value-type="float">
            <text:p>0.183927</text:p>
          </table:table-cell>
          <table:table-cell office:value-type="float" office:value="0" calcext:value-type="float">
            <text:p>0</text:p>
          </table:table-cell>
          <table:table-cell office:value-type="float" office:value="196732" calcext:value-type="float">
            <text:p>19673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54</text:p>
          </table:table-cell>
          <table:table-cell office:value-type="float" office:value="0.40708" calcext:value-type="float">
            <text:p>0.40708</text:p>
          </table:table-cell>
          <table:table-cell office:value-type="float" office:value="0.170089" calcext:value-type="float">
            <text:p>0.170089</text:p>
          </table:table-cell>
          <table:table-cell office:value-type="float" office:value="0" calcext:value-type="float">
            <text:p>0</text:p>
          </table:table-cell>
          <table:table-cell office:value-type="float" office:value="191236" calcext:value-type="float">
            <text:p>19123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55</text:p>
          </table:table-cell>
          <table:table-cell office:value-type="float" office:value="0.398241" calcext:value-type="float">
            <text:p>0.398241</text:p>
          </table:table-cell>
          <table:table-cell office:value-type="float" office:value="0.154113" calcext:value-type="float">
            <text:p>0.154113</text:p>
          </table:table-cell>
          <table:table-cell office:value-type="float" office:value="0" calcext:value-type="float">
            <text:p>0</text:p>
          </table:table-cell>
          <table:table-cell office:value-type="float" office:value="229459" calcext:value-type="float">
            <text:p>229459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56</text:p>
          </table:table-cell>
          <table:table-cell office:value-type="float" office:value="0.377617" calcext:value-type="float">
            <text:p>0.377617</text:p>
          </table:table-cell>
          <table:table-cell office:value-type="float" office:value="0.062584" calcext:value-type="float">
            <text:p>0.062584</text:p>
          </table:table-cell>
          <table:table-cell office:value-type="float" office:value="0" calcext:value-type="float">
            <text:p>0</text:p>
          </table:table-cell>
          <table:table-cell office:value-type="float" office:value="91174" calcext:value-type="float">
            <text:p>9117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57</text:p>
          </table:table-cell>
          <table:table-cell office:value-type="float" office:value="0.465654" calcext:value-type="float">
            <text:p>0.465654</text:p>
          </table:table-cell>
          <table:table-cell office:value-type="float" office:value="0.407913" calcext:value-type="float">
            <text:p>0.407913</text:p>
          </table:table-cell>
          <table:table-cell office:value-type="float" office:value="0" calcext:value-type="float">
            <text:p>0</text:p>
          </table:table-cell>
          <table:table-cell office:value-type="float" office:value="445071" calcext:value-type="float">
            <text:p>44507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58</text:p>
          </table:table-cell>
          <table:table-cell office:value-type="float" office:value="0.649187" calcext:value-type="float">
            <text:p>0.649187</text:p>
          </table:table-cell>
          <table:table-cell office:value-type="float" office:value="0.227292" calcext:value-type="float">
            <text:p>0.227292</text:p>
          </table:table-cell>
          <table:table-cell office:value-type="float" office:value="0" calcext:value-type="float">
            <text:p>0</text:p>
          </table:table-cell>
          <table:table-cell office:value-type="float" office:value="213914" calcext:value-type="float">
            <text:p>21391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0:59</text:p>
          </table:table-cell>
          <table:table-cell office:value-type="float" office:value="0.377244" calcext:value-type="float">
            <text:p>0.377244</text:p>
          </table:table-cell>
          <table:table-cell office:value-type="float" office:value="0.097502" calcext:value-type="float">
            <text:p>0.097502</text:p>
          </table:table-cell>
          <table:table-cell office:value-type="float" office:value="0" calcext:value-type="float">
            <text:p>0</text:p>
          </table:table-cell>
          <table:table-cell office:value-type="float" office:value="102599" calcext:value-type="float">
            <text:p>10259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00</text:p>
          </table:table-cell>
          <table:table-cell office:value-type="float" office:value="0.375751" calcext:value-type="float">
            <text:p>0.375751</text:p>
          </table:table-cell>
          <table:table-cell office:value-type="float" office:value="0.133232" calcext:value-type="float">
            <text:p>0.133232</text:p>
          </table:table-cell>
          <table:table-cell office:value-type="float" office:value="0" calcext:value-type="float">
            <text:p>0</text:p>
          </table:table-cell>
          <table:table-cell office:value-type="float" office:value="128548" calcext:value-type="float">
            <text:p>12854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01</text:p>
          </table:table-cell>
          <table:table-cell office:value-type="float" office:value="0.292633" calcext:value-type="float">
            <text:p>0.292633</text:p>
          </table:table-cell>
          <table:table-cell office:value-type="float" office:value="0.157305" calcext:value-type="float">
            <text:p>0.157305</text:p>
          </table:table-cell>
          <table:table-cell office:value-type="float" office:value="0" calcext:value-type="float">
            <text:p>0</text:p>
          </table:table-cell>
          <table:table-cell office:value-type="float" office:value="132886" calcext:value-type="float">
            <text:p>13288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02</text:p>
          </table:table-cell>
          <table:table-cell office:value-type="float" office:value="0.253776" calcext:value-type="float">
            <text:p>0.253776</text:p>
          </table:table-cell>
          <table:table-cell office:value-type="float" office:value="0.084962" calcext:value-type="float">
            <text:p>0.084962</text:p>
          </table:table-cell>
          <table:table-cell office:value-type="float" office:value="0" calcext:value-type="float">
            <text:p>0</text:p>
          </table:table-cell>
          <table:table-cell office:value-type="float" office:value="142077" calcext:value-type="float">
            <text:p>14207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03</text:p>
          </table:table-cell>
          <table:table-cell office:value-type="float" office:value="0.168629" calcext:value-type="float">
            <text:p>0.168629</text:p>
          </table:table-cell>
          <table:table-cell office:value-type="float" office:value="0.031049" calcext:value-type="float">
            <text:p>0.031049</text:p>
          </table:table-cell>
          <table:table-cell office:value-type="float" office:value="0" calcext:value-type="float">
            <text:p>0</text:p>
          </table:table-cell>
          <table:table-cell office:value-type="float" office:value="72212" calcext:value-type="float">
            <text:p>7221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04</text:p>
          </table:table-cell>
          <table:table-cell office:value-type="float" office:value="0.019773" calcext:value-type="float">
            <text:p>0.019773</text:p>
          </table:table-cell>
          <table:table-cell office:value-type="float" office:value="0.001782" calcext:value-type="float">
            <text:p>0.001782</text:p>
          </table:table-cell>
          <table:table-cell office:value-type="float" office:value="0" calcext:value-type="float">
            <text:p>0</text:p>
          </table:table-cell>
          <table:table-cell office:value-type="float" office:value="15972" calcext:value-type="float">
            <text:p>1597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05</text:p>
          </table:table-cell>
          <table:table-cell office:value-type="float" office:value="0.085272" calcext:value-type="float">
            <text:p>0.085272</text:p>
          </table:table-cell>
          <table:table-cell office:value-type="float" office:value="0.029755" calcext:value-type="float">
            <text:p>0.029755</text:p>
          </table:table-cell>
          <table:table-cell office:value-type="float" office:value="0" calcext:value-type="float">
            <text:p>0</text:p>
          </table:table-cell>
          <table:table-cell office:value-type="float" office:value="103267" calcext:value-type="float">
            <text:p>10326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06</text:p>
          </table:table-cell>
          <table:table-cell office:value-type="float" office:value="0.147371" calcext:value-type="float">
            <text:p>0.147371</text:p>
          </table:table-cell>
          <table:table-cell office:value-type="float" office:value="0.02897" calcext:value-type="float">
            <text:p>0.02897</text:p>
          </table:table-cell>
          <table:table-cell office:value-type="float" office:value="0" calcext:value-type="float">
            <text:p>0</text:p>
          </table:table-cell>
          <table:table-cell office:value-type="float" office:value="82628" calcext:value-type="float">
            <text:p>82628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07</text:p>
          </table:table-cell>
          <table:table-cell office:value-type="float" office:value="0.115382" calcext:value-type="float">
            <text:p>0.115382</text:p>
          </table:table-cell>
          <table:table-cell office:value-type="float" office:value="0.009174" calcext:value-type="float">
            <text:p>0.009174</text:p>
          </table:table-cell>
          <table:table-cell office:value-type="float" office:value="0" calcext:value-type="float">
            <text:p>0</text:p>
          </table:table-cell>
          <table:table-cell office:value-type="float" office:value="61019" calcext:value-type="float">
            <text:p>61019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08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04207" calcext:value-type="float">
            <text:p>0.004207</text:p>
          </table:table-cell>
          <table:table-cell office:value-type="float" office:value="0" calcext:value-type="float">
            <text:p>0</text:p>
          </table:table-cell>
          <table:table-cell office:value-type="float" office:value="58956" calcext:value-type="float">
            <text:p>5895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09</text:p>
          </table:table-cell>
          <table:table-cell office:value-type="float" office:value="0.026203" calcext:value-type="float">
            <text:p>0.026203</text:p>
          </table:table-cell>
          <table:table-cell office:value-type="float" office:value="0.004601" calcext:value-type="float">
            <text:p>0.004601</text:p>
          </table:table-cell>
          <table:table-cell office:value-type="float" office:value="0" calcext:value-type="float">
            <text:p>0</text:p>
          </table:table-cell>
          <table:table-cell office:value-type="float" office:value="58584" calcext:value-type="float">
            <text:p>5858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10</text:p>
          </table:table-cell>
          <table:table-cell office:value-type="float" office:value="0.080534" calcext:value-type="float">
            <text:p>0.080534</text:p>
          </table:table-cell>
          <table:table-cell office:value-type="float" office:value="0.038163" calcext:value-type="float">
            <text:p>0.038163</text:p>
          </table:table-cell>
          <table:table-cell office:value-type="float" office:value="0" calcext:value-type="float">
            <text:p>0</text:p>
          </table:table-cell>
          <table:table-cell office:value-type="float" office:value="114797" calcext:value-type="float">
            <text:p>114797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11</text:p>
          </table:table-cell>
          <table:table-cell office:value-type="float" office:value="0.575716" calcext:value-type="float">
            <text:p>0.575716</text:p>
          </table:table-cell>
          <table:table-cell office:value-type="float" office:value="0.204284" calcext:value-type="float">
            <text:p>0.204284</text:p>
          </table:table-cell>
          <table:table-cell office:value-type="float" office:value="0" calcext:value-type="float">
            <text:p>0</text:p>
          </table:table-cell>
          <table:table-cell office:value-type="float" office:value="215079" calcext:value-type="float">
            <text:p>21507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12</text:p>
          </table:table-cell>
          <table:table-cell office:value-type="float" office:value="0.432173" calcext:value-type="float">
            <text:p>0.432173</text:p>
          </table:table-cell>
          <table:table-cell office:value-type="float" office:value="0.114696" calcext:value-type="float">
            <text:p>0.114696</text:p>
          </table:table-cell>
          <table:table-cell office:value-type="float" office:value="0" calcext:value-type="float">
            <text:p>0</text:p>
          </table:table-cell>
          <table:table-cell office:value-type="float" office:value="120843" calcext:value-type="float">
            <text:p>12084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13</text:p>
          </table:table-cell>
          <table:table-cell office:value-type="float" office:value="0.133137" calcext:value-type="float">
            <text:p>0.133137</text:p>
          </table:table-cell>
          <table:table-cell office:value-type="float" office:value="0.015642" calcext:value-type="float">
            <text:p>0.015642</text:p>
          </table:table-cell>
          <table:table-cell office:value-type="float" office:value="0" calcext:value-type="float">
            <text:p>0</text:p>
          </table:table-cell>
          <table:table-cell office:value-type="float" office:value="62321" calcext:value-type="float">
            <text:p>6232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14</text:p>
          </table:table-cell>
          <table:table-cell office:value-type="float" office:value="0.084501" calcext:value-type="float">
            <text:p>0.084501</text:p>
          </table:table-cell>
          <table:table-cell office:value-type="float" office:value="0.034891" calcext:value-type="float">
            <text:p>0.034891</text:p>
          </table:table-cell>
          <table:table-cell office:value-type="float" office:value="0" calcext:value-type="float">
            <text:p>0</text:p>
          </table:table-cell>
          <table:table-cell office:value-type="float" office:value="159473" calcext:value-type="float">
            <text:p>159473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15</text:p>
          </table:table-cell>
          <table:table-cell office:value-type="float" office:value="0.109559" calcext:value-type="float">
            <text:p>0.109559</text:p>
          </table:table-cell>
          <table:table-cell office:value-type="float" office:value="0.022151" calcext:value-type="float">
            <text:p>0.022151</text:p>
          </table:table-cell>
          <table:table-cell office:value-type="float" office:value="0" calcext:value-type="float">
            <text:p>0</text:p>
          </table:table-cell>
          <table:table-cell office:value-type="float" office:value="75688" calcext:value-type="float">
            <text:p>7568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16</text:p>
          </table:table-cell>
          <table:table-cell office:value-type="float" office:value="0.237221" calcext:value-type="float">
            <text:p>0.237221</text:p>
          </table:table-cell>
          <table:table-cell office:value-type="float" office:value="0.059188" calcext:value-type="float">
            <text:p>0.059188</text:p>
          </table:table-cell>
          <table:table-cell office:value-type="float" office:value="0" calcext:value-type="float">
            <text:p>0</text:p>
          </table:table-cell>
          <table:table-cell office:value-type="float" office:value="133887" calcext:value-type="float">
            <text:p>13388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17</text:p>
          </table:table-cell>
          <table:table-cell office:value-type="float" office:value="0.280354" calcext:value-type="float">
            <text:p>0.280354</text:p>
          </table:table-cell>
          <table:table-cell office:value-type="float" office:value="0.059902" calcext:value-type="float">
            <text:p>0.059902</text:p>
          </table:table-cell>
          <table:table-cell office:value-type="float" office:value="0" calcext:value-type="float">
            <text:p>0</text:p>
          </table:table-cell>
          <table:table-cell office:value-type="float" office:value="122084" calcext:value-type="float">
            <text:p>12208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18</text:p>
          </table:table-cell>
          <table:table-cell office:value-type="float" office:value="0.077287" calcext:value-type="float">
            <text:p>0.077287</text:p>
          </table:table-cell>
          <table:table-cell office:value-type="float" office:value="0.015961" calcext:value-type="float">
            <text:p>0.015961</text:p>
          </table:table-cell>
          <table:table-cell office:value-type="float" office:value="0" calcext:value-type="float">
            <text:p>0</text:p>
          </table:table-cell>
          <table:table-cell office:value-type="float" office:value="49373" calcext:value-type="float">
            <text:p>4937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19</text:p>
          </table:table-cell>
          <table:table-cell office:value-type="float" office:value="0.10784" calcext:value-type="float">
            <text:p>0.10784</text:p>
          </table:table-cell>
          <table:table-cell office:value-type="float" office:value="0.024228" calcext:value-type="float">
            <text:p>0.024228</text:p>
          </table:table-cell>
          <table:table-cell office:value-type="float" office:value="0" calcext:value-type="float">
            <text:p>0</text:p>
          </table:table-cell>
          <table:table-cell office:value-type="float" office:value="102797" calcext:value-type="float">
            <text:p>10279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20</text:p>
          </table:table-cell>
          <table:table-cell office:value-type="float" office:value="0.804905" calcext:value-type="float">
            <text:p>0.804905</text:p>
          </table:table-cell>
          <table:table-cell office:value-type="float" office:value="0.935581" calcext:value-type="float">
            <text:p>0.935581</text:p>
          </table:table-cell>
          <table:table-cell office:value-type="float" office:value="0" calcext:value-type="float">
            <text:p>0</text:p>
          </table:table-cell>
          <table:table-cell office:value-type="float" office:value="634560" calcext:value-type="float">
            <text:p>63456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21</text:p>
          </table:table-cell>
          <table:table-cell office:value-type="float" office:value="0.687006" calcext:value-type="float">
            <text:p>0.687006</text:p>
          </table:table-cell>
          <table:table-cell office:value-type="float" office:value="0.488104" calcext:value-type="float">
            <text:p>0.488104</text:p>
          </table:table-cell>
          <table:table-cell office:value-type="float" office:value="0" calcext:value-type="float">
            <text:p>0</text:p>
          </table:table-cell>
          <table:table-cell office:value-type="float" office:value="305705" calcext:value-type="float">
            <text:p>30570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22</text:p>
          </table:table-cell>
          <table:table-cell office:value-type="float" office:value="1.036568" calcext:value-type="float">
            <text:p>1.036568</text:p>
          </table:table-cell>
          <table:table-cell office:value-type="float" office:value="0.884289" calcext:value-type="float">
            <text:p>0.884289</text:p>
          </table:table-cell>
          <table:table-cell office:value-type="float" office:value="0" calcext:value-type="float">
            <text:p>0</text:p>
          </table:table-cell>
          <table:table-cell office:value-type="float" office:value="493534" calcext:value-type="float">
            <text:p>49353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23</text:p>
          </table:table-cell>
          <table:table-cell office:value-type="float" office:value="0.767107" calcext:value-type="float">
            <text:p>0.767107</text:p>
          </table:table-cell>
          <table:table-cell office:value-type="float" office:value="0.175004" calcext:value-type="float">
            <text:p>0.175004</text:p>
          </table:table-cell>
          <table:table-cell office:value-type="float" office:value="0" calcext:value-type="float">
            <text:p>0</text:p>
          </table:table-cell>
          <table:table-cell office:value-type="float" office:value="72017" calcext:value-type="float">
            <text:p>7201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24</text:p>
          </table:table-cell>
          <table:table-cell office:value-type="float" office:value="0.617525" calcext:value-type="float">
            <text:p>0.617525</text:p>
          </table:table-cell>
          <table:table-cell office:value-type="float" office:value="0.273469" calcext:value-type="float">
            <text:p>0.273469</text:p>
          </table:table-cell>
          <table:table-cell office:value-type="float" office:value="0" calcext:value-type="float">
            <text:p>0</text:p>
          </table:table-cell>
          <table:table-cell office:value-type="float" office:value="109107" calcext:value-type="float">
            <text:p>10910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25</text:p>
          </table:table-cell>
          <table:table-cell office:value-type="float" office:value="0.586196" calcext:value-type="float">
            <text:p>0.586196</text:p>
          </table:table-cell>
          <table:table-cell office:value-type="float" office:value="0.126937" calcext:value-type="float">
            <text:p>0.126937</text:p>
          </table:table-cell>
          <table:table-cell office:value-type="float" office:value="0" calcext:value-type="float">
            <text:p>0</text:p>
          </table:table-cell>
          <table:table-cell office:value-type="float" office:value="49538" calcext:value-type="float">
            <text:p>4953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26</text:p>
          </table:table-cell>
          <table:table-cell office:value-type="float" office:value="0.520456" calcext:value-type="float">
            <text:p>0.520456</text:p>
          </table:table-cell>
          <table:table-cell office:value-type="float" office:value="0.234062" calcext:value-type="float">
            <text:p>0.234062</text:p>
          </table:table-cell>
          <table:table-cell office:value-type="float" office:value="0" calcext:value-type="float">
            <text:p>0</text:p>
          </table:table-cell>
          <table:table-cell office:value-type="float" office:value="101067" calcext:value-type="float">
            <text:p>10106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27</text:p>
          </table:table-cell>
          <table:table-cell office:value-type="float" office:value="0.68643" calcext:value-type="float">
            <text:p>0.68643</text:p>
          </table:table-cell>
          <table:table-cell office:value-type="float" office:value="0.346754" calcext:value-type="float">
            <text:p>0.346754</text:p>
          </table:table-cell>
          <table:table-cell office:value-type="float" office:value="0" calcext:value-type="float">
            <text:p>0</text:p>
          </table:table-cell>
          <table:table-cell office:value-type="float" office:value="152649" calcext:value-type="float">
            <text:p>15264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28</text:p>
          </table:table-cell>
          <table:table-cell office:value-type="float" office:value="0.693608" calcext:value-type="float">
            <text:p>0.693608</text:p>
          </table:table-cell>
          <table:table-cell office:value-type="float" office:value="0.443772" calcext:value-type="float">
            <text:p>0.443772</text:p>
          </table:table-cell>
          <table:table-cell office:value-type="float" office:value="0" calcext:value-type="float">
            <text:p>0</text:p>
          </table:table-cell>
          <table:table-cell office:value-type="float" office:value="252787" calcext:value-type="float">
            <text:p>25278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29</text:p>
          </table:table-cell>
          <table:table-cell office:value-type="float" office:value="0.573572" calcext:value-type="float">
            <text:p>0.573572</text:p>
          </table:table-cell>
          <table:table-cell office:value-type="float" office:value="0.364397" calcext:value-type="float">
            <text:p>0.364397</text:p>
          </table:table-cell>
          <table:table-cell office:value-type="float" office:value="0" calcext:value-type="float">
            <text:p>0</text:p>
          </table:table-cell>
          <table:table-cell office:value-type="float" office:value="207632" calcext:value-type="float">
            <text:p>20763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30</text:p>
          </table:table-cell>
          <table:table-cell office:value-type="float" office:value="0.458586" calcext:value-type="float">
            <text:p>0.458586</text:p>
          </table:table-cell>
          <table:table-cell office:value-type="float" office:value="0.080007" calcext:value-type="float">
            <text:p>0.080007</text:p>
          </table:table-cell>
          <table:table-cell office:value-type="float" office:value="0" calcext:value-type="float">
            <text:p>0</text:p>
          </table:table-cell>
          <table:table-cell office:value-type="float" office:value="48543" calcext:value-type="float">
            <text:p>4854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31</text:p>
          </table:table-cell>
          <table:table-cell office:value-type="float" office:value="0.465429" calcext:value-type="float">
            <text:p>0.465429</text:p>
          </table:table-cell>
          <table:table-cell office:value-type="float" office:value="0.146492" calcext:value-type="float">
            <text:p>0.146492</text:p>
          </table:table-cell>
          <table:table-cell office:value-type="float" office:value="0" calcext:value-type="float">
            <text:p>0</text:p>
          </table:table-cell>
          <table:table-cell office:value-type="float" office:value="144129" calcext:value-type="float">
            <text:p>14412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32</text:p>
          </table:table-cell>
          <table:table-cell office:value-type="float" office:value="0.544974" calcext:value-type="float">
            <text:p>0.544974</text:p>
          </table:table-cell>
          <table:table-cell office:value-type="float" office:value="0.133496" calcext:value-type="float">
            <text:p>0.133496</text:p>
          </table:table-cell>
          <table:table-cell office:value-type="float" office:value="0" calcext:value-type="float">
            <text:p>0</text:p>
          </table:table-cell>
          <table:table-cell office:value-type="float" office:value="180574" calcext:value-type="float">
            <text:p>18057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33</text:p>
          </table:table-cell>
          <table:table-cell office:value-type="float" office:value="0.421178" calcext:value-type="float">
            <text:p>0.421178</text:p>
          </table:table-cell>
          <table:table-cell office:value-type="float" office:value="0.086933" calcext:value-type="float">
            <text:p>0.086933</text:p>
          </table:table-cell>
          <table:table-cell office:value-type="float" office:value="0" calcext:value-type="float">
            <text:p>0</text:p>
          </table:table-cell>
          <table:table-cell office:value-type="float" office:value="139057" calcext:value-type="float">
            <text:p>139057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34</text:p>
          </table:table-cell>
          <table:table-cell office:value-type="float" office:value="0.281141" calcext:value-type="float">
            <text:p>0.281141</text:p>
          </table:table-cell>
          <table:table-cell office:value-type="float" office:value="0.041734" calcext:value-type="float">
            <text:p>0.041734</text:p>
          </table:table-cell>
          <table:table-cell office:value-type="float" office:value="0" calcext:value-type="float">
            <text:p>0</text:p>
          </table:table-cell>
          <table:table-cell office:value-type="float" office:value="93056" calcext:value-type="float">
            <text:p>9305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35</text:p>
          </table:table-cell>
          <table:table-cell office:value-type="float" office:value="0.088957" calcext:value-type="float">
            <text:p>0.088957</text:p>
          </table:table-cell>
          <table:table-cell office:value-type="float" office:value="0.014451" calcext:value-type="float">
            <text:p>0.014451</text:p>
          </table:table-cell>
          <table:table-cell office:value-type="float" office:value="0" calcext:value-type="float">
            <text:p>0</text:p>
          </table:table-cell>
          <table:table-cell office:value-type="float" office:value="103052" calcext:value-type="float">
            <text:p>1030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36</text:p>
          </table:table-cell>
          <table:table-cell office:value-type="float" office:value="0.082842" calcext:value-type="float">
            <text:p>0.082842</text:p>
          </table:table-cell>
          <table:table-cell office:value-type="float" office:value="0.026983" calcext:value-type="float">
            <text:p>0.026983</text:p>
          </table:table-cell>
          <table:table-cell office:value-type="float" office:value="0" calcext:value-type="float">
            <text:p>0</text:p>
          </table:table-cell>
          <table:table-cell office:value-type="float" office:value="115069" calcext:value-type="float">
            <text:p>11506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37</text:p>
          </table:table-cell>
          <table:table-cell office:value-type="float" office:value="0.093165" calcext:value-type="float">
            <text:p>0.093165</text:p>
          </table:table-cell>
          <table:table-cell office:value-type="float" office:value="0.011756" calcext:value-type="float">
            <text:p>0.011756</text:p>
          </table:table-cell>
          <table:table-cell office:value-type="float" office:value="0" calcext:value-type="float">
            <text:p>0</text:p>
          </table:table-cell>
          <table:table-cell office:value-type="float" office:value="84562" calcext:value-type="float">
            <text:p>8456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38</text:p>
          </table:table-cell>
          <table:table-cell office:value-type="float" office:value="0.343192" calcext:value-type="float">
            <text:p>0.343192</text:p>
          </table:table-cell>
          <table:table-cell office:value-type="float" office:value="0.367995" calcext:value-type="float">
            <text:p>0.367995</text:p>
          </table:table-cell>
          <table:table-cell office:value-type="float" office:value="0" calcext:value-type="float">
            <text:p>0</text:p>
          </table:table-cell>
          <table:table-cell office:value-type="float" office:value="222695" calcext:value-type="float">
            <text:p>22269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39</text:p>
          </table:table-cell>
          <table:table-cell office:value-type="float" office:value="0.961913" calcext:value-type="float">
            <text:p>0.961913</text:p>
          </table:table-cell>
          <table:table-cell office:value-type="float" office:value="1.157184" calcext:value-type="float">
            <text:p>1.157184</text:p>
          </table:table-cell>
          <table:table-cell office:value-type="float" office:value="0" calcext:value-type="float">
            <text:p>0</text:p>
          </table:table-cell>
          <table:table-cell office:value-type="float" office:value="371854" calcext:value-type="float">
            <text:p>37185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40</text:p>
          </table:table-cell>
          <table:table-cell office:value-type="float" office:value="0.793077" calcext:value-type="float">
            <text:p>0.793077</text:p>
          </table:table-cell>
          <table:table-cell office:value-type="float" office:value="0.635165" calcext:value-type="float">
            <text:p>0.635165</text:p>
          </table:table-cell>
          <table:table-cell office:value-type="float" office:value="0" calcext:value-type="float">
            <text:p>0</text:p>
          </table:table-cell>
          <table:table-cell office:value-type="float" office:value="163968" calcext:value-type="float">
            <text:p>16396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41</text:p>
          </table:table-cell>
          <table:table-cell office:value-type="float" office:value="0.990266" calcext:value-type="float">
            <text:p>0.990266</text:p>
          </table:table-cell>
          <table:table-cell office:value-type="float" office:value="2.146136" calcext:value-type="float">
            <text:p>2.146136</text:p>
          </table:table-cell>
          <table:table-cell office:value-type="float" office:value="0" calcext:value-type="float">
            <text:p>0</text:p>
          </table:table-cell>
          <table:table-cell office:value-type="float" office:value="489399" calcext:value-type="float">
            <text:p>48939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42</text:p>
          </table:table-cell>
          <table:table-cell office:value-type="float" office:value="1.165752" calcext:value-type="float">
            <text:p>1.165752</text:p>
          </table:table-cell>
          <table:table-cell office:value-type="float" office:value="2.67163" calcext:value-type="float">
            <text:p>2.67163</text:p>
          </table:table-cell>
          <table:table-cell office:value-type="float" office:value="0" calcext:value-type="float">
            <text:p>0</text:p>
          </table:table-cell>
          <table:table-cell office:value-type="float" office:value="605788" calcext:value-type="float">
            <text:p>60578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43</text:p>
          </table:table-cell>
          <table:table-cell office:value-type="float" office:value="1.210357" calcext:value-type="float">
            <text:p>1.210357</text:p>
          </table:table-cell>
          <table:table-cell office:value-type="float" office:value="3.185987" calcext:value-type="float">
            <text:p>3.185987</text:p>
          </table:table-cell>
          <table:table-cell office:value-type="float" office:value="0" calcext:value-type="float">
            <text:p>0</text:p>
          </table:table-cell>
          <table:table-cell office:value-type="float" office:value="636502" calcext:value-type="float">
            <text:p>63650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44</text:p>
          </table:table-cell>
          <table:table-cell office:value-type="float" office:value="0.949684" calcext:value-type="float">
            <text:p>0.949684</text:p>
          </table:table-cell>
          <table:table-cell office:value-type="float" office:value="3.04428" calcext:value-type="float">
            <text:p>3.04428</text:p>
          </table:table-cell>
          <table:table-cell office:value-type="float" office:value="0" calcext:value-type="float">
            <text:p>0</text:p>
          </table:table-cell>
          <table:table-cell office:value-type="float" office:value="659864" calcext:value-type="float">
            <text:p>65986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45</text:p>
          </table:table-cell>
          <table:table-cell office:value-type="float" office:value="0.955158" calcext:value-type="float">
            <text:p>0.955158</text:p>
          </table:table-cell>
          <table:table-cell office:value-type="float" office:value="2.550038" calcext:value-type="float">
            <text:p>2.550038</text:p>
          </table:table-cell>
          <table:table-cell office:value-type="float" office:value="0" calcext:value-type="float">
            <text:p>0</text:p>
          </table:table-cell>
          <table:table-cell office:value-type="float" office:value="579174" calcext:value-type="float">
            <text:p>57917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46</text:p>
          </table:table-cell>
          <table:table-cell office:value-type="float" office:value="0.941809" calcext:value-type="float">
            <text:p>0.941809</text:p>
          </table:table-cell>
          <table:table-cell office:value-type="float" office:value="2.251013" calcext:value-type="float">
            <text:p>2.251013</text:p>
          </table:table-cell>
          <table:table-cell office:value-type="float" office:value="0" calcext:value-type="float">
            <text:p>0</text:p>
          </table:table-cell>
          <table:table-cell office:value-type="float" office:value="478792" calcext:value-type="float">
            <text:p>47879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47</text:p>
          </table:table-cell>
          <table:table-cell office:value-type="float" office:value="0.818835" calcext:value-type="float">
            <text:p>0.818835</text:p>
          </table:table-cell>
          <table:table-cell office:value-type="float" office:value="1.854282" calcext:value-type="float">
            <text:p>1.854282</text:p>
          </table:table-cell>
          <table:table-cell office:value-type="float" office:value="0" calcext:value-type="float">
            <text:p>0</text:p>
          </table:table-cell>
          <table:table-cell office:value-type="float" office:value="408363" calcext:value-type="float">
            <text:p>40836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48</text:p>
          </table:table-cell>
          <table:table-cell office:value-type="float" office:value="0.527237" calcext:value-type="float">
            <text:p>0.527237</text:p>
          </table:table-cell>
          <table:table-cell office:value-type="float" office:value="0.796326" calcext:value-type="float">
            <text:p>0.796326</text:p>
          </table:table-cell>
          <table:table-cell office:value-type="float" office:value="0" calcext:value-type="float">
            <text:p>0</text:p>
          </table:table-cell>
          <table:table-cell office:value-type="float" office:value="183285" calcext:value-type="float">
            <text:p>18328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49</text:p>
          </table:table-cell>
          <table:table-cell office:value-type="float" office:value="1.007467" calcext:value-type="float">
            <text:p>1.007467</text:p>
          </table:table-cell>
          <table:table-cell office:value-type="float" office:value="2.104571" calcext:value-type="float">
            <text:p>2.104571</text:p>
          </table:table-cell>
          <table:table-cell office:value-type="float" office:value="0" calcext:value-type="float">
            <text:p>0</text:p>
          </table:table-cell>
          <table:table-cell office:value-type="float" office:value="479841" calcext:value-type="float">
            <text:p>47984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50</text:p>
          </table:table-cell>
          <table:table-cell office:value-type="float" office:value="1.008444" calcext:value-type="float">
            <text:p>1.008444</text:p>
          </table:table-cell>
          <table:table-cell office:value-type="float" office:value="2.298555" calcext:value-type="float">
            <text:p>2.298555</text:p>
          </table:table-cell>
          <table:table-cell office:value-type="float" office:value="0" calcext:value-type="float">
            <text:p>0</text:p>
          </table:table-cell>
          <table:table-cell office:value-type="float" office:value="549876" calcext:value-type="float">
            <text:p>54987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51</text:p>
          </table:table-cell>
          <table:table-cell office:value-type="float" office:value="0.856296" calcext:value-type="float">
            <text:p>0.856296</text:p>
          </table:table-cell>
          <table:table-cell office:value-type="float" office:value="1.708411" calcext:value-type="float">
            <text:p>1.708411</text:p>
          </table:table-cell>
          <table:table-cell office:value-type="float" office:value="0" calcext:value-type="float">
            <text:p>0</text:p>
          </table:table-cell>
          <table:table-cell office:value-type="float" office:value="446958" calcext:value-type="float">
            <text:p>44695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52</text:p>
          </table:table-cell>
          <table:table-cell office:value-type="float" office:value="0.671315" calcext:value-type="float">
            <text:p>0.671315</text:p>
          </table:table-cell>
          <table:table-cell office:value-type="float" office:value="1.36446" calcext:value-type="float">
            <text:p>1.36446</text:p>
          </table:table-cell>
          <table:table-cell office:value-type="float" office:value="0" calcext:value-type="float">
            <text:p>0</text:p>
          </table:table-cell>
          <table:table-cell office:value-type="float" office:value="371737" calcext:value-type="float">
            <text:p>37173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53</text:p>
          </table:table-cell>
          <table:table-cell office:value-type="float" office:value="0.5393" calcext:value-type="float">
            <text:p>0.5393</text:p>
          </table:table-cell>
          <table:table-cell office:value-type="float" office:value="1.023802" calcext:value-type="float">
            <text:p>1.023802</text:p>
          </table:table-cell>
          <table:table-cell office:value-type="float" office:value="0" calcext:value-type="float">
            <text:p>0</text:p>
          </table:table-cell>
          <table:table-cell office:value-type="float" office:value="320438" calcext:value-type="float">
            <text:p>32043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54</text:p>
          </table:table-cell>
          <table:table-cell office:value-type="float" office:value="0.598283" calcext:value-type="float">
            <text:p>0.598283</text:p>
          </table:table-cell>
          <table:table-cell office:value-type="float" office:value="0.373015" calcext:value-type="float">
            <text:p>0.373015</text:p>
          </table:table-cell>
          <table:table-cell office:value-type="float" office:value="0" calcext:value-type="float">
            <text:p>0</text:p>
          </table:table-cell>
          <table:table-cell office:value-type="float" office:value="120884" calcext:value-type="float">
            <text:p>12088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55</text:p>
          </table:table-cell>
          <table:table-cell office:value-type="float" office:value="0.290877" calcext:value-type="float">
            <text:p>0.290877</text:p>
          </table:table-cell>
          <table:table-cell office:value-type="float" office:value="0.095686" calcext:value-type="float">
            <text:p>0.095686</text:p>
          </table:table-cell>
          <table:table-cell office:value-type="float" office:value="0" calcext:value-type="float">
            <text:p>0</text:p>
          </table:table-cell>
          <table:table-cell office:value-type="float" office:value="57522" calcext:value-type="float">
            <text:p>5752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56</text:p>
          </table:table-cell>
          <table:table-cell office:value-type="float" office:value="0.07574" calcext:value-type="float">
            <text:p>0.07574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" calcext:value-type="float">
            <text:p>0</text:p>
          </table:table-cell>
          <table:table-cell office:value-type="float" office:value="19718" calcext:value-type="float">
            <text:p>1971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57</text:p>
          </table:table-cell>
          <table:table-cell office:value-type="float" office:value="0.034445" calcext:value-type="float">
            <text:p>0.034445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" calcext:value-type="float">
            <text:p>0</text:p>
          </table:table-cell>
          <table:table-cell office:value-type="float" office:value="53738" calcext:value-type="float">
            <text:p>53738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58</text:p>
          </table:table-cell>
          <table:table-cell office:value-type="float" office:value="0.202731" calcext:value-type="float">
            <text:p>0.202731</text:p>
          </table:table-cell>
          <table:table-cell office:value-type="float" office:value="0.23729" calcext:value-type="float">
            <text:p>0.23729</text:p>
          </table:table-cell>
          <table:table-cell office:value-type="float" office:value="0" calcext:value-type="float">
            <text:p>0</text:p>
          </table:table-cell>
          <table:table-cell office:value-type="float" office:value="166343" calcext:value-type="float">
            <text:p>16634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1:59</text:p>
          </table:table-cell>
          <table:table-cell office:value-type="float" office:value="0.771378" calcext:value-type="float">
            <text:p>0.771378</text:p>
          </table:table-cell>
          <table:table-cell office:value-type="float" office:value="0.690313" calcext:value-type="float">
            <text:p>0.690313</text:p>
          </table:table-cell>
          <table:table-cell office:value-type="float" office:value="0" calcext:value-type="float">
            <text:p>0</text:p>
          </table:table-cell>
          <table:table-cell office:value-type="float" office:value="252413" calcext:value-type="float">
            <text:p>25241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00</text:p>
          </table:table-cell>
          <table:table-cell office:value-type="float" office:value="1.428313" calcext:value-type="float">
            <text:p>1.428313</text:p>
          </table:table-cell>
          <table:table-cell office:value-type="float" office:value="2.393922" calcext:value-type="float">
            <text:p>2.393922</text:p>
          </table:table-cell>
          <table:table-cell office:value-type="float" office:value="0" calcext:value-type="float">
            <text:p>0</text:p>
          </table:table-cell>
          <table:table-cell office:value-type="float" office:value="565692" calcext:value-type="float">
            <text:p>56569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01</text:p>
          </table:table-cell>
          <table:table-cell office:value-type="float" office:value="1.290524" calcext:value-type="float">
            <text:p>1.290524</text:p>
          </table:table-cell>
          <table:table-cell office:value-type="float" office:value="3.107373" calcext:value-type="float">
            <text:p>3.107373</text:p>
          </table:table-cell>
          <table:table-cell office:value-type="float" office:value="0" calcext:value-type="float">
            <text:p>0</text:p>
          </table:table-cell>
          <table:table-cell office:value-type="float" office:value="646022" calcext:value-type="float">
            <text:p>64602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02</text:p>
          </table:table-cell>
          <table:table-cell office:value-type="float" office:value="0.909968" calcext:value-type="float">
            <text:p>0.909968</text:p>
          </table:table-cell>
          <table:table-cell office:value-type="float" office:value="3.39555" calcext:value-type="float">
            <text:p>3.39555</text:p>
          </table:table-cell>
          <table:table-cell office:value-type="float" office:value="0" calcext:value-type="float">
            <text:p>0</text:p>
          </table:table-cell>
          <table:table-cell office:value-type="float" office:value="718420" calcext:value-type="float">
            <text:p>7184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03</text:p>
          </table:table-cell>
          <table:table-cell office:value-type="float" office:value="1.075169" calcext:value-type="float">
            <text:p>1.075169</text:p>
          </table:table-cell>
          <table:table-cell office:value-type="float" office:value="2.725683" calcext:value-type="float">
            <text:p>2.725683</text:p>
          </table:table-cell>
          <table:table-cell office:value-type="float" office:value="0" calcext:value-type="float">
            <text:p>0</text:p>
          </table:table-cell>
          <table:table-cell office:value-type="float" office:value="601086" calcext:value-type="float">
            <text:p>60108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04</text:p>
          </table:table-cell>
          <table:table-cell office:value-type="float" office:value="0.775375" calcext:value-type="float">
            <text:p>0.775375</text:p>
          </table:table-cell>
          <table:table-cell office:value-type="float" office:value="1.969564" calcext:value-type="float">
            <text:p>1.969564</text:p>
          </table:table-cell>
          <table:table-cell office:value-type="float" office:value="0" calcext:value-type="float">
            <text:p>0</text:p>
          </table:table-cell>
          <table:table-cell office:value-type="float" office:value="440145" calcext:value-type="float">
            <text:p>44014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05</text:p>
          </table:table-cell>
          <table:table-cell office:value-type="float" office:value="0.931317" calcext:value-type="float">
            <text:p>0.931317</text:p>
          </table:table-cell>
          <table:table-cell office:value-type="float" office:value="2.226021" calcext:value-type="float">
            <text:p>2.226021</text:p>
          </table:table-cell>
          <table:table-cell office:value-type="float" office:value="0" calcext:value-type="float">
            <text:p>0</text:p>
          </table:table-cell>
          <table:table-cell office:value-type="float" office:value="478151" calcext:value-type="float">
            <text:p>47815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06</text:p>
          </table:table-cell>
          <table:table-cell office:value-type="float" office:value="0.90123" calcext:value-type="float">
            <text:p>0.90123</text:p>
          </table:table-cell>
          <table:table-cell office:value-type="float" office:value="1.795489" calcext:value-type="float">
            <text:p>1.795489</text:p>
          </table:table-cell>
          <table:table-cell office:value-type="float" office:value="0" calcext:value-type="float">
            <text:p>0</text:p>
          </table:table-cell>
          <table:table-cell office:value-type="float" office:value="398550" calcext:value-type="float">
            <text:p>39855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07</text:p>
          </table:table-cell>
          <table:table-cell office:value-type="float" office:value="0.744794" calcext:value-type="float">
            <text:p>0.744794</text:p>
          </table:table-cell>
          <table:table-cell office:value-type="float" office:value="1.57967" calcext:value-type="float">
            <text:p>1.57967</text:p>
          </table:table-cell>
          <table:table-cell office:value-type="float" office:value="0" calcext:value-type="float">
            <text:p>0</text:p>
          </table:table-cell>
          <table:table-cell office:value-type="float" office:value="330753" calcext:value-type="float">
            <text:p>33075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08</text:p>
          </table:table-cell>
          <table:table-cell office:value-type="float" office:value="1.094782" calcext:value-type="float">
            <text:p>1.094782</text:p>
          </table:table-cell>
          <table:table-cell office:value-type="float" office:value="1.628253" calcext:value-type="float">
            <text:p>1.628253</text:p>
          </table:table-cell>
          <table:table-cell office:value-type="float" office:value="0" calcext:value-type="float">
            <text:p>0</text:p>
          </table:table-cell>
          <table:table-cell office:value-type="float" office:value="381050" calcext:value-type="float">
            <text:p>38105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09</text:p>
          </table:table-cell>
          <table:table-cell office:value-type="float" office:value="0.934434" calcext:value-type="float">
            <text:p>0.934434</text:p>
          </table:table-cell>
          <table:table-cell office:value-type="float" office:value="1.470381" calcext:value-type="float">
            <text:p>1.470381</text:p>
          </table:table-cell>
          <table:table-cell office:value-type="float" office:value="0" calcext:value-type="float">
            <text:p>0</text:p>
          </table:table-cell>
          <table:table-cell office:value-type="float" office:value="359917" calcext:value-type="float">
            <text:p>35991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10</text:p>
          </table:table-cell>
          <table:table-cell office:value-type="float" office:value="0.858281" calcext:value-type="float">
            <text:p>0.858281</text:p>
          </table:table-cell>
          <table:table-cell office:value-type="float" office:value="1.829292" calcext:value-type="float">
            <text:p>1.829292</text:p>
          </table:table-cell>
          <table:table-cell office:value-type="float" office:value="0" calcext:value-type="float">
            <text:p>0</text:p>
          </table:table-cell>
          <table:table-cell office:value-type="float" office:value="434432" calcext:value-type="float">
            <text:p>43443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11</text:p>
          </table:table-cell>
          <table:table-cell office:value-type="float" office:value="0.926492" calcext:value-type="float">
            <text:p>0.926492</text:p>
          </table:table-cell>
          <table:table-cell office:value-type="float" office:value="1.353189" calcext:value-type="float">
            <text:p>1.353189</text:p>
          </table:table-cell>
          <table:table-cell office:value-type="float" office:value="0" calcext:value-type="float">
            <text:p>0</text:p>
          </table:table-cell>
          <table:table-cell office:value-type="float" office:value="307343" calcext:value-type="float">
            <text:p>30734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12</text:p>
          </table:table-cell>
          <table:table-cell office:value-type="float" office:value="1.105802" calcext:value-type="float">
            <text:p>1.105802</text:p>
          </table:table-cell>
          <table:table-cell office:value-type="float" office:value="1.946773" calcext:value-type="float">
            <text:p>1.946773</text:p>
          </table:table-cell>
          <table:table-cell office:value-type="float" office:value="0" calcext:value-type="float">
            <text:p>0</text:p>
          </table:table-cell>
          <table:table-cell office:value-type="float" office:value="448272" calcext:value-type="float">
            <text:p>44827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13</text:p>
          </table:table-cell>
          <table:table-cell office:value-type="float" office:value="1.249718" calcext:value-type="float">
            <text:p>1.249718</text:p>
          </table:table-cell>
          <table:table-cell office:value-type="float" office:value="2.586135" calcext:value-type="float">
            <text:p>2.586135</text:p>
          </table:table-cell>
          <table:table-cell office:value-type="float" office:value="0" calcext:value-type="float">
            <text:p>0</text:p>
          </table:table-cell>
          <table:table-cell office:value-type="float" office:value="635410" calcext:value-type="float">
            <text:p>6354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14</text:p>
          </table:table-cell>
          <table:table-cell office:value-type="float" office:value="1.054749" calcext:value-type="float">
            <text:p>1.054749</text:p>
          </table:table-cell>
          <table:table-cell office:value-type="float" office:value="2.590846" calcext:value-type="float">
            <text:p>2.590846</text:p>
          </table:table-cell>
          <table:table-cell office:value-type="float" office:value="0" calcext:value-type="float">
            <text:p>0</text:p>
          </table:table-cell>
          <table:table-cell office:value-type="float" office:value="595810" calcext:value-type="float">
            <text:p>59581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15</text:p>
          </table:table-cell>
          <table:table-cell office:value-type="float" office:value="0.901114" calcext:value-type="float">
            <text:p>0.901114</text:p>
          </table:table-cell>
          <table:table-cell office:value-type="float" office:value="1.833487" calcext:value-type="float">
            <text:p>1.833487</text:p>
          </table:table-cell>
          <table:table-cell office:value-type="float" office:value="0" calcext:value-type="float">
            <text:p>0</text:p>
          </table:table-cell>
          <table:table-cell office:value-type="float" office:value="423224" calcext:value-type="float">
            <text:p>42322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16</text:p>
          </table:table-cell>
          <table:table-cell office:value-type="float" office:value="0.730238" calcext:value-type="float">
            <text:p>0.730238</text:p>
          </table:table-cell>
          <table:table-cell office:value-type="float" office:value="0.96649" calcext:value-type="float">
            <text:p>0.96649</text:p>
          </table:table-cell>
          <table:table-cell office:value-type="float" office:value="0" calcext:value-type="float">
            <text:p>0</text:p>
          </table:table-cell>
          <table:table-cell office:value-type="float" office:value="232203" calcext:value-type="float">
            <text:p>23220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17</text:p>
          </table:table-cell>
          <table:table-cell office:value-type="float" office:value="0.860037" calcext:value-type="float">
            <text:p>0.860037</text:p>
          </table:table-cell>
          <table:table-cell office:value-type="float" office:value="1.350115" calcext:value-type="float">
            <text:p>1.350115</text:p>
          </table:table-cell>
          <table:table-cell office:value-type="float" office:value="0" calcext:value-type="float">
            <text:p>0</text:p>
          </table:table-cell>
          <table:table-cell office:value-type="float" office:value="308718" calcext:value-type="float">
            <text:p>30871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18</text:p>
          </table:table-cell>
          <table:table-cell office:value-type="float" office:value="0.922968" calcext:value-type="float">
            <text:p>0.922968</text:p>
          </table:table-cell>
          <table:table-cell office:value-type="float" office:value="1.416799" calcext:value-type="float">
            <text:p>1.416799</text:p>
          </table:table-cell>
          <table:table-cell office:value-type="float" office:value="0" calcext:value-type="float">
            <text:p>0</text:p>
          </table:table-cell>
          <table:table-cell office:value-type="float" office:value="340686" calcext:value-type="float">
            <text:p>34068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19</text:p>
          </table:table-cell>
          <table:table-cell office:value-type="float" office:value="0.950427" calcext:value-type="float">
            <text:p>0.950427</text:p>
          </table:table-cell>
          <table:table-cell office:value-type="float" office:value="1.583279" calcext:value-type="float">
            <text:p>1.583279</text:p>
          </table:table-cell>
          <table:table-cell office:value-type="float" office:value="0" calcext:value-type="float">
            <text:p>0</text:p>
          </table:table-cell>
          <table:table-cell office:value-type="float" office:value="361216" calcext:value-type="float">
            <text:p>3612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20</text:p>
          </table:table-cell>
          <table:table-cell office:value-type="float" office:value="0.943528" calcext:value-type="float">
            <text:p>0.943528</text:p>
          </table:table-cell>
          <table:table-cell office:value-type="float" office:value="2.178524" calcext:value-type="float">
            <text:p>2.178524</text:p>
          </table:table-cell>
          <table:table-cell office:value-type="float" office:value="0" calcext:value-type="float">
            <text:p>0</text:p>
          </table:table-cell>
          <table:table-cell office:value-type="float" office:value="499759" calcext:value-type="float">
            <text:p>49975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21</text:p>
          </table:table-cell>
          <table:table-cell office:value-type="float" office:value="1.069104" calcext:value-type="float">
            <text:p>1.069104</text:p>
          </table:table-cell>
          <table:table-cell office:value-type="float" office:value="1.569276" calcext:value-type="float">
            <text:p>1.569276</text:p>
          </table:table-cell>
          <table:table-cell office:value-type="float" office:value="0" calcext:value-type="float">
            <text:p>0</text:p>
          </table:table-cell>
          <table:table-cell office:value-type="float" office:value="365901" calcext:value-type="float">
            <text:p>36590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22</text:p>
          </table:table-cell>
          <table:table-cell office:value-type="float" office:value="0.557036" calcext:value-type="float">
            <text:p>0.557036</text:p>
          </table:table-cell>
          <table:table-cell office:value-type="float" office:value="1.818863" calcext:value-type="float">
            <text:p>1.818863</text:p>
          </table:table-cell>
          <table:table-cell office:value-type="float" office:value="0" calcext:value-type="float">
            <text:p>0</text:p>
          </table:table-cell>
          <table:table-cell office:value-type="float" office:value="410963" calcext:value-type="float">
            <text:p>41096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23</text:p>
          </table:table-cell>
          <table:table-cell office:value-type="float" office:value="0.640432" calcext:value-type="float">
            <text:p>0.640432</text:p>
          </table:table-cell>
          <table:table-cell office:value-type="float" office:value="1.267498" calcext:value-type="float">
            <text:p>1.267498</text:p>
          </table:table-cell>
          <table:table-cell office:value-type="float" office:value="0" calcext:value-type="float">
            <text:p>0</text:p>
          </table:table-cell>
          <table:table-cell office:value-type="float" office:value="319223" calcext:value-type="float">
            <text:p>3192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24</text:p>
          </table:table-cell>
          <table:table-cell office:value-type="float" office:value="0.785023" calcext:value-type="float">
            <text:p>0.785023</text:p>
          </table:table-cell>
          <table:table-cell office:value-type="float" office:value="1.314706" calcext:value-type="float">
            <text:p>1.314706</text:p>
          </table:table-cell>
          <table:table-cell office:value-type="float" office:value="0" calcext:value-type="float">
            <text:p>0</text:p>
          </table:table-cell>
          <table:table-cell office:value-type="float" office:value="340142" calcext:value-type="float">
            <text:p>34014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25</text:p>
          </table:table-cell>
          <table:table-cell office:value-type="float" office:value="0.796729" calcext:value-type="float">
            <text:p>0.796729</text:p>
          </table:table-cell>
          <table:table-cell office:value-type="float" office:value="1.128533" calcext:value-type="float">
            <text:p>1.128533</text:p>
          </table:table-cell>
          <table:table-cell office:value-type="float" office:value="0" calcext:value-type="float">
            <text:p>0</text:p>
          </table:table-cell>
          <table:table-cell office:value-type="float" office:value="263812" calcext:value-type="float">
            <text:p>26381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26</text:p>
          </table:table-cell>
          <table:table-cell office:value-type="float" office:value="0.986014" calcext:value-type="float">
            <text:p>0.986014</text:p>
          </table:table-cell>
          <table:table-cell office:value-type="float" office:value="1.281567" calcext:value-type="float">
            <text:p>1.281567</text:p>
          </table:table-cell>
          <table:table-cell office:value-type="float" office:value="0" calcext:value-type="float">
            <text:p>0</text:p>
          </table:table-cell>
          <table:table-cell office:value-type="float" office:value="326720" calcext:value-type="float">
            <text:p>32672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27</text:p>
          </table:table-cell>
          <table:table-cell office:value-type="float" office:value="1.122297" calcext:value-type="float">
            <text:p>1.122297</text:p>
          </table:table-cell>
          <table:table-cell office:value-type="float" office:value="2.002991" calcext:value-type="float">
            <text:p>2.002991</text:p>
          </table:table-cell>
          <table:table-cell office:value-type="float" office:value="0" calcext:value-type="float">
            <text:p>0</text:p>
          </table:table-cell>
          <table:table-cell office:value-type="float" office:value="501301" calcext:value-type="float">
            <text:p>5013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28</text:p>
          </table:table-cell>
          <table:table-cell office:value-type="float" office:value="1.081101" calcext:value-type="float">
            <text:p>1.081101</text:p>
          </table:table-cell>
          <table:table-cell office:value-type="float" office:value="2.364503" calcext:value-type="float">
            <text:p>2.364503</text:p>
          </table:table-cell>
          <table:table-cell office:value-type="float" office:value="0" calcext:value-type="float">
            <text:p>0</text:p>
          </table:table-cell>
          <table:table-cell office:value-type="float" office:value="569087" calcext:value-type="float">
            <text:p>56908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29</text:p>
          </table:table-cell>
          <table:table-cell office:value-type="float" office:value="0.67732" calcext:value-type="float">
            <text:p>0.67732</text:p>
          </table:table-cell>
          <table:table-cell office:value-type="float" office:value="1.418006" calcext:value-type="float">
            <text:p>1.418006</text:p>
          </table:table-cell>
          <table:table-cell office:value-type="float" office:value="0" calcext:value-type="float">
            <text:p>0</text:p>
          </table:table-cell>
          <table:table-cell office:value-type="float" office:value="339210" calcext:value-type="float">
            <text:p>3392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30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935364" calcext:value-type="float">
            <text:p>0.935364</text:p>
          </table:table-cell>
          <table:table-cell office:value-type="float" office:value="0" calcext:value-type="float">
            <text:p>0</text:p>
          </table:table-cell>
          <table:table-cell office:value-type="float" office:value="225533" calcext:value-type="float">
            <text:p>22553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31</text:p>
          </table:table-cell>
          <table:table-cell office:value-type="float" office:value="0.747253" calcext:value-type="float">
            <text:p>0.747253</text:p>
          </table:table-cell>
          <table:table-cell office:value-type="float" office:value="1.545207" calcext:value-type="float">
            <text:p>1.545207</text:p>
          </table:table-cell>
          <table:table-cell office:value-type="float" office:value="0" calcext:value-type="float">
            <text:p>0</text:p>
          </table:table-cell>
          <table:table-cell office:value-type="float" office:value="387214" calcext:value-type="float">
            <text:p>38721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32</text:p>
          </table:table-cell>
          <table:table-cell office:value-type="float" office:value="0.862412" calcext:value-type="float">
            <text:p>0.862412</text:p>
          </table:table-cell>
          <table:table-cell office:value-type="float" office:value="1.219413" calcext:value-type="float">
            <text:p>1.219413</text:p>
          </table:table-cell>
          <table:table-cell office:value-type="float" office:value="0" calcext:value-type="float">
            <text:p>0</text:p>
          </table:table-cell>
          <table:table-cell office:value-type="float" office:value="294403" calcext:value-type="float">
            <text:p>29440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33</text:p>
          </table:table-cell>
          <table:table-cell office:value-type="float" office:value="0.88943" calcext:value-type="float">
            <text:p>0.88943</text:p>
          </table:table-cell>
          <table:table-cell office:value-type="float" office:value="1.580543" calcext:value-type="float">
            <text:p>1.580543</text:p>
          </table:table-cell>
          <table:table-cell office:value-type="float" office:value="0" calcext:value-type="float">
            <text:p>0</text:p>
          </table:table-cell>
          <table:table-cell office:value-type="float" office:value="378150" calcext:value-type="float">
            <text:p>37815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34</text:p>
          </table:table-cell>
          <table:table-cell office:value-type="float" office:value="0.833881" calcext:value-type="float">
            <text:p>0.833881</text:p>
          </table:table-cell>
          <table:table-cell office:value-type="float" office:value="1.416717" calcext:value-type="float">
            <text:p>1.416717</text:p>
          </table:table-cell>
          <table:table-cell office:value-type="float" office:value="0" calcext:value-type="float">
            <text:p>0</text:p>
          </table:table-cell>
          <table:table-cell office:value-type="float" office:value="332756" calcext:value-type="float">
            <text:p>33275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35</text:p>
          </table:table-cell>
          <table:table-cell office:value-type="float" office:value="1.110078" calcext:value-type="float">
            <text:p>1.110078</text:p>
          </table:table-cell>
          <table:table-cell office:value-type="float" office:value="2.237977" calcext:value-type="float">
            <text:p>2.237977</text:p>
          </table:table-cell>
          <table:table-cell office:value-type="float" office:value="0" calcext:value-type="float">
            <text:p>0</text:p>
          </table:table-cell>
          <table:table-cell office:value-type="float" office:value="528481" calcext:value-type="float">
            <text:p>52848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36</text:p>
          </table:table-cell>
          <table:table-cell office:value-type="float" office:value="1.192882" calcext:value-type="float">
            <text:p>1.192882</text:p>
          </table:table-cell>
          <table:table-cell office:value-type="float" office:value="2.40644" calcext:value-type="float">
            <text:p>2.40644</text:p>
          </table:table-cell>
          <table:table-cell office:value-type="float" office:value="0" calcext:value-type="float">
            <text:p>0</text:p>
          </table:table-cell>
          <table:table-cell office:value-type="float" office:value="549296" calcext:value-type="float">
            <text:p>54929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37</text:p>
          </table:table-cell>
          <table:table-cell office:value-type="float" office:value="1.198192" calcext:value-type="float">
            <text:p>1.198192</text:p>
          </table:table-cell>
          <table:table-cell office:value-type="float" office:value="2.160096" calcext:value-type="float">
            <text:p>2.160096</text:p>
          </table:table-cell>
          <table:table-cell office:value-type="float" office:value="0" calcext:value-type="float">
            <text:p>0</text:p>
          </table:table-cell>
          <table:table-cell office:value-type="float" office:value="486480" calcext:value-type="float">
            <text:p>48648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38</text:p>
          </table:table-cell>
          <table:table-cell office:value-type="float" office:value="1.187716" calcext:value-type="float">
            <text:p>1.187716</text:p>
          </table:table-cell>
          <table:table-cell office:value-type="float" office:value="2.719664" calcext:value-type="float">
            <text:p>2.719664</text:p>
          </table:table-cell>
          <table:table-cell office:value-type="float" office:value="0" calcext:value-type="float">
            <text:p>0</text:p>
          </table:table-cell>
          <table:table-cell office:value-type="float" office:value="606291" calcext:value-type="float">
            <text:p>6062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39</text:p>
          </table:table-cell>
          <table:table-cell office:value-type="float" office:value="1.032342" calcext:value-type="float">
            <text:p>1.032342</text:p>
          </table:table-cell>
          <table:table-cell office:value-type="float" office:value="2.611581" calcext:value-type="float">
            <text:p>2.611581</text:p>
          </table:table-cell>
          <table:table-cell office:value-type="float" office:value="0" calcext:value-type="float">
            <text:p>0</text:p>
          </table:table-cell>
          <table:table-cell office:value-type="float" office:value="569378" calcext:value-type="float">
            <text:p>56937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40</text:p>
          </table:table-cell>
          <table:table-cell office:value-type="float" office:value="1.165821" calcext:value-type="float">
            <text:p>1.165821</text:p>
          </table:table-cell>
          <table:table-cell office:value-type="float" office:value="2.763649" calcext:value-type="float">
            <text:p>2.763649</text:p>
          </table:table-cell>
          <table:table-cell office:value-type="float" office:value="0" calcext:value-type="float">
            <text:p>0</text:p>
          </table:table-cell>
          <table:table-cell office:value-type="float" office:value="645850" calcext:value-type="float">
            <text:p>6458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41</text:p>
          </table:table-cell>
          <table:table-cell office:value-type="float" office:value="1.011529" calcext:value-type="float">
            <text:p>1.011529</text:p>
          </table:table-cell>
          <table:table-cell office:value-type="float" office:value="2.801017" calcext:value-type="float">
            <text:p>2.801017</text:p>
          </table:table-cell>
          <table:table-cell office:value-type="float" office:value="0" calcext:value-type="float">
            <text:p>0</text:p>
          </table:table-cell>
          <table:table-cell office:value-type="float" office:value="724564" calcext:value-type="float">
            <text:p>7245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42</text:p>
          </table:table-cell>
          <table:table-cell office:value-type="float" office:value="0.821797" calcext:value-type="float">
            <text:p>0.821797</text:p>
          </table:table-cell>
          <table:table-cell office:value-type="float" office:value="1.586115" calcext:value-type="float">
            <text:p>1.586115</text:p>
          </table:table-cell>
          <table:table-cell office:value-type="float" office:value="0" calcext:value-type="float">
            <text:p>0</text:p>
          </table:table-cell>
          <table:table-cell office:value-type="float" office:value="435223" calcext:value-type="float">
            <text:p>43522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43</text:p>
          </table:table-cell>
          <table:table-cell office:value-type="float" office:value="0.997472" calcext:value-type="float">
            <text:p>0.997472</text:p>
          </table:table-cell>
          <table:table-cell office:value-type="float" office:value="1.185852" calcext:value-type="float">
            <text:p>1.185852</text:p>
          </table:table-cell>
          <table:table-cell office:value-type="float" office:value="0" calcext:value-type="float">
            <text:p>0</text:p>
          </table:table-cell>
          <table:table-cell office:value-type="float" office:value="404086" calcext:value-type="float">
            <text:p>40408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44</text:p>
          </table:table-cell>
          <table:table-cell office:value-type="float" office:value="0.733185" calcext:value-type="float">
            <text:p>0.733185</text:p>
          </table:table-cell>
          <table:table-cell office:value-type="float" office:value="0.839335" calcext:value-type="float">
            <text:p>0.839335</text:p>
          </table:table-cell>
          <table:table-cell office:value-type="float" office:value="0" calcext:value-type="float">
            <text:p>0</text:p>
          </table:table-cell>
          <table:table-cell office:value-type="float" office:value="304743" calcext:value-type="float">
            <text:p>30474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45</text:p>
          </table:table-cell>
          <table:table-cell office:value-type="float" office:value="0.583922" calcext:value-type="float">
            <text:p>0.583922</text:p>
          </table:table-cell>
          <table:table-cell office:value-type="float" office:value="0.270606" calcext:value-type="float">
            <text:p>0.270606</text:p>
          </table:table-cell>
          <table:table-cell office:value-type="float" office:value="0" calcext:value-type="float">
            <text:p>0</text:p>
          </table:table-cell>
          <table:table-cell office:value-type="float" office:value="115894" calcext:value-type="float">
            <text:p>11589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46</text:p>
          </table:table-cell>
          <table:table-cell office:value-type="float" office:value="0.418556" calcext:value-type="float">
            <text:p>0.418556</text:p>
          </table:table-cell>
          <table:table-cell office:value-type="float" office:value="0.196374" calcext:value-type="float">
            <text:p>0.196374</text:p>
          </table:table-cell>
          <table:table-cell office:value-type="float" office:value="0" calcext:value-type="float">
            <text:p>0</text:p>
          </table:table-cell>
          <table:table-cell office:value-type="float" office:value="97783" calcext:value-type="float">
            <text:p>9778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47</text:p>
          </table:table-cell>
          <table:table-cell office:value-type="float" office:value="0.577305" calcext:value-type="float">
            <text:p>0.577305</text:p>
          </table:table-cell>
          <table:table-cell office:value-type="float" office:value="0.330331" calcext:value-type="float">
            <text:p>0.330331</text:p>
          </table:table-cell>
          <table:table-cell office:value-type="float" office:value="0" calcext:value-type="float">
            <text:p>0</text:p>
          </table:table-cell>
          <table:table-cell office:value-type="float" office:value="174822" calcext:value-type="float">
            <text:p>17482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48</text:p>
          </table:table-cell>
          <table:table-cell office:value-type="float" office:value="0.415972" calcext:value-type="float">
            <text:p>0.415972</text:p>
          </table:table-cell>
          <table:table-cell office:value-type="float" office:value="0.111772" calcext:value-type="float">
            <text:p>0.111772</text:p>
          </table:table-cell>
          <table:table-cell office:value-type="float" office:value="0" calcext:value-type="float">
            <text:p>0</text:p>
          </table:table-cell>
          <table:table-cell office:value-type="float" office:value="92477" calcext:value-type="float">
            <text:p>9247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49</text:p>
          </table:table-cell>
          <table:table-cell office:value-type="float" office:value="0.187427" calcext:value-type="float">
            <text:p>0.187427</text:p>
          </table:table-cell>
          <table:table-cell office:value-type="float" office:value="0.033031" calcext:value-type="float">
            <text:p>0.033031</text:p>
          </table:table-cell>
          <table:table-cell office:value-type="float" office:value="0" calcext:value-type="float">
            <text:p>0</text:p>
          </table:table-cell>
          <table:table-cell office:value-type="float" office:value="92905" calcext:value-type="float">
            <text:p>9290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50</text:p>
          </table:table-cell>
          <table:table-cell office:value-type="float" office:value="0.054369" calcext:value-type="float">
            <text:p>0.054369</text:p>
          </table:table-cell>
          <table:table-cell office:value-type="float" office:value="0.004354" calcext:value-type="float">
            <text:p>0.004354</text:p>
          </table:table-cell>
          <table:table-cell office:value-type="float" office:value="0" calcext:value-type="float">
            <text:p>0</text:p>
          </table:table-cell>
          <table:table-cell office:value-type="float" office:value="37210" calcext:value-type="float">
            <text:p>3721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51</text:p>
          </table:table-cell>
          <table:table-cell office:value-type="float" office:value="0.019966" calcext:value-type="float">
            <text:p>0.019966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" calcext:value-type="float">
            <text:p>0</text:p>
          </table:table-cell>
          <table:table-cell office:value-type="float" office:value="36041" calcext:value-type="float">
            <text:p>3604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52</text:p>
          </table:table-cell>
          <table:table-cell office:value-type="float" office:value="0.31084" calcext:value-type="float">
            <text:p>0.31084</text:p>
          </table:table-cell>
          <table:table-cell office:value-type="float" office:value="0.350161" calcext:value-type="float">
            <text:p>0.350161</text:p>
          </table:table-cell>
          <table:table-cell office:value-type="float" office:value="0" calcext:value-type="float">
            <text:p>0</text:p>
          </table:table-cell>
          <table:table-cell office:value-type="float" office:value="236912" calcext:value-type="float">
            <text:p>23691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53</text:p>
          </table:table-cell>
          <table:table-cell office:value-type="float" office:value="1.419215" calcext:value-type="float">
            <text:p>1.419215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0" calcext:value-type="float">
            <text:p>0</text:p>
          </table:table-cell>
          <table:table-cell office:value-type="float" office:value="405403" calcext:value-type="float">
            <text:p>40540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54</text:p>
          </table:table-cell>
          <table:table-cell office:value-type="float" office:value="3.961633" calcext:value-type="float">
            <text:p>3.961633</text:p>
          </table:table-cell>
          <table:table-cell office:value-type="float" office:value="1.576251" calcext:value-type="float">
            <text:p>1.576251</text:p>
          </table:table-cell>
          <table:table-cell office:value-type="float" office:value="0" calcext:value-type="float">
            <text:p>0</text:p>
          </table:table-cell>
          <table:table-cell office:value-type="float" office:value="461325" calcext:value-type="float">
            <text:p>46132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55</text:p>
          </table:table-cell>
          <table:table-cell office:value-type="float" office:value="4.044511" calcext:value-type="float">
            <text:p>4.044511</text:p>
          </table:table-cell>
          <table:table-cell office:value-type="float" office:value="1.521162" calcext:value-type="float">
            <text:p>1.521162</text:p>
          </table:table-cell>
          <table:table-cell office:value-type="float" office:value="0" calcext:value-type="float">
            <text:p>0</text:p>
          </table:table-cell>
          <table:table-cell office:value-type="float" office:value="456278" calcext:value-type="float">
            <text:p>45627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56</text:p>
          </table:table-cell>
          <table:table-cell office:value-type="float" office:value="5.018358" calcext:value-type="float">
            <text:p>5.018358</text:p>
          </table:table-cell>
          <table:table-cell office:value-type="float" office:value="0.416396" calcext:value-type="float">
            <text:p>0.416396</text:p>
          </table:table-cell>
          <table:table-cell office:value-type="float" office:value="0" calcext:value-type="float">
            <text:p>0</text:p>
          </table:table-cell>
          <table:table-cell office:value-type="float" office:value="121008" calcext:value-type="float">
            <text:p>12100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57</text:p>
          </table:table-cell>
          <table:table-cell office:value-type="float" office:value="3.568138" calcext:value-type="float">
            <text:p>3.568138</text:p>
          </table:table-cell>
          <table:table-cell office:value-type="float" office:value="1.171462" calcext:value-type="float">
            <text:p>1.171462</text:p>
          </table:table-cell>
          <table:table-cell office:value-type="float" office:value="0" calcext:value-type="float">
            <text:p>0</text:p>
          </table:table-cell>
          <table:table-cell office:value-type="float" office:value="392844" calcext:value-type="float">
            <text:p>39284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58</text:p>
          </table:table-cell>
          <table:table-cell office:value-type="float" office:value="4.869465" calcext:value-type="float">
            <text:p>4.869465</text:p>
          </table:table-cell>
          <table:table-cell office:value-type="float" office:value="1.123307" calcext:value-type="float">
            <text:p>1.123307</text:p>
          </table:table-cell>
          <table:table-cell office:value-type="float" office:value="0" calcext:value-type="float">
            <text:p>0</text:p>
          </table:table-cell>
          <table:table-cell office:value-type="float" office:value="364084" calcext:value-type="float">
            <text:p>36408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2:59</text:p>
          </table:table-cell>
          <table:table-cell office:value-type="float" office:value="3.739436" calcext:value-type="float">
            <text:p>3.739436</text:p>
          </table:table-cell>
          <table:table-cell office:value-type="float" office:value="0.796677" calcext:value-type="float">
            <text:p>0.796677</text:p>
          </table:table-cell>
          <table:table-cell office:value-type="float" office:value="0" calcext:value-type="float">
            <text:p>0</text:p>
          </table:table-cell>
          <table:table-cell office:value-type="float" office:value="336620" calcext:value-type="float">
            <text:p>33662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00</text:p>
          </table:table-cell>
          <table:table-cell office:value-type="float" office:value="3.683506" calcext:value-type="float">
            <text:p>3.683506</text:p>
          </table:table-cell>
          <table:table-cell office:value-type="float" office:value="0.1976" calcext:value-type="float">
            <text:p>0.1976</text:p>
          </table:table-cell>
          <table:table-cell office:value-type="float" office:value="0" calcext:value-type="float">
            <text:p>0</text:p>
          </table:table-cell>
          <table:table-cell office:value-type="float" office:value="101700" calcext:value-type="float">
            <text:p>1017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01</text:p>
          </table:table-cell>
          <table:table-cell office:value-type="float" office:value="3.547183" calcext:value-type="float">
            <text:p>3.547183</text:p>
          </table:table-cell>
          <table:table-cell office:value-type="float" office:value="0.147425" calcext:value-type="float">
            <text:p>0.147425</text:p>
          </table:table-cell>
          <table:table-cell office:value-type="float" office:value="0" calcext:value-type="float">
            <text:p>0</text:p>
          </table:table-cell>
          <table:table-cell office:value-type="float" office:value="147070" calcext:value-type="float">
            <text:p>14707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02</text:p>
          </table:table-cell>
          <table:table-cell office:value-type="float" office:value="3.94247" calcext:value-type="float">
            <text:p>3.94247</text:p>
          </table:table-cell>
          <table:table-cell office:value-type="float" office:value="0.244704" calcext:value-type="float">
            <text:p>0.244704</text:p>
          </table:table-cell>
          <table:table-cell office:value-type="float" office:value="0" calcext:value-type="float">
            <text:p>0</text:p>
          </table:table-cell>
          <table:table-cell office:value-type="float" office:value="315416" calcext:value-type="float">
            <text:p>31541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03</text:p>
          </table:table-cell>
          <table:table-cell office:value-type="float" office:value="3.776683" calcext:value-type="float">
            <text:p>3.776683</text:p>
          </table:table-cell>
          <table:table-cell office:value-type="float" office:value="0.359148" calcext:value-type="float">
            <text:p>0.359148</text:p>
          </table:table-cell>
          <table:table-cell office:value-type="float" office:value="0" calcext:value-type="float">
            <text:p>0</text:p>
          </table:table-cell>
          <table:table-cell office:value-type="float" office:value="327238" calcext:value-type="float">
            <text:p>3272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04</text:p>
          </table:table-cell>
          <table:table-cell office:value-type="float" office:value="3.627791" calcext:value-type="float">
            <text:p>3.627791</text:p>
          </table:table-cell>
          <table:table-cell office:value-type="float" office:value="0.249767" calcext:value-type="float">
            <text:p>0.249767</text:p>
          </table:table-cell>
          <table:table-cell office:value-type="float" office:value="0" calcext:value-type="float">
            <text:p>0</text:p>
          </table:table-cell>
          <table:table-cell office:value-type="float" office:value="210673" calcext:value-type="float">
            <text:p>21067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05</text:p>
          </table:table-cell>
          <table:table-cell office:value-type="float" office:value="3.945202" calcext:value-type="float">
            <text:p>3.945202</text:p>
          </table:table-cell>
          <table:table-cell office:value-type="float" office:value="0.501231" calcext:value-type="float">
            <text:p>0.501231</text:p>
          </table:table-cell>
          <table:table-cell office:value-type="float" office:value="0" calcext:value-type="float">
            <text:p>0</text:p>
          </table:table-cell>
          <table:table-cell office:value-type="float" office:value="439121" calcext:value-type="float">
            <text:p>43912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06</text:p>
          </table:table-cell>
          <table:table-cell office:value-type="float" office:value="4.092715" calcext:value-type="float">
            <text:p>4.092715</text:p>
          </table:table-cell>
          <table:table-cell office:value-type="float" office:value="0.570799" calcext:value-type="float">
            <text:p>0.570799</text:p>
          </table:table-cell>
          <table:table-cell office:value-type="float" office:value="0" calcext:value-type="float">
            <text:p>0</text:p>
          </table:table-cell>
          <table:table-cell office:value-type="float" office:value="416967" calcext:value-type="float">
            <text:p>41696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07</text:p>
          </table:table-cell>
          <table:table-cell office:value-type="float" office:value="3.507516" calcext:value-type="float">
            <text:p>3.507516</text:p>
          </table:table-cell>
          <table:table-cell office:value-type="float" office:value="0.752936" calcext:value-type="float">
            <text:p>0.752936</text:p>
          </table:table-cell>
          <table:table-cell office:value-type="float" office:value="0" calcext:value-type="float">
            <text:p>0</text:p>
          </table:table-cell>
          <table:table-cell office:value-type="float" office:value="525458" calcext:value-type="float">
            <text:p>52545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08</text:p>
          </table:table-cell>
          <table:table-cell office:value-type="float" office:value="3.743972" calcext:value-type="float">
            <text:p>3.743972</text:p>
          </table:table-cell>
          <table:table-cell office:value-type="float" office:value="0.55239" calcext:value-type="float">
            <text:p>0.55239</text:p>
          </table:table-cell>
          <table:table-cell office:value-type="float" office:value="0" calcext:value-type="float">
            <text:p>0</text:p>
          </table:table-cell>
          <table:table-cell office:value-type="float" office:value="447866" calcext:value-type="float">
            <text:p>44786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09</text:p>
          </table:table-cell>
          <table:table-cell office:value-type="float" office:value="4.151533" calcext:value-type="float">
            <text:p>4.151533</text:p>
          </table:table-cell>
          <table:table-cell office:value-type="float" office:value="0.51724" calcext:value-type="float">
            <text:p>0.51724</text:p>
          </table:table-cell>
          <table:table-cell office:value-type="float" office:value="0" calcext:value-type="float">
            <text:p>0</text:p>
          </table:table-cell>
          <table:table-cell office:value-type="float" office:value="434590" calcext:value-type="float">
            <text:p>43459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10</text:p>
          </table:table-cell>
          <table:table-cell office:value-type="float" office:value="5.090361" calcext:value-type="float">
            <text:p>5.090361</text:p>
          </table:table-cell>
          <table:table-cell office:value-type="float" office:value="0.496832" calcext:value-type="float">
            <text:p>0.496832</text:p>
          </table:table-cell>
          <table:table-cell office:value-type="float" office:value="0" calcext:value-type="float">
            <text:p>0</text:p>
          </table:table-cell>
          <table:table-cell office:value-type="float" office:value="395171" calcext:value-type="float">
            <text:p>39517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11</text:p>
          </table:table-cell>
          <table:table-cell office:value-type="float" office:value="4.526076" calcext:value-type="float">
            <text:p>4.526076</text:p>
          </table:table-cell>
          <table:table-cell office:value-type="float" office:value="0.583197" calcext:value-type="float">
            <text:p>0.583197</text:p>
          </table:table-cell>
          <table:table-cell office:value-type="float" office:value="0" calcext:value-type="float">
            <text:p>0</text:p>
          </table:table-cell>
          <table:table-cell office:value-type="float" office:value="617818" calcext:value-type="float">
            <text:p>61781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12</text:p>
          </table:table-cell>
          <table:table-cell office:value-type="float" office:value="3.928711" calcext:value-type="float">
            <text:p>3.928711</text:p>
          </table:table-cell>
          <table:table-cell office:value-type="float" office:value="0.484501" calcext:value-type="float">
            <text:p>0.484501</text:p>
          </table:table-cell>
          <table:table-cell office:value-type="float" office:value="0" calcext:value-type="float">
            <text:p>0</text:p>
          </table:table-cell>
          <table:table-cell office:value-type="float" office:value="671572" calcext:value-type="float">
            <text:p>67157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13</text:p>
          </table:table-cell>
          <table:table-cell office:value-type="float" office:value="4.181987" calcext:value-type="float">
            <text:p>4.181987</text:p>
          </table:table-cell>
          <table:table-cell office:value-type="float" office:value="0.268056" calcext:value-type="float">
            <text:p>0.268056</text:p>
          </table:table-cell>
          <table:table-cell office:value-type="float" office:value="0" calcext:value-type="float">
            <text:p>0</text:p>
          </table:table-cell>
          <table:table-cell office:value-type="float" office:value="508316" calcext:value-type="float">
            <text:p>50831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14</text:p>
          </table:table-cell>
          <table:table-cell office:value-type="float" office:value="4.13011" calcext:value-type="float">
            <text:p>4.13011</text:p>
          </table:table-cell>
          <table:table-cell office:value-type="float" office:value="0.466035" calcext:value-type="float">
            <text:p>0.466035</text:p>
          </table:table-cell>
          <table:table-cell office:value-type="float" office:value="0" calcext:value-type="float">
            <text:p>0</text:p>
          </table:table-cell>
          <table:table-cell office:value-type="float" office:value="519601" calcext:value-type="float">
            <text:p>5196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15</text:p>
          </table:table-cell>
          <table:table-cell office:value-type="float" office:value="2.907768" calcext:value-type="float">
            <text:p>2.907768</text:p>
          </table:table-cell>
          <table:table-cell office:value-type="float" office:value="0.4592" calcext:value-type="float">
            <text:p>0.4592</text:p>
          </table:table-cell>
          <table:table-cell office:value-type="float" office:value="0" calcext:value-type="float">
            <text:p>0</text:p>
          </table:table-cell>
          <table:table-cell office:value-type="float" office:value="375749" calcext:value-type="float">
            <text:p>37574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16</text:p>
          </table:table-cell>
          <table:table-cell office:value-type="float" office:value="3.632417" calcext:value-type="float">
            <text:p>3.632417</text:p>
          </table:table-cell>
          <table:table-cell office:value-type="float" office:value="0.844862" calcext:value-type="float">
            <text:p>0.844862</text:p>
          </table:table-cell>
          <table:table-cell office:value-type="float" office:value="0" calcext:value-type="float">
            <text:p>0</text:p>
          </table:table-cell>
          <table:table-cell office:value-type="float" office:value="606697" calcext:value-type="float">
            <text:p>60669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17</text:p>
          </table:table-cell>
          <table:table-cell office:value-type="float" office:value="2.935539" calcext:value-type="float">
            <text:p>2.935539</text:p>
          </table:table-cell>
          <table:table-cell office:value-type="float" office:value="0.742097" calcext:value-type="float">
            <text:p>0.742097</text:p>
          </table:table-cell>
          <table:table-cell office:value-type="float" office:value="0" calcext:value-type="float">
            <text:p>0</text:p>
          </table:table-cell>
          <table:table-cell office:value-type="float" office:value="519622" calcext:value-type="float">
            <text:p>51962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18</text:p>
          </table:table-cell>
          <table:table-cell office:value-type="float" office:value="2.773282" calcext:value-type="float">
            <text:p>2.773282</text:p>
          </table:table-cell>
          <table:table-cell office:value-type="float" office:value="0.508495" calcext:value-type="float">
            <text:p>0.508495</text:p>
          </table:table-cell>
          <table:table-cell office:value-type="float" office:value="0" calcext:value-type="float">
            <text:p>0</text:p>
          </table:table-cell>
          <table:table-cell office:value-type="float" office:value="416991" calcext:value-type="float">
            <text:p>41699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19</text:p>
          </table:table-cell>
          <table:table-cell office:value-type="float" office:value="3.290867" calcext:value-type="float">
            <text:p>3.290867</text:p>
          </table:table-cell>
          <table:table-cell office:value-type="float" office:value="0.322035" calcext:value-type="float">
            <text:p>0.322035</text:p>
          </table:table-cell>
          <table:table-cell office:value-type="float" office:value="0" calcext:value-type="float">
            <text:p>0</text:p>
          </table:table-cell>
          <table:table-cell office:value-type="float" office:value="376256" calcext:value-type="float">
            <text:p>37625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20</text:p>
          </table:table-cell>
          <table:table-cell office:value-type="float" office:value="3.337579" calcext:value-type="float">
            <text:p>3.337579</text:p>
          </table:table-cell>
          <table:table-cell office:value-type="float" office:value="0.171437" calcext:value-type="float">
            <text:p>0.171437</text:p>
          </table:table-cell>
          <table:table-cell office:value-type="float" office:value="0" calcext:value-type="float">
            <text:p>0</text:p>
          </table:table-cell>
          <table:table-cell office:value-type="float" office:value="288720" calcext:value-type="float">
            <text:p>28872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21</text:p>
          </table:table-cell>
          <table:table-cell office:value-type="float" office:value="2.975108" calcext:value-type="float">
            <text:p>2.975108</text:p>
          </table:table-cell>
          <table:table-cell office:value-type="float" office:value="0.095674" calcext:value-type="float">
            <text:p>0.095674</text:p>
          </table:table-cell>
          <table:table-cell office:value-type="float" office:value="0" calcext:value-type="float">
            <text:p>0</text:p>
          </table:table-cell>
          <table:table-cell office:value-type="float" office:value="432696" calcext:value-type="float">
            <text:p>4326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22</text:p>
          </table:table-cell>
          <table:table-cell office:value-type="float" office:value="3.839055" calcext:value-type="float">
            <text:p>3.839055</text:p>
          </table:table-cell>
          <table:table-cell office:value-type="float" office:value="0.181558" calcext:value-type="float">
            <text:p>0.181558</text:p>
          </table:table-cell>
          <table:table-cell office:value-type="float" office:value="0" calcext:value-type="float">
            <text:p>0</text:p>
          </table:table-cell>
          <table:table-cell office:value-type="float" office:value="517349" calcext:value-type="float">
            <text:p>5173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23</text:p>
          </table:table-cell>
          <table:table-cell office:value-type="float" office:value="2.77125" calcext:value-type="float">
            <text:p>2.77125</text:p>
          </table:table-cell>
          <table:table-cell office:value-type="float" office:value="0.162885" calcext:value-type="float">
            <text:p>0.162885</text:p>
          </table:table-cell>
          <table:table-cell office:value-type="float" office:value="0" calcext:value-type="float">
            <text:p>0</text:p>
          </table:table-cell>
          <table:table-cell office:value-type="float" office:value="588528" calcext:value-type="float">
            <text:p>58852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24</text:p>
          </table:table-cell>
          <table:table-cell office:value-type="float" office:value="3.186752" calcext:value-type="float">
            <text:p>3.186752</text:p>
          </table:table-cell>
          <table:table-cell office:value-type="float" office:value="0.169664" calcext:value-type="float">
            <text:p>0.169664</text:p>
          </table:table-cell>
          <table:table-cell office:value-type="float" office:value="0" calcext:value-type="float">
            <text:p>0</text:p>
          </table:table-cell>
          <table:table-cell office:value-type="float" office:value="489499" calcext:value-type="float">
            <text:p>48949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25</text:p>
          </table:table-cell>
          <table:table-cell office:value-type="float" office:value="2.48454" calcext:value-type="float">
            <text:p>2.48454</text:p>
          </table:table-cell>
          <table:table-cell office:value-type="float" office:value="0.074271" calcext:value-type="float">
            <text:p>0.074271</text:p>
          </table:table-cell>
          <table:table-cell office:value-type="float" office:value="0" calcext:value-type="float">
            <text:p>0</text:p>
          </table:table-cell>
          <table:table-cell office:value-type="float" office:value="496598" calcext:value-type="float">
            <text:p>49659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26</text:p>
          </table:table-cell>
          <table:table-cell office:value-type="float" office:value="3.428219" calcext:value-type="float">
            <text:p>3.428219</text:p>
          </table:table-cell>
          <table:table-cell office:value-type="float" office:value="0.102756" calcext:value-type="float">
            <text:p>0.102756</text:p>
          </table:table-cell>
          <table:table-cell office:value-type="float" office:value="0" calcext:value-type="float">
            <text:p>0</text:p>
          </table:table-cell>
          <table:table-cell office:value-type="float" office:value="590855" calcext:value-type="float">
            <text:p>59085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27</text:p>
          </table:table-cell>
          <table:table-cell office:value-type="float" office:value="2.941387" calcext:value-type="float">
            <text:p>2.941387</text:p>
          </table:table-cell>
          <table:table-cell office:value-type="float" office:value="0.07854" calcext:value-type="float">
            <text:p>0.07854</text:p>
          </table:table-cell>
          <table:table-cell office:value-type="float" office:value="0" calcext:value-type="float">
            <text:p>0</text:p>
          </table:table-cell>
          <table:table-cell office:value-type="float" office:value="483757" calcext:value-type="float">
            <text:p>48375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28</text:p>
          </table:table-cell>
          <table:table-cell office:value-type="float" office:value="3.000812" calcext:value-type="float">
            <text:p>3.000812</text:p>
          </table:table-cell>
          <table:table-cell office:value-type="float" office:value="0.021997" calcext:value-type="float">
            <text:p>0.021997</text:p>
          </table:table-cell>
          <table:table-cell office:value-type="float" office:value="0" calcext:value-type="float">
            <text:p>0</text:p>
          </table:table-cell>
          <table:table-cell office:value-type="float" office:value="345030" calcext:value-type="float">
            <text:p>34503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29</text:p>
          </table:table-cell>
          <table:table-cell office:value-type="float" office:value="2.693051" calcext:value-type="float">
            <text:p>2.693051</text:p>
          </table:table-cell>
          <table:table-cell office:value-type="float" office:value="0.02095" calcext:value-type="float">
            <text:p>0.02095</text:p>
          </table:table-cell>
          <table:table-cell office:value-type="float" office:value="0" calcext:value-type="float">
            <text:p>0</text:p>
          </table:table-cell>
          <table:table-cell office:value-type="float" office:value="314267" calcext:value-type="float">
            <text:p>3142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30</text:p>
          </table:table-cell>
          <table:table-cell office:value-type="float" office:value="2.361467" calcext:value-type="float">
            <text:p>2.361467</text:p>
          </table:table-cell>
          <table:table-cell office:value-type="float" office:value="0.039124" calcext:value-type="float">
            <text:p>0.039124</text:p>
          </table:table-cell>
          <table:table-cell office:value-type="float" office:value="0" calcext:value-type="float">
            <text:p>0</text:p>
          </table:table-cell>
          <table:table-cell office:value-type="float" office:value="503010" calcext:value-type="float">
            <text:p>5030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31</text:p>
          </table:table-cell>
          <table:table-cell office:value-type="float" office:value="2.507379" calcext:value-type="float">
            <text:p>2.507379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" calcext:value-type="float">
            <text:p>0</text:p>
          </table:table-cell>
          <table:table-cell office:value-type="float" office:value="542066" calcext:value-type="float">
            <text:p>5420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32</text:p>
          </table:table-cell>
          <table:table-cell office:value-type="float" office:value="3.683383" calcext:value-type="float">
            <text:p>3.683383</text:p>
          </table:table-cell>
          <table:table-cell office:value-type="float" office:value="0.041812" calcext:value-type="float">
            <text:p>0.041812</text:p>
          </table:table-cell>
          <table:table-cell office:value-type="float" office:value="0" calcext:value-type="float">
            <text:p>0</text:p>
          </table:table-cell>
          <table:table-cell office:value-type="float" office:value="586192" calcext:value-type="float">
            <text:p>58619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33</text:p>
          </table:table-cell>
          <table:table-cell office:value-type="float" office:value="3.091521" calcext:value-type="float">
            <text:p>3.091521</text:p>
          </table:table-cell>
          <table:table-cell office:value-type="float" office:value="0.032715" calcext:value-type="float">
            <text:p>0.032715</text:p>
          </table:table-cell>
          <table:table-cell office:value-type="float" office:value="0" calcext:value-type="float">
            <text:p>0</text:p>
          </table:table-cell>
          <table:table-cell office:value-type="float" office:value="452616" calcext:value-type="float">
            <text:p>4526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34</text:p>
          </table:table-cell>
          <table:table-cell office:value-type="float" office:value="1.804253" calcext:value-type="float">
            <text:p>1.804253</text:p>
          </table:table-cell>
          <table:table-cell office:value-type="float" office:value="0.022969" calcext:value-type="float">
            <text:p>0.022969</text:p>
          </table:table-cell>
          <table:table-cell office:value-type="float" office:value="0" calcext:value-type="float">
            <text:p>0</text:p>
          </table:table-cell>
          <table:table-cell office:value-type="float" office:value="414659" calcext:value-type="float">
            <text:p>41465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35</text:p>
          </table:table-cell>
          <table:table-cell office:value-type="float" office:value="2.905187" calcext:value-type="float">
            <text:p>2.90518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" calcext:value-type="float">
            <text:p>0</text:p>
          </table:table-cell>
          <table:table-cell office:value-type="float" office:value="428228" calcext:value-type="float">
            <text:p>42822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36</text:p>
          </table:table-cell>
          <table:table-cell office:value-type="float" office:value="2.814193" calcext:value-type="float">
            <text:p>2.814193</text:p>
          </table:table-cell>
          <table:table-cell office:value-type="float" office:value="0.016327" calcext:value-type="float">
            <text:p>0.016327</text:p>
          </table:table-cell>
          <table:table-cell office:value-type="float" office:value="0" calcext:value-type="float">
            <text:p>0</text:p>
          </table:table-cell>
          <table:table-cell office:value-type="float" office:value="259123" calcext:value-type="float">
            <text:p>2591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37</text:p>
          </table:table-cell>
          <table:table-cell office:value-type="float" office:value="3.083285" calcext:value-type="float">
            <text:p>3.083285</text:p>
          </table:table-cell>
          <table:table-cell office:value-type="float" office:value="0.014242" calcext:value-type="float">
            <text:p>0.014242</text:p>
          </table:table-cell>
          <table:table-cell office:value-type="float" office:value="0" calcext:value-type="float">
            <text:p>0</text:p>
          </table:table-cell>
          <table:table-cell office:value-type="float" office:value="297938" calcext:value-type="float">
            <text:p>2979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38</text:p>
          </table:table-cell>
          <table:table-cell office:value-type="float" office:value="1.803952" calcext:value-type="float">
            <text:p>1.803952</text:p>
          </table:table-cell>
          <table:table-cell office:value-type="float" office:value="0.031891" calcext:value-type="float">
            <text:p>0.031891</text:p>
          </table:table-cell>
          <table:table-cell office:value-type="float" office:value="0" calcext:value-type="float">
            <text:p>0</text:p>
          </table:table-cell>
          <table:table-cell office:value-type="float" office:value="516617" calcext:value-type="float">
            <text:p>5166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39</text:p>
          </table:table-cell>
          <table:table-cell office:value-type="float" office:value="2.127131" calcext:value-type="float">
            <text:p>2.127131</text:p>
          </table:table-cell>
          <table:table-cell office:value-type="float" office:value="0.011917" calcext:value-type="float">
            <text:p>0.011917</text:p>
          </table:table-cell>
          <table:table-cell office:value-type="float" office:value="0" calcext:value-type="float">
            <text:p>0</text:p>
          </table:table-cell>
          <table:table-cell office:value-type="float" office:value="170214" calcext:value-type="float">
            <text:p>1702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40</text:p>
          </table:table-cell>
          <table:table-cell office:value-type="float" office:value="3.909087" calcext:value-type="float">
            <text:p>3.909087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" calcext:value-type="float">
            <text:p>0</text:p>
          </table:table-cell>
          <table:table-cell office:value-type="float" office:value="85075" calcext:value-type="float">
            <text:p>850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41</text:p>
          </table:table-cell>
          <table:table-cell office:value-type="float" office:value="1.67544" calcext:value-type="float">
            <text:p>1.67544</text:p>
          </table:table-cell>
          <table:table-cell office:value-type="float" office:value="0.013708" calcext:value-type="float">
            <text:p>0.013708</text:p>
          </table:table-cell>
          <table:table-cell office:value-type="float" office:value="0" calcext:value-type="float">
            <text:p>0</text:p>
          </table:table-cell>
          <table:table-cell office:value-type="float" office:value="202501" calcext:value-type="float">
            <text:p>2025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42</text:p>
          </table:table-cell>
          <table:table-cell office:value-type="float" office:value="1.715676" calcext:value-type="float">
            <text:p>1.715676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0" calcext:value-type="float">
            <text:p>0</text:p>
          </table:table-cell>
          <table:table-cell office:value-type="float" office:value="129512" calcext:value-type="float">
            <text:p>1295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43</text:p>
          </table:table-cell>
          <table:table-cell office:value-type="float" office:value="0.772388" calcext:value-type="float">
            <text:p>0.772388</text:p>
          </table:table-cell>
          <table:table-cell office:value-type="float" office:value="0.013736" calcext:value-type="float">
            <text:p>0.013736</text:p>
          </table:table-cell>
          <table:table-cell office:value-type="float" office:value="0" calcext:value-type="float">
            <text:p>0</text:p>
          </table:table-cell>
          <table:table-cell office:value-type="float" office:value="160009" calcext:value-type="float">
            <text:p>16000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44</text:p>
          </table:table-cell>
          <table:table-cell office:value-type="float" office:value="5.592844" calcext:value-type="float">
            <text:p>5.592844</text:p>
          </table:table-cell>
          <table:table-cell office:value-type="float" office:value="0.009187" calcext:value-type="float">
            <text:p>0.009187</text:p>
          </table:table-cell>
          <table:table-cell office:value-type="float" office:value="0" calcext:value-type="float">
            <text:p>0</text:p>
          </table:table-cell>
          <table:table-cell office:value-type="float" office:value="234996" calcext:value-type="float">
            <text:p>23499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45</text:p>
          </table:table-cell>
          <table:table-cell office:value-type="float" office:value="0.733352" calcext:value-type="float">
            <text:p>0.733352</text:p>
          </table:table-cell>
          <table:table-cell office:value-type="float" office:value="0.009399" calcext:value-type="float">
            <text:p>0.009399</text:p>
          </table:table-cell>
          <table:table-cell office:value-type="float" office:value="0" calcext:value-type="float">
            <text:p>0</text:p>
          </table:table-cell>
          <table:table-cell office:value-type="float" office:value="159134" calcext:value-type="float">
            <text:p>15913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46</text:p>
          </table:table-cell>
          <table:table-cell office:value-type="float" office:value="2.336412" calcext:value-type="float">
            <text:p>2.336412</text:p>
          </table:table-cell>
          <table:table-cell office:value-type="float" office:value="0.007463" calcext:value-type="float">
            <text:p>0.007463</text:p>
          </table:table-cell>
          <table:table-cell office:value-type="float" office:value="0" calcext:value-type="float">
            <text:p>0</text:p>
          </table:table-cell>
          <table:table-cell office:value-type="float" office:value="189854" calcext:value-type="float">
            <text:p>1898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47</text:p>
          </table:table-cell>
          <table:table-cell office:value-type="float" office:value="3.07747" calcext:value-type="float">
            <text:p>3.07747</text:p>
          </table:table-cell>
          <table:table-cell office:value-type="float" office:value="0.008599" calcext:value-type="float">
            <text:p>0.008599</text:p>
          </table:table-cell>
          <table:table-cell office:value-type="float" office:value="0" calcext:value-type="float">
            <text:p>0</text:p>
          </table:table-cell>
          <table:table-cell office:value-type="float" office:value="145823" calcext:value-type="float">
            <text:p>14582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48</text:p>
          </table:table-cell>
          <table:table-cell office:value-type="float" office:value="2.332899" calcext:value-type="float">
            <text:p>2.332899</text:p>
          </table:table-cell>
          <table:table-cell office:value-type="float" office:value="0.007248" calcext:value-type="float">
            <text:p>0.007248</text:p>
          </table:table-cell>
          <table:table-cell office:value-type="float" office:value="0" calcext:value-type="float">
            <text:p>0</text:p>
          </table:table-cell>
          <table:table-cell office:value-type="float" office:value="138318" calcext:value-type="float">
            <text:p>1383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49</text:p>
          </table:table-cell>
          <table:table-cell office:value-type="float" office:value="1.952477" calcext:value-type="float">
            <text:p>1.952477</text:p>
          </table:table-cell>
          <table:table-cell office:value-type="float" office:value="0.007922" calcext:value-type="float">
            <text:p>0.007922</text:p>
          </table:table-cell>
          <table:table-cell office:value-type="float" office:value="0" calcext:value-type="float">
            <text:p>0</text:p>
          </table:table-cell>
          <table:table-cell office:value-type="float" office:value="169712" calcext:value-type="float">
            <text:p>16971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50</text:p>
          </table:table-cell>
          <table:table-cell office:value-type="float" office:value="2.732779" calcext:value-type="float">
            <text:p>2.732779</text:p>
          </table:table-cell>
          <table:table-cell office:value-type="float" office:value="0.011407" calcext:value-type="float">
            <text:p>0.011407</text:p>
          </table:table-cell>
          <table:table-cell office:value-type="float" office:value="0" calcext:value-type="float">
            <text:p>0</text:p>
          </table:table-cell>
          <table:table-cell office:value-type="float" office:value="138626" calcext:value-type="float">
            <text:p>13862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51</text:p>
          </table:table-cell>
          <table:table-cell office:value-type="float" office:value="1.745577" calcext:value-type="float">
            <text:p>1.745577</text:p>
          </table:table-cell>
          <table:table-cell office:value-type="float" office:value="0.008426" calcext:value-type="float">
            <text:p>0.008426</text:p>
          </table:table-cell>
          <table:table-cell office:value-type="float" office:value="0" calcext:value-type="float">
            <text:p>0</text:p>
          </table:table-cell>
          <table:table-cell office:value-type="float" office:value="152274" calcext:value-type="float">
            <text:p>15227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52</text:p>
          </table:table-cell>
          <table:table-cell office:value-type="float" office:value="2.5976" calcext:value-type="float">
            <text:p>2.5976</text:p>
          </table:table-cell>
          <table:table-cell office:value-type="float" office:value="0.012343" calcext:value-type="float">
            <text:p>0.012343</text:p>
          </table:table-cell>
          <table:table-cell office:value-type="float" office:value="0" calcext:value-type="float">
            <text:p>0</text:p>
          </table:table-cell>
          <table:table-cell office:value-type="float" office:value="193483" calcext:value-type="float">
            <text:p>19348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53</text:p>
          </table:table-cell>
          <table:table-cell office:value-type="float" office:value="2.575981" calcext:value-type="float">
            <text:p>2.575981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" calcext:value-type="float">
            <text:p>0</text:p>
          </table:table-cell>
          <table:table-cell office:value-type="float" office:value="63218" calcext:value-type="float">
            <text:p>632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54</text:p>
          </table:table-cell>
          <table:table-cell office:value-type="float" office:value="0.657703" calcext:value-type="float">
            <text:p>0.657703</text:p>
          </table:table-cell>
          <table:table-cell office:value-type="float" office:value="0.006643" calcext:value-type="float">
            <text:p>0.006643</text:p>
          </table:table-cell>
          <table:table-cell office:value-type="float" office:value="0" calcext:value-type="float">
            <text:p>0</text:p>
          </table:table-cell>
          <table:table-cell office:value-type="float" office:value="157841" calcext:value-type="float">
            <text:p>15784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55</text:p>
          </table:table-cell>
          <table:table-cell office:value-type="float" office:value="0.270798" calcext:value-type="float">
            <text:p>0.270798</text:p>
          </table:table-cell>
          <table:table-cell office:value-type="float" office:value="0.008455" calcext:value-type="float">
            <text:p>0.008455</text:p>
          </table:table-cell>
          <table:table-cell office:value-type="float" office:value="0" calcext:value-type="float">
            <text:p>0</text:p>
          </table:table-cell>
          <table:table-cell office:value-type="float" office:value="145939" calcext:value-type="float">
            <text:p>14593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56</text:p>
          </table:table-cell>
          <table:table-cell office:value-type="float" office:value="0.107698" calcext:value-type="float">
            <text:p>0.107698</text:p>
          </table:table-cell>
          <table:table-cell office:value-type="float" office:value="0.004321" calcext:value-type="float">
            <text:p>0.004321</text:p>
          </table:table-cell>
          <table:table-cell office:value-type="float" office:value="0" calcext:value-type="float">
            <text:p>0</text:p>
          </table:table-cell>
          <table:table-cell office:value-type="float" office:value="91911" calcext:value-type="float">
            <text:p>9191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57</text:p>
          </table:table-cell>
          <table:table-cell office:value-type="float" office:value="0.023209" calcext:value-type="float">
            <text:p>0.023209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" calcext:value-type="float">
            <text:p>0</text:p>
          </table:table-cell>
          <table:table-cell office:value-type="float" office:value="122870" calcext:value-type="float">
            <text:p>12287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58</text:p>
          </table:table-cell>
          <table:table-cell office:value-type="float" office:value="0.026023" calcext:value-type="float">
            <text:p>0.026023</text:p>
          </table:table-cell>
          <table:table-cell office:value-type="float" office:value="0.005791" calcext:value-type="float">
            <text:p>0.005791</text:p>
          </table:table-cell>
          <table:table-cell office:value-type="float" office:value="0" calcext:value-type="float">
            <text:p>0</text:p>
          </table:table-cell>
          <table:table-cell office:value-type="float" office:value="139899" calcext:value-type="float">
            <text:p>13989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3:59</text:p>
          </table:table-cell>
          <table:table-cell office:value-type="float" office:value="0.087687" calcext:value-type="float">
            <text:p>0.087687</text:p>
          </table:table-cell>
          <table:table-cell office:value-type="float" office:value="0.005666" calcext:value-type="float">
            <text:p>0.005666</text:p>
          </table:table-cell>
          <table:table-cell office:value-type="float" office:value="0" calcext:value-type="float">
            <text:p>0</text:p>
          </table:table-cell>
          <table:table-cell office:value-type="float" office:value="120775" calcext:value-type="float">
            <text:p>12077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00</text:p>
          </table:table-cell>
          <table:table-cell office:value-type="float" office:value="0.030975" calcext:value-type="float">
            <text:p>0.030975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" calcext:value-type="float">
            <text:p>0</text:p>
          </table:table-cell>
          <table:table-cell office:value-type="float" office:value="111251" calcext:value-type="float">
            <text:p>11125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01</text:p>
          </table:table-cell>
          <table:table-cell office:value-type="float" office:value="0.023927" calcext:value-type="float">
            <text:p>0.023927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0" calcext:value-type="float">
            <text:p>0</text:p>
          </table:table-cell>
          <table:table-cell office:value-type="float" office:value="110794" calcext:value-type="float">
            <text:p>11079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02</text:p>
          </table:table-cell>
          <table:table-cell office:value-type="float" office:value="0.220531" calcext:value-type="float">
            <text:p>0.220531</text:p>
          </table:table-cell>
          <table:table-cell office:value-type="float" office:value="0.010214" calcext:value-type="float">
            <text:p>0.010214</text:p>
          </table:table-cell>
          <table:table-cell office:value-type="float" office:value="0" calcext:value-type="float">
            <text:p>0</text:p>
          </table:table-cell>
          <table:table-cell office:value-type="float" office:value="149294" calcext:value-type="float">
            <text:p>14929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03</text:p>
          </table:table-cell>
          <table:table-cell office:value-type="float" office:value="0.039384" calcext:value-type="float">
            <text:p>0.039384</text:p>
          </table:table-cell>
          <table:table-cell office:value-type="float" office:value="0.008716" calcext:value-type="float">
            <text:p>0.008716</text:p>
          </table:table-cell>
          <table:table-cell office:value-type="float" office:value="0" calcext:value-type="float">
            <text:p>0</text:p>
          </table:table-cell>
          <table:table-cell office:value-type="float" office:value="120389" calcext:value-type="float">
            <text:p>12038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04</text:p>
          </table:table-cell>
          <table:table-cell office:value-type="float" office:value="0.026589" calcext:value-type="float">
            <text:p>0.026589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" calcext:value-type="float">
            <text:p>0</text:p>
          </table:table-cell>
          <table:table-cell office:value-type="float" office:value="123563" calcext:value-type="float">
            <text:p>12356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05</text:p>
          </table:table-cell>
          <table:table-cell office:value-type="float" office:value="0.02995" calcext:value-type="float">
            <text:p>0.02995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" calcext:value-type="float">
            <text:p>0</text:p>
          </table:table-cell>
          <table:table-cell office:value-type="float" office:value="121162" calcext:value-type="float">
            <text:p>12116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06</text:p>
          </table:table-cell>
          <table:table-cell office:value-type="float" office:value="0.060891" calcext:value-type="float">
            <text:p>0.060891</text:p>
          </table:table-cell>
          <table:table-cell office:value-type="float" office:value="0.007777" calcext:value-type="float">
            <text:p>0.007777</text:p>
          </table:table-cell>
          <table:table-cell office:value-type="float" office:value="0" calcext:value-type="float">
            <text:p>0</text:p>
          </table:table-cell>
          <table:table-cell office:value-type="float" office:value="115119" calcext:value-type="float">
            <text:p>11511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07</text:p>
          </table:table-cell>
          <table:table-cell office:value-type="float" office:value="0.045885" calcext:value-type="float">
            <text:p>0.045885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0" calcext:value-type="float">
            <text:p>0</text:p>
          </table:table-cell>
          <table:table-cell office:value-type="float" office:value="119543" calcext:value-type="float">
            <text:p>11954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08</text:p>
          </table:table-cell>
          <table:table-cell office:value-type="float" office:value="0.029529" calcext:value-type="float">
            <text:p>0.029529</text:p>
          </table:table-cell>
          <table:table-cell office:value-type="float" office:value="0.006291" calcext:value-type="float">
            <text:p>0.006291</text:p>
          </table:table-cell>
          <table:table-cell office:value-type="float" office:value="0" calcext:value-type="float">
            <text:p>0</text:p>
          </table:table-cell>
          <table:table-cell office:value-type="float" office:value="115679" calcext:value-type="float">
            <text:p>11567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09</text:p>
          </table:table-cell>
          <table:table-cell office:value-type="float" office:value="0.025726" calcext:value-type="float">
            <text:p>0.025726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" calcext:value-type="float">
            <text:p>0</text:p>
          </table:table-cell>
          <table:table-cell office:value-type="float" office:value="127173" calcext:value-type="float">
            <text:p>12717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10</text:p>
          </table:table-cell>
          <table:table-cell office:value-type="float" office:value="0.045962" calcext:value-type="float">
            <text:p>0.045962</text:p>
          </table:table-cell>
          <table:table-cell office:value-type="float" office:value="0.007158" calcext:value-type="float">
            <text:p>0.007158</text:p>
          </table:table-cell>
          <table:table-cell office:value-type="float" office:value="0" calcext:value-type="float">
            <text:p>0</text:p>
          </table:table-cell>
          <table:table-cell office:value-type="float" office:value="113661" calcext:value-type="float">
            <text:p>11366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11</text:p>
          </table:table-cell>
          <table:table-cell office:value-type="float" office:value="0.038796" calcext:value-type="float">
            <text:p>0.038796</text:p>
          </table:table-cell>
          <table:table-cell office:value-type="float" office:value="0.007541" calcext:value-type="float">
            <text:p>0.007541</text:p>
          </table:table-cell>
          <table:table-cell office:value-type="float" office:value="0" calcext:value-type="float">
            <text:p>0</text:p>
          </table:table-cell>
          <table:table-cell office:value-type="float" office:value="129015" calcext:value-type="float">
            <text:p>12901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12</text:p>
          </table:table-cell>
          <table:table-cell office:value-type="float" office:value="0.082489" calcext:value-type="float">
            <text:p>0.082489</text:p>
          </table:table-cell>
          <table:table-cell office:value-type="float" office:value="0.008365" calcext:value-type="float">
            <text:p>0.008365</text:p>
          </table:table-cell>
          <table:table-cell office:value-type="float" office:value="0" calcext:value-type="float">
            <text:p>0</text:p>
          </table:table-cell>
          <table:table-cell office:value-type="float" office:value="138232" calcext:value-type="float">
            <text:p>13823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13</text:p>
          </table:table-cell>
          <table:table-cell office:value-type="float" office:value="0.056556" calcext:value-type="float">
            <text:p>0.056556</text:p>
          </table:table-cell>
          <table:table-cell office:value-type="float" office:value="0.010359" calcext:value-type="float">
            <text:p>0.010359</text:p>
          </table:table-cell>
          <table:table-cell office:value-type="float" office:value="0" calcext:value-type="float">
            <text:p>0</text:p>
          </table:table-cell>
          <table:table-cell office:value-type="float" office:value="141148" calcext:value-type="float">
            <text:p>14114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14</text:p>
          </table:table-cell>
          <table:table-cell office:value-type="float" office:value="0.115649" calcext:value-type="float">
            <text:p>0.115649</text:p>
          </table:table-cell>
          <table:table-cell office:value-type="float" office:value="0.024236" calcext:value-type="float">
            <text:p>0.024236</text:p>
          </table:table-cell>
          <table:table-cell office:value-type="float" office:value="0" calcext:value-type="float">
            <text:p>0</text:p>
          </table:table-cell>
          <table:table-cell office:value-type="float" office:value="175241" calcext:value-type="float">
            <text:p>17524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15</text:p>
          </table:table-cell>
          <table:table-cell office:value-type="float" office:value="1.041289" calcext:value-type="float">
            <text:p>1.041289</text:p>
          </table:table-cell>
          <table:table-cell office:value-type="float" office:value="0.033221" calcext:value-type="float">
            <text:p>0.033221</text:p>
          </table:table-cell>
          <table:table-cell office:value-type="float" office:value="0" calcext:value-type="float">
            <text:p>0</text:p>
          </table:table-cell>
          <table:table-cell office:value-type="float" office:value="148077" calcext:value-type="float">
            <text:p>14807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16</text:p>
          </table:table-cell>
          <table:table-cell office:value-type="float" office:value="0.707076" calcext:value-type="float">
            <text:p>0.707076</text:p>
          </table:table-cell>
          <table:table-cell office:value-type="float" office:value="0.010424" calcext:value-type="float">
            <text:p>0.010424</text:p>
          </table:table-cell>
          <table:table-cell office:value-type="float" office:value="0" calcext:value-type="float">
            <text:p>0</text:p>
          </table:table-cell>
          <table:table-cell office:value-type="float" office:value="123776" calcext:value-type="float">
            <text:p>12377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17</text:p>
          </table:table-cell>
          <table:table-cell office:value-type="float" office:value="0.463044" calcext:value-type="float">
            <text:p>0.463044</text:p>
          </table:table-cell>
          <table:table-cell office:value-type="float" office:value="0.011833" calcext:value-type="float">
            <text:p>0.011833</text:p>
          </table:table-cell>
          <table:table-cell office:value-type="float" office:value="0" calcext:value-type="float">
            <text:p>0</text:p>
          </table:table-cell>
          <table:table-cell office:value-type="float" office:value="132831" calcext:value-type="float">
            <text:p>13283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18</text:p>
          </table:table-cell>
          <table:table-cell office:value-type="float" office:value="0.211813" calcext:value-type="float">
            <text:p>0.211813</text:p>
          </table:table-cell>
          <table:table-cell office:value-type="float" office:value="0.025487" calcext:value-type="float">
            <text:p>0.025487</text:p>
          </table:table-cell>
          <table:table-cell office:value-type="float" office:value="0" calcext:value-type="float">
            <text:p>0</text:p>
          </table:table-cell>
          <table:table-cell office:value-type="float" office:value="171260" calcext:value-type="float">
            <text:p>17126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19</text:p>
          </table:table-cell>
          <table:table-cell office:value-type="float" office:value="0.113558" calcext:value-type="float">
            <text:p>0.113558</text:p>
          </table:table-cell>
          <table:table-cell office:value-type="float" office:value="0.035522" calcext:value-type="float">
            <text:p>0.035522</text:p>
          </table:table-cell>
          <table:table-cell office:value-type="float" office:value="0" calcext:value-type="float">
            <text:p>0</text:p>
          </table:table-cell>
          <table:table-cell office:value-type="float" office:value="197805" calcext:value-type="float">
            <text:p>19780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20</text:p>
          </table:table-cell>
          <table:table-cell office:value-type="float" office:value="0.272676" calcext:value-type="float">
            <text:p>0.272676</text:p>
          </table:table-cell>
          <table:table-cell office:value-type="float" office:value="0.046732" calcext:value-type="float">
            <text:p>0.046732</text:p>
          </table:table-cell>
          <table:table-cell office:value-type="float" office:value="0" calcext:value-type="float">
            <text:p>0</text:p>
          </table:table-cell>
          <table:table-cell office:value-type="float" office:value="133091" calcext:value-type="float">
            <text:p>13309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21</text:p>
          </table:table-cell>
          <table:table-cell office:value-type="float" office:value="0.193842" calcext:value-type="float">
            <text:p>0.193842</text:p>
          </table:table-cell>
          <table:table-cell office:value-type="float" office:value="0.017761" calcext:value-type="float">
            <text:p>0.017761</text:p>
          </table:table-cell>
          <table:table-cell office:value-type="float" office:value="0" calcext:value-type="float">
            <text:p>0</text:p>
          </table:table-cell>
          <table:table-cell office:value-type="float" office:value="135535" calcext:value-type="float">
            <text:p>13553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22</text:p>
          </table:table-cell>
          <table:table-cell office:value-type="float" office:value="0.107332" calcext:value-type="float">
            <text:p>0.107332</text:p>
          </table:table-cell>
          <table:table-cell office:value-type="float" office:value="0.018836" calcext:value-type="float">
            <text:p>0.018836</text:p>
          </table:table-cell>
          <table:table-cell office:value-type="float" office:value="0" calcext:value-type="float">
            <text:p>0</text:p>
          </table:table-cell>
          <table:table-cell office:value-type="float" office:value="149680" calcext:value-type="float">
            <text:p>14968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23</text:p>
          </table:table-cell>
          <table:table-cell office:value-type="float" office:value="0.097715" calcext:value-type="float">
            <text:p>0.09771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" calcext:value-type="float">
            <text:p>0</text:p>
          </table:table-cell>
          <table:table-cell office:value-type="float" office:value="137898" calcext:value-type="float">
            <text:p>13789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24</text:p>
          </table:table-cell>
          <table:table-cell office:value-type="float" office:value="0.102118" calcext:value-type="float">
            <text:p>0.102118</text:p>
          </table:table-cell>
          <table:table-cell office:value-type="float" office:value="0.014819" calcext:value-type="float">
            <text:p>0.014819</text:p>
          </table:table-cell>
          <table:table-cell office:value-type="float" office:value="0" calcext:value-type="float">
            <text:p>0</text:p>
          </table:table-cell>
          <table:table-cell office:value-type="float" office:value="125066" calcext:value-type="float">
            <text:p>125066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25</text:p>
          </table:table-cell>
          <table:table-cell office:value-type="float" office:value="0.10509" calcext:value-type="float">
            <text:p>0.10509</text:p>
          </table:table-cell>
          <table:table-cell office:value-type="float" office:value="0.022141" calcext:value-type="float">
            <text:p>0.022141</text:p>
          </table:table-cell>
          <table:table-cell office:value-type="float" office:value="0" calcext:value-type="float">
            <text:p>0</text:p>
          </table:table-cell>
          <table:table-cell office:value-type="float" office:value="155354" calcext:value-type="float">
            <text:p>15535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26</text:p>
          </table:table-cell>
          <table:table-cell office:value-type="float" office:value="0.118191" calcext:value-type="float">
            <text:p>0.118191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" calcext:value-type="float">
            <text:p>0</text:p>
          </table:table-cell>
          <table:table-cell office:value-type="float" office:value="127262" calcext:value-type="float">
            <text:p>12726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27</text:p>
          </table:table-cell>
          <table:table-cell office:value-type="float" office:value="0.115825" calcext:value-type="float">
            <text:p>0.115825</text:p>
          </table:table-cell>
          <table:table-cell office:value-type="float" office:value="0.014085" calcext:value-type="float">
            <text:p>0.014085</text:p>
          </table:table-cell>
          <table:table-cell office:value-type="float" office:value="0" calcext:value-type="float">
            <text:p>0</text:p>
          </table:table-cell>
          <table:table-cell office:value-type="float" office:value="124059" calcext:value-type="float">
            <text:p>12405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28</text:p>
          </table:table-cell>
          <table:table-cell office:value-type="float" office:value="0.058258" calcext:value-type="float">
            <text:p>0.058258</text:p>
          </table:table-cell>
          <table:table-cell office:value-type="float" office:value="0.012815" calcext:value-type="float">
            <text:p>0.012815</text:p>
          </table:table-cell>
          <table:table-cell office:value-type="float" office:value="0" calcext:value-type="float">
            <text:p>0</text:p>
          </table:table-cell>
          <table:table-cell office:value-type="float" office:value="122703" calcext:value-type="float">
            <text:p>12270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29</text:p>
          </table:table-cell>
          <table:table-cell office:value-type="float" office:value="0.040254" calcext:value-type="float">
            <text:p>0.040254</text:p>
          </table:table-cell>
          <table:table-cell office:value-type="float" office:value="0.016224" calcext:value-type="float">
            <text:p>0.016224</text:p>
          </table:table-cell>
          <table:table-cell office:value-type="float" office:value="0" calcext:value-type="float">
            <text:p>0</text:p>
          </table:table-cell>
          <table:table-cell office:value-type="float" office:value="125845" calcext:value-type="float">
            <text:p>12584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30</text:p>
          </table:table-cell>
          <table:table-cell office:value-type="float" office:value="0.135315" calcext:value-type="float">
            <text:p>0.135315</text:p>
          </table:table-cell>
          <table:table-cell office:value-type="float" office:value="0.013829" calcext:value-type="float">
            <text:p>0.013829</text:p>
          </table:table-cell>
          <table:table-cell office:value-type="float" office:value="0" calcext:value-type="float">
            <text:p>0</text:p>
          </table:table-cell>
          <table:table-cell office:value-type="float" office:value="127992" calcext:value-type="float">
            <text:p>12799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31</text:p>
          </table:table-cell>
          <table:table-cell office:value-type="float" office:value="0.117897" calcext:value-type="float">
            <text:p>0.117897</text:p>
          </table:table-cell>
          <table:table-cell office:value-type="float" office:value="0.017725" calcext:value-type="float">
            <text:p>0.017725</text:p>
          </table:table-cell>
          <table:table-cell office:value-type="float" office:value="0" calcext:value-type="float">
            <text:p>0</text:p>
          </table:table-cell>
          <table:table-cell office:value-type="float" office:value="158653" calcext:value-type="float">
            <text:p>1586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32</text:p>
          </table:table-cell>
          <table:table-cell office:value-type="float" office:value="0.163316" calcext:value-type="float">
            <text:p>0.163316</text:p>
          </table:table-cell>
          <table:table-cell office:value-type="float" office:value="0.033238" calcext:value-type="float">
            <text:p>0.033238</text:p>
          </table:table-cell>
          <table:table-cell office:value-type="float" office:value="0" calcext:value-type="float">
            <text:p>0</text:p>
          </table:table-cell>
          <table:table-cell office:value-type="float" office:value="156830" calcext:value-type="float">
            <text:p>156830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33</text:p>
          </table:table-cell>
          <table:table-cell office:value-type="float" office:value="0.105039" calcext:value-type="float">
            <text:p>0.105039</text:p>
          </table:table-cell>
          <table:table-cell office:value-type="float" office:value="0.020695" calcext:value-type="float">
            <text:p>0.020695</text:p>
          </table:table-cell>
          <table:table-cell office:value-type="float" office:value="0" calcext:value-type="float">
            <text:p>0</text:p>
          </table:table-cell>
          <table:table-cell office:value-type="float" office:value="145289" calcext:value-type="float">
            <text:p>14528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34</text:p>
          </table:table-cell>
          <table:table-cell office:value-type="float" office:value="0.085207" calcext:value-type="float">
            <text:p>0.085207</text:p>
          </table:table-cell>
          <table:table-cell office:value-type="float" office:value="0.014135" calcext:value-type="float">
            <text:p>0.014135</text:p>
          </table:table-cell>
          <table:table-cell office:value-type="float" office:value="0" calcext:value-type="float">
            <text:p>0</text:p>
          </table:table-cell>
          <table:table-cell office:value-type="float" office:value="123174" calcext:value-type="float">
            <text:p>12317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35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006417" calcext:value-type="float">
            <text:p>0.006417</text:p>
          </table:table-cell>
          <table:table-cell office:value-type="float" office:value="0" calcext:value-type="float">
            <text:p>0</text:p>
          </table:table-cell>
          <table:table-cell office:value-type="float" office:value="112491" calcext:value-type="float">
            <text:p>11249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36</text:p>
          </table:table-cell>
          <table:table-cell office:value-type="float" office:value="0.109513" calcext:value-type="float">
            <text:p>0.109513</text:p>
          </table:table-cell>
          <table:table-cell office:value-type="float" office:value="0.023624" calcext:value-type="float">
            <text:p>0.023624</text:p>
          </table:table-cell>
          <table:table-cell office:value-type="float" office:value="0" calcext:value-type="float">
            <text:p>0</text:p>
          </table:table-cell>
          <table:table-cell office:value-type="float" office:value="123995" calcext:value-type="float">
            <text:p>12399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37</text:p>
          </table:table-cell>
          <table:table-cell office:value-type="float" office:value="0.122532" calcext:value-type="float">
            <text:p>0.122532</text:p>
          </table:table-cell>
          <table:table-cell office:value-type="float" office:value="0.027044" calcext:value-type="float">
            <text:p>0.027044</text:p>
          </table:table-cell>
          <table:table-cell office:value-type="float" office:value="0" calcext:value-type="float">
            <text:p>0</text:p>
          </table:table-cell>
          <table:table-cell office:value-type="float" office:value="164375" calcext:value-type="float">
            <text:p>16437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38</text:p>
          </table:table-cell>
          <table:table-cell office:value-type="float" office:value="0.137728" calcext:value-type="float">
            <text:p>0.137728</text:p>
          </table:table-cell>
          <table:table-cell office:value-type="float" office:value="0.021509" calcext:value-type="float">
            <text:p>0.021509</text:p>
          </table:table-cell>
          <table:table-cell office:value-type="float" office:value="0" calcext:value-type="float">
            <text:p>0</text:p>
          </table:table-cell>
          <table:table-cell office:value-type="float" office:value="123865" calcext:value-type="float">
            <text:p>12386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39</text:p>
          </table:table-cell>
          <table:table-cell office:value-type="float" office:value="0.153686" calcext:value-type="float">
            <text:p>0.153686</text:p>
          </table:table-cell>
          <table:table-cell office:value-type="float" office:value="0.020484" calcext:value-type="float">
            <text:p>0.020484</text:p>
          </table:table-cell>
          <table:table-cell office:value-type="float" office:value="0" calcext:value-type="float">
            <text:p>0</text:p>
          </table:table-cell>
          <table:table-cell office:value-type="float" office:value="135526" calcext:value-type="float">
            <text:p>13552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40</text:p>
          </table:table-cell>
          <table:table-cell office:value-type="float" office:value="0.081886" calcext:value-type="float">
            <text:p>0.081886</text:p>
          </table:table-cell>
          <table:table-cell office:value-type="float" office:value="0.010826" calcext:value-type="float">
            <text:p>0.010826</text:p>
          </table:table-cell>
          <table:table-cell office:value-type="float" office:value="0" calcext:value-type="float">
            <text:p>0</text:p>
          </table:table-cell>
          <table:table-cell office:value-type="float" office:value="115377" calcext:value-type="float">
            <text:p>11537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41</text:p>
          </table:table-cell>
          <table:table-cell office:value-type="float" office:value="0.998808" calcext:value-type="float">
            <text:p>0.998808</text:p>
          </table:table-cell>
          <table:table-cell office:value-type="float" office:value="0.026425" calcext:value-type="float">
            <text:p>0.026425</text:p>
          </table:table-cell>
          <table:table-cell office:value-type="float" office:value="0" calcext:value-type="float">
            <text:p>0</text:p>
          </table:table-cell>
          <table:table-cell office:value-type="float" office:value="133482" calcext:value-type="float">
            <text:p>13348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42</text:p>
          </table:table-cell>
          <table:table-cell office:value-type="float" office:value="0.875705" calcext:value-type="float">
            <text:p>0.875705</text:p>
          </table:table-cell>
          <table:table-cell office:value-type="float" office:value="0.050411" calcext:value-type="float">
            <text:p>0.050411</text:p>
          </table:table-cell>
          <table:table-cell office:value-type="float" office:value="0" calcext:value-type="float">
            <text:p>0</text:p>
          </table:table-cell>
          <table:table-cell office:value-type="float" office:value="164999" calcext:value-type="float">
            <text:p>16499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43</text:p>
          </table:table-cell>
          <table:table-cell office:value-type="float" office:value="0.586598" calcext:value-type="float">
            <text:p>0.586598</text:p>
          </table:table-cell>
          <table:table-cell office:value-type="float" office:value="0.047712" calcext:value-type="float">
            <text:p>0.047712</text:p>
          </table:table-cell>
          <table:table-cell office:value-type="float" office:value="0" calcext:value-type="float">
            <text:p>0</text:p>
          </table:table-cell>
          <table:table-cell office:value-type="float" office:value="152798" calcext:value-type="float">
            <text:p>15279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44</text:p>
          </table:table-cell>
          <table:table-cell office:value-type="float" office:value="1.100428" calcext:value-type="float">
            <text:p>1.100428</text:p>
          </table:table-cell>
          <table:table-cell office:value-type="float" office:value="0.063405" calcext:value-type="float">
            <text:p>0.063405</text:p>
          </table:table-cell>
          <table:table-cell office:value-type="float" office:value="0" calcext:value-type="float">
            <text:p>0</text:p>
          </table:table-cell>
          <table:table-cell office:value-type="float" office:value="112823" calcext:value-type="float">
            <text:p>11282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45</text:p>
          </table:table-cell>
          <table:table-cell office:value-type="float" office:value="1.223343" calcext:value-type="float">
            <text:p>1.223343</text:p>
          </table:table-cell>
          <table:table-cell office:value-type="float" office:value="0.097712" calcext:value-type="float">
            <text:p>0.097712</text:p>
          </table:table-cell>
          <table:table-cell office:value-type="float" office:value="0" calcext:value-type="float">
            <text:p>0</text:p>
          </table:table-cell>
          <table:table-cell office:value-type="float" office:value="145820" calcext:value-type="float">
            <text:p>14582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46</text:p>
          </table:table-cell>
          <table:table-cell office:value-type="float" office:value="0.826014" calcext:value-type="float">
            <text:p>0.826014</text:p>
          </table:table-cell>
          <table:table-cell office:value-type="float" office:value="0.042646" calcext:value-type="float">
            <text:p>0.042646</text:p>
          </table:table-cell>
          <table:table-cell office:value-type="float" office:value="0" calcext:value-type="float">
            <text:p>0</text:p>
          </table:table-cell>
          <table:table-cell office:value-type="float" office:value="153607" calcext:value-type="float">
            <text:p>15360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47</text:p>
          </table:table-cell>
          <table:table-cell office:value-type="float" office:value="0.316731" calcext:value-type="float">
            <text:p>0.316731</text:p>
          </table:table-cell>
          <table:table-cell office:value-type="float" office:value="0.022584" calcext:value-type="float">
            <text:p>0.022584</text:p>
          </table:table-cell>
          <table:table-cell office:value-type="float" office:value="0" calcext:value-type="float">
            <text:p>0</text:p>
          </table:table-cell>
          <table:table-cell office:value-type="float" office:value="156370" calcext:value-type="float">
            <text:p>15637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48</text:p>
          </table:table-cell>
          <table:table-cell office:value-type="float" office:value="0.227224" calcext:value-type="float">
            <text:p>0.227224</text:p>
          </table:table-cell>
          <table:table-cell office:value-type="float" office:value="0.040747" calcext:value-type="float">
            <text:p>0.040747</text:p>
          </table:table-cell>
          <table:table-cell office:value-type="float" office:value="0" calcext:value-type="float">
            <text:p>0</text:p>
          </table:table-cell>
          <table:table-cell office:value-type="float" office:value="163298" calcext:value-type="float">
            <text:p>163298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49</text:p>
          </table:table-cell>
          <table:table-cell office:value-type="float" office:value="0.200496" calcext:value-type="float">
            <text:p>0.200496</text:p>
          </table:table-cell>
          <table:table-cell office:value-type="float" office:value="0.043529" calcext:value-type="float">
            <text:p>0.043529</text:p>
          </table:table-cell>
          <table:table-cell office:value-type="float" office:value="0" calcext:value-type="float">
            <text:p>0</text:p>
          </table:table-cell>
          <table:table-cell office:value-type="float" office:value="126976" calcext:value-type="float">
            <text:p>12697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50</text:p>
          </table:table-cell>
          <table:table-cell office:value-type="float" office:value="0.206671" calcext:value-type="float">
            <text:p>0.206671</text:p>
          </table:table-cell>
          <table:table-cell office:value-type="float" office:value="0.030572" calcext:value-type="float">
            <text:p>0.030572</text:p>
          </table:table-cell>
          <table:table-cell office:value-type="float" office:value="0" calcext:value-type="float">
            <text:p>0</text:p>
          </table:table-cell>
          <table:table-cell office:value-type="float" office:value="155823" calcext:value-type="float">
            <text:p>155823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51</text:p>
          </table:table-cell>
          <table:table-cell office:value-type="float" office:value="0.143459" calcext:value-type="float">
            <text:p>0.143459</text:p>
          </table:table-cell>
          <table:table-cell office:value-type="float" office:value="0.024153" calcext:value-type="float">
            <text:p>0.024153</text:p>
          </table:table-cell>
          <table:table-cell office:value-type="float" office:value="0" calcext:value-type="float">
            <text:p>0</text:p>
          </table:table-cell>
          <table:table-cell office:value-type="float" office:value="119361" calcext:value-type="float">
            <text:p>11936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52</text:p>
          </table:table-cell>
          <table:table-cell office:value-type="float" office:value="0.178662" calcext:value-type="float">
            <text:p>0.178662</text:p>
          </table:table-cell>
          <table:table-cell office:value-type="float" office:value="0.028093" calcext:value-type="float">
            <text:p>0.028093</text:p>
          </table:table-cell>
          <table:table-cell office:value-type="float" office:value="0" calcext:value-type="float">
            <text:p>0</text:p>
          </table:table-cell>
          <table:table-cell office:value-type="float" office:value="169165" calcext:value-type="float">
            <text:p>169165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53</text:p>
          </table:table-cell>
          <table:table-cell office:value-type="float" office:value="0.116749" calcext:value-type="float">
            <text:p>0.116749</text:p>
          </table:table-cell>
          <table:table-cell office:value-type="float" office:value="0.016551" calcext:value-type="float">
            <text:p>0.016551</text:p>
          </table:table-cell>
          <table:table-cell office:value-type="float" office:value="0" calcext:value-type="float">
            <text:p>0</text:p>
          </table:table-cell>
          <table:table-cell office:value-type="float" office:value="119704" calcext:value-type="float">
            <text:p>119704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54</text:p>
          </table:table-cell>
          <table:table-cell office:value-type="float" office:value="0.120307" calcext:value-type="float">
            <text:p>0.120307</text:p>
          </table:table-cell>
          <table:table-cell office:value-type="float" office:value="0.021075" calcext:value-type="float">
            <text:p>0.021075</text:p>
          </table:table-cell>
          <table:table-cell office:value-type="float" office:value="0" calcext:value-type="float">
            <text:p>0</text:p>
          </table:table-cell>
          <table:table-cell office:value-type="float" office:value="107915" calcext:value-type="float">
            <text:p>10791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55</text:p>
          </table:table-cell>
          <table:table-cell office:value-type="float" office:value="0.112999" calcext:value-type="float">
            <text:p>0.112999</text:p>
          </table:table-cell>
          <table:table-cell office:value-type="float" office:value="0.028226" calcext:value-type="float">
            <text:p>0.028226</text:p>
          </table:table-cell>
          <table:table-cell office:value-type="float" office:value="0" calcext:value-type="float">
            <text:p>0</text:p>
          </table:table-cell>
          <table:table-cell office:value-type="float" office:value="161502" calcext:value-type="float">
            <text:p>16150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56</text:p>
          </table:table-cell>
          <table:table-cell office:value-type="float" office:value="0.189279" calcext:value-type="float">
            <text:p>0.189279</text:p>
          </table:table-cell>
          <table:table-cell office:value-type="float" office:value="0.032329" calcext:value-type="float">
            <text:p>0.032329</text:p>
          </table:table-cell>
          <table:table-cell office:value-type="float" office:value="0" calcext:value-type="float">
            <text:p>0</text:p>
          </table:table-cell>
          <table:table-cell office:value-type="float" office:value="120649" calcext:value-type="float">
            <text:p>12064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57</text:p>
          </table:table-cell>
          <table:table-cell office:value-type="float" office:value="0.168199" calcext:value-type="float">
            <text:p>0.168199</text:p>
          </table:table-cell>
          <table:table-cell office:value-type="float" office:value="0.023541" calcext:value-type="float">
            <text:p>0.023541</text:p>
          </table:table-cell>
          <table:table-cell office:value-type="float" office:value="0" calcext:value-type="float">
            <text:p>0</text:p>
          </table:table-cell>
          <table:table-cell office:value-type="float" office:value="136534" calcext:value-type="float">
            <text:p>13653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58</text:p>
          </table:table-cell>
          <table:table-cell office:value-type="float" office:value="0.805993" calcext:value-type="float">
            <text:p>0.805993</text:p>
          </table:table-cell>
          <table:table-cell office:value-type="float" office:value="0.015606" calcext:value-type="float">
            <text:p>0.015606</text:p>
          </table:table-cell>
          <table:table-cell office:value-type="float" office:value="0" calcext:value-type="float">
            <text:p>0</text:p>
          </table:table-cell>
          <table:table-cell office:value-type="float" office:value="106958" calcext:value-type="float">
            <text:p>106958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4:59</text:p>
          </table:table-cell>
          <table:table-cell office:value-type="float" office:value="0.818863" calcext:value-type="float">
            <text:p>0.818863</text:p>
          </table:table-cell>
          <table:table-cell office:value-type="float" office:value="0.025291" calcext:value-type="float">
            <text:p>0.025291</text:p>
          </table:table-cell>
          <table:table-cell office:value-type="float" office:value="0" calcext:value-type="float">
            <text:p>0</text:p>
          </table:table-cell>
          <table:table-cell office:value-type="float" office:value="149427" calcext:value-type="float">
            <text:p>14942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00</text:p>
          </table:table-cell>
          <table:table-cell office:value-type="float" office:value="0.577929" calcext:value-type="float">
            <text:p>0.577929</text:p>
          </table:table-cell>
          <table:table-cell office:value-type="float" office:value="0.018357" calcext:value-type="float">
            <text:p>0.018357</text:p>
          </table:table-cell>
          <table:table-cell office:value-type="float" office:value="0" calcext:value-type="float">
            <text:p>0</text:p>
          </table:table-cell>
          <table:table-cell office:value-type="float" office:value="130596" calcext:value-type="float">
            <text:p>13059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01</text:p>
          </table:table-cell>
          <table:table-cell office:value-type="float" office:value="0.362331" calcext:value-type="float">
            <text:p>0.362331</text:p>
          </table:table-cell>
          <table:table-cell office:value-type="float" office:value="0.020333" calcext:value-type="float">
            <text:p>0.020333</text:p>
          </table:table-cell>
          <table:table-cell office:value-type="float" office:value="0" calcext:value-type="float">
            <text:p>0</text:p>
          </table:table-cell>
          <table:table-cell office:value-type="float" office:value="148570" calcext:value-type="float">
            <text:p>14857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02</text:p>
          </table:table-cell>
          <table:table-cell office:value-type="float" office:value="0.318005" calcext:value-type="float">
            <text:p>0.318005</text:p>
          </table:table-cell>
          <table:table-cell office:value-type="float" office:value="0.053732" calcext:value-type="float">
            <text:p>0.053732</text:p>
          </table:table-cell>
          <table:table-cell office:value-type="float" office:value="0" calcext:value-type="float">
            <text:p>0</text:p>
          </table:table-cell>
          <table:table-cell office:value-type="float" office:value="143228" calcext:value-type="float">
            <text:p>14322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03</text:p>
          </table:table-cell>
          <table:table-cell office:value-type="float" office:value="0.249957" calcext:value-type="float">
            <text:p>0.249957</text:p>
          </table:table-cell>
          <table:table-cell office:value-type="float" office:value="0.048389" calcext:value-type="float">
            <text:p>0.048389</text:p>
          </table:table-cell>
          <table:table-cell office:value-type="float" office:value="0" calcext:value-type="float">
            <text:p>0</text:p>
          </table:table-cell>
          <table:table-cell office:value-type="float" office:value="122141" calcext:value-type="float">
            <text:p>12214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04</text:p>
          </table:table-cell>
          <table:table-cell office:value-type="float" office:value="0.197618" calcext:value-type="float">
            <text:p>0.197618</text:p>
          </table:table-cell>
          <table:table-cell office:value-type="float" office:value="0.04241" calcext:value-type="float">
            <text:p>0.04241</text:p>
          </table:table-cell>
          <table:table-cell office:value-type="float" office:value="0" calcext:value-type="float">
            <text:p>0</text:p>
          </table:table-cell>
          <table:table-cell office:value-type="float" office:value="139729" calcext:value-type="float">
            <text:p>13972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05</text:p>
          </table:table-cell>
          <table:table-cell office:value-type="float" office:value="0.108317" calcext:value-type="float">
            <text:p>0.108317</text:p>
          </table:table-cell>
          <table:table-cell office:value-type="float" office:value="0.032709" calcext:value-type="float">
            <text:p>0.032709</text:p>
          </table:table-cell>
          <table:table-cell office:value-type="float" office:value="0" calcext:value-type="float">
            <text:p>0</text:p>
          </table:table-cell>
          <table:table-cell office:value-type="float" office:value="145889" calcext:value-type="float">
            <text:p>145889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06</text:p>
          </table:table-cell>
          <table:table-cell office:value-type="float" office:value="0.049283" calcext:value-type="float">
            <text:p>0.049283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0" calcext:value-type="float">
            <text:p>0</text:p>
          </table:table-cell>
          <table:table-cell office:value-type="float" office:value="112687" calcext:value-type="float">
            <text:p>11268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07</text:p>
          </table:table-cell>
          <table:table-cell office:value-type="float" office:value="0.069261" calcext:value-type="float">
            <text:p>0.069261</text:p>
          </table:table-cell>
          <table:table-cell office:value-type="float" office:value="0.021268" calcext:value-type="float">
            <text:p>0.021268</text:p>
          </table:table-cell>
          <table:table-cell office:value-type="float" office:value="0" calcext:value-type="float">
            <text:p>0</text:p>
          </table:table-cell>
          <table:table-cell office:value-type="float" office:value="126754" calcext:value-type="float">
            <text:p>126754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08</text:p>
          </table:table-cell>
          <table:table-cell office:value-type="float" office:value="0.056611" calcext:value-type="float">
            <text:p>0.056611</text:p>
          </table:table-cell>
          <table:table-cell office:value-type="float" office:value="0.017134" calcext:value-type="float">
            <text:p>0.017134</text:p>
          </table:table-cell>
          <table:table-cell office:value-type="float" office:value="0" calcext:value-type="float">
            <text:p>0</text:p>
          </table:table-cell>
          <table:table-cell office:value-type="float" office:value="144036" calcext:value-type="float">
            <text:p>144036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09</text:p>
          </table:table-cell>
          <table:table-cell office:value-type="float" office:value="0.044597" calcext:value-type="float">
            <text:p>0.044597</text:p>
          </table:table-cell>
          <table:table-cell office:value-type="float" office:value="0.016947" calcext:value-type="float">
            <text:p>0.016947</text:p>
          </table:table-cell>
          <table:table-cell office:value-type="float" office:value="0" calcext:value-type="float">
            <text:p>0</text:p>
          </table:table-cell>
          <table:table-cell office:value-type="float" office:value="102875" calcext:value-type="float">
            <text:p>10287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10</text:p>
          </table:table-cell>
          <table:table-cell office:value-type="float" office:value="0.060683" calcext:value-type="float">
            <text:p>0.060683</text:p>
          </table:table-cell>
          <table:table-cell office:value-type="float" office:value="0.024404" calcext:value-type="float">
            <text:p>0.024404</text:p>
          </table:table-cell>
          <table:table-cell office:value-type="float" office:value="0" calcext:value-type="float">
            <text:p>0</text:p>
          </table:table-cell>
          <table:table-cell office:value-type="float" office:value="134103" calcext:value-type="float">
            <text:p>13410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3:15:11</text:p>
          </table:table-cell>
          <table:table-cell office:value-type="float" office:value="0.049794" calcext:value-type="float">
            <text:p>0.049794</text:p>
          </table:table-cell>
          <table:table-cell office:value-type="float" office:value="0.018714" calcext:value-type="float">
            <text:p>0.018714</text:p>
          </table:table-cell>
          <table:table-cell office:value-type="float" office:value="0" calcext:value-type="float">
            <text:p>0</text:p>
          </table:table-cell>
          <table:table-cell office:value-type="float" office:value="123581" calcext:value-type="float">
            <text:p>123581</text:p>
          </table:table-cell>
          <table:table-cell office:value-type="float" office:value="533" calcext:value-type="float">
            <text:p>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10-02T13:20:09.209400629</dc:date>
    <meta:editing-duration>PT4M18S</meta:editing-duration>
    <meta:editing-cycles>1</meta:editing-cycles>
    <meta:document-statistic meta:table-count="1" meta:cell-count="66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13cm" svg:y="0.315cm" chart:style-name="ch2">
          <text:p>test 186, 600 tps for 16 minutes or so</text:p>
        </chart:title>
        <chart:legend chart:legend-position="end" svg:x="14.001cm" svg:y="4.005cm" style:legend-expansion="high" chart:style-name="ch3"/>
        <chart:plot-area chart:style-name="ch4" table:cell-range-address="time.B1:time.D946" chart:data-source-has-labels="both" svg:x="0.32cm" svg:y="1.248cm" svg:width="13.361cm" svg:height="7.572cm">
          <chartooo:coordinate-region svg:x="1.378cm" svg:y="1.248cm" svg:width="12.303cm" svg:height="5.97cm"/>
          <chart:axis chart:dimension="x" chart:name="primary-x" chart:style-name="ch5" chartooo:axis-type="auto">
            <chartooo:date-scale/>
            <chart:categories table:cell-range-address="time.B2:time.B9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C2:time.C946" chart:label-cell-address="time.C1:time.C1" chart:class="chart:bar">
            <chart:data-point chart:repeated="945"/>
          </chart:series>
          <chart:series chart:style-name="ch9" chart:values-cell-range-address="time.D2:time.D946" chart:label-cell-address="time.D1:time.D1" chart:class="chart:bar">
            <chart:data-point chart:repeated="9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59:27</text:p>
                <draw:g>
                  <svg:desc>time.B2:time.B946</svg:desc>
                </draw:g>
              </table:table-cell>
              <table:table-cell office:value-type="float" office:value="0.00558">
                <text:p>0.00558</text:p>
                <draw:g>
                  <svg:desc>time.C2:time.C946</svg:desc>
                </draw:g>
              </table:table-cell>
              <table:table-cell office:value-type="float" office:value="0.009034">
                <text:p>0.009034</text:p>
                <draw:g>
                  <svg:desc>time.D2:time.D946</svg:desc>
                </draw:g>
              </table:table-cell>
            </table:table-row>
            <table:table-row>
              <table:table-cell office:value-type="string">
                <text:p>12:59:28</text:p>
              </table:table-cell>
              <table:table-cell office:value-type="float" office:value="0.004144">
                <text:p>0.004144</text:p>
              </table:table-cell>
              <table:table-cell office:value-type="float" office:value="0.001537">
                <text:p>0.001537</text:p>
              </table:table-cell>
            </table:table-row>
            <table:table-row>
              <table:table-cell office:value-type="string">
                <text:p>12:59:29</text:p>
              </table:table-cell>
              <table:table-cell office:value-type="float" office:value="0.00407">
                <text:p>0.00407</text:p>
              </table:table-cell>
              <table:table-cell office:value-type="float" office:value="0.00247">
                <text:p>0.00247</text:p>
              </table:table-cell>
            </table:table-row>
            <table:table-row>
              <table:table-cell office:value-type="string">
                <text:p>12:59:30</text:p>
              </table:table-cell>
              <table:table-cell office:value-type="float" office:value="0.00478">
                <text:p>0.00478</text:p>
              </table:table-cell>
              <table:table-cell office:value-type="float" office:value="0.003377">
                <text:p>0.003377</text:p>
              </table:table-cell>
            </table:table-row>
            <table:table-row>
              <table:table-cell office:value-type="string">
                <text:p>12:59:31</text:p>
              </table:table-cell>
              <table:table-cell office:value-type="float" office:value="0.013879">
                <text:p>0.013879</text:p>
              </table:table-cell>
              <table:table-cell office:value-type="float" office:value="0.005713">
                <text:p>0.005713</text:p>
              </table:table-cell>
            </table:table-row>
            <table:table-row>
              <table:table-cell office:value-type="string">
                <text:p>12:59:32</text:p>
              </table:table-cell>
              <table:table-cell office:value-type="float" office:value="0.006864">
                <text:p>0.006864</text:p>
              </table:table-cell>
              <table:table-cell office:value-type="float" office:value="0.006405">
                <text:p>0.006405</text:p>
              </table:table-cell>
            </table:table-row>
            <table:table-row>
              <table:table-cell office:value-type="string">
                <text:p>12:59:33</text:p>
              </table:table-cell>
              <table:table-cell office:value-type="float" office:value="0.004708">
                <text:p>0.004708</text:p>
              </table:table-cell>
              <table:table-cell office:value-type="float" office:value="0.002923">
                <text:p>0.002923</text:p>
              </table:table-cell>
            </table:table-row>
            <table:table-row>
              <table:table-cell office:value-type="string">
                <text:p>12:59:34</text:p>
              </table:table-cell>
              <table:table-cell office:value-type="float" office:value="0.003919">
                <text:p>0.003919</text:p>
              </table:table-cell>
              <table:table-cell office:value-type="float" office:value="0.001809">
                <text:p>0.001809</text:p>
              </table:table-cell>
            </table:table-row>
            <table:table-row>
              <table:table-cell office:value-type="string">
                <text:p>12:59:35</text:p>
              </table:table-cell>
              <table:table-cell office:value-type="float" office:value="0.004844">
                <text:p>0.004844</text:p>
              </table:table-cell>
              <table:table-cell office:value-type="float" office:value="0.002047">
                <text:p>0.002047</text:p>
              </table:table-cell>
            </table:table-row>
            <table:table-row>
              <table:table-cell office:value-type="string">
                <text:p>12:59:36</text:p>
              </table:table-cell>
              <table:table-cell office:value-type="float" office:value="0.004227">
                <text:p>0.004227</text:p>
              </table:table-cell>
              <table:table-cell office:value-type="float" office:value="0.002328">
                <text:p>0.002328</text:p>
              </table:table-cell>
            </table:table-row>
            <table:table-row>
              <table:table-cell office:value-type="string">
                <text:p>12:59:37</text:p>
              </table:table-cell>
              <table:table-cell office:value-type="float" office:value="0.004628">
                <text:p>0.004628</text:p>
              </table:table-cell>
              <table:table-cell office:value-type="float" office:value="0.002368">
                <text:p>0.002368</text:p>
              </table:table-cell>
            </table:table-row>
            <table:table-row>
              <table:table-cell office:value-type="string">
                <text:p>12:59:38</text:p>
              </table:table-cell>
              <table:table-cell office:value-type="float" office:value="0.003627">
                <text:p>0.003627</text:p>
              </table:table-cell>
              <table:table-cell office:value-type="float" office:value="0.001919">
                <text:p>0.001919</text:p>
              </table:table-cell>
            </table:table-row>
            <table:table-row>
              <table:table-cell office:value-type="string">
                <text:p>12:59:39</text:p>
              </table:table-cell>
              <table:table-cell office:value-type="float" office:value="0.004004">
                <text:p>0.004004</text:p>
              </table:table-cell>
              <table:table-cell office:value-type="float" office:value="0.002382">
                <text:p>0.002382</text:p>
              </table:table-cell>
            </table:table-row>
            <table:table-row>
              <table:table-cell office:value-type="string">
                <text:p>12:59:40</text:p>
              </table:table-cell>
              <table:table-cell office:value-type="float" office:value="0.006577">
                <text:p>0.006577</text:p>
              </table:table-cell>
              <table:table-cell office:value-type="float" office:value="0.008343">
                <text:p>0.008343</text:p>
              </table:table-cell>
            </table:table-row>
            <table:table-row>
              <table:table-cell office:value-type="string">
                <text:p>12:59:41</text:p>
              </table:table-cell>
              <table:table-cell office:value-type="float" office:value="0.004758">
                <text:p>0.004758</text:p>
              </table:table-cell>
              <table:table-cell office:value-type="float" office:value="0.003531">
                <text:p>0.003531</text:p>
              </table:table-cell>
            </table:table-row>
            <table:table-row>
              <table:table-cell office:value-type="string">
                <text:p>12:59:42</text:p>
              </table:table-cell>
              <table:table-cell office:value-type="float" office:value="0.003992">
                <text:p>0.003992</text:p>
              </table:table-cell>
              <table:table-cell office:value-type="float" office:value="0.002128">
                <text:p>0.002128</text:p>
              </table:table-cell>
            </table:table-row>
            <table:table-row>
              <table:table-cell office:value-type="string">
                <text:p>12:59:43</text:p>
              </table:table-cell>
              <table:table-cell office:value-type="float" office:value="0.009167">
                <text:p>0.009167</text:p>
              </table:table-cell>
              <table:table-cell office:value-type="float" office:value="0.008286">
                <text:p>0.008286</text:p>
              </table:table-cell>
            </table:table-row>
            <table:table-row>
              <table:table-cell office:value-type="string">
                <text:p>12:59:44</text:p>
              </table:table-cell>
              <table:table-cell office:value-type="float" office:value="0.004415">
                <text:p>0.004415</text:p>
              </table:table-cell>
              <table:table-cell office:value-type="float" office:value="0.002409">
                <text:p>0.002409</text:p>
              </table:table-cell>
            </table:table-row>
            <table:table-row>
              <table:table-cell office:value-type="string">
                <text:p>12:59:45</text:p>
              </table:table-cell>
              <table:table-cell office:value-type="float" office:value="0.005489">
                <text:p>0.005489</text:p>
              </table:table-cell>
              <table:table-cell office:value-type="float" office:value="0.003364">
                <text:p>0.003364</text:p>
              </table:table-cell>
            </table:table-row>
            <table:table-row>
              <table:table-cell office:value-type="string">
                <text:p>12:59:46</text:p>
              </table:table-cell>
              <table:table-cell office:value-type="float" office:value="0.026376">
                <text:p>0.026376</text:p>
              </table:table-cell>
              <table:table-cell office:value-type="float" office:value="0.006808">
                <text:p>0.006808</text:p>
              </table:table-cell>
            </table:table-row>
            <table:table-row>
              <table:table-cell office:value-type="string">
                <text:p>12:59:47</text:p>
              </table:table-cell>
              <table:table-cell office:value-type="float" office:value="0.004043">
                <text:p>0.004043</text:p>
              </table:table-cell>
              <table:table-cell office:value-type="float" office:value="0.002845">
                <text:p>0.002845</text:p>
              </table:table-cell>
            </table:table-row>
            <table:table-row>
              <table:table-cell office:value-type="string">
                <text:p>12:59:48</text:p>
              </table:table-cell>
              <table:table-cell office:value-type="float" office:value="0.003918">
                <text:p>0.00391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:59:49</text:p>
              </table:table-cell>
              <table:table-cell office:value-type="float" office:value="0.005126">
                <text:p>0.005126</text:p>
              </table:table-cell>
              <table:table-cell office:value-type="float" office:value="0.004284">
                <text:p>0.004284</text:p>
              </table:table-cell>
            </table:table-row>
            <table:table-row>
              <table:table-cell office:value-type="string">
                <text:p>12:59:50</text:p>
              </table:table-cell>
              <table:table-cell office:value-type="float" office:value="0.032811">
                <text:p>0.032811</text:p>
              </table:table-cell>
              <table:table-cell office:value-type="float" office:value="0.043363">
                <text:p>0.043363</text:p>
              </table:table-cell>
            </table:table-row>
            <table:table-row>
              <table:table-cell office:value-type="string">
                <text:p>12:59:51</text:p>
              </table:table-cell>
              <table:table-cell office:value-type="float" office:value="0.053782">
                <text:p>0.053782</text:p>
              </table:table-cell>
              <table:table-cell office:value-type="float" office:value="0.01184">
                <text:p>0.01184</text:p>
              </table:table-cell>
            </table:table-row>
            <table:table-row>
              <table:table-cell office:value-type="string">
                <text:p>12:59:52</text:p>
              </table:table-cell>
              <table:table-cell office:value-type="float" office:value="0.004556">
                <text:p>0.004556</text:p>
              </table:table-cell>
              <table:table-cell office:value-type="float" office:value="0.003179">
                <text:p>0.003179</text:p>
              </table:table-cell>
            </table:table-row>
            <table:table-row>
              <table:table-cell office:value-type="string">
                <text:p>12:59:53</text:p>
              </table:table-cell>
              <table:table-cell office:value-type="float" office:value="0.005713">
                <text:p>0.005713</text:p>
              </table:table-cell>
              <table:table-cell office:value-type="float" office:value="0.003629">
                <text:p>0.003629</text:p>
              </table:table-cell>
            </table:table-row>
            <table:table-row>
              <table:table-cell office:value-type="string">
                <text:p>12:59:54</text:p>
              </table:table-cell>
              <table:table-cell office:value-type="float" office:value="0.003119">
                <text:p>0.003119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12:59:55</text:p>
              </table:table-cell>
              <table:table-cell office:value-type="float" office:value="0.003659">
                <text:p>0.003659</text:p>
              </table:table-cell>
              <table:table-cell office:value-type="float" office:value="0.002011">
                <text:p>0.002011</text:p>
              </table:table-cell>
            </table:table-row>
            <table:table-row>
              <table:table-cell office:value-type="string">
                <text:p>12:59:56</text:p>
              </table:table-cell>
              <table:table-cell office:value-type="float" office:value="0.005129">
                <text:p>0.005129</text:p>
              </table:table-cell>
              <table:table-cell office:value-type="float" office:value="0.002972">
                <text:p>0.002972</text:p>
              </table:table-cell>
            </table:table-row>
            <table:table-row>
              <table:table-cell office:value-type="string">
                <text:p>12:59:57</text:p>
              </table:table-cell>
              <table:table-cell office:value-type="float" office:value="0.005969">
                <text:p>0.005969</text:p>
              </table:table-cell>
              <table:table-cell office:value-type="float" office:value="0.003909">
                <text:p>0.003909</text:p>
              </table:table-cell>
            </table:table-row>
            <table:table-row>
              <table:table-cell office:value-type="string">
                <text:p>12:59:58</text:p>
              </table:table-cell>
              <table:table-cell office:value-type="float" office:value="0.004497">
                <text:p>0.004497</text:p>
              </table:table-cell>
              <table:table-cell office:value-type="float" office:value="0.004092">
                <text:p>0.004092</text:p>
              </table:table-cell>
            </table:table-row>
            <table:table-row>
              <table:table-cell office:value-type="string">
                <text:p>12:59:59</text:p>
              </table:table-cell>
              <table:table-cell office:value-type="float" office:value="0.004085">
                <text:p>0.004085</text:p>
              </table:table-cell>
              <table:table-cell office:value-type="float" office:value="0.002699">
                <text:p>0.002699</text:p>
              </table:table-cell>
            </table:table-row>
            <table:table-row>
              <table:table-cell office:value-type="string">
                <text:p>13:00:00</text:p>
              </table:table-cell>
              <table:table-cell office:value-type="float" office:value="0.004191">
                <text:p>0.004191</text:p>
              </table:table-cell>
              <table:table-cell office:value-type="float" office:value="0.002259">
                <text:p>0.002259</text:p>
              </table:table-cell>
            </table:table-row>
            <table:table-row>
              <table:table-cell office:value-type="string">
                <text:p>13:00:01</text:p>
              </table:table-cell>
              <table:table-cell office:value-type="float" office:value="0.0134">
                <text:p>0.0134</text:p>
              </table:table-cell>
              <table:table-cell office:value-type="float" office:value="0.004988">
                <text:p>0.004988</text:p>
              </table:table-cell>
            </table:table-row>
            <table:table-row>
              <table:table-cell office:value-type="string">
                <text:p>13:00:02</text:p>
              </table:table-cell>
              <table:table-cell office:value-type="float" office:value="0.00475">
                <text:p>0.00475</text:p>
              </table:table-cell>
              <table:table-cell office:value-type="float" office:value="0.00318">
                <text:p>0.00318</text:p>
              </table:table-cell>
            </table:table-row>
            <table:table-row>
              <table:table-cell office:value-type="string">
                <text:p>13:00:03</text:p>
              </table:table-cell>
              <table:table-cell office:value-type="float" office:value="0.019982">
                <text:p>0.019982</text:p>
              </table:table-cell>
              <table:table-cell office:value-type="float" office:value="0.007977">
                <text:p>0.007977</text:p>
              </table:table-cell>
            </table:table-row>
            <table:table-row>
              <table:table-cell office:value-type="string">
                <text:p>13:00:04</text:p>
              </table:table-cell>
              <table:table-cell office:value-type="float" office:value="0.006227">
                <text:p>0.006227</text:p>
              </table:table-cell>
              <table:table-cell office:value-type="float" office:value="0.004991">
                <text:p>0.004991</text:p>
              </table:table-cell>
            </table:table-row>
            <table:table-row>
              <table:table-cell office:value-type="string">
                <text:p>13:00:05</text:p>
              </table:table-cell>
              <table:table-cell office:value-type="float" office:value="0.004876">
                <text:p>0.004876</text:p>
              </table:table-cell>
              <table:table-cell office:value-type="float" office:value="0.004931">
                <text:p>0.004931</text:p>
              </table:table-cell>
            </table:table-row>
            <table:table-row>
              <table:table-cell office:value-type="string">
                <text:p>13:00:06</text:p>
              </table:table-cell>
              <table:table-cell office:value-type="float" office:value="0.006839">
                <text:p>0.006839</text:p>
              </table:table-cell>
              <table:table-cell office:value-type="float" office:value="0.006675">
                <text:p>0.006675</text:p>
              </table:table-cell>
            </table:table-row>
            <table:table-row>
              <table:table-cell office:value-type="string">
                <text:p>13:00:07</text:p>
              </table:table-cell>
              <table:table-cell office:value-type="float" office:value="0.01178">
                <text:p>0.01178</text:p>
              </table:table-cell>
              <table:table-cell office:value-type="float" office:value="0.010761">
                <text:p>0.010761</text:p>
              </table:table-cell>
            </table:table-row>
            <table:table-row>
              <table:table-cell office:value-type="string">
                <text:p>13:00:08</text:p>
              </table:table-cell>
              <table:table-cell office:value-type="float" office:value="0.007978">
                <text:p>0.007978</text:p>
              </table:table-cell>
              <table:table-cell office:value-type="float" office:value="0.006411">
                <text:p>0.006411</text:p>
              </table:table-cell>
            </table:table-row>
            <table:table-row>
              <table:table-cell office:value-type="string">
                <text:p>13:00:09</text:p>
              </table:table-cell>
              <table:table-cell office:value-type="float" office:value="0.005225">
                <text:p>0.005225</text:p>
              </table:table-cell>
              <table:table-cell office:value-type="float" office:value="0.003914">
                <text:p>0.003914</text:p>
              </table:table-cell>
            </table:table-row>
            <table:table-row>
              <table:table-cell office:value-type="string">
                <text:p>13:00:10</text:p>
              </table:table-cell>
              <table:table-cell office:value-type="float" office:value="0.034303">
                <text:p>0.034303</text:p>
              </table:table-cell>
              <table:table-cell office:value-type="float" office:value="0.05081">
                <text:p>0.05081</text:p>
              </table:table-cell>
            </table:table-row>
            <table:table-row>
              <table:table-cell office:value-type="string">
                <text:p>13:00:11</text:p>
              </table:table-cell>
              <table:table-cell office:value-type="float" office:value="0.004581">
                <text:p>0.004581</text:p>
              </table:table-cell>
              <table:table-cell office:value-type="float" office:value="0.002577">
                <text:p>0.002577</text:p>
              </table:table-cell>
            </table:table-row>
            <table:table-row>
              <table:table-cell office:value-type="string">
                <text:p>13:00:12</text:p>
              </table:table-cell>
              <table:table-cell office:value-type="float" office:value="0.006826">
                <text:p>0.006826</text:p>
              </table:table-cell>
              <table:table-cell office:value-type="float" office:value="0.004332">
                <text:p>0.004332</text:p>
              </table:table-cell>
            </table:table-row>
            <table:table-row>
              <table:table-cell office:value-type="string">
                <text:p>13:00:13</text:p>
              </table:table-cell>
              <table:table-cell office:value-type="float" office:value="0.004366">
                <text:p>0.004366</text:p>
              </table:table-cell>
              <table:table-cell office:value-type="float" office:value="0.002308">
                <text:p>0.002308</text:p>
              </table:table-cell>
            </table:table-row>
            <table:table-row>
              <table:table-cell office:value-type="string">
                <text:p>13:00:14</text:p>
              </table:table-cell>
              <table:table-cell office:value-type="float" office:value="0.040112">
                <text:p>0.040112</text:p>
              </table:table-cell>
              <table:table-cell office:value-type="float" office:value="0.056812">
                <text:p>0.056812</text:p>
              </table:table-cell>
            </table:table-row>
            <table:table-row>
              <table:table-cell office:value-type="string">
                <text:p>13:00:15</text:p>
              </table:table-cell>
              <table:table-cell office:value-type="float" office:value="0.005343">
                <text:p>0.005343</text:p>
              </table:table-cell>
              <table:table-cell office:value-type="float" office:value="0.005189">
                <text:p>0.005189</text:p>
              </table:table-cell>
            </table:table-row>
            <table:table-row>
              <table:table-cell office:value-type="string">
                <text:p>13:00:16</text:p>
              </table:table-cell>
              <table:table-cell office:value-type="float" office:value="0.003567">
                <text:p>0.003567</text:p>
              </table:table-cell>
              <table:table-cell office:value-type="float" office:value="0.001751">
                <text:p>0.001751</text:p>
              </table:table-cell>
            </table:table-row>
            <table:table-row>
              <table:table-cell office:value-type="string">
                <text:p>13:00:17</text:p>
              </table:table-cell>
              <table:table-cell office:value-type="float" office:value="0.004629">
                <text:p>0.004629</text:p>
              </table:table-cell>
              <table:table-cell office:value-type="float" office:value="0.002313">
                <text:p>0.002313</text:p>
              </table:table-cell>
            </table:table-row>
            <table:table-row>
              <table:table-cell office:value-type="string">
                <text:p>13:00:18</text:p>
              </table:table-cell>
              <table:table-cell office:value-type="float" office:value="0.009369">
                <text:p>0.009369</text:p>
              </table:table-cell>
              <table:table-cell office:value-type="float" office:value="0.008986">
                <text:p>0.008986</text:p>
              </table:table-cell>
            </table:table-row>
            <table:table-row>
              <table:table-cell office:value-type="string">
                <text:p>13:00:19</text:p>
              </table:table-cell>
              <table:table-cell office:value-type="float" office:value="0.013332">
                <text:p>0.013332</text:p>
              </table:table-cell>
              <table:table-cell office:value-type="float" office:value="0.003657">
                <text:p>0.003657</text:p>
              </table:table-cell>
            </table:table-row>
            <table:table-row>
              <table:table-cell office:value-type="string">
                <text:p>13:00:20</text:p>
              </table:table-cell>
              <table:table-cell office:value-type="float" office:value="0.020155">
                <text:p>0.020155</text:p>
              </table:table-cell>
              <table:table-cell office:value-type="float" office:value="0.007459">
                <text:p>0.007459</text:p>
              </table:table-cell>
            </table:table-row>
            <table:table-row>
              <table:table-cell office:value-type="string">
                <text:p>13:00:21</text:p>
              </table:table-cell>
              <table:table-cell office:value-type="float" office:value="0.010174">
                <text:p>0.010174</text:p>
              </table:table-cell>
              <table:table-cell office:value-type="float" office:value="0.00593">
                <text:p>0.00593</text:p>
              </table:table-cell>
            </table:table-row>
            <table:table-row>
              <table:table-cell office:value-type="string">
                <text:p>13:00:22</text:p>
              </table:table-cell>
              <table:table-cell office:value-type="float" office:value="0.004684">
                <text:p>0.004684</text:p>
              </table:table-cell>
              <table:table-cell office:value-type="float" office:value="0.005571">
                <text:p>0.005571</text:p>
              </table:table-cell>
            </table:table-row>
            <table:table-row>
              <table:table-cell office:value-type="string">
                <text:p>13:00:23</text:p>
              </table:table-cell>
              <table:table-cell office:value-type="float" office:value="0.008486">
                <text:p>0.008486</text:p>
              </table:table-cell>
              <table:table-cell office:value-type="float" office:value="0.006782">
                <text:p>0.006782</text:p>
              </table:table-cell>
            </table:table-row>
            <table:table-row>
              <table:table-cell office:value-type="string">
                <text:p>13:00:24</text:p>
              </table:table-cell>
              <table:table-cell office:value-type="float" office:value="0.010642">
                <text:p>0.010642</text:p>
              </table:table-cell>
              <table:table-cell office:value-type="float" office:value="0.004018">
                <text:p>0.004018</text:p>
              </table:table-cell>
            </table:table-row>
            <table:table-row>
              <table:table-cell office:value-type="string">
                <text:p>13:00:25</text:p>
              </table:table-cell>
              <table:table-cell office:value-type="float" office:value="0.010735">
                <text:p>0.010735</text:p>
              </table:table-cell>
              <table:table-cell office:value-type="float" office:value="0.011443">
                <text:p>0.011443</text:p>
              </table:table-cell>
            </table:table-row>
            <table:table-row>
              <table:table-cell office:value-type="string">
                <text:p>13:00:26</text:p>
              </table:table-cell>
              <table:table-cell office:value-type="float" office:value="0.020476">
                <text:p>0.020476</text:p>
              </table:table-cell>
              <table:table-cell office:value-type="float" office:value="0.026035">
                <text:p>0.026035</text:p>
              </table:table-cell>
            </table:table-row>
            <table:table-row>
              <table:table-cell office:value-type="string">
                <text:p>13:00:27</text:p>
              </table:table-cell>
              <table:table-cell office:value-type="float" office:value="0.006169">
                <text:p>0.006169</text:p>
              </table:table-cell>
              <table:table-cell office:value-type="float" office:value="0.003797">
                <text:p>0.003797</text:p>
              </table:table-cell>
            </table:table-row>
            <table:table-row>
              <table:table-cell office:value-type="string">
                <text:p>13:00:28</text:p>
              </table:table-cell>
              <table:table-cell office:value-type="float" office:value="0.006392">
                <text:p>0.006392</text:p>
              </table:table-cell>
              <table:table-cell office:value-type="float" office:value="0.004994">
                <text:p>0.004994</text:p>
              </table:table-cell>
            </table:table-row>
            <table:table-row>
              <table:table-cell office:value-type="string">
                <text:p>13:00:29</text:p>
              </table:table-cell>
              <table:table-cell office:value-type="float" office:value="0.004683">
                <text:p>0.004683</text:p>
              </table:table-cell>
              <table:table-cell office:value-type="float" office:value="0.003029">
                <text:p>0.003029</text:p>
              </table:table-cell>
            </table:table-row>
            <table:table-row>
              <table:table-cell office:value-type="string">
                <text:p>13:00:30</text:p>
              </table:table-cell>
              <table:table-cell office:value-type="float" office:value="0.007108">
                <text:p>0.007108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13:00:31</text:p>
              </table:table-cell>
              <table:table-cell office:value-type="float" office:value="0.022394">
                <text:p>0.022394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3:00:32</text:p>
              </table:table-cell>
              <table:table-cell office:value-type="float" office:value="0.032699">
                <text:p>0.032699</text:p>
              </table:table-cell>
              <table:table-cell office:value-type="float" office:value="0.025784">
                <text:p>0.025784</text:p>
              </table:table-cell>
            </table:table-row>
            <table:table-row>
              <table:table-cell office:value-type="string">
                <text:p>13:00:33</text:p>
              </table:table-cell>
              <table:table-cell office:value-type="float" office:value="0.005414">
                <text:p>0.005414</text:p>
              </table:table-cell>
              <table:table-cell office:value-type="float" office:value="0.005265">
                <text:p>0.005265</text:p>
              </table:table-cell>
            </table:table-row>
            <table:table-row>
              <table:table-cell office:value-type="string">
                <text:p>13:00:34</text:p>
              </table:table-cell>
              <table:table-cell office:value-type="float" office:value="0.004445">
                <text:p>0.004445</text:p>
              </table:table-cell>
              <table:table-cell office:value-type="float" office:value="0.003728">
                <text:p>0.003728</text:p>
              </table:table-cell>
            </table:table-row>
            <table:table-row>
              <table:table-cell office:value-type="string">
                <text:p>13:00:35</text:p>
              </table:table-cell>
              <table:table-cell office:value-type="float" office:value="0.162168">
                <text:p>0.162168</text:p>
              </table:table-cell>
              <table:table-cell office:value-type="float" office:value="0.366138">
                <text:p>0.366138</text:p>
              </table:table-cell>
            </table:table-row>
            <table:table-row>
              <table:table-cell office:value-type="string">
                <text:p>13:00:36</text:p>
              </table:table-cell>
              <table:table-cell office:value-type="float" office:value="0.054632">
                <text:p>0.054632</text:p>
              </table:table-cell>
              <table:table-cell office:value-type="float" office:value="0.045789">
                <text:p>0.045789</text:p>
              </table:table-cell>
            </table:table-row>
            <table:table-row>
              <table:table-cell office:value-type="string">
                <text:p>13:00:37</text:p>
              </table:table-cell>
              <table:table-cell office:value-type="float" office:value="0.061525">
                <text:p>0.061525</text:p>
              </table:table-cell>
              <table:table-cell office:value-type="float" office:value="0.089144">
                <text:p>0.089144</text:p>
              </table:table-cell>
            </table:table-row>
            <table:table-row>
              <table:table-cell office:value-type="string">
                <text:p>13:00:38</text:p>
              </table:table-cell>
              <table:table-cell office:value-type="float" office:value="0.064973">
                <text:p>0.064973</text:p>
              </table:table-cell>
              <table:table-cell office:value-type="float" office:value="0.118291">
                <text:p>0.118291</text:p>
              </table:table-cell>
            </table:table-row>
            <table:table-row>
              <table:table-cell office:value-type="string">
                <text:p>13:00:39</text:p>
              </table:table-cell>
              <table:table-cell office:value-type="float" office:value="0.027558">
                <text:p>0.027558</text:p>
              </table:table-cell>
              <table:table-cell office:value-type="float" office:value="0.018693">
                <text:p>0.018693</text:p>
              </table:table-cell>
            </table:table-row>
            <table:table-row>
              <table:table-cell office:value-type="string">
                <text:p>13:00:40</text:p>
              </table:table-cell>
              <table:table-cell office:value-type="float" office:value="0.007957">
                <text:p>0.007957</text:p>
              </table:table-cell>
              <table:table-cell office:value-type="float" office:value="0.003595">
                <text:p>0.003595</text:p>
              </table:table-cell>
            </table:table-row>
            <table:table-row>
              <table:table-cell office:value-type="string">
                <text:p>13:00:41</text:p>
              </table:table-cell>
              <table:table-cell office:value-type="float" office:value="0.011681">
                <text:p>0.011681</text:p>
              </table:table-cell>
              <table:table-cell office:value-type="float" office:value="0.010856">
                <text:p>0.010856</text:p>
              </table:table-cell>
            </table:table-row>
            <table:table-row>
              <table:table-cell office:value-type="string">
                <text:p>13:00:42</text:p>
              </table:table-cell>
              <table:table-cell office:value-type="float" office:value="0.004885">
                <text:p>0.004885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13:00:43</text:p>
              </table:table-cell>
              <table:table-cell office:value-type="float" office:value="0.004251">
                <text:p>0.004251</text:p>
              </table:table-cell>
              <table:table-cell office:value-type="float" office:value="0.001566">
                <text:p>0.001566</text:p>
              </table:table-cell>
            </table:table-row>
            <table:table-row>
              <table:table-cell office:value-type="string">
                <text:p>13:00:44</text:p>
              </table:table-cell>
              <table:table-cell office:value-type="float" office:value="0.005257">
                <text:p>0.005257</text:p>
              </table:table-cell>
              <table:table-cell office:value-type="float" office:value="0.002972">
                <text:p>0.002972</text:p>
              </table:table-cell>
            </table:table-row>
            <table:table-row>
              <table:table-cell office:value-type="string">
                <text:p>13:00:45</text:p>
              </table:table-cell>
              <table:table-cell office:value-type="float" office:value="0.004314">
                <text:p>0.004314</text:p>
              </table:table-cell>
              <table:table-cell office:value-type="float" office:value="0.002503">
                <text:p>0.002503</text:p>
              </table:table-cell>
            </table:table-row>
            <table:table-row>
              <table:table-cell office:value-type="string">
                <text:p>13:00:46</text:p>
              </table:table-cell>
              <table:table-cell office:value-type="float" office:value="0.019271">
                <text:p>0.019271</text:p>
              </table:table-cell>
              <table:table-cell office:value-type="float" office:value="0.066866">
                <text:p>0.066866</text:p>
              </table:table-cell>
            </table:table-row>
            <table:table-row>
              <table:table-cell office:value-type="string">
                <text:p>13:00:47</text:p>
              </table:table-cell>
              <table:table-cell office:value-type="float" office:value="0.32821">
                <text:p>0.32821</text:p>
              </table:table-cell>
              <table:table-cell office:value-type="float" office:value="0.782705">
                <text:p>0.782705</text:p>
              </table:table-cell>
            </table:table-row>
            <table:table-row>
              <table:table-cell office:value-type="string">
                <text:p>13:00:48</text:p>
              </table:table-cell>
              <table:table-cell office:value-type="float" office:value="0.110338">
                <text:p>0.110338</text:p>
              </table:table-cell>
              <table:table-cell office:value-type="float" office:value="0.309183">
                <text:p>0.309183</text:p>
              </table:table-cell>
            </table:table-row>
            <table:table-row>
              <table:table-cell office:value-type="string">
                <text:p>13:00:49</text:p>
              </table:table-cell>
              <table:table-cell office:value-type="float" office:value="0.092811">
                <text:p>0.092811</text:p>
              </table:table-cell>
              <table:table-cell office:value-type="float" office:value="0.47725">
                <text:p>0.47725</text:p>
              </table:table-cell>
            </table:table-row>
            <table:table-row>
              <table:table-cell office:value-type="string">
                <text:p>13:00:50</text:p>
              </table:table-cell>
              <table:table-cell office:value-type="float" office:value="0.136824">
                <text:p>0.136824</text:p>
              </table:table-cell>
              <table:table-cell office:value-type="float" office:value="0.332173">
                <text:p>0.332173</text:p>
              </table:table-cell>
            </table:table-row>
            <table:table-row>
              <table:table-cell office:value-type="string">
                <text:p>13:00:51</text:p>
              </table:table-cell>
              <table:table-cell office:value-type="float" office:value="0.125809">
                <text:p>0.125809</text:p>
              </table:table-cell>
              <table:table-cell office:value-type="float" office:value="0.373227">
                <text:p>0.373227</text:p>
              </table:table-cell>
            </table:table-row>
            <table:table-row>
              <table:table-cell office:value-type="string">
                <text:p>13:00:52</text:p>
              </table:table-cell>
              <table:table-cell office:value-type="float" office:value="0.09039">
                <text:p>0.09039</text:p>
              </table:table-cell>
              <table:table-cell office:value-type="float" office:value="0.349652">
                <text:p>0.349652</text:p>
              </table:table-cell>
            </table:table-row>
            <table:table-row>
              <table:table-cell office:value-type="string">
                <text:p>13:00:53</text:p>
              </table:table-cell>
              <table:table-cell office:value-type="float" office:value="0.070908">
                <text:p>0.070908</text:p>
              </table:table-cell>
              <table:table-cell office:value-type="float" office:value="0.271787">
                <text:p>0.271787</text:p>
              </table:table-cell>
            </table:table-row>
            <table:table-row>
              <table:table-cell office:value-type="string">
                <text:p>13:00:54</text:p>
              </table:table-cell>
              <table:table-cell office:value-type="float" office:value="0.058455">
                <text:p>0.058455</text:p>
              </table:table-cell>
              <table:table-cell office:value-type="float" office:value="0.215506">
                <text:p>0.215506</text:p>
              </table:table-cell>
            </table:table-row>
            <table:table-row>
              <table:table-cell office:value-type="string">
                <text:p>13:00:55</text:p>
              </table:table-cell>
              <table:table-cell office:value-type="float" office:value="0.056228">
                <text:p>0.056228</text:p>
              </table:table-cell>
              <table:table-cell office:value-type="float" office:value="0.310256">
                <text:p>0.310256</text:p>
              </table:table-cell>
            </table:table-row>
            <table:table-row>
              <table:table-cell office:value-type="string">
                <text:p>13:00:56</text:p>
              </table:table-cell>
              <table:table-cell office:value-type="float" office:value="0.134487">
                <text:p>0.134487</text:p>
              </table:table-cell>
              <table:table-cell office:value-type="float" office:value="0.396963">
                <text:p>0.396963</text:p>
              </table:table-cell>
            </table:table-row>
            <table:table-row>
              <table:table-cell office:value-type="string">
                <text:p>13:00:57</text:p>
              </table:table-cell>
              <table:table-cell office:value-type="float" office:value="0.079621">
                <text:p>0.079621</text:p>
              </table:table-cell>
              <table:table-cell office:value-type="float" office:value="0.698978">
                <text:p>0.698978</text:p>
              </table:table-cell>
            </table:table-row>
            <table:table-row>
              <table:table-cell office:value-type="string">
                <text:p>13:00:58</text:p>
              </table:table-cell>
              <table:table-cell office:value-type="float" office:value="0.100649">
                <text:p>0.100649</text:p>
              </table:table-cell>
              <table:table-cell office:value-type="float" office:value="0.410588">
                <text:p>0.410588</text:p>
              </table:table-cell>
            </table:table-row>
            <table:table-row>
              <table:table-cell office:value-type="string">
                <text:p>13:00:59</text:p>
              </table:table-cell>
              <table:table-cell office:value-type="float" office:value="0.100092">
                <text:p>0.100092</text:p>
              </table:table-cell>
              <table:table-cell office:value-type="float" office:value="1.196027">
                <text:p>1.196027</text:p>
              </table:table-cell>
            </table:table-row>
            <table:table-row>
              <table:table-cell office:value-type="string">
                <text:p>13:01:00</text:p>
              </table:table-cell>
              <table:table-cell office:value-type="float" office:value="0.207314">
                <text:p>0.207314</text:p>
              </table:table-cell>
              <table:table-cell office:value-type="float" office:value="1.435535">
                <text:p>1.435535</text:p>
              </table:table-cell>
            </table:table-row>
            <table:table-row>
              <table:table-cell office:value-type="string">
                <text:p>13:01:01</text:p>
              </table:table-cell>
              <table:table-cell office:value-type="float" office:value="0.378487">
                <text:p>0.378487</text:p>
              </table:table-cell>
              <table:table-cell office:value-type="float" office:value="0.842719">
                <text:p>0.842719</text:p>
              </table:table-cell>
            </table:table-row>
            <table:table-row>
              <table:table-cell office:value-type="string">
                <text:p>13:01:02</text:p>
              </table:table-cell>
              <table:table-cell office:value-type="float" office:value="0.073843">
                <text:p>0.073843</text:p>
              </table:table-cell>
              <table:table-cell office:value-type="float" office:value="0.575612">
                <text:p>0.575612</text:p>
              </table:table-cell>
            </table:table-row>
            <table:table-row>
              <table:table-cell office:value-type="string">
                <text:p>13:01:03</text:p>
              </table:table-cell>
              <table:table-cell office:value-type="float" office:value="0.135915">
                <text:p>0.135915</text:p>
              </table:table-cell>
              <table:table-cell office:value-type="float" office:value="2.018425">
                <text:p>2.018425</text:p>
              </table:table-cell>
            </table:table-row>
            <table:table-row>
              <table:table-cell office:value-type="string">
                <text:p>13:01:04</text:p>
              </table:table-cell>
              <table:table-cell office:value-type="float" office:value="0.154966">
                <text:p>0.154966</text:p>
              </table:table-cell>
              <table:table-cell office:value-type="float" office:value="1.474785">
                <text:p>1.474785</text:p>
              </table:table-cell>
            </table:table-row>
            <table:table-row>
              <table:table-cell office:value-type="string">
                <text:p>13:01:05</text:p>
              </table:table-cell>
              <table:table-cell office:value-type="float" office:value="0.21527">
                <text:p>0.21527</text:p>
              </table:table-cell>
              <table:table-cell office:value-type="float" office:value="1.765538">
                <text:p>1.765538</text:p>
              </table:table-cell>
            </table:table-row>
            <table:table-row>
              <table:table-cell office:value-type="string">
                <text:p>13:01:06</text:p>
              </table:table-cell>
              <table:table-cell office:value-type="float" office:value="0.092425">
                <text:p>0.092425</text:p>
              </table:table-cell>
              <table:table-cell office:value-type="float" office:value="2.188602">
                <text:p>2.188602</text:p>
              </table:table-cell>
            </table:table-row>
            <table:table-row>
              <table:table-cell office:value-type="string">
                <text:p>13:01:07</text:p>
              </table:table-cell>
              <table:table-cell office:value-type="float" office:value="0.332438">
                <text:p>0.332438</text:p>
              </table:table-cell>
              <table:table-cell office:value-type="float" office:value="2.466354">
                <text:p>2.466354</text:p>
              </table:table-cell>
            </table:table-row>
            <table:table-row>
              <table:table-cell office:value-type="string">
                <text:p>13:01:08</text:p>
              </table:table-cell>
              <table:table-cell office:value-type="float" office:value="0.087623">
                <text:p>0.087623</text:p>
              </table:table-cell>
              <table:table-cell office:value-type="float" office:value="1.766665">
                <text:p>1.766665</text:p>
              </table:table-cell>
            </table:table-row>
            <table:table-row>
              <table:table-cell office:value-type="string">
                <text:p>13:01:09</text:p>
              </table:table-cell>
              <table:table-cell office:value-type="float" office:value="0.301941">
                <text:p>0.301941</text:p>
              </table:table-cell>
              <table:table-cell office:value-type="float" office:value="3.306246">
                <text:p>3.306246</text:p>
              </table:table-cell>
            </table:table-row>
            <table:table-row>
              <table:table-cell office:value-type="string">
                <text:p>13:01:10</text:p>
              </table:table-cell>
              <table:table-cell office:value-type="float" office:value="0.153602">
                <text:p>0.153602</text:p>
              </table:table-cell>
              <table:table-cell office:value-type="float" office:value="4.797749">
                <text:p>4.797749</text:p>
              </table:table-cell>
            </table:table-row>
            <table:table-row>
              <table:table-cell office:value-type="string">
                <text:p>13:01:11</text:p>
              </table:table-cell>
              <table:table-cell office:value-type="float" office:value="0.16598">
                <text:p>0.16598</text:p>
              </table:table-cell>
              <table:table-cell office:value-type="float" office:value="3.222943">
                <text:p>3.222943</text:p>
              </table:table-cell>
            </table:table-row>
            <table:table-row>
              <table:table-cell office:value-type="string">
                <text:p>13:01:12</text:p>
              </table:table-cell>
              <table:table-cell office:value-type="float" office:value="0.214185">
                <text:p>0.214185</text:p>
              </table:table-cell>
              <table:table-cell office:value-type="float" office:value="7.471823">
                <text:p>7.471823</text:p>
              </table:table-cell>
            </table:table-row>
            <table:table-row>
              <table:table-cell office:value-type="string">
                <text:p>13:01:13</text:p>
              </table:table-cell>
              <table:table-cell office:value-type="float" office:value="0.507299">
                <text:p>0.507299</text:p>
              </table:table-cell>
              <table:table-cell office:value-type="float" office:value="3.849801">
                <text:p>3.849801</text:p>
              </table:table-cell>
            </table:table-row>
            <table:table-row>
              <table:table-cell office:value-type="string">
                <text:p>13:01:14</text:p>
              </table:table-cell>
              <table:table-cell office:value-type="float" office:value="2.060927">
                <text:p>2.060927</text:p>
              </table:table-cell>
              <table:table-cell office:value-type="float" office:value="4.057066">
                <text:p>4.057066</text:p>
              </table:table-cell>
            </table:table-row>
            <table:table-row>
              <table:table-cell office:value-type="string">
                <text:p>13:01:15</text:p>
              </table:table-cell>
              <table:table-cell office:value-type="float" office:value="1.770128">
                <text:p>1.770128</text:p>
              </table:table-cell>
              <table:table-cell office:value-type="float" office:value="3.590282">
                <text:p>3.590282</text:p>
              </table:table-cell>
            </table:table-row>
            <table:table-row>
              <table:table-cell office:value-type="string">
                <text:p>13:01:16</text:p>
              </table:table-cell>
              <table:table-cell office:value-type="float" office:value="1.051696">
                <text:p>1.051696</text:p>
              </table:table-cell>
              <table:table-cell office:value-type="float" office:value="0.542748">
                <text:p>0.542748</text:p>
              </table:table-cell>
            </table:table-row>
            <table:table-row>
              <table:table-cell office:value-type="string">
                <text:p>13:01:17</text:p>
              </table:table-cell>
              <table:table-cell office:value-type="float" office:value="0.7703">
                <text:p>0.7703</text:p>
              </table:table-cell>
              <table:table-cell office:value-type="float" office:value="0.360398">
                <text:p>0.360398</text:p>
              </table:table-cell>
            </table:table-row>
            <table:table-row>
              <table:table-cell office:value-type="string">
                <text:p>13:01:18</text:p>
              </table:table-cell>
              <table:table-cell office:value-type="float" office:value="0.562064">
                <text:p>0.562064</text:p>
              </table:table-cell>
              <table:table-cell office:value-type="float" office:value="0.170056">
                <text:p>0.170056</text:p>
              </table:table-cell>
            </table:table-row>
            <table:table-row>
              <table:table-cell office:value-type="string">
                <text:p>13:01:19</text:p>
              </table:table-cell>
              <table:table-cell office:value-type="float" office:value="0.601">
                <text:p>0.601</text:p>
              </table:table-cell>
              <table:table-cell office:value-type="float" office:value="0.303517">
                <text:p>0.303517</text:p>
              </table:table-cell>
            </table:table-row>
            <table:table-row>
              <table:table-cell office:value-type="string">
                <text:p>13:01:20</text:p>
              </table:table-cell>
              <table:table-cell office:value-type="float" office:value="0.788646">
                <text:p>0.788646</text:p>
              </table:table-cell>
              <table:table-cell office:value-type="float" office:value="0.516911">
                <text:p>0.516911</text:p>
              </table:table-cell>
            </table:table-row>
            <table:table-row>
              <table:table-cell office:value-type="string">
                <text:p>13:01:21</text:p>
              </table:table-cell>
              <table:table-cell office:value-type="float" office:value="0.681868">
                <text:p>0.681868</text:p>
              </table:table-cell>
              <table:table-cell office:value-type="float" office:value="0.402148">
                <text:p>0.402148</text:p>
              </table:table-cell>
            </table:table-row>
            <table:table-row>
              <table:table-cell office:value-type="string">
                <text:p>13:01:22</text:p>
              </table:table-cell>
              <table:table-cell office:value-type="float" office:value="0.825454">
                <text:p>0.825454</text:p>
              </table:table-cell>
              <table:table-cell office:value-type="float" office:value="0.526404">
                <text:p>0.526404</text:p>
              </table:table-cell>
            </table:table-row>
            <table:table-row>
              <table:table-cell office:value-type="string">
                <text:p>13:01:23</text:p>
              </table:table-cell>
              <table:table-cell office:value-type="float" office:value="0.670373">
                <text:p>0.670373</text:p>
              </table:table-cell>
              <table:table-cell office:value-type="float" office:value="0.347566">
                <text:p>0.347566</text:p>
              </table:table-cell>
            </table:table-row>
            <table:table-row>
              <table:table-cell office:value-type="string">
                <text:p>13:01:24</text:p>
              </table:table-cell>
              <table:table-cell office:value-type="float" office:value="0.794736">
                <text:p>0.794736</text:p>
              </table:table-cell>
              <table:table-cell office:value-type="float" office:value="0.539729">
                <text:p>0.539729</text:p>
              </table:table-cell>
            </table:table-row>
            <table:table-row>
              <table:table-cell office:value-type="string">
                <text:p>13:01:25</text:p>
              </table:table-cell>
              <table:table-cell office:value-type="float" office:value="0.779554">
                <text:p>0.779554</text:p>
              </table:table-cell>
              <table:table-cell office:value-type="float" office:value="0.742266">
                <text:p>0.742266</text:p>
              </table:table-cell>
            </table:table-row>
            <table:table-row>
              <table:table-cell office:value-type="string">
                <text:p>13:01:26</text:p>
              </table:table-cell>
              <table:table-cell office:value-type="float" office:value="0.724251">
                <text:p>0.724251</text:p>
              </table:table-cell>
              <table:table-cell office:value-type="float" office:value="0.812537">
                <text:p>0.812537</text:p>
              </table:table-cell>
            </table:table-row>
            <table:table-row>
              <table:table-cell office:value-type="string">
                <text:p>13:01:27</text:p>
              </table:table-cell>
              <table:table-cell office:value-type="float" office:value="0.775279">
                <text:p>0.775279</text:p>
              </table:table-cell>
              <table:table-cell office:value-type="float" office:value="1.239898">
                <text:p>1.239898</text:p>
              </table:table-cell>
            </table:table-row>
            <table:table-row>
              <table:table-cell office:value-type="string">
                <text:p>13:01:28</text:p>
              </table:table-cell>
              <table:table-cell office:value-type="float" office:value="0.842735">
                <text:p>0.842735</text:p>
              </table:table-cell>
              <table:table-cell office:value-type="float" office:value="0.655203">
                <text:p>0.655203</text:p>
              </table:table-cell>
            </table:table-row>
            <table:table-row>
              <table:table-cell office:value-type="string">
                <text:p>13:01:29</text:p>
              </table:table-cell>
              <table:table-cell office:value-type="float" office:value="0.645353">
                <text:p>0.645353</text:p>
              </table:table-cell>
              <table:table-cell office:value-type="float" office:value="0.441695">
                <text:p>0.441695</text:p>
              </table:table-cell>
            </table:table-row>
            <table:table-row>
              <table:table-cell office:value-type="string">
                <text:p>13:01:30</text:p>
              </table:table-cell>
              <table:table-cell office:value-type="float" office:value="0.72638">
                <text:p>0.72638</text:p>
              </table:table-cell>
              <table:table-cell office:value-type="float" office:value="0.730375">
                <text:p>0.730375</text:p>
              </table:table-cell>
            </table:table-row>
            <table:table-row>
              <table:table-cell office:value-type="string">
                <text:p>13:01:31</text:p>
              </table:table-cell>
              <table:table-cell office:value-type="float" office:value="0.485234">
                <text:p>0.485234</text:p>
              </table:table-cell>
              <table:table-cell office:value-type="float" office:value="1.253936">
                <text:p>1.253936</text:p>
              </table:table-cell>
            </table:table-row>
            <table:table-row>
              <table:table-cell office:value-type="string">
                <text:p>13:01:32</text:p>
              </table:table-cell>
              <table:table-cell office:value-type="float" office:value="0.32205">
                <text:p>0.32205</text:p>
              </table:table-cell>
              <table:table-cell office:value-type="float" office:value="0.305786">
                <text:p>0.305786</text:p>
              </table:table-cell>
            </table:table-row>
            <table:table-row>
              <table:table-cell office:value-type="string">
                <text:p>13:01:33</text:p>
              </table:table-cell>
              <table:table-cell office:value-type="float" office:value="0.538527">
                <text:p>0.538527</text:p>
              </table:table-cell>
              <table:table-cell office:value-type="float" office:value="0.352763">
                <text:p>0.352763</text:p>
              </table:table-cell>
            </table:table-row>
            <table:table-row>
              <table:table-cell office:value-type="string">
                <text:p>13:01:34</text:p>
              </table:table-cell>
              <table:table-cell office:value-type="float" office:value="0.618841">
                <text:p>0.618841</text:p>
              </table:table-cell>
              <table:table-cell office:value-type="float" office:value="0.826551">
                <text:p>0.826551</text:p>
              </table:table-cell>
            </table:table-row>
            <table:table-row>
              <table:table-cell office:value-type="string">
                <text:p>13:01:35</text:p>
              </table:table-cell>
              <table:table-cell office:value-type="float" office:value="0.47372">
                <text:p>0.47372</text:p>
              </table:table-cell>
              <table:table-cell office:value-type="float" office:value="0.260205">
                <text:p>0.260205</text:p>
              </table:table-cell>
            </table:table-row>
            <table:table-row>
              <table:table-cell office:value-type="string">
                <text:p>13:01:36</text:p>
              </table:table-cell>
              <table:table-cell office:value-type="float" office:value="0.502422">
                <text:p>0.502422</text:p>
              </table:table-cell>
              <table:table-cell office:value-type="float" office:value="0.534901">
                <text:p>0.534901</text:p>
              </table:table-cell>
            </table:table-row>
            <table:table-row>
              <table:table-cell office:value-type="string">
                <text:p>13:01:37</text:p>
              </table:table-cell>
              <table:table-cell office:value-type="float" office:value="0.583148">
                <text:p>0.583148</text:p>
              </table:table-cell>
              <table:table-cell office:value-type="float" office:value="0.340483">
                <text:p>0.340483</text:p>
              </table:table-cell>
            </table:table-row>
            <table:table-row>
              <table:table-cell office:value-type="string">
                <text:p>13:01:38</text:p>
              </table:table-cell>
              <table:table-cell office:value-type="float" office:value="0.575757">
                <text:p>0.575757</text:p>
              </table:table-cell>
              <table:table-cell office:value-type="float" office:value="0.181424">
                <text:p>0.181424</text:p>
              </table:table-cell>
            </table:table-row>
            <table:table-row>
              <table:table-cell office:value-type="string">
                <text:p>13:01:39</text:p>
              </table:table-cell>
              <table:table-cell office:value-type="float" office:value="0.507835">
                <text:p>0.507835</text:p>
              </table:table-cell>
              <table:table-cell office:value-type="float" office:value="0.502145">
                <text:p>0.502145</text:p>
              </table:table-cell>
            </table:table-row>
            <table:table-row>
              <table:table-cell office:value-type="string">
                <text:p>13:01:40</text:p>
              </table:table-cell>
              <table:table-cell office:value-type="float" office:value="0.617894">
                <text:p>0.617894</text:p>
              </table:table-cell>
              <table:table-cell office:value-type="float" office:value="0.40477">
                <text:p>0.40477</text:p>
              </table:table-cell>
            </table:table-row>
            <table:table-row>
              <table:table-cell office:value-type="string">
                <text:p>13:01:41</text:p>
              </table:table-cell>
              <table:table-cell office:value-type="float" office:value="0.504168">
                <text:p>0.504168</text:p>
              </table:table-cell>
              <table:table-cell office:value-type="float" office:value="0.175922">
                <text:p>0.175922</text:p>
              </table:table-cell>
            </table:table-row>
            <table:table-row>
              <table:table-cell office:value-type="string">
                <text:p>13:01:42</text:p>
              </table:table-cell>
              <table:table-cell office:value-type="float" office:value="0.46621">
                <text:p>0.46621</text:p>
              </table:table-cell>
              <table:table-cell office:value-type="float" office:value="0.395626">
                <text:p>0.395626</text:p>
              </table:table-cell>
            </table:table-row>
            <table:table-row>
              <table:table-cell office:value-type="string">
                <text:p>13:01:43</text:p>
              </table:table-cell>
              <table:table-cell office:value-type="float" office:value="0.556495">
                <text:p>0.556495</text:p>
              </table:table-cell>
              <table:table-cell office:value-type="float" office:value="0.402938">
                <text:p>0.402938</text:p>
              </table:table-cell>
            </table:table-row>
            <table:table-row>
              <table:table-cell office:value-type="string">
                <text:p>13:01:44</text:p>
              </table:table-cell>
              <table:table-cell office:value-type="float" office:value="0.544191">
                <text:p>0.544191</text:p>
              </table:table-cell>
              <table:table-cell office:value-type="float" office:value="0.11757">
                <text:p>0.11757</text:p>
              </table:table-cell>
            </table:table-row>
            <table:table-row>
              <table:table-cell office:value-type="string">
                <text:p>13:01:45</text:p>
              </table:table-cell>
              <table:table-cell office:value-type="float" office:value="0.395064">
                <text:p>0.395064</text:p>
              </table:table-cell>
              <table:table-cell office:value-type="float" office:value="0.07609">
                <text:p>0.07609</text:p>
              </table:table-cell>
            </table:table-row>
            <table:table-row>
              <table:table-cell office:value-type="string">
                <text:p>13:01:46</text:p>
              </table:table-cell>
              <table:table-cell office:value-type="float" office:value="0.457437">
                <text:p>0.457437</text:p>
              </table:table-cell>
              <table:table-cell office:value-type="float" office:value="0.165643">
                <text:p>0.165643</text:p>
              </table:table-cell>
            </table:table-row>
            <table:table-row>
              <table:table-cell office:value-type="string">
                <text:p>13:01:47</text:p>
              </table:table-cell>
              <table:table-cell office:value-type="float" office:value="0.343512">
                <text:p>0.343512</text:p>
              </table:table-cell>
              <table:table-cell office:value-type="float" office:value="0.183785">
                <text:p>0.183785</text:p>
              </table:table-cell>
            </table:table-row>
            <table:table-row>
              <table:table-cell office:value-type="string">
                <text:p>13:01:48</text:p>
              </table:table-cell>
              <table:table-cell office:value-type="float" office:value="0.390196">
                <text:p>0.390196</text:p>
              </table:table-cell>
              <table:table-cell office:value-type="float" office:value="0.165743">
                <text:p>0.165743</text:p>
              </table:table-cell>
            </table:table-row>
            <table:table-row>
              <table:table-cell office:value-type="string">
                <text:p>13:01:49</text:p>
              </table:table-cell>
              <table:table-cell office:value-type="float" office:value="0.376175">
                <text:p>0.376175</text:p>
              </table:table-cell>
              <table:table-cell office:value-type="float" office:value="0.14712">
                <text:p>0.14712</text:p>
              </table:table-cell>
            </table:table-row>
            <table:table-row>
              <table:table-cell office:value-type="string">
                <text:p>13:01:50</text:p>
              </table:table-cell>
              <table:table-cell office:value-type="float" office:value="0.286263">
                <text:p>0.286263</text:p>
              </table:table-cell>
              <table:table-cell office:value-type="float" office:value="0.096622">
                <text:p>0.096622</text:p>
              </table:table-cell>
            </table:table-row>
            <table:table-row>
              <table:table-cell office:value-type="string">
                <text:p>13:01:51</text:p>
              </table:table-cell>
              <table:table-cell office:value-type="float" office:value="0.28503">
                <text:p>0.28503</text:p>
              </table:table-cell>
              <table:table-cell office:value-type="float" office:value="0.11554">
                <text:p>0.11554</text:p>
              </table:table-cell>
            </table:table-row>
            <table:table-row>
              <table:table-cell office:value-type="string">
                <text:p>13:01:52</text:p>
              </table:table-cell>
              <table:table-cell office:value-type="float" office:value="0.315344">
                <text:p>0.315344</text:p>
              </table:table-cell>
              <table:table-cell office:value-type="float" office:value="0.08564">
                <text:p>0.08564</text:p>
              </table:table-cell>
            </table:table-row>
            <table:table-row>
              <table:table-cell office:value-type="string">
                <text:p>13:01:53</text:p>
              </table:table-cell>
              <table:table-cell office:value-type="float" office:value="0.307883">
                <text:p>0.307883</text:p>
              </table:table-cell>
              <table:table-cell office:value-type="float" office:value="0.124567">
                <text:p>0.124567</text:p>
              </table:table-cell>
            </table:table-row>
            <table:table-row>
              <table:table-cell office:value-type="string">
                <text:p>13:01:54</text:p>
              </table:table-cell>
              <table:table-cell office:value-type="float" office:value="0.4135">
                <text:p>0.4135</text:p>
              </table:table-cell>
              <table:table-cell office:value-type="float" office:value="0.11683">
                <text:p>0.11683</text:p>
              </table:table-cell>
            </table:table-row>
            <table:table-row>
              <table:table-cell office:value-type="string">
                <text:p>13:01:55</text:p>
              </table:table-cell>
              <table:table-cell office:value-type="float" office:value="0.323419">
                <text:p>0.323419</text:p>
              </table:table-cell>
              <table:table-cell office:value-type="float" office:value="0.104476">
                <text:p>0.104476</text:p>
              </table:table-cell>
            </table:table-row>
            <table:table-row>
              <table:table-cell office:value-type="string">
                <text:p>13:01:56</text:p>
              </table:table-cell>
              <table:table-cell office:value-type="float" office:value="0.261104">
                <text:p>0.261104</text:p>
              </table:table-cell>
              <table:table-cell office:value-type="float" office:value="0.073083">
                <text:p>0.073083</text:p>
              </table:table-cell>
            </table:table-row>
            <table:table-row>
              <table:table-cell office:value-type="string">
                <text:p>13:01:57</text:p>
              </table:table-cell>
              <table:table-cell office:value-type="float" office:value="0.439539">
                <text:p>0.439539</text:p>
              </table:table-cell>
              <table:table-cell office:value-type="float" office:value="0.247611">
                <text:p>0.247611</text:p>
              </table:table-cell>
            </table:table-row>
            <table:table-row>
              <table:table-cell office:value-type="string">
                <text:p>13:01:58</text:p>
              </table:table-cell>
              <table:table-cell office:value-type="float" office:value="0.687801">
                <text:p>0.687801</text:p>
              </table:table-cell>
              <table:table-cell office:value-type="float" office:value="0.577464">
                <text:p>0.577464</text:p>
              </table:table-cell>
            </table:table-row>
            <table:table-row>
              <table:table-cell office:value-type="string">
                <text:p>13:01:59</text:p>
              </table:table-cell>
              <table:table-cell office:value-type="float" office:value="0.647705">
                <text:p>0.647705</text:p>
              </table:table-cell>
              <table:table-cell office:value-type="float" office:value="0.513082">
                <text:p>0.513082</text:p>
              </table:table-cell>
            </table:table-row>
            <table:table-row>
              <table:table-cell office:value-type="string">
                <text:p>13:02:00</text:p>
              </table:table-cell>
              <table:table-cell office:value-type="float" office:value="0.520416">
                <text:p>0.520416</text:p>
              </table:table-cell>
              <table:table-cell office:value-type="float" office:value="0.3623">
                <text:p>0.3623</text:p>
              </table:table-cell>
            </table:table-row>
            <table:table-row>
              <table:table-cell office:value-type="string">
                <text:p>13:02:01</text:p>
              </table:table-cell>
              <table:table-cell office:value-type="float" office:value="0.400994">
                <text:p>0.400994</text:p>
              </table:table-cell>
              <table:table-cell office:value-type="float" office:value="0.213583">
                <text:p>0.213583</text:p>
              </table:table-cell>
            </table:table-row>
            <table:table-row>
              <table:table-cell office:value-type="string">
                <text:p>13:02:02</text:p>
              </table:table-cell>
              <table:table-cell office:value-type="float" office:value="0.437646">
                <text:p>0.437646</text:p>
              </table:table-cell>
              <table:table-cell office:value-type="float" office:value="0.095154">
                <text:p>0.095154</text:p>
              </table:table-cell>
            </table:table-row>
            <table:table-row>
              <table:table-cell office:value-type="string">
                <text:p>13:02:03</text:p>
              </table:table-cell>
              <table:table-cell office:value-type="float" office:value="0.237814">
                <text:p>0.237814</text:p>
              </table:table-cell>
              <table:table-cell office:value-type="float" office:value="0.029826">
                <text:p>0.029826</text:p>
              </table:table-cell>
            </table:table-row>
            <table:table-row>
              <table:table-cell office:value-type="string">
                <text:p>13:02:04</text:p>
              </table:table-cell>
              <table:table-cell office:value-type="float" office:value="0.296281">
                <text:p>0.296281</text:p>
              </table:table-cell>
              <table:table-cell office:value-type="float" office:value="0.080549">
                <text:p>0.080549</text:p>
              </table:table-cell>
            </table:table-row>
            <table:table-row>
              <table:table-cell office:value-type="string">
                <text:p>13:02:05</text:p>
              </table:table-cell>
              <table:table-cell office:value-type="float" office:value="0.319972">
                <text:p>0.319972</text:p>
              </table:table-cell>
              <table:table-cell office:value-type="float" office:value="0.035388">
                <text:p>0.035388</text:p>
              </table:table-cell>
            </table:table-row>
            <table:table-row>
              <table:table-cell office:value-type="string">
                <text:p>13:02:06</text:p>
              </table:table-cell>
              <table:table-cell office:value-type="float" office:value="0.225804">
                <text:p>0.225804</text:p>
              </table:table-cell>
              <table:table-cell office:value-type="float" office:value="0.063467">
                <text:p>0.063467</text:p>
              </table:table-cell>
            </table:table-row>
            <table:table-row>
              <table:table-cell office:value-type="string">
                <text:p>13:02:07</text:p>
              </table:table-cell>
              <table:table-cell office:value-type="float" office:value="0.202828">
                <text:p>0.202828</text:p>
              </table:table-cell>
              <table:table-cell office:value-type="float" office:value="0.030869">
                <text:p>0.030869</text:p>
              </table:table-cell>
            </table:table-row>
            <table:table-row>
              <table:table-cell office:value-type="string">
                <text:p>13:02:08</text:p>
              </table:table-cell>
              <table:table-cell office:value-type="float" office:value="0.180115">
                <text:p>0.180115</text:p>
              </table:table-cell>
              <table:table-cell office:value-type="float" office:value="0.020301">
                <text:p>0.020301</text:p>
              </table:table-cell>
            </table:table-row>
            <table:table-row>
              <table:table-cell office:value-type="string">
                <text:p>13:02:09</text:p>
              </table:table-cell>
              <table:table-cell office:value-type="float" office:value="0.275436">
                <text:p>0.275436</text:p>
              </table:table-cell>
              <table:table-cell office:value-type="float" office:value="0.026177">
                <text:p>0.026177</text:p>
              </table:table-cell>
            </table:table-row>
            <table:table-row>
              <table:table-cell office:value-type="string">
                <text:p>13:02:10</text:p>
              </table:table-cell>
              <table:table-cell office:value-type="float" office:value="0.3307">
                <text:p>0.3307</text:p>
              </table:table-cell>
              <table:table-cell office:value-type="float" office:value="0.110349">
                <text:p>0.110349</text:p>
              </table:table-cell>
            </table:table-row>
            <table:table-row>
              <table:table-cell office:value-type="string">
                <text:p>13:02:11</text:p>
              </table:table-cell>
              <table:table-cell office:value-type="float" office:value="0.314793">
                <text:p>0.314793</text:p>
              </table:table-cell>
              <table:table-cell office:value-type="float" office:value="0.079976">
                <text:p>0.079976</text:p>
              </table:table-cell>
            </table:table-row>
            <table:table-row>
              <table:table-cell office:value-type="string">
                <text:p>13:02:12</text:p>
              </table:table-cell>
              <table:table-cell office:value-type="float" office:value="0.196688">
                <text:p>0.196688</text:p>
              </table:table-cell>
              <table:table-cell office:value-type="float" office:value="0.046432">
                <text:p>0.046432</text:p>
              </table:table-cell>
            </table:table-row>
            <table:table-row>
              <table:table-cell office:value-type="string">
                <text:p>13:02:13</text:p>
              </table:table-cell>
              <table:table-cell office:value-type="float" office:value="0.402834">
                <text:p>0.402834</text:p>
              </table:table-cell>
              <table:table-cell office:value-type="float" office:value="0.108719">
                <text:p>0.108719</text:p>
              </table:table-cell>
            </table:table-row>
            <table:table-row>
              <table:table-cell office:value-type="string">
                <text:p>13:02:14</text:p>
              </table:table-cell>
              <table:table-cell office:value-type="float" office:value="0.301404">
                <text:p>0.301404</text:p>
              </table:table-cell>
              <table:table-cell office:value-type="float" office:value="0.033197">
                <text:p>0.033197</text:p>
              </table:table-cell>
            </table:table-row>
            <table:table-row>
              <table:table-cell office:value-type="string">
                <text:p>13:02:15</text:p>
              </table:table-cell>
              <table:table-cell office:value-type="float" office:value="0.195334">
                <text:p>0.195334</text:p>
              </table:table-cell>
              <table:table-cell office:value-type="float" office:value="0.022384">
                <text:p>0.022384</text:p>
              </table:table-cell>
            </table:table-row>
            <table:table-row>
              <table:table-cell office:value-type="string">
                <text:p>13:02:16</text:p>
              </table:table-cell>
              <table:table-cell office:value-type="float" office:value="0.109731">
                <text:p>0.109731</text:p>
              </table:table-cell>
              <table:table-cell office:value-type="float" office:value="0.021208">
                <text:p>0.021208</text:p>
              </table:table-cell>
            </table:table-row>
            <table:table-row>
              <table:table-cell office:value-type="string">
                <text:p>13:02:17</text:p>
              </table:table-cell>
              <table:table-cell office:value-type="float" office:value="0.083035">
                <text:p>0.083035</text:p>
              </table:table-cell>
              <table:table-cell office:value-type="float" office:value="0.005956">
                <text:p>0.005956</text:p>
              </table:table-cell>
            </table:table-row>
            <table:table-row>
              <table:table-cell office:value-type="string">
                <text:p>13:02:18</text:p>
              </table:table-cell>
              <table:table-cell office:value-type="float" office:value="0.070266">
                <text:p>0.070266</text:p>
              </table:table-cell>
              <table:table-cell office:value-type="float" office:value="0.019321">
                <text:p>0.019321</text:p>
              </table:table-cell>
            </table:table-row>
            <table:table-row>
              <table:table-cell office:value-type="string">
                <text:p>13:02:19</text:p>
              </table:table-cell>
              <table:table-cell office:value-type="float" office:value="0.148512">
                <text:p>0.148512</text:p>
              </table:table-cell>
              <table:table-cell office:value-type="float" office:value="0.040833">
                <text:p>0.040833</text:p>
              </table:table-cell>
            </table:table-row>
            <table:table-row>
              <table:table-cell office:value-type="string">
                <text:p>13:02:20</text:p>
              </table:table-cell>
              <table:table-cell office:value-type="float" office:value="0.324838">
                <text:p>0.324838</text:p>
              </table:table-cell>
              <table:table-cell office:value-type="float" office:value="0.162536">
                <text:p>0.162536</text:p>
              </table:table-cell>
            </table:table-row>
            <table:table-row>
              <table:table-cell office:value-type="string">
                <text:p>13:02:21</text:p>
              </table:table-cell>
              <table:table-cell office:value-type="float" office:value="0.493249">
                <text:p>0.493249</text:p>
              </table:table-cell>
              <table:table-cell office:value-type="float" office:value="0.228548">
                <text:p>0.228548</text:p>
              </table:table-cell>
            </table:table-row>
            <table:table-row>
              <table:table-cell office:value-type="string">
                <text:p>13:02:22</text:p>
              </table:table-cell>
              <table:table-cell office:value-type="float" office:value="0.919667">
                <text:p>0.919667</text:p>
              </table:table-cell>
              <table:table-cell office:value-type="float" office:value="1.317546">
                <text:p>1.317546</text:p>
              </table:table-cell>
            </table:table-row>
            <table:table-row>
              <table:table-cell office:value-type="string">
                <text:p>13:02:23</text:p>
              </table:table-cell>
              <table:table-cell office:value-type="float" office:value="0.990296">
                <text:p>0.990296</text:p>
              </table:table-cell>
              <table:table-cell office:value-type="float" office:value="1.001872">
                <text:p>1.001872</text:p>
              </table:table-cell>
            </table:table-row>
            <table:table-row>
              <table:table-cell office:value-type="string">
                <text:p>13:02:24</text:p>
              </table:table-cell>
              <table:table-cell office:value-type="float" office:value="0.738662">
                <text:p>0.738662</text:p>
              </table:table-cell>
              <table:table-cell office:value-type="float" office:value="0.672844">
                <text:p>0.672844</text:p>
              </table:table-cell>
            </table:table-row>
            <table:table-row>
              <table:table-cell office:value-type="string">
                <text:p>13:02:25</text:p>
              </table:table-cell>
              <table:table-cell office:value-type="float" office:value="0.546768">
                <text:p>0.546768</text:p>
              </table:table-cell>
              <table:table-cell office:value-type="float" office:value="0.314001">
                <text:p>0.314001</text:p>
              </table:table-cell>
            </table:table-row>
            <table:table-row>
              <table:table-cell office:value-type="string">
                <text:p>13:02:26</text:p>
              </table:table-cell>
              <table:table-cell office:value-type="float" office:value="0.612568">
                <text:p>0.612568</text:p>
              </table:table-cell>
              <table:table-cell office:value-type="float" office:value="0.218467">
                <text:p>0.218467</text:p>
              </table:table-cell>
            </table:table-row>
            <table:table-row>
              <table:table-cell office:value-type="string">
                <text:p>13:02:27</text:p>
              </table:table-cell>
              <table:table-cell office:value-type="float" office:value="0.612847">
                <text:p>0.612847</text:p>
              </table:table-cell>
              <table:table-cell office:value-type="float" office:value="0.198674">
                <text:p>0.198674</text:p>
              </table:table-cell>
            </table:table-row>
            <table:table-row>
              <table:table-cell office:value-type="string">
                <text:p>13:02:28</text:p>
              </table:table-cell>
              <table:table-cell office:value-type="float" office:value="0.477603">
                <text:p>0.477603</text:p>
              </table:table-cell>
              <table:table-cell office:value-type="float" office:value="0.172421">
                <text:p>0.172421</text:p>
              </table:table-cell>
            </table:table-row>
            <table:table-row>
              <table:table-cell office:value-type="string">
                <text:p>13:02:29</text:p>
              </table:table-cell>
              <table:table-cell office:value-type="float" office:value="0.448662">
                <text:p>0.448662</text:p>
              </table:table-cell>
              <table:table-cell office:value-type="float" office:value="0.178796">
                <text:p>0.178796</text:p>
              </table:table-cell>
            </table:table-row>
            <table:table-row>
              <table:table-cell office:value-type="string">
                <text:p>13:02:30</text:p>
              </table:table-cell>
              <table:table-cell office:value-type="float" office:value="0.371849">
                <text:p>0.371849</text:p>
              </table:table-cell>
              <table:table-cell office:value-type="float" office:value="0.209453">
                <text:p>0.209453</text:p>
              </table:table-cell>
            </table:table-row>
            <table:table-row>
              <table:table-cell office:value-type="string">
                <text:p>13:02:31</text:p>
              </table:table-cell>
              <table:table-cell office:value-type="float" office:value="0.392879">
                <text:p>0.392879</text:p>
              </table:table-cell>
              <table:table-cell office:value-type="float" office:value="0.1838">
                <text:p>0.1838</text:p>
              </table:table-cell>
            </table:table-row>
            <table:table-row>
              <table:table-cell office:value-type="string">
                <text:p>13:02:32</text:p>
              </table:table-cell>
              <table:table-cell office:value-type="float" office:value="0.467621">
                <text:p>0.467621</text:p>
              </table:table-cell>
              <table:table-cell office:value-type="float" office:value="0.454671">
                <text:p>0.454671</text:p>
              </table:table-cell>
            </table:table-row>
            <table:table-row>
              <table:table-cell office:value-type="string">
                <text:p>13:02:33</text:p>
              </table:table-cell>
              <table:table-cell office:value-type="float" office:value="0.668518">
                <text:p>0.668518</text:p>
              </table:table-cell>
              <table:table-cell office:value-type="float" office:value="0.699163">
                <text:p>0.699163</text:p>
              </table:table-cell>
            </table:table-row>
            <table:table-row>
              <table:table-cell office:value-type="string">
                <text:p>13:02:34</text:p>
              </table:table-cell>
              <table:table-cell office:value-type="float" office:value="0.83116">
                <text:p>0.83116</text:p>
              </table:table-cell>
              <table:table-cell office:value-type="float" office:value="1.133902">
                <text:p>1.133902</text:p>
              </table:table-cell>
            </table:table-row>
            <table:table-row>
              <table:table-cell office:value-type="string">
                <text:p>13:02:35</text:p>
              </table:table-cell>
              <table:table-cell office:value-type="float" office:value="1.224812">
                <text:p>1.224812</text:p>
              </table:table-cell>
              <table:table-cell office:value-type="float" office:value="1.603729">
                <text:p>1.603729</text:p>
              </table:table-cell>
            </table:table-row>
            <table:table-row>
              <table:table-cell office:value-type="string">
                <text:p>13:02:36</text:p>
              </table:table-cell>
              <table:table-cell office:value-type="float" office:value="0.670203">
                <text:p>0.670203</text:p>
              </table:table-cell>
              <table:table-cell office:value-type="float" office:value="0.725357">
                <text:p>0.725357</text:p>
              </table:table-cell>
            </table:table-row>
            <table:table-row>
              <table:table-cell office:value-type="string">
                <text:p>13:02:37</text:p>
              </table:table-cell>
              <table:table-cell office:value-type="float" office:value="0.598377">
                <text:p>0.598377</text:p>
              </table:table-cell>
              <table:table-cell office:value-type="float" office:value="0.758187">
                <text:p>0.758187</text:p>
              </table:table-cell>
            </table:table-row>
            <table:table-row>
              <table:table-cell office:value-type="string">
                <text:p>13:02:38</text:p>
              </table:table-cell>
              <table:table-cell office:value-type="float" office:value="0.699952">
                <text:p>0.699952</text:p>
              </table:table-cell>
              <table:table-cell office:value-type="float" office:value="1.440704">
                <text:p>1.440704</text:p>
              </table:table-cell>
            </table:table-row>
            <table:table-row>
              <table:table-cell office:value-type="string">
                <text:p>13:02:39</text:p>
              </table:table-cell>
              <table:table-cell office:value-type="float" office:value="0.745119">
                <text:p>0.745119</text:p>
              </table:table-cell>
              <table:table-cell office:value-type="float" office:value="1.037085">
                <text:p>1.037085</text:p>
              </table:table-cell>
            </table:table-row>
            <table:table-row>
              <table:table-cell office:value-type="string">
                <text:p>13:02:40</text:p>
              </table:table-cell>
              <table:table-cell office:value-type="float" office:value="0.927327">
                <text:p>0.927327</text:p>
              </table:table-cell>
              <table:table-cell office:value-type="float" office:value="1.419053">
                <text:p>1.419053</text:p>
              </table:table-cell>
            </table:table-row>
            <table:table-row>
              <table:table-cell office:value-type="string">
                <text:p>13:02:41</text:p>
              </table:table-cell>
              <table:table-cell office:value-type="float" office:value="1.155728">
                <text:p>1.155728</text:p>
              </table:table-cell>
              <table:table-cell office:value-type="float" office:value="1.309305">
                <text:p>1.309305</text:p>
              </table:table-cell>
            </table:table-row>
            <table:table-row>
              <table:table-cell office:value-type="string">
                <text:p>13:02:42</text:p>
              </table:table-cell>
              <table:table-cell office:value-type="float" office:value="0.886786">
                <text:p>0.886786</text:p>
              </table:table-cell>
              <table:table-cell office:value-type="float" office:value="0.95585">
                <text:p>0.95585</text:p>
              </table:table-cell>
            </table:table-row>
            <table:table-row>
              <table:table-cell office:value-type="string">
                <text:p>13:02:43</text:p>
              </table:table-cell>
              <table:table-cell office:value-type="float" office:value="1.011363">
                <text:p>1.011363</text:p>
              </table:table-cell>
              <table:table-cell office:value-type="float" office:value="1.336623">
                <text:p>1.336623</text:p>
              </table:table-cell>
            </table:table-row>
            <table:table-row>
              <table:table-cell office:value-type="string">
                <text:p>13:02:44</text:p>
              </table:table-cell>
              <table:table-cell office:value-type="float" office:value="1.286317">
                <text:p>1.286317</text:p>
              </table:table-cell>
              <table:table-cell office:value-type="float" office:value="1.854318">
                <text:p>1.854318</text:p>
              </table:table-cell>
            </table:table-row>
            <table:table-row>
              <table:table-cell office:value-type="string">
                <text:p>13:02:45</text:p>
              </table:table-cell>
              <table:table-cell office:value-type="float" office:value="1.149388">
                <text:p>1.149388</text:p>
              </table:table-cell>
              <table:table-cell office:value-type="float" office:value="1.517939">
                <text:p>1.517939</text:p>
              </table:table-cell>
            </table:table-row>
            <table:table-row>
              <table:table-cell office:value-type="string">
                <text:p>13:02:46</text:p>
              </table:table-cell>
              <table:table-cell office:value-type="float" office:value="0.801551">
                <text:p>0.801551</text:p>
              </table:table-cell>
              <table:table-cell office:value-type="float" office:value="1.23777">
                <text:p>1.23777</text:p>
              </table:table-cell>
            </table:table-row>
            <table:table-row>
              <table:table-cell office:value-type="string">
                <text:p>13:02:47</text:p>
              </table:table-cell>
              <table:table-cell office:value-type="float" office:value="0.847779">
                <text:p>0.847779</text:p>
              </table:table-cell>
              <table:table-cell office:value-type="float" office:value="1.181031">
                <text:p>1.181031</text:p>
              </table:table-cell>
            </table:table-row>
            <table:table-row>
              <table:table-cell office:value-type="string">
                <text:p>13:02:48</text:p>
              </table:table-cell>
              <table:table-cell office:value-type="float" office:value="1.228013">
                <text:p>1.228013</text:p>
              </table:table-cell>
              <table:table-cell office:value-type="float" office:value="3.316121">
                <text:p>3.316121</text:p>
              </table:table-cell>
            </table:table-row>
            <table:table-row>
              <table:table-cell office:value-type="string">
                <text:p>13:02:49</text:p>
              </table:table-cell>
              <table:table-cell office:value-type="float" office:value="1.230587">
                <text:p>1.230587</text:p>
              </table:table-cell>
              <table:table-cell office:value-type="float" office:value="3.306073">
                <text:p>3.306073</text:p>
              </table:table-cell>
            </table:table-row>
            <table:table-row>
              <table:table-cell office:value-type="string">
                <text:p>13:02:50</text:p>
              </table:table-cell>
              <table:table-cell office:value-type="float" office:value="1.509395">
                <text:p>1.509395</text:p>
              </table:table-cell>
              <table:table-cell office:value-type="float" office:value="2.617878">
                <text:p>2.617878</text:p>
              </table:table-cell>
            </table:table-row>
            <table:table-row>
              <table:table-cell office:value-type="string">
                <text:p>13:02:51</text:p>
              </table:table-cell>
              <table:table-cell office:value-type="float" office:value="1.130489">
                <text:p>1.130489</text:p>
              </table:table-cell>
              <table:table-cell office:value-type="float" office:value="1.455715">
                <text:p>1.455715</text:p>
              </table:table-cell>
            </table:table-row>
            <table:table-row>
              <table:table-cell office:value-type="string">
                <text:p>13:02:52</text:p>
              </table:table-cell>
              <table:table-cell office:value-type="float" office:value="1.138148">
                <text:p>1.138148</text:p>
              </table:table-cell>
              <table:table-cell office:value-type="float" office:value="2.870595">
                <text:p>2.870595</text:p>
              </table:table-cell>
            </table:table-row>
            <table:table-row>
              <table:table-cell office:value-type="string">
                <text:p>13:02:53</text:p>
              </table:table-cell>
              <table:table-cell office:value-type="float" office:value="1.537698">
                <text:p>1.537698</text:p>
              </table:table-cell>
              <table:table-cell office:value-type="float" office:value="2.567265">
                <text:p>2.567265</text:p>
              </table:table-cell>
            </table:table-row>
            <table:table-row>
              <table:table-cell office:value-type="string">
                <text:p>13:02:54</text:p>
              </table:table-cell>
              <table:table-cell office:value-type="float" office:value="1.891">
                <text:p>1.891</text:p>
              </table:table-cell>
              <table:table-cell office:value-type="float" office:value="3.835229">
                <text:p>3.835229</text:p>
              </table:table-cell>
            </table:table-row>
            <table:table-row>
              <table:table-cell office:value-type="string">
                <text:p>13:02:55</text:p>
              </table:table-cell>
              <table:table-cell office:value-type="float" office:value="1.385005">
                <text:p>1.385005</text:p>
              </table:table-cell>
              <table:table-cell office:value-type="float" office:value="2.339126">
                <text:p>2.339126</text:p>
              </table:table-cell>
            </table:table-row>
            <table:table-row>
              <table:table-cell office:value-type="string">
                <text:p>13:02:56</text:p>
              </table:table-cell>
              <table:table-cell office:value-type="float" office:value="1.353548">
                <text:p>1.353548</text:p>
              </table:table-cell>
              <table:table-cell office:value-type="float" office:value="3.332643">
                <text:p>3.332643</text:p>
              </table:table-cell>
            </table:table-row>
            <table:table-row>
              <table:table-cell office:value-type="string">
                <text:p>13:02:57</text:p>
              </table:table-cell>
              <table:table-cell office:value-type="float" office:value="1.361003">
                <text:p>1.361003</text:p>
              </table:table-cell>
              <table:table-cell office:value-type="float" office:value="3.186671">
                <text:p>3.186671</text:p>
              </table:table-cell>
            </table:table-row>
            <table:table-row>
              <table:table-cell office:value-type="string">
                <text:p>13:02:58</text:p>
              </table:table-cell>
              <table:table-cell office:value-type="float" office:value="1.965361">
                <text:p>1.965361</text:p>
              </table:table-cell>
              <table:table-cell office:value-type="float" office:value="2.989768">
                <text:p>2.989768</text:p>
              </table:table-cell>
            </table:table-row>
            <table:table-row>
              <table:table-cell office:value-type="string">
                <text:p>13:02:59</text:p>
              </table:table-cell>
              <table:table-cell office:value-type="float" office:value="1.443563">
                <text:p>1.443563</text:p>
              </table:table-cell>
              <table:table-cell office:value-type="float" office:value="2.124347">
                <text:p>2.124347</text:p>
              </table:table-cell>
            </table:table-row>
            <table:table-row>
              <table:table-cell office:value-type="string">
                <text:p>13:03:00</text:p>
              </table:table-cell>
              <table:table-cell office:value-type="float" office:value="1.790219">
                <text:p>1.790219</text:p>
              </table:table-cell>
              <table:table-cell office:value-type="float" office:value="3.565373">
                <text:p>3.565373</text:p>
              </table:table-cell>
            </table:table-row>
            <table:table-row>
              <table:table-cell office:value-type="string">
                <text:p>13:03:01</text:p>
              </table:table-cell>
              <table:table-cell office:value-type="float" office:value="2.240833">
                <text:p>2.240833</text:p>
              </table:table-cell>
              <table:table-cell office:value-type="float" office:value="7.289301">
                <text:p>7.289301</text:p>
              </table:table-cell>
            </table:table-row>
            <table:table-row>
              <table:table-cell office:value-type="string">
                <text:p>13:03:02</text:p>
              </table:table-cell>
              <table:table-cell office:value-type="float" office:value="2.278561">
                <text:p>2.278561</text:p>
              </table:table-cell>
              <table:table-cell office:value-type="float" office:value="4.968331">
                <text:p>4.968331</text:p>
              </table:table-cell>
            </table:table-row>
            <table:table-row>
              <table:table-cell office:value-type="string">
                <text:p>13:03:03</text:p>
              </table:table-cell>
              <table:table-cell office:value-type="float" office:value="1.218057">
                <text:p>1.218057</text:p>
              </table:table-cell>
              <table:table-cell office:value-type="float" office:value="4.103776">
                <text:p>4.103776</text:p>
              </table:table-cell>
            </table:table-row>
            <table:table-row>
              <table:table-cell office:value-type="string">
                <text:p>13:03:04</text:p>
              </table:table-cell>
              <table:table-cell office:value-type="float" office:value="1.679082">
                <text:p>1.679082</text:p>
              </table:table-cell>
              <table:table-cell office:value-type="float" office:value="5.192892">
                <text:p>5.192892</text:p>
              </table:table-cell>
            </table:table-row>
            <table:table-row>
              <table:table-cell office:value-type="string">
                <text:p>13:03:05</text:p>
              </table:table-cell>
              <table:table-cell office:value-type="float" office:value="2.87158">
                <text:p>2.87158</text:p>
              </table:table-cell>
              <table:table-cell office:value-type="float" office:value="15.441634">
                <text:p>15.441634</text:p>
              </table:table-cell>
            </table:table-row>
            <table:table-row>
              <table:table-cell office:value-type="string">
                <text:p>13:03:06</text:p>
              </table:table-cell>
              <table:table-cell office:value-type="float" office:value="1.376003">
                <text:p>1.376003</text:p>
              </table:table-cell>
              <table:table-cell office:value-type="float" office:value="3.241162">
                <text:p>3.241162</text:p>
              </table:table-cell>
            </table:table-row>
            <table:table-row>
              <table:table-cell office:value-type="string">
                <text:p>13:03:07</text:p>
              </table:table-cell>
              <table:table-cell office:value-type="float" office:value="2.127257">
                <text:p>2.127257</text:p>
              </table:table-cell>
              <table:table-cell office:value-type="float" office:value="2.971934">
                <text:p>2.971934</text:p>
              </table:table-cell>
            </table:table-row>
            <table:table-row>
              <table:table-cell office:value-type="string">
                <text:p>13:03:08</text:p>
              </table:table-cell>
              <table:table-cell office:value-type="float" office:value="5.018415">
                <text:p>5.018415</text:p>
              </table:table-cell>
              <table:table-cell office:value-type="float" office:value="9.864884">
                <text:p>9.864884</text:p>
              </table:table-cell>
            </table:table-row>
            <table:table-row>
              <table:table-cell office:value-type="string">
                <text:p>13:03:09</text:p>
              </table:table-cell>
              <table:table-cell office:value-type="float" office:value="1.885516">
                <text:p>1.885516</text:p>
              </table:table-cell>
              <table:table-cell office:value-type="float" office:value="5.805805">
                <text:p>5.805805</text:p>
              </table:table-cell>
            </table:table-row>
            <table:table-row>
              <table:table-cell office:value-type="string">
                <text:p>13:03:10</text:p>
              </table:table-cell>
              <table:table-cell office:value-type="float" office:value="2.439947">
                <text:p>2.439947</text:p>
              </table:table-cell>
              <table:table-cell office:value-type="float" office:value="4.312435">
                <text:p>4.312435</text:p>
              </table:table-cell>
            </table:table-row>
            <table:table-row>
              <table:table-cell office:value-type="string">
                <text:p>13:03:11</text:p>
              </table:table-cell>
              <table:table-cell office:value-type="float" office:value="1.754474">
                <text:p>1.754474</text:p>
              </table:table-cell>
              <table:table-cell office:value-type="float" office:value="2.458922">
                <text:p>2.458922</text:p>
              </table:table-cell>
            </table:table-row>
            <table:table-row>
              <table:table-cell office:value-type="string">
                <text:p>13:03:12</text:p>
              </table:table-cell>
              <table:table-cell office:value-type="float" office:value="1.027269">
                <text:p>1.027269</text:p>
              </table:table-cell>
              <table:table-cell office:value-type="float" office:value="0.957193">
                <text:p>0.957193</text:p>
              </table:table-cell>
            </table:table-row>
            <table:table-row>
              <table:table-cell office:value-type="string">
                <text:p>13:03:13</text:p>
              </table:table-cell>
              <table:table-cell office:value-type="float" office:value="1.093147">
                <text:p>1.093147</text:p>
              </table:table-cell>
              <table:table-cell office:value-type="float" office:value="0.5865">
                <text:p>0.5865</text:p>
              </table:table-cell>
            </table:table-row>
            <table:table-row>
              <table:table-cell office:value-type="string">
                <text:p>13:03:14</text:p>
              </table:table-cell>
              <table:table-cell office:value-type="float" office:value="0.710326">
                <text:p>0.710326</text:p>
              </table:table-cell>
              <table:table-cell office:value-type="float" office:value="0.554413">
                <text:p>0.554413</text:p>
              </table:table-cell>
            </table:table-row>
            <table:table-row>
              <table:table-cell office:value-type="string">
                <text:p>13:03:15</text:p>
              </table:table-cell>
              <table:table-cell office:value-type="float" office:value="0.691194">
                <text:p>0.691194</text:p>
              </table:table-cell>
              <table:table-cell office:value-type="float" office:value="0.527159">
                <text:p>0.527159</text:p>
              </table:table-cell>
            </table:table-row>
            <table:table-row>
              <table:table-cell office:value-type="string">
                <text:p>13:03:16</text:p>
              </table:table-cell>
              <table:table-cell office:value-type="float" office:value="1.114422">
                <text:p>1.114422</text:p>
              </table:table-cell>
              <table:table-cell office:value-type="float" office:value="0.693146">
                <text:p>0.693146</text:p>
              </table:table-cell>
            </table:table-row>
            <table:table-row>
              <table:table-cell office:value-type="string">
                <text:p>13:03:17</text:p>
              </table:table-cell>
              <table:table-cell office:value-type="float" office:value="0.889365">
                <text:p>0.889365</text:p>
              </table:table-cell>
              <table:table-cell office:value-type="float" office:value="1.55922">
                <text:p>1.55922</text:p>
              </table:table-cell>
            </table:table-row>
            <table:table-row>
              <table:table-cell office:value-type="string">
                <text:p>13:03:18</text:p>
              </table:table-cell>
              <table:table-cell office:value-type="float" office:value="0.885865">
                <text:p>0.885865</text:p>
              </table:table-cell>
              <table:table-cell office:value-type="float" office:value="2.489901">
                <text:p>2.489901</text:p>
              </table:table-cell>
            </table:table-row>
            <table:table-row>
              <table:table-cell office:value-type="string">
                <text:p>13:03:19</text:p>
              </table:table-cell>
              <table:table-cell office:value-type="float" office:value="0.834809">
                <text:p>0.834809</text:p>
              </table:table-cell>
              <table:table-cell office:value-type="float" office:value="2.507609">
                <text:p>2.507609</text:p>
              </table:table-cell>
            </table:table-row>
            <table:table-row>
              <table:table-cell office:value-type="string">
                <text:p>13:03:20</text:p>
              </table:table-cell>
              <table:table-cell office:value-type="float" office:value="0.554215">
                <text:p>0.554215</text:p>
              </table:table-cell>
              <table:table-cell office:value-type="float" office:value="0.749524">
                <text:p>0.749524</text:p>
              </table:table-cell>
            </table:table-row>
            <table:table-row>
              <table:table-cell office:value-type="string">
                <text:p>13:03:21</text:p>
              </table:table-cell>
              <table:table-cell office:value-type="float" office:value="0.888361">
                <text:p>0.888361</text:p>
              </table:table-cell>
              <table:table-cell office:value-type="float" office:value="0.824344">
                <text:p>0.824344</text:p>
              </table:table-cell>
            </table:table-row>
            <table:table-row>
              <table:table-cell office:value-type="string">
                <text:p>13:03:22</text:p>
              </table:table-cell>
              <table:table-cell office:value-type="float" office:value="1.22166">
                <text:p>1.22166</text:p>
              </table:table-cell>
              <table:table-cell office:value-type="float" office:value="1.033631">
                <text:p>1.033631</text:p>
              </table:table-cell>
            </table:table-row>
            <table:table-row>
              <table:table-cell office:value-type="string">
                <text:p>13:03:23</text:p>
              </table:table-cell>
              <table:table-cell office:value-type="float" office:value="0.930422">
                <text:p>0.930422</text:p>
              </table:table-cell>
              <table:table-cell office:value-type="float" office:value="1.155197">
                <text:p>1.155197</text:p>
              </table:table-cell>
            </table:table-row>
            <table:table-row>
              <table:table-cell office:value-type="string">
                <text:p>13:03:24</text:p>
              </table:table-cell>
              <table:table-cell office:value-type="float" office:value="0.714226">
                <text:p>0.714226</text:p>
              </table:table-cell>
              <table:table-cell office:value-type="float" office:value="0.977853">
                <text:p>0.977853</text:p>
              </table:table-cell>
            </table:table-row>
            <table:table-row>
              <table:table-cell office:value-type="string">
                <text:p>13:03:25</text:p>
              </table:table-cell>
              <table:table-cell office:value-type="float" office:value="1.578632">
                <text:p>1.578632</text:p>
              </table:table-cell>
              <table:table-cell office:value-type="float" office:value="1.567704">
                <text:p>1.567704</text:p>
              </table:table-cell>
            </table:table-row>
            <table:table-row>
              <table:table-cell office:value-type="string">
                <text:p>13:03:26</text:p>
              </table:table-cell>
              <table:table-cell office:value-type="float" office:value="0.926046">
                <text:p>0.926046</text:p>
              </table:table-cell>
              <table:table-cell office:value-type="float" office:value="1.498237">
                <text:p>1.498237</text:p>
              </table:table-cell>
            </table:table-row>
            <table:table-row>
              <table:table-cell office:value-type="string">
                <text:p>13:03:27</text:p>
              </table:table-cell>
              <table:table-cell office:value-type="float" office:value="0.803909">
                <text:p>0.803909</text:p>
              </table:table-cell>
              <table:table-cell office:value-type="float" office:value="1.532257">
                <text:p>1.532257</text:p>
              </table:table-cell>
            </table:table-row>
            <table:table-row>
              <table:table-cell office:value-type="string">
                <text:p>13:03:28</text:p>
              </table:table-cell>
              <table:table-cell office:value-type="float" office:value="1.13962">
                <text:p>1.13962</text:p>
              </table:table-cell>
              <table:table-cell office:value-type="float" office:value="1.458973">
                <text:p>1.458973</text:p>
              </table:table-cell>
            </table:table-row>
            <table:table-row>
              <table:table-cell office:value-type="string">
                <text:p>13:03:29</text:p>
              </table:table-cell>
              <table:table-cell office:value-type="float" office:value="1.116843">
                <text:p>1.116843</text:p>
              </table:table-cell>
              <table:table-cell office:value-type="float" office:value="1.902594">
                <text:p>1.902594</text:p>
              </table:table-cell>
            </table:table-row>
            <table:table-row>
              <table:table-cell office:value-type="string">
                <text:p>13:03:30</text:p>
              </table:table-cell>
              <table:table-cell office:value-type="float" office:value="0.999963">
                <text:p>0.999963</text:p>
              </table:table-cell>
              <table:table-cell office:value-type="float" office:value="3.168528">
                <text:p>3.168528</text:p>
              </table:table-cell>
            </table:table-row>
            <table:table-row>
              <table:table-cell office:value-type="string">
                <text:p>13:03:31</text:p>
              </table:table-cell>
              <table:table-cell office:value-type="float" office:value="0.56955">
                <text:p>0.56955</text:p>
              </table:table-cell>
              <table:table-cell office:value-type="float" office:value="1.698556">
                <text:p>1.698556</text:p>
              </table:table-cell>
            </table:table-row>
            <table:table-row>
              <table:table-cell office:value-type="string">
                <text:p>13:03:32</text:p>
              </table:table-cell>
              <table:table-cell office:value-type="float" office:value="1.629072">
                <text:p>1.629072</text:p>
              </table:table-cell>
              <table:table-cell office:value-type="float" office:value="1.520474">
                <text:p>1.520474</text:p>
              </table:table-cell>
            </table:table-row>
            <table:table-row>
              <table:table-cell office:value-type="string">
                <text:p>13:03:33</text:p>
              </table:table-cell>
              <table:table-cell office:value-type="float" office:value="0.473792">
                <text:p>0.473792</text:p>
              </table:table-cell>
              <table:table-cell office:value-type="float" office:value="0.963717">
                <text:p>0.963717</text:p>
              </table:table-cell>
            </table:table-row>
            <table:table-row>
              <table:table-cell office:value-type="string">
                <text:p>13:03:34</text:p>
              </table:table-cell>
              <table:table-cell office:value-type="float" office:value="0.810436">
                <text:p>0.810436</text:p>
              </table:table-cell>
              <table:table-cell office:value-type="float" office:value="0.977369">
                <text:p>0.977369</text:p>
              </table:table-cell>
            </table:table-row>
            <table:table-row>
              <table:table-cell office:value-type="string">
                <text:p>13:03:35</text:p>
              </table:table-cell>
              <table:table-cell office:value-type="float" office:value="0.616096">
                <text:p>0.616096</text:p>
              </table:table-cell>
              <table:table-cell office:value-type="float" office:value="0.59472">
                <text:p>0.59472</text:p>
              </table:table-cell>
            </table:table-row>
            <table:table-row>
              <table:table-cell office:value-type="string">
                <text:p>13:03:36</text:p>
              </table:table-cell>
              <table:table-cell office:value-type="float" office:value="0.569614">
                <text:p>0.569614</text:p>
              </table:table-cell>
              <table:table-cell office:value-type="float" office:value="0.655751">
                <text:p>0.655751</text:p>
              </table:table-cell>
            </table:table-row>
            <table:table-row>
              <table:table-cell office:value-type="string">
                <text:p>13:03:37</text:p>
              </table:table-cell>
              <table:table-cell office:value-type="float" office:value="0.567426">
                <text:p>0.567426</text:p>
              </table:table-cell>
              <table:table-cell office:value-type="float" office:value="0.467795">
                <text:p>0.467795</text:p>
              </table:table-cell>
            </table:table-row>
            <table:table-row>
              <table:table-cell office:value-type="string">
                <text:p>13:03:38</text:p>
              </table:table-cell>
              <table:table-cell office:value-type="float" office:value="0.554766">
                <text:p>0.554766</text:p>
              </table:table-cell>
              <table:table-cell office:value-type="float" office:value="0.758831">
                <text:p>0.758831</text:p>
              </table:table-cell>
            </table:table-row>
            <table:table-row>
              <table:table-cell office:value-type="string">
                <text:p>13:03:39</text:p>
              </table:table-cell>
              <table:table-cell office:value-type="float" office:value="0.742852">
                <text:p>0.742852</text:p>
              </table:table-cell>
              <table:table-cell office:value-type="float" office:value="0.535602">
                <text:p>0.535602</text:p>
              </table:table-cell>
            </table:table-row>
            <table:table-row>
              <table:table-cell office:value-type="string">
                <text:p>13:03:40</text:p>
              </table:table-cell>
              <table:table-cell office:value-type="float" office:value="0.781877">
                <text:p>0.781877</text:p>
              </table:table-cell>
              <table:table-cell office:value-type="float" office:value="0.537408">
                <text:p>0.537408</text:p>
              </table:table-cell>
            </table:table-row>
            <table:table-row>
              <table:table-cell office:value-type="string">
                <text:p>13:03:41</text:p>
              </table:table-cell>
              <table:table-cell office:value-type="float" office:value="0.659355">
                <text:p>0.659355</text:p>
              </table:table-cell>
              <table:table-cell office:value-type="float" office:value="0.499094">
                <text:p>0.499094</text:p>
              </table:table-cell>
            </table:table-row>
            <table:table-row>
              <table:table-cell office:value-type="string">
                <text:p>13:03:42</text:p>
              </table:table-cell>
              <table:table-cell office:value-type="float" office:value="0.67332">
                <text:p>0.67332</text:p>
              </table:table-cell>
              <table:table-cell office:value-type="float" office:value="0.52934">
                <text:p>0.52934</text:p>
              </table:table-cell>
            </table:table-row>
            <table:table-row>
              <table:table-cell office:value-type="string">
                <text:p>13:03:43</text:p>
              </table:table-cell>
              <table:table-cell office:value-type="float" office:value="0.923433">
                <text:p>0.923433</text:p>
              </table:table-cell>
              <table:table-cell office:value-type="float" office:value="2.046842">
                <text:p>2.046842</text:p>
              </table:table-cell>
            </table:table-row>
            <table:table-row>
              <table:table-cell office:value-type="string">
                <text:p>13:03:44</text:p>
              </table:table-cell>
              <table:table-cell office:value-type="float" office:value="0.629916">
                <text:p>0.629916</text:p>
              </table:table-cell>
              <table:table-cell office:value-type="float" office:value="1.663923">
                <text:p>1.663923</text:p>
              </table:table-cell>
            </table:table-row>
            <table:table-row>
              <table:table-cell office:value-type="string">
                <text:p>13:03:45</text:p>
              </table:table-cell>
              <table:table-cell office:value-type="float" office:value="0.792491">
                <text:p>0.792491</text:p>
              </table:table-cell>
              <table:table-cell office:value-type="float" office:value="0.471955">
                <text:p>0.471955</text:p>
              </table:table-cell>
            </table:table-row>
            <table:table-row>
              <table:table-cell office:value-type="string">
                <text:p>13:03:46</text:p>
              </table:table-cell>
              <table:table-cell office:value-type="float" office:value="0.67236">
                <text:p>0.67236</text:p>
              </table:table-cell>
              <table:table-cell office:value-type="float" office:value="1.387683">
                <text:p>1.387683</text:p>
              </table:table-cell>
            </table:table-row>
            <table:table-row>
              <table:table-cell office:value-type="string">
                <text:p>13:03:47</text:p>
              </table:table-cell>
              <table:table-cell office:value-type="float" office:value="0.49841">
                <text:p>0.49841</text:p>
              </table:table-cell>
              <table:table-cell office:value-type="float" office:value="0.530556">
                <text:p>0.530556</text:p>
              </table:table-cell>
            </table:table-row>
            <table:table-row>
              <table:table-cell office:value-type="string">
                <text:p>13:03:48</text:p>
              </table:table-cell>
              <table:table-cell office:value-type="float" office:value="0.736258">
                <text:p>0.736258</text:p>
              </table:table-cell>
              <table:table-cell office:value-type="float" office:value="0.930871">
                <text:p>0.930871</text:p>
              </table:table-cell>
            </table:table-row>
            <table:table-row>
              <table:table-cell office:value-type="string">
                <text:p>13:03:49</text:p>
              </table:table-cell>
              <table:table-cell office:value-type="float" office:value="0.51639">
                <text:p>0.51639</text:p>
              </table:table-cell>
              <table:table-cell office:value-type="float" office:value="0.482603">
                <text:p>0.482603</text:p>
              </table:table-cell>
            </table:table-row>
            <table:table-row>
              <table:table-cell office:value-type="string">
                <text:p>13:03:50</text:p>
              </table:table-cell>
              <table:table-cell office:value-type="float" office:value="0.855786">
                <text:p>0.855786</text:p>
              </table:table-cell>
              <table:table-cell office:value-type="float" office:value="1.677649">
                <text:p>1.677649</text:p>
              </table:table-cell>
            </table:table-row>
            <table:table-row>
              <table:table-cell office:value-type="string">
                <text:p>13:03:51</text:p>
              </table:table-cell>
              <table:table-cell office:value-type="float" office:value="0.526142">
                <text:p>0.526142</text:p>
              </table:table-cell>
              <table:table-cell office:value-type="float" office:value="0.848967">
                <text:p>0.848967</text:p>
              </table:table-cell>
            </table:table-row>
            <table:table-row>
              <table:table-cell office:value-type="string">
                <text:p>13:03:52</text:p>
              </table:table-cell>
              <table:table-cell office:value-type="float" office:value="0.518373">
                <text:p>0.518373</text:p>
              </table:table-cell>
              <table:table-cell office:value-type="float" office:value="0.543121">
                <text:p>0.543121</text:p>
              </table:table-cell>
            </table:table-row>
            <table:table-row>
              <table:table-cell office:value-type="string">
                <text:p>13:03:53</text:p>
              </table:table-cell>
              <table:table-cell office:value-type="float" office:value="0.553338">
                <text:p>0.553338</text:p>
              </table:table-cell>
              <table:table-cell office:value-type="float" office:value="0.437381">
                <text:p>0.437381</text:p>
              </table:table-cell>
            </table:table-row>
            <table:table-row>
              <table:table-cell office:value-type="string">
                <text:p>13:03:54</text:p>
              </table:table-cell>
              <table:table-cell office:value-type="float" office:value="0.549386">
                <text:p>0.549386</text:p>
              </table:table-cell>
              <table:table-cell office:value-type="float" office:value="0.371494">
                <text:p>0.371494</text:p>
              </table:table-cell>
            </table:table-row>
            <table:table-row>
              <table:table-cell office:value-type="string">
                <text:p>13:03:55</text:p>
              </table:table-cell>
              <table:table-cell office:value-type="float" office:value="0.506317">
                <text:p>0.506317</text:p>
              </table:table-cell>
              <table:table-cell office:value-type="float" office:value="0.389569">
                <text:p>0.389569</text:p>
              </table:table-cell>
            </table:table-row>
            <table:table-row>
              <table:table-cell office:value-type="string">
                <text:p>13:03:56</text:p>
              </table:table-cell>
              <table:table-cell office:value-type="float" office:value="0.483592">
                <text:p>0.483592</text:p>
              </table:table-cell>
              <table:table-cell office:value-type="float" office:value="0.405409">
                <text:p>0.405409</text:p>
              </table:table-cell>
            </table:table-row>
            <table:table-row>
              <table:table-cell office:value-type="string">
                <text:p>13:03:57</text:p>
              </table:table-cell>
              <table:table-cell office:value-type="float" office:value="0.578551">
                <text:p>0.578551</text:p>
              </table:table-cell>
              <table:table-cell office:value-type="float" office:value="0.420852">
                <text:p>0.420852</text:p>
              </table:table-cell>
            </table:table-row>
            <table:table-row>
              <table:table-cell office:value-type="string">
                <text:p>13:03:58</text:p>
              </table:table-cell>
              <table:table-cell office:value-type="float" office:value="0.480914">
                <text:p>0.480914</text:p>
              </table:table-cell>
              <table:table-cell office:value-type="float" office:value="0.453368">
                <text:p>0.453368</text:p>
              </table:table-cell>
            </table:table-row>
            <table:table-row>
              <table:table-cell office:value-type="string">
                <text:p>13:03:59</text:p>
              </table:table-cell>
              <table:table-cell office:value-type="float" office:value="0.552026">
                <text:p>0.552026</text:p>
              </table:table-cell>
              <table:table-cell office:value-type="float" office:value="0.694904">
                <text:p>0.694904</text:p>
              </table:table-cell>
            </table:table-row>
            <table:table-row>
              <table:table-cell office:value-type="string">
                <text:p>13:04:00</text:p>
              </table:table-cell>
              <table:table-cell office:value-type="float" office:value="0.535255">
                <text:p>0.535255</text:p>
              </table:table-cell>
              <table:table-cell office:value-type="float" office:value="0.569091">
                <text:p>0.569091</text:p>
              </table:table-cell>
            </table:table-row>
            <table:table-row>
              <table:table-cell office:value-type="string">
                <text:p>13:04:01</text:p>
              </table:table-cell>
              <table:table-cell office:value-type="float" office:value="0.513229">
                <text:p>0.513229</text:p>
              </table:table-cell>
              <table:table-cell office:value-type="float" office:value="0.443187">
                <text:p>0.443187</text:p>
              </table:table-cell>
            </table:table-row>
            <table:table-row>
              <table:table-cell office:value-type="string">
                <text:p>13:04:02</text:p>
              </table:table-cell>
              <table:table-cell office:value-type="float" office:value="0.490437">
                <text:p>0.490437</text:p>
              </table:table-cell>
              <table:table-cell office:value-type="float" office:value="0.254347">
                <text:p>0.254347</text:p>
              </table:table-cell>
            </table:table-row>
            <table:table-row>
              <table:table-cell office:value-type="string">
                <text:p>13:04:03</text:p>
              </table:table-cell>
              <table:table-cell office:value-type="float" office:value="0.642493">
                <text:p>0.642493</text:p>
              </table:table-cell>
              <table:table-cell office:value-type="float" office:value="0.571978">
                <text:p>0.571978</text:p>
              </table:table-cell>
            </table:table-row>
            <table:table-row>
              <table:table-cell office:value-type="string">
                <text:p>13:04:04</text:p>
              </table:table-cell>
              <table:table-cell office:value-type="float" office:value="0.587575">
                <text:p>0.587575</text:p>
              </table:table-cell>
              <table:table-cell office:value-type="float" office:value="0.528398">
                <text:p>0.528398</text:p>
              </table:table-cell>
            </table:table-row>
            <table:table-row>
              <table:table-cell office:value-type="string">
                <text:p>13:04:05</text:p>
              </table:table-cell>
              <table:table-cell office:value-type="float" office:value="0.37389">
                <text:p>0.37389</text:p>
              </table:table-cell>
              <table:table-cell office:value-type="float" office:value="0.277638">
                <text:p>0.277638</text:p>
              </table:table-cell>
            </table:table-row>
            <table:table-row>
              <table:table-cell office:value-type="string">
                <text:p>13:04:06</text:p>
              </table:table-cell>
              <table:table-cell office:value-type="float" office:value="0.490929">
                <text:p>0.490929</text:p>
              </table:table-cell>
              <table:table-cell office:value-type="float" office:value="0.21837">
                <text:p>0.21837</text:p>
              </table:table-cell>
            </table:table-row>
            <table:table-row>
              <table:table-cell office:value-type="string">
                <text:p>13:04:07</text:p>
              </table:table-cell>
              <table:table-cell office:value-type="float" office:value="0.362842">
                <text:p>0.362842</text:p>
              </table:table-cell>
              <table:table-cell office:value-type="float" office:value="0.168548">
                <text:p>0.168548</text:p>
              </table:table-cell>
            </table:table-row>
            <table:table-row>
              <table:table-cell office:value-type="string">
                <text:p>13:04:08</text:p>
              </table:table-cell>
              <table:table-cell office:value-type="float" office:value="0.324784">
                <text:p>0.324784</text:p>
              </table:table-cell>
              <table:table-cell office:value-type="float" office:value="0.11611">
                <text:p>0.11611</text:p>
              </table:table-cell>
            </table:table-row>
            <table:table-row>
              <table:table-cell office:value-type="string">
                <text:p>13:04:09</text:p>
              </table:table-cell>
              <table:table-cell office:value-type="float" office:value="0.22436">
                <text:p>0.22436</text:p>
              </table:table-cell>
              <table:table-cell office:value-type="float" office:value="0.041728">
                <text:p>0.041728</text:p>
              </table:table-cell>
            </table:table-row>
            <table:table-row>
              <table:table-cell office:value-type="string">
                <text:p>13:04:10</text:p>
              </table:table-cell>
              <table:table-cell office:value-type="float" office:value="0.298003">
                <text:p>0.298003</text:p>
              </table:table-cell>
              <table:table-cell office:value-type="float" office:value="0.124514">
                <text:p>0.124514</text:p>
              </table:table-cell>
            </table:table-row>
            <table:table-row>
              <table:table-cell office:value-type="string">
                <text:p>13:04:11</text:p>
              </table:table-cell>
              <table:table-cell office:value-type="float" office:value="0.380056">
                <text:p>0.380056</text:p>
              </table:table-cell>
              <table:table-cell office:value-type="float" office:value="0.289122">
                <text:p>0.289122</text:p>
              </table:table-cell>
            </table:table-row>
            <table:table-row>
              <table:table-cell office:value-type="string">
                <text:p>13:04:12</text:p>
              </table:table-cell>
              <table:table-cell office:value-type="float" office:value="0.401957">
                <text:p>0.401957</text:p>
              </table:table-cell>
              <table:table-cell office:value-type="float" office:value="0.36043">
                <text:p>0.36043</text:p>
              </table:table-cell>
            </table:table-row>
            <table:table-row>
              <table:table-cell office:value-type="string">
                <text:p>13:04:13</text:p>
              </table:table-cell>
              <table:table-cell office:value-type="float" office:value="0.38255">
                <text:p>0.38255</text:p>
              </table:table-cell>
              <table:table-cell office:value-type="float" office:value="0.171441">
                <text:p>0.171441</text:p>
              </table:table-cell>
            </table:table-row>
            <table:table-row>
              <table:table-cell office:value-type="string">
                <text:p>13:04:14</text:p>
              </table:table-cell>
              <table:table-cell office:value-type="float" office:value="0.26621">
                <text:p>0.26621</text:p>
              </table:table-cell>
              <table:table-cell office:value-type="float" office:value="0.095419">
                <text:p>0.095419</text:p>
              </table:table-cell>
            </table:table-row>
            <table:table-row>
              <table:table-cell office:value-type="string">
                <text:p>13:04:15</text:p>
              </table:table-cell>
              <table:table-cell office:value-type="float" office:value="0.170667">
                <text:p>0.170667</text:p>
              </table:table-cell>
              <table:table-cell office:value-type="float" office:value="0.048897">
                <text:p>0.048897</text:p>
              </table:table-cell>
            </table:table-row>
            <table:table-row>
              <table:table-cell office:value-type="string">
                <text:p>13:04:16</text:p>
              </table:table-cell>
              <table:table-cell office:value-type="float" office:value="0.160034">
                <text:p>0.160034</text:p>
              </table:table-cell>
              <table:table-cell office:value-type="float" office:value="0.054367">
                <text:p>0.054367</text:p>
              </table:table-cell>
            </table:table-row>
            <table:table-row>
              <table:table-cell office:value-type="string">
                <text:p>13:04:17</text:p>
              </table:table-cell>
              <table:table-cell office:value-type="float" office:value="0.265735">
                <text:p>0.265735</text:p>
              </table:table-cell>
              <table:table-cell office:value-type="float" office:value="0.116832">
                <text:p>0.116832</text:p>
              </table:table-cell>
            </table:table-row>
            <table:table-row>
              <table:table-cell office:value-type="string">
                <text:p>13:04:18</text:p>
              </table:table-cell>
              <table:table-cell office:value-type="float" office:value="0.290222">
                <text:p>0.290222</text:p>
              </table:table-cell>
              <table:table-cell office:value-type="float" office:value="0.110618">
                <text:p>0.110618</text:p>
              </table:table-cell>
            </table:table-row>
            <table:table-row>
              <table:table-cell office:value-type="string">
                <text:p>13:04:19</text:p>
              </table:table-cell>
              <table:table-cell office:value-type="float" office:value="0.273434">
                <text:p>0.273434</text:p>
              </table:table-cell>
              <table:table-cell office:value-type="float" office:value="0.113519">
                <text:p>0.113519</text:p>
              </table:table-cell>
            </table:table-row>
            <table:table-row>
              <table:table-cell office:value-type="string">
                <text:p>13:04:20</text:p>
              </table:table-cell>
              <table:table-cell office:value-type="float" office:value="0.134349">
                <text:p>0.134349</text:p>
              </table:table-cell>
              <table:table-cell office:value-type="float" office:value="0.029917">
                <text:p>0.029917</text:p>
              </table:table-cell>
            </table:table-row>
            <table:table-row>
              <table:table-cell office:value-type="string">
                <text:p>13:04:21</text:p>
              </table:table-cell>
              <table:table-cell office:value-type="float" office:value="0.116627">
                <text:p>0.116627</text:p>
              </table:table-cell>
              <table:table-cell office:value-type="float" office:value="0.028398">
                <text:p>0.028398</text:p>
              </table:table-cell>
            </table:table-row>
            <table:table-row>
              <table:table-cell office:value-type="string">
                <text:p>13:04:22</text:p>
              </table:table-cell>
              <table:table-cell office:value-type="float" office:value="0.204185">
                <text:p>0.204185</text:p>
              </table:table-cell>
              <table:table-cell office:value-type="float" office:value="0.042375">
                <text:p>0.042375</text:p>
              </table:table-cell>
            </table:table-row>
            <table:table-row>
              <table:table-cell office:value-type="string">
                <text:p>13:04:23</text:p>
              </table:table-cell>
              <table:table-cell office:value-type="float" office:value="0.115586">
                <text:p>0.115586</text:p>
              </table:table-cell>
              <table:table-cell office:value-type="float" office:value="0.014317">
                <text:p>0.014317</text:p>
              </table:table-cell>
            </table:table-row>
            <table:table-row>
              <table:table-cell office:value-type="string">
                <text:p>13:04:24</text:p>
              </table:table-cell>
              <table:table-cell office:value-type="float" office:value="0.137963">
                <text:p>0.137963</text:p>
              </table:table-cell>
              <table:table-cell office:value-type="float" office:value="0.027895">
                <text:p>0.027895</text:p>
              </table:table-cell>
            </table:table-row>
            <table:table-row>
              <table:table-cell office:value-type="string">
                <text:p>13:04:25</text:p>
              </table:table-cell>
              <table:table-cell office:value-type="float" office:value="0.071227">
                <text:p>0.071227</text:p>
              </table:table-cell>
              <table:table-cell office:value-type="float" office:value="0.014892">
                <text:p>0.014892</text:p>
              </table:table-cell>
            </table:table-row>
            <table:table-row>
              <table:table-cell office:value-type="string">
                <text:p>13:04:26</text:p>
              </table:table-cell>
              <table:table-cell office:value-type="float" office:value="0.062604">
                <text:p>0.062604</text:p>
              </table:table-cell>
              <table:table-cell office:value-type="float" office:value="0.016547">
                <text:p>0.016547</text:p>
              </table:table-cell>
            </table:table-row>
            <table:table-row>
              <table:table-cell office:value-type="string">
                <text:p>13:04:27</text:p>
              </table:table-cell>
              <table:table-cell office:value-type="float" office:value="0.159517">
                <text:p>0.159517</text:p>
              </table:table-cell>
              <table:table-cell office:value-type="float" office:value="0.040695">
                <text:p>0.040695</text:p>
              </table:table-cell>
            </table:table-row>
            <table:table-row>
              <table:table-cell office:value-type="string">
                <text:p>13:04:28</text:p>
              </table:table-cell>
              <table:table-cell office:value-type="float" office:value="0.026611">
                <text:p>0.026611</text:p>
              </table:table-cell>
              <table:table-cell office:value-type="float" office:value="0.002993">
                <text:p>0.002993</text:p>
              </table:table-cell>
            </table:table-row>
            <table:table-row>
              <table:table-cell office:value-type="string">
                <text:p>13:04:29</text:p>
              </table:table-cell>
              <table:table-cell office:value-type="float" office:value="0.026092">
                <text:p>0.026092</text:p>
              </table:table-cell>
              <table:table-cell office:value-type="float" office:value="0.003761">
                <text:p>0.003761</text:p>
              </table:table-cell>
            </table:table-row>
            <table:table-row>
              <table:table-cell office:value-type="string">
                <text:p>13:04:30</text:p>
              </table:table-cell>
              <table:table-cell office:value-type="float" office:value="0.123561">
                <text:p>0.123561</text:p>
              </table:table-cell>
              <table:table-cell office:value-type="float" office:value="0.009676">
                <text:p>0.009676</text:p>
              </table:table-cell>
            </table:table-row>
            <table:table-row>
              <table:table-cell office:value-type="string">
                <text:p>13:04:31</text:p>
              </table:table-cell>
              <table:table-cell office:value-type="float" office:value="0.037174">
                <text:p>0.037174</text:p>
              </table:table-cell>
              <table:table-cell office:value-type="float" office:value="0.003419">
                <text:p>0.003419</text:p>
              </table:table-cell>
            </table:table-row>
            <table:table-row>
              <table:table-cell office:value-type="string">
                <text:p>13:04:32</text:p>
              </table:table-cell>
              <table:table-cell office:value-type="float" office:value="0.153974">
                <text:p>0.153974</text:p>
              </table:table-cell>
              <table:table-cell office:value-type="float" office:value="0.028341">
                <text:p>0.028341</text:p>
              </table:table-cell>
            </table:table-row>
            <table:table-row>
              <table:table-cell office:value-type="string">
                <text:p>13:04:33</text:p>
              </table:table-cell>
              <table:table-cell office:value-type="float" office:value="0.232967">
                <text:p>0.232967</text:p>
              </table:table-cell>
              <table:table-cell office:value-type="float" office:value="0.087206">
                <text:p>0.087206</text:p>
              </table:table-cell>
            </table:table-row>
            <table:table-row>
              <table:table-cell office:value-type="string">
                <text:p>13:04:34</text:p>
              </table:table-cell>
              <table:table-cell office:value-type="float" office:value="0.449524">
                <text:p>0.449524</text:p>
              </table:table-cell>
              <table:table-cell office:value-type="float" office:value="0.141666">
                <text:p>0.141666</text:p>
              </table:table-cell>
            </table:table-row>
            <table:table-row>
              <table:table-cell office:value-type="string">
                <text:p>13:04:35</text:p>
              </table:table-cell>
              <table:table-cell office:value-type="float" office:value="0.341656">
                <text:p>0.341656</text:p>
              </table:table-cell>
              <table:table-cell office:value-type="float" office:value="0.080763">
                <text:p>0.080763</text:p>
              </table:table-cell>
            </table:table-row>
            <table:table-row>
              <table:table-cell office:value-type="string">
                <text:p>13:04:36</text:p>
              </table:table-cell>
              <table:table-cell office:value-type="float" office:value="0.193356">
                <text:p>0.193356</text:p>
              </table:table-cell>
              <table:table-cell office:value-type="float" office:value="0.024967">
                <text:p>0.024967</text:p>
              </table:table-cell>
            </table:table-row>
            <table:table-row>
              <table:table-cell office:value-type="string">
                <text:p>13:04:37</text:p>
              </table:table-cell>
              <table:table-cell office:value-type="float" office:value="0.026621">
                <text:p>0.026621</text:p>
              </table:table-cell>
              <table:table-cell office:value-type="float" office:value="0.004414">
                <text:p>0.004414</text:p>
              </table:table-cell>
            </table:table-row>
            <table:table-row>
              <table:table-cell office:value-type="string">
                <text:p>13:04:38</text:p>
              </table:table-cell>
              <table:table-cell office:value-type="float" office:value="0.025978">
                <text:p>0.025978</text:p>
              </table:table-cell>
              <table:table-cell office:value-type="float" office:value="0.007816">
                <text:p>0.007816</text:p>
              </table:table-cell>
            </table:table-row>
            <table:table-row>
              <table:table-cell office:value-type="string">
                <text:p>13:04:39</text:p>
              </table:table-cell>
              <table:table-cell office:value-type="float" office:value="0.019147">
                <text:p>0.019147</text:p>
              </table:table-cell>
              <table:table-cell office:value-type="float" office:value="0.001941">
                <text:p>0.001941</text:p>
              </table:table-cell>
            </table:table-row>
            <table:table-row>
              <table:table-cell office:value-type="string">
                <text:p>13:04:40</text:p>
              </table:table-cell>
              <table:table-cell office:value-type="float" office:value="0.124935">
                <text:p>0.124935</text:p>
              </table:table-cell>
              <table:table-cell office:value-type="float" office:value="0.015106">
                <text:p>0.015106</text:p>
              </table:table-cell>
            </table:table-row>
            <table:table-row>
              <table:table-cell office:value-type="string">
                <text:p>13:04:41</text:p>
              </table:table-cell>
              <table:table-cell office:value-type="float" office:value="0.018506">
                <text:p>0.018506</text:p>
              </table:table-cell>
              <table:table-cell office:value-type="float" office:value="0.002124">
                <text:p>0.002124</text:p>
              </table:table-cell>
            </table:table-row>
            <table:table-row>
              <table:table-cell office:value-type="string">
                <text:p>13:04:42</text:p>
              </table:table-cell>
              <table:table-cell office:value-type="float" office:value="0.112839">
                <text:p>0.112839</text:p>
              </table:table-cell>
              <table:table-cell office:value-type="float" office:value="0.017559">
                <text:p>0.017559</text:p>
              </table:table-cell>
            </table:table-row>
            <table:table-row>
              <table:table-cell office:value-type="string">
                <text:p>13:04:43</text:p>
              </table:table-cell>
              <table:table-cell office:value-type="float" office:value="0.162704">
                <text:p>0.162704</text:p>
              </table:table-cell>
              <table:table-cell office:value-type="float" office:value="0.027766">
                <text:p>0.027766</text:p>
              </table:table-cell>
            </table:table-row>
            <table:table-row>
              <table:table-cell office:value-type="string">
                <text:p>13:04:44</text:p>
              </table:table-cell>
              <table:table-cell office:value-type="float" office:value="0.208421">
                <text:p>0.208421</text:p>
              </table:table-cell>
              <table:table-cell office:value-type="float" office:value="0.048929">
                <text:p>0.048929</text:p>
              </table:table-cell>
            </table:table-row>
            <table:table-row>
              <table:table-cell office:value-type="string">
                <text:p>13:04:45</text:p>
              </table:table-cell>
              <table:table-cell office:value-type="float" office:value="0.231028">
                <text:p>0.231028</text:p>
              </table:table-cell>
              <table:table-cell office:value-type="float" office:value="0.038795">
                <text:p>0.038795</text:p>
              </table:table-cell>
            </table:table-row>
            <table:table-row>
              <table:table-cell office:value-type="string">
                <text:p>13:04:46</text:p>
              </table:table-cell>
              <table:table-cell office:value-type="float" office:value="0.123597">
                <text:p>0.123597</text:p>
              </table:table-cell>
              <table:table-cell office:value-type="float" office:value="0.043844">
                <text:p>0.043844</text:p>
              </table:table-cell>
            </table:table-row>
            <table:table-row>
              <table:table-cell office:value-type="string">
                <text:p>13:04:47</text:p>
              </table:table-cell>
              <table:table-cell office:value-type="float" office:value="0.143282">
                <text:p>0.143282</text:p>
              </table:table-cell>
              <table:table-cell office:value-type="float" office:value="0.020677">
                <text:p>0.020677</text:p>
              </table:table-cell>
            </table:table-row>
            <table:table-row>
              <table:table-cell office:value-type="string">
                <text:p>13:04:48</text:p>
              </table:table-cell>
              <table:table-cell office:value-type="float" office:value="0.44796">
                <text:p>0.44796</text:p>
              </table:table-cell>
              <table:table-cell office:value-type="float" office:value="0.205255">
                <text:p>0.205255</text:p>
              </table:table-cell>
            </table:table-row>
            <table:table-row>
              <table:table-cell office:value-type="string">
                <text:p>13:04:49</text:p>
              </table:table-cell>
              <table:table-cell office:value-type="float" office:value="0.602818">
                <text:p>0.602818</text:p>
              </table:table-cell>
              <table:table-cell office:value-type="float" office:value="0.391314">
                <text:p>0.391314</text:p>
              </table:table-cell>
            </table:table-row>
            <table:table-row>
              <table:table-cell office:value-type="string">
                <text:p>13:04:50</text:p>
              </table:table-cell>
              <table:table-cell office:value-type="float" office:value="0.541522">
                <text:p>0.541522</text:p>
              </table:table-cell>
              <table:table-cell office:value-type="float" office:value="0.375952">
                <text:p>0.375952</text:p>
              </table:table-cell>
            </table:table-row>
            <table:table-row>
              <table:table-cell office:value-type="string">
                <text:p>13:04:51</text:p>
              </table:table-cell>
              <table:table-cell office:value-type="float" office:value="0.458727">
                <text:p>0.458727</text:p>
              </table:table-cell>
              <table:table-cell office:value-type="float" office:value="0.245248">
                <text:p>0.245248</text:p>
              </table:table-cell>
            </table:table-row>
            <table:table-row>
              <table:table-cell office:value-type="string">
                <text:p>13:04:52</text:p>
              </table:table-cell>
              <table:table-cell office:value-type="float" office:value="0.568098">
                <text:p>0.568098</text:p>
              </table:table-cell>
              <table:table-cell office:value-type="float" office:value="0.216592">
                <text:p>0.216592</text:p>
              </table:table-cell>
            </table:table-row>
            <table:table-row>
              <table:table-cell office:value-type="string">
                <text:p>13:04:53</text:p>
              </table:table-cell>
              <table:table-cell office:value-type="float" office:value="0.426257">
                <text:p>0.426257</text:p>
              </table:table-cell>
              <table:table-cell office:value-type="float" office:value="0.170122">
                <text:p>0.170122</text:p>
              </table:table-cell>
            </table:table-row>
            <table:table-row>
              <table:table-cell office:value-type="string">
                <text:p>13:04:54</text:p>
              </table:table-cell>
              <table:table-cell office:value-type="float" office:value="0.485857">
                <text:p>0.485857</text:p>
              </table:table-cell>
              <table:table-cell office:value-type="float" office:value="0.182246">
                <text:p>0.182246</text:p>
              </table:table-cell>
            </table:table-row>
            <table:table-row>
              <table:table-cell office:value-type="string">
                <text:p>13:04:55</text:p>
              </table:table-cell>
              <table:table-cell office:value-type="float" office:value="0.179729">
                <text:p>0.179729</text:p>
              </table:table-cell>
              <table:table-cell office:value-type="float" office:value="0.063055">
                <text:p>0.063055</text:p>
              </table:table-cell>
            </table:table-row>
            <table:table-row>
              <table:table-cell office:value-type="string">
                <text:p>13:04:56</text:p>
              </table:table-cell>
              <table:table-cell office:value-type="float" office:value="0.167998">
                <text:p>0.167998</text:p>
              </table:table-cell>
              <table:table-cell office:value-type="float" office:value="0.025633">
                <text:p>0.025633</text:p>
              </table:table-cell>
            </table:table-row>
            <table:table-row>
              <table:table-cell office:value-type="string">
                <text:p>13:04:57</text:p>
              </table:table-cell>
              <table:table-cell office:value-type="float" office:value="0.04111">
                <text:p>0.04111</text:p>
              </table:table-cell>
              <table:table-cell office:value-type="float" office:value="0.004911">
                <text:p>0.004911</text:p>
              </table:table-cell>
            </table:table-row>
            <table:table-row>
              <table:table-cell office:value-type="string">
                <text:p>13:04:58</text:p>
              </table:table-cell>
              <table:table-cell office:value-type="float" office:value="0.081918">
                <text:p>0.081918</text:p>
              </table:table-cell>
              <table:table-cell office:value-type="float" office:value="0.007007">
                <text:p>0.007007</text:p>
              </table:table-cell>
            </table:table-row>
            <table:table-row>
              <table:table-cell office:value-type="string">
                <text:p>13:04:59</text:p>
              </table:table-cell>
              <table:table-cell office:value-type="float" office:value="0.017796">
                <text:p>0.017796</text:p>
              </table:table-cell>
              <table:table-cell office:value-type="float" office:value="0.001007">
                <text:p>0.001007</text:p>
              </table:table-cell>
            </table:table-row>
            <table:table-row>
              <table:table-cell office:value-type="string">
                <text:p>13:05:00</text:p>
              </table:table-cell>
              <table:table-cell office:value-type="float" office:value="0.093943">
                <text:p>0.093943</text:p>
              </table:table-cell>
              <table:table-cell office:value-type="float" office:value="0.046207">
                <text:p>0.046207</text:p>
              </table:table-cell>
            </table:table-row>
            <table:table-row>
              <table:table-cell office:value-type="string">
                <text:p>13:05:01</text:p>
              </table:table-cell>
              <table:table-cell office:value-type="float" office:value="0.784331">
                <text:p>0.784331</text:p>
              </table:table-cell>
              <table:table-cell office:value-type="float" office:value="0.721424">
                <text:p>0.721424</text:p>
              </table:table-cell>
            </table:table-row>
            <table:table-row>
              <table:table-cell office:value-type="string">
                <text:p>13:05:02</text:p>
              </table:table-cell>
              <table:table-cell office:value-type="float" office:value="1.300819">
                <text:p>1.300819</text:p>
              </table:table-cell>
              <table:table-cell office:value-type="float" office:value="1.256999">
                <text:p>1.256999</text:p>
              </table:table-cell>
            </table:table-row>
            <table:table-row>
              <table:table-cell office:value-type="string">
                <text:p>13:05:03</text:p>
              </table:table-cell>
              <table:table-cell office:value-type="float" office:value="0.989631">
                <text:p>0.989631</text:p>
              </table:table-cell>
              <table:table-cell office:value-type="float" office:value="1.120716">
                <text:p>1.120716</text:p>
              </table:table-cell>
            </table:table-row>
            <table:table-row>
              <table:table-cell office:value-type="string">
                <text:p>13:05:04</text:p>
              </table:table-cell>
              <table:table-cell office:value-type="float" office:value="0.738009">
                <text:p>0.738009</text:p>
              </table:table-cell>
              <table:table-cell office:value-type="float" office:value="0.927206">
                <text:p>0.927206</text:p>
              </table:table-cell>
            </table:table-row>
            <table:table-row>
              <table:table-cell office:value-type="string">
                <text:p>13:05:05</text:p>
              </table:table-cell>
              <table:table-cell office:value-type="float" office:value="0.936068">
                <text:p>0.936068</text:p>
              </table:table-cell>
              <table:table-cell office:value-type="float" office:value="1.357194">
                <text:p>1.357194</text:p>
              </table:table-cell>
            </table:table-row>
            <table:table-row>
              <table:table-cell office:value-type="string">
                <text:p>13:05:06</text:p>
              </table:table-cell>
              <table:table-cell office:value-type="float" office:value="0.888494">
                <text:p>0.888494</text:p>
              </table:table-cell>
              <table:table-cell office:value-type="float" office:value="1.724013">
                <text:p>1.724013</text:p>
              </table:table-cell>
            </table:table-row>
            <table:table-row>
              <table:table-cell office:value-type="string">
                <text:p>13:05:07</text:p>
              </table:table-cell>
              <table:table-cell office:value-type="float" office:value="1.142154">
                <text:p>1.142154</text:p>
              </table:table-cell>
              <table:table-cell office:value-type="float" office:value="1.421752">
                <text:p>1.421752</text:p>
              </table:table-cell>
            </table:table-row>
            <table:table-row>
              <table:table-cell office:value-type="string">
                <text:p>13:05:08</text:p>
              </table:table-cell>
              <table:table-cell office:value-type="float" office:value="0.984743">
                <text:p>0.984743</text:p>
              </table:table-cell>
              <table:table-cell office:value-type="float" office:value="0.877659">
                <text:p>0.877659</text:p>
              </table:table-cell>
            </table:table-row>
            <table:table-row>
              <table:table-cell office:value-type="string">
                <text:p>13:05:09</text:p>
              </table:table-cell>
              <table:table-cell office:value-type="float" office:value="0.823986">
                <text:p>0.823986</text:p>
              </table:table-cell>
              <table:table-cell office:value-type="float" office:value="1.232293">
                <text:p>1.232293</text:p>
              </table:table-cell>
            </table:table-row>
            <table:table-row>
              <table:table-cell office:value-type="string">
                <text:p>13:05:10</text:p>
              </table:table-cell>
              <table:table-cell office:value-type="float" office:value="1.027922">
                <text:p>1.027922</text:p>
              </table:table-cell>
              <table:table-cell office:value-type="float" office:value="1.36144">
                <text:p>1.36144</text:p>
              </table:table-cell>
            </table:table-row>
            <table:table-row>
              <table:table-cell office:value-type="string">
                <text:p>13:05:11</text:p>
              </table:table-cell>
              <table:table-cell office:value-type="float" office:value="0.989568">
                <text:p>0.989568</text:p>
              </table:table-cell>
              <table:table-cell office:value-type="float" office:value="1.430595">
                <text:p>1.430595</text:p>
              </table:table-cell>
            </table:table-row>
            <table:table-row>
              <table:table-cell office:value-type="string">
                <text:p>13:05:12</text:p>
              </table:table-cell>
              <table:table-cell office:value-type="float" office:value="0.952311">
                <text:p>0.952311</text:p>
              </table:table-cell>
              <table:table-cell office:value-type="float" office:value="0.969497">
                <text:p>0.969497</text:p>
              </table:table-cell>
            </table:table-row>
            <table:table-row>
              <table:table-cell office:value-type="string">
                <text:p>13:05:13</text:p>
              </table:table-cell>
              <table:table-cell office:value-type="float" office:value="0.853779">
                <text:p>0.853779</text:p>
              </table:table-cell>
              <table:table-cell office:value-type="float" office:value="1.06472">
                <text:p>1.06472</text:p>
              </table:table-cell>
            </table:table-row>
            <table:table-row>
              <table:table-cell office:value-type="string">
                <text:p>13:05:14</text:p>
              </table:table-cell>
              <table:table-cell office:value-type="float" office:value="0.751304">
                <text:p>0.751304</text:p>
              </table:table-cell>
              <table:table-cell office:value-type="float" office:value="1.401967">
                <text:p>1.401967</text:p>
              </table:table-cell>
            </table:table-row>
            <table:table-row>
              <table:table-cell office:value-type="string">
                <text:p>13:05:15</text:p>
              </table:table-cell>
              <table:table-cell office:value-type="float" office:value="0.451947">
                <text:p>0.451947</text:p>
              </table:table-cell>
              <table:table-cell office:value-type="float" office:value="0.145134">
                <text:p>0.145134</text:p>
              </table:table-cell>
            </table:table-row>
            <table:table-row>
              <table:table-cell office:value-type="string">
                <text:p>13:05:16</text:p>
              </table:table-cell>
              <table:table-cell office:value-type="float" office:value="0.903475">
                <text:p>0.903475</text:p>
              </table:table-cell>
              <table:table-cell office:value-type="float" office:value="0.62677">
                <text:p>0.62677</text:p>
              </table:table-cell>
            </table:table-row>
            <table:table-row>
              <table:table-cell office:value-type="string">
                <text:p>13:05:17</text:p>
              </table:table-cell>
              <table:table-cell office:value-type="float" office:value="0.803184">
                <text:p>0.803184</text:p>
              </table:table-cell>
              <table:table-cell office:value-type="float" office:value="0.871614">
                <text:p>0.871614</text:p>
              </table:table-cell>
            </table:table-row>
            <table:table-row>
              <table:table-cell office:value-type="string">
                <text:p>13:05:18</text:p>
              </table:table-cell>
              <table:table-cell office:value-type="float" office:value="0.848925">
                <text:p>0.848925</text:p>
              </table:table-cell>
              <table:table-cell office:value-type="float" office:value="0.820944">
                <text:p>0.820944</text:p>
              </table:table-cell>
            </table:table-row>
            <table:table-row>
              <table:table-cell office:value-type="string">
                <text:p>13:05:19</text:p>
              </table:table-cell>
              <table:table-cell office:value-type="float" office:value="0.69837">
                <text:p>0.69837</text:p>
              </table:table-cell>
              <table:table-cell office:value-type="float" office:value="0.380907">
                <text:p>0.380907</text:p>
              </table:table-cell>
            </table:table-row>
            <table:table-row>
              <table:table-cell office:value-type="string">
                <text:p>13:05:20</text:p>
              </table:table-cell>
              <table:table-cell office:value-type="float" office:value="0.416275">
                <text:p>0.416275</text:p>
              </table:table-cell>
              <table:table-cell office:value-type="float" office:value="0.156323">
                <text:p>0.156323</text:p>
              </table:table-cell>
            </table:table-row>
            <table:table-row>
              <table:table-cell office:value-type="string">
                <text:p>13:05:21</text:p>
              </table:table-cell>
              <table:table-cell office:value-type="float" office:value="0.406625">
                <text:p>0.406625</text:p>
              </table:table-cell>
              <table:table-cell office:value-type="float" office:value="0.190195">
                <text:p>0.190195</text:p>
              </table:table-cell>
            </table:table-row>
            <table:table-row>
              <table:table-cell office:value-type="string">
                <text:p>13:05:22</text:p>
              </table:table-cell>
              <table:table-cell office:value-type="float" office:value="0.416143">
                <text:p>0.416143</text:p>
              </table:table-cell>
              <table:table-cell office:value-type="float" office:value="0.12922">
                <text:p>0.12922</text:p>
              </table:table-cell>
            </table:table-row>
            <table:table-row>
              <table:table-cell office:value-type="string">
                <text:p>13:05:23</text:p>
              </table:table-cell>
              <table:table-cell office:value-type="float" office:value="0.69424">
                <text:p>0.69424</text:p>
              </table:table-cell>
              <table:table-cell office:value-type="float" office:value="0.329197">
                <text:p>0.329197</text:p>
              </table:table-cell>
            </table:table-row>
            <table:table-row>
              <table:table-cell office:value-type="string">
                <text:p>13:05:24</text:p>
              </table:table-cell>
              <table:table-cell office:value-type="float" office:value="0.314629">
                <text:p>0.314629</text:p>
              </table:table-cell>
              <table:table-cell office:value-type="float" office:value="0.095916">
                <text:p>0.095916</text:p>
              </table:table-cell>
            </table:table-row>
            <table:table-row>
              <table:table-cell office:value-type="string">
                <text:p>13:05:25</text:p>
              </table:table-cell>
              <table:table-cell office:value-type="float" office:value="0.293712">
                <text:p>0.293712</text:p>
              </table:table-cell>
              <table:table-cell office:value-type="float" office:value="0.066095">
                <text:p>0.066095</text:p>
              </table:table-cell>
            </table:table-row>
            <table:table-row>
              <table:table-cell office:value-type="string">
                <text:p>13:05:26</text:p>
              </table:table-cell>
              <table:table-cell office:value-type="float" office:value="0.299854">
                <text:p>0.299854</text:p>
              </table:table-cell>
              <table:table-cell office:value-type="float" office:value="0.075264">
                <text:p>0.075264</text:p>
              </table:table-cell>
            </table:table-row>
            <table:table-row>
              <table:table-cell office:value-type="string">
                <text:p>13:05:27</text:p>
              </table:table-cell>
              <table:table-cell office:value-type="float" office:value="0.258637">
                <text:p>0.258637</text:p>
              </table:table-cell>
              <table:table-cell office:value-type="float" office:value="0.081704">
                <text:p>0.081704</text:p>
              </table:table-cell>
            </table:table-row>
            <table:table-row>
              <table:table-cell office:value-type="string">
                <text:p>13:05:28</text:p>
              </table:table-cell>
              <table:table-cell office:value-type="float" office:value="0.160967">
                <text:p>0.160967</text:p>
              </table:table-cell>
              <table:table-cell office:value-type="float" office:value="0.017202">
                <text:p>0.017202</text:p>
              </table:table-cell>
            </table:table-row>
            <table:table-row>
              <table:table-cell office:value-type="string">
                <text:p>13:05:29</text:p>
              </table:table-cell>
              <table:table-cell office:value-type="float" office:value="0.071854">
                <text:p>0.071854</text:p>
              </table:table-cell>
              <table:table-cell office:value-type="float" office:value="0.017919">
                <text:p>0.017919</text:p>
              </table:table-cell>
            </table:table-row>
            <table:table-row>
              <table:table-cell office:value-type="string">
                <text:p>13:05:30</text:p>
              </table:table-cell>
              <table:table-cell office:value-type="float" office:value="0.312375">
                <text:p>0.312375</text:p>
              </table:table-cell>
              <table:table-cell office:value-type="float" office:value="0.084812">
                <text:p>0.084812</text:p>
              </table:table-cell>
            </table:table-row>
            <table:table-row>
              <table:table-cell office:value-type="string">
                <text:p>13:05:31</text:p>
              </table:table-cell>
              <table:table-cell office:value-type="float" office:value="0.094817">
                <text:p>0.094817</text:p>
              </table:table-cell>
              <table:table-cell office:value-type="float" office:value="0.019899">
                <text:p>0.019899</text:p>
              </table:table-cell>
            </table:table-row>
            <table:table-row>
              <table:table-cell office:value-type="string">
                <text:p>13:05:32</text:p>
              </table:table-cell>
              <table:table-cell office:value-type="float" office:value="0.343333">
                <text:p>0.343333</text:p>
              </table:table-cell>
              <table:table-cell office:value-type="float" office:value="0.114118">
                <text:p>0.114118</text:p>
              </table:table-cell>
            </table:table-row>
            <table:table-row>
              <table:table-cell office:value-type="string">
                <text:p>13:05:33</text:p>
              </table:table-cell>
              <table:table-cell office:value-type="float" office:value="0.281298">
                <text:p>0.281298</text:p>
              </table:table-cell>
              <table:table-cell office:value-type="float" office:value="0.032002">
                <text:p>0.032002</text:p>
              </table:table-cell>
            </table:table-row>
            <table:table-row>
              <table:table-cell office:value-type="string">
                <text:p>13:05:34</text:p>
              </table:table-cell>
              <table:table-cell office:value-type="float" office:value="0.154934">
                <text:p>0.154934</text:p>
              </table:table-cell>
              <table:table-cell office:value-type="float" office:value="0.017267">
                <text:p>0.017267</text:p>
              </table:table-cell>
            </table:table-row>
            <table:table-row>
              <table:table-cell office:value-type="string">
                <text:p>13:05:35</text:p>
              </table:table-cell>
              <table:table-cell office:value-type="float" office:value="0.212006">
                <text:p>0.212006</text:p>
              </table:table-cell>
              <table:table-cell office:value-type="float" office:value="0.069627">
                <text:p>0.069627</text:p>
              </table:table-cell>
            </table:table-row>
            <table:table-row>
              <table:table-cell office:value-type="string">
                <text:p>13:05:36</text:p>
              </table:table-cell>
              <table:table-cell office:value-type="float" office:value="0.459023">
                <text:p>0.459023</text:p>
              </table:table-cell>
              <table:table-cell office:value-type="float" office:value="0.407497">
                <text:p>0.407497</text:p>
              </table:table-cell>
            </table:table-row>
            <table:table-row>
              <table:table-cell office:value-type="string">
                <text:p>13:05:37</text:p>
              </table:table-cell>
              <table:table-cell office:value-type="float" office:value="0.532561">
                <text:p>0.532561</text:p>
              </table:table-cell>
              <table:table-cell office:value-type="float" office:value="0.290062">
                <text:p>0.290062</text:p>
              </table:table-cell>
            </table:table-row>
            <table:table-row>
              <table:table-cell office:value-type="string">
                <text:p>13:05:38</text:p>
              </table:table-cell>
              <table:table-cell office:value-type="float" office:value="0.996225">
                <text:p>0.996225</text:p>
              </table:table-cell>
              <table:table-cell office:value-type="float" office:value="0.916992">
                <text:p>0.916992</text:p>
              </table:table-cell>
            </table:table-row>
            <table:table-row>
              <table:table-cell office:value-type="string">
                <text:p>13:05:39</text:p>
              </table:table-cell>
              <table:table-cell office:value-type="float" office:value="0.767597">
                <text:p>0.767597</text:p>
              </table:table-cell>
              <table:table-cell office:value-type="float" office:value="0.306011">
                <text:p>0.306011</text:p>
              </table:table-cell>
            </table:table-row>
            <table:table-row>
              <table:table-cell office:value-type="string">
                <text:p>13:05:40</text:p>
              </table:table-cell>
              <table:table-cell office:value-type="float" office:value="0.60992">
                <text:p>0.60992</text:p>
              </table:table-cell>
              <table:table-cell office:value-type="float" office:value="0.161337">
                <text:p>0.161337</text:p>
              </table:table-cell>
            </table:table-row>
            <table:table-row>
              <table:table-cell office:value-type="string">
                <text:p>13:05:41</text:p>
              </table:table-cell>
              <table:table-cell office:value-type="float" office:value="0.383321">
                <text:p>0.383321</text:p>
              </table:table-cell>
              <table:table-cell office:value-type="float" office:value="0.145703">
                <text:p>0.145703</text:p>
              </table:table-cell>
            </table:table-row>
            <table:table-row>
              <table:table-cell office:value-type="string">
                <text:p>13:05:42</text:p>
              </table:table-cell>
              <table:table-cell office:value-type="float" office:value="0.268305">
                <text:p>0.268305</text:p>
              </table:table-cell>
              <table:table-cell office:value-type="float" office:value="0.042627">
                <text:p>0.042627</text:p>
              </table:table-cell>
            </table:table-row>
            <table:table-row>
              <table:table-cell office:value-type="string">
                <text:p>13:05:43</text:p>
              </table:table-cell>
              <table:table-cell office:value-type="float" office:value="0.175446">
                <text:p>0.175446</text:p>
              </table:table-cell>
              <table:table-cell office:value-type="float" office:value="0.03459">
                <text:p>0.03459</text:p>
              </table:table-cell>
            </table:table-row>
            <table:table-row>
              <table:table-cell office:value-type="string">
                <text:p>13:05:44</text:p>
              </table:table-cell>
              <table:table-cell office:value-type="float" office:value="0.057853">
                <text:p>0.057853</text:p>
              </table:table-cell>
              <table:table-cell office:value-type="float" office:value="0.008521">
                <text:p>0.008521</text:p>
              </table:table-cell>
            </table:table-row>
            <table:table-row>
              <table:table-cell office:value-type="string">
                <text:p>13:05:45</text:p>
              </table:table-cell>
              <table:table-cell office:value-type="float" office:value="0.062345">
                <text:p>0.062345</text:p>
              </table:table-cell>
              <table:table-cell office:value-type="float" office:value="0.010312">
                <text:p>0.010312</text:p>
              </table:table-cell>
            </table:table-row>
            <table:table-row>
              <table:table-cell office:value-type="string">
                <text:p>13:05:46</text:p>
              </table:table-cell>
              <table:table-cell office:value-type="float" office:value="0.491507">
                <text:p>0.491507</text:p>
              </table:table-cell>
              <table:table-cell office:value-type="float" office:value="0.282733">
                <text:p>0.282733</text:p>
              </table:table-cell>
            </table:table-row>
            <table:table-row>
              <table:table-cell office:value-type="string">
                <text:p>13:05:47</text:p>
              </table:table-cell>
              <table:table-cell office:value-type="float" office:value="0.387845">
                <text:p>0.387845</text:p>
              </table:table-cell>
              <table:table-cell office:value-type="float" office:value="0.077615">
                <text:p>0.077615</text:p>
              </table:table-cell>
            </table:table-row>
            <table:table-row>
              <table:table-cell office:value-type="string">
                <text:p>13:05:48</text:p>
              </table:table-cell>
              <table:table-cell office:value-type="float" office:value="0.0593">
                <text:p>0.0593</text:p>
              </table:table-cell>
              <table:table-cell office:value-type="float" office:value="0.020015">
                <text:p>0.020015</text:p>
              </table:table-cell>
            </table:table-row>
            <table:table-row>
              <table:table-cell office:value-type="string">
                <text:p>13:05:49</text:p>
              </table:table-cell>
              <table:table-cell office:value-type="float" office:value="0.83776">
                <text:p>0.83776</text:p>
              </table:table-cell>
              <table:table-cell office:value-type="float" office:value="1.036289">
                <text:p>1.036289</text:p>
              </table:table-cell>
            </table:table-row>
            <table:table-row>
              <table:table-cell office:value-type="string">
                <text:p>13:05:50</text:p>
              </table:table-cell>
              <table:table-cell office:value-type="float" office:value="1.274605">
                <text:p>1.274605</text:p>
              </table:table-cell>
              <table:table-cell office:value-type="float" office:value="1.736843">
                <text:p>1.736843</text:p>
              </table:table-cell>
            </table:table-row>
            <table:table-row>
              <table:table-cell office:value-type="string">
                <text:p>13:05:51</text:p>
              </table:table-cell>
              <table:table-cell office:value-type="float" office:value="0.952231">
                <text:p>0.952231</text:p>
              </table:table-cell>
              <table:table-cell office:value-type="float" office:value="2.013431">
                <text:p>2.013431</text:p>
              </table:table-cell>
            </table:table-row>
            <table:table-row>
              <table:table-cell office:value-type="string">
                <text:p>13:05:52</text:p>
              </table:table-cell>
              <table:table-cell office:value-type="float" office:value="1.047564">
                <text:p>1.047564</text:p>
              </table:table-cell>
              <table:table-cell office:value-type="float" office:value="1.701959">
                <text:p>1.701959</text:p>
              </table:table-cell>
            </table:table-row>
            <table:table-row>
              <table:table-cell office:value-type="string">
                <text:p>13:05:53</text:p>
              </table:table-cell>
              <table:table-cell office:value-type="float" office:value="0.780434">
                <text:p>0.780434</text:p>
              </table:table-cell>
              <table:table-cell office:value-type="float" office:value="0.586652">
                <text:p>0.586652</text:p>
              </table:table-cell>
            </table:table-row>
            <table:table-row>
              <table:table-cell office:value-type="string">
                <text:p>13:05:54</text:p>
              </table:table-cell>
              <table:table-cell office:value-type="float" office:value="0.693917">
                <text:p>0.693917</text:p>
              </table:table-cell>
              <table:table-cell office:value-type="float" office:value="0.607848">
                <text:p>0.607848</text:p>
              </table:table-cell>
            </table:table-row>
            <table:table-row>
              <table:table-cell office:value-type="string">
                <text:p>13:05:55</text:p>
              </table:table-cell>
              <table:table-cell office:value-type="float" office:value="0.624114">
                <text:p>0.624114</text:p>
              </table:table-cell>
              <table:table-cell office:value-type="float" office:value="0.300244">
                <text:p>0.300244</text:p>
              </table:table-cell>
            </table:table-row>
            <table:table-row>
              <table:table-cell office:value-type="string">
                <text:p>13:05:56</text:p>
              </table:table-cell>
              <table:table-cell office:value-type="float" office:value="0.408287">
                <text:p>0.408287</text:p>
              </table:table-cell>
              <table:table-cell office:value-type="float" office:value="0.086147">
                <text:p>0.086147</text:p>
              </table:table-cell>
            </table:table-row>
            <table:table-row>
              <table:table-cell office:value-type="string">
                <text:p>13:05:57</text:p>
              </table:table-cell>
              <table:table-cell office:value-type="float" office:value="0.323873">
                <text:p>0.323873</text:p>
              </table:table-cell>
              <table:table-cell office:value-type="float" office:value="0.097727">
                <text:p>0.097727</text:p>
              </table:table-cell>
            </table:table-row>
            <table:table-row>
              <table:table-cell office:value-type="string">
                <text:p>13:05:58</text:p>
              </table:table-cell>
              <table:table-cell office:value-type="float" office:value="0.222792">
                <text:p>0.222792</text:p>
              </table:table-cell>
              <table:table-cell office:value-type="float" office:value="0.028323">
                <text:p>0.028323</text:p>
              </table:table-cell>
            </table:table-row>
            <table:table-row>
              <table:table-cell office:value-type="string">
                <text:p>13:05:59</text:p>
              </table:table-cell>
              <table:table-cell office:value-type="float" office:value="0.276096">
                <text:p>0.276096</text:p>
              </table:table-cell>
              <table:table-cell office:value-type="float" office:value="0.038205">
                <text:p>0.038205</text:p>
              </table:table-cell>
            </table:table-row>
            <table:table-row>
              <table:table-cell office:value-type="string">
                <text:p>13:06:00</text:p>
              </table:table-cell>
              <table:table-cell office:value-type="float" office:value="0.112514">
                <text:p>0.112514</text:p>
              </table:table-cell>
              <table:table-cell office:value-type="float" office:value="0.023407">
                <text:p>0.023407</text:p>
              </table:table-cell>
            </table:table-row>
            <table:table-row>
              <table:table-cell office:value-type="string">
                <text:p>13:06:01</text:p>
              </table:table-cell>
              <table:table-cell office:value-type="float" office:value="0.111537">
                <text:p>0.111537</text:p>
              </table:table-cell>
              <table:table-cell office:value-type="float" office:value="0.016275">
                <text:p>0.016275</text:p>
              </table:table-cell>
            </table:table-row>
            <table:table-row>
              <table:table-cell office:value-type="string">
                <text:p>13:06:02</text:p>
              </table:table-cell>
              <table:table-cell office:value-type="float" office:value="0.137348">
                <text:p>0.137348</text:p>
              </table:table-cell>
              <table:table-cell office:value-type="float" office:value="0.036609">
                <text:p>0.036609</text:p>
              </table:table-cell>
            </table:table-row>
            <table:table-row>
              <table:table-cell office:value-type="string">
                <text:p>13:06:03</text:p>
              </table:table-cell>
              <table:table-cell office:value-type="float" office:value="0.255294">
                <text:p>0.255294</text:p>
              </table:table-cell>
              <table:table-cell office:value-type="float" office:value="0.071946">
                <text:p>0.071946</text:p>
              </table:table-cell>
            </table:table-row>
            <table:table-row>
              <table:table-cell office:value-type="string">
                <text:p>13:06:04</text:p>
              </table:table-cell>
              <table:table-cell office:value-type="float" office:value="0.079031">
                <text:p>0.079031</text:p>
              </table:table-cell>
              <table:table-cell office:value-type="float" office:value="0.060714">
                <text:p>0.060714</text:p>
              </table:table-cell>
            </table:table-row>
            <table:table-row>
              <table:table-cell office:value-type="string">
                <text:p>13:06:05</text:p>
              </table:table-cell>
              <table:table-cell office:value-type="float" office:value="0.69807">
                <text:p>0.69807</text:p>
              </table:table-cell>
              <table:table-cell office:value-type="float" office:value="0.735929">
                <text:p>0.735929</text:p>
              </table:table-cell>
            </table:table-row>
            <table:table-row>
              <table:table-cell office:value-type="string">
                <text:p>13:06:06</text:p>
              </table:table-cell>
              <table:table-cell office:value-type="float" office:value="1.024295">
                <text:p>1.024295</text:p>
              </table:table-cell>
              <table:table-cell office:value-type="float" office:value="0.776064">
                <text:p>0.776064</text:p>
              </table:table-cell>
            </table:table-row>
            <table:table-row>
              <table:table-cell office:value-type="string">
                <text:p>13:06:07</text:p>
              </table:table-cell>
              <table:table-cell office:value-type="float" office:value="1.234463">
                <text:p>1.234463</text:p>
              </table:table-cell>
              <table:table-cell office:value-type="float" office:value="1.091209">
                <text:p>1.091209</text:p>
              </table:table-cell>
            </table:table-row>
            <table:table-row>
              <table:table-cell office:value-type="string">
                <text:p>13:06:08</text:p>
              </table:table-cell>
              <table:table-cell office:value-type="float" office:value="0.786322">
                <text:p>0.786322</text:p>
              </table:table-cell>
              <table:table-cell office:value-type="float" office:value="0.372938">
                <text:p>0.372938</text:p>
              </table:table-cell>
            </table:table-row>
            <table:table-row>
              <table:table-cell office:value-type="string">
                <text:p>13:06:09</text:p>
              </table:table-cell>
              <table:table-cell office:value-type="float" office:value="0.678463">
                <text:p>0.678463</text:p>
              </table:table-cell>
              <table:table-cell office:value-type="float" office:value="0.512131">
                <text:p>0.512131</text:p>
              </table:table-cell>
            </table:table-row>
            <table:table-row>
              <table:table-cell office:value-type="string">
                <text:p>13:06:10</text:p>
              </table:table-cell>
              <table:table-cell office:value-type="float" office:value="0.498841">
                <text:p>0.498841</text:p>
              </table:table-cell>
              <table:table-cell office:value-type="float" office:value="0.606951">
                <text:p>0.606951</text:p>
              </table:table-cell>
            </table:table-row>
            <table:table-row>
              <table:table-cell office:value-type="string">
                <text:p>13:06:11</text:p>
              </table:table-cell>
              <table:table-cell office:value-type="float" office:value="0.397783">
                <text:p>0.397783</text:p>
              </table:table-cell>
              <table:table-cell office:value-type="float" office:value="0.174238">
                <text:p>0.174238</text:p>
              </table:table-cell>
            </table:table-row>
            <table:table-row>
              <table:table-cell office:value-type="string">
                <text:p>13:06:12</text:p>
              </table:table-cell>
              <table:table-cell office:value-type="float" office:value="0.494636">
                <text:p>0.494636</text:p>
              </table:table-cell>
              <table:table-cell office:value-type="float" office:value="0.412022">
                <text:p>0.412022</text:p>
              </table:table-cell>
            </table:table-row>
            <table:table-row>
              <table:table-cell office:value-type="string">
                <text:p>13:06:13</text:p>
              </table:table-cell>
              <table:table-cell office:value-type="float" office:value="0.421614">
                <text:p>0.421614</text:p>
              </table:table-cell>
              <table:table-cell office:value-type="float" office:value="0.136135">
                <text:p>0.136135</text:p>
              </table:table-cell>
            </table:table-row>
            <table:table-row>
              <table:table-cell office:value-type="string">
                <text:p>13:06:14</text:p>
              </table:table-cell>
              <table:table-cell office:value-type="float" office:value="0.578196">
                <text:p>0.578196</text:p>
              </table:table-cell>
              <table:table-cell office:value-type="float" office:value="0.528618">
                <text:p>0.528618</text:p>
              </table:table-cell>
            </table:table-row>
            <table:table-row>
              <table:table-cell office:value-type="string">
                <text:p>13:06:15</text:p>
              </table:table-cell>
              <table:table-cell office:value-type="float" office:value="0.382223">
                <text:p>0.382223</text:p>
              </table:table-cell>
              <table:table-cell office:value-type="float" office:value="0.179004">
                <text:p>0.179004</text:p>
              </table:table-cell>
            </table:table-row>
            <table:table-row>
              <table:table-cell office:value-type="string">
                <text:p>13:06:16</text:p>
              </table:table-cell>
              <table:table-cell office:value-type="float" office:value="0.261664">
                <text:p>0.261664</text:p>
              </table:table-cell>
              <table:table-cell office:value-type="float" office:value="0.137068">
                <text:p>0.137068</text:p>
              </table:table-cell>
            </table:table-row>
            <table:table-row>
              <table:table-cell office:value-type="string">
                <text:p>13:06:17</text:p>
              </table:table-cell>
              <table:table-cell office:value-type="float" office:value="0.461427">
                <text:p>0.461427</text:p>
              </table:table-cell>
              <table:table-cell office:value-type="float" office:value="0.635955">
                <text:p>0.635955</text:p>
              </table:table-cell>
            </table:table-row>
            <table:table-row>
              <table:table-cell office:value-type="string">
                <text:p>13:06:18</text:p>
              </table:table-cell>
              <table:table-cell office:value-type="float" office:value="0.871685">
                <text:p>0.871685</text:p>
              </table:table-cell>
              <table:table-cell office:value-type="float" office:value="1.504252">
                <text:p>1.504252</text:p>
              </table:table-cell>
            </table:table-row>
            <table:table-row>
              <table:table-cell office:value-type="string">
                <text:p>13:06:19</text:p>
              </table:table-cell>
              <table:table-cell office:value-type="float" office:value="0.95933">
                <text:p>0.95933</text:p>
              </table:table-cell>
              <table:table-cell office:value-type="float" office:value="1.628076">
                <text:p>1.628076</text:p>
              </table:table-cell>
            </table:table-row>
            <table:table-row>
              <table:table-cell office:value-type="string">
                <text:p>13:06:20</text:p>
              </table:table-cell>
              <table:table-cell office:value-type="float" office:value="1.097675">
                <text:p>1.097675</text:p>
              </table:table-cell>
              <table:table-cell office:value-type="float" office:value="1.999073">
                <text:p>1.999073</text:p>
              </table:table-cell>
            </table:table-row>
            <table:table-row>
              <table:table-cell office:value-type="string">
                <text:p>13:06:21</text:p>
              </table:table-cell>
              <table:table-cell office:value-type="float" office:value="0.905637">
                <text:p>0.905637</text:p>
              </table:table-cell>
              <table:table-cell office:value-type="float" office:value="1.84702">
                <text:p>1.84702</text:p>
              </table:table-cell>
            </table:table-row>
            <table:table-row>
              <table:table-cell office:value-type="string">
                <text:p>13:06:22</text:p>
              </table:table-cell>
              <table:table-cell office:value-type="float" office:value="0.711208">
                <text:p>0.711208</text:p>
              </table:table-cell>
              <table:table-cell office:value-type="float" office:value="0.723969">
                <text:p>0.723969</text:p>
              </table:table-cell>
            </table:table-row>
            <table:table-row>
              <table:table-cell office:value-type="string">
                <text:p>13:06:23</text:p>
              </table:table-cell>
              <table:table-cell office:value-type="float" office:value="0.809837">
                <text:p>0.809837</text:p>
              </table:table-cell>
              <table:table-cell office:value-type="float" office:value="1.115859">
                <text:p>1.115859</text:p>
              </table:table-cell>
            </table:table-row>
            <table:table-row>
              <table:table-cell office:value-type="string">
                <text:p>13:06:24</text:p>
              </table:table-cell>
              <table:table-cell office:value-type="float" office:value="0.418345">
                <text:p>0.418345</text:p>
              </table:table-cell>
              <table:table-cell office:value-type="float" office:value="0.281418">
                <text:p>0.281418</text:p>
              </table:table-cell>
            </table:table-row>
            <table:table-row>
              <table:table-cell office:value-type="string">
                <text:p>13:06:25</text:p>
              </table:table-cell>
              <table:table-cell office:value-type="float" office:value="0.681886">
                <text:p>0.681886</text:p>
              </table:table-cell>
              <table:table-cell office:value-type="float" office:value="0.674953">
                <text:p>0.674953</text:p>
              </table:table-cell>
            </table:table-row>
            <table:table-row>
              <table:table-cell office:value-type="string">
                <text:p>13:06:26</text:p>
              </table:table-cell>
              <table:table-cell office:value-type="float" office:value="1.142513">
                <text:p>1.142513</text:p>
              </table:table-cell>
              <table:table-cell office:value-type="float" office:value="1.852474">
                <text:p>1.852474</text:p>
              </table:table-cell>
            </table:table-row>
            <table:table-row>
              <table:table-cell office:value-type="string">
                <text:p>13:06:27</text:p>
              </table:table-cell>
              <table:table-cell office:value-type="float" office:value="1.067375">
                <text:p>1.067375</text:p>
              </table:table-cell>
              <table:table-cell office:value-type="float" office:value="2.233656">
                <text:p>2.233656</text:p>
              </table:table-cell>
            </table:table-row>
            <table:table-row>
              <table:table-cell office:value-type="string">
                <text:p>13:06:28</text:p>
              </table:table-cell>
              <table:table-cell office:value-type="float" office:value="0.545511">
                <text:p>0.545511</text:p>
              </table:table-cell>
              <table:table-cell office:value-type="float" office:value="1.234522">
                <text:p>1.234522</text:p>
              </table:table-cell>
            </table:table-row>
            <table:table-row>
              <table:table-cell office:value-type="string">
                <text:p>13:06:29</text:p>
              </table:table-cell>
              <table:table-cell office:value-type="float" office:value="0.650786">
                <text:p>0.650786</text:p>
              </table:table-cell>
              <table:table-cell office:value-type="float" office:value="1.369344">
                <text:p>1.369344</text:p>
              </table:table-cell>
            </table:table-row>
            <table:table-row>
              <table:table-cell office:value-type="string">
                <text:p>13:06:30</text:p>
              </table:table-cell>
              <table:table-cell office:value-type="float" office:value="0.651119">
                <text:p>0.651119</text:p>
              </table:table-cell>
              <table:table-cell office:value-type="float" office:value="1.119022">
                <text:p>1.119022</text:p>
              </table:table-cell>
            </table:table-row>
            <table:table-row>
              <table:table-cell office:value-type="string">
                <text:p>13:06:31</text:p>
              </table:table-cell>
              <table:table-cell office:value-type="float" office:value="0.489449">
                <text:p>0.489449</text:p>
              </table:table-cell>
              <table:table-cell office:value-type="float" office:value="0.438078">
                <text:p>0.438078</text:p>
              </table:table-cell>
            </table:table-row>
            <table:table-row>
              <table:table-cell office:value-type="string">
                <text:p>13:06:32</text:p>
              </table:table-cell>
              <table:table-cell office:value-type="float" office:value="0.399287">
                <text:p>0.399287</text:p>
              </table:table-cell>
              <table:table-cell office:value-type="float" office:value="0.426508">
                <text:p>0.426508</text:p>
              </table:table-cell>
            </table:table-row>
            <table:table-row>
              <table:table-cell office:value-type="string">
                <text:p>13:06:33</text:p>
              </table:table-cell>
              <table:table-cell office:value-type="float" office:value="0.592662">
                <text:p>0.592662</text:p>
              </table:table-cell>
              <table:table-cell office:value-type="float" office:value="0.481538">
                <text:p>0.481538</text:p>
              </table:table-cell>
            </table:table-row>
            <table:table-row>
              <table:table-cell office:value-type="string">
                <text:p>13:06:34</text:p>
              </table:table-cell>
              <table:table-cell office:value-type="float" office:value="0.532288">
                <text:p>0.532288</text:p>
              </table:table-cell>
              <table:table-cell office:value-type="float" office:value="0.710088">
                <text:p>0.710088</text:p>
              </table:table-cell>
            </table:table-row>
            <table:table-row>
              <table:table-cell office:value-type="string">
                <text:p>13:06:35</text:p>
              </table:table-cell>
              <table:table-cell office:value-type="float" office:value="0.845246">
                <text:p>0.845246</text:p>
              </table:table-cell>
              <table:table-cell office:value-type="float" office:value="1.050173">
                <text:p>1.050173</text:p>
              </table:table-cell>
            </table:table-row>
            <table:table-row>
              <table:table-cell office:value-type="string">
                <text:p>13:06:36</text:p>
              </table:table-cell>
              <table:table-cell office:value-type="float" office:value="0.755862">
                <text:p>0.755862</text:p>
              </table:table-cell>
              <table:table-cell office:value-type="float" office:value="0.549276">
                <text:p>0.549276</text:p>
              </table:table-cell>
            </table:table-row>
            <table:table-row>
              <table:table-cell office:value-type="string">
                <text:p>13:06:37</text:p>
              </table:table-cell>
              <table:table-cell office:value-type="float" office:value="0.617633">
                <text:p>0.617633</text:p>
              </table:table-cell>
              <table:table-cell office:value-type="float" office:value="0.417966">
                <text:p>0.417966</text:p>
              </table:table-cell>
            </table:table-row>
            <table:table-row>
              <table:table-cell office:value-type="string">
                <text:p>13:06:38</text:p>
              </table:table-cell>
              <table:table-cell office:value-type="float" office:value="0.508913">
                <text:p>0.508913</text:p>
              </table:table-cell>
              <table:table-cell office:value-type="float" office:value="0.280102">
                <text:p>0.280102</text:p>
              </table:table-cell>
            </table:table-row>
            <table:table-row>
              <table:table-cell office:value-type="string">
                <text:p>13:06:39</text:p>
              </table:table-cell>
              <table:table-cell office:value-type="float" office:value="0.446118">
                <text:p>0.446118</text:p>
              </table:table-cell>
              <table:table-cell office:value-type="float" office:value="0.236392">
                <text:p>0.236392</text:p>
              </table:table-cell>
            </table:table-row>
            <table:table-row>
              <table:table-cell office:value-type="string">
                <text:p>13:06:40</text:p>
              </table:table-cell>
              <table:table-cell office:value-type="float" office:value="0.478727">
                <text:p>0.478727</text:p>
              </table:table-cell>
              <table:table-cell office:value-type="float" office:value="0.363588">
                <text:p>0.363588</text:p>
              </table:table-cell>
            </table:table-row>
            <table:table-row>
              <table:table-cell office:value-type="string">
                <text:p>13:06:41</text:p>
              </table:table-cell>
              <table:table-cell office:value-type="float" office:value="0.619953">
                <text:p>0.619953</text:p>
              </table:table-cell>
              <table:table-cell office:value-type="float" office:value="0.623892">
                <text:p>0.623892</text:p>
              </table:table-cell>
            </table:table-row>
            <table:table-row>
              <table:table-cell office:value-type="string">
                <text:p>13:06:42</text:p>
              </table:table-cell>
              <table:table-cell office:value-type="float" office:value="0.637707">
                <text:p>0.637707</text:p>
              </table:table-cell>
              <table:table-cell office:value-type="float" office:value="0.60504">
                <text:p>0.60504</text:p>
              </table:table-cell>
            </table:table-row>
            <table:table-row>
              <table:table-cell office:value-type="string">
                <text:p>13:06:43</text:p>
              </table:table-cell>
              <table:table-cell office:value-type="float" office:value="0.601198">
                <text:p>0.601198</text:p>
              </table:table-cell>
              <table:table-cell office:value-type="float" office:value="0.373949">
                <text:p>0.373949</text:p>
              </table:table-cell>
            </table:table-row>
            <table:table-row>
              <table:table-cell office:value-type="string">
                <text:p>13:06:44</text:p>
              </table:table-cell>
              <table:table-cell office:value-type="float" office:value="0.55544">
                <text:p>0.55544</text:p>
              </table:table-cell>
              <table:table-cell office:value-type="float" office:value="0.569758">
                <text:p>0.569758</text:p>
              </table:table-cell>
            </table:table-row>
            <table:table-row>
              <table:table-cell office:value-type="string">
                <text:p>13:06:45</text:p>
              </table:table-cell>
              <table:table-cell office:value-type="float" office:value="0.528296">
                <text:p>0.528296</text:p>
              </table:table-cell>
              <table:table-cell office:value-type="float" office:value="0.586416">
                <text:p>0.586416</text:p>
              </table:table-cell>
            </table:table-row>
            <table:table-row>
              <table:table-cell office:value-type="string">
                <text:p>13:06:46</text:p>
              </table:table-cell>
              <table:table-cell office:value-type="float" office:value="0.560902">
                <text:p>0.560902</text:p>
              </table:table-cell>
              <table:table-cell office:value-type="float" office:value="0.495599">
                <text:p>0.495599</text:p>
              </table:table-cell>
            </table:table-row>
            <table:table-row>
              <table:table-cell office:value-type="string">
                <text:p>13:06:47</text:p>
              </table:table-cell>
              <table:table-cell office:value-type="float" office:value="0.558856">
                <text:p>0.558856</text:p>
              </table:table-cell>
              <table:table-cell office:value-type="float" office:value="0.617589">
                <text:p>0.617589</text:p>
              </table:table-cell>
            </table:table-row>
            <table:table-row>
              <table:table-cell office:value-type="string">
                <text:p>13:06:48</text:p>
              </table:table-cell>
              <table:table-cell office:value-type="float" office:value="0.576294">
                <text:p>0.576294</text:p>
              </table:table-cell>
              <table:table-cell office:value-type="float" office:value="0.741798">
                <text:p>0.741798</text:p>
              </table:table-cell>
            </table:table-row>
            <table:table-row>
              <table:table-cell office:value-type="string">
                <text:p>13:06:49</text:p>
              </table:table-cell>
              <table:table-cell office:value-type="float" office:value="0.389364">
                <text:p>0.389364</text:p>
              </table:table-cell>
              <table:table-cell office:value-type="float" office:value="0.593962">
                <text:p>0.593962</text:p>
              </table:table-cell>
            </table:table-row>
            <table:table-row>
              <table:table-cell office:value-type="string">
                <text:p>13:06:50</text:p>
              </table:table-cell>
              <table:table-cell office:value-type="float" office:value="0.633915">
                <text:p>0.633915</text:p>
              </table:table-cell>
              <table:table-cell office:value-type="float" office:value="0.732201">
                <text:p>0.732201</text:p>
              </table:table-cell>
            </table:table-row>
            <table:table-row>
              <table:table-cell office:value-type="string">
                <text:p>13:06:51</text:p>
              </table:table-cell>
              <table:table-cell office:value-type="float" office:value="0.913618">
                <text:p>0.913618</text:p>
              </table:table-cell>
              <table:table-cell office:value-type="float" office:value="1.500161">
                <text:p>1.500161</text:p>
              </table:table-cell>
            </table:table-row>
            <table:table-row>
              <table:table-cell office:value-type="string">
                <text:p>13:06:52</text:p>
              </table:table-cell>
              <table:table-cell office:value-type="float" office:value="1.045665">
                <text:p>1.045665</text:p>
              </table:table-cell>
              <table:table-cell office:value-type="float" office:value="1.498201">
                <text:p>1.498201</text:p>
              </table:table-cell>
            </table:table-row>
            <table:table-row>
              <table:table-cell office:value-type="string">
                <text:p>13:06:53</text:p>
              </table:table-cell>
              <table:table-cell office:value-type="float" office:value="0.741745">
                <text:p>0.741745</text:p>
              </table:table-cell>
              <table:table-cell office:value-type="float" office:value="1.457629">
                <text:p>1.457629</text:p>
              </table:table-cell>
            </table:table-row>
            <table:table-row>
              <table:table-cell office:value-type="string">
                <text:p>13:06:54</text:p>
              </table:table-cell>
              <table:table-cell office:value-type="float" office:value="1.393757">
                <text:p>1.393757</text:p>
              </table:table-cell>
              <table:table-cell office:value-type="float" office:value="2.764323">
                <text:p>2.764323</text:p>
              </table:table-cell>
            </table:table-row>
            <table:table-row>
              <table:table-cell office:value-type="string">
                <text:p>13:06:55</text:p>
              </table:table-cell>
              <table:table-cell office:value-type="float" office:value="2.63799">
                <text:p>2.63799</text:p>
              </table:table-cell>
              <table:table-cell office:value-type="float" office:value="5.673147">
                <text:p>5.673147</text:p>
              </table:table-cell>
            </table:table-row>
            <table:table-row>
              <table:table-cell office:value-type="string">
                <text:p>13:06:56</text:p>
              </table:table-cell>
              <table:table-cell office:value-type="float" office:value="1.846114">
                <text:p>1.846114</text:p>
              </table:table-cell>
              <table:table-cell office:value-type="float" office:value="2.423037">
                <text:p>2.423037</text:p>
              </table:table-cell>
            </table:table-row>
            <table:table-row>
              <table:table-cell office:value-type="string">
                <text:p>13:06:57</text:p>
              </table:table-cell>
              <table:table-cell office:value-type="float" office:value="1.020262">
                <text:p>1.020262</text:p>
              </table:table-cell>
              <table:table-cell office:value-type="float" office:value="1.412657">
                <text:p>1.412657</text:p>
              </table:table-cell>
            </table:table-row>
            <table:table-row>
              <table:table-cell office:value-type="string">
                <text:p>13:06:58</text:p>
              </table:table-cell>
              <table:table-cell office:value-type="float" office:value="1.217679">
                <text:p>1.217679</text:p>
              </table:table-cell>
              <table:table-cell office:value-type="float" office:value="1.670879">
                <text:p>1.670879</text:p>
              </table:table-cell>
            </table:table-row>
            <table:table-row>
              <table:table-cell office:value-type="string">
                <text:p>13:06:59</text:p>
              </table:table-cell>
              <table:table-cell office:value-type="float" office:value="1.231228">
                <text:p>1.231228</text:p>
              </table:table-cell>
              <table:table-cell office:value-type="float" office:value="1.740501">
                <text:p>1.740501</text:p>
              </table:table-cell>
            </table:table-row>
            <table:table-row>
              <table:table-cell office:value-type="string">
                <text:p>13:07:00</text:p>
              </table:table-cell>
              <table:table-cell office:value-type="float" office:value="0.993527">
                <text:p>0.993527</text:p>
              </table:table-cell>
              <table:table-cell office:value-type="float" office:value="2.023944">
                <text:p>2.023944</text:p>
              </table:table-cell>
            </table:table-row>
            <table:table-row>
              <table:table-cell office:value-type="string">
                <text:p>13:07:01</text:p>
              </table:table-cell>
              <table:table-cell office:value-type="float" office:value="1.344187">
                <text:p>1.344187</text:p>
              </table:table-cell>
              <table:table-cell office:value-type="float" office:value="1.777995">
                <text:p>1.777995</text:p>
              </table:table-cell>
            </table:table-row>
            <table:table-row>
              <table:table-cell office:value-type="string">
                <text:p>13:07:02</text:p>
              </table:table-cell>
              <table:table-cell office:value-type="float" office:value="1.009198">
                <text:p>1.009198</text:p>
              </table:table-cell>
              <table:table-cell office:value-type="float" office:value="0.898127">
                <text:p>0.898127</text:p>
              </table:table-cell>
            </table:table-row>
            <table:table-row>
              <table:table-cell office:value-type="string">
                <text:p>13:07:03</text:p>
              </table:table-cell>
              <table:table-cell office:value-type="float" office:value="1.312363">
                <text:p>1.312363</text:p>
              </table:table-cell>
              <table:table-cell office:value-type="float" office:value="1.09373">
                <text:p>1.09373</text:p>
              </table:table-cell>
            </table:table-row>
            <table:table-row>
              <table:table-cell office:value-type="string">
                <text:p>13:07:04</text:p>
              </table:table-cell>
              <table:table-cell office:value-type="float" office:value="1.463291">
                <text:p>1.463291</text:p>
              </table:table-cell>
              <table:table-cell office:value-type="float" office:value="2.465962">
                <text:p>2.465962</text:p>
              </table:table-cell>
            </table:table-row>
            <table:table-row>
              <table:table-cell office:value-type="string">
                <text:p>13:07:05</text:p>
              </table:table-cell>
              <table:table-cell office:value-type="float" office:value="1.701125">
                <text:p>1.701125</text:p>
              </table:table-cell>
              <table:table-cell office:value-type="float" office:value="3.451543">
                <text:p>3.451543</text:p>
              </table:table-cell>
            </table:table-row>
            <table:table-row>
              <table:table-cell office:value-type="string">
                <text:p>13:07:06</text:p>
              </table:table-cell>
              <table:table-cell office:value-type="float" office:value="1.480667">
                <text:p>1.480667</text:p>
              </table:table-cell>
              <table:table-cell office:value-type="float" office:value="2.905091">
                <text:p>2.905091</text:p>
              </table:table-cell>
            </table:table-row>
            <table:table-row>
              <table:table-cell office:value-type="string">
                <text:p>13:07:07</text:p>
              </table:table-cell>
              <table:table-cell office:value-type="float" office:value="0.846226">
                <text:p>0.846226</text:p>
              </table:table-cell>
              <table:table-cell office:value-type="float" office:value="1.030622">
                <text:p>1.030622</text:p>
              </table:table-cell>
            </table:table-row>
            <table:table-row>
              <table:table-cell office:value-type="string">
                <text:p>13:07:08</text:p>
              </table:table-cell>
              <table:table-cell office:value-type="float" office:value="1.242749">
                <text:p>1.242749</text:p>
              </table:table-cell>
              <table:table-cell office:value-type="float" office:value="0.968555">
                <text:p>0.968555</text:p>
              </table:table-cell>
            </table:table-row>
            <table:table-row>
              <table:table-cell office:value-type="string">
                <text:p>13:07:09</text:p>
              </table:table-cell>
              <table:table-cell office:value-type="float" office:value="1.695378">
                <text:p>1.695378</text:p>
              </table:table-cell>
              <table:table-cell office:value-type="float" office:value="2.528212">
                <text:p>2.528212</text:p>
              </table:table-cell>
            </table:table-row>
            <table:table-row>
              <table:table-cell office:value-type="string">
                <text:p>13:07:10</text:p>
              </table:table-cell>
              <table:table-cell office:value-type="float" office:value="1.861251">
                <text:p>1.861251</text:p>
              </table:table-cell>
              <table:table-cell office:value-type="float" office:value="4.838255">
                <text:p>4.838255</text:p>
              </table:table-cell>
            </table:table-row>
            <table:table-row>
              <table:table-cell office:value-type="string">
                <text:p>13:07:11</text:p>
              </table:table-cell>
              <table:table-cell office:value-type="float" office:value="0.752406">
                <text:p>0.752406</text:p>
              </table:table-cell>
              <table:table-cell office:value-type="float" office:value="1.215861">
                <text:p>1.215861</text:p>
              </table:table-cell>
            </table:table-row>
            <table:table-row>
              <table:table-cell office:value-type="string">
                <text:p>13:07:12</text:p>
              </table:table-cell>
              <table:table-cell office:value-type="float" office:value="2.075661">
                <text:p>2.075661</text:p>
              </table:table-cell>
              <table:table-cell office:value-type="float" office:value="3.270502">
                <text:p>3.270502</text:p>
              </table:table-cell>
            </table:table-row>
            <table:table-row>
              <table:table-cell office:value-type="string">
                <text:p>13:07:13</text:p>
              </table:table-cell>
              <table:table-cell office:value-type="float" office:value="1.619232">
                <text:p>1.619232</text:p>
              </table:table-cell>
              <table:table-cell office:value-type="float" office:value="2.119011">
                <text:p>2.119011</text:p>
              </table:table-cell>
            </table:table-row>
            <table:table-row>
              <table:table-cell office:value-type="string">
                <text:p>13:07:14</text:p>
              </table:table-cell>
              <table:table-cell office:value-type="float" office:value="1.482408">
                <text:p>1.482408</text:p>
              </table:table-cell>
              <table:table-cell office:value-type="float" office:value="3.620949">
                <text:p>3.620949</text:p>
              </table:table-cell>
            </table:table-row>
            <table:table-row>
              <table:table-cell office:value-type="string">
                <text:p>13:07:15</text:p>
              </table:table-cell>
              <table:table-cell office:value-type="float" office:value="1.501893">
                <text:p>1.501893</text:p>
              </table:table-cell>
              <table:table-cell office:value-type="float" office:value="2.859581">
                <text:p>2.859581</text:p>
              </table:table-cell>
            </table:table-row>
            <table:table-row>
              <table:table-cell office:value-type="string">
                <text:p>13:07:16</text:p>
              </table:table-cell>
              <table:table-cell office:value-type="float" office:value="1.328296">
                <text:p>1.328296</text:p>
              </table:table-cell>
              <table:table-cell office:value-type="float" office:value="1.91664">
                <text:p>1.91664</text:p>
              </table:table-cell>
            </table:table-row>
            <table:table-row>
              <table:table-cell office:value-type="string">
                <text:p>13:07:17</text:p>
              </table:table-cell>
              <table:table-cell office:value-type="float" office:value="1.562514">
                <text:p>1.562514</text:p>
              </table:table-cell>
              <table:table-cell office:value-type="float" office:value="5.337672">
                <text:p>5.337672</text:p>
              </table:table-cell>
            </table:table-row>
            <table:table-row>
              <table:table-cell office:value-type="string">
                <text:p>13:07:18</text:p>
              </table:table-cell>
              <table:table-cell office:value-type="float" office:value="1.091887">
                <text:p>1.091887</text:p>
              </table:table-cell>
              <table:table-cell office:value-type="float" office:value="2.200123">
                <text:p>2.200123</text:p>
              </table:table-cell>
            </table:table-row>
            <table:table-row>
              <table:table-cell office:value-type="string">
                <text:p>13:07:19</text:p>
              </table:table-cell>
              <table:table-cell office:value-type="float" office:value="0.885989">
                <text:p>0.885989</text:p>
              </table:table-cell>
              <table:table-cell office:value-type="float" office:value="1.529505">
                <text:p>1.529505</text:p>
              </table:table-cell>
            </table:table-row>
            <table:table-row>
              <table:table-cell office:value-type="string">
                <text:p>13:07:20</text:p>
              </table:table-cell>
              <table:table-cell office:value-type="float" office:value="2.015325">
                <text:p>2.015325</text:p>
              </table:table-cell>
              <table:table-cell office:value-type="float" office:value="2.903403">
                <text:p>2.903403</text:p>
              </table:table-cell>
            </table:table-row>
            <table:table-row>
              <table:table-cell office:value-type="string">
                <text:p>13:07:21</text:p>
              </table:table-cell>
              <table:table-cell office:value-type="float" office:value="2.320505">
                <text:p>2.320505</text:p>
              </table:table-cell>
              <table:table-cell office:value-type="float" office:value="6.660944">
                <text:p>6.660944</text:p>
              </table:table-cell>
            </table:table-row>
            <table:table-row>
              <table:table-cell office:value-type="string">
                <text:p>13:07:22</text:p>
              </table:table-cell>
              <table:table-cell office:value-type="float" office:value="1.223213">
                <text:p>1.223213</text:p>
              </table:table-cell>
              <table:table-cell office:value-type="float" office:value="0.785444">
                <text:p>0.785444</text:p>
              </table:table-cell>
            </table:table-row>
            <table:table-row>
              <table:table-cell office:value-type="string">
                <text:p>13:07:23</text:p>
              </table:table-cell>
              <table:table-cell office:value-type="float" office:value="0.512812">
                <text:p>0.512812</text:p>
              </table:table-cell>
              <table:table-cell office:value-type="float" office:value="1.061007">
                <text:p>1.061007</text:p>
              </table:table-cell>
            </table:table-row>
            <table:table-row>
              <table:table-cell office:value-type="string">
                <text:p>13:07:24</text:p>
              </table:table-cell>
              <table:table-cell office:value-type="float" office:value="1.218334">
                <text:p>1.218334</text:p>
              </table:table-cell>
              <table:table-cell office:value-type="float" office:value="1.983624">
                <text:p>1.983624</text:p>
              </table:table-cell>
            </table:table-row>
            <table:table-row>
              <table:table-cell office:value-type="string">
                <text:p>13:07:25</text:p>
              </table:table-cell>
              <table:table-cell office:value-type="float" office:value="0.941312">
                <text:p>0.941312</text:p>
              </table:table-cell>
              <table:table-cell office:value-type="float" office:value="1.50055">
                <text:p>1.50055</text:p>
              </table:table-cell>
            </table:table-row>
            <table:table-row>
              <table:table-cell office:value-type="string">
                <text:p>13:07:26</text:p>
              </table:table-cell>
              <table:table-cell office:value-type="float" office:value="1.032075">
                <text:p>1.032075</text:p>
              </table:table-cell>
              <table:table-cell office:value-type="float" office:value="1.803223">
                <text:p>1.803223</text:p>
              </table:table-cell>
            </table:table-row>
            <table:table-row>
              <table:table-cell office:value-type="string">
                <text:p>13:07:27</text:p>
              </table:table-cell>
              <table:table-cell office:value-type="float" office:value="0.772751">
                <text:p>0.772751</text:p>
              </table:table-cell>
              <table:table-cell office:value-type="float" office:value="0.497598">
                <text:p>0.497598</text:p>
              </table:table-cell>
            </table:table-row>
            <table:table-row>
              <table:table-cell office:value-type="string">
                <text:p>13:07:28</text:p>
              </table:table-cell>
              <table:table-cell office:value-type="float" office:value="1.262037">
                <text:p>1.262037</text:p>
              </table:table-cell>
              <table:table-cell office:value-type="float" office:value="1.936034">
                <text:p>1.936034</text:p>
              </table:table-cell>
            </table:table-row>
            <table:table-row>
              <table:table-cell office:value-type="string">
                <text:p>13:07:29</text:p>
              </table:table-cell>
              <table:table-cell office:value-type="float" office:value="1.610073">
                <text:p>1.610073</text:p>
              </table:table-cell>
              <table:table-cell office:value-type="float" office:value="0.710192">
                <text:p>0.710192</text:p>
              </table:table-cell>
            </table:table-row>
            <table:table-row>
              <table:table-cell office:value-type="string">
                <text:p>13:07:30</text:p>
              </table:table-cell>
              <table:table-cell office:value-type="float" office:value="0.771412">
                <text:p>0.771412</text:p>
              </table:table-cell>
              <table:table-cell office:value-type="float" office:value="0.334491">
                <text:p>0.334491</text:p>
              </table:table-cell>
            </table:table-row>
            <table:table-row>
              <table:table-cell office:value-type="string">
                <text:p>13:07:31</text:p>
              </table:table-cell>
              <table:table-cell office:value-type="float" office:value="0.703833">
                <text:p>0.703833</text:p>
              </table:table-cell>
              <table:table-cell office:value-type="float" office:value="0.264796">
                <text:p>0.264796</text:p>
              </table:table-cell>
            </table:table-row>
            <table:table-row>
              <table:table-cell office:value-type="string">
                <text:p>13:07:32</text:p>
              </table:table-cell>
              <table:table-cell office:value-type="float" office:value="0.842294">
                <text:p>0.842294</text:p>
              </table:table-cell>
              <table:table-cell office:value-type="float" office:value="0.228913">
                <text:p>0.228913</text:p>
              </table:table-cell>
            </table:table-row>
            <table:table-row>
              <table:table-cell office:value-type="string">
                <text:p>13:07:33</text:p>
              </table:table-cell>
              <table:table-cell office:value-type="float" office:value="0.477683">
                <text:p>0.477683</text:p>
              </table:table-cell>
              <table:table-cell office:value-type="float" office:value="0.121158">
                <text:p>0.121158</text:p>
              </table:table-cell>
            </table:table-row>
            <table:table-row>
              <table:table-cell office:value-type="string">
                <text:p>13:07:34</text:p>
              </table:table-cell>
              <table:table-cell office:value-type="float" office:value="0.78509">
                <text:p>0.78509</text:p>
              </table:table-cell>
              <table:table-cell office:value-type="float" office:value="0.984408">
                <text:p>0.984408</text:p>
              </table:table-cell>
            </table:table-row>
            <table:table-row>
              <table:table-cell office:value-type="string">
                <text:p>13:07:35</text:p>
              </table:table-cell>
              <table:table-cell office:value-type="float" office:value="0.73409">
                <text:p>0.73409</text:p>
              </table:table-cell>
              <table:table-cell office:value-type="float" office:value="0.274726">
                <text:p>0.274726</text:p>
              </table:table-cell>
            </table:table-row>
            <table:table-row>
              <table:table-cell office:value-type="string">
                <text:p>13:07:36</text:p>
              </table:table-cell>
              <table:table-cell office:value-type="float" office:value="0.535761">
                <text:p>0.535761</text:p>
              </table:table-cell>
              <table:table-cell office:value-type="float" office:value="0.480186">
                <text:p>0.480186</text:p>
              </table:table-cell>
            </table:table-row>
            <table:table-row>
              <table:table-cell office:value-type="string">
                <text:p>13:07:37</text:p>
              </table:table-cell>
              <table:table-cell office:value-type="float" office:value="0.599515">
                <text:p>0.599515</text:p>
              </table:table-cell>
              <table:table-cell office:value-type="float" office:value="0.314103">
                <text:p>0.314103</text:p>
              </table:table-cell>
            </table:table-row>
            <table:table-row>
              <table:table-cell office:value-type="string">
                <text:p>13:07:38</text:p>
              </table:table-cell>
              <table:table-cell office:value-type="float" office:value="1.006858">
                <text:p>1.006858</text:p>
              </table:table-cell>
              <table:table-cell office:value-type="float" office:value="1.087374">
                <text:p>1.087374</text:p>
              </table:table-cell>
            </table:table-row>
            <table:table-row>
              <table:table-cell office:value-type="string">
                <text:p>13:07:39</text:p>
              </table:table-cell>
              <table:table-cell office:value-type="float" office:value="0.896837">
                <text:p>0.896837</text:p>
              </table:table-cell>
              <table:table-cell office:value-type="float" office:value="1.927382">
                <text:p>1.927382</text:p>
              </table:table-cell>
            </table:table-row>
            <table:table-row>
              <table:table-cell office:value-type="string">
                <text:p>13:07:40</text:p>
              </table:table-cell>
              <table:table-cell office:value-type="float" office:value="0.701436">
                <text:p>0.701436</text:p>
              </table:table-cell>
              <table:table-cell office:value-type="float" office:value="0.309097">
                <text:p>0.309097</text:p>
              </table:table-cell>
            </table:table-row>
            <table:table-row>
              <table:table-cell office:value-type="string">
                <text:p>13:07:41</text:p>
              </table:table-cell>
              <table:table-cell office:value-type="float" office:value="0.556885">
                <text:p>0.556885</text:p>
              </table:table-cell>
              <table:table-cell office:value-type="float" office:value="0.279762">
                <text:p>0.279762</text:p>
              </table:table-cell>
            </table:table-row>
            <table:table-row>
              <table:table-cell office:value-type="string">
                <text:p>13:07:42</text:p>
              </table:table-cell>
              <table:table-cell office:value-type="float" office:value="0.496558">
                <text:p>0.496558</text:p>
              </table:table-cell>
              <table:table-cell office:value-type="float" office:value="0.289771">
                <text:p>0.289771</text:p>
              </table:table-cell>
            </table:table-row>
            <table:table-row>
              <table:table-cell office:value-type="string">
                <text:p>13:07:43</text:p>
              </table:table-cell>
              <table:table-cell office:value-type="float" office:value="0.644258">
                <text:p>0.644258</text:p>
              </table:table-cell>
              <table:table-cell office:value-type="float" office:value="0.355954">
                <text:p>0.355954</text:p>
              </table:table-cell>
            </table:table-row>
            <table:table-row>
              <table:table-cell office:value-type="string">
                <text:p>13:07:44</text:p>
              </table:table-cell>
              <table:table-cell office:value-type="float" office:value="0.580391">
                <text:p>0.580391</text:p>
              </table:table-cell>
              <table:table-cell office:value-type="float" office:value="0.26897">
                <text:p>0.26897</text:p>
              </table:table-cell>
            </table:table-row>
            <table:table-row>
              <table:table-cell office:value-type="string">
                <text:p>13:07:45</text:p>
              </table:table-cell>
              <table:table-cell office:value-type="float" office:value="0.621994">
                <text:p>0.621994</text:p>
              </table:table-cell>
              <table:table-cell office:value-type="float" office:value="0.220622">
                <text:p>0.220622</text:p>
              </table:table-cell>
            </table:table-row>
            <table:table-row>
              <table:table-cell office:value-type="string">
                <text:p>13:07:46</text:p>
              </table:table-cell>
              <table:table-cell office:value-type="float" office:value="0.691657">
                <text:p>0.691657</text:p>
              </table:table-cell>
              <table:table-cell office:value-type="float" office:value="0.264683">
                <text:p>0.264683</text:p>
              </table:table-cell>
            </table:table-row>
            <table:table-row>
              <table:table-cell office:value-type="string">
                <text:p>13:07:47</text:p>
              </table:table-cell>
              <table:table-cell office:value-type="float" office:value="0.552074">
                <text:p>0.552074</text:p>
              </table:table-cell>
              <table:table-cell office:value-type="float" office:value="0.21661">
                <text:p>0.21661</text:p>
              </table:table-cell>
            </table:table-row>
            <table:table-row>
              <table:table-cell office:value-type="string">
                <text:p>13:07:48</text:p>
              </table:table-cell>
              <table:table-cell office:value-type="float" office:value="0.670322">
                <text:p>0.670322</text:p>
              </table:table-cell>
              <table:table-cell office:value-type="float" office:value="0.389812">
                <text:p>0.389812</text:p>
              </table:table-cell>
            </table:table-row>
            <table:table-row>
              <table:table-cell office:value-type="string">
                <text:p>13:07:49</text:p>
              </table:table-cell>
              <table:table-cell office:value-type="float" office:value="0.747797">
                <text:p>0.747797</text:p>
              </table:table-cell>
              <table:table-cell office:value-type="float" office:value="0.180314">
                <text:p>0.180314</text:p>
              </table:table-cell>
            </table:table-row>
            <table:table-row>
              <table:table-cell office:value-type="string">
                <text:p>13:07:50</text:p>
              </table:table-cell>
              <table:table-cell office:value-type="float" office:value="0.556387">
                <text:p>0.556387</text:p>
              </table:table-cell>
              <table:table-cell office:value-type="float" office:value="0.158732">
                <text:p>0.158732</text:p>
              </table:table-cell>
            </table:table-row>
            <table:table-row>
              <table:table-cell office:value-type="string">
                <text:p>13:07:51</text:p>
              </table:table-cell>
              <table:table-cell office:value-type="float" office:value="0.437546">
                <text:p>0.437546</text:p>
              </table:table-cell>
              <table:table-cell office:value-type="float" office:value="0.122736">
                <text:p>0.122736</text:p>
              </table:table-cell>
            </table:table-row>
            <table:table-row>
              <table:table-cell office:value-type="string">
                <text:p>13:07:52</text:p>
              </table:table-cell>
              <table:table-cell office:value-type="float" office:value="0.63695">
                <text:p>0.63695</text:p>
              </table:table-cell>
              <table:table-cell office:value-type="float" office:value="0.251915">
                <text:p>0.251915</text:p>
              </table:table-cell>
            </table:table-row>
            <table:table-row>
              <table:table-cell office:value-type="string">
                <text:p>13:07:53</text:p>
              </table:table-cell>
              <table:table-cell office:value-type="float" office:value="0.583246">
                <text:p>0.583246</text:p>
              </table:table-cell>
              <table:table-cell office:value-type="float" office:value="0.228642">
                <text:p>0.228642</text:p>
              </table:table-cell>
            </table:table-row>
            <table:table-row>
              <table:table-cell office:value-type="string">
                <text:p>13:07:54</text:p>
              </table:table-cell>
              <table:table-cell office:value-type="float" office:value="0.445896">
                <text:p>0.445896</text:p>
              </table:table-cell>
              <table:table-cell office:value-type="float" office:value="0.281955">
                <text:p>0.281955</text:p>
              </table:table-cell>
            </table:table-row>
            <table:table-row>
              <table:table-cell office:value-type="string">
                <text:p>13:07:55</text:p>
              </table:table-cell>
              <table:table-cell office:value-type="float" office:value="0.418683">
                <text:p>0.418683</text:p>
              </table:table-cell>
              <table:table-cell office:value-type="float" office:value="0.146806">
                <text:p>0.146806</text:p>
              </table:table-cell>
            </table:table-row>
            <table:table-row>
              <table:table-cell office:value-type="string">
                <text:p>13:07:56</text:p>
              </table:table-cell>
              <table:table-cell office:value-type="float" office:value="0.475122">
                <text:p>0.475122</text:p>
              </table:table-cell>
              <table:table-cell office:value-type="float" office:value="0.099466">
                <text:p>0.099466</text:p>
              </table:table-cell>
            </table:table-row>
            <table:table-row>
              <table:table-cell office:value-type="string">
                <text:p>13:07:57</text:p>
              </table:table-cell>
              <table:table-cell office:value-type="float" office:value="0.38502">
                <text:p>0.38502</text:p>
              </table:table-cell>
              <table:table-cell office:value-type="float" office:value="0.147006">
                <text:p>0.147006</text:p>
              </table:table-cell>
            </table:table-row>
            <table:table-row>
              <table:table-cell office:value-type="string">
                <text:p>13:07:58</text:p>
              </table:table-cell>
              <table:table-cell office:value-type="float" office:value="0.62063">
                <text:p>0.62063</text:p>
              </table:table-cell>
              <table:table-cell office:value-type="float" office:value="0.201173">
                <text:p>0.201173</text:p>
              </table:table-cell>
            </table:table-row>
            <table:table-row>
              <table:table-cell office:value-type="string">
                <text:p>13:07:59</text:p>
              </table:table-cell>
              <table:table-cell office:value-type="float" office:value="0.599895">
                <text:p>0.599895</text:p>
              </table:table-cell>
              <table:table-cell office:value-type="float" office:value="0.213285">
                <text:p>0.213285</text:p>
              </table:table-cell>
            </table:table-row>
            <table:table-row>
              <table:table-cell office:value-type="string">
                <text:p>13:08:00</text:p>
              </table:table-cell>
              <table:table-cell office:value-type="float" office:value="0.667569">
                <text:p>0.667569</text:p>
              </table:table-cell>
              <table:table-cell office:value-type="float" office:value="0.227241">
                <text:p>0.227241</text:p>
              </table:table-cell>
            </table:table-row>
            <table:table-row>
              <table:table-cell office:value-type="string">
                <text:p>13:08:01</text:p>
              </table:table-cell>
              <table:table-cell office:value-type="float" office:value="0.44798">
                <text:p>0.44798</text:p>
              </table:table-cell>
              <table:table-cell office:value-type="float" office:value="0.215762">
                <text:p>0.215762</text:p>
              </table:table-cell>
            </table:table-row>
            <table:table-row>
              <table:table-cell office:value-type="string">
                <text:p>13:08:02</text:p>
              </table:table-cell>
              <table:table-cell office:value-type="float" office:value="0.536755">
                <text:p>0.536755</text:p>
              </table:table-cell>
              <table:table-cell office:value-type="float" office:value="0.093857">
                <text:p>0.093857</text:p>
              </table:table-cell>
            </table:table-row>
            <table:table-row>
              <table:table-cell office:value-type="string">
                <text:p>13:08:03</text:p>
              </table:table-cell>
              <table:table-cell office:value-type="float" office:value="0.480502">
                <text:p>0.480502</text:p>
              </table:table-cell>
              <table:table-cell office:value-type="float" office:value="0.141834">
                <text:p>0.141834</text:p>
              </table:table-cell>
            </table:table-row>
            <table:table-row>
              <table:table-cell office:value-type="string">
                <text:p>13:08:04</text:p>
              </table:table-cell>
              <table:table-cell office:value-type="float" office:value="0.494641">
                <text:p>0.494641</text:p>
              </table:table-cell>
              <table:table-cell office:value-type="float" office:value="0.155529">
                <text:p>0.155529</text:p>
              </table:table-cell>
            </table:table-row>
            <table:table-row>
              <table:table-cell office:value-type="string">
                <text:p>13:08:05</text:p>
              </table:table-cell>
              <table:table-cell office:value-type="float" office:value="0.487081">
                <text:p>0.487081</text:p>
              </table:table-cell>
              <table:table-cell office:value-type="float" office:value="0.113926">
                <text:p>0.113926</text:p>
              </table:table-cell>
            </table:table-row>
            <table:table-row>
              <table:table-cell office:value-type="string">
                <text:p>13:08:06</text:p>
              </table:table-cell>
              <table:table-cell office:value-type="float" office:value="0.470572">
                <text:p>0.470572</text:p>
              </table:table-cell>
              <table:table-cell office:value-type="float" office:value="0.124581">
                <text:p>0.124581</text:p>
              </table:table-cell>
            </table:table-row>
            <table:table-row>
              <table:table-cell office:value-type="string">
                <text:p>13:08:07</text:p>
              </table:table-cell>
              <table:table-cell office:value-type="float" office:value="0.422091">
                <text:p>0.422091</text:p>
              </table:table-cell>
              <table:table-cell office:value-type="float" office:value="0.092994">
                <text:p>0.092994</text:p>
              </table:table-cell>
            </table:table-row>
            <table:table-row>
              <table:table-cell office:value-type="string">
                <text:p>13:08:08</text:p>
              </table:table-cell>
              <table:table-cell office:value-type="float" office:value="0.514173">
                <text:p>0.514173</text:p>
              </table:table-cell>
              <table:table-cell office:value-type="float" office:value="0.063523">
                <text:p>0.063523</text:p>
              </table:table-cell>
            </table:table-row>
            <table:table-row>
              <table:table-cell office:value-type="string">
                <text:p>13:08:09</text:p>
              </table:table-cell>
              <table:table-cell office:value-type="float" office:value="0.306611">
                <text:p>0.306611</text:p>
              </table:table-cell>
              <table:table-cell office:value-type="float" office:value="0.056998">
                <text:p>0.056998</text:p>
              </table:table-cell>
            </table:table-row>
            <table:table-row>
              <table:table-cell office:value-type="string">
                <text:p>13:08:10</text:p>
              </table:table-cell>
              <table:table-cell office:value-type="float" office:value="0.44153">
                <text:p>0.44153</text:p>
              </table:table-cell>
              <table:table-cell office:value-type="float" office:value="0.073496">
                <text:p>0.073496</text:p>
              </table:table-cell>
            </table:table-row>
            <table:table-row>
              <table:table-cell office:value-type="string">
                <text:p>13:08:11</text:p>
              </table:table-cell>
              <table:table-cell office:value-type="float" office:value="0.378133">
                <text:p>0.378133</text:p>
              </table:table-cell>
              <table:table-cell office:value-type="float" office:value="0.068435">
                <text:p>0.068435</text:p>
              </table:table-cell>
            </table:table-row>
            <table:table-row>
              <table:table-cell office:value-type="string">
                <text:p>13:08:12</text:p>
              </table:table-cell>
              <table:table-cell office:value-type="float" office:value="0.341878">
                <text:p>0.341878</text:p>
              </table:table-cell>
              <table:table-cell office:value-type="float" office:value="0.094705">
                <text:p>0.094705</text:p>
              </table:table-cell>
            </table:table-row>
            <table:table-row>
              <table:table-cell office:value-type="string">
                <text:p>13:08:13</text:p>
              </table:table-cell>
              <table:table-cell office:value-type="float" office:value="0.299519">
                <text:p>0.299519</text:p>
              </table:table-cell>
              <table:table-cell office:value-type="float" office:value="0.055763">
                <text:p>0.055763</text:p>
              </table:table-cell>
            </table:table-row>
            <table:table-row>
              <table:table-cell office:value-type="string">
                <text:p>13:08:14</text:p>
              </table:table-cell>
              <table:table-cell office:value-type="float" office:value="0.384167">
                <text:p>0.384167</text:p>
              </table:table-cell>
              <table:table-cell office:value-type="float" office:value="0.117956">
                <text:p>0.117956</text:p>
              </table:table-cell>
            </table:table-row>
            <table:table-row>
              <table:table-cell office:value-type="string">
                <text:p>13:08:15</text:p>
              </table:table-cell>
              <table:table-cell office:value-type="float" office:value="0.403175">
                <text:p>0.403175</text:p>
              </table:table-cell>
              <table:table-cell office:value-type="float" office:value="0.046409">
                <text:p>0.046409</text:p>
              </table:table-cell>
            </table:table-row>
            <table:table-row>
              <table:table-cell office:value-type="string">
                <text:p>13:08:16</text:p>
              </table:table-cell>
              <table:table-cell office:value-type="float" office:value="0.243827">
                <text:p>0.243827</text:p>
              </table:table-cell>
              <table:table-cell office:value-type="float" office:value="0.033222">
                <text:p>0.033222</text:p>
              </table:table-cell>
            </table:table-row>
            <table:table-row>
              <table:table-cell office:value-type="string">
                <text:p>13:08:17</text:p>
              </table:table-cell>
              <table:table-cell office:value-type="float" office:value="0.393869">
                <text:p>0.393869</text:p>
              </table:table-cell>
              <table:table-cell office:value-type="float" office:value="0.239395">
                <text:p>0.239395</text:p>
              </table:table-cell>
            </table:table-row>
            <table:table-row>
              <table:table-cell office:value-type="string">
                <text:p>13:08:18</text:p>
              </table:table-cell>
              <table:table-cell office:value-type="float" office:value="0.882054">
                <text:p>0.882054</text:p>
              </table:table-cell>
              <table:table-cell office:value-type="float" office:value="0.682416">
                <text:p>0.682416</text:p>
              </table:table-cell>
            </table:table-row>
            <table:table-row>
              <table:table-cell office:value-type="string">
                <text:p>13:08:19</text:p>
              </table:table-cell>
              <table:table-cell office:value-type="float" office:value="0.541082">
                <text:p>0.541082</text:p>
              </table:table-cell>
              <table:table-cell office:value-type="float" office:value="0.248411">
                <text:p>0.248411</text:p>
              </table:table-cell>
            </table:table-row>
            <table:table-row>
              <table:table-cell office:value-type="string">
                <text:p>13:08:20</text:p>
              </table:table-cell>
              <table:table-cell office:value-type="float" office:value="0.18294">
                <text:p>0.18294</text:p>
              </table:table-cell>
              <table:table-cell office:value-type="float" office:value="0.023905">
                <text:p>0.023905</text:p>
              </table:table-cell>
            </table:table-row>
            <table:table-row>
              <table:table-cell office:value-type="string">
                <text:p>13:08:21</text:p>
              </table:table-cell>
              <table:table-cell office:value-type="float" office:value="0.206949">
                <text:p>0.206949</text:p>
              </table:table-cell>
              <table:table-cell office:value-type="float" office:value="0.019357">
                <text:p>0.019357</text:p>
              </table:table-cell>
            </table:table-row>
            <table:table-row>
              <table:table-cell office:value-type="string">
                <text:p>13:08:22</text:p>
              </table:table-cell>
              <table:table-cell office:value-type="float" office:value="0.049014">
                <text:p>0.049014</text:p>
              </table:table-cell>
              <table:table-cell office:value-type="float" office:value="0.007605">
                <text:p>0.007605</text:p>
              </table:table-cell>
            </table:table-row>
            <table:table-row>
              <table:table-cell office:value-type="string">
                <text:p>13:08:23</text:p>
              </table:table-cell>
              <table:table-cell office:value-type="float" office:value="0.124896">
                <text:p>0.124896</text:p>
              </table:table-cell>
              <table:table-cell office:value-type="float" office:value="0.017739">
                <text:p>0.017739</text:p>
              </table:table-cell>
            </table:table-row>
            <table:table-row>
              <table:table-cell office:value-type="string">
                <text:p>13:08:24</text:p>
              </table:table-cell>
              <table:table-cell office:value-type="float" office:value="0.031573">
                <text:p>0.031573</text:p>
              </table:table-cell>
              <table:table-cell office:value-type="float" office:value="0.002484">
                <text:p>0.002484</text:p>
              </table:table-cell>
            </table:table-row>
            <table:table-row>
              <table:table-cell office:value-type="string">
                <text:p>13:08:25</text:p>
              </table:table-cell>
              <table:table-cell office:value-type="float" office:value="0.018149">
                <text:p>0.018149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13:08:26</text:p>
              </table:table-cell>
              <table:table-cell office:value-type="float" office:value="0.062655">
                <text:p>0.062655</text:p>
              </table:table-cell>
              <table:table-cell office:value-type="float" office:value="0.009662">
                <text:p>0.009662</text:p>
              </table:table-cell>
            </table:table-row>
            <table:table-row>
              <table:table-cell office:value-type="string">
                <text:p>13:08:27</text:p>
              </table:table-cell>
              <table:table-cell office:value-type="float" office:value="0.073771">
                <text:p>0.073771</text:p>
              </table:table-cell>
              <table:table-cell office:value-type="float" office:value="0.025337">
                <text:p>0.025337</text:p>
              </table:table-cell>
            </table:table-row>
            <table:table-row>
              <table:table-cell office:value-type="string">
                <text:p>13:08:28</text:p>
              </table:table-cell>
              <table:table-cell office:value-type="float" office:value="0.225535">
                <text:p>0.225535</text:p>
              </table:table-cell>
              <table:table-cell office:value-type="float" office:value="0.012147">
                <text:p>0.012147</text:p>
              </table:table-cell>
            </table:table-row>
            <table:table-row>
              <table:table-cell office:value-type="string">
                <text:p>13:08:29</text:p>
              </table:table-cell>
              <table:table-cell office:value-type="float" office:value="0.085638">
                <text:p>0.085638</text:p>
              </table:table-cell>
              <table:table-cell office:value-type="float" office:value="0.018378">
                <text:p>0.018378</text:p>
              </table:table-cell>
            </table:table-row>
            <table:table-row>
              <table:table-cell office:value-type="string">
                <text:p>13:08:30</text:p>
              </table:table-cell>
              <table:table-cell office:value-type="float" office:value="0.211325">
                <text:p>0.211325</text:p>
              </table:table-cell>
              <table:table-cell office:value-type="float" office:value="0.039556">
                <text:p>0.039556</text:p>
              </table:table-cell>
            </table:table-row>
            <table:table-row>
              <table:table-cell office:value-type="string">
                <text:p>13:08:31</text:p>
              </table:table-cell>
              <table:table-cell office:value-type="float" office:value="0.29834">
                <text:p>0.29834</text:p>
              </table:table-cell>
              <table:table-cell office:value-type="float" office:value="0.021488">
                <text:p>0.021488</text:p>
              </table:table-cell>
            </table:table-row>
            <table:table-row>
              <table:table-cell office:value-type="string">
                <text:p>13:08:32</text:p>
              </table:table-cell>
              <table:table-cell office:value-type="float" office:value="0.090501">
                <text:p>0.090501</text:p>
              </table:table-cell>
              <table:table-cell office:value-type="float" office:value="0.012852">
                <text:p>0.012852</text:p>
              </table:table-cell>
            </table:table-row>
            <table:table-row>
              <table:table-cell office:value-type="string">
                <text:p>13:08:33</text:p>
              </table:table-cell>
              <table:table-cell office:value-type="float" office:value="0.135968">
                <text:p>0.135968</text:p>
              </table:table-cell>
              <table:table-cell office:value-type="float" office:value="0.010277">
                <text:p>0.010277</text:p>
              </table:table-cell>
            </table:table-row>
            <table:table-row>
              <table:table-cell office:value-type="string">
                <text:p>13:08:34</text:p>
              </table:table-cell>
              <table:table-cell office:value-type="float" office:value="0.078648">
                <text:p>0.078648</text:p>
              </table:table-cell>
              <table:table-cell office:value-type="float" office:value="0.012101">
                <text:p>0.012101</text:p>
              </table:table-cell>
            </table:table-row>
            <table:table-row>
              <table:table-cell office:value-type="string">
                <text:p>13:08:35</text:p>
              </table:table-cell>
              <table:table-cell office:value-type="float" office:value="0.028302">
                <text:p>0.028302</text:p>
              </table:table-cell>
              <table:table-cell office:value-type="float" office:value="0.006919">
                <text:p>0.006919</text:p>
              </table:table-cell>
            </table:table-row>
            <table:table-row>
              <table:table-cell office:value-type="string">
                <text:p>13:08:36</text:p>
              </table:table-cell>
              <table:table-cell office:value-type="float" office:value="0.074885">
                <text:p>0.074885</text:p>
              </table:table-cell>
              <table:table-cell office:value-type="float" office:value="0.007981">
                <text:p>0.007981</text:p>
              </table:table-cell>
            </table:table-row>
            <table:table-row>
              <table:table-cell office:value-type="string">
                <text:p>13:08:37</text:p>
              </table:table-cell>
              <table:table-cell office:value-type="float" office:value="0.053782">
                <text:p>0.053782</text:p>
              </table:table-cell>
              <table:table-cell office:value-type="float" office:value="0.009698">
                <text:p>0.009698</text:p>
              </table:table-cell>
            </table:table-row>
            <table:table-row>
              <table:table-cell office:value-type="string">
                <text:p>13:08:38</text:p>
              </table:table-cell>
              <table:table-cell office:value-type="float" office:value="0.038987">
                <text:p>0.038987</text:p>
              </table:table-cell>
              <table:table-cell office:value-type="float" office:value="0.004836">
                <text:p>0.004836</text:p>
              </table:table-cell>
            </table:table-row>
            <table:table-row>
              <table:table-cell office:value-type="string">
                <text:p>13:08:39</text:p>
              </table:table-cell>
              <table:table-cell office:value-type="float" office:value="0.100366">
                <text:p>0.100366</text:p>
              </table:table-cell>
              <table:table-cell office:value-type="float" office:value="0.040972">
                <text:p>0.040972</text:p>
              </table:table-cell>
            </table:table-row>
            <table:table-row>
              <table:table-cell office:value-type="string">
                <text:p>13:08:40</text:p>
              </table:table-cell>
              <table:table-cell office:value-type="float" office:value="0.299005">
                <text:p>0.299005</text:p>
              </table:table-cell>
              <table:table-cell office:value-type="float" office:value="0.061798">
                <text:p>0.061798</text:p>
              </table:table-cell>
            </table:table-row>
            <table:table-row>
              <table:table-cell office:value-type="string">
                <text:p>13:08:41</text:p>
              </table:table-cell>
              <table:table-cell office:value-type="float" office:value="0.128893">
                <text:p>0.128893</text:p>
              </table:table-cell>
              <table:table-cell office:value-type="float" office:value="0.032564">
                <text:p>0.032564</text:p>
              </table:table-cell>
            </table:table-row>
            <table:table-row>
              <table:table-cell office:value-type="string">
                <text:p>13:08:42</text:p>
              </table:table-cell>
              <table:table-cell office:value-type="float" office:value="0.033957">
                <text:p>0.033957</text:p>
              </table:table-cell>
              <table:table-cell office:value-type="float" office:value="0.005666">
                <text:p>0.005666</text:p>
              </table:table-cell>
            </table:table-row>
            <table:table-row>
              <table:table-cell office:value-type="string">
                <text:p>13:08:43</text:p>
              </table:table-cell>
              <table:table-cell office:value-type="float" office:value="0.073901">
                <text:p>0.073901</text:p>
              </table:table-cell>
              <table:table-cell office:value-type="float" office:value="0.008672">
                <text:p>0.008672</text:p>
              </table:table-cell>
            </table:table-row>
            <table:table-row>
              <table:table-cell office:value-type="string">
                <text:p>13:08:44</text:p>
              </table:table-cell>
              <table:table-cell office:value-type="float" office:value="0.098375">
                <text:p>0.098375</text:p>
              </table:table-cell>
              <table:table-cell office:value-type="float" office:value="0.012116">
                <text:p>0.012116</text:p>
              </table:table-cell>
            </table:table-row>
            <table:table-row>
              <table:table-cell office:value-type="string">
                <text:p>13:08:45</text:p>
              </table:table-cell>
              <table:table-cell office:value-type="float" office:value="0.035681">
                <text:p>0.035681</text:p>
              </table:table-cell>
              <table:table-cell office:value-type="float" office:value="0.008787">
                <text:p>0.008787</text:p>
              </table:table-cell>
            </table:table-row>
            <table:table-row>
              <table:table-cell office:value-type="string">
                <text:p>13:08:46</text:p>
              </table:table-cell>
              <table:table-cell office:value-type="float" office:value="0.052781">
                <text:p>0.052781</text:p>
              </table:table-cell>
              <table:table-cell office:value-type="float" office:value="0.007021">
                <text:p>0.007021</text:p>
              </table:table-cell>
            </table:table-row>
            <table:table-row>
              <table:table-cell office:value-type="string">
                <text:p>13:08:47</text:p>
              </table:table-cell>
              <table:table-cell office:value-type="float" office:value="0.100502">
                <text:p>0.100502</text:p>
              </table:table-cell>
              <table:table-cell office:value-type="float" office:value="0.101118">
                <text:p>0.101118</text:p>
              </table:table-cell>
            </table:table-row>
            <table:table-row>
              <table:table-cell office:value-type="string">
                <text:p>13:08:48</text:p>
              </table:table-cell>
              <table:table-cell office:value-type="float" office:value="0.592581">
                <text:p>0.592581</text:p>
              </table:table-cell>
              <table:table-cell office:value-type="float" office:value="0.247233">
                <text:p>0.247233</text:p>
              </table:table-cell>
            </table:table-row>
            <table:table-row>
              <table:table-cell office:value-type="string">
                <text:p>13:08:49</text:p>
              </table:table-cell>
              <table:table-cell office:value-type="float" office:value="0.40835">
                <text:p>0.40835</text:p>
              </table:table-cell>
              <table:table-cell office:value-type="float" office:value="0.071412">
                <text:p>0.071412</text:p>
              </table:table-cell>
            </table:table-row>
            <table:table-row>
              <table:table-cell office:value-type="string">
                <text:p>13:08:50</text:p>
              </table:table-cell>
              <table:table-cell office:value-type="float" office:value="0.293836">
                <text:p>0.293836</text:p>
              </table:table-cell>
              <table:table-cell office:value-type="float" office:value="0.060782">
                <text:p>0.060782</text:p>
              </table:table-cell>
            </table:table-row>
            <table:table-row>
              <table:table-cell office:value-type="string">
                <text:p>13:08:51</text:p>
              </table:table-cell>
              <table:table-cell office:value-type="float" office:value="0.196622">
                <text:p>0.196622</text:p>
              </table:table-cell>
              <table:table-cell office:value-type="float" office:value="0.056073">
                <text:p>0.056073</text:p>
              </table:table-cell>
            </table:table-row>
            <table:table-row>
              <table:table-cell office:value-type="string">
                <text:p>13:08:52</text:p>
              </table:table-cell>
              <table:table-cell office:value-type="float" office:value="0.047975">
                <text:p>0.047975</text:p>
              </table:table-cell>
              <table:table-cell office:value-type="float" office:value="0.010156">
                <text:p>0.010156</text:p>
              </table:table-cell>
            </table:table-row>
            <table:table-row>
              <table:table-cell office:value-type="string">
                <text:p>13:08:53</text:p>
              </table:table-cell>
              <table:table-cell office:value-type="float" office:value="0.019727">
                <text:p>0.019727</text:p>
              </table:table-cell>
              <table:table-cell office:value-type="float" office:value="0.002326">
                <text:p>0.002326</text:p>
              </table:table-cell>
            </table:table-row>
            <table:table-row>
              <table:table-cell office:value-type="string">
                <text:p>13:08:54</text:p>
              </table:table-cell>
              <table:table-cell office:value-type="float" office:value="0.025654">
                <text:p>0.025654</text:p>
              </table:table-cell>
              <table:table-cell office:value-type="float" office:value="0.003183">
                <text:p>0.003183</text:p>
              </table:table-cell>
            </table:table-row>
            <table:table-row>
              <table:table-cell office:value-type="string">
                <text:p>13:08:55</text:p>
              </table:table-cell>
              <table:table-cell office:value-type="float" office:value="0.029336">
                <text:p>0.029336</text:p>
              </table:table-cell>
              <table:table-cell office:value-type="float" office:value="0.006102">
                <text:p>0.006102</text:p>
              </table:table-cell>
            </table:table-row>
            <table:table-row>
              <table:table-cell office:value-type="string">
                <text:p>13:08:56</text:p>
              </table:table-cell>
              <table:table-cell office:value-type="float" office:value="0.040264">
                <text:p>0.040264</text:p>
              </table:table-cell>
              <table:table-cell office:value-type="float" office:value="0.013073">
                <text:p>0.013073</text:p>
              </table:table-cell>
            </table:table-row>
            <table:table-row>
              <table:table-cell office:value-type="string">
                <text:p>13:08:57</text:p>
              </table:table-cell>
              <table:table-cell office:value-type="float" office:value="0.037482">
                <text:p>0.037482</text:p>
              </table:table-cell>
              <table:table-cell office:value-type="float" office:value="0.005651">
                <text:p>0.005651</text:p>
              </table:table-cell>
            </table:table-row>
            <table:table-row>
              <table:table-cell office:value-type="string">
                <text:p>13:08:58</text:p>
              </table:table-cell>
              <table:table-cell office:value-type="float" office:value="0.109308">
                <text:p>0.109308</text:p>
              </table:table-cell>
              <table:table-cell office:value-type="float" office:value="0.021835">
                <text:p>0.021835</text:p>
              </table:table-cell>
            </table:table-row>
            <table:table-row>
              <table:table-cell office:value-type="string">
                <text:p>13:08:59</text:p>
              </table:table-cell>
              <table:table-cell office:value-type="float" office:value="0.030204">
                <text:p>0.030204</text:p>
              </table:table-cell>
              <table:table-cell office:value-type="float" office:value="0.003827">
                <text:p>0.003827</text:p>
              </table:table-cell>
            </table:table-row>
            <table:table-row>
              <table:table-cell office:value-type="string">
                <text:p>13:09:00</text:p>
              </table:table-cell>
              <table:table-cell office:value-type="float" office:value="0.052518">
                <text:p>0.052518</text:p>
              </table:table-cell>
              <table:table-cell office:value-type="float" office:value="0.004178">
                <text:p>0.004178</text:p>
              </table:table-cell>
            </table:table-row>
            <table:table-row>
              <table:table-cell office:value-type="string">
                <text:p>13:09:01</text:p>
              </table:table-cell>
              <table:table-cell office:value-type="float" office:value="0.028153">
                <text:p>0.028153</text:p>
              </table:table-cell>
              <table:table-cell office:value-type="float" office:value="0.003144">
                <text:p>0.003144</text:p>
              </table:table-cell>
            </table:table-row>
            <table:table-row>
              <table:table-cell office:value-type="string">
                <text:p>13:09:02</text:p>
              </table:table-cell>
              <table:table-cell office:value-type="float" office:value="0.11025">
                <text:p>0.11025</text:p>
              </table:table-cell>
              <table:table-cell office:value-type="float" office:value="0.017932">
                <text:p>0.017932</text:p>
              </table:table-cell>
            </table:table-row>
            <table:table-row>
              <table:table-cell office:value-type="string">
                <text:p>13:09:03</text:p>
              </table:table-cell>
              <table:table-cell office:value-type="float" office:value="0.07351">
                <text:p>0.07351</text:p>
              </table:table-cell>
              <table:table-cell office:value-type="float" office:value="0.010241">
                <text:p>0.010241</text:p>
              </table:table-cell>
            </table:table-row>
            <table:table-row>
              <table:table-cell office:value-type="string">
                <text:p>13:09:04</text:p>
              </table:table-cell>
              <table:table-cell office:value-type="float" office:value="0.043016">
                <text:p>0.043016</text:p>
              </table:table-cell>
              <table:table-cell office:value-type="float" office:value="0.004264">
                <text:p>0.004264</text:p>
              </table:table-cell>
            </table:table-row>
            <table:table-row>
              <table:table-cell office:value-type="string">
                <text:p>13:09:05</text:p>
              </table:table-cell>
              <table:table-cell office:value-type="float" office:value="0.044015">
                <text:p>0.044015</text:p>
              </table:table-cell>
              <table:table-cell office:value-type="float" office:value="0.004721">
                <text:p>0.004721</text:p>
              </table:table-cell>
            </table:table-row>
            <table:table-row>
              <table:table-cell office:value-type="string">
                <text:p>13:09:06</text:p>
              </table:table-cell>
              <table:table-cell office:value-type="float" office:value="0.04404">
                <text:p>0.04404</text:p>
              </table:table-cell>
              <table:table-cell office:value-type="float" office:value="0.006563">
                <text:p>0.006563</text:p>
              </table:table-cell>
            </table:table-row>
            <table:table-row>
              <table:table-cell office:value-type="string">
                <text:p>13:09:07</text:p>
              </table:table-cell>
              <table:table-cell office:value-type="float" office:value="0.051395">
                <text:p>0.051395</text:p>
              </table:table-cell>
              <table:table-cell office:value-type="float" office:value="0.006641">
                <text:p>0.006641</text:p>
              </table:table-cell>
            </table:table-row>
            <table:table-row>
              <table:table-cell office:value-type="string">
                <text:p>13:09:08</text:p>
              </table:table-cell>
              <table:table-cell office:value-type="float" office:value="0.024391">
                <text:p>0.024391</text:p>
              </table:table-cell>
              <table:table-cell office:value-type="float" office:value="0.007493">
                <text:p>0.007493</text:p>
              </table:table-cell>
            </table:table-row>
            <table:table-row>
              <table:table-cell office:value-type="string">
                <text:p>13:09:09</text:p>
              </table:table-cell>
              <table:table-cell office:value-type="float" office:value="0.061961">
                <text:p>0.061961</text:p>
              </table:table-cell>
              <table:table-cell office:value-type="float" office:value="0.01007">
                <text:p>0.01007</text:p>
              </table:table-cell>
            </table:table-row>
            <table:table-row>
              <table:table-cell office:value-type="string">
                <text:p>13:09:10</text:p>
              </table:table-cell>
              <table:table-cell office:value-type="float" office:value="0.036339">
                <text:p>0.036339</text:p>
              </table:table-cell>
              <table:table-cell office:value-type="float" office:value="0.010753">
                <text:p>0.010753</text:p>
              </table:table-cell>
            </table:table-row>
            <table:table-row>
              <table:table-cell office:value-type="string">
                <text:p>13:09:11</text:p>
              </table:table-cell>
              <table:table-cell office:value-type="float" office:value="0.07652">
                <text:p>0.07652</text:p>
              </table:table-cell>
              <table:table-cell office:value-type="float" office:value="0.00475">
                <text:p>0.00475</text:p>
              </table:table-cell>
            </table:table-row>
            <table:table-row>
              <table:table-cell office:value-type="string">
                <text:p>13:09:12</text:p>
              </table:table-cell>
              <table:table-cell office:value-type="float" office:value="0.022808">
                <text:p>0.022808</text:p>
              </table:table-cell>
              <table:table-cell office:value-type="float" office:value="0.004773">
                <text:p>0.004773</text:p>
              </table:table-cell>
            </table:table-row>
            <table:table-row>
              <table:table-cell office:value-type="string">
                <text:p>13:09:13</text:p>
              </table:table-cell>
              <table:table-cell office:value-type="float" office:value="0.041486">
                <text:p>0.041486</text:p>
              </table:table-cell>
              <table:table-cell office:value-type="float" office:value="0.004635">
                <text:p>0.004635</text:p>
              </table:table-cell>
            </table:table-row>
            <table:table-row>
              <table:table-cell office:value-type="string">
                <text:p>13:09:14</text:p>
              </table:table-cell>
              <table:table-cell office:value-type="float" office:value="0.02375">
                <text:p>0.02375</text:p>
              </table:table-cell>
              <table:table-cell office:value-type="float" office:value="0.002812">
                <text:p>0.002812</text:p>
              </table:table-cell>
            </table:table-row>
            <table:table-row>
              <table:table-cell office:value-type="string">
                <text:p>13:09:15</text:p>
              </table:table-cell>
              <table:table-cell office:value-type="float" office:value="0.076548">
                <text:p>0.076548</text:p>
              </table:table-cell>
              <table:table-cell office:value-type="float" office:value="0.020706">
                <text:p>0.020706</text:p>
              </table:table-cell>
            </table:table-row>
            <table:table-row>
              <table:table-cell office:value-type="string">
                <text:p>13:09:16</text:p>
              </table:table-cell>
              <table:table-cell office:value-type="float" office:value="0.136666">
                <text:p>0.136666</text:p>
              </table:table-cell>
              <table:table-cell office:value-type="float" office:value="0.022806">
                <text:p>0.022806</text:p>
              </table:table-cell>
            </table:table-row>
            <table:table-row>
              <table:table-cell office:value-type="string">
                <text:p>13:09:17</text:p>
              </table:table-cell>
              <table:table-cell office:value-type="float" office:value="0.048284">
                <text:p>0.048284</text:p>
              </table:table-cell>
              <table:table-cell office:value-type="float" office:value="0.010378">
                <text:p>0.010378</text:p>
              </table:table-cell>
            </table:table-row>
            <table:table-row>
              <table:table-cell office:value-type="string">
                <text:p>13:09:18</text:p>
              </table:table-cell>
              <table:table-cell office:value-type="float" office:value="0.136737">
                <text:p>0.136737</text:p>
              </table:table-cell>
              <table:table-cell office:value-type="float" office:value="0.083531">
                <text:p>0.083531</text:p>
              </table:table-cell>
            </table:table-row>
            <table:table-row>
              <table:table-cell office:value-type="string">
                <text:p>13:09:19</text:p>
              </table:table-cell>
              <table:table-cell office:value-type="float" office:value="0.90103">
                <text:p>0.90103</text:p>
              </table:table-cell>
              <table:table-cell office:value-type="float" office:value="0.639102">
                <text:p>0.639102</text:p>
              </table:table-cell>
            </table:table-row>
            <table:table-row>
              <table:table-cell office:value-type="string">
                <text:p>13:09:20</text:p>
              </table:table-cell>
              <table:table-cell office:value-type="float" office:value="0.672072">
                <text:p>0.672072</text:p>
              </table:table-cell>
              <table:table-cell office:value-type="float" office:value="0.367347">
                <text:p>0.367347</text:p>
              </table:table-cell>
            </table:table-row>
            <table:table-row>
              <table:table-cell office:value-type="string">
                <text:p>13:09:21</text:p>
              </table:table-cell>
              <table:table-cell office:value-type="float" office:value="0.902496">
                <text:p>0.902496</text:p>
              </table:table-cell>
              <table:table-cell office:value-type="float" office:value="0.310445">
                <text:p>0.310445</text:p>
              </table:table-cell>
            </table:table-row>
            <table:table-row>
              <table:table-cell office:value-type="string">
                <text:p>13:09:22</text:p>
              </table:table-cell>
              <table:table-cell office:value-type="float" office:value="0.487082">
                <text:p>0.487082</text:p>
              </table:table-cell>
              <table:table-cell office:value-type="float" office:value="0.304284">
                <text:p>0.304284</text:p>
              </table:table-cell>
            </table:table-row>
            <table:table-row>
              <table:table-cell office:value-type="string">
                <text:p>13:09:23</text:p>
              </table:table-cell>
              <table:table-cell office:value-type="float" office:value="0.758712">
                <text:p>0.758712</text:p>
              </table:table-cell>
              <table:table-cell office:value-type="float" office:value="0.356289">
                <text:p>0.356289</text:p>
              </table:table-cell>
            </table:table-row>
            <table:table-row>
              <table:table-cell office:value-type="string">
                <text:p>13:09:24</text:p>
              </table:table-cell>
              <table:table-cell office:value-type="float" office:value="0.823116">
                <text:p>0.823116</text:p>
              </table:table-cell>
              <table:table-cell office:value-type="float" office:value="0.813137">
                <text:p>0.813137</text:p>
              </table:table-cell>
            </table:table-row>
            <table:table-row>
              <table:table-cell office:value-type="string">
                <text:p>13:09:25</text:p>
              </table:table-cell>
              <table:table-cell office:value-type="float" office:value="0.938961">
                <text:p>0.938961</text:p>
              </table:table-cell>
              <table:table-cell office:value-type="float" office:value="0.893684">
                <text:p>0.893684</text:p>
              </table:table-cell>
            </table:table-row>
            <table:table-row>
              <table:table-cell office:value-type="string">
                <text:p>13:09:26</text:p>
              </table:table-cell>
              <table:table-cell office:value-type="float" office:value="1.121464">
                <text:p>1.121464</text:p>
              </table:table-cell>
              <table:table-cell office:value-type="float" office:value="0.872842">
                <text:p>0.872842</text:p>
              </table:table-cell>
            </table:table-row>
            <table:table-row>
              <table:table-cell office:value-type="string">
                <text:p>13:09:27</text:p>
              </table:table-cell>
              <table:table-cell office:value-type="float" office:value="0.50733">
                <text:p>0.50733</text:p>
              </table:table-cell>
              <table:table-cell office:value-type="float" office:value="0.310817">
                <text:p>0.310817</text:p>
              </table:table-cell>
            </table:table-row>
            <table:table-row>
              <table:table-cell office:value-type="string">
                <text:p>13:09:28</text:p>
              </table:table-cell>
              <table:table-cell office:value-type="float" office:value="0.574042">
                <text:p>0.574042</text:p>
              </table:table-cell>
              <table:table-cell office:value-type="float" office:value="0.298826">
                <text:p>0.298826</text:p>
              </table:table-cell>
            </table:table-row>
            <table:table-row>
              <table:table-cell office:value-type="string">
                <text:p>13:09:29</text:p>
              </table:table-cell>
              <table:table-cell office:value-type="float" office:value="0.431397">
                <text:p>0.431397</text:p>
              </table:table-cell>
              <table:table-cell office:value-type="float" office:value="0.095263">
                <text:p>0.095263</text:p>
              </table:table-cell>
            </table:table-row>
            <table:table-row>
              <table:table-cell office:value-type="string">
                <text:p>13:09:30</text:p>
              </table:table-cell>
              <table:table-cell office:value-type="float" office:value="0.415873">
                <text:p>0.415873</text:p>
              </table:table-cell>
              <table:table-cell office:value-type="float" office:value="0.141098">
                <text:p>0.141098</text:p>
              </table:table-cell>
            </table:table-row>
            <table:table-row>
              <table:table-cell office:value-type="string">
                <text:p>13:09:31</text:p>
              </table:table-cell>
              <table:table-cell office:value-type="float" office:value="0.381514">
                <text:p>0.381514</text:p>
              </table:table-cell>
              <table:table-cell office:value-type="float" office:value="0.079063">
                <text:p>0.079063</text:p>
              </table:table-cell>
            </table:table-row>
            <table:table-row>
              <table:table-cell office:value-type="string">
                <text:p>13:09:32</text:p>
              </table:table-cell>
              <table:table-cell office:value-type="float" office:value="0.348632">
                <text:p>0.348632</text:p>
              </table:table-cell>
              <table:table-cell office:value-type="float" office:value="0.088919">
                <text:p>0.088919</text:p>
              </table:table-cell>
            </table:table-row>
            <table:table-row>
              <table:table-cell office:value-type="string">
                <text:p>13:09:33</text:p>
              </table:table-cell>
              <table:table-cell office:value-type="float" office:value="0.319247">
                <text:p>0.319247</text:p>
              </table:table-cell>
              <table:table-cell office:value-type="float" office:value="0.106619">
                <text:p>0.106619</text:p>
              </table:table-cell>
            </table:table-row>
            <table:table-row>
              <table:table-cell office:value-type="string">
                <text:p>13:09:34</text:p>
              </table:table-cell>
              <table:table-cell office:value-type="float" office:value="0.105169">
                <text:p>0.105169</text:p>
              </table:table-cell>
              <table:table-cell office:value-type="float" office:value="0.027802">
                <text:p>0.027802</text:p>
              </table:table-cell>
            </table:table-row>
            <table:table-row>
              <table:table-cell office:value-type="string">
                <text:p>13:09:35</text:p>
              </table:table-cell>
              <table:table-cell office:value-type="float" office:value="0.060931">
                <text:p>0.060931</text:p>
              </table:table-cell>
              <table:table-cell office:value-type="float" office:value="0.017295">
                <text:p>0.017295</text:p>
              </table:table-cell>
            </table:table-row>
            <table:table-row>
              <table:table-cell office:value-type="string">
                <text:p>13:09:36</text:p>
              </table:table-cell>
              <table:table-cell office:value-type="float" office:value="0.189335">
                <text:p>0.189335</text:p>
              </table:table-cell>
              <table:table-cell office:value-type="float" office:value="0.027332">
                <text:p>0.027332</text:p>
              </table:table-cell>
            </table:table-row>
            <table:table-row>
              <table:table-cell office:value-type="string">
                <text:p>13:09:37</text:p>
              </table:table-cell>
              <table:table-cell office:value-type="float" office:value="0.264599">
                <text:p>0.264599</text:p>
              </table:table-cell>
              <table:table-cell office:value-type="float" office:value="0.093954">
                <text:p>0.093954</text:p>
              </table:table-cell>
            </table:table-row>
            <table:table-row>
              <table:table-cell office:value-type="string">
                <text:p>13:09:38</text:p>
              </table:table-cell>
              <table:table-cell office:value-type="float" office:value="0.356439">
                <text:p>0.356439</text:p>
              </table:table-cell>
              <table:table-cell office:value-type="float" office:value="0.089692">
                <text:p>0.089692</text:p>
              </table:table-cell>
            </table:table-row>
            <table:table-row>
              <table:table-cell office:value-type="string">
                <text:p>13:09:39</text:p>
              </table:table-cell>
              <table:table-cell office:value-type="float" office:value="0.628935">
                <text:p>0.628935</text:p>
              </table:table-cell>
              <table:table-cell office:value-type="float" office:value="0.440276">
                <text:p>0.440276</text:p>
              </table:table-cell>
            </table:table-row>
            <table:table-row>
              <table:table-cell office:value-type="string">
                <text:p>13:09:40</text:p>
              </table:table-cell>
              <table:table-cell office:value-type="float" office:value="0.811617">
                <text:p>0.811617</text:p>
              </table:table-cell>
              <table:table-cell office:value-type="float" office:value="0.869626">
                <text:p>0.869626</text:p>
              </table:table-cell>
            </table:table-row>
            <table:table-row>
              <table:table-cell office:value-type="string">
                <text:p>13:09:41</text:p>
              </table:table-cell>
              <table:table-cell office:value-type="float" office:value="0.752213">
                <text:p>0.752213</text:p>
              </table:table-cell>
              <table:table-cell office:value-type="float" office:value="0.242877">
                <text:p>0.242877</text:p>
              </table:table-cell>
            </table:table-row>
            <table:table-row>
              <table:table-cell office:value-type="string">
                <text:p>13:09:42</text:p>
              </table:table-cell>
              <table:table-cell office:value-type="float" office:value="0.563032">
                <text:p>0.563032</text:p>
              </table:table-cell>
              <table:table-cell office:value-type="float" office:value="0.195037">
                <text:p>0.195037</text:p>
              </table:table-cell>
            </table:table-row>
            <table:table-row>
              <table:table-cell office:value-type="string">
                <text:p>13:09:43</text:p>
              </table:table-cell>
              <table:table-cell office:value-type="float" office:value="0.513785">
                <text:p>0.513785</text:p>
              </table:table-cell>
              <table:table-cell office:value-type="float" office:value="0.295889">
                <text:p>0.295889</text:p>
              </table:table-cell>
            </table:table-row>
            <table:table-row>
              <table:table-cell office:value-type="string">
                <text:p>13:09:44</text:p>
              </table:table-cell>
              <table:table-cell office:value-type="float" office:value="0.465793">
                <text:p>0.465793</text:p>
              </table:table-cell>
              <table:table-cell office:value-type="float" office:value="0.170147">
                <text:p>0.170147</text:p>
              </table:table-cell>
            </table:table-row>
            <table:table-row>
              <table:table-cell office:value-type="string">
                <text:p>13:09:45</text:p>
              </table:table-cell>
              <table:table-cell office:value-type="float" office:value="0.329123">
                <text:p>0.329123</text:p>
              </table:table-cell>
              <table:table-cell office:value-type="float" office:value="0.067296">
                <text:p>0.067296</text:p>
              </table:table-cell>
            </table:table-row>
            <table:table-row>
              <table:table-cell office:value-type="string">
                <text:p>13:09:46</text:p>
              </table:table-cell>
              <table:table-cell office:value-type="float" office:value="0.463091">
                <text:p>0.463091</text:p>
              </table:table-cell>
              <table:table-cell office:value-type="float" office:value="0.122976">
                <text:p>0.122976</text:p>
              </table:table-cell>
            </table:table-row>
            <table:table-row>
              <table:table-cell office:value-type="string">
                <text:p>13:09:47</text:p>
              </table:table-cell>
              <table:table-cell office:value-type="float" office:value="0.151266">
                <text:p>0.151266</text:p>
              </table:table-cell>
              <table:table-cell office:value-type="float" office:value="0.025201">
                <text:p>0.025201</text:p>
              </table:table-cell>
            </table:table-row>
            <table:table-row>
              <table:table-cell office:value-type="string">
                <text:p>13:09:48</text:p>
              </table:table-cell>
              <table:table-cell office:value-type="float" office:value="0.018025">
                <text:p>0.018025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string">
                <text:p>13:09:49</text:p>
              </table:table-cell>
              <table:table-cell office:value-type="float" office:value="0.157417">
                <text:p>0.157417</text:p>
              </table:table-cell>
              <table:table-cell office:value-type="float" office:value="0.054159">
                <text:p>0.054159</text:p>
              </table:table-cell>
            </table:table-row>
            <table:table-row>
              <table:table-cell office:value-type="string">
                <text:p>13:09:50</text:p>
              </table:table-cell>
              <table:table-cell office:value-type="float" office:value="0.158909">
                <text:p>0.158909</text:p>
              </table:table-cell>
              <table:table-cell office:value-type="float" office:value="0.016474">
                <text:p>0.016474</text:p>
              </table:table-cell>
            </table:table-row>
            <table:table-row>
              <table:table-cell office:value-type="string">
                <text:p>13:09:51</text:p>
              </table:table-cell>
              <table:table-cell office:value-type="float" office:value="0.099687">
                <text:p>0.099687</text:p>
              </table:table-cell>
              <table:table-cell office:value-type="float" office:value="0.024358">
                <text:p>0.024358</text:p>
              </table:table-cell>
            </table:table-row>
            <table:table-row>
              <table:table-cell office:value-type="string">
                <text:p>13:09:52</text:p>
              </table:table-cell>
              <table:table-cell office:value-type="float" office:value="0.457634">
                <text:p>0.457634</text:p>
              </table:table-cell>
              <table:table-cell office:value-type="float" office:value="0.276583">
                <text:p>0.276583</text:p>
              </table:table-cell>
            </table:table-row>
            <table:table-row>
              <table:table-cell office:value-type="string">
                <text:p>13:09:53</text:p>
              </table:table-cell>
              <table:table-cell office:value-type="float" office:value="0.613747">
                <text:p>0.613747</text:p>
              </table:table-cell>
              <table:table-cell office:value-type="float" office:value="0.470026">
                <text:p>0.470026</text:p>
              </table:table-cell>
            </table:table-row>
            <table:table-row>
              <table:table-cell office:value-type="string">
                <text:p>13:09:54</text:p>
              </table:table-cell>
              <table:table-cell office:value-type="float" office:value="0.52909">
                <text:p>0.52909</text:p>
              </table:table-cell>
              <table:table-cell office:value-type="float" office:value="0.34819">
                <text:p>0.34819</text:p>
              </table:table-cell>
            </table:table-row>
            <table:table-row>
              <table:table-cell office:value-type="string">
                <text:p>13:09:55</text:p>
              </table:table-cell>
              <table:table-cell office:value-type="float" office:value="0.444464">
                <text:p>0.444464</text:p>
              </table:table-cell>
              <table:table-cell office:value-type="float" office:value="0.269113">
                <text:p>0.269113</text:p>
              </table:table-cell>
            </table:table-row>
            <table:table-row>
              <table:table-cell office:value-type="string">
                <text:p>13:09:56</text:p>
              </table:table-cell>
              <table:table-cell office:value-type="float" office:value="0.699553">
                <text:p>0.699553</text:p>
              </table:table-cell>
              <table:table-cell office:value-type="float" office:value="0.415268">
                <text:p>0.415268</text:p>
              </table:table-cell>
            </table:table-row>
            <table:table-row>
              <table:table-cell office:value-type="string">
                <text:p>13:09:57</text:p>
              </table:table-cell>
              <table:table-cell office:value-type="float" office:value="0.448697">
                <text:p>0.448697</text:p>
              </table:table-cell>
              <table:table-cell office:value-type="float" office:value="0.100399">
                <text:p>0.100399</text:p>
              </table:table-cell>
            </table:table-row>
            <table:table-row>
              <table:table-cell office:value-type="string">
                <text:p>13:09:58</text:p>
              </table:table-cell>
              <table:table-cell office:value-type="float" office:value="0.392076">
                <text:p>0.392076</text:p>
              </table:table-cell>
              <table:table-cell office:value-type="float" office:value="0.052875">
                <text:p>0.052875</text:p>
              </table:table-cell>
            </table:table-row>
            <table:table-row>
              <table:table-cell office:value-type="string">
                <text:p>13:09:59</text:p>
              </table:table-cell>
              <table:table-cell office:value-type="float" office:value="0.031778">
                <text:p>0.031778</text:p>
              </table:table-cell>
              <table:table-cell office:value-type="float" office:value="0.010775">
                <text:p>0.010775</text:p>
              </table:table-cell>
            </table:table-row>
            <table:table-row>
              <table:table-cell office:value-type="string">
                <text:p>13:10:00</text:p>
              </table:table-cell>
              <table:table-cell office:value-type="float" office:value="0.038386">
                <text:p>0.038386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13:10:01</text:p>
              </table:table-cell>
              <table:table-cell office:value-type="float" office:value="0.113309">
                <text:p>0.113309</text:p>
              </table:table-cell>
              <table:table-cell office:value-type="float" office:value="0.037168">
                <text:p>0.037168</text:p>
              </table:table-cell>
            </table:table-row>
            <table:table-row>
              <table:table-cell office:value-type="string">
                <text:p>13:10:02</text:p>
              </table:table-cell>
              <table:table-cell office:value-type="float" office:value="0.316308">
                <text:p>0.316308</text:p>
              </table:table-cell>
              <table:table-cell office:value-type="float" office:value="0.031604">
                <text:p>0.031604</text:p>
              </table:table-cell>
            </table:table-row>
            <table:table-row>
              <table:table-cell office:value-type="string">
                <text:p>13:10:03</text:p>
              </table:table-cell>
              <table:table-cell office:value-type="float" office:value="0.153391">
                <text:p>0.153391</text:p>
              </table:table-cell>
              <table:table-cell office:value-type="float" office:value="0.025549">
                <text:p>0.025549</text:p>
              </table:table-cell>
            </table:table-row>
            <table:table-row>
              <table:table-cell office:value-type="string">
                <text:p>13:10:04</text:p>
              </table:table-cell>
              <table:table-cell office:value-type="float" office:value="0.079126">
                <text:p>0.079126</text:p>
              </table:table-cell>
              <table:table-cell office:value-type="float" office:value="0.010085">
                <text:p>0.010085</text:p>
              </table:table-cell>
            </table:table-row>
            <table:table-row>
              <table:table-cell office:value-type="string">
                <text:p>13:10:05</text:p>
              </table:table-cell>
              <table:table-cell office:value-type="float" office:value="0.050631">
                <text:p>0.050631</text:p>
              </table:table-cell>
              <table:table-cell office:value-type="float" office:value="0.008495">
                <text:p>0.008495</text:p>
              </table:table-cell>
            </table:table-row>
            <table:table-row>
              <table:table-cell office:value-type="string">
                <text:p>13:10:06</text:p>
              </table:table-cell>
              <table:table-cell office:value-type="float" office:value="0.104115">
                <text:p>0.104115</text:p>
              </table:table-cell>
              <table:table-cell office:value-type="float" office:value="0.015383">
                <text:p>0.015383</text:p>
              </table:table-cell>
            </table:table-row>
            <table:table-row>
              <table:table-cell office:value-type="string">
                <text:p>13:10:07</text:p>
              </table:table-cell>
              <table:table-cell office:value-type="float" office:value="0.073385">
                <text:p>0.073385</text:p>
              </table:table-cell>
              <table:table-cell office:value-type="float" office:value="0.027957">
                <text:p>0.027957</text:p>
              </table:table-cell>
            </table:table-row>
            <table:table-row>
              <table:table-cell office:value-type="string">
                <text:p>13:10:08</text:p>
              </table:table-cell>
              <table:table-cell office:value-type="float" office:value="0.346183">
                <text:p>0.346183</text:p>
              </table:table-cell>
              <table:table-cell office:value-type="float" office:value="0.052937">
                <text:p>0.052937</text:p>
              </table:table-cell>
            </table:table-row>
            <table:table-row>
              <table:table-cell office:value-type="string">
                <text:p>13:10:09</text:p>
              </table:table-cell>
              <table:table-cell office:value-type="float" office:value="0.37739">
                <text:p>0.37739</text:p>
              </table:table-cell>
              <table:table-cell office:value-type="float" office:value="0.085768">
                <text:p>0.085768</text:p>
              </table:table-cell>
            </table:table-row>
            <table:table-row>
              <table:table-cell office:value-type="string">
                <text:p>13:10:10</text:p>
              </table:table-cell>
              <table:table-cell office:value-type="float" office:value="0.500102">
                <text:p>0.500102</text:p>
              </table:table-cell>
              <table:table-cell office:value-type="float" office:value="0.205333">
                <text:p>0.205333</text:p>
              </table:table-cell>
            </table:table-row>
            <table:table-row>
              <table:table-cell office:value-type="string">
                <text:p>13:10:11</text:p>
              </table:table-cell>
              <table:table-cell office:value-type="float" office:value="0.322402">
                <text:p>0.322402</text:p>
              </table:table-cell>
              <table:table-cell office:value-type="float" office:value="0.077132">
                <text:p>0.077132</text:p>
              </table:table-cell>
            </table:table-row>
            <table:table-row>
              <table:table-cell office:value-type="string">
                <text:p>13:10:12</text:p>
              </table:table-cell>
              <table:table-cell office:value-type="float" office:value="0.091566">
                <text:p>0.091566</text:p>
              </table:table-cell>
              <table:table-cell office:value-type="float" office:value="0.01065">
                <text:p>0.01065</text:p>
              </table:table-cell>
            </table:table-row>
            <table:table-row>
              <table:table-cell office:value-type="string">
                <text:p>13:10:13</text:p>
              </table:table-cell>
              <table:table-cell office:value-type="float" office:value="0.10705">
                <text:p>0.10705</text:p>
              </table:table-cell>
              <table:table-cell office:value-type="float" office:value="0.024607">
                <text:p>0.024607</text:p>
              </table:table-cell>
            </table:table-row>
            <table:table-row>
              <table:table-cell office:value-type="string">
                <text:p>13:10:14</text:p>
              </table:table-cell>
              <table:table-cell office:value-type="float" office:value="0.643267">
                <text:p>0.643267</text:p>
              </table:table-cell>
              <table:table-cell office:value-type="float" office:value="0.494748">
                <text:p>0.494748</text:p>
              </table:table-cell>
            </table:table-row>
            <table:table-row>
              <table:table-cell office:value-type="string">
                <text:p>13:10:15</text:p>
              </table:table-cell>
              <table:table-cell office:value-type="float" office:value="0.982132">
                <text:p>0.982132</text:p>
              </table:table-cell>
              <table:table-cell office:value-type="float" office:value="0.874127">
                <text:p>0.874127</text:p>
              </table:table-cell>
            </table:table-row>
            <table:table-row>
              <table:table-cell office:value-type="string">
                <text:p>13:10:16</text:p>
              </table:table-cell>
              <table:table-cell office:value-type="float" office:value="1.024363">
                <text:p>1.024363</text:p>
              </table:table-cell>
              <table:table-cell office:value-type="float" office:value="0.534812">
                <text:p>0.534812</text:p>
              </table:table-cell>
            </table:table-row>
            <table:table-row>
              <table:table-cell office:value-type="string">
                <text:p>13:10:17</text:p>
              </table:table-cell>
              <table:table-cell office:value-type="float" office:value="0.567134">
                <text:p>0.567134</text:p>
              </table:table-cell>
              <table:table-cell office:value-type="float" office:value="0.160479">
                <text:p>0.160479</text:p>
              </table:table-cell>
            </table:table-row>
            <table:table-row>
              <table:table-cell office:value-type="string">
                <text:p>13:10:18</text:p>
              </table:table-cell>
              <table:table-cell office:value-type="float" office:value="0.562853">
                <text:p>0.562853</text:p>
              </table:table-cell>
              <table:table-cell office:value-type="float" office:value="0.144992">
                <text:p>0.144992</text:p>
              </table:table-cell>
            </table:table-row>
            <table:table-row>
              <table:table-cell office:value-type="string">
                <text:p>13:10:19</text:p>
              </table:table-cell>
              <table:table-cell office:value-type="float" office:value="0.321982">
                <text:p>0.321982</text:p>
              </table:table-cell>
              <table:table-cell office:value-type="float" office:value="0.083081">
                <text:p>0.083081</text:p>
              </table:table-cell>
            </table:table-row>
            <table:table-row>
              <table:table-cell office:value-type="string">
                <text:p>13:10:20</text:p>
              </table:table-cell>
              <table:table-cell office:value-type="float" office:value="0.393029">
                <text:p>0.393029</text:p>
              </table:table-cell>
              <table:table-cell office:value-type="float" office:value="0.072807">
                <text:p>0.072807</text:p>
              </table:table-cell>
            </table:table-row>
            <table:table-row>
              <table:table-cell office:value-type="string">
                <text:p>13:10:21</text:p>
              </table:table-cell>
              <table:table-cell office:value-type="float" office:value="0.110842">
                <text:p>0.110842</text:p>
              </table:table-cell>
              <table:table-cell office:value-type="float" office:value="0.011712">
                <text:p>0.011712</text:p>
              </table:table-cell>
            </table:table-row>
            <table:table-row>
              <table:table-cell office:value-type="string">
                <text:p>13:10:22</text:p>
              </table:table-cell>
              <table:table-cell office:value-type="float" office:value="0.146007">
                <text:p>0.146007</text:p>
              </table:table-cell>
              <table:table-cell office:value-type="float" office:value="0.040051">
                <text:p>0.040051</text:p>
              </table:table-cell>
            </table:table-row>
            <table:table-row>
              <table:table-cell office:value-type="string">
                <text:p>13:10:23</text:p>
              </table:table-cell>
              <table:table-cell office:value-type="float" office:value="0.090625">
                <text:p>0.090625</text:p>
              </table:table-cell>
              <table:table-cell office:value-type="float" office:value="0.021998">
                <text:p>0.021998</text:p>
              </table:table-cell>
            </table:table-row>
            <table:table-row>
              <table:table-cell office:value-type="string">
                <text:p>13:10:24</text:p>
              </table:table-cell>
              <table:table-cell office:value-type="float" office:value="0.116952">
                <text:p>0.116952</text:p>
              </table:table-cell>
              <table:table-cell office:value-type="float" office:value="0.017825">
                <text:p>0.017825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0.066348">
                <text:p>0.066348</text:p>
              </table:table-cell>
              <table:table-cell office:value-type="float" office:value="0.013486">
                <text:p>0.013486</text:p>
              </table:table-cell>
            </table:table-row>
            <table:table-row>
              <table:table-cell office:value-type="string">
                <text:p>13:10:26</text:p>
              </table:table-cell>
              <table:table-cell office:value-type="float" office:value="0.135971">
                <text:p>0.135971</text:p>
              </table:table-cell>
              <table:table-cell office:value-type="float" office:value="0.023733">
                <text:p>0.023733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0.087097">
                <text:p>0.087097</text:p>
              </table:table-cell>
              <table:table-cell office:value-type="float" office:value="0.016163">
                <text:p>0.016163</text:p>
              </table:table-cell>
            </table:table-row>
            <table:table-row>
              <table:table-cell office:value-type="string">
                <text:p>13:10:28</text:p>
              </table:table-cell>
              <table:table-cell office:value-type="float" office:value="0.078062">
                <text:p>0.078062</text:p>
              </table:table-cell>
              <table:table-cell office:value-type="float" office:value="0.010512">
                <text:p>0.010512</text:p>
              </table:table-cell>
            </table:table-row>
            <table:table-row>
              <table:table-cell office:value-type="string">
                <text:p>13:10:29</text:p>
              </table:table-cell>
              <table:table-cell office:value-type="float" office:value="0.04849">
                <text:p>0.04849</text:p>
              </table:table-cell>
              <table:table-cell office:value-type="float" office:value="0.006103">
                <text:p>0.006103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0.018803">
                <text:p>0.018803</text:p>
              </table:table-cell>
              <table:table-cell office:value-type="float" office:value="0.000507">
                <text:p>0.000507</text:p>
              </table:table-cell>
            </table:table-row>
            <table:table-row>
              <table:table-cell office:value-type="string">
                <text:p>13:10:31</text:p>
              </table:table-cell>
              <table:table-cell office:value-type="float" office:value="0.017643">
                <text:p>0.017643</text:p>
              </table:table-cell>
              <table:table-cell office:value-type="float" office:value="0.000802">
                <text:p>0.000802</text:p>
              </table:table-cell>
            </table:table-row>
            <table:table-row>
              <table:table-cell office:value-type="string">
                <text:p>13:10:32</text:p>
              </table:table-cell>
              <table:table-cell office:value-type="float" office:value="0.126732">
                <text:p>0.126732</text:p>
              </table:table-cell>
              <table:table-cell office:value-type="float" office:value="0.025472">
                <text:p>0.025472</text:p>
              </table:table-cell>
            </table:table-row>
            <table:table-row>
              <table:table-cell office:value-type="string">
                <text:p>13:10:33</text:p>
              </table:table-cell>
              <table:table-cell office:value-type="float" office:value="0.095976">
                <text:p>0.095976</text:p>
              </table:table-cell>
              <table:table-cell office:value-type="float" office:value="0.00605">
                <text:p>0.00605</text:p>
              </table:table-cell>
            </table:table-row>
            <table:table-row>
              <table:table-cell office:value-type="string">
                <text:p>13:10:34</text:p>
              </table:table-cell>
              <table:table-cell office:value-type="float" office:value="0.038188">
                <text:p>0.038188</text:p>
              </table:table-cell>
              <table:table-cell office:value-type="float" office:value="0.005252">
                <text:p>0.005252</text:p>
              </table:table-cell>
            </table:table-row>
            <table:table-row>
              <table:table-cell office:value-type="string">
                <text:p>13:10:35</text:p>
              </table:table-cell>
              <table:table-cell office:value-type="float" office:value="0.0241">
                <text:p>0.0241</text:p>
              </table:table-cell>
              <table:table-cell office:value-type="float" office:value="0.002703">
                <text:p>0.002703</text:p>
              </table:table-cell>
            </table:table-row>
            <table:table-row>
              <table:table-cell office:value-type="string">
                <text:p>13:10:36</text:p>
              </table:table-cell>
              <table:table-cell office:value-type="float" office:value="0.054306">
                <text:p>0.054306</text:p>
              </table:table-cell>
              <table:table-cell office:value-type="float" office:value="0.005548">
                <text:p>0.005548</text:p>
              </table:table-cell>
            </table:table-row>
            <table:table-row>
              <table:table-cell office:value-type="string">
                <text:p>13:10:37</text:p>
              </table:table-cell>
              <table:table-cell office:value-type="float" office:value="0.031122">
                <text:p>0.031122</text:p>
              </table:table-cell>
              <table:table-cell office:value-type="float" office:value="0.006394">
                <text:p>0.006394</text:p>
              </table:table-cell>
            </table:table-row>
            <table:table-row>
              <table:table-cell office:value-type="string">
                <text:p>13:10:38</text:p>
              </table:table-cell>
              <table:table-cell office:value-type="float" office:value="0.025922">
                <text:p>0.025922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13:10:39</text:p>
              </table:table-cell>
              <table:table-cell office:value-type="float" office:value="0.018128">
                <text:p>0.018128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13:10:40</text:p>
              </table:table-cell>
              <table:table-cell office:value-type="float" office:value="0.113801">
                <text:p>0.113801</text:p>
              </table:table-cell>
              <table:table-cell office:value-type="float" office:value="0.016851">
                <text:p>0.016851</text:p>
              </table:table-cell>
            </table:table-row>
            <table:table-row>
              <table:table-cell office:value-type="string">
                <text:p>13:10:41</text:p>
              </table:table-cell>
              <table:table-cell office:value-type="float" office:value="0.039526">
                <text:p>0.039526</text:p>
              </table:table-cell>
              <table:table-cell office:value-type="float" office:value="0.006778">
                <text:p>0.006778</text:p>
              </table:table-cell>
            </table:table-row>
            <table:table-row>
              <table:table-cell office:value-type="string">
                <text:p>13:10:42</text:p>
              </table:table-cell>
              <table:table-cell office:value-type="float" office:value="0.027719">
                <text:p>0.027719</text:p>
              </table:table-cell>
              <table:table-cell office:value-type="float" office:value="0.002319">
                <text:p>0.002319</text:p>
              </table:table-cell>
            </table:table-row>
            <table:table-row>
              <table:table-cell office:value-type="string">
                <text:p>13:10:43</text:p>
              </table:table-cell>
              <table:table-cell office:value-type="float" office:value="0.04139">
                <text:p>0.04139</text:p>
              </table:table-cell>
              <table:table-cell office:value-type="float" office:value="0.007399">
                <text:p>0.007399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0.064489">
                <text:p>0.064489</text:p>
              </table:table-cell>
              <table:table-cell office:value-type="float" office:value="0.006829">
                <text:p>0.006829</text:p>
              </table:table-cell>
            </table:table-row>
            <table:table-row>
              <table:table-cell office:value-type="string">
                <text:p>13:10:45</text:p>
              </table:table-cell>
              <table:table-cell office:value-type="float" office:value="0.146831">
                <text:p>0.146831</text:p>
              </table:table-cell>
              <table:table-cell office:value-type="float" office:value="0.01737">
                <text:p>0.01737</text:p>
              </table:table-cell>
            </table:table-row>
            <table:table-row>
              <table:table-cell office:value-type="string">
                <text:p>13:10:46</text:p>
              </table:table-cell>
              <table:table-cell office:value-type="float" office:value="0.040137">
                <text:p>0.040137</text:p>
              </table:table-cell>
              <table:table-cell office:value-type="float" office:value="0.010602">
                <text:p>0.010602</text:p>
              </table:table-cell>
            </table:table-row>
            <table:table-row>
              <table:table-cell office:value-type="string">
                <text:p>13:10:47</text:p>
              </table:table-cell>
              <table:table-cell office:value-type="float" office:value="0.102408">
                <text:p>0.102408</text:p>
              </table:table-cell>
              <table:table-cell office:value-type="float" office:value="0.016219">
                <text:p>0.016219</text:p>
              </table:table-cell>
            </table:table-row>
            <table:table-row>
              <table:table-cell office:value-type="string">
                <text:p>13:10:48</text:p>
              </table:table-cell>
              <table:table-cell office:value-type="float" office:value="0.100784">
                <text:p>0.100784</text:p>
              </table:table-cell>
              <table:table-cell office:value-type="float" office:value="0.017715">
                <text:p>0.017715</text:p>
              </table:table-cell>
            </table:table-row>
            <table:table-row>
              <table:table-cell office:value-type="string">
                <text:p>13:10:49</text:p>
              </table:table-cell>
              <table:table-cell office:value-type="float" office:value="0.072933">
                <text:p>0.072933</text:p>
              </table:table-cell>
              <table:table-cell office:value-type="float" office:value="0.014106">
                <text:p>0.014106</text:p>
              </table:table-cell>
            </table:table-row>
            <table:table-row>
              <table:table-cell office:value-type="string">
                <text:p>13:10:50</text:p>
              </table:table-cell>
              <table:table-cell office:value-type="float" office:value="0.102486">
                <text:p>0.102486</text:p>
              </table:table-cell>
              <table:table-cell office:value-type="float" office:value="0.01726">
                <text:p>0.01726</text:p>
              </table:table-cell>
            </table:table-row>
            <table:table-row>
              <table:table-cell office:value-type="string">
                <text:p>13:10:51</text:p>
              </table:table-cell>
              <table:table-cell office:value-type="float" office:value="0.224067">
                <text:p>0.224067</text:p>
              </table:table-cell>
              <table:table-cell office:value-type="float" office:value="0.036483">
                <text:p>0.036483</text:p>
              </table:table-cell>
            </table:table-row>
            <table:table-row>
              <table:table-cell office:value-type="string">
                <text:p>13:10:52</text:p>
              </table:table-cell>
              <table:table-cell office:value-type="float" office:value="0.161976">
                <text:p>0.161976</text:p>
              </table:table-cell>
              <table:table-cell office:value-type="float" office:value="0.070271">
                <text:p>0.070271</text:p>
              </table:table-cell>
            </table:table-row>
            <table:table-row>
              <table:table-cell office:value-type="string">
                <text:p>13:10:53</text:p>
              </table:table-cell>
              <table:table-cell office:value-type="float" office:value="0.549299">
                <text:p>0.549299</text:p>
              </table:table-cell>
              <table:table-cell office:value-type="float" office:value="0.183927">
                <text:p>0.183927</text:p>
              </table:table-cell>
            </table:table-row>
            <table:table-row>
              <table:table-cell office:value-type="string">
                <text:p>13:10:54</text:p>
              </table:table-cell>
              <table:table-cell office:value-type="float" office:value="0.40708">
                <text:p>0.40708</text:p>
              </table:table-cell>
              <table:table-cell office:value-type="float" office:value="0.170089">
                <text:p>0.170089</text:p>
              </table:table-cell>
            </table:table-row>
            <table:table-row>
              <table:table-cell office:value-type="string">
                <text:p>13:10:55</text:p>
              </table:table-cell>
              <table:table-cell office:value-type="float" office:value="0.398241">
                <text:p>0.398241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13:10:56</text:p>
              </table:table-cell>
              <table:table-cell office:value-type="float" office:value="0.377617">
                <text:p>0.377617</text:p>
              </table:table-cell>
              <table:table-cell office:value-type="float" office:value="0.062584">
                <text:p>0.062584</text:p>
              </table:table-cell>
            </table:table-row>
            <table:table-row>
              <table:table-cell office:value-type="string">
                <text:p>13:10:57</text:p>
              </table:table-cell>
              <table:table-cell office:value-type="float" office:value="0.465654">
                <text:p>0.465654</text:p>
              </table:table-cell>
              <table:table-cell office:value-type="float" office:value="0.407913">
                <text:p>0.407913</text:p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0.649187">
                <text:p>0.649187</text:p>
              </table:table-cell>
              <table:table-cell office:value-type="float" office:value="0.227292">
                <text:p>0.227292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0.377244">
                <text:p>0.377244</text:p>
              </table:table-cell>
              <table:table-cell office:value-type="float" office:value="0.097502">
                <text:p>0.097502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0.375751">
                <text:p>0.375751</text:p>
              </table:table-cell>
              <table:table-cell office:value-type="float" office:value="0.133232">
                <text:p>0.133232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0.292633">
                <text:p>0.292633</text:p>
              </table:table-cell>
              <table:table-cell office:value-type="float" office:value="0.157305">
                <text:p>0.157305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0.253776">
                <text:p>0.253776</text:p>
              </table:table-cell>
              <table:table-cell office:value-type="float" office:value="0.084962">
                <text:p>0.084962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0.168629">
                <text:p>0.168629</text:p>
              </table:table-cell>
              <table:table-cell office:value-type="float" office:value="0.031049">
                <text:p>0.031049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0.019773">
                <text:p>0.019773</text:p>
              </table:table-cell>
              <table:table-cell office:value-type="float" office:value="0.001782">
                <text:p>0.001782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0.085272">
                <text:p>0.085272</text:p>
              </table:table-cell>
              <table:table-cell office:value-type="float" office:value="0.029755">
                <text:p>0.029755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0.147371">
                <text:p>0.147371</text:p>
              </table:table-cell>
              <table:table-cell office:value-type="float" office:value="0.02897">
                <text:p>0.02897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0.115382">
                <text:p>0.115382</text:p>
              </table:table-cell>
              <table:table-cell office:value-type="float" office:value="0.009174">
                <text:p>0.009174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0.0803">
                <text:p>0.0803</text:p>
              </table:table-cell>
              <table:table-cell office:value-type="float" office:value="0.004207">
                <text:p>0.004207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0.026203">
                <text:p>0.026203</text:p>
              </table:table-cell>
              <table:table-cell office:value-type="float" office:value="0.004601">
                <text:p>0.004601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0.080534">
                <text:p>0.080534</text:p>
              </table:table-cell>
              <table:table-cell office:value-type="float" office:value="0.038163">
                <text:p>0.038163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0.575716">
                <text:p>0.575716</text:p>
              </table:table-cell>
              <table:table-cell office:value-type="float" office:value="0.204284">
                <text:p>0.204284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0.432173">
                <text:p>0.432173</text:p>
              </table:table-cell>
              <table:table-cell office:value-type="float" office:value="0.114696">
                <text:p>0.114696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0.133137">
                <text:p>0.133137</text:p>
              </table:table-cell>
              <table:table-cell office:value-type="float" office:value="0.015642">
                <text:p>0.015642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0.084501">
                <text:p>0.084501</text:p>
              </table:table-cell>
              <table:table-cell office:value-type="float" office:value="0.034891">
                <text:p>0.034891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0.109559">
                <text:p>0.109559</text:p>
              </table:table-cell>
              <table:table-cell office:value-type="float" office:value="0.022151">
                <text:p>0.022151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0.237221">
                <text:p>0.237221</text:p>
              </table:table-cell>
              <table:table-cell office:value-type="float" office:value="0.059188">
                <text:p>0.059188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0.280354">
                <text:p>0.280354</text:p>
              </table:table-cell>
              <table:table-cell office:value-type="float" office:value="0.059902">
                <text:p>0.059902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0.077287">
                <text:p>0.077287</text:p>
              </table:table-cell>
              <table:table-cell office:value-type="float" office:value="0.015961">
                <text:p>0.015961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0.10784">
                <text:p>0.10784</text:p>
              </table:table-cell>
              <table:table-cell office:value-type="float" office:value="0.024228">
                <text:p>0.024228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0.804905">
                <text:p>0.804905</text:p>
              </table:table-cell>
              <table:table-cell office:value-type="float" office:value="0.935581">
                <text:p>0.935581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0.687006">
                <text:p>0.687006</text:p>
              </table:table-cell>
              <table:table-cell office:value-type="float" office:value="0.488104">
                <text:p>0.488104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1.036568">
                <text:p>1.036568</text:p>
              </table:table-cell>
              <table:table-cell office:value-type="float" office:value="0.884289">
                <text:p>0.884289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0.767107">
                <text:p>0.767107</text:p>
              </table:table-cell>
              <table:table-cell office:value-type="float" office:value="0.175004">
                <text:p>0.175004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0.617525">
                <text:p>0.617525</text:p>
              </table:table-cell>
              <table:table-cell office:value-type="float" office:value="0.273469">
                <text:p>0.273469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0.586196">
                <text:p>0.586196</text:p>
              </table:table-cell>
              <table:table-cell office:value-type="float" office:value="0.126937">
                <text:p>0.126937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0.520456">
                <text:p>0.520456</text:p>
              </table:table-cell>
              <table:table-cell office:value-type="float" office:value="0.234062">
                <text:p>0.234062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0.68643">
                <text:p>0.68643</text:p>
              </table:table-cell>
              <table:table-cell office:value-type="float" office:value="0.346754">
                <text:p>0.346754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0.693608">
                <text:p>0.693608</text:p>
              </table:table-cell>
              <table:table-cell office:value-type="float" office:value="0.443772">
                <text:p>0.443772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0.573572">
                <text:p>0.573572</text:p>
              </table:table-cell>
              <table:table-cell office:value-type="float" office:value="0.364397">
                <text:p>0.364397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0.458586">
                <text:p>0.458586</text:p>
              </table:table-cell>
              <table:table-cell office:value-type="float" office:value="0.080007">
                <text:p>0.080007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0.465429">
                <text:p>0.465429</text:p>
              </table:table-cell>
              <table:table-cell office:value-type="float" office:value="0.146492">
                <text:p>0.146492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0.544974">
                <text:p>0.544974</text:p>
              </table:table-cell>
              <table:table-cell office:value-type="float" office:value="0.133496">
                <text:p>0.133496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0.421178">
                <text:p>0.421178</text:p>
              </table:table-cell>
              <table:table-cell office:value-type="float" office:value="0.086933">
                <text:p>0.086933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0.281141">
                <text:p>0.281141</text:p>
              </table:table-cell>
              <table:table-cell office:value-type="float" office:value="0.041734">
                <text:p>0.041734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0.088957">
                <text:p>0.088957</text:p>
              </table:table-cell>
              <table:table-cell office:value-type="float" office:value="0.014451">
                <text:p>0.014451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0.082842">
                <text:p>0.082842</text:p>
              </table:table-cell>
              <table:table-cell office:value-type="float" office:value="0.026983">
                <text:p>0.026983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0.093165">
                <text:p>0.093165</text:p>
              </table:table-cell>
              <table:table-cell office:value-type="float" office:value="0.011756">
                <text:p>0.011756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0.343192">
                <text:p>0.343192</text:p>
              </table:table-cell>
              <table:table-cell office:value-type="float" office:value="0.367995">
                <text:p>0.367995</text:p>
              </table:table-cell>
            </table:table-row>
            <table:table-row>
              <table:table-cell office:value-type="string">
                <text:p>13:11:39</text:p>
              </table:table-cell>
              <table:table-cell office:value-type="float" office:value="0.961913">
                <text:p>0.961913</text:p>
              </table:table-cell>
              <table:table-cell office:value-type="float" office:value="1.157184">
                <text:p>1.157184</text:p>
              </table:table-cell>
            </table:table-row>
            <table:table-row>
              <table:table-cell office:value-type="string">
                <text:p>13:11:40</text:p>
              </table:table-cell>
              <table:table-cell office:value-type="float" office:value="0.793077">
                <text:p>0.793077</text:p>
              </table:table-cell>
              <table:table-cell office:value-type="float" office:value="0.635165">
                <text:p>0.635165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0.990266">
                <text:p>0.990266</text:p>
              </table:table-cell>
              <table:table-cell office:value-type="float" office:value="2.146136">
                <text:p>2.146136</text:p>
              </table:table-cell>
            </table:table-row>
            <table:table-row>
              <table:table-cell office:value-type="string">
                <text:p>13:11:42</text:p>
              </table:table-cell>
              <table:table-cell office:value-type="float" office:value="1.165752">
                <text:p>1.165752</text:p>
              </table:table-cell>
              <table:table-cell office:value-type="float" office:value="2.67163">
                <text:p>2.67163</text:p>
              </table:table-cell>
            </table:table-row>
            <table:table-row>
              <table:table-cell office:value-type="string">
                <text:p>13:11:43</text:p>
              </table:table-cell>
              <table:table-cell office:value-type="float" office:value="1.210357">
                <text:p>1.210357</text:p>
              </table:table-cell>
              <table:table-cell office:value-type="float" office:value="3.185987">
                <text:p>3.185987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0.949684">
                <text:p>0.949684</text:p>
              </table:table-cell>
              <table:table-cell office:value-type="float" office:value="3.04428">
                <text:p>3.04428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0.955158">
                <text:p>0.955158</text:p>
              </table:table-cell>
              <table:table-cell office:value-type="float" office:value="2.550038">
                <text:p>2.550038</text:p>
              </table:table-cell>
            </table:table-row>
            <table:table-row>
              <table:table-cell office:value-type="string">
                <text:p>13:11:46</text:p>
              </table:table-cell>
              <table:table-cell office:value-type="float" office:value="0.941809">
                <text:p>0.941809</text:p>
              </table:table-cell>
              <table:table-cell office:value-type="float" office:value="2.251013">
                <text:p>2.251013</text:p>
              </table:table-cell>
            </table:table-row>
            <table:table-row>
              <table:table-cell office:value-type="string">
                <text:p>13:11:47</text:p>
              </table:table-cell>
              <table:table-cell office:value-type="float" office:value="0.818835">
                <text:p>0.818835</text:p>
              </table:table-cell>
              <table:table-cell office:value-type="float" office:value="1.854282">
                <text:p>1.854282</text:p>
              </table:table-cell>
            </table:table-row>
            <table:table-row>
              <table:table-cell office:value-type="string">
                <text:p>13:11:48</text:p>
              </table:table-cell>
              <table:table-cell office:value-type="float" office:value="0.527237">
                <text:p>0.527237</text:p>
              </table:table-cell>
              <table:table-cell office:value-type="float" office:value="0.796326">
                <text:p>0.796326</text:p>
              </table:table-cell>
            </table:table-row>
            <table:table-row>
              <table:table-cell office:value-type="string">
                <text:p>13:11:49</text:p>
              </table:table-cell>
              <table:table-cell office:value-type="float" office:value="1.007467">
                <text:p>1.007467</text:p>
              </table:table-cell>
              <table:table-cell office:value-type="float" office:value="2.104571">
                <text:p>2.104571</text:p>
              </table:table-cell>
            </table:table-row>
            <table:table-row>
              <table:table-cell office:value-type="string">
                <text:p>13:11:50</text:p>
              </table:table-cell>
              <table:table-cell office:value-type="float" office:value="1.008444">
                <text:p>1.008444</text:p>
              </table:table-cell>
              <table:table-cell office:value-type="float" office:value="2.298555">
                <text:p>2.298555</text:p>
              </table:table-cell>
            </table:table-row>
            <table:table-row>
              <table:table-cell office:value-type="string">
                <text:p>13:11:51</text:p>
              </table:table-cell>
              <table:table-cell office:value-type="float" office:value="0.856296">
                <text:p>0.856296</text:p>
              </table:table-cell>
              <table:table-cell office:value-type="float" office:value="1.708411">
                <text:p>1.708411</text:p>
              </table:table-cell>
            </table:table-row>
            <table:table-row>
              <table:table-cell office:value-type="string">
                <text:p>13:11:52</text:p>
              </table:table-cell>
              <table:table-cell office:value-type="float" office:value="0.671315">
                <text:p>0.671315</text:p>
              </table:table-cell>
              <table:table-cell office:value-type="float" office:value="1.36446">
                <text:p>1.36446</text:p>
              </table:table-cell>
            </table:table-row>
            <table:table-row>
              <table:table-cell office:value-type="string">
                <text:p>13:11:53</text:p>
              </table:table-cell>
              <table:table-cell office:value-type="float" office:value="0.5393">
                <text:p>0.5393</text:p>
              </table:table-cell>
              <table:table-cell office:value-type="float" office:value="1.023802">
                <text:p>1.023802</text:p>
              </table:table-cell>
            </table:table-row>
            <table:table-row>
              <table:table-cell office:value-type="string">
                <text:p>13:11:54</text:p>
              </table:table-cell>
              <table:table-cell office:value-type="float" office:value="0.598283">
                <text:p>0.598283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3:11:55</text:p>
              </table:table-cell>
              <table:table-cell office:value-type="float" office:value="0.290877">
                <text:p>0.290877</text:p>
              </table:table-cell>
              <table:table-cell office:value-type="float" office:value="0.095686">
                <text:p>0.095686</text:p>
              </table:table-cell>
            </table:table-row>
            <table:table-row>
              <table:table-cell office:value-type="string">
                <text:p>13:11:56</text:p>
              </table:table-cell>
              <table:table-cell office:value-type="float" office:value="0.07574">
                <text:p>0.07574</text:p>
              </table:table-cell>
              <table:table-cell office:value-type="float" office:value="0.00673">
                <text:p>0.00673</text:p>
              </table:table-cell>
            </table:table-row>
            <table:table-row>
              <table:table-cell office:value-type="string">
                <text:p>13:11:57</text:p>
              </table:table-cell>
              <table:table-cell office:value-type="float" office:value="0.034445">
                <text:p>0.034445</text:p>
              </table:table-cell>
              <table:table-cell office:value-type="float" office:value="0.00655">
                <text:p>0.00655</text:p>
              </table:table-cell>
            </table:table-row>
            <table:table-row>
              <table:table-cell office:value-type="string">
                <text:p>13:11:58</text:p>
              </table:table-cell>
              <table:table-cell office:value-type="float" office:value="0.202731">
                <text:p>0.202731</text:p>
              </table:table-cell>
              <table:table-cell office:value-type="float" office:value="0.23729">
                <text:p>0.23729</text:p>
              </table:table-cell>
            </table:table-row>
            <table:table-row>
              <table:table-cell office:value-type="string">
                <text:p>13:11:59</text:p>
              </table:table-cell>
              <table:table-cell office:value-type="float" office:value="0.771378">
                <text:p>0.771378</text:p>
              </table:table-cell>
              <table:table-cell office:value-type="float" office:value="0.690313">
                <text:p>0.690313</text:p>
              </table:table-cell>
            </table:table-row>
            <table:table-row>
              <table:table-cell office:value-type="string">
                <text:p>13:12:00</text:p>
              </table:table-cell>
              <table:table-cell office:value-type="float" office:value="1.428313">
                <text:p>1.428313</text:p>
              </table:table-cell>
              <table:table-cell office:value-type="float" office:value="2.393922">
                <text:p>2.393922</text:p>
              </table:table-cell>
            </table:table-row>
            <table:table-row>
              <table:table-cell office:value-type="string">
                <text:p>13:12:01</text:p>
              </table:table-cell>
              <table:table-cell office:value-type="float" office:value="1.290524">
                <text:p>1.290524</text:p>
              </table:table-cell>
              <table:table-cell office:value-type="float" office:value="3.107373">
                <text:p>3.107373</text:p>
              </table:table-cell>
            </table:table-row>
            <table:table-row>
              <table:table-cell office:value-type="string">
                <text:p>13:12:02</text:p>
              </table:table-cell>
              <table:table-cell office:value-type="float" office:value="0.909968">
                <text:p>0.909968</text:p>
              </table:table-cell>
              <table:table-cell office:value-type="float" office:value="3.39555">
                <text:p>3.39555</text:p>
              </table:table-cell>
            </table:table-row>
            <table:table-row>
              <table:table-cell office:value-type="string">
                <text:p>13:12:03</text:p>
              </table:table-cell>
              <table:table-cell office:value-type="float" office:value="1.075169">
                <text:p>1.075169</text:p>
              </table:table-cell>
              <table:table-cell office:value-type="float" office:value="2.725683">
                <text:p>2.725683</text:p>
              </table:table-cell>
            </table:table-row>
            <table:table-row>
              <table:table-cell office:value-type="string">
                <text:p>13:12:04</text:p>
              </table:table-cell>
              <table:table-cell office:value-type="float" office:value="0.775375">
                <text:p>0.775375</text:p>
              </table:table-cell>
              <table:table-cell office:value-type="float" office:value="1.969564">
                <text:p>1.969564</text:p>
              </table:table-cell>
            </table:table-row>
            <table:table-row>
              <table:table-cell office:value-type="string">
                <text:p>13:12:05</text:p>
              </table:table-cell>
              <table:table-cell office:value-type="float" office:value="0.931317">
                <text:p>0.931317</text:p>
              </table:table-cell>
              <table:table-cell office:value-type="float" office:value="2.226021">
                <text:p>2.226021</text:p>
              </table:table-cell>
            </table:table-row>
            <table:table-row>
              <table:table-cell office:value-type="string">
                <text:p>13:12:06</text:p>
              </table:table-cell>
              <table:table-cell office:value-type="float" office:value="0.90123">
                <text:p>0.90123</text:p>
              </table:table-cell>
              <table:table-cell office:value-type="float" office:value="1.795489">
                <text:p>1.795489</text:p>
              </table:table-cell>
            </table:table-row>
            <table:table-row>
              <table:table-cell office:value-type="string">
                <text:p>13:12:07</text:p>
              </table:table-cell>
              <table:table-cell office:value-type="float" office:value="0.744794">
                <text:p>0.744794</text:p>
              </table:table-cell>
              <table:table-cell office:value-type="float" office:value="1.57967">
                <text:p>1.57967</text:p>
              </table:table-cell>
            </table:table-row>
            <table:table-row>
              <table:table-cell office:value-type="string">
                <text:p>13:12:08</text:p>
              </table:table-cell>
              <table:table-cell office:value-type="float" office:value="1.094782">
                <text:p>1.094782</text:p>
              </table:table-cell>
              <table:table-cell office:value-type="float" office:value="1.628253">
                <text:p>1.628253</text:p>
              </table:table-cell>
            </table:table-row>
            <table:table-row>
              <table:table-cell office:value-type="string">
                <text:p>13:12:09</text:p>
              </table:table-cell>
              <table:table-cell office:value-type="float" office:value="0.934434">
                <text:p>0.934434</text:p>
              </table:table-cell>
              <table:table-cell office:value-type="float" office:value="1.470381">
                <text:p>1.470381</text:p>
              </table:table-cell>
            </table:table-row>
            <table:table-row>
              <table:table-cell office:value-type="string">
                <text:p>13:12:10</text:p>
              </table:table-cell>
              <table:table-cell office:value-type="float" office:value="0.858281">
                <text:p>0.858281</text:p>
              </table:table-cell>
              <table:table-cell office:value-type="float" office:value="1.829292">
                <text:p>1.829292</text:p>
              </table:table-cell>
            </table:table-row>
            <table:table-row>
              <table:table-cell office:value-type="string">
                <text:p>13:12:11</text:p>
              </table:table-cell>
              <table:table-cell office:value-type="float" office:value="0.926492">
                <text:p>0.926492</text:p>
              </table:table-cell>
              <table:table-cell office:value-type="float" office:value="1.353189">
                <text:p>1.353189</text:p>
              </table:table-cell>
            </table:table-row>
            <table:table-row>
              <table:table-cell office:value-type="string">
                <text:p>13:12:12</text:p>
              </table:table-cell>
              <table:table-cell office:value-type="float" office:value="1.105802">
                <text:p>1.105802</text:p>
              </table:table-cell>
              <table:table-cell office:value-type="float" office:value="1.946773">
                <text:p>1.946773</text:p>
              </table:table-cell>
            </table:table-row>
            <table:table-row>
              <table:table-cell office:value-type="string">
                <text:p>13:12:13</text:p>
              </table:table-cell>
              <table:table-cell office:value-type="float" office:value="1.249718">
                <text:p>1.249718</text:p>
              </table:table-cell>
              <table:table-cell office:value-type="float" office:value="2.586135">
                <text:p>2.586135</text:p>
              </table:table-cell>
            </table:table-row>
            <table:table-row>
              <table:table-cell office:value-type="string">
                <text:p>13:12:14</text:p>
              </table:table-cell>
              <table:table-cell office:value-type="float" office:value="1.054749">
                <text:p>1.054749</text:p>
              </table:table-cell>
              <table:table-cell office:value-type="float" office:value="2.590846">
                <text:p>2.590846</text:p>
              </table:table-cell>
            </table:table-row>
            <table:table-row>
              <table:table-cell office:value-type="string">
                <text:p>13:12:15</text:p>
              </table:table-cell>
              <table:table-cell office:value-type="float" office:value="0.901114">
                <text:p>0.901114</text:p>
              </table:table-cell>
              <table:table-cell office:value-type="float" office:value="1.833487">
                <text:p>1.833487</text:p>
              </table:table-cell>
            </table:table-row>
            <table:table-row>
              <table:table-cell office:value-type="string">
                <text:p>13:12:16</text:p>
              </table:table-cell>
              <table:table-cell office:value-type="float" office:value="0.730238">
                <text:p>0.730238</text:p>
              </table:table-cell>
              <table:table-cell office:value-type="float" office:value="0.96649">
                <text:p>0.96649</text:p>
              </table:table-cell>
            </table:table-row>
            <table:table-row>
              <table:table-cell office:value-type="string">
                <text:p>13:12:17</text:p>
              </table:table-cell>
              <table:table-cell office:value-type="float" office:value="0.860037">
                <text:p>0.860037</text:p>
              </table:table-cell>
              <table:table-cell office:value-type="float" office:value="1.350115">
                <text:p>1.350115</text:p>
              </table:table-cell>
            </table:table-row>
            <table:table-row>
              <table:table-cell office:value-type="string">
                <text:p>13:12:18</text:p>
              </table:table-cell>
              <table:table-cell office:value-type="float" office:value="0.922968">
                <text:p>0.922968</text:p>
              </table:table-cell>
              <table:table-cell office:value-type="float" office:value="1.416799">
                <text:p>1.416799</text:p>
              </table:table-cell>
            </table:table-row>
            <table:table-row>
              <table:table-cell office:value-type="string">
                <text:p>13:12:19</text:p>
              </table:table-cell>
              <table:table-cell office:value-type="float" office:value="0.950427">
                <text:p>0.950427</text:p>
              </table:table-cell>
              <table:table-cell office:value-type="float" office:value="1.583279">
                <text:p>1.583279</text:p>
              </table:table-cell>
            </table:table-row>
            <table:table-row>
              <table:table-cell office:value-type="string">
                <text:p>13:12:20</text:p>
              </table:table-cell>
              <table:table-cell office:value-type="float" office:value="0.943528">
                <text:p>0.943528</text:p>
              </table:table-cell>
              <table:table-cell office:value-type="float" office:value="2.178524">
                <text:p>2.178524</text:p>
              </table:table-cell>
            </table:table-row>
            <table:table-row>
              <table:table-cell office:value-type="string">
                <text:p>13:12:21</text:p>
              </table:table-cell>
              <table:table-cell office:value-type="float" office:value="1.069104">
                <text:p>1.069104</text:p>
              </table:table-cell>
              <table:table-cell office:value-type="float" office:value="1.569276">
                <text:p>1.569276</text:p>
              </table:table-cell>
            </table:table-row>
            <table:table-row>
              <table:table-cell office:value-type="string">
                <text:p>13:12:22</text:p>
              </table:table-cell>
              <table:table-cell office:value-type="float" office:value="0.557036">
                <text:p>0.557036</text:p>
              </table:table-cell>
              <table:table-cell office:value-type="float" office:value="1.818863">
                <text:p>1.818863</text:p>
              </table:table-cell>
            </table:table-row>
            <table:table-row>
              <table:table-cell office:value-type="string">
                <text:p>13:12:23</text:p>
              </table:table-cell>
              <table:table-cell office:value-type="float" office:value="0.640432">
                <text:p>0.640432</text:p>
              </table:table-cell>
              <table:table-cell office:value-type="float" office:value="1.267498">
                <text:p>1.267498</text:p>
              </table:table-cell>
            </table:table-row>
            <table:table-row>
              <table:table-cell office:value-type="string">
                <text:p>13:12:24</text:p>
              </table:table-cell>
              <table:table-cell office:value-type="float" office:value="0.785023">
                <text:p>0.785023</text:p>
              </table:table-cell>
              <table:table-cell office:value-type="float" office:value="1.314706">
                <text:p>1.314706</text:p>
              </table:table-cell>
            </table:table-row>
            <table:table-row>
              <table:table-cell office:value-type="string">
                <text:p>13:12:25</text:p>
              </table:table-cell>
              <table:table-cell office:value-type="float" office:value="0.796729">
                <text:p>0.796729</text:p>
              </table:table-cell>
              <table:table-cell office:value-type="float" office:value="1.128533">
                <text:p>1.128533</text:p>
              </table:table-cell>
            </table:table-row>
            <table:table-row>
              <table:table-cell office:value-type="string">
                <text:p>13:12:26</text:p>
              </table:table-cell>
              <table:table-cell office:value-type="float" office:value="0.986014">
                <text:p>0.986014</text:p>
              </table:table-cell>
              <table:table-cell office:value-type="float" office:value="1.281567">
                <text:p>1.281567</text:p>
              </table:table-cell>
            </table:table-row>
            <table:table-row>
              <table:table-cell office:value-type="string">
                <text:p>13:12:27</text:p>
              </table:table-cell>
              <table:table-cell office:value-type="float" office:value="1.122297">
                <text:p>1.122297</text:p>
              </table:table-cell>
              <table:table-cell office:value-type="float" office:value="2.002991">
                <text:p>2.002991</text:p>
              </table:table-cell>
            </table:table-row>
            <table:table-row>
              <table:table-cell office:value-type="string">
                <text:p>13:12:28</text:p>
              </table:table-cell>
              <table:table-cell office:value-type="float" office:value="1.081101">
                <text:p>1.081101</text:p>
              </table:table-cell>
              <table:table-cell office:value-type="float" office:value="2.364503">
                <text:p>2.364503</text:p>
              </table:table-cell>
            </table:table-row>
            <table:table-row>
              <table:table-cell office:value-type="string">
                <text:p>13:12:29</text:p>
              </table:table-cell>
              <table:table-cell office:value-type="float" office:value="0.67732">
                <text:p>0.67732</text:p>
              </table:table-cell>
              <table:table-cell office:value-type="float" office:value="1.418006">
                <text:p>1.418006</text:p>
              </table:table-cell>
            </table:table-row>
            <table:table-row>
              <table:table-cell office:value-type="string">
                <text:p>13:12:30</text:p>
              </table:table-cell>
              <table:table-cell office:value-type="float" office:value="0.772232">
                <text:p>0.772232</text:p>
              </table:table-cell>
              <table:table-cell office:value-type="float" office:value="0.935364">
                <text:p>0.935364</text:p>
              </table:table-cell>
            </table:table-row>
            <table:table-row>
              <table:table-cell office:value-type="string">
                <text:p>13:12:31</text:p>
              </table:table-cell>
              <table:table-cell office:value-type="float" office:value="0.747253">
                <text:p>0.747253</text:p>
              </table:table-cell>
              <table:table-cell office:value-type="float" office:value="1.545207">
                <text:p>1.545207</text:p>
              </table:table-cell>
            </table:table-row>
            <table:table-row>
              <table:table-cell office:value-type="string">
                <text:p>13:12:32</text:p>
              </table:table-cell>
              <table:table-cell office:value-type="float" office:value="0.862412">
                <text:p>0.862412</text:p>
              </table:table-cell>
              <table:table-cell office:value-type="float" office:value="1.219413">
                <text:p>1.219413</text:p>
              </table:table-cell>
            </table:table-row>
            <table:table-row>
              <table:table-cell office:value-type="string">
                <text:p>13:12:33</text:p>
              </table:table-cell>
              <table:table-cell office:value-type="float" office:value="0.88943">
                <text:p>0.88943</text:p>
              </table:table-cell>
              <table:table-cell office:value-type="float" office:value="1.580543">
                <text:p>1.580543</text:p>
              </table:table-cell>
            </table:table-row>
            <table:table-row>
              <table:table-cell office:value-type="string">
                <text:p>13:12:34</text:p>
              </table:table-cell>
              <table:table-cell office:value-type="float" office:value="0.833881">
                <text:p>0.833881</text:p>
              </table:table-cell>
              <table:table-cell office:value-type="float" office:value="1.416717">
                <text:p>1.416717</text:p>
              </table:table-cell>
            </table:table-row>
            <table:table-row>
              <table:table-cell office:value-type="string">
                <text:p>13:12:35</text:p>
              </table:table-cell>
              <table:table-cell office:value-type="float" office:value="1.110078">
                <text:p>1.110078</text:p>
              </table:table-cell>
              <table:table-cell office:value-type="float" office:value="2.237977">
                <text:p>2.237977</text:p>
              </table:table-cell>
            </table:table-row>
            <table:table-row>
              <table:table-cell office:value-type="string">
                <text:p>13:12:36</text:p>
              </table:table-cell>
              <table:table-cell office:value-type="float" office:value="1.192882">
                <text:p>1.192882</text:p>
              </table:table-cell>
              <table:table-cell office:value-type="float" office:value="2.40644">
                <text:p>2.40644</text:p>
              </table:table-cell>
            </table:table-row>
            <table:table-row>
              <table:table-cell office:value-type="string">
                <text:p>13:12:37</text:p>
              </table:table-cell>
              <table:table-cell office:value-type="float" office:value="1.198192">
                <text:p>1.198192</text:p>
              </table:table-cell>
              <table:table-cell office:value-type="float" office:value="2.160096">
                <text:p>2.160096</text:p>
              </table:table-cell>
            </table:table-row>
            <table:table-row>
              <table:table-cell office:value-type="string">
                <text:p>13:12:38</text:p>
              </table:table-cell>
              <table:table-cell office:value-type="float" office:value="1.187716">
                <text:p>1.187716</text:p>
              </table:table-cell>
              <table:table-cell office:value-type="float" office:value="2.719664">
                <text:p>2.719664</text:p>
              </table:table-cell>
            </table:table-row>
            <table:table-row>
              <table:table-cell office:value-type="string">
                <text:p>13:12:39</text:p>
              </table:table-cell>
              <table:table-cell office:value-type="float" office:value="1.032342">
                <text:p>1.032342</text:p>
              </table:table-cell>
              <table:table-cell office:value-type="float" office:value="2.611581">
                <text:p>2.611581</text:p>
              </table:table-cell>
            </table:table-row>
            <table:table-row>
              <table:table-cell office:value-type="string">
                <text:p>13:12:40</text:p>
              </table:table-cell>
              <table:table-cell office:value-type="float" office:value="1.165821">
                <text:p>1.165821</text:p>
              </table:table-cell>
              <table:table-cell office:value-type="float" office:value="2.763649">
                <text:p>2.763649</text:p>
              </table:table-cell>
            </table:table-row>
            <table:table-row>
              <table:table-cell office:value-type="string">
                <text:p>13:12:41</text:p>
              </table:table-cell>
              <table:table-cell office:value-type="float" office:value="1.011529">
                <text:p>1.011529</text:p>
              </table:table-cell>
              <table:table-cell office:value-type="float" office:value="2.801017">
                <text:p>2.801017</text:p>
              </table:table-cell>
            </table:table-row>
            <table:table-row>
              <table:table-cell office:value-type="string">
                <text:p>13:12:42</text:p>
              </table:table-cell>
              <table:table-cell office:value-type="float" office:value="0.821797">
                <text:p>0.821797</text:p>
              </table:table-cell>
              <table:table-cell office:value-type="float" office:value="1.586115">
                <text:p>1.586115</text:p>
              </table:table-cell>
            </table:table-row>
            <table:table-row>
              <table:table-cell office:value-type="string">
                <text:p>13:12:43</text:p>
              </table:table-cell>
              <table:table-cell office:value-type="float" office:value="0.997472">
                <text:p>0.997472</text:p>
              </table:table-cell>
              <table:table-cell office:value-type="float" office:value="1.185852">
                <text:p>1.185852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0.733185">
                <text:p>0.733185</text:p>
              </table:table-cell>
              <table:table-cell office:value-type="float" office:value="0.839335">
                <text:p>0.839335</text:p>
              </table:table-cell>
            </table:table-row>
            <table:table-row>
              <table:table-cell office:value-type="string">
                <text:p>13:12:45</text:p>
              </table:table-cell>
              <table:table-cell office:value-type="float" office:value="0.583922">
                <text:p>0.583922</text:p>
              </table:table-cell>
              <table:table-cell office:value-type="float" office:value="0.270606">
                <text:p>0.270606</text:p>
              </table:table-cell>
            </table:table-row>
            <table:table-row>
              <table:table-cell office:value-type="string">
                <text:p>13:12:46</text:p>
              </table:table-cell>
              <table:table-cell office:value-type="float" office:value="0.418556">
                <text:p>0.418556</text:p>
              </table:table-cell>
              <table:table-cell office:value-type="float" office:value="0.196374">
                <text:p>0.196374</text:p>
              </table:table-cell>
            </table:table-row>
            <table:table-row>
              <table:table-cell office:value-type="string">
                <text:p>13:12:47</text:p>
              </table:table-cell>
              <table:table-cell office:value-type="float" office:value="0.577305">
                <text:p>0.577305</text:p>
              </table:table-cell>
              <table:table-cell office:value-type="float" office:value="0.330331">
                <text:p>0.330331</text:p>
              </table:table-cell>
            </table:table-row>
            <table:table-row>
              <table:table-cell office:value-type="string">
                <text:p>13:12:48</text:p>
              </table:table-cell>
              <table:table-cell office:value-type="float" office:value="0.415972">
                <text:p>0.415972</text:p>
              </table:table-cell>
              <table:table-cell office:value-type="float" office:value="0.111772">
                <text:p>0.111772</text:p>
              </table:table-cell>
            </table:table-row>
            <table:table-row>
              <table:table-cell office:value-type="string">
                <text:p>13:12:49</text:p>
              </table:table-cell>
              <table:table-cell office:value-type="float" office:value="0.187427">
                <text:p>0.187427</text:p>
              </table:table-cell>
              <table:table-cell office:value-type="float" office:value="0.033031">
                <text:p>0.033031</text:p>
              </table:table-cell>
            </table:table-row>
            <table:table-row>
              <table:table-cell office:value-type="string">
                <text:p>13:12:50</text:p>
              </table:table-cell>
              <table:table-cell office:value-type="float" office:value="0.054369">
                <text:p>0.054369</text:p>
              </table:table-cell>
              <table:table-cell office:value-type="float" office:value="0.004354">
                <text:p>0.004354</text:p>
              </table:table-cell>
            </table:table-row>
            <table:table-row>
              <table:table-cell office:value-type="string">
                <text:p>13:12:51</text:p>
              </table:table-cell>
              <table:table-cell office:value-type="float" office:value="0.019966">
                <text:p>0.019966</text:p>
              </table:table-cell>
              <table:table-cell office:value-type="float" office:value="0.001974">
                <text:p>0.001974</text:p>
              </table:table-cell>
            </table:table-row>
            <table:table-row>
              <table:table-cell office:value-type="string">
                <text:p>13:12:52</text:p>
              </table:table-cell>
              <table:table-cell office:value-type="float" office:value="0.31084">
                <text:p>0.31084</text:p>
              </table:table-cell>
              <table:table-cell office:value-type="float" office:value="0.350161">
                <text:p>0.350161</text:p>
              </table:table-cell>
            </table:table-row>
            <table:table-row>
              <table:table-cell office:value-type="string">
                <text:p>13:12:53</text:p>
              </table:table-cell>
              <table:table-cell office:value-type="float" office:value="1.419215">
                <text:p>1.419215</text:p>
              </table:table-cell>
              <table:table-cell office:value-type="float" office:value="1.245753">
                <text:p>1.245753</text:p>
              </table:table-cell>
            </table:table-row>
            <table:table-row>
              <table:table-cell office:value-type="string">
                <text:p>13:12:54</text:p>
              </table:table-cell>
              <table:table-cell office:value-type="float" office:value="3.961633">
                <text:p>3.961633</text:p>
              </table:table-cell>
              <table:table-cell office:value-type="float" office:value="1.576251">
                <text:p>1.576251</text:p>
              </table:table-cell>
            </table:table-row>
            <table:table-row>
              <table:table-cell office:value-type="string">
                <text:p>13:12:55</text:p>
              </table:table-cell>
              <table:table-cell office:value-type="float" office:value="4.044511">
                <text:p>4.044511</text:p>
              </table:table-cell>
              <table:table-cell office:value-type="float" office:value="1.521162">
                <text:p>1.521162</text:p>
              </table:table-cell>
            </table:table-row>
            <table:table-row>
              <table:table-cell office:value-type="string">
                <text:p>13:12:56</text:p>
              </table:table-cell>
              <table:table-cell office:value-type="float" office:value="5.018358">
                <text:p>5.018358</text:p>
              </table:table-cell>
              <table:table-cell office:value-type="float" office:value="0.416396">
                <text:p>0.416396</text:p>
              </table:table-cell>
            </table:table-row>
            <table:table-row>
              <table:table-cell office:value-type="string">
                <text:p>13:12:57</text:p>
              </table:table-cell>
              <table:table-cell office:value-type="float" office:value="3.568138">
                <text:p>3.568138</text:p>
              </table:table-cell>
              <table:table-cell office:value-type="float" office:value="1.171462">
                <text:p>1.171462</text:p>
              </table:table-cell>
            </table:table-row>
            <table:table-row>
              <table:table-cell office:value-type="string">
                <text:p>13:12:58</text:p>
              </table:table-cell>
              <table:table-cell office:value-type="float" office:value="4.869465">
                <text:p>4.869465</text:p>
              </table:table-cell>
              <table:table-cell office:value-type="float" office:value="1.123307">
                <text:p>1.123307</text:p>
              </table:table-cell>
            </table:table-row>
            <table:table-row>
              <table:table-cell office:value-type="string">
                <text:p>13:12:59</text:p>
              </table:table-cell>
              <table:table-cell office:value-type="float" office:value="3.739436">
                <text:p>3.739436</text:p>
              </table:table-cell>
              <table:table-cell office:value-type="float" office:value="0.796677">
                <text:p>0.796677</text:p>
              </table:table-cell>
            </table:table-row>
            <table:table-row>
              <table:table-cell office:value-type="string">
                <text:p>13:13:00</text:p>
              </table:table-cell>
              <table:table-cell office:value-type="float" office:value="3.683506">
                <text:p>3.683506</text:p>
              </table:table-cell>
              <table:table-cell office:value-type="float" office:value="0.1976">
                <text:p>0.1976</text:p>
              </table:table-cell>
            </table:table-row>
            <table:table-row>
              <table:table-cell office:value-type="string">
                <text:p>13:13:01</text:p>
              </table:table-cell>
              <table:table-cell office:value-type="float" office:value="3.547183">
                <text:p>3.547183</text:p>
              </table:table-cell>
              <table:table-cell office:value-type="float" office:value="0.147425">
                <text:p>0.147425</text:p>
              </table:table-cell>
            </table:table-row>
            <table:table-row>
              <table:table-cell office:value-type="string">
                <text:p>13:13:02</text:p>
              </table:table-cell>
              <table:table-cell office:value-type="float" office:value="3.94247">
                <text:p>3.94247</text:p>
              </table:table-cell>
              <table:table-cell office:value-type="float" office:value="0.244704">
                <text:p>0.244704</text:p>
              </table:table-cell>
            </table:table-row>
            <table:table-row>
              <table:table-cell office:value-type="string">
                <text:p>13:13:03</text:p>
              </table:table-cell>
              <table:table-cell office:value-type="float" office:value="3.776683">
                <text:p>3.776683</text:p>
              </table:table-cell>
              <table:table-cell office:value-type="float" office:value="0.359148">
                <text:p>0.359148</text:p>
              </table:table-cell>
            </table:table-row>
            <table:table-row>
              <table:table-cell office:value-type="string">
                <text:p>13:13:04</text:p>
              </table:table-cell>
              <table:table-cell office:value-type="float" office:value="3.627791">
                <text:p>3.627791</text:p>
              </table:table-cell>
              <table:table-cell office:value-type="float" office:value="0.249767">
                <text:p>0.249767</text:p>
              </table:table-cell>
            </table:table-row>
            <table:table-row>
              <table:table-cell office:value-type="string">
                <text:p>13:13:05</text:p>
              </table:table-cell>
              <table:table-cell office:value-type="float" office:value="3.945202">
                <text:p>3.945202</text:p>
              </table:table-cell>
              <table:table-cell office:value-type="float" office:value="0.501231">
                <text:p>0.501231</text:p>
              </table:table-cell>
            </table:table-row>
            <table:table-row>
              <table:table-cell office:value-type="string">
                <text:p>13:13:06</text:p>
              </table:table-cell>
              <table:table-cell office:value-type="float" office:value="4.092715">
                <text:p>4.092715</text:p>
              </table:table-cell>
              <table:table-cell office:value-type="float" office:value="0.570799">
                <text:p>0.570799</text:p>
              </table:table-cell>
            </table:table-row>
            <table:table-row>
              <table:table-cell office:value-type="string">
                <text:p>13:13:07</text:p>
              </table:table-cell>
              <table:table-cell office:value-type="float" office:value="3.507516">
                <text:p>3.507516</text:p>
              </table:table-cell>
              <table:table-cell office:value-type="float" office:value="0.752936">
                <text:p>0.752936</text:p>
              </table:table-cell>
            </table:table-row>
            <table:table-row>
              <table:table-cell office:value-type="string">
                <text:p>13:13:08</text:p>
              </table:table-cell>
              <table:table-cell office:value-type="float" office:value="3.743972">
                <text:p>3.743972</text:p>
              </table:table-cell>
              <table:table-cell office:value-type="float" office:value="0.55239">
                <text:p>0.55239</text:p>
              </table:table-cell>
            </table:table-row>
            <table:table-row>
              <table:table-cell office:value-type="string">
                <text:p>13:13:09</text:p>
              </table:table-cell>
              <table:table-cell office:value-type="float" office:value="4.151533">
                <text:p>4.151533</text:p>
              </table:table-cell>
              <table:table-cell office:value-type="float" office:value="0.51724">
                <text:p>0.51724</text:p>
              </table:table-cell>
            </table:table-row>
            <table:table-row>
              <table:table-cell office:value-type="string">
                <text:p>13:13:10</text:p>
              </table:table-cell>
              <table:table-cell office:value-type="float" office:value="5.090361">
                <text:p>5.090361</text:p>
              </table:table-cell>
              <table:table-cell office:value-type="float" office:value="0.496832">
                <text:p>0.496832</text:p>
              </table:table-cell>
            </table:table-row>
            <table:table-row>
              <table:table-cell office:value-type="string">
                <text:p>13:13:11</text:p>
              </table:table-cell>
              <table:table-cell office:value-type="float" office:value="4.526076">
                <text:p>4.526076</text:p>
              </table:table-cell>
              <table:table-cell office:value-type="float" office:value="0.583197">
                <text:p>0.583197</text:p>
              </table:table-cell>
            </table:table-row>
            <table:table-row>
              <table:table-cell office:value-type="string">
                <text:p>13:13:12</text:p>
              </table:table-cell>
              <table:table-cell office:value-type="float" office:value="3.928711">
                <text:p>3.928711</text:p>
              </table:table-cell>
              <table:table-cell office:value-type="float" office:value="0.484501">
                <text:p>0.484501</text:p>
              </table:table-cell>
            </table:table-row>
            <table:table-row>
              <table:table-cell office:value-type="string">
                <text:p>13:13:13</text:p>
              </table:table-cell>
              <table:table-cell office:value-type="float" office:value="4.181987">
                <text:p>4.181987</text:p>
              </table:table-cell>
              <table:table-cell office:value-type="float" office:value="0.268056">
                <text:p>0.268056</text:p>
              </table:table-cell>
            </table:table-row>
            <table:table-row>
              <table:table-cell office:value-type="string">
                <text:p>13:13:14</text:p>
              </table:table-cell>
              <table:table-cell office:value-type="float" office:value="4.13011">
                <text:p>4.13011</text:p>
              </table:table-cell>
              <table:table-cell office:value-type="float" office:value="0.466035">
                <text:p>0.466035</text:p>
              </table:table-cell>
            </table:table-row>
            <table:table-row>
              <table:table-cell office:value-type="string">
                <text:p>13:13:15</text:p>
              </table:table-cell>
              <table:table-cell office:value-type="float" office:value="2.907768">
                <text:p>2.907768</text:p>
              </table:table-cell>
              <table:table-cell office:value-type="float" office:value="0.4592">
                <text:p>0.4592</text:p>
              </table:table-cell>
            </table:table-row>
            <table:table-row>
              <table:table-cell office:value-type="string">
                <text:p>13:13:16</text:p>
              </table:table-cell>
              <table:table-cell office:value-type="float" office:value="3.632417">
                <text:p>3.632417</text:p>
              </table:table-cell>
              <table:table-cell office:value-type="float" office:value="0.844862">
                <text:p>0.844862</text:p>
              </table:table-cell>
            </table:table-row>
            <table:table-row>
              <table:table-cell office:value-type="string">
                <text:p>13:13:17</text:p>
              </table:table-cell>
              <table:table-cell office:value-type="float" office:value="2.935539">
                <text:p>2.935539</text:p>
              </table:table-cell>
              <table:table-cell office:value-type="float" office:value="0.742097">
                <text:p>0.742097</text:p>
              </table:table-cell>
            </table:table-row>
            <table:table-row>
              <table:table-cell office:value-type="string">
                <text:p>13:13:18</text:p>
              </table:table-cell>
              <table:table-cell office:value-type="float" office:value="2.773282">
                <text:p>2.773282</text:p>
              </table:table-cell>
              <table:table-cell office:value-type="float" office:value="0.508495">
                <text:p>0.508495</text:p>
              </table:table-cell>
            </table:table-row>
            <table:table-row>
              <table:table-cell office:value-type="string">
                <text:p>13:13:19</text:p>
              </table:table-cell>
              <table:table-cell office:value-type="float" office:value="3.290867">
                <text:p>3.290867</text:p>
              </table:table-cell>
              <table:table-cell office:value-type="float" office:value="0.322035">
                <text:p>0.322035</text:p>
              </table:table-cell>
            </table:table-row>
            <table:table-row>
              <table:table-cell office:value-type="string">
                <text:p>13:13:20</text:p>
              </table:table-cell>
              <table:table-cell office:value-type="float" office:value="3.337579">
                <text:p>3.337579</text:p>
              </table:table-cell>
              <table:table-cell office:value-type="float" office:value="0.171437">
                <text:p>0.171437</text:p>
              </table:table-cell>
            </table:table-row>
            <table:table-row>
              <table:table-cell office:value-type="string">
                <text:p>13:13:21</text:p>
              </table:table-cell>
              <table:table-cell office:value-type="float" office:value="2.975108">
                <text:p>2.975108</text:p>
              </table:table-cell>
              <table:table-cell office:value-type="float" office:value="0.095674">
                <text:p>0.095674</text:p>
              </table:table-cell>
            </table:table-row>
            <table:table-row>
              <table:table-cell office:value-type="string">
                <text:p>13:13:22</text:p>
              </table:table-cell>
              <table:table-cell office:value-type="float" office:value="3.839055">
                <text:p>3.839055</text:p>
              </table:table-cell>
              <table:table-cell office:value-type="float" office:value="0.181558">
                <text:p>0.181558</text:p>
              </table:table-cell>
            </table:table-row>
            <table:table-row>
              <table:table-cell office:value-type="string">
                <text:p>13:13:23</text:p>
              </table:table-cell>
              <table:table-cell office:value-type="float" office:value="2.77125">
                <text:p>2.77125</text:p>
              </table:table-cell>
              <table:table-cell office:value-type="float" office:value="0.162885">
                <text:p>0.162885</text:p>
              </table:table-cell>
            </table:table-row>
            <table:table-row>
              <table:table-cell office:value-type="string">
                <text:p>13:13:24</text:p>
              </table:table-cell>
              <table:table-cell office:value-type="float" office:value="3.186752">
                <text:p>3.186752</text:p>
              </table:table-cell>
              <table:table-cell office:value-type="float" office:value="0.169664">
                <text:p>0.169664</text:p>
              </table:table-cell>
            </table:table-row>
            <table:table-row>
              <table:table-cell office:value-type="string">
                <text:p>13:13:25</text:p>
              </table:table-cell>
              <table:table-cell office:value-type="float" office:value="2.48454">
                <text:p>2.48454</text:p>
              </table:table-cell>
              <table:table-cell office:value-type="float" office:value="0.074271">
                <text:p>0.074271</text:p>
              </table:table-cell>
            </table:table-row>
            <table:table-row>
              <table:table-cell office:value-type="string">
                <text:p>13:13:26</text:p>
              </table:table-cell>
              <table:table-cell office:value-type="float" office:value="3.428219">
                <text:p>3.428219</text:p>
              </table:table-cell>
              <table:table-cell office:value-type="float" office:value="0.102756">
                <text:p>0.102756</text:p>
              </table:table-cell>
            </table:table-row>
            <table:table-row>
              <table:table-cell office:value-type="string">
                <text:p>13:13:27</text:p>
              </table:table-cell>
              <table:table-cell office:value-type="float" office:value="2.941387">
                <text:p>2.941387</text:p>
              </table:table-cell>
              <table:table-cell office:value-type="float" office:value="0.07854">
                <text:p>0.07854</text:p>
              </table:table-cell>
            </table:table-row>
            <table:table-row>
              <table:table-cell office:value-type="string">
                <text:p>13:13:28</text:p>
              </table:table-cell>
              <table:table-cell office:value-type="float" office:value="3.000812">
                <text:p>3.000812</text:p>
              </table:table-cell>
              <table:table-cell office:value-type="float" office:value="0.021997">
                <text:p>0.021997</text:p>
              </table:table-cell>
            </table:table-row>
            <table:table-row>
              <table:table-cell office:value-type="string">
                <text:p>13:13:29</text:p>
              </table:table-cell>
              <table:table-cell office:value-type="float" office:value="2.693051">
                <text:p>2.693051</text:p>
              </table:table-cell>
              <table:table-cell office:value-type="float" office:value="0.02095">
                <text:p>0.02095</text:p>
              </table:table-cell>
            </table:table-row>
            <table:table-row>
              <table:table-cell office:value-type="string">
                <text:p>13:13:30</text:p>
              </table:table-cell>
              <table:table-cell office:value-type="float" office:value="2.361467">
                <text:p>2.361467</text:p>
              </table:table-cell>
              <table:table-cell office:value-type="float" office:value="0.039124">
                <text:p>0.039124</text:p>
              </table:table-cell>
            </table:table-row>
            <table:table-row>
              <table:table-cell office:value-type="string">
                <text:p>13:13:31</text:p>
              </table:table-cell>
              <table:table-cell office:value-type="float" office:value="2.507379">
                <text:p>2.507379</text:p>
              </table:table-cell>
              <table:table-cell office:value-type="float" office:value="0.03583">
                <text:p>0.03583</text:p>
              </table:table-cell>
            </table:table-row>
            <table:table-row>
              <table:table-cell office:value-type="string">
                <text:p>13:13:32</text:p>
              </table:table-cell>
              <table:table-cell office:value-type="float" office:value="3.683383">
                <text:p>3.683383</text:p>
              </table:table-cell>
              <table:table-cell office:value-type="float" office:value="0.041812">
                <text:p>0.041812</text:p>
              </table:table-cell>
            </table:table-row>
            <table:table-row>
              <table:table-cell office:value-type="string">
                <text:p>13:13:33</text:p>
              </table:table-cell>
              <table:table-cell office:value-type="float" office:value="3.091521">
                <text:p>3.091521</text:p>
              </table:table-cell>
              <table:table-cell office:value-type="float" office:value="0.032715">
                <text:p>0.032715</text:p>
              </table:table-cell>
            </table:table-row>
            <table:table-row>
              <table:table-cell office:value-type="string">
                <text:p>13:13:34</text:p>
              </table:table-cell>
              <table:table-cell office:value-type="float" office:value="1.804253">
                <text:p>1.804253</text:p>
              </table:table-cell>
              <table:table-cell office:value-type="float" office:value="0.022969">
                <text:p>0.022969</text:p>
              </table:table-cell>
            </table:table-row>
            <table:table-row>
              <table:table-cell office:value-type="string">
                <text:p>13:13:35</text:p>
              </table:table-cell>
              <table:table-cell office:value-type="float" office:value="2.905187">
                <text:p>2.905187</text:p>
              </table:table-cell>
              <table:table-cell office:value-type="float" office:value="0.02475">
                <text:p>0.02475</text:p>
              </table:table-cell>
            </table:table-row>
            <table:table-row>
              <table:table-cell office:value-type="string">
                <text:p>13:13:36</text:p>
              </table:table-cell>
              <table:table-cell office:value-type="float" office:value="2.814193">
                <text:p>2.814193</text:p>
              </table:table-cell>
              <table:table-cell office:value-type="float" office:value="0.016327">
                <text:p>0.016327</text:p>
              </table:table-cell>
            </table:table-row>
            <table:table-row>
              <table:table-cell office:value-type="string">
                <text:p>13:13:37</text:p>
              </table:table-cell>
              <table:table-cell office:value-type="float" office:value="3.083285">
                <text:p>3.083285</text:p>
              </table:table-cell>
              <table:table-cell office:value-type="float" office:value="0.014242">
                <text:p>0.014242</text:p>
              </table:table-cell>
            </table:table-row>
            <table:table-row>
              <table:table-cell office:value-type="string">
                <text:p>13:13:38</text:p>
              </table:table-cell>
              <table:table-cell office:value-type="float" office:value="1.803952">
                <text:p>1.803952</text:p>
              </table:table-cell>
              <table:table-cell office:value-type="float" office:value="0.031891">
                <text:p>0.031891</text:p>
              </table:table-cell>
            </table:table-row>
            <table:table-row>
              <table:table-cell office:value-type="string">
                <text:p>13:13:39</text:p>
              </table:table-cell>
              <table:table-cell office:value-type="float" office:value="2.127131">
                <text:p>2.127131</text:p>
              </table:table-cell>
              <table:table-cell office:value-type="float" office:value="0.011917">
                <text:p>0.011917</text:p>
              </table:table-cell>
            </table:table-row>
            <table:table-row>
              <table:table-cell office:value-type="string">
                <text:p>13:13:40</text:p>
              </table:table-cell>
              <table:table-cell office:value-type="float" office:value="3.909087">
                <text:p>3.909087</text:p>
              </table:table-cell>
              <table:table-cell office:value-type="float" office:value="0.008217">
                <text:p>0.008217</text:p>
              </table:table-cell>
            </table:table-row>
            <table:table-row>
              <table:table-cell office:value-type="string">
                <text:p>13:13:41</text:p>
              </table:table-cell>
              <table:table-cell office:value-type="float" office:value="1.67544">
                <text:p>1.67544</text:p>
              </table:table-cell>
              <table:table-cell office:value-type="float" office:value="0.013708">
                <text:p>0.013708</text:p>
              </table:table-cell>
            </table:table-row>
            <table:table-row>
              <table:table-cell office:value-type="string">
                <text:p>13:13:42</text:p>
              </table:table-cell>
              <table:table-cell office:value-type="float" office:value="1.715676">
                <text:p>1.715676</text:p>
              </table:table-cell>
              <table:table-cell office:value-type="float" office:value="0.004497">
                <text:p>0.004497</text:p>
              </table:table-cell>
            </table:table-row>
            <table:table-row>
              <table:table-cell office:value-type="string">
                <text:p>13:13:43</text:p>
              </table:table-cell>
              <table:table-cell office:value-type="float" office:value="0.772388">
                <text:p>0.772388</text:p>
              </table:table-cell>
              <table:table-cell office:value-type="float" office:value="0.013736">
                <text:p>0.013736</text:p>
              </table:table-cell>
            </table:table-row>
            <table:table-row>
              <table:table-cell office:value-type="string">
                <text:p>13:13:44</text:p>
              </table:table-cell>
              <table:table-cell office:value-type="float" office:value="5.592844">
                <text:p>5.592844</text:p>
              </table:table-cell>
              <table:table-cell office:value-type="float" office:value="0.009187">
                <text:p>0.009187</text:p>
              </table:table-cell>
            </table:table-row>
            <table:table-row>
              <table:table-cell office:value-type="string">
                <text:p>13:13:45</text:p>
              </table:table-cell>
              <table:table-cell office:value-type="float" office:value="0.733352">
                <text:p>0.733352</text:p>
              </table:table-cell>
              <table:table-cell office:value-type="float" office:value="0.009399">
                <text:p>0.009399</text:p>
              </table:table-cell>
            </table:table-row>
            <table:table-row>
              <table:table-cell office:value-type="string">
                <text:p>13:13:46</text:p>
              </table:table-cell>
              <table:table-cell office:value-type="float" office:value="2.336412">
                <text:p>2.336412</text:p>
              </table:table-cell>
              <table:table-cell office:value-type="float" office:value="0.007463">
                <text:p>0.007463</text:p>
              </table:table-cell>
            </table:table-row>
            <table:table-row>
              <table:table-cell office:value-type="string">
                <text:p>13:13:47</text:p>
              </table:table-cell>
              <table:table-cell office:value-type="float" office:value="3.07747">
                <text:p>3.07747</text:p>
              </table:table-cell>
              <table:table-cell office:value-type="float" office:value="0.008599">
                <text:p>0.008599</text:p>
              </table:table-cell>
            </table:table-row>
            <table:table-row>
              <table:table-cell office:value-type="string">
                <text:p>13:13:48</text:p>
              </table:table-cell>
              <table:table-cell office:value-type="float" office:value="2.332899">
                <text:p>2.332899</text:p>
              </table:table-cell>
              <table:table-cell office:value-type="float" office:value="0.007248">
                <text:p>0.007248</text:p>
              </table:table-cell>
            </table:table-row>
            <table:table-row>
              <table:table-cell office:value-type="string">
                <text:p>13:13:49</text:p>
              </table:table-cell>
              <table:table-cell office:value-type="float" office:value="1.952477">
                <text:p>1.952477</text:p>
              </table:table-cell>
              <table:table-cell office:value-type="float" office:value="0.007922">
                <text:p>0.007922</text:p>
              </table:table-cell>
            </table:table-row>
            <table:table-row>
              <table:table-cell office:value-type="string">
                <text:p>13:13:50</text:p>
              </table:table-cell>
              <table:table-cell office:value-type="float" office:value="2.732779">
                <text:p>2.732779</text:p>
              </table:table-cell>
              <table:table-cell office:value-type="float" office:value="0.011407">
                <text:p>0.011407</text:p>
              </table:table-cell>
            </table:table-row>
            <table:table-row>
              <table:table-cell office:value-type="string">
                <text:p>13:13:51</text:p>
              </table:table-cell>
              <table:table-cell office:value-type="float" office:value="1.745577">
                <text:p>1.745577</text:p>
              </table:table-cell>
              <table:table-cell office:value-type="float" office:value="0.008426">
                <text:p>0.008426</text:p>
              </table:table-cell>
            </table:table-row>
            <table:table-row>
              <table:table-cell office:value-type="string">
                <text:p>13:13:52</text:p>
              </table:table-cell>
              <table:table-cell office:value-type="float" office:value="2.5976">
                <text:p>2.5976</text:p>
              </table:table-cell>
              <table:table-cell office:value-type="float" office:value="0.012343">
                <text:p>0.012343</text:p>
              </table:table-cell>
            </table:table-row>
            <table:table-row>
              <table:table-cell office:value-type="string">
                <text:p>13:13:53</text:p>
              </table:table-cell>
              <table:table-cell office:value-type="float" office:value="2.575981">
                <text:p>2.575981</text:p>
              </table:table-cell>
              <table:table-cell office:value-type="float" office:value="0.003692">
                <text:p>0.003692</text:p>
              </table:table-cell>
            </table:table-row>
            <table:table-row>
              <table:table-cell office:value-type="string">
                <text:p>13:13:54</text:p>
              </table:table-cell>
              <table:table-cell office:value-type="float" office:value="0.657703">
                <text:p>0.657703</text:p>
              </table:table-cell>
              <table:table-cell office:value-type="float" office:value="0.006643">
                <text:p>0.006643</text:p>
              </table:table-cell>
            </table:table-row>
            <table:table-row>
              <table:table-cell office:value-type="string">
                <text:p>13:13:55</text:p>
              </table:table-cell>
              <table:table-cell office:value-type="float" office:value="0.270798">
                <text:p>0.270798</text:p>
              </table:table-cell>
              <table:table-cell office:value-type="float" office:value="0.008455">
                <text:p>0.008455</text:p>
              </table:table-cell>
            </table:table-row>
            <table:table-row>
              <table:table-cell office:value-type="string">
                <text:p>13:13:56</text:p>
              </table:table-cell>
              <table:table-cell office:value-type="float" office:value="0.107698">
                <text:p>0.107698</text:p>
              </table:table-cell>
              <table:table-cell office:value-type="float" office:value="0.004321">
                <text:p>0.004321</text:p>
              </table:table-cell>
            </table:table-row>
            <table:table-row>
              <table:table-cell office:value-type="string">
                <text:p>13:13:57</text:p>
              </table:table-cell>
              <table:table-cell office:value-type="float" office:value="0.023209">
                <text:p>0.023209</text:p>
              </table:table-cell>
              <table:table-cell office:value-type="float" office:value="0.00569">
                <text:p>0.00569</text:p>
              </table:table-cell>
            </table:table-row>
            <table:table-row>
              <table:table-cell office:value-type="string">
                <text:p>13:13:58</text:p>
              </table:table-cell>
              <table:table-cell office:value-type="float" office:value="0.026023">
                <text:p>0.026023</text:p>
              </table:table-cell>
              <table:table-cell office:value-type="float" office:value="0.005791">
                <text:p>0.005791</text:p>
              </table:table-cell>
            </table:table-row>
            <table:table-row>
              <table:table-cell office:value-type="string">
                <text:p>13:13:59</text:p>
              </table:table-cell>
              <table:table-cell office:value-type="float" office:value="0.087687">
                <text:p>0.087687</text:p>
              </table:table-cell>
              <table:table-cell office:value-type="float" office:value="0.005666">
                <text:p>0.005666</text:p>
              </table:table-cell>
            </table:table-row>
            <table:table-row>
              <table:table-cell office:value-type="string">
                <text:p>13:14:00</text:p>
              </table:table-cell>
              <table:table-cell office:value-type="float" office:value="0.030975">
                <text:p>0.030975</text:p>
              </table:table-cell>
              <table:table-cell office:value-type="float" office:value="0.00451">
                <text:p>0.00451</text:p>
              </table:table-cell>
            </table:table-row>
            <table:table-row>
              <table:table-cell office:value-type="string">
                <text:p>13:14:01</text:p>
              </table:table-cell>
              <table:table-cell office:value-type="float" office:value="0.023927">
                <text:p>0.023927</text:p>
              </table:table-cell>
              <table:table-cell office:value-type="float" office:value="0.005295">
                <text:p>0.005295</text:p>
              </table:table-cell>
            </table:table-row>
            <table:table-row>
              <table:table-cell office:value-type="string">
                <text:p>13:14:02</text:p>
              </table:table-cell>
              <table:table-cell office:value-type="float" office:value="0.220531">
                <text:p>0.220531</text:p>
              </table:table-cell>
              <table:table-cell office:value-type="float" office:value="0.010214">
                <text:p>0.010214</text:p>
              </table:table-cell>
            </table:table-row>
            <table:table-row>
              <table:table-cell office:value-type="string">
                <text:p>13:14:03</text:p>
              </table:table-cell>
              <table:table-cell office:value-type="float" office:value="0.039384">
                <text:p>0.039384</text:p>
              </table:table-cell>
              <table:table-cell office:value-type="float" office:value="0.008716">
                <text:p>0.008716</text:p>
              </table:table-cell>
            </table:table-row>
            <table:table-row>
              <table:table-cell office:value-type="string">
                <text:p>13:14:04</text:p>
              </table:table-cell>
              <table:table-cell office:value-type="float" office:value="0.026589">
                <text:p>0.026589</text:p>
              </table:table-cell>
              <table:table-cell office:value-type="float" office:value="0.00702">
                <text:p>0.00702</text:p>
              </table:table-cell>
            </table:table-row>
            <table:table-row>
              <table:table-cell office:value-type="string">
                <text:p>13:14:05</text:p>
              </table:table-cell>
              <table:table-cell office:value-type="float" office:value="0.02995">
                <text:p>0.02995</text:p>
              </table:table-cell>
              <table:table-cell office:value-type="float" office:value="0.007543">
                <text:p>0.007543</text:p>
              </table:table-cell>
            </table:table-row>
            <table:table-row>
              <table:table-cell office:value-type="string">
                <text:p>13:14:06</text:p>
              </table:table-cell>
              <table:table-cell office:value-type="float" office:value="0.060891">
                <text:p>0.060891</text:p>
              </table:table-cell>
              <table:table-cell office:value-type="float" office:value="0.007777">
                <text:p>0.007777</text:p>
              </table:table-cell>
            </table:table-row>
            <table:table-row>
              <table:table-cell office:value-type="string">
                <text:p>13:14:07</text:p>
              </table:table-cell>
              <table:table-cell office:value-type="float" office:value="0.045885">
                <text:p>0.045885</text:p>
              </table:table-cell>
              <table:table-cell office:value-type="float" office:value="0.007238">
                <text:p>0.007238</text:p>
              </table:table-cell>
            </table:table-row>
            <table:table-row>
              <table:table-cell office:value-type="string">
                <text:p>13:14:08</text:p>
              </table:table-cell>
              <table:table-cell office:value-type="float" office:value="0.029529">
                <text:p>0.029529</text:p>
              </table:table-cell>
              <table:table-cell office:value-type="float" office:value="0.006291">
                <text:p>0.006291</text:p>
              </table:table-cell>
            </table:table-row>
            <table:table-row>
              <table:table-cell office:value-type="string">
                <text:p>13:14:09</text:p>
              </table:table-cell>
              <table:table-cell office:value-type="float" office:value="0.025726">
                <text:p>0.025726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13:14:10</text:p>
              </table:table-cell>
              <table:table-cell office:value-type="float" office:value="0.045962">
                <text:p>0.045962</text:p>
              </table:table-cell>
              <table:table-cell office:value-type="float" office:value="0.007158">
                <text:p>0.007158</text:p>
              </table:table-cell>
            </table:table-row>
            <table:table-row>
              <table:table-cell office:value-type="string">
                <text:p>13:14:11</text:p>
              </table:table-cell>
              <table:table-cell office:value-type="float" office:value="0.038796">
                <text:p>0.038796</text:p>
              </table:table-cell>
              <table:table-cell office:value-type="float" office:value="0.007541">
                <text:p>0.007541</text:p>
              </table:table-cell>
            </table:table-row>
            <table:table-row>
              <table:table-cell office:value-type="string">
                <text:p>13:14:12</text:p>
              </table:table-cell>
              <table:table-cell office:value-type="float" office:value="0.082489">
                <text:p>0.082489</text:p>
              </table:table-cell>
              <table:table-cell office:value-type="float" office:value="0.008365">
                <text:p>0.008365</text:p>
              </table:table-cell>
            </table:table-row>
            <table:table-row>
              <table:table-cell office:value-type="string">
                <text:p>13:14:13</text:p>
              </table:table-cell>
              <table:table-cell office:value-type="float" office:value="0.056556">
                <text:p>0.056556</text:p>
              </table:table-cell>
              <table:table-cell office:value-type="float" office:value="0.010359">
                <text:p>0.010359</text:p>
              </table:table-cell>
            </table:table-row>
            <table:table-row>
              <table:table-cell office:value-type="string">
                <text:p>13:14:14</text:p>
              </table:table-cell>
              <table:table-cell office:value-type="float" office:value="0.115649">
                <text:p>0.115649</text:p>
              </table:table-cell>
              <table:table-cell office:value-type="float" office:value="0.024236">
                <text:p>0.024236</text:p>
              </table:table-cell>
            </table:table-row>
            <table:table-row>
              <table:table-cell office:value-type="string">
                <text:p>13:14:15</text:p>
              </table:table-cell>
              <table:table-cell office:value-type="float" office:value="1.041289">
                <text:p>1.041289</text:p>
              </table:table-cell>
              <table:table-cell office:value-type="float" office:value="0.033221">
                <text:p>0.033221</text:p>
              </table:table-cell>
            </table:table-row>
            <table:table-row>
              <table:table-cell office:value-type="string">
                <text:p>13:14:16</text:p>
              </table:table-cell>
              <table:table-cell office:value-type="float" office:value="0.707076">
                <text:p>0.707076</text:p>
              </table:table-cell>
              <table:table-cell office:value-type="float" office:value="0.010424">
                <text:p>0.010424</text:p>
              </table:table-cell>
            </table:table-row>
            <table:table-row>
              <table:table-cell office:value-type="string">
                <text:p>13:14:17</text:p>
              </table:table-cell>
              <table:table-cell office:value-type="float" office:value="0.463044">
                <text:p>0.463044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13:14:18</text:p>
              </table:table-cell>
              <table:table-cell office:value-type="float" office:value="0.211813">
                <text:p>0.211813</text:p>
              </table:table-cell>
              <table:table-cell office:value-type="float" office:value="0.025487">
                <text:p>0.025487</text:p>
              </table:table-cell>
            </table:table-row>
            <table:table-row>
              <table:table-cell office:value-type="string">
                <text:p>13:14:19</text:p>
              </table:table-cell>
              <table:table-cell office:value-type="float" office:value="0.113558">
                <text:p>0.113558</text:p>
              </table:table-cell>
              <table:table-cell office:value-type="float" office:value="0.035522">
                <text:p>0.035522</text:p>
              </table:table-cell>
            </table:table-row>
            <table:table-row>
              <table:table-cell office:value-type="string">
                <text:p>13:14:20</text:p>
              </table:table-cell>
              <table:table-cell office:value-type="float" office:value="0.272676">
                <text:p>0.272676</text:p>
              </table:table-cell>
              <table:table-cell office:value-type="float" office:value="0.046732">
                <text:p>0.046732</text:p>
              </table:table-cell>
            </table:table-row>
            <table:table-row>
              <table:table-cell office:value-type="string">
                <text:p>13:14:21</text:p>
              </table:table-cell>
              <table:table-cell office:value-type="float" office:value="0.193842">
                <text:p>0.193842</text:p>
              </table:table-cell>
              <table:table-cell office:value-type="float" office:value="0.017761">
                <text:p>0.017761</text:p>
              </table:table-cell>
            </table:table-row>
            <table:table-row>
              <table:table-cell office:value-type="string">
                <text:p>13:14:22</text:p>
              </table:table-cell>
              <table:table-cell office:value-type="float" office:value="0.107332">
                <text:p>0.107332</text:p>
              </table:table-cell>
              <table:table-cell office:value-type="float" office:value="0.018836">
                <text:p>0.018836</text:p>
              </table:table-cell>
            </table:table-row>
            <table:table-row>
              <table:table-cell office:value-type="string">
                <text:p>13:14:23</text:p>
              </table:table-cell>
              <table:table-cell office:value-type="float" office:value="0.097715">
                <text:p>0.097715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13:14:24</text:p>
              </table:table-cell>
              <table:table-cell office:value-type="float" office:value="0.102118">
                <text:p>0.102118</text:p>
              </table:table-cell>
              <table:table-cell office:value-type="float" office:value="0.014819">
                <text:p>0.014819</text:p>
              </table:table-cell>
            </table:table-row>
            <table:table-row>
              <table:table-cell office:value-type="string">
                <text:p>13:14:25</text:p>
              </table:table-cell>
              <table:table-cell office:value-type="float" office:value="0.10509">
                <text:p>0.10509</text:p>
              </table:table-cell>
              <table:table-cell office:value-type="float" office:value="0.022141">
                <text:p>0.022141</text:p>
              </table:table-cell>
            </table:table-row>
            <table:table-row>
              <table:table-cell office:value-type="string">
                <text:p>13:14:26</text:p>
              </table:table-cell>
              <table:table-cell office:value-type="float" office:value="0.118191">
                <text:p>0.118191</text:p>
              </table:table-cell>
              <table:table-cell office:value-type="float" office:value="0.01941">
                <text:p>0.01941</text:p>
              </table:table-cell>
            </table:table-row>
            <table:table-row>
              <table:table-cell office:value-type="string">
                <text:p>13:14:27</text:p>
              </table:table-cell>
              <table:table-cell office:value-type="float" office:value="0.115825">
                <text:p>0.115825</text:p>
              </table:table-cell>
              <table:table-cell office:value-type="float" office:value="0.014085">
                <text:p>0.014085</text:p>
              </table:table-cell>
            </table:table-row>
            <table:table-row>
              <table:table-cell office:value-type="string">
                <text:p>13:14:28</text:p>
              </table:table-cell>
              <table:table-cell office:value-type="float" office:value="0.058258">
                <text:p>0.058258</text:p>
              </table:table-cell>
              <table:table-cell office:value-type="float" office:value="0.012815">
                <text:p>0.012815</text:p>
              </table:table-cell>
            </table:table-row>
            <table:table-row>
              <table:table-cell office:value-type="string">
                <text:p>13:14:29</text:p>
              </table:table-cell>
              <table:table-cell office:value-type="float" office:value="0.040254">
                <text:p>0.040254</text:p>
              </table:table-cell>
              <table:table-cell office:value-type="float" office:value="0.016224">
                <text:p>0.016224</text:p>
              </table:table-cell>
            </table:table-row>
            <table:table-row>
              <table:table-cell office:value-type="string">
                <text:p>13:14:30</text:p>
              </table:table-cell>
              <table:table-cell office:value-type="float" office:value="0.135315">
                <text:p>0.135315</text:p>
              </table:table-cell>
              <table:table-cell office:value-type="float" office:value="0.013829">
                <text:p>0.013829</text:p>
              </table:table-cell>
            </table:table-row>
            <table:table-row>
              <table:table-cell office:value-type="string">
                <text:p>13:14:31</text:p>
              </table:table-cell>
              <table:table-cell office:value-type="float" office:value="0.117897">
                <text:p>0.117897</text:p>
              </table:table-cell>
              <table:table-cell office:value-type="float" office:value="0.017725">
                <text:p>0.017725</text:p>
              </table:table-cell>
            </table:table-row>
            <table:table-row>
              <table:table-cell office:value-type="string">
                <text:p>13:14:32</text:p>
              </table:table-cell>
              <table:table-cell office:value-type="float" office:value="0.163316">
                <text:p>0.163316</text:p>
              </table:table-cell>
              <table:table-cell office:value-type="float" office:value="0.033238">
                <text:p>0.033238</text:p>
              </table:table-cell>
            </table:table-row>
            <table:table-row>
              <table:table-cell office:value-type="string">
                <text:p>13:14:33</text:p>
              </table:table-cell>
              <table:table-cell office:value-type="float" office:value="0.105039">
                <text:p>0.105039</text:p>
              </table:table-cell>
              <table:table-cell office:value-type="float" office:value="0.020695">
                <text:p>0.020695</text:p>
              </table:table-cell>
            </table:table-row>
            <table:table-row>
              <table:table-cell office:value-type="string">
                <text:p>13:14:34</text:p>
              </table:table-cell>
              <table:table-cell office:value-type="float" office:value="0.085207">
                <text:p>0.085207</text:p>
              </table:table-cell>
              <table:table-cell office:value-type="float" office:value="0.014135">
                <text:p>0.014135</text:p>
              </table:table-cell>
            </table:table-row>
            <table:table-row>
              <table:table-cell office:value-type="string">
                <text:p>13:14:35</text:p>
              </table:table-cell>
              <table:table-cell office:value-type="float" office:value="0.06021">
                <text:p>0.06021</text:p>
              </table:table-cell>
              <table:table-cell office:value-type="float" office:value="0.006417">
                <text:p>0.006417</text:p>
              </table:table-cell>
            </table:table-row>
            <table:table-row>
              <table:table-cell office:value-type="string">
                <text:p>13:14:36</text:p>
              </table:table-cell>
              <table:table-cell office:value-type="float" office:value="0.109513">
                <text:p>0.109513</text:p>
              </table:table-cell>
              <table:table-cell office:value-type="float" office:value="0.023624">
                <text:p>0.023624</text:p>
              </table:table-cell>
            </table:table-row>
            <table:table-row>
              <table:table-cell office:value-type="string">
                <text:p>13:14:37</text:p>
              </table:table-cell>
              <table:table-cell office:value-type="float" office:value="0.122532">
                <text:p>0.122532</text:p>
              </table:table-cell>
              <table:table-cell office:value-type="float" office:value="0.027044">
                <text:p>0.027044</text:p>
              </table:table-cell>
            </table:table-row>
            <table:table-row>
              <table:table-cell office:value-type="string">
                <text:p>13:14:38</text:p>
              </table:table-cell>
              <table:table-cell office:value-type="float" office:value="0.137728">
                <text:p>0.137728</text:p>
              </table:table-cell>
              <table:table-cell office:value-type="float" office:value="0.021509">
                <text:p>0.021509</text:p>
              </table:table-cell>
            </table:table-row>
            <table:table-row>
              <table:table-cell office:value-type="string">
                <text:p>13:14:39</text:p>
              </table:table-cell>
              <table:table-cell office:value-type="float" office:value="0.153686">
                <text:p>0.153686</text:p>
              </table:table-cell>
              <table:table-cell office:value-type="float" office:value="0.020484">
                <text:p>0.020484</text:p>
              </table:table-cell>
            </table:table-row>
            <table:table-row>
              <table:table-cell office:value-type="string">
                <text:p>13:14:40</text:p>
              </table:table-cell>
              <table:table-cell office:value-type="float" office:value="0.081886">
                <text:p>0.081886</text:p>
              </table:table-cell>
              <table:table-cell office:value-type="float" office:value="0.010826">
                <text:p>0.010826</text:p>
              </table:table-cell>
            </table:table-row>
            <table:table-row>
              <table:table-cell office:value-type="string">
                <text:p>13:14:41</text:p>
              </table:table-cell>
              <table:table-cell office:value-type="float" office:value="0.998808">
                <text:p>0.998808</text:p>
              </table:table-cell>
              <table:table-cell office:value-type="float" office:value="0.026425">
                <text:p>0.026425</text:p>
              </table:table-cell>
            </table:table-row>
            <table:table-row>
              <table:table-cell office:value-type="string">
                <text:p>13:14:42</text:p>
              </table:table-cell>
              <table:table-cell office:value-type="float" office:value="0.875705">
                <text:p>0.875705</text:p>
              </table:table-cell>
              <table:table-cell office:value-type="float" office:value="0.050411">
                <text:p>0.050411</text:p>
              </table:table-cell>
            </table:table-row>
            <table:table-row>
              <table:table-cell office:value-type="string">
                <text:p>13:14:43</text:p>
              </table:table-cell>
              <table:table-cell office:value-type="float" office:value="0.586598">
                <text:p>0.586598</text:p>
              </table:table-cell>
              <table:table-cell office:value-type="float" office:value="0.047712">
                <text:p>0.047712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1.100428">
                <text:p>1.100428</text:p>
              </table:table-cell>
              <table:table-cell office:value-type="float" office:value="0.063405">
                <text:p>0.063405</text:p>
              </table:table-cell>
            </table:table-row>
            <table:table-row>
              <table:table-cell office:value-type="string">
                <text:p>13:14:45</text:p>
              </table:table-cell>
              <table:table-cell office:value-type="float" office:value="1.223343">
                <text:p>1.223343</text:p>
              </table:table-cell>
              <table:table-cell office:value-type="float" office:value="0.097712">
                <text:p>0.097712</text:p>
              </table:table-cell>
            </table:table-row>
            <table:table-row>
              <table:table-cell office:value-type="string">
                <text:p>13:14:46</text:p>
              </table:table-cell>
              <table:table-cell office:value-type="float" office:value="0.826014">
                <text:p>0.826014</text:p>
              </table:table-cell>
              <table:table-cell office:value-type="float" office:value="0.042646">
                <text:p>0.042646</text:p>
              </table:table-cell>
            </table:table-row>
            <table:table-row>
              <table:table-cell office:value-type="string">
                <text:p>13:14:47</text:p>
              </table:table-cell>
              <table:table-cell office:value-type="float" office:value="0.316731">
                <text:p>0.316731</text:p>
              </table:table-cell>
              <table:table-cell office:value-type="float" office:value="0.022584">
                <text:p>0.022584</text:p>
              </table:table-cell>
            </table:table-row>
            <table:table-row>
              <table:table-cell office:value-type="string">
                <text:p>13:14:48</text:p>
              </table:table-cell>
              <table:table-cell office:value-type="float" office:value="0.227224">
                <text:p>0.227224</text:p>
              </table:table-cell>
              <table:table-cell office:value-type="float" office:value="0.040747">
                <text:p>0.040747</text:p>
              </table:table-cell>
            </table:table-row>
            <table:table-row>
              <table:table-cell office:value-type="string">
                <text:p>13:14:49</text:p>
              </table:table-cell>
              <table:table-cell office:value-type="float" office:value="0.200496">
                <text:p>0.200496</text:p>
              </table:table-cell>
              <table:table-cell office:value-type="float" office:value="0.043529">
                <text:p>0.043529</text:p>
              </table:table-cell>
            </table:table-row>
            <table:table-row>
              <table:table-cell office:value-type="string">
                <text:p>13:14:50</text:p>
              </table:table-cell>
              <table:table-cell office:value-type="float" office:value="0.206671">
                <text:p>0.206671</text:p>
              </table:table-cell>
              <table:table-cell office:value-type="float" office:value="0.030572">
                <text:p>0.030572</text:p>
              </table:table-cell>
            </table:table-row>
            <table:table-row>
              <table:table-cell office:value-type="string">
                <text:p>13:14:51</text:p>
              </table:table-cell>
              <table:table-cell office:value-type="float" office:value="0.143459">
                <text:p>0.143459</text:p>
              </table:table-cell>
              <table:table-cell office:value-type="float" office:value="0.024153">
                <text:p>0.024153</text:p>
              </table:table-cell>
            </table:table-row>
            <table:table-row>
              <table:table-cell office:value-type="string">
                <text:p>13:14:52</text:p>
              </table:table-cell>
              <table:table-cell office:value-type="float" office:value="0.178662">
                <text:p>0.178662</text:p>
              </table:table-cell>
              <table:table-cell office:value-type="float" office:value="0.028093">
                <text:p>0.028093</text:p>
              </table:table-cell>
            </table:table-row>
            <table:table-row>
              <table:table-cell office:value-type="string">
                <text:p>13:14:53</text:p>
              </table:table-cell>
              <table:table-cell office:value-type="float" office:value="0.116749">
                <text:p>0.116749</text:p>
              </table:table-cell>
              <table:table-cell office:value-type="float" office:value="0.016551">
                <text:p>0.016551</text:p>
              </table:table-cell>
            </table:table-row>
            <table:table-row>
              <table:table-cell office:value-type="string">
                <text:p>13:14:54</text:p>
              </table:table-cell>
              <table:table-cell office:value-type="float" office:value="0.120307">
                <text:p>0.120307</text:p>
              </table:table-cell>
              <table:table-cell office:value-type="float" office:value="0.021075">
                <text:p>0.021075</text:p>
              </table:table-cell>
            </table:table-row>
            <table:table-row>
              <table:table-cell office:value-type="string">
                <text:p>13:14:55</text:p>
              </table:table-cell>
              <table:table-cell office:value-type="float" office:value="0.112999">
                <text:p>0.112999</text:p>
              </table:table-cell>
              <table:table-cell office:value-type="float" office:value="0.028226">
                <text:p>0.028226</text:p>
              </table:table-cell>
            </table:table-row>
            <table:table-row>
              <table:table-cell office:value-type="string">
                <text:p>13:14:56</text:p>
              </table:table-cell>
              <table:table-cell office:value-type="float" office:value="0.189279">
                <text:p>0.189279</text:p>
              </table:table-cell>
              <table:table-cell office:value-type="float" office:value="0.032329">
                <text:p>0.032329</text:p>
              </table:table-cell>
            </table:table-row>
            <table:table-row>
              <table:table-cell office:value-type="string">
                <text:p>13:14:57</text:p>
              </table:table-cell>
              <table:table-cell office:value-type="float" office:value="0.168199">
                <text:p>0.168199</text:p>
              </table:table-cell>
              <table:table-cell office:value-type="float" office:value="0.023541">
                <text:p>0.023541</text:p>
              </table:table-cell>
            </table:table-row>
            <table:table-row>
              <table:table-cell office:value-type="string">
                <text:p>13:14:58</text:p>
              </table:table-cell>
              <table:table-cell office:value-type="float" office:value="0.805993">
                <text:p>0.805993</text:p>
              </table:table-cell>
              <table:table-cell office:value-type="float" office:value="0.015606">
                <text:p>0.015606</text:p>
              </table:table-cell>
            </table:table-row>
            <table:table-row>
              <table:table-cell office:value-type="string">
                <text:p>13:14:59</text:p>
              </table:table-cell>
              <table:table-cell office:value-type="float" office:value="0.818863">
                <text:p>0.818863</text:p>
              </table:table-cell>
              <table:table-cell office:value-type="float" office:value="0.025291">
                <text:p>0.025291</text:p>
              </table:table-cell>
            </table:table-row>
            <table:table-row>
              <table:table-cell office:value-type="string">
                <text:p>13:15:00</text:p>
              </table:table-cell>
              <table:table-cell office:value-type="float" office:value="0.577929">
                <text:p>0.577929</text:p>
              </table:table-cell>
              <table:table-cell office:value-type="float" office:value="0.018357">
                <text:p>0.018357</text:p>
              </table:table-cell>
            </table:table-row>
            <table:table-row>
              <table:table-cell office:value-type="string">
                <text:p>13:15:01</text:p>
              </table:table-cell>
              <table:table-cell office:value-type="float" office:value="0.362331">
                <text:p>0.362331</text:p>
              </table:table-cell>
              <table:table-cell office:value-type="float" office:value="0.020333">
                <text:p>0.020333</text:p>
              </table:table-cell>
            </table:table-row>
            <table:table-row>
              <table:table-cell office:value-type="string">
                <text:p>13:15:02</text:p>
              </table:table-cell>
              <table:table-cell office:value-type="float" office:value="0.318005">
                <text:p>0.318005</text:p>
              </table:table-cell>
              <table:table-cell office:value-type="float" office:value="0.053732">
                <text:p>0.053732</text:p>
              </table:table-cell>
            </table:table-row>
            <table:table-row>
              <table:table-cell office:value-type="string">
                <text:p>13:15:03</text:p>
              </table:table-cell>
              <table:table-cell office:value-type="float" office:value="0.249957">
                <text:p>0.249957</text:p>
              </table:table-cell>
              <table:table-cell office:value-type="float" office:value="0.048389">
                <text:p>0.048389</text:p>
              </table:table-cell>
            </table:table-row>
            <table:table-row>
              <table:table-cell office:value-type="string">
                <text:p>13:15:04</text:p>
              </table:table-cell>
              <table:table-cell office:value-type="float" office:value="0.197618">
                <text:p>0.197618</text:p>
              </table:table-cell>
              <table:table-cell office:value-type="float" office:value="0.04241">
                <text:p>0.04241</text:p>
              </table:table-cell>
            </table:table-row>
            <table:table-row>
              <table:table-cell office:value-type="string">
                <text:p>13:15:05</text:p>
              </table:table-cell>
              <table:table-cell office:value-type="float" office:value="0.108317">
                <text:p>0.108317</text:p>
              </table:table-cell>
              <table:table-cell office:value-type="float" office:value="0.032709">
                <text:p>0.032709</text:p>
              </table:table-cell>
            </table:table-row>
            <table:table-row>
              <table:table-cell office:value-type="string">
                <text:p>13:15:06</text:p>
              </table:table-cell>
              <table:table-cell office:value-type="float" office:value="0.049283">
                <text:p>0.049283</text:p>
              </table:table-cell>
              <table:table-cell office:value-type="float" office:value="0.012921">
                <text:p>0.012921</text:p>
              </table:table-cell>
            </table:table-row>
            <table:table-row>
              <table:table-cell office:value-type="string">
                <text:p>13:15:07</text:p>
              </table:table-cell>
              <table:table-cell office:value-type="float" office:value="0.069261">
                <text:p>0.069261</text:p>
              </table:table-cell>
              <table:table-cell office:value-type="float" office:value="0.021268">
                <text:p>0.021268</text:p>
              </table:table-cell>
            </table:table-row>
            <table:table-row>
              <table:table-cell office:value-type="string">
                <text:p>13:15:08</text:p>
              </table:table-cell>
              <table:table-cell office:value-type="float" office:value="0.056611">
                <text:p>0.056611</text:p>
              </table:table-cell>
              <table:table-cell office:value-type="float" office:value="0.017134">
                <text:p>0.017134</text:p>
              </table:table-cell>
            </table:table-row>
            <table:table-row>
              <table:table-cell office:value-type="string">
                <text:p>13:15:09</text:p>
              </table:table-cell>
              <table:table-cell office:value-type="float" office:value="0.044597">
                <text:p>0.044597</text:p>
              </table:table-cell>
              <table:table-cell office:value-type="float" office:value="0.016947">
                <text:p>0.016947</text:p>
              </table:table-cell>
            </table:table-row>
            <table:table-row>
              <table:table-cell office:value-type="string">
                <text:p>13:15:10</text:p>
              </table:table-cell>
              <table:table-cell office:value-type="float" office:value="0.060683">
                <text:p>0.060683</text:p>
              </table:table-cell>
              <table:table-cell office:value-type="float" office:value="0.024404">
                <text:p>0.024404</text:p>
              </table:table-cell>
            </table:table-row>
            <table:table-row>
              <table:table-cell office:value-type="string">
                <text:p>13:15:11</text:p>
              </table:table-cell>
              <table:table-cell office:value-type="float" office:value="0.049794">
                <text:p>0.049794</text:p>
              </table:table-cell>
              <table:table-cell office:value-type="float" office:value="0.018714">
                <text:p>0.018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13cm" svg:y="0.315cm" chart:style-name="ch2">
          <text:p>test 186, 600 tps for 16 minutes or so</text:p>
        </chart:title>
        <chart:legend chart:legend-position="end" svg:x="13.366cm" svg:y="4.227cm" style:legend-expansion="high" chart:style-name="ch3"/>
        <chart:plot-area chart:style-name="ch4" table:cell-range-address="time.B2:time.B946 time.G1:time.G946" chart:data-source-has-labels="both" svg:x="0.32cm" svg:y="1.248cm" svg:width="12.726cm" svg:height="7.572cm">
          <chartooo:coordinate-region svg:x="1.379cm" svg:y="1.248cm" svg:width="11.667cm" svg:height="5.97cm"/>
          <chart:axis chart:dimension="x" chart:name="primary-x" chart:style-name="ch5" chartooo:axis-type="auto">
            <chartooo:date-scale/>
            <chart:categories table:cell-range-address="time.B2:time.B9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G2:time.G946" chart:label-cell-address="time.G1:time.G1" chart:class="chart:bar">
            <chart:data-point chart:repeated="9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59:27</text:p>
                <draw:g>
                  <svg:desc>time.B2:time.B946</svg:desc>
                </draw:g>
              </table:table-cell>
              <table:table-cell office:value-type="float" office:value="9">
                <text:p>9</text:p>
                <draw:g>
                  <svg:desc>time.G2:time.G946</svg:desc>
                </draw:g>
              </table:table-cell>
            </table:table-row>
            <table:table-row>
              <table:table-cell office:value-type="string">
                <text:p>12:59:2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2:59:3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2:59:3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2:59:3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2:59: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:59:4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:59:4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:59:5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:59:5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5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2:59:5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2:59:5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2:59:5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2:59:5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5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5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5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0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0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0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0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0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0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0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0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1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1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1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1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1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1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1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:00:1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1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:00:1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2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2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2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2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2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2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2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:00:2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2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2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:00: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3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3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3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3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3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00:3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:00:3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0:3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00:4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00:4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4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4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4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4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4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4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00:4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3:00:4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00:5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3:00:5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:00:5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0:5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:00:5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3:00: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00:5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0:5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00:5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:00:5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3:01:0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:01:0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3:01:0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3:01:0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:01:0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:01:0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:01:0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:01: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:01:0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:01:0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3:01: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:01:1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:01:1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:01:1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:01:1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:01:1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:01:1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:01: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:01: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:01:1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:01: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:01: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:01:2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:01:2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:01:2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:01: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:01:2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:01:2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:01: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:01:2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3:01: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:01: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:01: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:01:3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:01:3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:01:3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:01:3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:01:3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:01:3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:01:3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:01: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3:01:4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:01:4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:01: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:01:4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:01:4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:01:4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3:01:4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:01:4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3:01:4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3:01:5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:01:5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3:01:5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3:01:5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3:01:5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3:01:5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3:01:5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:01:5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:01:5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3:01: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02:0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3:02:0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:02:0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3:02:0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:02:0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3:02:0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:02:0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3:02:0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:02:0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02:0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3:02:1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:02:1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:02:1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:02:1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:02:1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:02:1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:02:1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:02:1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:02:1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:02:1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3:02:2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3:02:2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:02:2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:02:2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3:02:2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:02:2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:02:2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:02:2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3:02:2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:02:2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:02:3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3:02:3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3:02:3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:02:3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3:02:3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3:02:3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3:02:3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3:02:3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:02:3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:02:3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3:02:4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:02:4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3:02:4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:02:4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:02:4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:02: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02:4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3:02:4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:02:4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02:4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3:02: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:02:5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:02:5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:02:5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:02:5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:02:5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:02:5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:02:5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:02:5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:02: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:03: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:03: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:03:0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:03:0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:03: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:03: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:03: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:03:0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:03: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:03: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:03: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:03: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:03: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:03: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:03:1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:03: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:03: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:03:1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:03: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:03: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03: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:03: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:03: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:03:2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:03: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:03: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:03: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:03: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:03: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:03: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:03: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:03: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03: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:03:3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:03:3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:03:3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:03:3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:03:3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03:3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:03:3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03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03:4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:03: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:03:4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:03: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:03: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:03:4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:03:4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:03:4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:03:4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:03: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:03:5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:03:5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3:03:5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:03:5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:03:5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:03:5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:03:5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:03:5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:03:5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:04: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3:04:0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:04:0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3:04: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:04:0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:04:0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:04:0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3:04:0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3:04:0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3:04:0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:04: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:04:1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:04:1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:04:1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:04:1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:04:1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:04:1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:04:1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3:04:1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04:1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4:2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:04:2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:04:2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:04:2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3:04:2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04:2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3:04:2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:04:2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04:2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:04:2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04:3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04:3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04:3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04:3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04:3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:04:3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3:04:3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3:04:3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:04:3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3:04:3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:04:4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04:4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04:4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04:4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04:4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:04:4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:04:4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:04:4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3:04:4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4:4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3:04:5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3:04:5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3:04:5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3:04:5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3:04:5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3:04:5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:04:5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:04:5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:04:58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3:04:5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3:05: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5:0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3:05:02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3:05:0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3:05:0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:05:0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3:05:0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:05:0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3:05:0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3:05:0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:05: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:05:1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3:05:1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:05: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:05:1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:05: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:05: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:05:1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3:05:1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3:05:1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3:05:2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:05:2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3:05:2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3:05:2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:05:2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:05:2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3:05:2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:05:2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05:2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05:2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:05:3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:05:3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:05:3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5:3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5:3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:05:35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05:3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3:05:3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3:05:3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:05:3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05:4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3:05:4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:05:4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:05:4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:05:4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:05:45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05:46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3:05:4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:05:4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05:4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3:05: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3:05:5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:05:5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:05: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:05:5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3:05: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:05:5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:05:5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:05:5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:05:5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3:06:0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:06:0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06:0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3:06:0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06:0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3:06:0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:06:0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:06:0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3:06:0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:06:0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:06: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:06:1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3:06:1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:06:1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:06:1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3:06:1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3:06:1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:06:1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:06:1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3:06:1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:06: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:06:2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:06:2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06:2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3:06:2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3:06:2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3:06:2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3:06: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:06:2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:06:2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:06: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:06:3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3:06:3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3:06:3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3:06:3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:06:3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3:06:3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:06:3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3:06:3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3:06:3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3:06:4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3:06:4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:06:4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3:06:4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3:06:4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:06:4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:06:4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3:06:4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:06:4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3:06: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3:06:5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3:06:5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:06:5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3:06:5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:06:5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:06:5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3:06:5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3:06:5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06:5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:06:5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:07: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:07:0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:07:0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07:0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:07:0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:07:0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:07: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07:0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:07:0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:07:0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:07: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:07: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:07:1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:07: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:07:1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:07:1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:07:1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3:07: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:07:1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:07: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:07: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:07:2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:07:2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:07: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:07:2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:07: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:07: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:07: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:07: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:07: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:07: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:07: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:07:3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:07:3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:07:3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:07: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:07:3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:07: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07: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07:3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:07: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:07:4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3:07:4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:07:4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3:07:4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07: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:07:4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:07:4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:07:4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:07:4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:07: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:07:5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:07:5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:07:5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3:07:5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:07:5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3:07:5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3:07:5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:07:5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:07:5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:08: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3:08:0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:08:0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3:08:0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3:08:0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:08:0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3:08:0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3:08:0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3:08:0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3:08:0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:08:1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3:08:1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:08:1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:08:1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:08:1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:08:1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:08:1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3:08:1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:08:1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3:08:1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3:08:2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:08:2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:08:2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:08:23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3:08:2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:08: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08:2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08:2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08:2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08:2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8:3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08:3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3:08:3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08:3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3:08:3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3:08:3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:08:3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:08:3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08:3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08:3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8:4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3:08:4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3:08:4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:08:4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3:08:4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3:08:4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08:4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8:4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8:4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:08:4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3:08:5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:08:5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:08:5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08:5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3:08:5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3:08:5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08:5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:08:5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8:5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3:08:5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09: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0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09:0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09:0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9:0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09:0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09:0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09:0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9:0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0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09:1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1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1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1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09:1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1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09:1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09:1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9:1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3:09:1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:09:2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3:09:2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3:09: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:09:2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3:09:2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:09:2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:09:2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09:2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:09:2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:09:2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3:09:3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:09:3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3:09:3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:09:3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:09:3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09:3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:09:3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9: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3:09:3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:09:3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9:4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3:09: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3:09:4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3:09: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3:09:4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:09:4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3:09:4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3:09:4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:09:4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:09:4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:09:5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:09:5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:09:5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09:5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3:09:5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3:09:5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3:09:5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3:09:5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3:09:5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:09:5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:10: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:10:0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:10:0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:10:0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3:10:0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10:0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10:0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3:10:0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3:10:0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:10:0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3:10:1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:10:1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:10:1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:10:1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:10:1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10:1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3:10:1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:10:1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:10:1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:10:1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3:10:2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:10:2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10:2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3:10:2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3:10:2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3:10:2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10:2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10:2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3:10:3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10:3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10:3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10:3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10:3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10:3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10:3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10:3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10:3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10:4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10:4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10:4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:10:4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10:4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10:4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10:4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3:10:4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10:4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3:10:5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10:5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10:52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3:10:5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10:5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3:10:5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:10:5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:10:5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3:11:3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3:11:4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:11:4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:11: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:11: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:11:4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:11:4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:11:4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:11: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:11: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:11:5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3:11: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:11:5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3:11:5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3:11:5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3:11:5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11:5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11:59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3:12:0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:12:0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:12: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:12: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:12: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:12: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:12: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12:0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:12:0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3:12:0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:12: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3:12:1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:12:1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:12:1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:12:1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:12:1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2:1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12:1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:12:1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:12:1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:12: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:12:2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:12:2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12:2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:12:2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3:12: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12:2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:12:2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:12:2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:12: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:12: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12: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:12:3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:12:3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3:12:3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12:3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3:12:3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:12: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:12:3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:12: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:12: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:12:4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:12:4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:12: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:12:4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:12:4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3:12:4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3:12:4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:12:4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12:5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:12:5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12:5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3:12:5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3:12:5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3:12:5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:12:5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:12:5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:12:5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:12:5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:13: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3:13:0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:13:0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:13: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:13:0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:13:0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3:13:0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:13:0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:13:0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:13:0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13: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3:13:1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:13: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:13:1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:13: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:13:1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:13:1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:13: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:13:1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:13:1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:13: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:13:2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:13: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:13: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:13: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:13:2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:13: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:13:2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:13: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:13: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:13: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:13: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:13:3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:13: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:13: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:13: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:13: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:13: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:13: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:13: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:13: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:13: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:13: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:13: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:13: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:13: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:13: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3: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:13:4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:13: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:13: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:13:5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:13: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3:13:5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:13:5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:13:5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:13:5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:13:5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:13:5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:13:5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:14: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:14:0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3:14:0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3:14: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:14: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:14:0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:14:0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:14:0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:14:0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:14:0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3:14:1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3:14:1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:14:1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3:14:1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:14:1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:14:1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:14: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:14:1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:14:1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:14:1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:14:2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3:14:2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3:14:2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3:14:2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:14:2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3:14:2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:14:2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:14:2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:14: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:14:2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:14:3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14:3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:14:3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:14:3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3:14:3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3:14:3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:14:3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:14:3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3:14:3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:14:3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:14:4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:14:4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:14:4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3:14:4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:14:4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3:14:4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:14:4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:14:4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:14:4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14:5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:14:5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14:5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3:14:5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:14:5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14:5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14:5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:14:5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14:5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3:14:5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:15: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:15:0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:15:0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:15:0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3:15:0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3:15:05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:15:0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:15:0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:15:0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15:0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15:1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15:11</text:p>
              </table:table-cell>
              <table:table-cell office:value-type="float" office:value="533">
                <text:p>5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13cm" svg:y="0.315cm" chart:style-name="ch2">
          <text:p>test 186, 600 tps for 16 minutes or so</text:p>
        </chart:title>
        <chart:legend chart:legend-position="end" svg:x="13.366cm" svg:y="3.337cm" style:legend-expansion="high" chart:style-name="ch3"/>
        <chart:plot-area chart:style-name="ch4" table:cell-range-address="time.B2:time.G946 time.C1:time.G1" chart:data-source-has-labels="both" svg:x="0.32cm" svg:y="1.248cm" svg:width="12.726cm" svg:height="7.572cm">
          <chartooo:coordinate-region svg:x="1.867cm" svg:y="1.248cm" svg:width="11.179cm" svg:height="5.97cm"/>
          <chart:axis chart:dimension="x" chart:name="primary-x" chart:style-name="ch5" chartooo:axis-type="auto">
            <chartooo:date-scale/>
            <chart:categories table:cell-range-address="time.B2:time.B9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C2:time.C946" chart:label-cell-address="time.C1:time.C1" chart:class="chart:bar">
            <chart:data-point chart:repeated="945"/>
          </chart:series>
          <chart:series chart:style-name="ch9" chart:values-cell-range-address="time.D2:time.D946" chart:label-cell-address="time.D1:time.D1" chart:class="chart:bar">
            <chart:data-point chart:repeated="945"/>
          </chart:series>
          <chart:series chart:style-name="ch10" chart:values-cell-range-address="time.E2:time.E946" chart:label-cell-address="time.E1:time.E1" chart:class="chart:bar">
            <chart:data-point chart:repeated="945"/>
          </chart:series>
          <chart:series chart:style-name="ch11" chart:values-cell-range-address="time.F2:time.F946" chart:label-cell-address="time.F1:time.F1" chart:class="chart:bar">
            <chart:data-point chart:repeated="945"/>
          </chart:series>
          <chart:series chart:style-name="ch12" chart:values-cell-range-address="time.G2:time.G946" chart:label-cell-address="time.G1:time.G1" chart:class="chart:bar">
            <chart:data-point chart:repeated="9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ime.C1:time.C1</svg:desc>
                </draw:g>
              </table:table-cell>
              <table:table-cell office:value-type="string">
                <text:p>xfertime</text:p>
                <draw:g>
                  <svg:desc>time.D1:time.D1</svg:desc>
                </draw:g>
              </table:table-cell>
              <table:table-cell office:value-type="string">
                <text:p>thinktime</text:p>
                <draw:g>
                  <svg:desc>time.E1:time.E1</svg:desc>
                </draw:g>
              </table:table-cell>
              <table:table-cell office:value-type="string">
                <text:p>bytes</text:p>
                <draw:g>
                  <svg:desc>time.F1:time.F1</svg:desc>
                </draw:g>
              </table:table-cell>
              <table:table-cell office:value-type="string">
                <text:p>transactions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59:27</text:p>
                <draw:g>
                  <svg:desc>time.B2:time.B946</svg:desc>
                </draw:g>
              </table:table-cell>
              <table:table-cell office:value-type="float" office:value="0.00558">
                <text:p>0.00558</text:p>
                <draw:g>
                  <svg:desc>time.C2:time.C946</svg:desc>
                </draw:g>
              </table:table-cell>
              <table:table-cell office:value-type="float" office:value="0.009034">
                <text:p>0.009034</text:p>
                <draw:g>
                  <svg:desc>time.D2:time.D946</svg:desc>
                </draw:g>
              </table:table-cell>
              <table:table-cell office:value-type="float" office:value="0">
                <text:p>0</text:p>
                <draw:g>
                  <svg:desc>time.E2:time.E946</svg:desc>
                </draw:g>
              </table:table-cell>
              <table:table-cell office:value-type="float" office:value="149956">
                <text:p>149956</text:p>
                <draw:g>
                  <svg:desc>time.F2:time.F946</svg:desc>
                </draw:g>
              </table:table-cell>
              <table:table-cell office:value-type="float" office:value="9">
                <text:p>9</text:p>
                <draw:g>
                  <svg:desc>time.G2:time.G946</svg:desc>
                </draw:g>
              </table:table-cell>
            </table:table-row>
            <table:table-row>
              <table:table-cell office:value-type="string">
                <text:p>12:59:28</text:p>
              </table:table-cell>
              <table:table-cell office:value-type="float" office:value="0.004144">
                <text:p>0.004144</text:p>
              </table:table-cell>
              <table:table-cell office:value-type="float" office:value="0.001537">
                <text:p>0.001537</text:p>
              </table:table-cell>
              <table:table-cell office:value-type="float" office:value="0">
                <text:p>0</text:p>
              </table:table-cell>
              <table:table-cell office:value-type="float" office:value="39401">
                <text:p>3940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29</text:p>
              </table:table-cell>
              <table:table-cell office:value-type="float" office:value="0.00407">
                <text:p>0.00407</text:p>
              </table:table-cell>
              <table:table-cell office:value-type="float" office:value="0.00247">
                <text:p>0.00247</text:p>
              </table:table-cell>
              <table:table-cell office:value-type="float" office:value="0">
                <text:p>0</text:p>
              </table:table-cell>
              <table:table-cell office:value-type="float" office:value="54336">
                <text:p>543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0</text:p>
              </table:table-cell>
              <table:table-cell office:value-type="float" office:value="0.00478">
                <text:p>0.00478</text:p>
              </table:table-cell>
              <table:table-cell office:value-type="float" office:value="0.003377">
                <text:p>0.003377</text:p>
              </table:table-cell>
              <table:table-cell office:value-type="float" office:value="0">
                <text:p>0</text:p>
              </table:table-cell>
              <table:table-cell office:value-type="float" office:value="72232">
                <text:p>7223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1</text:p>
              </table:table-cell>
              <table:table-cell office:value-type="float" office:value="0.013879">
                <text:p>0.013879</text:p>
              </table:table-cell>
              <table:table-cell office:value-type="float" office:value="0.005713">
                <text:p>0.005713</text:p>
              </table:table-cell>
              <table:table-cell office:value-type="float" office:value="0">
                <text:p>0</text:p>
              </table:table-cell>
              <table:table-cell office:value-type="float" office:value="92164">
                <text:p>9216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2</text:p>
              </table:table-cell>
              <table:table-cell office:value-type="float" office:value="0.006864">
                <text:p>0.006864</text:p>
              </table:table-cell>
              <table:table-cell office:value-type="float" office:value="0.006405">
                <text:p>0.006405</text:p>
              </table:table-cell>
              <table:table-cell office:value-type="float" office:value="0">
                <text:p>0</text:p>
              </table:table-cell>
              <table:table-cell office:value-type="float" office:value="80082">
                <text:p>8008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2:59:33</text:p>
              </table:table-cell>
              <table:table-cell office:value-type="float" office:value="0.004708">
                <text:p>0.004708</text:p>
              </table:table-cell>
              <table:table-cell office:value-type="float" office:value="0.002923">
                <text:p>0.002923</text:p>
              </table:table-cell>
              <table:table-cell office:value-type="float" office:value="0">
                <text:p>0</text:p>
              </table:table-cell>
              <table:table-cell office:value-type="float" office:value="61846">
                <text:p>6184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2:59:34</text:p>
              </table:table-cell>
              <table:table-cell office:value-type="float" office:value="0.003919">
                <text:p>0.003919</text:p>
              </table:table-cell>
              <table:table-cell office:value-type="float" office:value="0.001809">
                <text:p>0.001809</text:p>
              </table:table-cell>
              <table:table-cell office:value-type="float" office:value="0">
                <text:p>0</text:p>
              </table:table-cell>
              <table:table-cell office:value-type="float" office:value="40701">
                <text:p>4070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2:59:35</text:p>
              </table:table-cell>
              <table:table-cell office:value-type="float" office:value="0.004844">
                <text:p>0.004844</text:p>
              </table:table-cell>
              <table:table-cell office:value-type="float" office:value="0.002047">
                <text:p>0.002047</text:p>
              </table:table-cell>
              <table:table-cell office:value-type="float" office:value="0">
                <text:p>0</text:p>
              </table:table-cell>
              <table:table-cell office:value-type="float" office:value="49971">
                <text:p>4997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2:59:36</text:p>
              </table:table-cell>
              <table:table-cell office:value-type="float" office:value="0.004227">
                <text:p>0.004227</text:p>
              </table:table-cell>
              <table:table-cell office:value-type="float" office:value="0.002328">
                <text:p>0.002328</text:p>
              </table:table-cell>
              <table:table-cell office:value-type="float" office:value="0">
                <text:p>0</text:p>
              </table:table-cell>
              <table:table-cell office:value-type="float" office:value="47997">
                <text:p>4799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7</text:p>
              </table:table-cell>
              <table:table-cell office:value-type="float" office:value="0.004628">
                <text:p>0.004628</text:p>
              </table:table-cell>
              <table:table-cell office:value-type="float" office:value="0.002368">
                <text:p>0.002368</text:p>
              </table:table-cell>
              <table:table-cell office:value-type="float" office:value="0">
                <text:p>0</text:p>
              </table:table-cell>
              <table:table-cell office:value-type="float" office:value="56946">
                <text:p>5694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8</text:p>
              </table:table-cell>
              <table:table-cell office:value-type="float" office:value="0.003627">
                <text:p>0.003627</text:p>
              </table:table-cell>
              <table:table-cell office:value-type="float" office:value="0.001919">
                <text:p>0.001919</text:p>
              </table:table-cell>
              <table:table-cell office:value-type="float" office:value="0">
                <text:p>0</text:p>
              </table:table-cell>
              <table:table-cell office:value-type="float" office:value="39531">
                <text:p>395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39</text:p>
              </table:table-cell>
              <table:table-cell office:value-type="float" office:value="0.004004">
                <text:p>0.004004</text:p>
              </table:table-cell>
              <table:table-cell office:value-type="float" office:value="0.002382">
                <text:p>0.002382</text:p>
              </table:table-cell>
              <table:table-cell office:value-type="float" office:value="0">
                <text:p>0</text:p>
              </table:table-cell>
              <table:table-cell office:value-type="float" office:value="56454">
                <text:p>5645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0</text:p>
              </table:table-cell>
              <table:table-cell office:value-type="float" office:value="0.006577">
                <text:p>0.006577</text:p>
              </table:table-cell>
              <table:table-cell office:value-type="float" office:value="0.008343">
                <text:p>0.008343</text:p>
              </table:table-cell>
              <table:table-cell office:value-type="float" office:value="0">
                <text:p>0</text:p>
              </table:table-cell>
              <table:table-cell office:value-type="float" office:value="103104">
                <text:p>10310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1</text:p>
              </table:table-cell>
              <table:table-cell office:value-type="float" office:value="0.004758">
                <text:p>0.004758</text:p>
              </table:table-cell>
              <table:table-cell office:value-type="float" office:value="0.003531">
                <text:p>0.003531</text:p>
              </table:table-cell>
              <table:table-cell office:value-type="float" office:value="0">
                <text:p>0</text:p>
              </table:table-cell>
              <table:table-cell office:value-type="float" office:value="62476">
                <text:p>6247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2</text:p>
              </table:table-cell>
              <table:table-cell office:value-type="float" office:value="0.003992">
                <text:p>0.003992</text:p>
              </table:table-cell>
              <table:table-cell office:value-type="float" office:value="0.002128">
                <text:p>0.002128</text:p>
              </table:table-cell>
              <table:table-cell office:value-type="float" office:value="0">
                <text:p>0</text:p>
              </table:table-cell>
              <table:table-cell office:value-type="float" office:value="51931">
                <text:p>5193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3</text:p>
              </table:table-cell>
              <table:table-cell office:value-type="float" office:value="0.009167">
                <text:p>0.009167</text:p>
              </table:table-cell>
              <table:table-cell office:value-type="float" office:value="0.008286">
                <text:p>0.008286</text:p>
              </table:table-cell>
              <table:table-cell office:value-type="float" office:value="0">
                <text:p>0</text:p>
              </table:table-cell>
              <table:table-cell office:value-type="float" office:value="103839">
                <text:p>10383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4</text:p>
              </table:table-cell>
              <table:table-cell office:value-type="float" office:value="0.004415">
                <text:p>0.004415</text:p>
              </table:table-cell>
              <table:table-cell office:value-type="float" office:value="0.002409">
                <text:p>0.002409</text:p>
              </table:table-cell>
              <table:table-cell office:value-type="float" office:value="0">
                <text:p>0</text:p>
              </table:table-cell>
              <table:table-cell office:value-type="float" office:value="62116">
                <text:p>6211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5</text:p>
              </table:table-cell>
              <table:table-cell office:value-type="float" office:value="0.005489">
                <text:p>0.005489</text:p>
              </table:table-cell>
              <table:table-cell office:value-type="float" office:value="0.003364">
                <text:p>0.003364</text:p>
              </table:table-cell>
              <table:table-cell office:value-type="float" office:value="0">
                <text:p>0</text:p>
              </table:table-cell>
              <table:table-cell office:value-type="float" office:value="72941">
                <text:p>7294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6</text:p>
              </table:table-cell>
              <table:table-cell office:value-type="float" office:value="0.026376">
                <text:p>0.026376</text:p>
              </table:table-cell>
              <table:table-cell office:value-type="float" office:value="0.006808">
                <text:p>0.006808</text:p>
              </table:table-cell>
              <table:table-cell office:value-type="float" office:value="0">
                <text:p>0</text:p>
              </table:table-cell>
              <table:table-cell office:value-type="float" office:value="82024">
                <text:p>820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47</text:p>
              </table:table-cell>
              <table:table-cell office:value-type="float" office:value="0.004043">
                <text:p>0.004043</text:p>
              </table:table-cell>
              <table:table-cell office:value-type="float" office:value="0.002845">
                <text:p>0.002845</text:p>
              </table:table-cell>
              <table:table-cell office:value-type="float" office:value="0">
                <text:p>0</text:p>
              </table:table-cell>
              <table:table-cell office:value-type="float" office:value="67479">
                <text:p>6747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:59:48</text:p>
              </table:table-cell>
              <table:table-cell office:value-type="float" office:value="0.003918">
                <text:p>0.003918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71892">
                <text:p>7189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:59:49</text:p>
              </table:table-cell>
              <table:table-cell office:value-type="float" office:value="0.005126">
                <text:p>0.005126</text:p>
              </table:table-cell>
              <table:table-cell office:value-type="float" office:value="0.004284">
                <text:p>0.004284</text:p>
              </table:table-cell>
              <table:table-cell office:value-type="float" office:value="0">
                <text:p>0</text:p>
              </table:table-cell>
              <table:table-cell office:value-type="float" office:value="92906">
                <text:p>9290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:59:50</text:p>
              </table:table-cell>
              <table:table-cell office:value-type="float" office:value="0.032811">
                <text:p>0.032811</text:p>
              </table:table-cell>
              <table:table-cell office:value-type="float" office:value="0.043363">
                <text:p>0.043363</text:p>
              </table:table-cell>
              <table:table-cell office:value-type="float" office:value="0">
                <text:p>0</text:p>
              </table:table-cell>
              <table:table-cell office:value-type="float" office:value="145970">
                <text:p>14597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2:59:51</text:p>
              </table:table-cell>
              <table:table-cell office:value-type="float" office:value="0.053782">
                <text:p>0.053782</text:p>
              </table:table-cell>
              <table:table-cell office:value-type="float" office:value="0.01184">
                <text:p>0.01184</text:p>
              </table:table-cell>
              <table:table-cell office:value-type="float" office:value="0">
                <text:p>0</text:p>
              </table:table-cell>
              <table:table-cell office:value-type="float" office:value="52863">
                <text:p>5286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52</text:p>
              </table:table-cell>
              <table:table-cell office:value-type="float" office:value="0.004556">
                <text:p>0.004556</text:p>
              </table:table-cell>
              <table:table-cell office:value-type="float" office:value="0.003179">
                <text:p>0.003179</text:p>
              </table:table-cell>
              <table:table-cell office:value-type="float" office:value="0">
                <text:p>0</text:p>
              </table:table-cell>
              <table:table-cell office:value-type="float" office:value="65681">
                <text:p>6568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2:59:53</text:p>
              </table:table-cell>
              <table:table-cell office:value-type="float" office:value="0.005713">
                <text:p>0.005713</text:p>
              </table:table-cell>
              <table:table-cell office:value-type="float" office:value="0.003629">
                <text:p>0.003629</text:p>
              </table:table-cell>
              <table:table-cell office:value-type="float" office:value="0">
                <text:p>0</text:p>
              </table:table-cell>
              <table:table-cell office:value-type="float" office:value="73317">
                <text:p>7331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2:59:54</text:p>
              </table:table-cell>
              <table:table-cell office:value-type="float" office:value="0.003119">
                <text:p>0.003119</text:p>
              </table:table-cell>
              <table:table-cell office:value-type="float" office:value="0.000981">
                <text:p>0.000981</text:p>
              </table:table-cell>
              <table:table-cell office:value-type="float" office:value="0">
                <text:p>0</text:p>
              </table:table-cell>
              <table:table-cell office:value-type="float" office:value="24919">
                <text:p>2491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2:59:55</text:p>
              </table:table-cell>
              <table:table-cell office:value-type="float" office:value="0.003659">
                <text:p>0.003659</text:p>
              </table:table-cell>
              <table:table-cell office:value-type="float" office:value="0.002011">
                <text:p>0.002011</text:p>
              </table:table-cell>
              <table:table-cell office:value-type="float" office:value="0">
                <text:p>0</text:p>
              </table:table-cell>
              <table:table-cell office:value-type="float" office:value="50253">
                <text:p>5025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2:59:56</text:p>
              </table:table-cell>
              <table:table-cell office:value-type="float" office:value="0.005129">
                <text:p>0.005129</text:p>
              </table:table-cell>
              <table:table-cell office:value-type="float" office:value="0.002972">
                <text:p>0.002972</text:p>
              </table:table-cell>
              <table:table-cell office:value-type="float" office:value="0">
                <text:p>0</text:p>
              </table:table-cell>
              <table:table-cell office:value-type="float" office:value="56571">
                <text:p>5657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57</text:p>
              </table:table-cell>
              <table:table-cell office:value-type="float" office:value="0.005969">
                <text:p>0.005969</text:p>
              </table:table-cell>
              <table:table-cell office:value-type="float" office:value="0.003909">
                <text:p>0.003909</text:p>
              </table:table-cell>
              <table:table-cell office:value-type="float" office:value="0">
                <text:p>0</text:p>
              </table:table-cell>
              <table:table-cell office:value-type="float" office:value="71495">
                <text:p>7149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58</text:p>
              </table:table-cell>
              <table:table-cell office:value-type="float" office:value="0.004497">
                <text:p>0.004497</text:p>
              </table:table-cell>
              <table:table-cell office:value-type="float" office:value="0.004092">
                <text:p>0.004092</text:p>
              </table:table-cell>
              <table:table-cell office:value-type="float" office:value="0">
                <text:p>0</text:p>
              </table:table-cell>
              <table:table-cell office:value-type="float" office:value="64900">
                <text:p>649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:59:59</text:p>
              </table:table-cell>
              <table:table-cell office:value-type="float" office:value="0.004085">
                <text:p>0.004085</text:p>
              </table:table-cell>
              <table:table-cell office:value-type="float" office:value="0.002699">
                <text:p>0.002699</text:p>
              </table:table-cell>
              <table:table-cell office:value-type="float" office:value="0">
                <text:p>0</text:p>
              </table:table-cell>
              <table:table-cell office:value-type="float" office:value="64754">
                <text:p>6475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00</text:p>
              </table:table-cell>
              <table:table-cell office:value-type="float" office:value="0.004191">
                <text:p>0.004191</text:p>
              </table:table-cell>
              <table:table-cell office:value-type="float" office:value="0.002259">
                <text:p>0.002259</text:p>
              </table:table-cell>
              <table:table-cell office:value-type="float" office:value="0">
                <text:p>0</text:p>
              </table:table-cell>
              <table:table-cell office:value-type="float" office:value="53967">
                <text:p>5396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01</text:p>
              </table:table-cell>
              <table:table-cell office:value-type="float" office:value="0.0134">
                <text:p>0.0134</text:p>
              </table:table-cell>
              <table:table-cell office:value-type="float" office:value="0.004988">
                <text:p>0.004988</text:p>
              </table:table-cell>
              <table:table-cell office:value-type="float" office:value="0">
                <text:p>0</text:p>
              </table:table-cell>
              <table:table-cell office:value-type="float" office:value="84245">
                <text:p>8424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02</text:p>
              </table:table-cell>
              <table:table-cell office:value-type="float" office:value="0.00475">
                <text:p>0.00475</text:p>
              </table:table-cell>
              <table:table-cell office:value-type="float" office:value="0.00318">
                <text:p>0.00318</text:p>
              </table:table-cell>
              <table:table-cell office:value-type="float" office:value="0">
                <text:p>0</text:p>
              </table:table-cell>
              <table:table-cell office:value-type="float" office:value="65616">
                <text:p>6561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03</text:p>
              </table:table-cell>
              <table:table-cell office:value-type="float" office:value="0.019982">
                <text:p>0.019982</text:p>
              </table:table-cell>
              <table:table-cell office:value-type="float" office:value="0.007977">
                <text:p>0.007977</text:p>
              </table:table-cell>
              <table:table-cell office:value-type="float" office:value="0">
                <text:p>0</text:p>
              </table:table-cell>
              <table:table-cell office:value-type="float" office:value="86007">
                <text:p>8600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04</text:p>
              </table:table-cell>
              <table:table-cell office:value-type="float" office:value="0.006227">
                <text:p>0.006227</text:p>
              </table:table-cell>
              <table:table-cell office:value-type="float" office:value="0.004991">
                <text:p>0.004991</text:p>
              </table:table-cell>
              <table:table-cell office:value-type="float" office:value="0">
                <text:p>0</text:p>
              </table:table-cell>
              <table:table-cell office:value-type="float" office:value="87852">
                <text:p>8785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05</text:p>
              </table:table-cell>
              <table:table-cell office:value-type="float" office:value="0.004876">
                <text:p>0.004876</text:p>
              </table:table-cell>
              <table:table-cell office:value-type="float" office:value="0.004931">
                <text:p>0.004931</text:p>
              </table:table-cell>
              <table:table-cell office:value-type="float" office:value="0">
                <text:p>0</text:p>
              </table:table-cell>
              <table:table-cell office:value-type="float" office:value="74592">
                <text:p>7459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06</text:p>
              </table:table-cell>
              <table:table-cell office:value-type="float" office:value="0.006839">
                <text:p>0.006839</text:p>
              </table:table-cell>
              <table:table-cell office:value-type="float" office:value="0.006675">
                <text:p>0.006675</text:p>
              </table:table-cell>
              <table:table-cell office:value-type="float" office:value="0">
                <text:p>0</text:p>
              </table:table-cell>
              <table:table-cell office:value-type="float" office:value="75026">
                <text:p>7502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07</text:p>
              </table:table-cell>
              <table:table-cell office:value-type="float" office:value="0.01178">
                <text:p>0.01178</text:p>
              </table:table-cell>
              <table:table-cell office:value-type="float" office:value="0.010761">
                <text:p>0.010761</text:p>
              </table:table-cell>
              <table:table-cell office:value-type="float" office:value="0">
                <text:p>0</text:p>
              </table:table-cell>
              <table:table-cell office:value-type="float" office:value="91067">
                <text:p>9106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08</text:p>
              </table:table-cell>
              <table:table-cell office:value-type="float" office:value="0.007978">
                <text:p>0.007978</text:p>
              </table:table-cell>
              <table:table-cell office:value-type="float" office:value="0.006411">
                <text:p>0.006411</text:p>
              </table:table-cell>
              <table:table-cell office:value-type="float" office:value="0">
                <text:p>0</text:p>
              </table:table-cell>
              <table:table-cell office:value-type="float" office:value="96717">
                <text:p>9671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09</text:p>
              </table:table-cell>
              <table:table-cell office:value-type="float" office:value="0.005225">
                <text:p>0.005225</text:p>
              </table:table-cell>
              <table:table-cell office:value-type="float" office:value="0.003914">
                <text:p>0.003914</text:p>
              </table:table-cell>
              <table:table-cell office:value-type="float" office:value="0">
                <text:p>0</text:p>
              </table:table-cell>
              <table:table-cell office:value-type="float" office:value="68516">
                <text:p>6851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10</text:p>
              </table:table-cell>
              <table:table-cell office:value-type="float" office:value="0.034303">
                <text:p>0.034303</text:p>
              </table:table-cell>
              <table:table-cell office:value-type="float" office:value="0.05081">
                <text:p>0.05081</text:p>
              </table:table-cell>
              <table:table-cell office:value-type="float" office:value="0">
                <text:p>0</text:p>
              </table:table-cell>
              <table:table-cell office:value-type="float" office:value="134787">
                <text:p>13478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11</text:p>
              </table:table-cell>
              <table:table-cell office:value-type="float" office:value="0.004581">
                <text:p>0.004581</text:p>
              </table:table-cell>
              <table:table-cell office:value-type="float" office:value="0.002577">
                <text:p>0.002577</text:p>
              </table:table-cell>
              <table:table-cell office:value-type="float" office:value="0">
                <text:p>0</text:p>
              </table:table-cell>
              <table:table-cell office:value-type="float" office:value="63316">
                <text:p>6331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12</text:p>
              </table:table-cell>
              <table:table-cell office:value-type="float" office:value="0.006826">
                <text:p>0.006826</text:p>
              </table:table-cell>
              <table:table-cell office:value-type="float" office:value="0.004332">
                <text:p>0.004332</text:p>
              </table:table-cell>
              <table:table-cell office:value-type="float" office:value="0">
                <text:p>0</text:p>
              </table:table-cell>
              <table:table-cell office:value-type="float" office:value="64684">
                <text:p>6468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13</text:p>
              </table:table-cell>
              <table:table-cell office:value-type="float" office:value="0.004366">
                <text:p>0.004366</text:p>
              </table:table-cell>
              <table:table-cell office:value-type="float" office:value="0.002308">
                <text:p>0.002308</text:p>
              </table:table-cell>
              <table:table-cell office:value-type="float" office:value="0">
                <text:p>0</text:p>
              </table:table-cell>
              <table:table-cell office:value-type="float" office:value="54037">
                <text:p>5403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14</text:p>
              </table:table-cell>
              <table:table-cell office:value-type="float" office:value="0.040112">
                <text:p>0.040112</text:p>
              </table:table-cell>
              <table:table-cell office:value-type="float" office:value="0.056812">
                <text:p>0.056812</text:p>
              </table:table-cell>
              <table:table-cell office:value-type="float" office:value="0">
                <text:p>0</text:p>
              </table:table-cell>
              <table:table-cell office:value-type="float" office:value="155725">
                <text:p>15572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15</text:p>
              </table:table-cell>
              <table:table-cell office:value-type="float" office:value="0.005343">
                <text:p>0.005343</text:p>
              </table:table-cell>
              <table:table-cell office:value-type="float" office:value="0.005189">
                <text:p>0.005189</text:p>
              </table:table-cell>
              <table:table-cell office:value-type="float" office:value="0">
                <text:p>0</text:p>
              </table:table-cell>
              <table:table-cell office:value-type="float" office:value="87258">
                <text:p>8725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16</text:p>
              </table:table-cell>
              <table:table-cell office:value-type="float" office:value="0.003567">
                <text:p>0.003567</text:p>
              </table:table-cell>
              <table:table-cell office:value-type="float" office:value="0.001751">
                <text:p>0.001751</text:p>
              </table:table-cell>
              <table:table-cell office:value-type="float" office:value="0">
                <text:p>0</text:p>
              </table:table-cell>
              <table:table-cell office:value-type="float" office:value="42750">
                <text:p>4275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:00:17</text:p>
              </table:table-cell>
              <table:table-cell office:value-type="float" office:value="0.004629">
                <text:p>0.004629</text:p>
              </table:table-cell>
              <table:table-cell office:value-type="float" office:value="0.002313">
                <text:p>0.002313</text:p>
              </table:table-cell>
              <table:table-cell office:value-type="float" office:value="0">
                <text:p>0</text:p>
              </table:table-cell>
              <table:table-cell office:value-type="float" office:value="54526">
                <text:p>5452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18</text:p>
              </table:table-cell>
              <table:table-cell office:value-type="float" office:value="0.009369">
                <text:p>0.009369</text:p>
              </table:table-cell>
              <table:table-cell office:value-type="float" office:value="0.008986">
                <text:p>0.008986</text:p>
              </table:table-cell>
              <table:table-cell office:value-type="float" office:value="0">
                <text:p>0</text:p>
              </table:table-cell>
              <table:table-cell office:value-type="float" office:value="102631">
                <text:p>10263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:00:19</text:p>
              </table:table-cell>
              <table:table-cell office:value-type="float" office:value="0.013332">
                <text:p>0.013332</text:p>
              </table:table-cell>
              <table:table-cell office:value-type="float" office:value="0.003657">
                <text:p>0.003657</text:p>
              </table:table-cell>
              <table:table-cell office:value-type="float" office:value="0">
                <text:p>0</text:p>
              </table:table-cell>
              <table:table-cell office:value-type="float" office:value="65536">
                <text:p>6553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20</text:p>
              </table:table-cell>
              <table:table-cell office:value-type="float" office:value="0.020155">
                <text:p>0.020155</text:p>
              </table:table-cell>
              <table:table-cell office:value-type="float" office:value="0.007459">
                <text:p>0.007459</text:p>
              </table:table-cell>
              <table:table-cell office:value-type="float" office:value="0">
                <text:p>0</text:p>
              </table:table-cell>
              <table:table-cell office:value-type="float" office:value="68475">
                <text:p>6847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21</text:p>
              </table:table-cell>
              <table:table-cell office:value-type="float" office:value="0.010174">
                <text:p>0.010174</text:p>
              </table:table-cell>
              <table:table-cell office:value-type="float" office:value="0.00593">
                <text:p>0.00593</text:p>
              </table:table-cell>
              <table:table-cell office:value-type="float" office:value="0">
                <text:p>0</text:p>
              </table:table-cell>
              <table:table-cell office:value-type="float" office:value="95047">
                <text:p>9504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22</text:p>
              </table:table-cell>
              <table:table-cell office:value-type="float" office:value="0.004684">
                <text:p>0.004684</text:p>
              </table:table-cell>
              <table:table-cell office:value-type="float" office:value="0.005571">
                <text:p>0.005571</text:p>
              </table:table-cell>
              <table:table-cell office:value-type="float" office:value="0">
                <text:p>0</text:p>
              </table:table-cell>
              <table:table-cell office:value-type="float" office:value="63550">
                <text:p>6355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23</text:p>
              </table:table-cell>
              <table:table-cell office:value-type="float" office:value="0.008486">
                <text:p>0.008486</text:p>
              </table:table-cell>
              <table:table-cell office:value-type="float" office:value="0.006782">
                <text:p>0.006782</text:p>
              </table:table-cell>
              <table:table-cell office:value-type="float" office:value="0">
                <text:p>0</text:p>
              </table:table-cell>
              <table:table-cell office:value-type="float" office:value="95360">
                <text:p>9536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24</text:p>
              </table:table-cell>
              <table:table-cell office:value-type="float" office:value="0.010642">
                <text:p>0.010642</text:p>
              </table:table-cell>
              <table:table-cell office:value-type="float" office:value="0.004018">
                <text:p>0.004018</text:p>
              </table:table-cell>
              <table:table-cell office:value-type="float" office:value="0">
                <text:p>0</text:p>
              </table:table-cell>
              <table:table-cell office:value-type="float" office:value="84028">
                <text:p>8402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25</text:p>
              </table:table-cell>
              <table:table-cell office:value-type="float" office:value="0.010735">
                <text:p>0.010735</text:p>
              </table:table-cell>
              <table:table-cell office:value-type="float" office:value="0.011443">
                <text:p>0.011443</text:p>
              </table:table-cell>
              <table:table-cell office:value-type="float" office:value="0">
                <text:p>0</text:p>
              </table:table-cell>
              <table:table-cell office:value-type="float" office:value="91085">
                <text:p>9108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26</text:p>
              </table:table-cell>
              <table:table-cell office:value-type="float" office:value="0.020476">
                <text:p>0.020476</text:p>
              </table:table-cell>
              <table:table-cell office:value-type="float" office:value="0.026035">
                <text:p>0.026035</text:p>
              </table:table-cell>
              <table:table-cell office:value-type="float" office:value="0">
                <text:p>0</text:p>
              </table:table-cell>
              <table:table-cell office:value-type="float" office:value="130644">
                <text:p>13064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:00:27</text:p>
              </table:table-cell>
              <table:table-cell office:value-type="float" office:value="0.006169">
                <text:p>0.006169</text:p>
              </table:table-cell>
              <table:table-cell office:value-type="float" office:value="0.003797">
                <text:p>0.003797</text:p>
              </table:table-cell>
              <table:table-cell office:value-type="float" office:value="0">
                <text:p>0</text:p>
              </table:table-cell>
              <table:table-cell office:value-type="float" office:value="50849">
                <text:p>5084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28</text:p>
              </table:table-cell>
              <table:table-cell office:value-type="float" office:value="0.006392">
                <text:p>0.006392</text:p>
              </table:table-cell>
              <table:table-cell office:value-type="float" office:value="0.004994">
                <text:p>0.004994</text:p>
              </table:table-cell>
              <table:table-cell office:value-type="float" office:value="0">
                <text:p>0</text:p>
              </table:table-cell>
              <table:table-cell office:value-type="float" office:value="96731">
                <text:p>9673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:00:29</text:p>
              </table:table-cell>
              <table:table-cell office:value-type="float" office:value="0.004683">
                <text:p>0.004683</text:p>
              </table:table-cell>
              <table:table-cell office:value-type="float" office:value="0.003029">
                <text:p>0.003029</text:p>
              </table:table-cell>
              <table:table-cell office:value-type="float" office:value="0">
                <text:p>0</text:p>
              </table:table-cell>
              <table:table-cell office:value-type="float" office:value="69672">
                <text:p>6967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:00:30</text:p>
              </table:table-cell>
              <table:table-cell office:value-type="float" office:value="0.007108">
                <text:p>0.007108</text:p>
              </table:table-cell>
              <table:table-cell office:value-type="float" office:value="0.0053">
                <text:p>0.0053</text:p>
              </table:table-cell>
              <table:table-cell office:value-type="float" office:value="0">
                <text:p>0</text:p>
              </table:table-cell>
              <table:table-cell office:value-type="float" office:value="91889">
                <text:p>9188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31</text:p>
              </table:table-cell>
              <table:table-cell office:value-type="float" office:value="0.022394">
                <text:p>0.022394</text:p>
              </table:table-cell>
              <table:table-cell office:value-type="float" office:value="0.009995">
                <text:p>0.009995</text:p>
              </table:table-cell>
              <table:table-cell office:value-type="float" office:value="0">
                <text:p>0</text:p>
              </table:table-cell>
              <table:table-cell office:value-type="float" office:value="94159">
                <text:p>9415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32</text:p>
              </table:table-cell>
              <table:table-cell office:value-type="float" office:value="0.032699">
                <text:p>0.032699</text:p>
              </table:table-cell>
              <table:table-cell office:value-type="float" office:value="0.025784">
                <text:p>0.025784</text:p>
              </table:table-cell>
              <table:table-cell office:value-type="float" office:value="0">
                <text:p>0</text:p>
              </table:table-cell>
              <table:table-cell office:value-type="float" office:value="98175">
                <text:p>9817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33</text:p>
              </table:table-cell>
              <table:table-cell office:value-type="float" office:value="0.005414">
                <text:p>0.005414</text:p>
              </table:table-cell>
              <table:table-cell office:value-type="float" office:value="0.005265">
                <text:p>0.005265</text:p>
              </table:table-cell>
              <table:table-cell office:value-type="float" office:value="0">
                <text:p>0</text:p>
              </table:table-cell>
              <table:table-cell office:value-type="float" office:value="54810">
                <text:p>5481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34</text:p>
              </table:table-cell>
              <table:table-cell office:value-type="float" office:value="0.004445">
                <text:p>0.004445</text:p>
              </table:table-cell>
              <table:table-cell office:value-type="float" office:value="0.003728">
                <text:p>0.003728</text:p>
              </table:table-cell>
              <table:table-cell office:value-type="float" office:value="0">
                <text:p>0</text:p>
              </table:table-cell>
              <table:table-cell office:value-type="float" office:value="68439">
                <text:p>6843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35</text:p>
              </table:table-cell>
              <table:table-cell office:value-type="float" office:value="0.162168">
                <text:p>0.162168</text:p>
              </table:table-cell>
              <table:table-cell office:value-type="float" office:value="0.366138">
                <text:p>0.366138</text:p>
              </table:table-cell>
              <table:table-cell office:value-type="float" office:value="0">
                <text:p>0</text:p>
              </table:table-cell>
              <table:table-cell office:value-type="float" office:value="275181">
                <text:p>27518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36</text:p>
              </table:table-cell>
              <table:table-cell office:value-type="float" office:value="0.054632">
                <text:p>0.054632</text:p>
              </table:table-cell>
              <table:table-cell office:value-type="float" office:value="0.045789">
                <text:p>0.045789</text:p>
              </table:table-cell>
              <table:table-cell office:value-type="float" office:value="0">
                <text:p>0</text:p>
              </table:table-cell>
              <table:table-cell office:value-type="float" office:value="81218">
                <text:p>8121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00:37</text:p>
              </table:table-cell>
              <table:table-cell office:value-type="float" office:value="0.061525">
                <text:p>0.061525</text:p>
              </table:table-cell>
              <table:table-cell office:value-type="float" office:value="0.089144">
                <text:p>0.089144</text:p>
              </table:table-cell>
              <table:table-cell office:value-type="float" office:value="0">
                <text:p>0</text:p>
              </table:table-cell>
              <table:table-cell office:value-type="float" office:value="209106">
                <text:p>20910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:00:38</text:p>
              </table:table-cell>
              <table:table-cell office:value-type="float" office:value="0.064973">
                <text:p>0.064973</text:p>
              </table:table-cell>
              <table:table-cell office:value-type="float" office:value="0.118291">
                <text:p>0.118291</text:p>
              </table:table-cell>
              <table:table-cell office:value-type="float" office:value="0">
                <text:p>0</text:p>
              </table:table-cell>
              <table:table-cell office:value-type="float" office:value="202923">
                <text:p>20292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0:39</text:p>
              </table:table-cell>
              <table:table-cell office:value-type="float" office:value="0.027558">
                <text:p>0.027558</text:p>
              </table:table-cell>
              <table:table-cell office:value-type="float" office:value="0.018693">
                <text:p>0.018693</text:p>
              </table:table-cell>
              <table:table-cell office:value-type="float" office:value="0">
                <text:p>0</text:p>
              </table:table-cell>
              <table:table-cell office:value-type="float" office:value="107977">
                <text:p>10797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00:40</text:p>
              </table:table-cell>
              <table:table-cell office:value-type="float" office:value="0.007957">
                <text:p>0.007957</text:p>
              </table:table-cell>
              <table:table-cell office:value-type="float" office:value="0.003595">
                <text:p>0.003595</text:p>
              </table:table-cell>
              <table:table-cell office:value-type="float" office:value="0">
                <text:p>0</text:p>
              </table:table-cell>
              <table:table-cell office:value-type="float" office:value="62618">
                <text:p>6261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00:41</text:p>
              </table:table-cell>
              <table:table-cell office:value-type="float" office:value="0.011681">
                <text:p>0.011681</text:p>
              </table:table-cell>
              <table:table-cell office:value-type="float" office:value="0.010856">
                <text:p>0.010856</text:p>
              </table:table-cell>
              <table:table-cell office:value-type="float" office:value="0">
                <text:p>0</text:p>
              </table:table-cell>
              <table:table-cell office:value-type="float" office:value="100080">
                <text:p>10008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00:42</text:p>
              </table:table-cell>
              <table:table-cell office:value-type="float" office:value="0.004885">
                <text:p>0.004885</text:p>
              </table:table-cell>
              <table:table-cell office:value-type="float" office:value="0.00383">
                <text:p>0.00383</text:p>
              </table:table-cell>
              <table:table-cell office:value-type="float" office:value="0">
                <text:p>0</text:p>
              </table:table-cell>
              <table:table-cell office:value-type="float" office:value="80686">
                <text:p>8068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43</text:p>
              </table:table-cell>
              <table:table-cell office:value-type="float" office:value="0.004251">
                <text:p>0.004251</text:p>
              </table:table-cell>
              <table:table-cell office:value-type="float" office:value="0.001566">
                <text:p>0.001566</text:p>
              </table:table-cell>
              <table:table-cell office:value-type="float" office:value="0">
                <text:p>0</text:p>
              </table:table-cell>
              <table:table-cell office:value-type="float" office:value="38053">
                <text:p>3805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0:44</text:p>
              </table:table-cell>
              <table:table-cell office:value-type="float" office:value="0.005257">
                <text:p>0.005257</text:p>
              </table:table-cell>
              <table:table-cell office:value-type="float" office:value="0.002972">
                <text:p>0.002972</text:p>
              </table:table-cell>
              <table:table-cell office:value-type="float" office:value="0">
                <text:p>0</text:p>
              </table:table-cell>
              <table:table-cell office:value-type="float" office:value="55124">
                <text:p>551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45</text:p>
              </table:table-cell>
              <table:table-cell office:value-type="float" office:value="0.004314">
                <text:p>0.004314</text:p>
              </table:table-cell>
              <table:table-cell office:value-type="float" office:value="0.002503">
                <text:p>0.002503</text:p>
              </table:table-cell>
              <table:table-cell office:value-type="float" office:value="0">
                <text:p>0</text:p>
              </table:table-cell>
              <table:table-cell office:value-type="float" office:value="57480">
                <text:p>5748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46</text:p>
              </table:table-cell>
              <table:table-cell office:value-type="float" office:value="0.019271">
                <text:p>0.019271</text:p>
              </table:table-cell>
              <table:table-cell office:value-type="float" office:value="0.066866">
                <text:p>0.066866</text:p>
              </table:table-cell>
              <table:table-cell office:value-type="float" office:value="0">
                <text:p>0</text:p>
              </table:table-cell>
              <table:table-cell office:value-type="float" office:value="175433">
                <text:p>1754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00:47</text:p>
              </table:table-cell>
              <table:table-cell office:value-type="float" office:value="0.32821">
                <text:p>0.32821</text:p>
              </table:table-cell>
              <table:table-cell office:value-type="float" office:value="0.782705">
                <text:p>0.782705</text:p>
              </table:table-cell>
              <table:table-cell office:value-type="float" office:value="0">
                <text:p>0</text:p>
              </table:table-cell>
              <table:table-cell office:value-type="float" office:value="474821">
                <text:p>47482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00:48</text:p>
              </table:table-cell>
              <table:table-cell office:value-type="float" office:value="0.110338">
                <text:p>0.110338</text:p>
              </table:table-cell>
              <table:table-cell office:value-type="float" office:value="0.309183">
                <text:p>0.309183</text:p>
              </table:table-cell>
              <table:table-cell office:value-type="float" office:value="0">
                <text:p>0</text:p>
              </table:table-cell>
              <table:table-cell office:value-type="float" office:value="168752">
                <text:p>16875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3:00:49</text:p>
              </table:table-cell>
              <table:table-cell office:value-type="float" office:value="0.092811">
                <text:p>0.092811</text:p>
              </table:table-cell>
              <table:table-cell office:value-type="float" office:value="0.47725">
                <text:p>0.47725</text:p>
              </table:table-cell>
              <table:table-cell office:value-type="float" office:value="0">
                <text:p>0</text:p>
              </table:table-cell>
              <table:table-cell office:value-type="float" office:value="234086">
                <text:p>23408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00:50</text:p>
              </table:table-cell>
              <table:table-cell office:value-type="float" office:value="0.136824">
                <text:p>0.136824</text:p>
              </table:table-cell>
              <table:table-cell office:value-type="float" office:value="0.332173">
                <text:p>0.332173</text:p>
              </table:table-cell>
              <table:table-cell office:value-type="float" office:value="0">
                <text:p>0</text:p>
              </table:table-cell>
              <table:table-cell office:value-type="float" office:value="166557">
                <text:p>16655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3:00:51</text:p>
              </table:table-cell>
              <table:table-cell office:value-type="float" office:value="0.125809">
                <text:p>0.125809</text:p>
              </table:table-cell>
              <table:table-cell office:value-type="float" office:value="0.373227">
                <text:p>0.373227</text:p>
              </table:table-cell>
              <table:table-cell office:value-type="float" office:value="0">
                <text:p>0</text:p>
              </table:table-cell>
              <table:table-cell office:value-type="float" office:value="190272">
                <text:p>19027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:00:52</text:p>
              </table:table-cell>
              <table:table-cell office:value-type="float" office:value="0.09039">
                <text:p>0.09039</text:p>
              </table:table-cell>
              <table:table-cell office:value-type="float" office:value="0.349652">
                <text:p>0.349652</text:p>
              </table:table-cell>
              <table:table-cell office:value-type="float" office:value="0">
                <text:p>0</text:p>
              </table:table-cell>
              <table:table-cell office:value-type="float" office:value="212217">
                <text:p>21221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0:53</text:p>
              </table:table-cell>
              <table:table-cell office:value-type="float" office:value="0.070908">
                <text:p>0.070908</text:p>
              </table:table-cell>
              <table:table-cell office:value-type="float" office:value="0.271787">
                <text:p>0.271787</text:p>
              </table:table-cell>
              <table:table-cell office:value-type="float" office:value="0">
                <text:p>0</text:p>
              </table:table-cell>
              <table:table-cell office:value-type="float" office:value="185681">
                <text:p>18568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:00:54</text:p>
              </table:table-cell>
              <table:table-cell office:value-type="float" office:value="0.058455">
                <text:p>0.058455</text:p>
              </table:table-cell>
              <table:table-cell office:value-type="float" office:value="0.215506">
                <text:p>0.215506</text:p>
              </table:table-cell>
              <table:table-cell office:value-type="float" office:value="0">
                <text:p>0</text:p>
              </table:table-cell>
              <table:table-cell office:value-type="float" office:value="175832">
                <text:p>17583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3:00:55</text:p>
              </table:table-cell>
              <table:table-cell office:value-type="float" office:value="0.056228">
                <text:p>0.056228</text:p>
              </table:table-cell>
              <table:table-cell office:value-type="float" office:value="0.310256">
                <text:p>0.310256</text:p>
              </table:table-cell>
              <table:table-cell office:value-type="float" office:value="0">
                <text:p>0</text:p>
              </table:table-cell>
              <table:table-cell office:value-type="float" office:value="241531">
                <text:p>24153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00:56</text:p>
              </table:table-cell>
              <table:table-cell office:value-type="float" office:value="0.134487">
                <text:p>0.134487</text:p>
              </table:table-cell>
              <table:table-cell office:value-type="float" office:value="0.396963">
                <text:p>0.396963</text:p>
              </table:table-cell>
              <table:table-cell office:value-type="float" office:value="0">
                <text:p>0</text:p>
              </table:table-cell>
              <table:table-cell office:value-type="float" office:value="289375">
                <text:p>28937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0:57</text:p>
              </table:table-cell>
              <table:table-cell office:value-type="float" office:value="0.079621">
                <text:p>0.079621</text:p>
              </table:table-cell>
              <table:table-cell office:value-type="float" office:value="0.698978">
                <text:p>0.698978</text:p>
              </table:table-cell>
              <table:table-cell office:value-type="float" office:value="0">
                <text:p>0</text:p>
              </table:table-cell>
              <table:table-cell office:value-type="float" office:value="399350">
                <text:p>399350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00:58</text:p>
              </table:table-cell>
              <table:table-cell office:value-type="float" office:value="0.100649">
                <text:p>0.100649</text:p>
              </table:table-cell>
              <table:table-cell office:value-type="float" office:value="0.410588">
                <text:p>0.410588</text:p>
              </table:table-cell>
              <table:table-cell office:value-type="float" office:value="0">
                <text:p>0</text:p>
              </table:table-cell>
              <table:table-cell office:value-type="float" office:value="233348">
                <text:p>23334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:00:59</text:p>
              </table:table-cell>
              <table:table-cell office:value-type="float" office:value="0.100092">
                <text:p>0.100092</text:p>
              </table:table-cell>
              <table:table-cell office:value-type="float" office:value="1.196027">
                <text:p>1.196027</text:p>
              </table:table-cell>
              <table:table-cell office:value-type="float" office:value="0">
                <text:p>0</text:p>
              </table:table-cell>
              <table:table-cell office:value-type="float" office:value="492349">
                <text:p>49234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3:01:00</text:p>
              </table:table-cell>
              <table:table-cell office:value-type="float" office:value="0.207314">
                <text:p>0.207314</text:p>
              </table:table-cell>
              <table:table-cell office:value-type="float" office:value="1.435535">
                <text:p>1.435535</text:p>
              </table:table-cell>
              <table:table-cell office:value-type="float" office:value="0">
                <text:p>0</text:p>
              </table:table-cell>
              <table:table-cell office:value-type="float" office:value="543652">
                <text:p>54365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:01:01</text:p>
              </table:table-cell>
              <table:table-cell office:value-type="float" office:value="0.378487">
                <text:p>0.378487</text:p>
              </table:table-cell>
              <table:table-cell office:value-type="float" office:value="0.842719">
                <text:p>0.842719</text:p>
              </table:table-cell>
              <table:table-cell office:value-type="float" office:value="0">
                <text:p>0</text:p>
              </table:table-cell>
              <table:table-cell office:value-type="float" office:value="369282">
                <text:p>36928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3:01:02</text:p>
              </table:table-cell>
              <table:table-cell office:value-type="float" office:value="0.073843">
                <text:p>0.073843</text:p>
              </table:table-cell>
              <table:table-cell office:value-type="float" office:value="0.575612">
                <text:p>0.575612</text:p>
              </table:table-cell>
              <table:table-cell office:value-type="float" office:value="0">
                <text:p>0</text:p>
              </table:table-cell>
              <table:table-cell office:value-type="float" office:value="227229">
                <text:p>22722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3:01:03</text:p>
              </table:table-cell>
              <table:table-cell office:value-type="float" office:value="0.135915">
                <text:p>0.135915</text:p>
              </table:table-cell>
              <table:table-cell office:value-type="float" office:value="2.018425">
                <text:p>2.018425</text:p>
              </table:table-cell>
              <table:table-cell office:value-type="float" office:value="0">
                <text:p>0</text:p>
              </table:table-cell>
              <table:table-cell office:value-type="float" office:value="670698">
                <text:p>67069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:01:04</text:p>
              </table:table-cell>
              <table:table-cell office:value-type="float" office:value="0.154966">
                <text:p>0.154966</text:p>
              </table:table-cell>
              <table:table-cell office:value-type="float" office:value="1.474785">
                <text:p>1.474785</text:p>
              </table:table-cell>
              <table:table-cell office:value-type="float" office:value="0">
                <text:p>0</text:p>
              </table:table-cell>
              <table:table-cell office:value-type="float" office:value="483947">
                <text:p>48394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:01:05</text:p>
              </table:table-cell>
              <table:table-cell office:value-type="float" office:value="0.21527">
                <text:p>0.21527</text:p>
              </table:table-cell>
              <table:table-cell office:value-type="float" office:value="1.765538">
                <text:p>1.765538</text:p>
              </table:table-cell>
              <table:table-cell office:value-type="float" office:value="0">
                <text:p>0</text:p>
              </table:table-cell>
              <table:table-cell office:value-type="float" office:value="590017">
                <text:p>59001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:01:06</text:p>
              </table:table-cell>
              <table:table-cell office:value-type="float" office:value="0.092425">
                <text:p>0.092425</text:p>
              </table:table-cell>
              <table:table-cell office:value-type="float" office:value="2.188602">
                <text:p>2.188602</text:p>
              </table:table-cell>
              <table:table-cell office:value-type="float" office:value="0">
                <text:p>0</text:p>
              </table:table-cell>
              <table:table-cell office:value-type="float" office:value="687024">
                <text:p>68702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:01:07</text:p>
              </table:table-cell>
              <table:table-cell office:value-type="float" office:value="0.332438">
                <text:p>0.332438</text:p>
              </table:table-cell>
              <table:table-cell office:value-type="float" office:value="2.466354">
                <text:p>2.466354</text:p>
              </table:table-cell>
              <table:table-cell office:value-type="float" office:value="0">
                <text:p>0</text:p>
              </table:table-cell>
              <table:table-cell office:value-type="float" office:value="760759">
                <text:p>76075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:01:08</text:p>
              </table:table-cell>
              <table:table-cell office:value-type="float" office:value="0.087623">
                <text:p>0.087623</text:p>
              </table:table-cell>
              <table:table-cell office:value-type="float" office:value="1.766665">
                <text:p>1.766665</text:p>
              </table:table-cell>
              <table:table-cell office:value-type="float" office:value="0">
                <text:p>0</text:p>
              </table:table-cell>
              <table:table-cell office:value-type="float" office:value="538718">
                <text:p>53871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:01:09</text:p>
              </table:table-cell>
              <table:table-cell office:value-type="float" office:value="0.301941">
                <text:p>0.301941</text:p>
              </table:table-cell>
              <table:table-cell office:value-type="float" office:value="3.306246">
                <text:p>3.306246</text:p>
              </table:table-cell>
              <table:table-cell office:value-type="float" office:value="0">
                <text:p>0</text:p>
              </table:table-cell>
              <table:table-cell office:value-type="float" office:value="1046862">
                <text:p>104686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3:01:10</text:p>
              </table:table-cell>
              <table:table-cell office:value-type="float" office:value="0.153602">
                <text:p>0.153602</text:p>
              </table:table-cell>
              <table:table-cell office:value-type="float" office:value="4.797749">
                <text:p>4.797749</text:p>
              </table:table-cell>
              <table:table-cell office:value-type="float" office:value="0">
                <text:p>0</text:p>
              </table:table-cell>
              <table:table-cell office:value-type="float" office:value="1450056">
                <text:p>145005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:01:11</text:p>
              </table:table-cell>
              <table:table-cell office:value-type="float" office:value="0.16598">
                <text:p>0.16598</text:p>
              </table:table-cell>
              <table:table-cell office:value-type="float" office:value="3.222943">
                <text:p>3.222943</text:p>
              </table:table-cell>
              <table:table-cell office:value-type="float" office:value="0">
                <text:p>0</text:p>
              </table:table-cell>
              <table:table-cell office:value-type="float" office:value="1026964">
                <text:p>102696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:01:12</text:p>
              </table:table-cell>
              <table:table-cell office:value-type="float" office:value="0.214185">
                <text:p>0.214185</text:p>
              </table:table-cell>
              <table:table-cell office:value-type="float" office:value="7.471823">
                <text:p>7.471823</text:p>
              </table:table-cell>
              <table:table-cell office:value-type="float" office:value="0">
                <text:p>0</text:p>
              </table:table-cell>
              <table:table-cell office:value-type="float" office:value="2539869">
                <text:p>253986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3:01:13</text:p>
              </table:table-cell>
              <table:table-cell office:value-type="float" office:value="0.507299">
                <text:p>0.507299</text:p>
              </table:table-cell>
              <table:table-cell office:value-type="float" office:value="3.849801">
                <text:p>3.849801</text:p>
              </table:table-cell>
              <table:table-cell office:value-type="float" office:value="0">
                <text:p>0</text:p>
              </table:table-cell>
              <table:table-cell office:value-type="float" office:value="1414902">
                <text:p>141490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:01:14</text:p>
              </table:table-cell>
              <table:table-cell office:value-type="float" office:value="2.060927">
                <text:p>2.060927</text:p>
              </table:table-cell>
              <table:table-cell office:value-type="float" office:value="4.057066">
                <text:p>4.057066</text:p>
              </table:table-cell>
              <table:table-cell office:value-type="float" office:value="0">
                <text:p>0</text:p>
              </table:table-cell>
              <table:table-cell office:value-type="float" office:value="1922901">
                <text:p>192290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:01:15</text:p>
              </table:table-cell>
              <table:table-cell office:value-type="float" office:value="1.770128">
                <text:p>1.770128</text:p>
              </table:table-cell>
              <table:table-cell office:value-type="float" office:value="3.590282">
                <text:p>3.590282</text:p>
              </table:table-cell>
              <table:table-cell office:value-type="float" office:value="0">
                <text:p>0</text:p>
              </table:table-cell>
              <table:table-cell office:value-type="float" office:value="2882182">
                <text:p>288218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:01:16</text:p>
              </table:table-cell>
              <table:table-cell office:value-type="float" office:value="1.051696">
                <text:p>1.051696</text:p>
              </table:table-cell>
              <table:table-cell office:value-type="float" office:value="0.542748">
                <text:p>0.542748</text:p>
              </table:table-cell>
              <table:table-cell office:value-type="float" office:value="0">
                <text:p>0</text:p>
              </table:table-cell>
              <table:table-cell office:value-type="float" office:value="129955">
                <text:p>1299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:01:17</text:p>
              </table:table-cell>
              <table:table-cell office:value-type="float" office:value="0.7703">
                <text:p>0.7703</text:p>
              </table:table-cell>
              <table:table-cell office:value-type="float" office:value="0.360398">
                <text:p>0.360398</text:p>
              </table:table-cell>
              <table:table-cell office:value-type="float" office:value="0">
                <text:p>0</text:p>
              </table:table-cell>
              <table:table-cell office:value-type="float" office:value="86416">
                <text:p>864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:01:18</text:p>
              </table:table-cell>
              <table:table-cell office:value-type="float" office:value="0.562064">
                <text:p>0.562064</text:p>
              </table:table-cell>
              <table:table-cell office:value-type="float" office:value="0.170056">
                <text:p>0.170056</text:p>
              </table:table-cell>
              <table:table-cell office:value-type="float" office:value="0">
                <text:p>0</text:p>
              </table:table-cell>
              <table:table-cell office:value-type="float" office:value="33183">
                <text:p>3318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:01:19</text:p>
              </table:table-cell>
              <table:table-cell office:value-type="float" office:value="0.601">
                <text:p>0.601</text:p>
              </table:table-cell>
              <table:table-cell office:value-type="float" office:value="0.303517">
                <text:p>0.303517</text:p>
              </table:table-cell>
              <table:table-cell office:value-type="float" office:value="0">
                <text:p>0</text:p>
              </table:table-cell>
              <table:table-cell office:value-type="float" office:value="64844">
                <text:p>6484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:01:20</text:p>
              </table:table-cell>
              <table:table-cell office:value-type="float" office:value="0.788646">
                <text:p>0.788646</text:p>
              </table:table-cell>
              <table:table-cell office:value-type="float" office:value="0.516911">
                <text:p>0.516911</text:p>
              </table:table-cell>
              <table:table-cell office:value-type="float" office:value="0">
                <text:p>0</text:p>
              </table:table-cell>
              <table:table-cell office:value-type="float" office:value="114818">
                <text:p>1148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:01:21</text:p>
              </table:table-cell>
              <table:table-cell office:value-type="float" office:value="0.681868">
                <text:p>0.681868</text:p>
              </table:table-cell>
              <table:table-cell office:value-type="float" office:value="0.402148">
                <text:p>0.402148</text:p>
              </table:table-cell>
              <table:table-cell office:value-type="float" office:value="0">
                <text:p>0</text:p>
              </table:table-cell>
              <table:table-cell office:value-type="float" office:value="89615">
                <text:p>8961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:01:22</text:p>
              </table:table-cell>
              <table:table-cell office:value-type="float" office:value="0.825454">
                <text:p>0.825454</text:p>
              </table:table-cell>
              <table:table-cell office:value-type="float" office:value="0.526404">
                <text:p>0.526404</text:p>
              </table:table-cell>
              <table:table-cell office:value-type="float" office:value="0">
                <text:p>0</text:p>
              </table:table-cell>
              <table:table-cell office:value-type="float" office:value="166081">
                <text:p>16608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:01:23</text:p>
              </table:table-cell>
              <table:table-cell office:value-type="float" office:value="0.670373">
                <text:p>0.670373</text:p>
              </table:table-cell>
              <table:table-cell office:value-type="float" office:value="0.347566">
                <text:p>0.347566</text:p>
              </table:table-cell>
              <table:table-cell office:value-type="float" office:value="0">
                <text:p>0</text:p>
              </table:table-cell>
              <table:table-cell office:value-type="float" office:value="78169">
                <text:p>7816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:01:24</text:p>
              </table:table-cell>
              <table:table-cell office:value-type="float" office:value="0.794736">
                <text:p>0.794736</text:p>
              </table:table-cell>
              <table:table-cell office:value-type="float" office:value="0.539729">
                <text:p>0.539729</text:p>
              </table:table-cell>
              <table:table-cell office:value-type="float" office:value="0">
                <text:p>0</text:p>
              </table:table-cell>
              <table:table-cell office:value-type="float" office:value="128899">
                <text:p>12889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:01:25</text:p>
              </table:table-cell>
              <table:table-cell office:value-type="float" office:value="0.779554">
                <text:p>0.779554</text:p>
              </table:table-cell>
              <table:table-cell office:value-type="float" office:value="0.742266">
                <text:p>0.742266</text:p>
              </table:table-cell>
              <table:table-cell office:value-type="float" office:value="0">
                <text:p>0</text:p>
              </table:table-cell>
              <table:table-cell office:value-type="float" office:value="264907">
                <text:p>26490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:01:26</text:p>
              </table:table-cell>
              <table:table-cell office:value-type="float" office:value="0.724251">
                <text:p>0.724251</text:p>
              </table:table-cell>
              <table:table-cell office:value-type="float" office:value="0.812537">
                <text:p>0.812537</text:p>
              </table:table-cell>
              <table:table-cell office:value-type="float" office:value="0">
                <text:p>0</text:p>
              </table:table-cell>
              <table:table-cell office:value-type="float" office:value="304347">
                <text:p>30434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:01:27</text:p>
              </table:table-cell>
              <table:table-cell office:value-type="float" office:value="0.775279">
                <text:p>0.775279</text:p>
              </table:table-cell>
              <table:table-cell office:value-type="float" office:value="1.239898">
                <text:p>1.239898</text:p>
              </table:table-cell>
              <table:table-cell office:value-type="float" office:value="0">
                <text:p>0</text:p>
              </table:table-cell>
              <table:table-cell office:value-type="float" office:value="291364">
                <text:p>2913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:01:28</text:p>
              </table:table-cell>
              <table:table-cell office:value-type="float" office:value="0.842735">
                <text:p>0.842735</text:p>
              </table:table-cell>
              <table:table-cell office:value-type="float" office:value="0.655203">
                <text:p>0.655203</text:p>
              </table:table-cell>
              <table:table-cell office:value-type="float" office:value="0">
                <text:p>0</text:p>
              </table:table-cell>
              <table:table-cell office:value-type="float" office:value="150099">
                <text:p>1500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:01:29</text:p>
              </table:table-cell>
              <table:table-cell office:value-type="float" office:value="0.645353">
                <text:p>0.645353</text:p>
              </table:table-cell>
              <table:table-cell office:value-type="float" office:value="0.441695">
                <text:p>0.441695</text:p>
              </table:table-cell>
              <table:table-cell office:value-type="float" office:value="0">
                <text:p>0</text:p>
              </table:table-cell>
              <table:table-cell office:value-type="float" office:value="94091">
                <text:p>9409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3:01:30</text:p>
              </table:table-cell>
              <table:table-cell office:value-type="float" office:value="0.72638">
                <text:p>0.72638</text:p>
              </table:table-cell>
              <table:table-cell office:value-type="float" office:value="0.730375">
                <text:p>0.730375</text:p>
              </table:table-cell>
              <table:table-cell office:value-type="float" office:value="0">
                <text:p>0</text:p>
              </table:table-cell>
              <table:table-cell office:value-type="float" office:value="145791">
                <text:p>1457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:01:31</text:p>
              </table:table-cell>
              <table:table-cell office:value-type="float" office:value="0.485234">
                <text:p>0.485234</text:p>
              </table:table-cell>
              <table:table-cell office:value-type="float" office:value="1.253936">
                <text:p>1.253936</text:p>
              </table:table-cell>
              <table:table-cell office:value-type="float" office:value="0">
                <text:p>0</text:p>
              </table:table-cell>
              <table:table-cell office:value-type="float" office:value="410276">
                <text:p>41027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:01:32</text:p>
              </table:table-cell>
              <table:table-cell office:value-type="float" office:value="0.32205">
                <text:p>0.32205</text:p>
              </table:table-cell>
              <table:table-cell office:value-type="float" office:value="0.305786">
                <text:p>0.305786</text:p>
              </table:table-cell>
              <table:table-cell office:value-type="float" office:value="0">
                <text:p>0</text:p>
              </table:table-cell>
              <table:table-cell office:value-type="float" office:value="62074">
                <text:p>6207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:01:33</text:p>
              </table:table-cell>
              <table:table-cell office:value-type="float" office:value="0.538527">
                <text:p>0.538527</text:p>
              </table:table-cell>
              <table:table-cell office:value-type="float" office:value="0.352763">
                <text:p>0.352763</text:p>
              </table:table-cell>
              <table:table-cell office:value-type="float" office:value="0">
                <text:p>0</text:p>
              </table:table-cell>
              <table:table-cell office:value-type="float" office:value="77896">
                <text:p>7789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:01:34</text:p>
              </table:table-cell>
              <table:table-cell office:value-type="float" office:value="0.618841">
                <text:p>0.618841</text:p>
              </table:table-cell>
              <table:table-cell office:value-type="float" office:value="0.826551">
                <text:p>0.826551</text:p>
              </table:table-cell>
              <table:table-cell office:value-type="float" office:value="0">
                <text:p>0</text:p>
              </table:table-cell>
              <table:table-cell office:value-type="float" office:value="203638">
                <text:p>20363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:01:35</text:p>
              </table:table-cell>
              <table:table-cell office:value-type="float" office:value="0.47372">
                <text:p>0.47372</text:p>
              </table:table-cell>
              <table:table-cell office:value-type="float" office:value="0.260205">
                <text:p>0.260205</text:p>
              </table:table-cell>
              <table:table-cell office:value-type="float" office:value="0">
                <text:p>0</text:p>
              </table:table-cell>
              <table:table-cell office:value-type="float" office:value="66539">
                <text:p>6653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:01:36</text:p>
              </table:table-cell>
              <table:table-cell office:value-type="float" office:value="0.502422">
                <text:p>0.502422</text:p>
              </table:table-cell>
              <table:table-cell office:value-type="float" office:value="0.534901">
                <text:p>0.534901</text:p>
              </table:table-cell>
              <table:table-cell office:value-type="float" office:value="0">
                <text:p>0</text:p>
              </table:table-cell>
              <table:table-cell office:value-type="float" office:value="111561">
                <text:p>11156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:01:37</text:p>
              </table:table-cell>
              <table:table-cell office:value-type="float" office:value="0.583148">
                <text:p>0.583148</text:p>
              </table:table-cell>
              <table:table-cell office:value-type="float" office:value="0.340483">
                <text:p>0.340483</text:p>
              </table:table-cell>
              <table:table-cell office:value-type="float" office:value="0">
                <text:p>0</text:p>
              </table:table-cell>
              <table:table-cell office:value-type="float" office:value="80386">
                <text:p>8038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:01:38</text:p>
              </table:table-cell>
              <table:table-cell office:value-type="float" office:value="0.575757">
                <text:p>0.575757</text:p>
              </table:table-cell>
              <table:table-cell office:value-type="float" office:value="0.181424">
                <text:p>0.181424</text:p>
              </table:table-cell>
              <table:table-cell office:value-type="float" office:value="0">
                <text:p>0</text:p>
              </table:table-cell>
              <table:table-cell office:value-type="float" office:value="48231">
                <text:p>4823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:01:39</text:p>
              </table:table-cell>
              <table:table-cell office:value-type="float" office:value="0.507835">
                <text:p>0.507835</text:p>
              </table:table-cell>
              <table:table-cell office:value-type="float" office:value="0.502145">
                <text:p>0.502145</text:p>
              </table:table-cell>
              <table:table-cell office:value-type="float" office:value="0">
                <text:p>0</text:p>
              </table:table-cell>
              <table:table-cell office:value-type="float" office:value="116086">
                <text:p>11608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:01:40</text:p>
              </table:table-cell>
              <table:table-cell office:value-type="float" office:value="0.617894">
                <text:p>0.617894</text:p>
              </table:table-cell>
              <table:table-cell office:value-type="float" office:value="0.40477">
                <text:p>0.40477</text:p>
              </table:table-cell>
              <table:table-cell office:value-type="float" office:value="0">
                <text:p>0</text:p>
              </table:table-cell>
              <table:table-cell office:value-type="float" office:value="97314">
                <text:p>9731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3:01:41</text:p>
              </table:table-cell>
              <table:table-cell office:value-type="float" office:value="0.504168">
                <text:p>0.504168</text:p>
              </table:table-cell>
              <table:table-cell office:value-type="float" office:value="0.175922">
                <text:p>0.175922</text:p>
              </table:table-cell>
              <table:table-cell office:value-type="float" office:value="0">
                <text:p>0</text:p>
              </table:table-cell>
              <table:table-cell office:value-type="float" office:value="42069">
                <text:p>4206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:01:42</text:p>
              </table:table-cell>
              <table:table-cell office:value-type="float" office:value="0.46621">
                <text:p>0.46621</text:p>
              </table:table-cell>
              <table:table-cell office:value-type="float" office:value="0.395626">
                <text:p>0.395626</text:p>
              </table:table-cell>
              <table:table-cell office:value-type="float" office:value="0">
                <text:p>0</text:p>
              </table:table-cell>
              <table:table-cell office:value-type="float" office:value="88203">
                <text:p>8820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:01:43</text:p>
              </table:table-cell>
              <table:table-cell office:value-type="float" office:value="0.556495">
                <text:p>0.556495</text:p>
              </table:table-cell>
              <table:table-cell office:value-type="float" office:value="0.402938">
                <text:p>0.402938</text:p>
              </table:table-cell>
              <table:table-cell office:value-type="float" office:value="0">
                <text:p>0</text:p>
              </table:table-cell>
              <table:table-cell office:value-type="float" office:value="111833">
                <text:p>1118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:01:44</text:p>
              </table:table-cell>
              <table:table-cell office:value-type="float" office:value="0.544191">
                <text:p>0.544191</text:p>
              </table:table-cell>
              <table:table-cell office:value-type="float" office:value="0.11757">
                <text:p>0.11757</text:p>
              </table:table-cell>
              <table:table-cell office:value-type="float" office:value="0">
                <text:p>0</text:p>
              </table:table-cell>
              <table:table-cell office:value-type="float" office:value="30271">
                <text:p>3027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:01:45</text:p>
              </table:table-cell>
              <table:table-cell office:value-type="float" office:value="0.395064">
                <text:p>0.395064</text:p>
              </table:table-cell>
              <table:table-cell office:value-type="float" office:value="0.07609">
                <text:p>0.07609</text:p>
              </table:table-cell>
              <table:table-cell office:value-type="float" office:value="0">
                <text:p>0</text:p>
              </table:table-cell>
              <table:table-cell office:value-type="float" office:value="16196">
                <text:p>1619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:01:46</text:p>
              </table:table-cell>
              <table:table-cell office:value-type="float" office:value="0.457437">
                <text:p>0.457437</text:p>
              </table:table-cell>
              <table:table-cell office:value-type="float" office:value="0.165643">
                <text:p>0.165643</text:p>
              </table:table-cell>
              <table:table-cell office:value-type="float" office:value="0">
                <text:p>0</text:p>
              </table:table-cell>
              <table:table-cell office:value-type="float" office:value="46238">
                <text:p>4623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3:01:47</text:p>
              </table:table-cell>
              <table:table-cell office:value-type="float" office:value="0.343512">
                <text:p>0.343512</text:p>
              </table:table-cell>
              <table:table-cell office:value-type="float" office:value="0.183785">
                <text:p>0.183785</text:p>
              </table:table-cell>
              <table:table-cell office:value-type="float" office:value="0">
                <text:p>0</text:p>
              </table:table-cell>
              <table:table-cell office:value-type="float" office:value="59394">
                <text:p>5939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:01:48</text:p>
              </table:table-cell>
              <table:table-cell office:value-type="float" office:value="0.390196">
                <text:p>0.390196</text:p>
              </table:table-cell>
              <table:table-cell office:value-type="float" office:value="0.165743">
                <text:p>0.165743</text:p>
              </table:table-cell>
              <table:table-cell office:value-type="float" office:value="0">
                <text:p>0</text:p>
              </table:table-cell>
              <table:table-cell office:value-type="float" office:value="58708">
                <text:p>5870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3:01:49</text:p>
              </table:table-cell>
              <table:table-cell office:value-type="float" office:value="0.376175">
                <text:p>0.376175</text:p>
              </table:table-cell>
              <table:table-cell office:value-type="float" office:value="0.14712">
                <text:p>0.14712</text:p>
              </table:table-cell>
              <table:table-cell office:value-type="float" office:value="0">
                <text:p>0</text:p>
              </table:table-cell>
              <table:table-cell office:value-type="float" office:value="54378">
                <text:p>5437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3:01:50</text:p>
              </table:table-cell>
              <table:table-cell office:value-type="float" office:value="0.286263">
                <text:p>0.286263</text:p>
              </table:table-cell>
              <table:table-cell office:value-type="float" office:value="0.096622">
                <text:p>0.096622</text:p>
              </table:table-cell>
              <table:table-cell office:value-type="float" office:value="0">
                <text:p>0</text:p>
              </table:table-cell>
              <table:table-cell office:value-type="float" office:value="42381">
                <text:p>4238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:01:51</text:p>
              </table:table-cell>
              <table:table-cell office:value-type="float" office:value="0.28503">
                <text:p>0.28503</text:p>
              </table:table-cell>
              <table:table-cell office:value-type="float" office:value="0.11554">
                <text:p>0.11554</text:p>
              </table:table-cell>
              <table:table-cell office:value-type="float" office:value="0">
                <text:p>0</text:p>
              </table:table-cell>
              <table:table-cell office:value-type="float" office:value="50432">
                <text:p>5043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3:01:52</text:p>
              </table:table-cell>
              <table:table-cell office:value-type="float" office:value="0.315344">
                <text:p>0.315344</text:p>
              </table:table-cell>
              <table:table-cell office:value-type="float" office:value="0.08564">
                <text:p>0.08564</text:p>
              </table:table-cell>
              <table:table-cell office:value-type="float" office:value="0">
                <text:p>0</text:p>
              </table:table-cell>
              <table:table-cell office:value-type="float" office:value="46514">
                <text:p>4651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3:01:53</text:p>
              </table:table-cell>
              <table:table-cell office:value-type="float" office:value="0.307883">
                <text:p>0.307883</text:p>
              </table:table-cell>
              <table:table-cell office:value-type="float" office:value="0.124567">
                <text:p>0.124567</text:p>
              </table:table-cell>
              <table:table-cell office:value-type="float" office:value="0">
                <text:p>0</text:p>
              </table:table-cell>
              <table:table-cell office:value-type="float" office:value="58830">
                <text:p>5883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3:01:54</text:p>
              </table:table-cell>
              <table:table-cell office:value-type="float" office:value="0.4135">
                <text:p>0.4135</text:p>
              </table:table-cell>
              <table:table-cell office:value-type="float" office:value="0.11683">
                <text:p>0.11683</text:p>
              </table:table-cell>
              <table:table-cell office:value-type="float" office:value="0">
                <text:p>0</text:p>
              </table:table-cell>
              <table:table-cell office:value-type="float" office:value="66453">
                <text:p>6645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3:01:55</text:p>
              </table:table-cell>
              <table:table-cell office:value-type="float" office:value="0.323419">
                <text:p>0.323419</text:p>
              </table:table-cell>
              <table:table-cell office:value-type="float" office:value="0.104476">
                <text:p>0.104476</text:p>
              </table:table-cell>
              <table:table-cell office:value-type="float" office:value="0">
                <text:p>0</text:p>
              </table:table-cell>
              <table:table-cell office:value-type="float" office:value="59699">
                <text:p>5969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3:01:56</text:p>
              </table:table-cell>
              <table:table-cell office:value-type="float" office:value="0.261104">
                <text:p>0.261104</text:p>
              </table:table-cell>
              <table:table-cell office:value-type="float" office:value="0.073083">
                <text:p>0.073083</text:p>
              </table:table-cell>
              <table:table-cell office:value-type="float" office:value="0">
                <text:p>0</text:p>
              </table:table-cell>
              <table:table-cell office:value-type="float" office:value="54951">
                <text:p>5495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:01:57</text:p>
              </table:table-cell>
              <table:table-cell office:value-type="float" office:value="0.439539">
                <text:p>0.439539</text:p>
              </table:table-cell>
              <table:table-cell office:value-type="float" office:value="0.247611">
                <text:p>0.247611</text:p>
              </table:table-cell>
              <table:table-cell office:value-type="float" office:value="0">
                <text:p>0</text:p>
              </table:table-cell>
              <table:table-cell office:value-type="float" office:value="151601">
                <text:p>15160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:01:58</text:p>
              </table:table-cell>
              <table:table-cell office:value-type="float" office:value="0.687801">
                <text:p>0.687801</text:p>
              </table:table-cell>
              <table:table-cell office:value-type="float" office:value="0.577464">
                <text:p>0.577464</text:p>
              </table:table-cell>
              <table:table-cell office:value-type="float" office:value="0">
                <text:p>0</text:p>
              </table:table-cell>
              <table:table-cell office:value-type="float" office:value="380158">
                <text:p>38015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3:01:59</text:p>
              </table:table-cell>
              <table:table-cell office:value-type="float" office:value="0.647705">
                <text:p>0.647705</text:p>
              </table:table-cell>
              <table:table-cell office:value-type="float" office:value="0.513082">
                <text:p>0.513082</text:p>
              </table:table-cell>
              <table:table-cell office:value-type="float" office:value="0">
                <text:p>0</text:p>
              </table:table-cell>
              <table:table-cell office:value-type="float" office:value="266528">
                <text:p>2665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02:00</text:p>
              </table:table-cell>
              <table:table-cell office:value-type="float" office:value="0.520416">
                <text:p>0.520416</text:p>
              </table:table-cell>
              <table:table-cell office:value-type="float" office:value="0.3623">
                <text:p>0.3623</text:p>
              </table:table-cell>
              <table:table-cell office:value-type="float" office:value="0">
                <text:p>0</text:p>
              </table:table-cell>
              <table:table-cell office:value-type="float" office:value="142122">
                <text:p>14212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3:02:01</text:p>
              </table:table-cell>
              <table:table-cell office:value-type="float" office:value="0.400994">
                <text:p>0.400994</text:p>
              </table:table-cell>
              <table:table-cell office:value-type="float" office:value="0.213583">
                <text:p>0.213583</text:p>
              </table:table-cell>
              <table:table-cell office:value-type="float" office:value="0">
                <text:p>0</text:p>
              </table:table-cell>
              <table:table-cell office:value-type="float" office:value="110848">
                <text:p>11084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:02:02</text:p>
              </table:table-cell>
              <table:table-cell office:value-type="float" office:value="0.437646">
                <text:p>0.437646</text:p>
              </table:table-cell>
              <table:table-cell office:value-type="float" office:value="0.095154">
                <text:p>0.095154</text:p>
              </table:table-cell>
              <table:table-cell office:value-type="float" office:value="0">
                <text:p>0</text:p>
              </table:table-cell>
              <table:table-cell office:value-type="float" office:value="53577">
                <text:p>5357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3:02:03</text:p>
              </table:table-cell>
              <table:table-cell office:value-type="float" office:value="0.237814">
                <text:p>0.237814</text:p>
              </table:table-cell>
              <table:table-cell office:value-type="float" office:value="0.029826">
                <text:p>0.029826</text:p>
              </table:table-cell>
              <table:table-cell office:value-type="float" office:value="0">
                <text:p>0</text:p>
              </table:table-cell>
              <table:table-cell office:value-type="float" office:value="19261">
                <text:p>1926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:02:04</text:p>
              </table:table-cell>
              <table:table-cell office:value-type="float" office:value="0.296281">
                <text:p>0.296281</text:p>
              </table:table-cell>
              <table:table-cell office:value-type="float" office:value="0.080549">
                <text:p>0.080549</text:p>
              </table:table-cell>
              <table:table-cell office:value-type="float" office:value="0">
                <text:p>0</text:p>
              </table:table-cell>
              <table:table-cell office:value-type="float" office:value="82777">
                <text:p>8277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3:02:05</text:p>
              </table:table-cell>
              <table:table-cell office:value-type="float" office:value="0.319972">
                <text:p>0.319972</text:p>
              </table:table-cell>
              <table:table-cell office:value-type="float" office:value="0.035388">
                <text:p>0.035388</text:p>
              </table:table-cell>
              <table:table-cell office:value-type="float" office:value="0">
                <text:p>0</text:p>
              </table:table-cell>
              <table:table-cell office:value-type="float" office:value="35959">
                <text:p>3595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:02:06</text:p>
              </table:table-cell>
              <table:table-cell office:value-type="float" office:value="0.225804">
                <text:p>0.225804</text:p>
              </table:table-cell>
              <table:table-cell office:value-type="float" office:value="0.063467">
                <text:p>0.063467</text:p>
              </table:table-cell>
              <table:table-cell office:value-type="float" office:value="0">
                <text:p>0</text:p>
              </table:table-cell>
              <table:table-cell office:value-type="float" office:value="71460">
                <text:p>7146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3:02:07</text:p>
              </table:table-cell>
              <table:table-cell office:value-type="float" office:value="0.202828">
                <text:p>0.202828</text:p>
              </table:table-cell>
              <table:table-cell office:value-type="float" office:value="0.030869">
                <text:p>0.030869</text:p>
              </table:table-cell>
              <table:table-cell office:value-type="float" office:value="0">
                <text:p>0</text:p>
              </table:table-cell>
              <table:table-cell office:value-type="float" office:value="61858">
                <text:p>6185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:02:08</text:p>
              </table:table-cell>
              <table:table-cell office:value-type="float" office:value="0.180115">
                <text:p>0.180115</text:p>
              </table:table-cell>
              <table:table-cell office:value-type="float" office:value="0.020301">
                <text:p>0.020301</text:p>
              </table:table-cell>
              <table:table-cell office:value-type="float" office:value="0">
                <text:p>0</text:p>
              </table:table-cell>
              <table:table-cell office:value-type="float" office:value="40759">
                <text:p>4075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02:09</text:p>
              </table:table-cell>
              <table:table-cell office:value-type="float" office:value="0.275436">
                <text:p>0.275436</text:p>
              </table:table-cell>
              <table:table-cell office:value-type="float" office:value="0.026177">
                <text:p>0.026177</text:p>
              </table:table-cell>
              <table:table-cell office:value-type="float" office:value="0">
                <text:p>0</text:p>
              </table:table-cell>
              <table:table-cell office:value-type="float" office:value="57603">
                <text:p>5760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3:02:10</text:p>
              </table:table-cell>
              <table:table-cell office:value-type="float" office:value="0.3307">
                <text:p>0.3307</text:p>
              </table:table-cell>
              <table:table-cell office:value-type="float" office:value="0.110349">
                <text:p>0.110349</text:p>
              </table:table-cell>
              <table:table-cell office:value-type="float" office:value="0">
                <text:p>0</text:p>
              </table:table-cell>
              <table:table-cell office:value-type="float" office:value="280001">
                <text:p>28000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:02:11</text:p>
              </table:table-cell>
              <table:table-cell office:value-type="float" office:value="0.314793">
                <text:p>0.314793</text:p>
              </table:table-cell>
              <table:table-cell office:value-type="float" office:value="0.079976">
                <text:p>0.079976</text:p>
              </table:table-cell>
              <table:table-cell office:value-type="float" office:value="0">
                <text:p>0</text:p>
              </table:table-cell>
              <table:table-cell office:value-type="float" office:value="124408">
                <text:p>12440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:02:12</text:p>
              </table:table-cell>
              <table:table-cell office:value-type="float" office:value="0.196688">
                <text:p>0.196688</text:p>
              </table:table-cell>
              <table:table-cell office:value-type="float" office:value="0.046432">
                <text:p>0.046432</text:p>
              </table:table-cell>
              <table:table-cell office:value-type="float" office:value="0">
                <text:p>0</text:p>
              </table:table-cell>
              <table:table-cell office:value-type="float" office:value="99064">
                <text:p>9906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:02:13</text:p>
              </table:table-cell>
              <table:table-cell office:value-type="float" office:value="0.402834">
                <text:p>0.402834</text:p>
              </table:table-cell>
              <table:table-cell office:value-type="float" office:value="0.108719">
                <text:p>0.108719</text:p>
              </table:table-cell>
              <table:table-cell office:value-type="float" office:value="0">
                <text:p>0</text:p>
              </table:table-cell>
              <table:table-cell office:value-type="float" office:value="195147">
                <text:p>19514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:02:14</text:p>
              </table:table-cell>
              <table:table-cell office:value-type="float" office:value="0.301404">
                <text:p>0.301404</text:p>
              </table:table-cell>
              <table:table-cell office:value-type="float" office:value="0.033197">
                <text:p>0.033197</text:p>
              </table:table-cell>
              <table:table-cell office:value-type="float" office:value="0">
                <text:p>0</text:p>
              </table:table-cell>
              <table:table-cell office:value-type="float" office:value="67338">
                <text:p>6733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:02:15</text:p>
              </table:table-cell>
              <table:table-cell office:value-type="float" office:value="0.195334">
                <text:p>0.195334</text:p>
              </table:table-cell>
              <table:table-cell office:value-type="float" office:value="0.022384">
                <text:p>0.022384</text:p>
              </table:table-cell>
              <table:table-cell office:value-type="float" office:value="0">
                <text:p>0</text:p>
              </table:table-cell>
              <table:table-cell office:value-type="float" office:value="94344">
                <text:p>9434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:02:16</text:p>
              </table:table-cell>
              <table:table-cell office:value-type="float" office:value="0.109731">
                <text:p>0.109731</text:p>
              </table:table-cell>
              <table:table-cell office:value-type="float" office:value="0.021208">
                <text:p>0.021208</text:p>
              </table:table-cell>
              <table:table-cell office:value-type="float" office:value="0">
                <text:p>0</text:p>
              </table:table-cell>
              <table:table-cell office:value-type="float" office:value="101673">
                <text:p>10167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:02:17</text:p>
              </table:table-cell>
              <table:table-cell office:value-type="float" office:value="0.083035">
                <text:p>0.083035</text:p>
              </table:table-cell>
              <table:table-cell office:value-type="float" office:value="0.005956">
                <text:p>0.005956</text:p>
              </table:table-cell>
              <table:table-cell office:value-type="float" office:value="0">
                <text:p>0</text:p>
              </table:table-cell>
              <table:table-cell office:value-type="float" office:value="24187">
                <text:p>2418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:02:18</text:p>
              </table:table-cell>
              <table:table-cell office:value-type="float" office:value="0.070266">
                <text:p>0.070266</text:p>
              </table:table-cell>
              <table:table-cell office:value-type="float" office:value="0.019321">
                <text:p>0.019321</text:p>
              </table:table-cell>
              <table:table-cell office:value-type="float" office:value="0">
                <text:p>0</text:p>
              </table:table-cell>
              <table:table-cell office:value-type="float" office:value="79370">
                <text:p>7937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:02:19</text:p>
              </table:table-cell>
              <table:table-cell office:value-type="float" office:value="0.148512">
                <text:p>0.148512</text:p>
              </table:table-cell>
              <table:table-cell office:value-type="float" office:value="0.040833">
                <text:p>0.040833</text:p>
              </table:table-cell>
              <table:table-cell office:value-type="float" office:value="0">
                <text:p>0</text:p>
              </table:table-cell>
              <table:table-cell office:value-type="float" office:value="117358">
                <text:p>11735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3:02:20</text:p>
              </table:table-cell>
              <table:table-cell office:value-type="float" office:value="0.324838">
                <text:p>0.324838</text:p>
              </table:table-cell>
              <table:table-cell office:value-type="float" office:value="0.162536">
                <text:p>0.162536</text:p>
              </table:table-cell>
              <table:table-cell office:value-type="float" office:value="0">
                <text:p>0</text:p>
              </table:table-cell>
              <table:table-cell office:value-type="float" office:value="231549">
                <text:p>23154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3:02:21</text:p>
              </table:table-cell>
              <table:table-cell office:value-type="float" office:value="0.493249">
                <text:p>0.493249</text:p>
              </table:table-cell>
              <table:table-cell office:value-type="float" office:value="0.228548">
                <text:p>0.228548</text:p>
              </table:table-cell>
              <table:table-cell office:value-type="float" office:value="0">
                <text:p>0</text:p>
              </table:table-cell>
              <table:table-cell office:value-type="float" office:value="249660">
                <text:p>2496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:02:22</text:p>
              </table:table-cell>
              <table:table-cell office:value-type="float" office:value="0.919667">
                <text:p>0.919667</text:p>
              </table:table-cell>
              <table:table-cell office:value-type="float" office:value="1.317546">
                <text:p>1.317546</text:p>
              </table:table-cell>
              <table:table-cell office:value-type="float" office:value="0">
                <text:p>0</text:p>
              </table:table-cell>
              <table:table-cell office:value-type="float" office:value="779877">
                <text:p>77987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:02:23</text:p>
              </table:table-cell>
              <table:table-cell office:value-type="float" office:value="0.990296">
                <text:p>0.990296</text:p>
              </table:table-cell>
              <table:table-cell office:value-type="float" office:value="1.001872">
                <text:p>1.001872</text:p>
              </table:table-cell>
              <table:table-cell office:value-type="float" office:value="0">
                <text:p>0</text:p>
              </table:table-cell>
              <table:table-cell office:value-type="float" office:value="543706">
                <text:p>54370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3:02:24</text:p>
              </table:table-cell>
              <table:table-cell office:value-type="float" office:value="0.738662">
                <text:p>0.738662</text:p>
              </table:table-cell>
              <table:table-cell office:value-type="float" office:value="0.672844">
                <text:p>0.672844</text:p>
              </table:table-cell>
              <table:table-cell office:value-type="float" office:value="0">
                <text:p>0</text:p>
              </table:table-cell>
              <table:table-cell office:value-type="float" office:value="277424">
                <text:p>27742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:02:25</text:p>
              </table:table-cell>
              <table:table-cell office:value-type="float" office:value="0.546768">
                <text:p>0.546768</text:p>
              </table:table-cell>
              <table:table-cell office:value-type="float" office:value="0.314001">
                <text:p>0.314001</text:p>
              </table:table-cell>
              <table:table-cell office:value-type="float" office:value="0">
                <text:p>0</text:p>
              </table:table-cell>
              <table:table-cell office:value-type="float" office:value="149191">
                <text:p>14919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:02:26</text:p>
              </table:table-cell>
              <table:table-cell office:value-type="float" office:value="0.612568">
                <text:p>0.612568</text:p>
              </table:table-cell>
              <table:table-cell office:value-type="float" office:value="0.218467">
                <text:p>0.218467</text:p>
              </table:table-cell>
              <table:table-cell office:value-type="float" office:value="0">
                <text:p>0</text:p>
              </table:table-cell>
              <table:table-cell office:value-type="float" office:value="118346">
                <text:p>11834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:02:27</text:p>
              </table:table-cell>
              <table:table-cell office:value-type="float" office:value="0.612847">
                <text:p>0.612847</text:p>
              </table:table-cell>
              <table:table-cell office:value-type="float" office:value="0.198674">
                <text:p>0.198674</text:p>
              </table:table-cell>
              <table:table-cell office:value-type="float" office:value="0">
                <text:p>0</text:p>
              </table:table-cell>
              <table:table-cell office:value-type="float" office:value="110866">
                <text:p>11086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3:02:28</text:p>
              </table:table-cell>
              <table:table-cell office:value-type="float" office:value="0.477603">
                <text:p>0.477603</text:p>
              </table:table-cell>
              <table:table-cell office:value-type="float" office:value="0.172421">
                <text:p>0.172421</text:p>
              </table:table-cell>
              <table:table-cell office:value-type="float" office:value="0">
                <text:p>0</text:p>
              </table:table-cell>
              <table:table-cell office:value-type="float" office:value="111648">
                <text:p>11164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:02:29</text:p>
              </table:table-cell>
              <table:table-cell office:value-type="float" office:value="0.448662">
                <text:p>0.448662</text:p>
              </table:table-cell>
              <table:table-cell office:value-type="float" office:value="0.178796">
                <text:p>0.178796</text:p>
              </table:table-cell>
              <table:table-cell office:value-type="float" office:value="0">
                <text:p>0</text:p>
              </table:table-cell>
              <table:table-cell office:value-type="float" office:value="118378">
                <text:p>11837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:02:30</text:p>
              </table:table-cell>
              <table:table-cell office:value-type="float" office:value="0.371849">
                <text:p>0.371849</text:p>
              </table:table-cell>
              <table:table-cell office:value-type="float" office:value="0.209453">
                <text:p>0.209453</text:p>
              </table:table-cell>
              <table:table-cell office:value-type="float" office:value="0">
                <text:p>0</text:p>
              </table:table-cell>
              <table:table-cell office:value-type="float" office:value="180227">
                <text:p>18022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3:02:31</text:p>
              </table:table-cell>
              <table:table-cell office:value-type="float" office:value="0.392879">
                <text:p>0.392879</text:p>
              </table:table-cell>
              <table:table-cell office:value-type="float" office:value="0.1838">
                <text:p>0.1838</text:p>
              </table:table-cell>
              <table:table-cell office:value-type="float" office:value="0">
                <text:p>0</text:p>
              </table:table-cell>
              <table:table-cell office:value-type="float" office:value="148684">
                <text:p>14868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3:02:32</text:p>
              </table:table-cell>
              <table:table-cell office:value-type="float" office:value="0.467621">
                <text:p>0.467621</text:p>
              </table:table-cell>
              <table:table-cell office:value-type="float" office:value="0.454671">
                <text:p>0.454671</text:p>
              </table:table-cell>
              <table:table-cell office:value-type="float" office:value="0">
                <text:p>0</text:p>
              </table:table-cell>
              <table:table-cell office:value-type="float" office:value="270947">
                <text:p>27094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:02:33</text:p>
              </table:table-cell>
              <table:table-cell office:value-type="float" office:value="0.668518">
                <text:p>0.668518</text:p>
              </table:table-cell>
              <table:table-cell office:value-type="float" office:value="0.699163">
                <text:p>0.699163</text:p>
              </table:table-cell>
              <table:table-cell office:value-type="float" office:value="0">
                <text:p>0</text:p>
              </table:table-cell>
              <table:table-cell office:value-type="float" office:value="343286">
                <text:p>34328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3:02:34</text:p>
              </table:table-cell>
              <table:table-cell office:value-type="float" office:value="0.83116">
                <text:p>0.83116</text:p>
              </table:table-cell>
              <table:table-cell office:value-type="float" office:value="1.133902">
                <text:p>1.133902</text:p>
              </table:table-cell>
              <table:table-cell office:value-type="float" office:value="0">
                <text:p>0</text:p>
              </table:table-cell>
              <table:table-cell office:value-type="float" office:value="565340">
                <text:p>56534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3:02:35</text:p>
              </table:table-cell>
              <table:table-cell office:value-type="float" office:value="1.224812">
                <text:p>1.224812</text:p>
              </table:table-cell>
              <table:table-cell office:value-type="float" office:value="1.603729">
                <text:p>1.603729</text:p>
              </table:table-cell>
              <table:table-cell office:value-type="float" office:value="0">
                <text:p>0</text:p>
              </table:table-cell>
              <table:table-cell office:value-type="float" office:value="693251">
                <text:p>69325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3:02:36</text:p>
              </table:table-cell>
              <table:table-cell office:value-type="float" office:value="0.670203">
                <text:p>0.670203</text:p>
              </table:table-cell>
              <table:table-cell office:value-type="float" office:value="0.725357">
                <text:p>0.725357</text:p>
              </table:table-cell>
              <table:table-cell office:value-type="float" office:value="0">
                <text:p>0</text:p>
              </table:table-cell>
              <table:table-cell office:value-type="float" office:value="299274">
                <text:p>29927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3:02:37</text:p>
              </table:table-cell>
              <table:table-cell office:value-type="float" office:value="0.598377">
                <text:p>0.598377</text:p>
              </table:table-cell>
              <table:table-cell office:value-type="float" office:value="0.758187">
                <text:p>0.758187</text:p>
              </table:table-cell>
              <table:table-cell office:value-type="float" office:value="0">
                <text:p>0</text:p>
              </table:table-cell>
              <table:table-cell office:value-type="float" office:value="324976">
                <text:p>32497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:02:38</text:p>
              </table:table-cell>
              <table:table-cell office:value-type="float" office:value="0.699952">
                <text:p>0.699952</text:p>
              </table:table-cell>
              <table:table-cell office:value-type="float" office:value="1.440704">
                <text:p>1.440704</text:p>
              </table:table-cell>
              <table:table-cell office:value-type="float" office:value="0">
                <text:p>0</text:p>
              </table:table-cell>
              <table:table-cell office:value-type="float" office:value="541550">
                <text:p>54155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:02:39</text:p>
              </table:table-cell>
              <table:table-cell office:value-type="float" office:value="0.745119">
                <text:p>0.745119</text:p>
              </table:table-cell>
              <table:table-cell office:value-type="float" office:value="1.037085">
                <text:p>1.037085</text:p>
              </table:table-cell>
              <table:table-cell office:value-type="float" office:value="0">
                <text:p>0</text:p>
              </table:table-cell>
              <table:table-cell office:value-type="float" office:value="378076">
                <text:p>37807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3:02:40</text:p>
              </table:table-cell>
              <table:table-cell office:value-type="float" office:value="0.927327">
                <text:p>0.927327</text:p>
              </table:table-cell>
              <table:table-cell office:value-type="float" office:value="1.419053">
                <text:p>1.419053</text:p>
              </table:table-cell>
              <table:table-cell office:value-type="float" office:value="0">
                <text:p>0</text:p>
              </table:table-cell>
              <table:table-cell office:value-type="float" office:value="487508">
                <text:p>48750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:02:41</text:p>
              </table:table-cell>
              <table:table-cell office:value-type="float" office:value="1.155728">
                <text:p>1.155728</text:p>
              </table:table-cell>
              <table:table-cell office:value-type="float" office:value="1.309305">
                <text:p>1.309305</text:p>
              </table:table-cell>
              <table:table-cell office:value-type="float" office:value="0">
                <text:p>0</text:p>
              </table:table-cell>
              <table:table-cell office:value-type="float" office:value="433947">
                <text:p>43394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3:02:42</text:p>
              </table:table-cell>
              <table:table-cell office:value-type="float" office:value="0.886786">
                <text:p>0.886786</text:p>
              </table:table-cell>
              <table:table-cell office:value-type="float" office:value="0.95585">
                <text:p>0.95585</text:p>
              </table:table-cell>
              <table:table-cell office:value-type="float" office:value="0">
                <text:p>0</text:p>
              </table:table-cell>
              <table:table-cell office:value-type="float" office:value="292964">
                <text:p>29296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:02:43</text:p>
              </table:table-cell>
              <table:table-cell office:value-type="float" office:value="1.011363">
                <text:p>1.011363</text:p>
              </table:table-cell>
              <table:table-cell office:value-type="float" office:value="1.336623">
                <text:p>1.336623</text:p>
              </table:table-cell>
              <table:table-cell office:value-type="float" office:value="0">
                <text:p>0</text:p>
              </table:table-cell>
              <table:table-cell office:value-type="float" office:value="393759">
                <text:p>39375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:02:44</text:p>
              </table:table-cell>
              <table:table-cell office:value-type="float" office:value="1.286317">
                <text:p>1.286317</text:p>
              </table:table-cell>
              <table:table-cell office:value-type="float" office:value="1.854318">
                <text:p>1.854318</text:p>
              </table:table-cell>
              <table:table-cell office:value-type="float" office:value="0">
                <text:p>0</text:p>
              </table:table-cell>
              <table:table-cell office:value-type="float" office:value="540150">
                <text:p>54015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:02:45</text:p>
              </table:table-cell>
              <table:table-cell office:value-type="float" office:value="1.149388">
                <text:p>1.149388</text:p>
              </table:table-cell>
              <table:table-cell office:value-type="float" office:value="1.517939">
                <text:p>1.517939</text:p>
              </table:table-cell>
              <table:table-cell office:value-type="float" office:value="0">
                <text:p>0</text:p>
              </table:table-cell>
              <table:table-cell office:value-type="float" office:value="438693">
                <text:p>43869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02:46</text:p>
              </table:table-cell>
              <table:table-cell office:value-type="float" office:value="0.801551">
                <text:p>0.801551</text:p>
              </table:table-cell>
              <table:table-cell office:value-type="float" office:value="1.23777">
                <text:p>1.23777</text:p>
              </table:table-cell>
              <table:table-cell office:value-type="float" office:value="0">
                <text:p>0</text:p>
              </table:table-cell>
              <table:table-cell office:value-type="float" office:value="331844">
                <text:p>33184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3:02:47</text:p>
              </table:table-cell>
              <table:table-cell office:value-type="float" office:value="0.847779">
                <text:p>0.847779</text:p>
              </table:table-cell>
              <table:table-cell office:value-type="float" office:value="1.181031">
                <text:p>1.181031</text:p>
              </table:table-cell>
              <table:table-cell office:value-type="float" office:value="0">
                <text:p>0</text:p>
              </table:table-cell>
              <table:table-cell office:value-type="float" office:value="348994">
                <text:p>34899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:02:48</text:p>
              </table:table-cell>
              <table:table-cell office:value-type="float" office:value="1.228013">
                <text:p>1.228013</text:p>
              </table:table-cell>
              <table:table-cell office:value-type="float" office:value="3.316121">
                <text:p>3.316121</text:p>
              </table:table-cell>
              <table:table-cell office:value-type="float" office:value="0">
                <text:p>0</text:p>
              </table:table-cell>
              <table:table-cell office:value-type="float" office:value="858897">
                <text:p>85889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02:49</text:p>
              </table:table-cell>
              <table:table-cell office:value-type="float" office:value="1.230587">
                <text:p>1.230587</text:p>
              </table:table-cell>
              <table:table-cell office:value-type="float" office:value="3.306073">
                <text:p>3.306073</text:p>
              </table:table-cell>
              <table:table-cell office:value-type="float" office:value="0">
                <text:p>0</text:p>
              </table:table-cell>
              <table:table-cell office:value-type="float" office:value="822788">
                <text:p>82278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3:02:50</text:p>
              </table:table-cell>
              <table:table-cell office:value-type="float" office:value="1.509395">
                <text:p>1.509395</text:p>
              </table:table-cell>
              <table:table-cell office:value-type="float" office:value="2.617878">
                <text:p>2.617878</text:p>
              </table:table-cell>
              <table:table-cell office:value-type="float" office:value="0">
                <text:p>0</text:p>
              </table:table-cell>
              <table:table-cell office:value-type="float" office:value="687288">
                <text:p>68728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:02:51</text:p>
              </table:table-cell>
              <table:table-cell office:value-type="float" office:value="1.130489">
                <text:p>1.130489</text:p>
              </table:table-cell>
              <table:table-cell office:value-type="float" office:value="1.455715">
                <text:p>1.455715</text:p>
              </table:table-cell>
              <table:table-cell office:value-type="float" office:value="0">
                <text:p>0</text:p>
              </table:table-cell>
              <table:table-cell office:value-type="float" office:value="346987">
                <text:p>34698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:02:52</text:p>
              </table:table-cell>
              <table:table-cell office:value-type="float" office:value="1.138148">
                <text:p>1.138148</text:p>
              </table:table-cell>
              <table:table-cell office:value-type="float" office:value="2.870595">
                <text:p>2.870595</text:p>
              </table:table-cell>
              <table:table-cell office:value-type="float" office:value="0">
                <text:p>0</text:p>
              </table:table-cell>
              <table:table-cell office:value-type="float" office:value="723832">
                <text:p>72383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:02:53</text:p>
              </table:table-cell>
              <table:table-cell office:value-type="float" office:value="1.537698">
                <text:p>1.537698</text:p>
              </table:table-cell>
              <table:table-cell office:value-type="float" office:value="2.567265">
                <text:p>2.567265</text:p>
              </table:table-cell>
              <table:table-cell office:value-type="float" office:value="0">
                <text:p>0</text:p>
              </table:table-cell>
              <table:table-cell office:value-type="float" office:value="658960">
                <text:p>6589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:02:54</text:p>
              </table:table-cell>
              <table:table-cell office:value-type="float" office:value="1.891">
                <text:p>1.891</text:p>
              </table:table-cell>
              <table:table-cell office:value-type="float" office:value="3.835229">
                <text:p>3.835229</text:p>
              </table:table-cell>
              <table:table-cell office:value-type="float" office:value="0">
                <text:p>0</text:p>
              </table:table-cell>
              <table:table-cell office:value-type="float" office:value="926123">
                <text:p>92612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:02:55</text:p>
              </table:table-cell>
              <table:table-cell office:value-type="float" office:value="1.385005">
                <text:p>1.385005</text:p>
              </table:table-cell>
              <table:table-cell office:value-type="float" office:value="2.339126">
                <text:p>2.339126</text:p>
              </table:table-cell>
              <table:table-cell office:value-type="float" office:value="0">
                <text:p>0</text:p>
              </table:table-cell>
              <table:table-cell office:value-type="float" office:value="648841">
                <text:p>64884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:02:56</text:p>
              </table:table-cell>
              <table:table-cell office:value-type="float" office:value="1.353548">
                <text:p>1.353548</text:p>
              </table:table-cell>
              <table:table-cell office:value-type="float" office:value="3.332643">
                <text:p>3.332643</text:p>
              </table:table-cell>
              <table:table-cell office:value-type="float" office:value="0">
                <text:p>0</text:p>
              </table:table-cell>
              <table:table-cell office:value-type="float" office:value="808713">
                <text:p>8087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:02:57</text:p>
              </table:table-cell>
              <table:table-cell office:value-type="float" office:value="1.361003">
                <text:p>1.361003</text:p>
              </table:table-cell>
              <table:table-cell office:value-type="float" office:value="3.186671">
                <text:p>3.186671</text:p>
              </table:table-cell>
              <table:table-cell office:value-type="float" office:value="0">
                <text:p>0</text:p>
              </table:table-cell>
              <table:table-cell office:value-type="float" office:value="809083">
                <text:p>80908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:02:58</text:p>
              </table:table-cell>
              <table:table-cell office:value-type="float" office:value="1.965361">
                <text:p>1.965361</text:p>
              </table:table-cell>
              <table:table-cell office:value-type="float" office:value="2.989768">
                <text:p>2.989768</text:p>
              </table:table-cell>
              <table:table-cell office:value-type="float" office:value="0">
                <text:p>0</text:p>
              </table:table-cell>
              <table:table-cell office:value-type="float" office:value="745329">
                <text:p>7453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:02:59</text:p>
              </table:table-cell>
              <table:table-cell office:value-type="float" office:value="1.443563">
                <text:p>1.443563</text:p>
              </table:table-cell>
              <table:table-cell office:value-type="float" office:value="2.124347">
                <text:p>2.124347</text:p>
              </table:table-cell>
              <table:table-cell office:value-type="float" office:value="0">
                <text:p>0</text:p>
              </table:table-cell>
              <table:table-cell office:value-type="float" office:value="491167">
                <text:p>49116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:03:00</text:p>
              </table:table-cell>
              <table:table-cell office:value-type="float" office:value="1.790219">
                <text:p>1.790219</text:p>
              </table:table-cell>
              <table:table-cell office:value-type="float" office:value="3.565373">
                <text:p>3.565373</text:p>
              </table:table-cell>
              <table:table-cell office:value-type="float" office:value="0">
                <text:p>0</text:p>
              </table:table-cell>
              <table:table-cell office:value-type="float" office:value="946444">
                <text:p>94644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:03:01</text:p>
              </table:table-cell>
              <table:table-cell office:value-type="float" office:value="2.240833">
                <text:p>2.240833</text:p>
              </table:table-cell>
              <table:table-cell office:value-type="float" office:value="7.289301">
                <text:p>7.289301</text:p>
              </table:table-cell>
              <table:table-cell office:value-type="float" office:value="0">
                <text:p>0</text:p>
              </table:table-cell>
              <table:table-cell office:value-type="float" office:value="1791063">
                <text:p>17910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:03:02</text:p>
              </table:table-cell>
              <table:table-cell office:value-type="float" office:value="2.278561">
                <text:p>2.278561</text:p>
              </table:table-cell>
              <table:table-cell office:value-type="float" office:value="4.968331">
                <text:p>4.968331</text:p>
              </table:table-cell>
              <table:table-cell office:value-type="float" office:value="0">
                <text:p>0</text:p>
              </table:table-cell>
              <table:table-cell office:value-type="float" office:value="1248205">
                <text:p>124820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:03:03</text:p>
              </table:table-cell>
              <table:table-cell office:value-type="float" office:value="1.218057">
                <text:p>1.218057</text:p>
              </table:table-cell>
              <table:table-cell office:value-type="float" office:value="4.103776">
                <text:p>4.103776</text:p>
              </table:table-cell>
              <table:table-cell office:value-type="float" office:value="0">
                <text:p>0</text:p>
              </table:table-cell>
              <table:table-cell office:value-type="float" office:value="943023">
                <text:p>9430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:03:04</text:p>
              </table:table-cell>
              <table:table-cell office:value-type="float" office:value="1.679082">
                <text:p>1.679082</text:p>
              </table:table-cell>
              <table:table-cell office:value-type="float" office:value="5.192892">
                <text:p>5.192892</text:p>
              </table:table-cell>
              <table:table-cell office:value-type="float" office:value="0">
                <text:p>0</text:p>
              </table:table-cell>
              <table:table-cell office:value-type="float" office:value="1376696">
                <text:p>137669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:03:05</text:p>
              </table:table-cell>
              <table:table-cell office:value-type="float" office:value="2.87158">
                <text:p>2.87158</text:p>
              </table:table-cell>
              <table:table-cell office:value-type="float" office:value="15.441634">
                <text:p>15.441634</text:p>
              </table:table-cell>
              <table:table-cell office:value-type="float" office:value="0">
                <text:p>0</text:p>
              </table:table-cell>
              <table:table-cell office:value-type="float" office:value="3895220">
                <text:p>38952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:03:06</text:p>
              </table:table-cell>
              <table:table-cell office:value-type="float" office:value="1.376003">
                <text:p>1.376003</text:p>
              </table:table-cell>
              <table:table-cell office:value-type="float" office:value="3.241162">
                <text:p>3.241162</text:p>
              </table:table-cell>
              <table:table-cell office:value-type="float" office:value="0">
                <text:p>0</text:p>
              </table:table-cell>
              <table:table-cell office:value-type="float" office:value="810896">
                <text:p>8108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:03:07</text:p>
              </table:table-cell>
              <table:table-cell office:value-type="float" office:value="2.127257">
                <text:p>2.127257</text:p>
              </table:table-cell>
              <table:table-cell office:value-type="float" office:value="2.971934">
                <text:p>2.971934</text:p>
              </table:table-cell>
              <table:table-cell office:value-type="float" office:value="0">
                <text:p>0</text:p>
              </table:table-cell>
              <table:table-cell office:value-type="float" office:value="945561">
                <text:p>94556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:03:08</text:p>
              </table:table-cell>
              <table:table-cell office:value-type="float" office:value="5.018415">
                <text:p>5.018415</text:p>
              </table:table-cell>
              <table:table-cell office:value-type="float" office:value="9.864884">
                <text:p>9.864884</text:p>
              </table:table-cell>
              <table:table-cell office:value-type="float" office:value="0">
                <text:p>0</text:p>
              </table:table-cell>
              <table:table-cell office:value-type="float" office:value="2617181">
                <text:p>26171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:03:09</text:p>
              </table:table-cell>
              <table:table-cell office:value-type="float" office:value="1.885516">
                <text:p>1.885516</text:p>
              </table:table-cell>
              <table:table-cell office:value-type="float" office:value="5.805805">
                <text:p>5.805805</text:p>
              </table:table-cell>
              <table:table-cell office:value-type="float" office:value="0">
                <text:p>0</text:p>
              </table:table-cell>
              <table:table-cell office:value-type="float" office:value="1417003">
                <text:p>14170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:03:10</text:p>
              </table:table-cell>
              <table:table-cell office:value-type="float" office:value="2.439947">
                <text:p>2.439947</text:p>
              </table:table-cell>
              <table:table-cell office:value-type="float" office:value="4.312435">
                <text:p>4.312435</text:p>
              </table:table-cell>
              <table:table-cell office:value-type="float" office:value="0">
                <text:p>0</text:p>
              </table:table-cell>
              <table:table-cell office:value-type="float" office:value="1154286">
                <text:p>11542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:03:11</text:p>
              </table:table-cell>
              <table:table-cell office:value-type="float" office:value="1.754474">
                <text:p>1.754474</text:p>
              </table:table-cell>
              <table:table-cell office:value-type="float" office:value="2.458922">
                <text:p>2.458922</text:p>
              </table:table-cell>
              <table:table-cell office:value-type="float" office:value="0">
                <text:p>0</text:p>
              </table:table-cell>
              <table:table-cell office:value-type="float" office:value="514266">
                <text:p>51426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:03:12</text:p>
              </table:table-cell>
              <table:table-cell office:value-type="float" office:value="1.027269">
                <text:p>1.027269</text:p>
              </table:table-cell>
              <table:table-cell office:value-type="float" office:value="0.957193">
                <text:p>0.957193</text:p>
              </table:table-cell>
              <table:table-cell office:value-type="float" office:value="0">
                <text:p>0</text:p>
              </table:table-cell>
              <table:table-cell office:value-type="float" office:value="215760">
                <text:p>2157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:03:13</text:p>
              </table:table-cell>
              <table:table-cell office:value-type="float" office:value="1.093147">
                <text:p>1.093147</text:p>
              </table:table-cell>
              <table:table-cell office:value-type="float" office:value="0.5865">
                <text:p>0.5865</text:p>
              </table:table-cell>
              <table:table-cell office:value-type="float" office:value="0">
                <text:p>0</text:p>
              </table:table-cell>
              <table:table-cell office:value-type="float" office:value="99408">
                <text:p>994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:03:14</text:p>
              </table:table-cell>
              <table:table-cell office:value-type="float" office:value="0.710326">
                <text:p>0.710326</text:p>
              </table:table-cell>
              <table:table-cell office:value-type="float" office:value="0.554413">
                <text:p>0.554413</text:p>
              </table:table-cell>
              <table:table-cell office:value-type="float" office:value="0">
                <text:p>0</text:p>
              </table:table-cell>
              <table:table-cell office:value-type="float" office:value="104531">
                <text:p>1045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:03:15</text:p>
              </table:table-cell>
              <table:table-cell office:value-type="float" office:value="0.691194">
                <text:p>0.691194</text:p>
              </table:table-cell>
              <table:table-cell office:value-type="float" office:value="0.527159">
                <text:p>0.527159</text:p>
              </table:table-cell>
              <table:table-cell office:value-type="float" office:value="0">
                <text:p>0</text:p>
              </table:table-cell>
              <table:table-cell office:value-type="float" office:value="102984">
                <text:p>10298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:03:16</text:p>
              </table:table-cell>
              <table:table-cell office:value-type="float" office:value="1.114422">
                <text:p>1.114422</text:p>
              </table:table-cell>
              <table:table-cell office:value-type="float" office:value="0.693146">
                <text:p>0.693146</text:p>
              </table:table-cell>
              <table:table-cell office:value-type="float" office:value="0">
                <text:p>0</text:p>
              </table:table-cell>
              <table:table-cell office:value-type="float" office:value="153642">
                <text:p>15364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:03:17</text:p>
              </table:table-cell>
              <table:table-cell office:value-type="float" office:value="0.889365">
                <text:p>0.889365</text:p>
              </table:table-cell>
              <table:table-cell office:value-type="float" office:value="1.55922">
                <text:p>1.55922</text:p>
              </table:table-cell>
              <table:table-cell office:value-type="float" office:value="0">
                <text:p>0</text:p>
              </table:table-cell>
              <table:table-cell office:value-type="float" office:value="266845">
                <text:p>26684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:03:18</text:p>
              </table:table-cell>
              <table:table-cell office:value-type="float" office:value="0.885865">
                <text:p>0.885865</text:p>
              </table:table-cell>
              <table:table-cell office:value-type="float" office:value="2.489901">
                <text:p>2.489901</text:p>
              </table:table-cell>
              <table:table-cell office:value-type="float" office:value="0">
                <text:p>0</text:p>
              </table:table-cell>
              <table:table-cell office:value-type="float" office:value="451415">
                <text:p>4514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:03:19</text:p>
              </table:table-cell>
              <table:table-cell office:value-type="float" office:value="0.834809">
                <text:p>0.834809</text:p>
              </table:table-cell>
              <table:table-cell office:value-type="float" office:value="2.507609">
                <text:p>2.507609</text:p>
              </table:table-cell>
              <table:table-cell office:value-type="float" office:value="0">
                <text:p>0</text:p>
              </table:table-cell>
              <table:table-cell office:value-type="float" office:value="520411">
                <text:p>5204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:03:20</text:p>
              </table:table-cell>
              <table:table-cell office:value-type="float" office:value="0.554215">
                <text:p>0.554215</text:p>
              </table:table-cell>
              <table:table-cell office:value-type="float" office:value="0.749524">
                <text:p>0.749524</text:p>
              </table:table-cell>
              <table:table-cell office:value-type="float" office:value="0">
                <text:p>0</text:p>
              </table:table-cell>
              <table:table-cell office:value-type="float" office:value="132589">
                <text:p>1325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:03:21</text:p>
              </table:table-cell>
              <table:table-cell office:value-type="float" office:value="0.888361">
                <text:p>0.888361</text:p>
              </table:table-cell>
              <table:table-cell office:value-type="float" office:value="0.824344">
                <text:p>0.824344</text:p>
              </table:table-cell>
              <table:table-cell office:value-type="float" office:value="0">
                <text:p>0</text:p>
              </table:table-cell>
              <table:table-cell office:value-type="float" office:value="150723">
                <text:p>15072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:03:22</text:p>
              </table:table-cell>
              <table:table-cell office:value-type="float" office:value="1.22166">
                <text:p>1.22166</text:p>
              </table:table-cell>
              <table:table-cell office:value-type="float" office:value="1.033631">
                <text:p>1.033631</text:p>
              </table:table-cell>
              <table:table-cell office:value-type="float" office:value="0">
                <text:p>0</text:p>
              </table:table-cell>
              <table:table-cell office:value-type="float" office:value="245667">
                <text:p>24566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:03:23</text:p>
              </table:table-cell>
              <table:table-cell office:value-type="float" office:value="0.930422">
                <text:p>0.930422</text:p>
              </table:table-cell>
              <table:table-cell office:value-type="float" office:value="1.155197">
                <text:p>1.155197</text:p>
              </table:table-cell>
              <table:table-cell office:value-type="float" office:value="0">
                <text:p>0</text:p>
              </table:table-cell>
              <table:table-cell office:value-type="float" office:value="227385">
                <text:p>22738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:03:24</text:p>
              </table:table-cell>
              <table:table-cell office:value-type="float" office:value="0.714226">
                <text:p>0.714226</text:p>
              </table:table-cell>
              <table:table-cell office:value-type="float" office:value="0.977853">
                <text:p>0.977853</text:p>
              </table:table-cell>
              <table:table-cell office:value-type="float" office:value="0">
                <text:p>0</text:p>
              </table:table-cell>
              <table:table-cell office:value-type="float" office:value="180942">
                <text:p>1809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:03:25</text:p>
              </table:table-cell>
              <table:table-cell office:value-type="float" office:value="1.578632">
                <text:p>1.578632</text:p>
              </table:table-cell>
              <table:table-cell office:value-type="float" office:value="1.567704">
                <text:p>1.567704</text:p>
              </table:table-cell>
              <table:table-cell office:value-type="float" office:value="0">
                <text:p>0</text:p>
              </table:table-cell>
              <table:table-cell office:value-type="float" office:value="1164319">
                <text:p>11643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:03:26</text:p>
              </table:table-cell>
              <table:table-cell office:value-type="float" office:value="0.926046">
                <text:p>0.926046</text:p>
              </table:table-cell>
              <table:table-cell office:value-type="float" office:value="1.498237">
                <text:p>1.498237</text:p>
              </table:table-cell>
              <table:table-cell office:value-type="float" office:value="0">
                <text:p>0</text:p>
              </table:table-cell>
              <table:table-cell office:value-type="float" office:value="338655">
                <text:p>3386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:03:27</text:p>
              </table:table-cell>
              <table:table-cell office:value-type="float" office:value="0.803909">
                <text:p>0.803909</text:p>
              </table:table-cell>
              <table:table-cell office:value-type="float" office:value="1.532257">
                <text:p>1.532257</text:p>
              </table:table-cell>
              <table:table-cell office:value-type="float" office:value="0">
                <text:p>0</text:p>
              </table:table-cell>
              <table:table-cell office:value-type="float" office:value="383692">
                <text:p>38369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:03:28</text:p>
              </table:table-cell>
              <table:table-cell office:value-type="float" office:value="1.13962">
                <text:p>1.13962</text:p>
              </table:table-cell>
              <table:table-cell office:value-type="float" office:value="1.458973">
                <text:p>1.458973</text:p>
              </table:table-cell>
              <table:table-cell office:value-type="float" office:value="0">
                <text:p>0</text:p>
              </table:table-cell>
              <table:table-cell office:value-type="float" office:value="261557">
                <text:p>2615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:03:29</text:p>
              </table:table-cell>
              <table:table-cell office:value-type="float" office:value="1.116843">
                <text:p>1.116843</text:p>
              </table:table-cell>
              <table:table-cell office:value-type="float" office:value="1.902594">
                <text:p>1.902594</text:p>
              </table:table-cell>
              <table:table-cell office:value-type="float" office:value="0">
                <text:p>0</text:p>
              </table:table-cell>
              <table:table-cell office:value-type="float" office:value="368649">
                <text:p>36864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:03:30</text:p>
              </table:table-cell>
              <table:table-cell office:value-type="float" office:value="0.999963">
                <text:p>0.999963</text:p>
              </table:table-cell>
              <table:table-cell office:value-type="float" office:value="3.168528">
                <text:p>3.168528</text:p>
              </table:table-cell>
              <table:table-cell office:value-type="float" office:value="0">
                <text:p>0</text:p>
              </table:table-cell>
              <table:table-cell office:value-type="float" office:value="574427">
                <text:p>5744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:03:31</text:p>
              </table:table-cell>
              <table:table-cell office:value-type="float" office:value="0.56955">
                <text:p>0.56955</text:p>
              </table:table-cell>
              <table:table-cell office:value-type="float" office:value="1.698556">
                <text:p>1.698556</text:p>
              </table:table-cell>
              <table:table-cell office:value-type="float" office:value="0">
                <text:p>0</text:p>
              </table:table-cell>
              <table:table-cell office:value-type="float" office:value="317116">
                <text:p>3171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:03:32</text:p>
              </table:table-cell>
              <table:table-cell office:value-type="float" office:value="1.629072">
                <text:p>1.629072</text:p>
              </table:table-cell>
              <table:table-cell office:value-type="float" office:value="1.520474">
                <text:p>1.520474</text:p>
              </table:table-cell>
              <table:table-cell office:value-type="float" office:value="0">
                <text:p>0</text:p>
              </table:table-cell>
              <table:table-cell office:value-type="float" office:value="527599">
                <text:p>5275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:03:33</text:p>
              </table:table-cell>
              <table:table-cell office:value-type="float" office:value="0.473792">
                <text:p>0.473792</text:p>
              </table:table-cell>
              <table:table-cell office:value-type="float" office:value="0.963717">
                <text:p>0.963717</text:p>
              </table:table-cell>
              <table:table-cell office:value-type="float" office:value="0">
                <text:p>0</text:p>
              </table:table-cell>
              <table:table-cell office:value-type="float" office:value="175325">
                <text:p>1753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:03:34</text:p>
              </table:table-cell>
              <table:table-cell office:value-type="float" office:value="0.810436">
                <text:p>0.810436</text:p>
              </table:table-cell>
              <table:table-cell office:value-type="float" office:value="0.977369">
                <text:p>0.977369</text:p>
              </table:table-cell>
              <table:table-cell office:value-type="float" office:value="0">
                <text:p>0</text:p>
              </table:table-cell>
              <table:table-cell office:value-type="float" office:value="169800">
                <text:p>1698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:03:35</text:p>
              </table:table-cell>
              <table:table-cell office:value-type="float" office:value="0.616096">
                <text:p>0.616096</text:p>
              </table:table-cell>
              <table:table-cell office:value-type="float" office:value="0.59472">
                <text:p>0.59472</text:p>
              </table:table-cell>
              <table:table-cell office:value-type="float" office:value="0">
                <text:p>0</text:p>
              </table:table-cell>
              <table:table-cell office:value-type="float" office:value="116214">
                <text:p>1162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:03:36</text:p>
              </table:table-cell>
              <table:table-cell office:value-type="float" office:value="0.569614">
                <text:p>0.569614</text:p>
              </table:table-cell>
              <table:table-cell office:value-type="float" office:value="0.655751">
                <text:p>0.655751</text:p>
              </table:table-cell>
              <table:table-cell office:value-type="float" office:value="0">
                <text:p>0</text:p>
              </table:table-cell>
              <table:table-cell office:value-type="float" office:value="143244">
                <text:p>14324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:03:37</text:p>
              </table:table-cell>
              <table:table-cell office:value-type="float" office:value="0.567426">
                <text:p>0.567426</text:p>
              </table:table-cell>
              <table:table-cell office:value-type="float" office:value="0.467795">
                <text:p>0.467795</text:p>
              </table:table-cell>
              <table:table-cell office:value-type="float" office:value="0">
                <text:p>0</text:p>
              </table:table-cell>
              <table:table-cell office:value-type="float" office:value="147163">
                <text:p>14716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3:03:38</text:p>
              </table:table-cell>
              <table:table-cell office:value-type="float" office:value="0.554766">
                <text:p>0.554766</text:p>
              </table:table-cell>
              <table:table-cell office:value-type="float" office:value="0.758831">
                <text:p>0.758831</text:p>
              </table:table-cell>
              <table:table-cell office:value-type="float" office:value="0">
                <text:p>0</text:p>
              </table:table-cell>
              <table:table-cell office:value-type="float" office:value="168449">
                <text:p>16844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:03:39</text:p>
              </table:table-cell>
              <table:table-cell office:value-type="float" office:value="0.742852">
                <text:p>0.742852</text:p>
              </table:table-cell>
              <table:table-cell office:value-type="float" office:value="0.535602">
                <text:p>0.535602</text:p>
              </table:table-cell>
              <table:table-cell office:value-type="float" office:value="0">
                <text:p>0</text:p>
              </table:table-cell>
              <table:table-cell office:value-type="float" office:value="116299">
                <text:p>11629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03:40</text:p>
              </table:table-cell>
              <table:table-cell office:value-type="float" office:value="0.781877">
                <text:p>0.781877</text:p>
              </table:table-cell>
              <table:table-cell office:value-type="float" office:value="0.537408">
                <text:p>0.537408</text:p>
              </table:table-cell>
              <table:table-cell office:value-type="float" office:value="0">
                <text:p>0</text:p>
              </table:table-cell>
              <table:table-cell office:value-type="float" office:value="110917">
                <text:p>1109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03:41</text:p>
              </table:table-cell>
              <table:table-cell office:value-type="float" office:value="0.659355">
                <text:p>0.659355</text:p>
              </table:table-cell>
              <table:table-cell office:value-type="float" office:value="0.499094">
                <text:p>0.499094</text:p>
              </table:table-cell>
              <table:table-cell office:value-type="float" office:value="0">
                <text:p>0</text:p>
              </table:table-cell>
              <table:table-cell office:value-type="float" office:value="110899">
                <text:p>11089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3:03:42</text:p>
              </table:table-cell>
              <table:table-cell office:value-type="float" office:value="0.67332">
                <text:p>0.67332</text:p>
              </table:table-cell>
              <table:table-cell office:value-type="float" office:value="0.52934">
                <text:p>0.52934</text:p>
              </table:table-cell>
              <table:table-cell office:value-type="float" office:value="0">
                <text:p>0</text:p>
              </table:table-cell>
              <table:table-cell office:value-type="float" office:value="130709">
                <text:p>13070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:03:43</text:p>
              </table:table-cell>
              <table:table-cell office:value-type="float" office:value="0.923433">
                <text:p>0.923433</text:p>
              </table:table-cell>
              <table:table-cell office:value-type="float" office:value="2.046842">
                <text:p>2.046842</text:p>
              </table:table-cell>
              <table:table-cell office:value-type="float" office:value="0">
                <text:p>0</text:p>
              </table:table-cell>
              <table:table-cell office:value-type="float" office:value="460375">
                <text:p>4603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:03:44</text:p>
              </table:table-cell>
              <table:table-cell office:value-type="float" office:value="0.629916">
                <text:p>0.629916</text:p>
              </table:table-cell>
              <table:table-cell office:value-type="float" office:value="1.663923">
                <text:p>1.663923</text:p>
              </table:table-cell>
              <table:table-cell office:value-type="float" office:value="0">
                <text:p>0</text:p>
              </table:table-cell>
              <table:table-cell office:value-type="float" office:value="347967">
                <text:p>3479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:03:45</text:p>
              </table:table-cell>
              <table:table-cell office:value-type="float" office:value="0.792491">
                <text:p>0.792491</text:p>
              </table:table-cell>
              <table:table-cell office:value-type="float" office:value="0.471955">
                <text:p>0.471955</text:p>
              </table:table-cell>
              <table:table-cell office:value-type="float" office:value="0">
                <text:p>0</text:p>
              </table:table-cell>
              <table:table-cell office:value-type="float" office:value="96973">
                <text:p>9697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:03:46</text:p>
              </table:table-cell>
              <table:table-cell office:value-type="float" office:value="0.67236">
                <text:p>0.67236</text:p>
              </table:table-cell>
              <table:table-cell office:value-type="float" office:value="1.387683">
                <text:p>1.387683</text:p>
              </table:table-cell>
              <table:table-cell office:value-type="float" office:value="0">
                <text:p>0</text:p>
              </table:table-cell>
              <table:table-cell office:value-type="float" office:value="304735">
                <text:p>30473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:03:47</text:p>
              </table:table-cell>
              <table:table-cell office:value-type="float" office:value="0.49841">
                <text:p>0.49841</text:p>
              </table:table-cell>
              <table:table-cell office:value-type="float" office:value="0.530556">
                <text:p>0.530556</text:p>
              </table:table-cell>
              <table:table-cell office:value-type="float" office:value="0">
                <text:p>0</text:p>
              </table:table-cell>
              <table:table-cell office:value-type="float" office:value="111015">
                <text:p>1110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:03:48</text:p>
              </table:table-cell>
              <table:table-cell office:value-type="float" office:value="0.736258">
                <text:p>0.736258</text:p>
              </table:table-cell>
              <table:table-cell office:value-type="float" office:value="0.930871">
                <text:p>0.930871</text:p>
              </table:table-cell>
              <table:table-cell office:value-type="float" office:value="0">
                <text:p>0</text:p>
              </table:table-cell>
              <table:table-cell office:value-type="float" office:value="216004">
                <text:p>21600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:03:49</text:p>
              </table:table-cell>
              <table:table-cell office:value-type="float" office:value="0.51639">
                <text:p>0.51639</text:p>
              </table:table-cell>
              <table:table-cell office:value-type="float" office:value="0.482603">
                <text:p>0.482603</text:p>
              </table:table-cell>
              <table:table-cell office:value-type="float" office:value="0">
                <text:p>0</text:p>
              </table:table-cell>
              <table:table-cell office:value-type="float" office:value="106058">
                <text:p>10605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:03:50</text:p>
              </table:table-cell>
              <table:table-cell office:value-type="float" office:value="0.855786">
                <text:p>0.855786</text:p>
              </table:table-cell>
              <table:table-cell office:value-type="float" office:value="1.677649">
                <text:p>1.677649</text:p>
              </table:table-cell>
              <table:table-cell office:value-type="float" office:value="0">
                <text:p>0</text:p>
              </table:table-cell>
              <table:table-cell office:value-type="float" office:value="425745">
                <text:p>4257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:03:51</text:p>
              </table:table-cell>
              <table:table-cell office:value-type="float" office:value="0.526142">
                <text:p>0.526142</text:p>
              </table:table-cell>
              <table:table-cell office:value-type="float" office:value="0.848967">
                <text:p>0.848967</text:p>
              </table:table-cell>
              <table:table-cell office:value-type="float" office:value="0">
                <text:p>0</text:p>
              </table:table-cell>
              <table:table-cell office:value-type="float" office:value="202524">
                <text:p>20252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:03:52</text:p>
              </table:table-cell>
              <table:table-cell office:value-type="float" office:value="0.518373">
                <text:p>0.518373</text:p>
              </table:table-cell>
              <table:table-cell office:value-type="float" office:value="0.543121">
                <text:p>0.543121</text:p>
              </table:table-cell>
              <table:table-cell office:value-type="float" office:value="0">
                <text:p>0</text:p>
              </table:table-cell>
              <table:table-cell office:value-type="float" office:value="113645">
                <text:p>1136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3:03:53</text:p>
              </table:table-cell>
              <table:table-cell office:value-type="float" office:value="0.553338">
                <text:p>0.553338</text:p>
              </table:table-cell>
              <table:table-cell office:value-type="float" office:value="0.437381">
                <text:p>0.437381</text:p>
              </table:table-cell>
              <table:table-cell office:value-type="float" office:value="0">
                <text:p>0</text:p>
              </table:table-cell>
              <table:table-cell office:value-type="float" office:value="103609">
                <text:p>10360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:03:54</text:p>
              </table:table-cell>
              <table:table-cell office:value-type="float" office:value="0.549386">
                <text:p>0.549386</text:p>
              </table:table-cell>
              <table:table-cell office:value-type="float" office:value="0.371494">
                <text:p>0.371494</text:p>
              </table:table-cell>
              <table:table-cell office:value-type="float" office:value="0">
                <text:p>0</text:p>
              </table:table-cell>
              <table:table-cell office:value-type="float" office:value="92667">
                <text:p>9266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:03:55</text:p>
              </table:table-cell>
              <table:table-cell office:value-type="float" office:value="0.506317">
                <text:p>0.506317</text:p>
              </table:table-cell>
              <table:table-cell office:value-type="float" office:value="0.389569">
                <text:p>0.389569</text:p>
              </table:table-cell>
              <table:table-cell office:value-type="float" office:value="0">
                <text:p>0</text:p>
              </table:table-cell>
              <table:table-cell office:value-type="float" office:value="108970">
                <text:p>1089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:03:56</text:p>
              </table:table-cell>
              <table:table-cell office:value-type="float" office:value="0.483592">
                <text:p>0.483592</text:p>
              </table:table-cell>
              <table:table-cell office:value-type="float" office:value="0.405409">
                <text:p>0.405409</text:p>
              </table:table-cell>
              <table:table-cell office:value-type="float" office:value="0">
                <text:p>0</text:p>
              </table:table-cell>
              <table:table-cell office:value-type="float" office:value="113775">
                <text:p>11377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:03:57</text:p>
              </table:table-cell>
              <table:table-cell office:value-type="float" office:value="0.578551">
                <text:p>0.578551</text:p>
              </table:table-cell>
              <table:table-cell office:value-type="float" office:value="0.420852">
                <text:p>0.420852</text:p>
              </table:table-cell>
              <table:table-cell office:value-type="float" office:value="0">
                <text:p>0</text:p>
              </table:table-cell>
              <table:table-cell office:value-type="float" office:value="117476">
                <text:p>11747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:03:58</text:p>
              </table:table-cell>
              <table:table-cell office:value-type="float" office:value="0.480914">
                <text:p>0.480914</text:p>
              </table:table-cell>
              <table:table-cell office:value-type="float" office:value="0.453368">
                <text:p>0.453368</text:p>
              </table:table-cell>
              <table:table-cell office:value-type="float" office:value="0">
                <text:p>0</text:p>
              </table:table-cell>
              <table:table-cell office:value-type="float" office:value="126926">
                <text:p>12692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:03:59</text:p>
              </table:table-cell>
              <table:table-cell office:value-type="float" office:value="0.552026">
                <text:p>0.552026</text:p>
              </table:table-cell>
              <table:table-cell office:value-type="float" office:value="0.694904">
                <text:p>0.694904</text:p>
              </table:table-cell>
              <table:table-cell office:value-type="float" office:value="0">
                <text:p>0</text:p>
              </table:table-cell>
              <table:table-cell office:value-type="float" office:value="192028">
                <text:p>19202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:04:00</text:p>
              </table:table-cell>
              <table:table-cell office:value-type="float" office:value="0.535255">
                <text:p>0.535255</text:p>
              </table:table-cell>
              <table:table-cell office:value-type="float" office:value="0.569091">
                <text:p>0.569091</text:p>
              </table:table-cell>
              <table:table-cell office:value-type="float" office:value="0">
                <text:p>0</text:p>
              </table:table-cell>
              <table:table-cell office:value-type="float" office:value="155199">
                <text:p>15519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3:04:01</text:p>
              </table:table-cell>
              <table:table-cell office:value-type="float" office:value="0.513229">
                <text:p>0.513229</text:p>
              </table:table-cell>
              <table:table-cell office:value-type="float" office:value="0.443187">
                <text:p>0.443187</text:p>
              </table:table-cell>
              <table:table-cell office:value-type="float" office:value="0">
                <text:p>0</text:p>
              </table:table-cell>
              <table:table-cell office:value-type="float" office:value="143583">
                <text:p>14358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3:04:02</text:p>
              </table:table-cell>
              <table:table-cell office:value-type="float" office:value="0.490437">
                <text:p>0.490437</text:p>
              </table:table-cell>
              <table:table-cell office:value-type="float" office:value="0.254347">
                <text:p>0.254347</text:p>
              </table:table-cell>
              <table:table-cell office:value-type="float" office:value="0">
                <text:p>0</text:p>
              </table:table-cell>
              <table:table-cell office:value-type="float" office:value="89084">
                <text:p>8908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3:04:03</text:p>
              </table:table-cell>
              <table:table-cell office:value-type="float" office:value="0.642493">
                <text:p>0.642493</text:p>
              </table:table-cell>
              <table:table-cell office:value-type="float" office:value="0.571978">
                <text:p>0.571978</text:p>
              </table:table-cell>
              <table:table-cell office:value-type="float" office:value="0">
                <text:p>0</text:p>
              </table:table-cell>
              <table:table-cell office:value-type="float" office:value="267520">
                <text:p>2675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:04:04</text:p>
              </table:table-cell>
              <table:table-cell office:value-type="float" office:value="0.587575">
                <text:p>0.587575</text:p>
              </table:table-cell>
              <table:table-cell office:value-type="float" office:value="0.528398">
                <text:p>0.528398</text:p>
              </table:table-cell>
              <table:table-cell office:value-type="float" office:value="0">
                <text:p>0</text:p>
              </table:table-cell>
              <table:table-cell office:value-type="float" office:value="222290">
                <text:p>22229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:04:05</text:p>
              </table:table-cell>
              <table:table-cell office:value-type="float" office:value="0.37389">
                <text:p>0.37389</text:p>
              </table:table-cell>
              <table:table-cell office:value-type="float" office:value="0.277638">
                <text:p>0.277638</text:p>
              </table:table-cell>
              <table:table-cell office:value-type="float" office:value="0">
                <text:p>0</text:p>
              </table:table-cell>
              <table:table-cell office:value-type="float" office:value="95858">
                <text:p>958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:04:06</text:p>
              </table:table-cell>
              <table:table-cell office:value-type="float" office:value="0.490929">
                <text:p>0.490929</text:p>
              </table:table-cell>
              <table:table-cell office:value-type="float" office:value="0.21837">
                <text:p>0.21837</text:p>
              </table:table-cell>
              <table:table-cell office:value-type="float" office:value="0">
                <text:p>0</text:p>
              </table:table-cell>
              <table:table-cell office:value-type="float" office:value="88995">
                <text:p>8899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3:04:07</text:p>
              </table:table-cell>
              <table:table-cell office:value-type="float" office:value="0.362842">
                <text:p>0.362842</text:p>
              </table:table-cell>
              <table:table-cell office:value-type="float" office:value="0.168548">
                <text:p>0.168548</text:p>
              </table:table-cell>
              <table:table-cell office:value-type="float" office:value="0">
                <text:p>0</text:p>
              </table:table-cell>
              <table:table-cell office:value-type="float" office:value="78702">
                <text:p>7870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3:04:08</text:p>
              </table:table-cell>
              <table:table-cell office:value-type="float" office:value="0.324784">
                <text:p>0.324784</text:p>
              </table:table-cell>
              <table:table-cell office:value-type="float" office:value="0.11611">
                <text:p>0.11611</text:p>
              </table:table-cell>
              <table:table-cell office:value-type="float" office:value="0">
                <text:p>0</text:p>
              </table:table-cell>
              <table:table-cell office:value-type="float" office:value="64938">
                <text:p>6493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3:04:09</text:p>
              </table:table-cell>
              <table:table-cell office:value-type="float" office:value="0.22436">
                <text:p>0.22436</text:p>
              </table:table-cell>
              <table:table-cell office:value-type="float" office:value="0.041728">
                <text:p>0.041728</text:p>
              </table:table-cell>
              <table:table-cell office:value-type="float" office:value="0">
                <text:p>0</text:p>
              </table:table-cell>
              <table:table-cell office:value-type="float" office:value="27647">
                <text:p>2764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:04:10</text:p>
              </table:table-cell>
              <table:table-cell office:value-type="float" office:value="0.298003">
                <text:p>0.298003</text:p>
              </table:table-cell>
              <table:table-cell office:value-type="float" office:value="0.124514">
                <text:p>0.124514</text:p>
              </table:table-cell>
              <table:table-cell office:value-type="float" office:value="0">
                <text:p>0</text:p>
              </table:table-cell>
              <table:table-cell office:value-type="float" office:value="85289">
                <text:p>8528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:04:11</text:p>
              </table:table-cell>
              <table:table-cell office:value-type="float" office:value="0.380056">
                <text:p>0.380056</text:p>
              </table:table-cell>
              <table:table-cell office:value-type="float" office:value="0.289122">
                <text:p>0.289122</text:p>
              </table:table-cell>
              <table:table-cell office:value-type="float" office:value="0">
                <text:p>0</text:p>
              </table:table-cell>
              <table:table-cell office:value-type="float" office:value="157827">
                <text:p>15782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:04:12</text:p>
              </table:table-cell>
              <table:table-cell office:value-type="float" office:value="0.401957">
                <text:p>0.401957</text:p>
              </table:table-cell>
              <table:table-cell office:value-type="float" office:value="0.36043">
                <text:p>0.36043</text:p>
              </table:table-cell>
              <table:table-cell office:value-type="float" office:value="0">
                <text:p>0</text:p>
              </table:table-cell>
              <table:table-cell office:value-type="float" office:value="168255">
                <text:p>16825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:04:13</text:p>
              </table:table-cell>
              <table:table-cell office:value-type="float" office:value="0.38255">
                <text:p>0.38255</text:p>
              </table:table-cell>
              <table:table-cell office:value-type="float" office:value="0.171441">
                <text:p>0.171441</text:p>
              </table:table-cell>
              <table:table-cell office:value-type="float" office:value="0">
                <text:p>0</text:p>
              </table:table-cell>
              <table:table-cell office:value-type="float" office:value="104353">
                <text:p>10435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:04:14</text:p>
              </table:table-cell>
              <table:table-cell office:value-type="float" office:value="0.26621">
                <text:p>0.26621</text:p>
              </table:table-cell>
              <table:table-cell office:value-type="float" office:value="0.095419">
                <text:p>0.095419</text:p>
              </table:table-cell>
              <table:table-cell office:value-type="float" office:value="0">
                <text:p>0</text:p>
              </table:table-cell>
              <table:table-cell office:value-type="float" office:value="87966">
                <text:p>8796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:04:15</text:p>
              </table:table-cell>
              <table:table-cell office:value-type="float" office:value="0.170667">
                <text:p>0.170667</text:p>
              </table:table-cell>
              <table:table-cell office:value-type="float" office:value="0.048897">
                <text:p>0.048897</text:p>
              </table:table-cell>
              <table:table-cell office:value-type="float" office:value="0">
                <text:p>0</text:p>
              </table:table-cell>
              <table:table-cell office:value-type="float" office:value="58900">
                <text:p>5890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:04:16</text:p>
              </table:table-cell>
              <table:table-cell office:value-type="float" office:value="0.160034">
                <text:p>0.160034</text:p>
              </table:table-cell>
              <table:table-cell office:value-type="float" office:value="0.054367">
                <text:p>0.054367</text:p>
              </table:table-cell>
              <table:table-cell office:value-type="float" office:value="0">
                <text:p>0</text:p>
              </table:table-cell>
              <table:table-cell office:value-type="float" office:value="85186">
                <text:p>8518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:04:17</text:p>
              </table:table-cell>
              <table:table-cell office:value-type="float" office:value="0.265735">
                <text:p>0.265735</text:p>
              </table:table-cell>
              <table:table-cell office:value-type="float" office:value="0.116832">
                <text:p>0.116832</text:p>
              </table:table-cell>
              <table:table-cell office:value-type="float" office:value="0">
                <text:p>0</text:p>
              </table:table-cell>
              <table:table-cell office:value-type="float" office:value="137654">
                <text:p>13765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3:04:18</text:p>
              </table:table-cell>
              <table:table-cell office:value-type="float" office:value="0.290222">
                <text:p>0.290222</text:p>
              </table:table-cell>
              <table:table-cell office:value-type="float" office:value="0.110618">
                <text:p>0.110618</text:p>
              </table:table-cell>
              <table:table-cell office:value-type="float" office:value="0">
                <text:p>0</text:p>
              </table:table-cell>
              <table:table-cell office:value-type="float" office:value="123475">
                <text:p>12347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04:19</text:p>
              </table:table-cell>
              <table:table-cell office:value-type="float" office:value="0.273434">
                <text:p>0.273434</text:p>
              </table:table-cell>
              <table:table-cell office:value-type="float" office:value="0.113519">
                <text:p>0.113519</text:p>
              </table:table-cell>
              <table:table-cell office:value-type="float" office:value="0">
                <text:p>0</text:p>
              </table:table-cell>
              <table:table-cell office:value-type="float" office:value="139614">
                <text:p>13961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4:20</text:p>
              </table:table-cell>
              <table:table-cell office:value-type="float" office:value="0.134349">
                <text:p>0.134349</text:p>
              </table:table-cell>
              <table:table-cell office:value-type="float" office:value="0.029917">
                <text:p>0.029917</text:p>
              </table:table-cell>
              <table:table-cell office:value-type="float" office:value="0">
                <text:p>0</text:p>
              </table:table-cell>
              <table:table-cell office:value-type="float" office:value="77524">
                <text:p>7752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:04:21</text:p>
              </table:table-cell>
              <table:table-cell office:value-type="float" office:value="0.116627">
                <text:p>0.116627</text:p>
              </table:table-cell>
              <table:table-cell office:value-type="float" office:value="0.028398">
                <text:p>0.028398</text:p>
              </table:table-cell>
              <table:table-cell office:value-type="float" office:value="0">
                <text:p>0</text:p>
              </table:table-cell>
              <table:table-cell office:value-type="float" office:value="105986">
                <text:p>10598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:04:22</text:p>
              </table:table-cell>
              <table:table-cell office:value-type="float" office:value="0.204185">
                <text:p>0.204185</text:p>
              </table:table-cell>
              <table:table-cell office:value-type="float" office:value="0.042375">
                <text:p>0.042375</text:p>
              </table:table-cell>
              <table:table-cell office:value-type="float" office:value="0">
                <text:p>0</text:p>
              </table:table-cell>
              <table:table-cell office:value-type="float" office:value="98704">
                <text:p>9870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:04:23</text:p>
              </table:table-cell>
              <table:table-cell office:value-type="float" office:value="0.115586">
                <text:p>0.115586</text:p>
              </table:table-cell>
              <table:table-cell office:value-type="float" office:value="0.014317">
                <text:p>0.014317</text:p>
              </table:table-cell>
              <table:table-cell office:value-type="float" office:value="0">
                <text:p>0</text:p>
              </table:table-cell>
              <table:table-cell office:value-type="float" office:value="60943">
                <text:p>6094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3:04:24</text:p>
              </table:table-cell>
              <table:table-cell office:value-type="float" office:value="0.137963">
                <text:p>0.137963</text:p>
              </table:table-cell>
              <table:table-cell office:value-type="float" office:value="0.027895">
                <text:p>0.027895</text:p>
              </table:table-cell>
              <table:table-cell office:value-type="float" office:value="0">
                <text:p>0</text:p>
              </table:table-cell>
              <table:table-cell office:value-type="float" office:value="156354">
                <text:p>15635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04:25</text:p>
              </table:table-cell>
              <table:table-cell office:value-type="float" office:value="0.071227">
                <text:p>0.071227</text:p>
              </table:table-cell>
              <table:table-cell office:value-type="float" office:value="0.014892">
                <text:p>0.014892</text:p>
              </table:table-cell>
              <table:table-cell office:value-type="float" office:value="0">
                <text:p>0</text:p>
              </table:table-cell>
              <table:table-cell office:value-type="float" office:value="67236">
                <text:p>6723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3:04:26</text:p>
              </table:table-cell>
              <table:table-cell office:value-type="float" office:value="0.062604">
                <text:p>0.062604</text:p>
              </table:table-cell>
              <table:table-cell office:value-type="float" office:value="0.016547">
                <text:p>0.016547</text:p>
              </table:table-cell>
              <table:table-cell office:value-type="float" office:value="0">
                <text:p>0</text:p>
              </table:table-cell>
              <table:table-cell office:value-type="float" office:value="87495">
                <text:p>8749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:04:27</text:p>
              </table:table-cell>
              <table:table-cell office:value-type="float" office:value="0.159517">
                <text:p>0.159517</text:p>
              </table:table-cell>
              <table:table-cell office:value-type="float" office:value="0.040695">
                <text:p>0.040695</text:p>
              </table:table-cell>
              <table:table-cell office:value-type="float" office:value="0">
                <text:p>0</text:p>
              </table:table-cell>
              <table:table-cell office:value-type="float" office:value="89623">
                <text:p>8962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04:28</text:p>
              </table:table-cell>
              <table:table-cell office:value-type="float" office:value="0.026611">
                <text:p>0.026611</text:p>
              </table:table-cell>
              <table:table-cell office:value-type="float" office:value="0.002993">
                <text:p>0.002993</text:p>
              </table:table-cell>
              <table:table-cell office:value-type="float" office:value="0">
                <text:p>0</text:p>
              </table:table-cell>
              <table:table-cell office:value-type="float" office:value="51542">
                <text:p>5154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:04:29</text:p>
              </table:table-cell>
              <table:table-cell office:value-type="float" office:value="0.026092">
                <text:p>0.026092</text:p>
              </table:table-cell>
              <table:table-cell office:value-type="float" office:value="0.003761">
                <text:p>0.003761</text:p>
              </table:table-cell>
              <table:table-cell office:value-type="float" office:value="0">
                <text:p>0</text:p>
              </table:table-cell>
              <table:table-cell office:value-type="float" office:value="42149">
                <text:p>4214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04:30</text:p>
              </table:table-cell>
              <table:table-cell office:value-type="float" office:value="0.123561">
                <text:p>0.123561</text:p>
              </table:table-cell>
              <table:table-cell office:value-type="float" office:value="0.009676">
                <text:p>0.009676</text:p>
              </table:table-cell>
              <table:table-cell office:value-type="float" office:value="0">
                <text:p>0</text:p>
              </table:table-cell>
              <table:table-cell office:value-type="float" office:value="75318">
                <text:p>7531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04:31</text:p>
              </table:table-cell>
              <table:table-cell office:value-type="float" office:value="0.037174">
                <text:p>0.037174</text:p>
              </table:table-cell>
              <table:table-cell office:value-type="float" office:value="0.003419">
                <text:p>0.003419</text:p>
              </table:table-cell>
              <table:table-cell office:value-type="float" office:value="0">
                <text:p>0</text:p>
              </table:table-cell>
              <table:table-cell office:value-type="float" office:value="50803">
                <text:p>5080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04:32</text:p>
              </table:table-cell>
              <table:table-cell office:value-type="float" office:value="0.153974">
                <text:p>0.153974</text:p>
              </table:table-cell>
              <table:table-cell office:value-type="float" office:value="0.028341">
                <text:p>0.028341</text:p>
              </table:table-cell>
              <table:table-cell office:value-type="float" office:value="0">
                <text:p>0</text:p>
              </table:table-cell>
              <table:table-cell office:value-type="float" office:value="99378">
                <text:p>9937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04:33</text:p>
              </table:table-cell>
              <table:table-cell office:value-type="float" office:value="0.232967">
                <text:p>0.232967</text:p>
              </table:table-cell>
              <table:table-cell office:value-type="float" office:value="0.087206">
                <text:p>0.087206</text:p>
              </table:table-cell>
              <table:table-cell office:value-type="float" office:value="0">
                <text:p>0</text:p>
              </table:table-cell>
              <table:table-cell office:value-type="float" office:value="222719">
                <text:p>22271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04:34</text:p>
              </table:table-cell>
              <table:table-cell office:value-type="float" office:value="0.449524">
                <text:p>0.449524</text:p>
              </table:table-cell>
              <table:table-cell office:value-type="float" office:value="0.141666">
                <text:p>0.141666</text:p>
              </table:table-cell>
              <table:table-cell office:value-type="float" office:value="0">
                <text:p>0</text:p>
              </table:table-cell>
              <table:table-cell office:value-type="float" office:value="166168">
                <text:p>16616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:04:35</text:p>
              </table:table-cell>
              <table:table-cell office:value-type="float" office:value="0.341656">
                <text:p>0.341656</text:p>
              </table:table-cell>
              <table:table-cell office:value-type="float" office:value="0.080763">
                <text:p>0.080763</text:p>
              </table:table-cell>
              <table:table-cell office:value-type="float" office:value="0">
                <text:p>0</text:p>
              </table:table-cell>
              <table:table-cell office:value-type="float" office:value="121604">
                <text:p>12160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3:04:36</text:p>
              </table:table-cell>
              <table:table-cell office:value-type="float" office:value="0.193356">
                <text:p>0.193356</text:p>
              </table:table-cell>
              <table:table-cell office:value-type="float" office:value="0.024967">
                <text:p>0.024967</text:p>
              </table:table-cell>
              <table:table-cell office:value-type="float" office:value="0">
                <text:p>0</text:p>
              </table:table-cell>
              <table:table-cell office:value-type="float" office:value="89782">
                <text:p>8978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3:04:37</text:p>
              </table:table-cell>
              <table:table-cell office:value-type="float" office:value="0.026621">
                <text:p>0.026621</text:p>
              </table:table-cell>
              <table:table-cell office:value-type="float" office:value="0.004414">
                <text:p>0.004414</text:p>
              </table:table-cell>
              <table:table-cell office:value-type="float" office:value="0">
                <text:p>0</text:p>
              </table:table-cell>
              <table:table-cell office:value-type="float" office:value="66179">
                <text:p>6617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:04:38</text:p>
              </table:table-cell>
              <table:table-cell office:value-type="float" office:value="0.025978">
                <text:p>0.025978</text:p>
              </table:table-cell>
              <table:table-cell office:value-type="float" office:value="0.007816">
                <text:p>0.007816</text:p>
              </table:table-cell>
              <table:table-cell office:value-type="float" office:value="0">
                <text:p>0</text:p>
              </table:table-cell>
              <table:table-cell office:value-type="float" office:value="75480">
                <text:p>7548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3:04:39</text:p>
              </table:table-cell>
              <table:table-cell office:value-type="float" office:value="0.019147">
                <text:p>0.019147</text:p>
              </table:table-cell>
              <table:table-cell office:value-type="float" office:value="0.001941">
                <text:p>0.001941</text:p>
              </table:table-cell>
              <table:table-cell office:value-type="float" office:value="0">
                <text:p>0</text:p>
              </table:table-cell>
              <table:table-cell office:value-type="float" office:value="45933">
                <text:p>4593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:04:40</text:p>
              </table:table-cell>
              <table:table-cell office:value-type="float" office:value="0.124935">
                <text:p>0.124935</text:p>
              </table:table-cell>
              <table:table-cell office:value-type="float" office:value="0.015106">
                <text:p>0.015106</text:p>
              </table:table-cell>
              <table:table-cell office:value-type="float" office:value="0">
                <text:p>0</text:p>
              </table:table-cell>
              <table:table-cell office:value-type="float" office:value="93755">
                <text:p>9375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04:41</text:p>
              </table:table-cell>
              <table:table-cell office:value-type="float" office:value="0.018506">
                <text:p>0.018506</text:p>
              </table:table-cell>
              <table:table-cell office:value-type="float" office:value="0.002124">
                <text:p>0.002124</text:p>
              </table:table-cell>
              <table:table-cell office:value-type="float" office:value="0">
                <text:p>0</text:p>
              </table:table-cell>
              <table:table-cell office:value-type="float" office:value="40274">
                <text:p>4027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04:42</text:p>
              </table:table-cell>
              <table:table-cell office:value-type="float" office:value="0.112839">
                <text:p>0.112839</text:p>
              </table:table-cell>
              <table:table-cell office:value-type="float" office:value="0.017559">
                <text:p>0.017559</text:p>
              </table:table-cell>
              <table:table-cell office:value-type="float" office:value="0">
                <text:p>0</text:p>
              </table:table-cell>
              <table:table-cell office:value-type="float" office:value="91206">
                <text:p>9120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04:43</text:p>
              </table:table-cell>
              <table:table-cell office:value-type="float" office:value="0.162704">
                <text:p>0.162704</text:p>
              </table:table-cell>
              <table:table-cell office:value-type="float" office:value="0.027766">
                <text:p>0.027766</text:p>
              </table:table-cell>
              <table:table-cell office:value-type="float" office:value="0">
                <text:p>0</text:p>
              </table:table-cell>
              <table:table-cell office:value-type="float" office:value="102140">
                <text:p>10214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04:44</text:p>
              </table:table-cell>
              <table:table-cell office:value-type="float" office:value="0.208421">
                <text:p>0.208421</text:p>
              </table:table-cell>
              <table:table-cell office:value-type="float" office:value="0.048929">
                <text:p>0.048929</text:p>
              </table:table-cell>
              <table:table-cell office:value-type="float" office:value="0">
                <text:p>0</text:p>
              </table:table-cell>
              <table:table-cell office:value-type="float" office:value="133201">
                <text:p>13320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:04:45</text:p>
              </table:table-cell>
              <table:table-cell office:value-type="float" office:value="0.231028">
                <text:p>0.231028</text:p>
              </table:table-cell>
              <table:table-cell office:value-type="float" office:value="0.038795">
                <text:p>0.038795</text:p>
              </table:table-cell>
              <table:table-cell office:value-type="float" office:value="0">
                <text:p>0</text:p>
              </table:table-cell>
              <table:table-cell office:value-type="float" office:value="115653">
                <text:p>11565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:04:46</text:p>
              </table:table-cell>
              <table:table-cell office:value-type="float" office:value="0.123597">
                <text:p>0.123597</text:p>
              </table:table-cell>
              <table:table-cell office:value-type="float" office:value="0.043844">
                <text:p>0.043844</text:p>
              </table:table-cell>
              <table:table-cell office:value-type="float" office:value="0">
                <text:p>0</text:p>
              </table:table-cell>
              <table:table-cell office:value-type="float" office:value="161074">
                <text:p>16107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:04:47</text:p>
              </table:table-cell>
              <table:table-cell office:value-type="float" office:value="0.143282">
                <text:p>0.143282</text:p>
              </table:table-cell>
              <table:table-cell office:value-type="float" office:value="0.020677">
                <text:p>0.020677</text:p>
              </table:table-cell>
              <table:table-cell office:value-type="float" office:value="0">
                <text:p>0</text:p>
              </table:table-cell>
              <table:table-cell office:value-type="float" office:value="51874">
                <text:p>5187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3:04:48</text:p>
              </table:table-cell>
              <table:table-cell office:value-type="float" office:value="0.44796">
                <text:p>0.44796</text:p>
              </table:table-cell>
              <table:table-cell office:value-type="float" office:value="0.205255">
                <text:p>0.205255</text:p>
              </table:table-cell>
              <table:table-cell office:value-type="float" office:value="0">
                <text:p>0</text:p>
              </table:table-cell>
              <table:table-cell office:value-type="float" office:value="268305">
                <text:p>26830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4:49</text:p>
              </table:table-cell>
              <table:table-cell office:value-type="float" office:value="0.602818">
                <text:p>0.602818</text:p>
              </table:table-cell>
              <table:table-cell office:value-type="float" office:value="0.391314">
                <text:p>0.391314</text:p>
              </table:table-cell>
              <table:table-cell office:value-type="float" office:value="0">
                <text:p>0</text:p>
              </table:table-cell>
              <table:table-cell office:value-type="float" office:value="303754">
                <text:p>30375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3:04:50</text:p>
              </table:table-cell>
              <table:table-cell office:value-type="float" office:value="0.541522">
                <text:p>0.541522</text:p>
              </table:table-cell>
              <table:table-cell office:value-type="float" office:value="0.375952">
                <text:p>0.375952</text:p>
              </table:table-cell>
              <table:table-cell office:value-type="float" office:value="0">
                <text:p>0</text:p>
              </table:table-cell>
              <table:table-cell office:value-type="float" office:value="268008">
                <text:p>26800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3:04:51</text:p>
              </table:table-cell>
              <table:table-cell office:value-type="float" office:value="0.458727">
                <text:p>0.458727</text:p>
              </table:table-cell>
              <table:table-cell office:value-type="float" office:value="0.245248">
                <text:p>0.245248</text:p>
              </table:table-cell>
              <table:table-cell office:value-type="float" office:value="0">
                <text:p>0</text:p>
              </table:table-cell>
              <table:table-cell office:value-type="float" office:value="141728">
                <text:p>14172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3:04:52</text:p>
              </table:table-cell>
              <table:table-cell office:value-type="float" office:value="0.568098">
                <text:p>0.568098</text:p>
              </table:table-cell>
              <table:table-cell office:value-type="float" office:value="0.216592">
                <text:p>0.216592</text:p>
              </table:table-cell>
              <table:table-cell office:value-type="float" office:value="0">
                <text:p>0</text:p>
              </table:table-cell>
              <table:table-cell office:value-type="float" office:value="144612">
                <text:p>14461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3:04:53</text:p>
              </table:table-cell>
              <table:table-cell office:value-type="float" office:value="0.426257">
                <text:p>0.426257</text:p>
              </table:table-cell>
              <table:table-cell office:value-type="float" office:value="0.170122">
                <text:p>0.170122</text:p>
              </table:table-cell>
              <table:table-cell office:value-type="float" office:value="0">
                <text:p>0</text:p>
              </table:table-cell>
              <table:table-cell office:value-type="float" office:value="120147">
                <text:p>12014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3:04:54</text:p>
              </table:table-cell>
              <table:table-cell office:value-type="float" office:value="0.485857">
                <text:p>0.485857</text:p>
              </table:table-cell>
              <table:table-cell office:value-type="float" office:value="0.182246">
                <text:p>0.182246</text:p>
              </table:table-cell>
              <table:table-cell office:value-type="float" office:value="0">
                <text:p>0</text:p>
              </table:table-cell>
              <table:table-cell office:value-type="float" office:value="142987">
                <text:p>14298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3:04:55</text:p>
              </table:table-cell>
              <table:table-cell office:value-type="float" office:value="0.179729">
                <text:p>0.179729</text:p>
              </table:table-cell>
              <table:table-cell office:value-type="float" office:value="0.063055">
                <text:p>0.063055</text:p>
              </table:table-cell>
              <table:table-cell office:value-type="float" office:value="0">
                <text:p>0</text:p>
              </table:table-cell>
              <table:table-cell office:value-type="float" office:value="106206">
                <text:p>10620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:04:56</text:p>
              </table:table-cell>
              <table:table-cell office:value-type="float" office:value="0.167998">
                <text:p>0.167998</text:p>
              </table:table-cell>
              <table:table-cell office:value-type="float" office:value="0.025633">
                <text:p>0.025633</text:p>
              </table:table-cell>
              <table:table-cell office:value-type="float" office:value="0">
                <text:p>0</text:p>
              </table:table-cell>
              <table:table-cell office:value-type="float" office:value="54443">
                <text:p>544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3:04:57</text:p>
              </table:table-cell>
              <table:table-cell office:value-type="float" office:value="0.04111">
                <text:p>0.04111</text:p>
              </table:table-cell>
              <table:table-cell office:value-type="float" office:value="0.004911">
                <text:p>0.004911</text:p>
              </table:table-cell>
              <table:table-cell office:value-type="float" office:value="0">
                <text:p>0</text:p>
              </table:table-cell>
              <table:table-cell office:value-type="float" office:value="53810">
                <text:p>5381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:04:58</text:p>
              </table:table-cell>
              <table:table-cell office:value-type="float" office:value="0.081918">
                <text:p>0.081918</text:p>
              </table:table-cell>
              <table:table-cell office:value-type="float" office:value="0.007007">
                <text:p>0.007007</text:p>
              </table:table-cell>
              <table:table-cell office:value-type="float" office:value="0">
                <text:p>0</text:p>
              </table:table-cell>
              <table:table-cell office:value-type="float" office:value="75715">
                <text:p>7571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3:04:59</text:p>
              </table:table-cell>
              <table:table-cell office:value-type="float" office:value="0.017796">
                <text:p>0.017796</text:p>
              </table:table-cell>
              <table:table-cell office:value-type="float" office:value="0.001007">
                <text:p>0.001007</text:p>
              </table:table-cell>
              <table:table-cell office:value-type="float" office:value="0">
                <text:p>0</text:p>
              </table:table-cell>
              <table:table-cell office:value-type="float" office:value="23345">
                <text:p>2334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3:05:00</text:p>
              </table:table-cell>
              <table:table-cell office:value-type="float" office:value="0.093943">
                <text:p>0.093943</text:p>
              </table:table-cell>
              <table:table-cell office:value-type="float" office:value="0.046207">
                <text:p>0.046207</text:p>
              </table:table-cell>
              <table:table-cell office:value-type="float" office:value="0">
                <text:p>0</text:p>
              </table:table-cell>
              <table:table-cell office:value-type="float" office:value="129261">
                <text:p>12926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5:01</text:p>
              </table:table-cell>
              <table:table-cell office:value-type="float" office:value="0.784331">
                <text:p>0.784331</text:p>
              </table:table-cell>
              <table:table-cell office:value-type="float" office:value="0.721424">
                <text:p>0.721424</text:p>
              </table:table-cell>
              <table:table-cell office:value-type="float" office:value="0">
                <text:p>0</text:p>
              </table:table-cell>
              <table:table-cell office:value-type="float" office:value="367978">
                <text:p>36797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3:05:02</text:p>
              </table:table-cell>
              <table:table-cell office:value-type="float" office:value="1.300819">
                <text:p>1.300819</text:p>
              </table:table-cell>
              <table:table-cell office:value-type="float" office:value="1.256999">
                <text:p>1.256999</text:p>
              </table:table-cell>
              <table:table-cell office:value-type="float" office:value="0">
                <text:p>0</text:p>
              </table:table-cell>
              <table:table-cell office:value-type="float" office:value="447517">
                <text:p>44751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3:05:03</text:p>
              </table:table-cell>
              <table:table-cell office:value-type="float" office:value="0.989631">
                <text:p>0.989631</text:p>
              </table:table-cell>
              <table:table-cell office:value-type="float" office:value="1.120716">
                <text:p>1.120716</text:p>
              </table:table-cell>
              <table:table-cell office:value-type="float" office:value="0">
                <text:p>0</text:p>
              </table:table-cell>
              <table:table-cell office:value-type="float" office:value="360294">
                <text:p>36029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3:05:04</text:p>
              </table:table-cell>
              <table:table-cell office:value-type="float" office:value="0.738009">
                <text:p>0.738009</text:p>
              </table:table-cell>
              <table:table-cell office:value-type="float" office:value="0.927206">
                <text:p>0.927206</text:p>
              </table:table-cell>
              <table:table-cell office:value-type="float" office:value="0">
                <text:p>0</text:p>
              </table:table-cell>
              <table:table-cell office:value-type="float" office:value="285438">
                <text:p>28543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:05:05</text:p>
              </table:table-cell>
              <table:table-cell office:value-type="float" office:value="0.936068">
                <text:p>0.936068</text:p>
              </table:table-cell>
              <table:table-cell office:value-type="float" office:value="1.357194">
                <text:p>1.357194</text:p>
              </table:table-cell>
              <table:table-cell office:value-type="float" office:value="0">
                <text:p>0</text:p>
              </table:table-cell>
              <table:table-cell office:value-type="float" office:value="482934">
                <text:p>48293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3:05:06</text:p>
              </table:table-cell>
              <table:table-cell office:value-type="float" office:value="0.888494">
                <text:p>0.888494</text:p>
              </table:table-cell>
              <table:table-cell office:value-type="float" office:value="1.724013">
                <text:p>1.724013</text:p>
              </table:table-cell>
              <table:table-cell office:value-type="float" office:value="0">
                <text:p>0</text:p>
              </table:table-cell>
              <table:table-cell office:value-type="float" office:value="587491">
                <text:p>58749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:05:07</text:p>
              </table:table-cell>
              <table:table-cell office:value-type="float" office:value="1.142154">
                <text:p>1.142154</text:p>
              </table:table-cell>
              <table:table-cell office:value-type="float" office:value="1.421752">
                <text:p>1.421752</text:p>
              </table:table-cell>
              <table:table-cell office:value-type="float" office:value="0">
                <text:p>0</text:p>
              </table:table-cell>
              <table:table-cell office:value-type="float" office:value="558098">
                <text:p>55809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3:05:08</text:p>
              </table:table-cell>
              <table:table-cell office:value-type="float" office:value="0.984743">
                <text:p>0.984743</text:p>
              </table:table-cell>
              <table:table-cell office:value-type="float" office:value="0.877659">
                <text:p>0.877659</text:p>
              </table:table-cell>
              <table:table-cell office:value-type="float" office:value="0">
                <text:p>0</text:p>
              </table:table-cell>
              <table:table-cell office:value-type="float" office:value="344803">
                <text:p>34480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3:05:09</text:p>
              </table:table-cell>
              <table:table-cell office:value-type="float" office:value="0.823986">
                <text:p>0.823986</text:p>
              </table:table-cell>
              <table:table-cell office:value-type="float" office:value="1.232293">
                <text:p>1.232293</text:p>
              </table:table-cell>
              <table:table-cell office:value-type="float" office:value="0">
                <text:p>0</text:p>
              </table:table-cell>
              <table:table-cell office:value-type="float" office:value="460160">
                <text:p>46016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:05:10</text:p>
              </table:table-cell>
              <table:table-cell office:value-type="float" office:value="1.027922">
                <text:p>1.027922</text:p>
              </table:table-cell>
              <table:table-cell office:value-type="float" office:value="1.36144">
                <text:p>1.36144</text:p>
              </table:table-cell>
              <table:table-cell office:value-type="float" office:value="0">
                <text:p>0</text:p>
              </table:table-cell>
              <table:table-cell office:value-type="float" office:value="483571">
                <text:p>48357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:05:11</text:p>
              </table:table-cell>
              <table:table-cell office:value-type="float" office:value="0.989568">
                <text:p>0.989568</text:p>
              </table:table-cell>
              <table:table-cell office:value-type="float" office:value="1.430595">
                <text:p>1.430595</text:p>
              </table:table-cell>
              <table:table-cell office:value-type="float" office:value="0">
                <text:p>0</text:p>
              </table:table-cell>
              <table:table-cell office:value-type="float" office:value="581190">
                <text:p>5811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3:05:12</text:p>
              </table:table-cell>
              <table:table-cell office:value-type="float" office:value="0.952311">
                <text:p>0.952311</text:p>
              </table:table-cell>
              <table:table-cell office:value-type="float" office:value="0.969497">
                <text:p>0.969497</text:p>
              </table:table-cell>
              <table:table-cell office:value-type="float" office:value="0">
                <text:p>0</text:p>
              </table:table-cell>
              <table:table-cell office:value-type="float" office:value="580012">
                <text:p>58001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:05:13</text:p>
              </table:table-cell>
              <table:table-cell office:value-type="float" office:value="0.853779">
                <text:p>0.853779</text:p>
              </table:table-cell>
              <table:table-cell office:value-type="float" office:value="1.06472">
                <text:p>1.06472</text:p>
              </table:table-cell>
              <table:table-cell office:value-type="float" office:value="0">
                <text:p>0</text:p>
              </table:table-cell>
              <table:table-cell office:value-type="float" office:value="243827">
                <text:p>243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:05:14</text:p>
              </table:table-cell>
              <table:table-cell office:value-type="float" office:value="0.751304">
                <text:p>0.751304</text:p>
              </table:table-cell>
              <table:table-cell office:value-type="float" office:value="1.401967">
                <text:p>1.401967</text:p>
              </table:table-cell>
              <table:table-cell office:value-type="float" office:value="0">
                <text:p>0</text:p>
              </table:table-cell>
              <table:table-cell office:value-type="float" office:value="368934">
                <text:p>36893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:05:15</text:p>
              </table:table-cell>
              <table:table-cell office:value-type="float" office:value="0.451947">
                <text:p>0.451947</text:p>
              </table:table-cell>
              <table:table-cell office:value-type="float" office:value="0.145134">
                <text:p>0.145134</text:p>
              </table:table-cell>
              <table:table-cell office:value-type="float" office:value="0">
                <text:p>0</text:p>
              </table:table-cell>
              <table:table-cell office:value-type="float" office:value="38159">
                <text:p>3815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:05:16</text:p>
              </table:table-cell>
              <table:table-cell office:value-type="float" office:value="0.903475">
                <text:p>0.903475</text:p>
              </table:table-cell>
              <table:table-cell office:value-type="float" office:value="0.62677">
                <text:p>0.62677</text:p>
              </table:table-cell>
              <table:table-cell office:value-type="float" office:value="0">
                <text:p>0</text:p>
              </table:table-cell>
              <table:table-cell office:value-type="float" office:value="152886">
                <text:p>15288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:05:17</text:p>
              </table:table-cell>
              <table:table-cell office:value-type="float" office:value="0.803184">
                <text:p>0.803184</text:p>
              </table:table-cell>
              <table:table-cell office:value-type="float" office:value="0.871614">
                <text:p>0.871614</text:p>
              </table:table-cell>
              <table:table-cell office:value-type="float" office:value="0">
                <text:p>0</text:p>
              </table:table-cell>
              <table:table-cell office:value-type="float" office:value="219940">
                <text:p>2199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3:05:18</text:p>
              </table:table-cell>
              <table:table-cell office:value-type="float" office:value="0.848925">
                <text:p>0.848925</text:p>
              </table:table-cell>
              <table:table-cell office:value-type="float" office:value="0.820944">
                <text:p>0.820944</text:p>
              </table:table-cell>
              <table:table-cell office:value-type="float" office:value="0">
                <text:p>0</text:p>
              </table:table-cell>
              <table:table-cell office:value-type="float" office:value="229582">
                <text:p>22958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3:05:19</text:p>
              </table:table-cell>
              <table:table-cell office:value-type="float" office:value="0.69837">
                <text:p>0.69837</text:p>
              </table:table-cell>
              <table:table-cell office:value-type="float" office:value="0.380907">
                <text:p>0.380907</text:p>
              </table:table-cell>
              <table:table-cell office:value-type="float" office:value="0">
                <text:p>0</text:p>
              </table:table-cell>
              <table:table-cell office:value-type="float" office:value="136397">
                <text:p>13639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3:05:20</text:p>
              </table:table-cell>
              <table:table-cell office:value-type="float" office:value="0.416275">
                <text:p>0.416275</text:p>
              </table:table-cell>
              <table:table-cell office:value-type="float" office:value="0.156323">
                <text:p>0.156323</text:p>
              </table:table-cell>
              <table:table-cell office:value-type="float" office:value="0">
                <text:p>0</text:p>
              </table:table-cell>
              <table:table-cell office:value-type="float" office:value="72423">
                <text:p>7242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:05:21</text:p>
              </table:table-cell>
              <table:table-cell office:value-type="float" office:value="0.406625">
                <text:p>0.406625</text:p>
              </table:table-cell>
              <table:table-cell office:value-type="float" office:value="0.190195">
                <text:p>0.190195</text:p>
              </table:table-cell>
              <table:table-cell office:value-type="float" office:value="0">
                <text:p>0</text:p>
              </table:table-cell>
              <table:table-cell office:value-type="float" office:value="106922">
                <text:p>10692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3:05:22</text:p>
              </table:table-cell>
              <table:table-cell office:value-type="float" office:value="0.416143">
                <text:p>0.416143</text:p>
              </table:table-cell>
              <table:table-cell office:value-type="float" office:value="0.12922">
                <text:p>0.12922</text:p>
              </table:table-cell>
              <table:table-cell office:value-type="float" office:value="0">
                <text:p>0</text:p>
              </table:table-cell>
              <table:table-cell office:value-type="float" office:value="81297">
                <text:p>8129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3:05:23</text:p>
              </table:table-cell>
              <table:table-cell office:value-type="float" office:value="0.69424">
                <text:p>0.69424</text:p>
              </table:table-cell>
              <table:table-cell office:value-type="float" office:value="0.329197">
                <text:p>0.329197</text:p>
              </table:table-cell>
              <table:table-cell office:value-type="float" office:value="0">
                <text:p>0</text:p>
              </table:table-cell>
              <table:table-cell office:value-type="float" office:value="226975">
                <text:p>22697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:05:24</text:p>
              </table:table-cell>
              <table:table-cell office:value-type="float" office:value="0.314629">
                <text:p>0.314629</text:p>
              </table:table-cell>
              <table:table-cell office:value-type="float" office:value="0.095916">
                <text:p>0.095916</text:p>
              </table:table-cell>
              <table:table-cell office:value-type="float" office:value="0">
                <text:p>0</text:p>
              </table:table-cell>
              <table:table-cell office:value-type="float" office:value="56721">
                <text:p>5672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:05:25</text:p>
              </table:table-cell>
              <table:table-cell office:value-type="float" office:value="0.293712">
                <text:p>0.293712</text:p>
              </table:table-cell>
              <table:table-cell office:value-type="float" office:value="0.066095">
                <text:p>0.066095</text:p>
              </table:table-cell>
              <table:table-cell office:value-type="float" office:value="0">
                <text:p>0</text:p>
              </table:table-cell>
              <table:table-cell office:value-type="float" office:value="61651">
                <text:p>6165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3:05:26</text:p>
              </table:table-cell>
              <table:table-cell office:value-type="float" office:value="0.299854">
                <text:p>0.299854</text:p>
              </table:table-cell>
              <table:table-cell office:value-type="float" office:value="0.075264">
                <text:p>0.075264</text:p>
              </table:table-cell>
              <table:table-cell office:value-type="float" office:value="0">
                <text:p>0</text:p>
              </table:table-cell>
              <table:table-cell office:value-type="float" office:value="115444">
                <text:p>11544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:05:27</text:p>
              </table:table-cell>
              <table:table-cell office:value-type="float" office:value="0.258637">
                <text:p>0.258637</text:p>
              </table:table-cell>
              <table:table-cell office:value-type="float" office:value="0.081704">
                <text:p>0.081704</text:p>
              </table:table-cell>
              <table:table-cell office:value-type="float" office:value="0">
                <text:p>0</text:p>
              </table:table-cell>
              <table:table-cell office:value-type="float" office:value="107691">
                <text:p>10769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05:28</text:p>
              </table:table-cell>
              <table:table-cell office:value-type="float" office:value="0.160967">
                <text:p>0.160967</text:p>
              </table:table-cell>
              <table:table-cell office:value-type="float" office:value="0.017202">
                <text:p>0.017202</text:p>
              </table:table-cell>
              <table:table-cell office:value-type="float" office:value="0">
                <text:p>0</text:p>
              </table:table-cell>
              <table:table-cell office:value-type="float" office:value="48538">
                <text:p>4853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05:29</text:p>
              </table:table-cell>
              <table:table-cell office:value-type="float" office:value="0.071854">
                <text:p>0.071854</text:p>
              </table:table-cell>
              <table:table-cell office:value-type="float" office:value="0.017919">
                <text:p>0.017919</text:p>
              </table:table-cell>
              <table:table-cell office:value-type="float" office:value="0">
                <text:p>0</text:p>
              </table:table-cell>
              <table:table-cell office:value-type="float" office:value="85010">
                <text:p>8501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:05:30</text:p>
              </table:table-cell>
              <table:table-cell office:value-type="float" office:value="0.312375">
                <text:p>0.312375</text:p>
              </table:table-cell>
              <table:table-cell office:value-type="float" office:value="0.084812">
                <text:p>0.084812</text:p>
              </table:table-cell>
              <table:table-cell office:value-type="float" office:value="0">
                <text:p>0</text:p>
              </table:table-cell>
              <table:table-cell office:value-type="float" office:value="173183">
                <text:p>17318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:05:31</text:p>
              </table:table-cell>
              <table:table-cell office:value-type="float" office:value="0.094817">
                <text:p>0.094817</text:p>
              </table:table-cell>
              <table:table-cell office:value-type="float" office:value="0.019899">
                <text:p>0.019899</text:p>
              </table:table-cell>
              <table:table-cell office:value-type="float" office:value="0">
                <text:p>0</text:p>
              </table:table-cell>
              <table:table-cell office:value-type="float" office:value="105326">
                <text:p>10532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:05:32</text:p>
              </table:table-cell>
              <table:table-cell office:value-type="float" office:value="0.343333">
                <text:p>0.343333</text:p>
              </table:table-cell>
              <table:table-cell office:value-type="float" office:value="0.114118">
                <text:p>0.114118</text:p>
              </table:table-cell>
              <table:table-cell office:value-type="float" office:value="0">
                <text:p>0</text:p>
              </table:table-cell>
              <table:table-cell office:value-type="float" office:value="205098">
                <text:p>20509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5:33</text:p>
              </table:table-cell>
              <table:table-cell office:value-type="float" office:value="0.281298">
                <text:p>0.281298</text:p>
              </table:table-cell>
              <table:table-cell office:value-type="float" office:value="0.032002">
                <text:p>0.032002</text:p>
              </table:table-cell>
              <table:table-cell office:value-type="float" office:value="0">
                <text:p>0</text:p>
              </table:table-cell>
              <table:table-cell office:value-type="float" office:value="89767">
                <text:p>8976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5:34</text:p>
              </table:table-cell>
              <table:table-cell office:value-type="float" office:value="0.154934">
                <text:p>0.154934</text:p>
              </table:table-cell>
              <table:table-cell office:value-type="float" office:value="0.017267">
                <text:p>0.017267</text:p>
              </table:table-cell>
              <table:table-cell office:value-type="float" office:value="0">
                <text:p>0</text:p>
              </table:table-cell>
              <table:table-cell office:value-type="float" office:value="101326">
                <text:p>10132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:05:35</text:p>
              </table:table-cell>
              <table:table-cell office:value-type="float" office:value="0.212006">
                <text:p>0.212006</text:p>
              </table:table-cell>
              <table:table-cell office:value-type="float" office:value="0.069627">
                <text:p>0.069627</text:p>
              </table:table-cell>
              <table:table-cell office:value-type="float" office:value="0">
                <text:p>0</text:p>
              </table:table-cell>
              <table:table-cell office:value-type="float" office:value="162906">
                <text:p>16290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05:36</text:p>
              </table:table-cell>
              <table:table-cell office:value-type="float" office:value="0.459023">
                <text:p>0.459023</text:p>
              </table:table-cell>
              <table:table-cell office:value-type="float" office:value="0.407497">
                <text:p>0.407497</text:p>
              </table:table-cell>
              <table:table-cell office:value-type="float" office:value="0">
                <text:p>0</text:p>
              </table:table-cell>
              <table:table-cell office:value-type="float" office:value="326337">
                <text:p>32633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3:05:37</text:p>
              </table:table-cell>
              <table:table-cell office:value-type="float" office:value="0.532561">
                <text:p>0.532561</text:p>
              </table:table-cell>
              <table:table-cell office:value-type="float" office:value="0.290062">
                <text:p>0.290062</text:p>
              </table:table-cell>
              <table:table-cell office:value-type="float" office:value="0">
                <text:p>0</text:p>
              </table:table-cell>
              <table:table-cell office:value-type="float" office:value="172623">
                <text:p>172623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3:05:38</text:p>
              </table:table-cell>
              <table:table-cell office:value-type="float" office:value="0.996225">
                <text:p>0.996225</text:p>
              </table:table-cell>
              <table:table-cell office:value-type="float" office:value="0.916992">
                <text:p>0.916992</text:p>
              </table:table-cell>
              <table:table-cell office:value-type="float" office:value="0">
                <text:p>0</text:p>
              </table:table-cell>
              <table:table-cell office:value-type="float" office:value="419880">
                <text:p>41988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:05:39</text:p>
              </table:table-cell>
              <table:table-cell office:value-type="float" office:value="0.767597">
                <text:p>0.767597</text:p>
              </table:table-cell>
              <table:table-cell office:value-type="float" office:value="0.306011">
                <text:p>0.306011</text:p>
              </table:table-cell>
              <table:table-cell office:value-type="float" office:value="0">
                <text:p>0</text:p>
              </table:table-cell>
              <table:table-cell office:value-type="float" office:value="140665">
                <text:p>14066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05:40</text:p>
              </table:table-cell>
              <table:table-cell office:value-type="float" office:value="0.60992">
                <text:p>0.60992</text:p>
              </table:table-cell>
              <table:table-cell office:value-type="float" office:value="0.161337">
                <text:p>0.161337</text:p>
              </table:table-cell>
              <table:table-cell office:value-type="float" office:value="0">
                <text:p>0</text:p>
              </table:table-cell>
              <table:table-cell office:value-type="float" office:value="73947">
                <text:p>7394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3:05:41</text:p>
              </table:table-cell>
              <table:table-cell office:value-type="float" office:value="0.383321">
                <text:p>0.383321</text:p>
              </table:table-cell>
              <table:table-cell office:value-type="float" office:value="0.145703">
                <text:p>0.145703</text:p>
              </table:table-cell>
              <table:table-cell office:value-type="float" office:value="0">
                <text:p>0</text:p>
              </table:table-cell>
              <table:table-cell office:value-type="float" office:value="109462">
                <text:p>10946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:05:42</text:p>
              </table:table-cell>
              <table:table-cell office:value-type="float" office:value="0.268305">
                <text:p>0.268305</text:p>
              </table:table-cell>
              <table:table-cell office:value-type="float" office:value="0.042627">
                <text:p>0.042627</text:p>
              </table:table-cell>
              <table:table-cell office:value-type="float" office:value="0">
                <text:p>0</text:p>
              </table:table-cell>
              <table:table-cell office:value-type="float" office:value="78773">
                <text:p>7877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:05:43</text:p>
              </table:table-cell>
              <table:table-cell office:value-type="float" office:value="0.175446">
                <text:p>0.175446</text:p>
              </table:table-cell>
              <table:table-cell office:value-type="float" office:value="0.03459">
                <text:p>0.03459</text:p>
              </table:table-cell>
              <table:table-cell office:value-type="float" office:value="0">
                <text:p>0</text:p>
              </table:table-cell>
              <table:table-cell office:value-type="float" office:value="133025">
                <text:p>13302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:05:44</text:p>
              </table:table-cell>
              <table:table-cell office:value-type="float" office:value="0.057853">
                <text:p>0.057853</text:p>
              </table:table-cell>
              <table:table-cell office:value-type="float" office:value="0.008521">
                <text:p>0.008521</text:p>
              </table:table-cell>
              <table:table-cell office:value-type="float" office:value="0">
                <text:p>0</text:p>
              </table:table-cell>
              <table:table-cell office:value-type="float" office:value="70599">
                <text:p>7059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:05:45</text:p>
              </table:table-cell>
              <table:table-cell office:value-type="float" office:value="0.062345">
                <text:p>0.062345</text:p>
              </table:table-cell>
              <table:table-cell office:value-type="float" office:value="0.010312">
                <text:p>0.010312</text:p>
              </table:table-cell>
              <table:table-cell office:value-type="float" office:value="0">
                <text:p>0</text:p>
              </table:table-cell>
              <table:table-cell office:value-type="float" office:value="66587">
                <text:p>6658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05:46</text:p>
              </table:table-cell>
              <table:table-cell office:value-type="float" office:value="0.491507">
                <text:p>0.491507</text:p>
              </table:table-cell>
              <table:table-cell office:value-type="float" office:value="0.282733">
                <text:p>0.282733</text:p>
              </table:table-cell>
              <table:table-cell office:value-type="float" office:value="0">
                <text:p>0</text:p>
              </table:table-cell>
              <table:table-cell office:value-type="float" office:value="261531">
                <text:p>26153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3:05:47</text:p>
              </table:table-cell>
              <table:table-cell office:value-type="float" office:value="0.387845">
                <text:p>0.387845</text:p>
              </table:table-cell>
              <table:table-cell office:value-type="float" office:value="0.077615">
                <text:p>0.077615</text:p>
              </table:table-cell>
              <table:table-cell office:value-type="float" office:value="0">
                <text:p>0</text:p>
              </table:table-cell>
              <table:table-cell office:value-type="float" office:value="68518">
                <text:p>6851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:05:48</text:p>
              </table:table-cell>
              <table:table-cell office:value-type="float" office:value="0.0593">
                <text:p>0.0593</text:p>
              </table:table-cell>
              <table:table-cell office:value-type="float" office:value="0.020015">
                <text:p>0.020015</text:p>
              </table:table-cell>
              <table:table-cell office:value-type="float" office:value="0">
                <text:p>0</text:p>
              </table:table-cell>
              <table:table-cell office:value-type="float" office:value="76894">
                <text:p>7689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05:49</text:p>
              </table:table-cell>
              <table:table-cell office:value-type="float" office:value="0.83776">
                <text:p>0.83776</text:p>
              </table:table-cell>
              <table:table-cell office:value-type="float" office:value="1.036289">
                <text:p>1.036289</text:p>
              </table:table-cell>
              <table:table-cell office:value-type="float" office:value="0">
                <text:p>0</text:p>
              </table:table-cell>
              <table:table-cell office:value-type="float" office:value="425578">
                <text:p>425578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3:05:50</text:p>
              </table:table-cell>
              <table:table-cell office:value-type="float" office:value="1.274605">
                <text:p>1.274605</text:p>
              </table:table-cell>
              <table:table-cell office:value-type="float" office:value="1.736843">
                <text:p>1.736843</text:p>
              </table:table-cell>
              <table:table-cell office:value-type="float" office:value="0">
                <text:p>0</text:p>
              </table:table-cell>
              <table:table-cell office:value-type="float" office:value="510576">
                <text:p>51057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3:05:51</text:p>
              </table:table-cell>
              <table:table-cell office:value-type="float" office:value="0.952231">
                <text:p>0.952231</text:p>
              </table:table-cell>
              <table:table-cell office:value-type="float" office:value="2.013431">
                <text:p>2.013431</text:p>
              </table:table-cell>
              <table:table-cell office:value-type="float" office:value="0">
                <text:p>0</text:p>
              </table:table-cell>
              <table:table-cell office:value-type="float" office:value="537498">
                <text:p>53749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:05:52</text:p>
              </table:table-cell>
              <table:table-cell office:value-type="float" office:value="1.047564">
                <text:p>1.047564</text:p>
              </table:table-cell>
              <table:table-cell office:value-type="float" office:value="1.701959">
                <text:p>1.701959</text:p>
              </table:table-cell>
              <table:table-cell office:value-type="float" office:value="0">
                <text:p>0</text:p>
              </table:table-cell>
              <table:table-cell office:value-type="float" office:value="497215">
                <text:p>49721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:05:53</text:p>
              </table:table-cell>
              <table:table-cell office:value-type="float" office:value="0.780434">
                <text:p>0.780434</text:p>
              </table:table-cell>
              <table:table-cell office:value-type="float" office:value="0.586652">
                <text:p>0.586652</text:p>
              </table:table-cell>
              <table:table-cell office:value-type="float" office:value="0">
                <text:p>0</text:p>
              </table:table-cell>
              <table:table-cell office:value-type="float" office:value="176086">
                <text:p>1760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:05:54</text:p>
              </table:table-cell>
              <table:table-cell office:value-type="float" office:value="0.693917">
                <text:p>0.693917</text:p>
              </table:table-cell>
              <table:table-cell office:value-type="float" office:value="0.607848">
                <text:p>0.607848</text:p>
              </table:table-cell>
              <table:table-cell office:value-type="float" office:value="0">
                <text:p>0</text:p>
              </table:table-cell>
              <table:table-cell office:value-type="float" office:value="344634">
                <text:p>34463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3:05:55</text:p>
              </table:table-cell>
              <table:table-cell office:value-type="float" office:value="0.624114">
                <text:p>0.624114</text:p>
              </table:table-cell>
              <table:table-cell office:value-type="float" office:value="0.300244">
                <text:p>0.300244</text:p>
              </table:table-cell>
              <table:table-cell office:value-type="float" office:value="0">
                <text:p>0</text:p>
              </table:table-cell>
              <table:table-cell office:value-type="float" office:value="164511">
                <text:p>16451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:05:56</text:p>
              </table:table-cell>
              <table:table-cell office:value-type="float" office:value="0.408287">
                <text:p>0.408287</text:p>
              </table:table-cell>
              <table:table-cell office:value-type="float" office:value="0.086147">
                <text:p>0.086147</text:p>
              </table:table-cell>
              <table:table-cell office:value-type="float" office:value="0">
                <text:p>0</text:p>
              </table:table-cell>
              <table:table-cell office:value-type="float" office:value="41099">
                <text:p>4109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:05:57</text:p>
              </table:table-cell>
              <table:table-cell office:value-type="float" office:value="0.323873">
                <text:p>0.323873</text:p>
              </table:table-cell>
              <table:table-cell office:value-type="float" office:value="0.097727">
                <text:p>0.097727</text:p>
              </table:table-cell>
              <table:table-cell office:value-type="float" office:value="0">
                <text:p>0</text:p>
              </table:table-cell>
              <table:table-cell office:value-type="float" office:value="95772">
                <text:p>9577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:05:58</text:p>
              </table:table-cell>
              <table:table-cell office:value-type="float" office:value="0.222792">
                <text:p>0.222792</text:p>
              </table:table-cell>
              <table:table-cell office:value-type="float" office:value="0.028323">
                <text:p>0.028323</text:p>
              </table:table-cell>
              <table:table-cell office:value-type="float" office:value="0">
                <text:p>0</text:p>
              </table:table-cell>
              <table:table-cell office:value-type="float" office:value="95499">
                <text:p>9549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:05:59</text:p>
              </table:table-cell>
              <table:table-cell office:value-type="float" office:value="0.276096">
                <text:p>0.276096</text:p>
              </table:table-cell>
              <table:table-cell office:value-type="float" office:value="0.038205">
                <text:p>0.038205</text:p>
              </table:table-cell>
              <table:table-cell office:value-type="float" office:value="0">
                <text:p>0</text:p>
              </table:table-cell>
              <table:table-cell office:value-type="float" office:value="144906">
                <text:p>14490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3:06:00</text:p>
              </table:table-cell>
              <table:table-cell office:value-type="float" office:value="0.112514">
                <text:p>0.112514</text:p>
              </table:table-cell>
              <table:table-cell office:value-type="float" office:value="0.023407">
                <text:p>0.023407</text:p>
              </table:table-cell>
              <table:table-cell office:value-type="float" office:value="0">
                <text:p>0</text:p>
              </table:table-cell>
              <table:table-cell office:value-type="float" office:value="117669">
                <text:p>11766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:06:01</text:p>
              </table:table-cell>
              <table:table-cell office:value-type="float" office:value="0.111537">
                <text:p>0.111537</text:p>
              </table:table-cell>
              <table:table-cell office:value-type="float" office:value="0.016275">
                <text:p>0.016275</text:p>
              </table:table-cell>
              <table:table-cell office:value-type="float" office:value="0">
                <text:p>0</text:p>
              </table:table-cell>
              <table:table-cell office:value-type="float" office:value="105673">
                <text:p>10567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06:02</text:p>
              </table:table-cell>
              <table:table-cell office:value-type="float" office:value="0.137348">
                <text:p>0.137348</text:p>
              </table:table-cell>
              <table:table-cell office:value-type="float" office:value="0.036609">
                <text:p>0.036609</text:p>
              </table:table-cell>
              <table:table-cell office:value-type="float" office:value="0">
                <text:p>0</text:p>
              </table:table-cell>
              <table:table-cell office:value-type="float" office:value="137611">
                <text:p>13761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3:06:03</text:p>
              </table:table-cell>
              <table:table-cell office:value-type="float" office:value="0.255294">
                <text:p>0.255294</text:p>
              </table:table-cell>
              <table:table-cell office:value-type="float" office:value="0.071946">
                <text:p>0.071946</text:p>
              </table:table-cell>
              <table:table-cell office:value-type="float" office:value="0">
                <text:p>0</text:p>
              </table:table-cell>
              <table:table-cell office:value-type="float" office:value="162902">
                <text:p>16290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06:04</text:p>
              </table:table-cell>
              <table:table-cell office:value-type="float" office:value="0.079031">
                <text:p>0.079031</text:p>
              </table:table-cell>
              <table:table-cell office:value-type="float" office:value="0.060714">
                <text:p>0.060714</text:p>
              </table:table-cell>
              <table:table-cell office:value-type="float" office:value="0">
                <text:p>0</text:p>
              </table:table-cell>
              <table:table-cell office:value-type="float" office:value="121727">
                <text:p>12172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3:06:05</text:p>
              </table:table-cell>
              <table:table-cell office:value-type="float" office:value="0.69807">
                <text:p>0.69807</text:p>
              </table:table-cell>
              <table:table-cell office:value-type="float" office:value="0.735929">
                <text:p>0.735929</text:p>
              </table:table-cell>
              <table:table-cell office:value-type="float" office:value="0">
                <text:p>0</text:p>
              </table:table-cell>
              <table:table-cell office:value-type="float" office:value="476891">
                <text:p>47689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:06:06</text:p>
              </table:table-cell>
              <table:table-cell office:value-type="float" office:value="1.024295">
                <text:p>1.024295</text:p>
              </table:table-cell>
              <table:table-cell office:value-type="float" office:value="0.776064">
                <text:p>0.776064</text:p>
              </table:table-cell>
              <table:table-cell office:value-type="float" office:value="0">
                <text:p>0</text:p>
              </table:table-cell>
              <table:table-cell office:value-type="float" office:value="350735">
                <text:p>35073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:06:07</text:p>
              </table:table-cell>
              <table:table-cell office:value-type="float" office:value="1.234463">
                <text:p>1.234463</text:p>
              </table:table-cell>
              <table:table-cell office:value-type="float" office:value="1.091209">
                <text:p>1.091209</text:p>
              </table:table-cell>
              <table:table-cell office:value-type="float" office:value="0">
                <text:p>0</text:p>
              </table:table-cell>
              <table:table-cell office:value-type="float" office:value="472816">
                <text:p>47281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3:06:08</text:p>
              </table:table-cell>
              <table:table-cell office:value-type="float" office:value="0.786322">
                <text:p>0.786322</text:p>
              </table:table-cell>
              <table:table-cell office:value-type="float" office:value="0.372938">
                <text:p>0.372938</text:p>
              </table:table-cell>
              <table:table-cell office:value-type="float" office:value="0">
                <text:p>0</text:p>
              </table:table-cell>
              <table:table-cell office:value-type="float" office:value="145280">
                <text:p>14528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:06:09</text:p>
              </table:table-cell>
              <table:table-cell office:value-type="float" office:value="0.678463">
                <text:p>0.678463</text:p>
              </table:table-cell>
              <table:table-cell office:value-type="float" office:value="0.512131">
                <text:p>0.512131</text:p>
              </table:table-cell>
              <table:table-cell office:value-type="float" office:value="0">
                <text:p>0</text:p>
              </table:table-cell>
              <table:table-cell office:value-type="float" office:value="193718">
                <text:p>19371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:06:10</text:p>
              </table:table-cell>
              <table:table-cell office:value-type="float" office:value="0.498841">
                <text:p>0.498841</text:p>
              </table:table-cell>
              <table:table-cell office:value-type="float" office:value="0.606951">
                <text:p>0.606951</text:p>
              </table:table-cell>
              <table:table-cell office:value-type="float" office:value="0">
                <text:p>0</text:p>
              </table:table-cell>
              <table:table-cell office:value-type="float" office:value="260596">
                <text:p>26059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:06:11</text:p>
              </table:table-cell>
              <table:table-cell office:value-type="float" office:value="0.397783">
                <text:p>0.397783</text:p>
              </table:table-cell>
              <table:table-cell office:value-type="float" office:value="0.174238">
                <text:p>0.174238</text:p>
              </table:table-cell>
              <table:table-cell office:value-type="float" office:value="0">
                <text:p>0</text:p>
              </table:table-cell>
              <table:table-cell office:value-type="float" office:value="66647">
                <text:p>6664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3:06:12</text:p>
              </table:table-cell>
              <table:table-cell office:value-type="float" office:value="0.494636">
                <text:p>0.494636</text:p>
              </table:table-cell>
              <table:table-cell office:value-type="float" office:value="0.412022">
                <text:p>0.412022</text:p>
              </table:table-cell>
              <table:table-cell office:value-type="float" office:value="0">
                <text:p>0</text:p>
              </table:table-cell>
              <table:table-cell office:value-type="float" office:value="227339">
                <text:p>22733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:06:13</text:p>
              </table:table-cell>
              <table:table-cell office:value-type="float" office:value="0.421614">
                <text:p>0.421614</text:p>
              </table:table-cell>
              <table:table-cell office:value-type="float" office:value="0.136135">
                <text:p>0.136135</text:p>
              </table:table-cell>
              <table:table-cell office:value-type="float" office:value="0">
                <text:p>0</text:p>
              </table:table-cell>
              <table:table-cell office:value-type="float" office:value="68905">
                <text:p>6890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3:06:14</text:p>
              </table:table-cell>
              <table:table-cell office:value-type="float" office:value="0.578196">
                <text:p>0.578196</text:p>
              </table:table-cell>
              <table:table-cell office:value-type="float" office:value="0.528618">
                <text:p>0.528618</text:p>
              </table:table-cell>
              <table:table-cell office:value-type="float" office:value="0">
                <text:p>0</text:p>
              </table:table-cell>
              <table:table-cell office:value-type="float" office:value="286767">
                <text:p>28676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3:06:15</text:p>
              </table:table-cell>
              <table:table-cell office:value-type="float" office:value="0.382223">
                <text:p>0.382223</text:p>
              </table:table-cell>
              <table:table-cell office:value-type="float" office:value="0.179004">
                <text:p>0.179004</text:p>
              </table:table-cell>
              <table:table-cell office:value-type="float" office:value="0">
                <text:p>0</text:p>
              </table:table-cell>
              <table:table-cell office:value-type="float" office:value="89020">
                <text:p>8902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3:06:16</text:p>
              </table:table-cell>
              <table:table-cell office:value-type="float" office:value="0.261664">
                <text:p>0.261664</text:p>
              </table:table-cell>
              <table:table-cell office:value-type="float" office:value="0.137068">
                <text:p>0.137068</text:p>
              </table:table-cell>
              <table:table-cell office:value-type="float" office:value="0">
                <text:p>0</text:p>
              </table:table-cell>
              <table:table-cell office:value-type="float" office:value="92417">
                <text:p>9241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:06:17</text:p>
              </table:table-cell>
              <table:table-cell office:value-type="float" office:value="0.461427">
                <text:p>0.461427</text:p>
              </table:table-cell>
              <table:table-cell office:value-type="float" office:value="0.635955">
                <text:p>0.635955</text:p>
              </table:table-cell>
              <table:table-cell office:value-type="float" office:value="0">
                <text:p>0</text:p>
              </table:table-cell>
              <table:table-cell office:value-type="float" office:value="256622">
                <text:p>25662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:06:18</text:p>
              </table:table-cell>
              <table:table-cell office:value-type="float" office:value="0.871685">
                <text:p>0.871685</text:p>
              </table:table-cell>
              <table:table-cell office:value-type="float" office:value="1.504252">
                <text:p>1.504252</text:p>
              </table:table-cell>
              <table:table-cell office:value-type="float" office:value="0">
                <text:p>0</text:p>
              </table:table-cell>
              <table:table-cell office:value-type="float" office:value="444630">
                <text:p>44463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3:06:19</text:p>
              </table:table-cell>
              <table:table-cell office:value-type="float" office:value="0.95933">
                <text:p>0.95933</text:p>
              </table:table-cell>
              <table:table-cell office:value-type="float" office:value="1.628076">
                <text:p>1.628076</text:p>
              </table:table-cell>
              <table:table-cell office:value-type="float" office:value="0">
                <text:p>0</text:p>
              </table:table-cell>
              <table:table-cell office:value-type="float" office:value="439501">
                <text:p>43950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:06:20</text:p>
              </table:table-cell>
              <table:table-cell office:value-type="float" office:value="1.097675">
                <text:p>1.097675</text:p>
              </table:table-cell>
              <table:table-cell office:value-type="float" office:value="1.999073">
                <text:p>1.999073</text:p>
              </table:table-cell>
              <table:table-cell office:value-type="float" office:value="0">
                <text:p>0</text:p>
              </table:table-cell>
              <table:table-cell office:value-type="float" office:value="540175">
                <text:p>54017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:06:21</text:p>
              </table:table-cell>
              <table:table-cell office:value-type="float" office:value="0.905637">
                <text:p>0.905637</text:p>
              </table:table-cell>
              <table:table-cell office:value-type="float" office:value="1.84702">
                <text:p>1.84702</text:p>
              </table:table-cell>
              <table:table-cell office:value-type="float" office:value="0">
                <text:p>0</text:p>
              </table:table-cell>
              <table:table-cell office:value-type="float" office:value="507522">
                <text:p>50752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:06:22</text:p>
              </table:table-cell>
              <table:table-cell office:value-type="float" office:value="0.711208">
                <text:p>0.711208</text:p>
              </table:table-cell>
              <table:table-cell office:value-type="float" office:value="0.723969">
                <text:p>0.723969</text:p>
              </table:table-cell>
              <table:table-cell office:value-type="float" office:value="0">
                <text:p>0</text:p>
              </table:table-cell>
              <table:table-cell office:value-type="float" office:value="191730">
                <text:p>1917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06:23</text:p>
              </table:table-cell>
              <table:table-cell office:value-type="float" office:value="0.809837">
                <text:p>0.809837</text:p>
              </table:table-cell>
              <table:table-cell office:value-type="float" office:value="1.115859">
                <text:p>1.115859</text:p>
              </table:table-cell>
              <table:table-cell office:value-type="float" office:value="0">
                <text:p>0</text:p>
              </table:table-cell>
              <table:table-cell office:value-type="float" office:value="339858">
                <text:p>33985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3:06:24</text:p>
              </table:table-cell>
              <table:table-cell office:value-type="float" office:value="0.418345">
                <text:p>0.418345</text:p>
              </table:table-cell>
              <table:table-cell office:value-type="float" office:value="0.281418">
                <text:p>0.281418</text:p>
              </table:table-cell>
              <table:table-cell office:value-type="float" office:value="0">
                <text:p>0</text:p>
              </table:table-cell>
              <table:table-cell office:value-type="float" office:value="81977">
                <text:p>8197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3:06:25</text:p>
              </table:table-cell>
              <table:table-cell office:value-type="float" office:value="0.681886">
                <text:p>0.681886</text:p>
              </table:table-cell>
              <table:table-cell office:value-type="float" office:value="0.674953">
                <text:p>0.674953</text:p>
              </table:table-cell>
              <table:table-cell office:value-type="float" office:value="0">
                <text:p>0</text:p>
              </table:table-cell>
              <table:table-cell office:value-type="float" office:value="186476">
                <text:p>18647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3:06:26</text:p>
              </table:table-cell>
              <table:table-cell office:value-type="float" office:value="1.142513">
                <text:p>1.142513</text:p>
              </table:table-cell>
              <table:table-cell office:value-type="float" office:value="1.852474">
                <text:p>1.852474</text:p>
              </table:table-cell>
              <table:table-cell office:value-type="float" office:value="0">
                <text:p>0</text:p>
              </table:table-cell>
              <table:table-cell office:value-type="float" office:value="472614">
                <text:p>47261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3:06:27</text:p>
              </table:table-cell>
              <table:table-cell office:value-type="float" office:value="1.067375">
                <text:p>1.067375</text:p>
              </table:table-cell>
              <table:table-cell office:value-type="float" office:value="2.233656">
                <text:p>2.233656</text:p>
              </table:table-cell>
              <table:table-cell office:value-type="float" office:value="0">
                <text:p>0</text:p>
              </table:table-cell>
              <table:table-cell office:value-type="float" office:value="541837">
                <text:p>54183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:06:28</text:p>
              </table:table-cell>
              <table:table-cell office:value-type="float" office:value="0.545511">
                <text:p>0.545511</text:p>
              </table:table-cell>
              <table:table-cell office:value-type="float" office:value="1.234522">
                <text:p>1.234522</text:p>
              </table:table-cell>
              <table:table-cell office:value-type="float" office:value="0">
                <text:p>0</text:p>
              </table:table-cell>
              <table:table-cell office:value-type="float" office:value="325577">
                <text:p>32557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:06:29</text:p>
              </table:table-cell>
              <table:table-cell office:value-type="float" office:value="0.650786">
                <text:p>0.650786</text:p>
              </table:table-cell>
              <table:table-cell office:value-type="float" office:value="1.369344">
                <text:p>1.369344</text:p>
              </table:table-cell>
              <table:table-cell office:value-type="float" office:value="0">
                <text:p>0</text:p>
              </table:table-cell>
              <table:table-cell office:value-type="float" office:value="353644">
                <text:p>35364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:06:30</text:p>
              </table:table-cell>
              <table:table-cell office:value-type="float" office:value="0.651119">
                <text:p>0.651119</text:p>
              </table:table-cell>
              <table:table-cell office:value-type="float" office:value="1.119022">
                <text:p>1.119022</text:p>
              </table:table-cell>
              <table:table-cell office:value-type="float" office:value="0">
                <text:p>0</text:p>
              </table:table-cell>
              <table:table-cell office:value-type="float" office:value="313526">
                <text:p>31352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:06:31</text:p>
              </table:table-cell>
              <table:table-cell office:value-type="float" office:value="0.489449">
                <text:p>0.489449</text:p>
              </table:table-cell>
              <table:table-cell office:value-type="float" office:value="0.438078">
                <text:p>0.438078</text:p>
              </table:table-cell>
              <table:table-cell office:value-type="float" office:value="0">
                <text:p>0</text:p>
              </table:table-cell>
              <table:table-cell office:value-type="float" office:value="114217">
                <text:p>11421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3:06:32</text:p>
              </table:table-cell>
              <table:table-cell office:value-type="float" office:value="0.399287">
                <text:p>0.399287</text:p>
              </table:table-cell>
              <table:table-cell office:value-type="float" office:value="0.426508">
                <text:p>0.426508</text:p>
              </table:table-cell>
              <table:table-cell office:value-type="float" office:value="0">
                <text:p>0</text:p>
              </table:table-cell>
              <table:table-cell office:value-type="float" office:value="138688">
                <text:p>13868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3:06:33</text:p>
              </table:table-cell>
              <table:table-cell office:value-type="float" office:value="0.592662">
                <text:p>0.592662</text:p>
              </table:table-cell>
              <table:table-cell office:value-type="float" office:value="0.481538">
                <text:p>0.481538</text:p>
              </table:table-cell>
              <table:table-cell office:value-type="float" office:value="0">
                <text:p>0</text:p>
              </table:table-cell>
              <table:table-cell office:value-type="float" office:value="214456">
                <text:p>21445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3:06:34</text:p>
              </table:table-cell>
              <table:table-cell office:value-type="float" office:value="0.532288">
                <text:p>0.532288</text:p>
              </table:table-cell>
              <table:table-cell office:value-type="float" office:value="0.710088">
                <text:p>0.710088</text:p>
              </table:table-cell>
              <table:table-cell office:value-type="float" office:value="0">
                <text:p>0</text:p>
              </table:table-cell>
              <table:table-cell office:value-type="float" office:value="349543">
                <text:p>34954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:06:35</text:p>
              </table:table-cell>
              <table:table-cell office:value-type="float" office:value="0.845246">
                <text:p>0.845246</text:p>
              </table:table-cell>
              <table:table-cell office:value-type="float" office:value="1.050173">
                <text:p>1.050173</text:p>
              </table:table-cell>
              <table:table-cell office:value-type="float" office:value="0">
                <text:p>0</text:p>
              </table:table-cell>
              <table:table-cell office:value-type="float" office:value="443285">
                <text:p>44328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3:06:36</text:p>
              </table:table-cell>
              <table:table-cell office:value-type="float" office:value="0.755862">
                <text:p>0.755862</text:p>
              </table:table-cell>
              <table:table-cell office:value-type="float" office:value="0.549276">
                <text:p>0.549276</text:p>
              </table:table-cell>
              <table:table-cell office:value-type="float" office:value="0">
                <text:p>0</text:p>
              </table:table-cell>
              <table:table-cell office:value-type="float" office:value="253688">
                <text:p>25368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:06:37</text:p>
              </table:table-cell>
              <table:table-cell office:value-type="float" office:value="0.617633">
                <text:p>0.617633</text:p>
              </table:table-cell>
              <table:table-cell office:value-type="float" office:value="0.417966">
                <text:p>0.417966</text:p>
              </table:table-cell>
              <table:table-cell office:value-type="float" office:value="0">
                <text:p>0</text:p>
              </table:table-cell>
              <table:table-cell office:value-type="float" office:value="233559">
                <text:p>23355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3:06:38</text:p>
              </table:table-cell>
              <table:table-cell office:value-type="float" office:value="0.508913">
                <text:p>0.508913</text:p>
              </table:table-cell>
              <table:table-cell office:value-type="float" office:value="0.280102">
                <text:p>0.280102</text:p>
              </table:table-cell>
              <table:table-cell office:value-type="float" office:value="0">
                <text:p>0</text:p>
              </table:table-cell>
              <table:table-cell office:value-type="float" office:value="159125">
                <text:p>15912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3:06:39</text:p>
              </table:table-cell>
              <table:table-cell office:value-type="float" office:value="0.446118">
                <text:p>0.446118</text:p>
              </table:table-cell>
              <table:table-cell office:value-type="float" office:value="0.236392">
                <text:p>0.236392</text:p>
              </table:table-cell>
              <table:table-cell office:value-type="float" office:value="0">
                <text:p>0</text:p>
              </table:table-cell>
              <table:table-cell office:value-type="float" office:value="144726">
                <text:p>14472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3:06:40</text:p>
              </table:table-cell>
              <table:table-cell office:value-type="float" office:value="0.478727">
                <text:p>0.478727</text:p>
              </table:table-cell>
              <table:table-cell office:value-type="float" office:value="0.363588">
                <text:p>0.363588</text:p>
              </table:table-cell>
              <table:table-cell office:value-type="float" office:value="0">
                <text:p>0</text:p>
              </table:table-cell>
              <table:table-cell office:value-type="float" office:value="220454">
                <text:p>22045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3:06:41</text:p>
              </table:table-cell>
              <table:table-cell office:value-type="float" office:value="0.619953">
                <text:p>0.619953</text:p>
              </table:table-cell>
              <table:table-cell office:value-type="float" office:value="0.623892">
                <text:p>0.623892</text:p>
              </table:table-cell>
              <table:table-cell office:value-type="float" office:value="0">
                <text:p>0</text:p>
              </table:table-cell>
              <table:table-cell office:value-type="float" office:value="331118">
                <text:p>33111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:06:42</text:p>
              </table:table-cell>
              <table:table-cell office:value-type="float" office:value="0.637707">
                <text:p>0.637707</text:p>
              </table:table-cell>
              <table:table-cell office:value-type="float" office:value="0.60504">
                <text:p>0.60504</text:p>
              </table:table-cell>
              <table:table-cell office:value-type="float" office:value="0">
                <text:p>0</text:p>
              </table:table-cell>
              <table:table-cell office:value-type="float" office:value="321035">
                <text:p>32103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3:06:43</text:p>
              </table:table-cell>
              <table:table-cell office:value-type="float" office:value="0.601198">
                <text:p>0.601198</text:p>
              </table:table-cell>
              <table:table-cell office:value-type="float" office:value="0.373949">
                <text:p>0.373949</text:p>
              </table:table-cell>
              <table:table-cell office:value-type="float" office:value="0">
                <text:p>0</text:p>
              </table:table-cell>
              <table:table-cell office:value-type="float" office:value="178877">
                <text:p>17887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3:06:44</text:p>
              </table:table-cell>
              <table:table-cell office:value-type="float" office:value="0.55544">
                <text:p>0.55544</text:p>
              </table:table-cell>
              <table:table-cell office:value-type="float" office:value="0.569758">
                <text:p>0.569758</text:p>
              </table:table-cell>
              <table:table-cell office:value-type="float" office:value="0">
                <text:p>0</text:p>
              </table:table-cell>
              <table:table-cell office:value-type="float" office:value="276741">
                <text:p>27674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:06:45</text:p>
              </table:table-cell>
              <table:table-cell office:value-type="float" office:value="0.528296">
                <text:p>0.528296</text:p>
              </table:table-cell>
              <table:table-cell office:value-type="float" office:value="0.586416">
                <text:p>0.586416</text:p>
              </table:table-cell>
              <table:table-cell office:value-type="float" office:value="0">
                <text:p>0</text:p>
              </table:table-cell>
              <table:table-cell office:value-type="float" office:value="269806">
                <text:p>26980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:06:46</text:p>
              </table:table-cell>
              <table:table-cell office:value-type="float" office:value="0.560902">
                <text:p>0.560902</text:p>
              </table:table-cell>
              <table:table-cell office:value-type="float" office:value="0.495599">
                <text:p>0.495599</text:p>
              </table:table-cell>
              <table:table-cell office:value-type="float" office:value="0">
                <text:p>0</text:p>
              </table:table-cell>
              <table:table-cell office:value-type="float" office:value="229921">
                <text:p>22992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3:06:47</text:p>
              </table:table-cell>
              <table:table-cell office:value-type="float" office:value="0.558856">
                <text:p>0.558856</text:p>
              </table:table-cell>
              <table:table-cell office:value-type="float" office:value="0.617589">
                <text:p>0.617589</text:p>
              </table:table-cell>
              <table:table-cell office:value-type="float" office:value="0">
                <text:p>0</text:p>
              </table:table-cell>
              <table:table-cell office:value-type="float" office:value="275849">
                <text:p>27584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:06:48</text:p>
              </table:table-cell>
              <table:table-cell office:value-type="float" office:value="0.576294">
                <text:p>0.576294</text:p>
              </table:table-cell>
              <table:table-cell office:value-type="float" office:value="0.741798">
                <text:p>0.741798</text:p>
              </table:table-cell>
              <table:table-cell office:value-type="float" office:value="0">
                <text:p>0</text:p>
              </table:table-cell>
              <table:table-cell office:value-type="float" office:value="295077">
                <text:p>29507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3:06:49</text:p>
              </table:table-cell>
              <table:table-cell office:value-type="float" office:value="0.389364">
                <text:p>0.389364</text:p>
              </table:table-cell>
              <table:table-cell office:value-type="float" office:value="0.593962">
                <text:p>0.593962</text:p>
              </table:table-cell>
              <table:table-cell office:value-type="float" office:value="0">
                <text:p>0</text:p>
              </table:table-cell>
              <table:table-cell office:value-type="float" office:value="267619">
                <text:p>26761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3:06:50</text:p>
              </table:table-cell>
              <table:table-cell office:value-type="float" office:value="0.633915">
                <text:p>0.633915</text:p>
              </table:table-cell>
              <table:table-cell office:value-type="float" office:value="0.732201">
                <text:p>0.732201</text:p>
              </table:table-cell>
              <table:table-cell office:value-type="float" office:value="0">
                <text:p>0</text:p>
              </table:table-cell>
              <table:table-cell office:value-type="float" office:value="314855">
                <text:p>31485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3:06:51</text:p>
              </table:table-cell>
              <table:table-cell office:value-type="float" office:value="0.913618">
                <text:p>0.913618</text:p>
              </table:table-cell>
              <table:table-cell office:value-type="float" office:value="1.500161">
                <text:p>1.500161</text:p>
              </table:table-cell>
              <table:table-cell office:value-type="float" office:value="0">
                <text:p>0</text:p>
              </table:table-cell>
              <table:table-cell office:value-type="float" office:value="530738">
                <text:p>5307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:06:52</text:p>
              </table:table-cell>
              <table:table-cell office:value-type="float" office:value="1.045665">
                <text:p>1.045665</text:p>
              </table:table-cell>
              <table:table-cell office:value-type="float" office:value="1.498201">
                <text:p>1.498201</text:p>
              </table:table-cell>
              <table:table-cell office:value-type="float" office:value="0">
                <text:p>0</text:p>
              </table:table-cell>
              <table:table-cell office:value-type="float" office:value="536672">
                <text:p>53667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3:06:53</text:p>
              </table:table-cell>
              <table:table-cell office:value-type="float" office:value="0.741745">
                <text:p>0.741745</text:p>
              </table:table-cell>
              <table:table-cell office:value-type="float" office:value="1.457629">
                <text:p>1.457629</text:p>
              </table:table-cell>
              <table:table-cell office:value-type="float" office:value="0">
                <text:p>0</text:p>
              </table:table-cell>
              <table:table-cell office:value-type="float" office:value="439003">
                <text:p>43900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:06:54</text:p>
              </table:table-cell>
              <table:table-cell office:value-type="float" office:value="1.393757">
                <text:p>1.393757</text:p>
              </table:table-cell>
              <table:table-cell office:value-type="float" office:value="2.764323">
                <text:p>2.764323</text:p>
              </table:table-cell>
              <table:table-cell office:value-type="float" office:value="0">
                <text:p>0</text:p>
              </table:table-cell>
              <table:table-cell office:value-type="float" office:value="848750">
                <text:p>84875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:06:55</text:p>
              </table:table-cell>
              <table:table-cell office:value-type="float" office:value="2.63799">
                <text:p>2.63799</text:p>
              </table:table-cell>
              <table:table-cell office:value-type="float" office:value="5.673147">
                <text:p>5.673147</text:p>
              </table:table-cell>
              <table:table-cell office:value-type="float" office:value="0">
                <text:p>0</text:p>
              </table:table-cell>
              <table:table-cell office:value-type="float" office:value="1732417">
                <text:p>173241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3:06:56</text:p>
              </table:table-cell>
              <table:table-cell office:value-type="float" office:value="1.846114">
                <text:p>1.846114</text:p>
              </table:table-cell>
              <table:table-cell office:value-type="float" office:value="2.423037">
                <text:p>2.423037</text:p>
              </table:table-cell>
              <table:table-cell office:value-type="float" office:value="0">
                <text:p>0</text:p>
              </table:table-cell>
              <table:table-cell office:value-type="float" office:value="761660">
                <text:p>7616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3:06:57</text:p>
              </table:table-cell>
              <table:table-cell office:value-type="float" office:value="1.020262">
                <text:p>1.020262</text:p>
              </table:table-cell>
              <table:table-cell office:value-type="float" office:value="1.412657">
                <text:p>1.412657</text:p>
              </table:table-cell>
              <table:table-cell office:value-type="float" office:value="0">
                <text:p>0</text:p>
              </table:table-cell>
              <table:table-cell office:value-type="float" office:value="434540">
                <text:p>4345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06:58</text:p>
              </table:table-cell>
              <table:table-cell office:value-type="float" office:value="1.217679">
                <text:p>1.217679</text:p>
              </table:table-cell>
              <table:table-cell office:value-type="float" office:value="1.670879">
                <text:p>1.670879</text:p>
              </table:table-cell>
              <table:table-cell office:value-type="float" office:value="0">
                <text:p>0</text:p>
              </table:table-cell>
              <table:table-cell office:value-type="float" office:value="473188">
                <text:p>47318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:06:59</text:p>
              </table:table-cell>
              <table:table-cell office:value-type="float" office:value="1.231228">
                <text:p>1.231228</text:p>
              </table:table-cell>
              <table:table-cell office:value-type="float" office:value="1.740501">
                <text:p>1.740501</text:p>
              </table:table-cell>
              <table:table-cell office:value-type="float" office:value="0">
                <text:p>0</text:p>
              </table:table-cell>
              <table:table-cell office:value-type="float" office:value="522305">
                <text:p>52230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:07:00</text:p>
              </table:table-cell>
              <table:table-cell office:value-type="float" office:value="0.993527">
                <text:p>0.993527</text:p>
              </table:table-cell>
              <table:table-cell office:value-type="float" office:value="2.023944">
                <text:p>2.023944</text:p>
              </table:table-cell>
              <table:table-cell office:value-type="float" office:value="0">
                <text:p>0</text:p>
              </table:table-cell>
              <table:table-cell office:value-type="float" office:value="593502">
                <text:p>59350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:07:01</text:p>
              </table:table-cell>
              <table:table-cell office:value-type="float" office:value="1.344187">
                <text:p>1.344187</text:p>
              </table:table-cell>
              <table:table-cell office:value-type="float" office:value="1.777995">
                <text:p>1.777995</text:p>
              </table:table-cell>
              <table:table-cell office:value-type="float" office:value="0">
                <text:p>0</text:p>
              </table:table-cell>
              <table:table-cell office:value-type="float" office:value="554769">
                <text:p>55476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:07:02</text:p>
              </table:table-cell>
              <table:table-cell office:value-type="float" office:value="1.009198">
                <text:p>1.009198</text:p>
              </table:table-cell>
              <table:table-cell office:value-type="float" office:value="0.898127">
                <text:p>0.898127</text:p>
              </table:table-cell>
              <table:table-cell office:value-type="float" office:value="0">
                <text:p>0</text:p>
              </table:table-cell>
              <table:table-cell office:value-type="float" office:value="297762">
                <text:p>29776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07:03</text:p>
              </table:table-cell>
              <table:table-cell office:value-type="float" office:value="1.312363">
                <text:p>1.312363</text:p>
              </table:table-cell>
              <table:table-cell office:value-type="float" office:value="1.09373">
                <text:p>1.09373</text:p>
              </table:table-cell>
              <table:table-cell office:value-type="float" office:value="0">
                <text:p>0</text:p>
              </table:table-cell>
              <table:table-cell office:value-type="float" office:value="312188">
                <text:p>31218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:07:04</text:p>
              </table:table-cell>
              <table:table-cell office:value-type="float" office:value="1.463291">
                <text:p>1.463291</text:p>
              </table:table-cell>
              <table:table-cell office:value-type="float" office:value="2.465962">
                <text:p>2.465962</text:p>
              </table:table-cell>
              <table:table-cell office:value-type="float" office:value="0">
                <text:p>0</text:p>
              </table:table-cell>
              <table:table-cell office:value-type="float" office:value="713898">
                <text:p>71389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:07:05</text:p>
              </table:table-cell>
              <table:table-cell office:value-type="float" office:value="1.701125">
                <text:p>1.701125</text:p>
              </table:table-cell>
              <table:table-cell office:value-type="float" office:value="3.451543">
                <text:p>3.451543</text:p>
              </table:table-cell>
              <table:table-cell office:value-type="float" office:value="0">
                <text:p>0</text:p>
              </table:table-cell>
              <table:table-cell office:value-type="float" office:value="993123">
                <text:p>99312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:07:06</text:p>
              </table:table-cell>
              <table:table-cell office:value-type="float" office:value="1.480667">
                <text:p>1.480667</text:p>
              </table:table-cell>
              <table:table-cell office:value-type="float" office:value="2.905091">
                <text:p>2.905091</text:p>
              </table:table-cell>
              <table:table-cell office:value-type="float" office:value="0">
                <text:p>0</text:p>
              </table:table-cell>
              <table:table-cell office:value-type="float" office:value="888699">
                <text:p>88869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07:07</text:p>
              </table:table-cell>
              <table:table-cell office:value-type="float" office:value="0.846226">
                <text:p>0.846226</text:p>
              </table:table-cell>
              <table:table-cell office:value-type="float" office:value="1.030622">
                <text:p>1.030622</text:p>
              </table:table-cell>
              <table:table-cell office:value-type="float" office:value="0">
                <text:p>0</text:p>
              </table:table-cell>
              <table:table-cell office:value-type="float" office:value="285886">
                <text:p>28588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:07:08</text:p>
              </table:table-cell>
              <table:table-cell office:value-type="float" office:value="1.242749">
                <text:p>1.242749</text:p>
              </table:table-cell>
              <table:table-cell office:value-type="float" office:value="0.968555">
                <text:p>0.968555</text:p>
              </table:table-cell>
              <table:table-cell office:value-type="float" office:value="0">
                <text:p>0</text:p>
              </table:table-cell>
              <table:table-cell office:value-type="float" office:value="283408">
                <text:p>28340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:07:09</text:p>
              </table:table-cell>
              <table:table-cell office:value-type="float" office:value="1.695378">
                <text:p>1.695378</text:p>
              </table:table-cell>
              <table:table-cell office:value-type="float" office:value="2.528212">
                <text:p>2.528212</text:p>
              </table:table-cell>
              <table:table-cell office:value-type="float" office:value="0">
                <text:p>0</text:p>
              </table:table-cell>
              <table:table-cell office:value-type="float" office:value="822370">
                <text:p>8223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:07:10</text:p>
              </table:table-cell>
              <table:table-cell office:value-type="float" office:value="1.861251">
                <text:p>1.861251</text:p>
              </table:table-cell>
              <table:table-cell office:value-type="float" office:value="4.838255">
                <text:p>4.838255</text:p>
              </table:table-cell>
              <table:table-cell office:value-type="float" office:value="0">
                <text:p>0</text:p>
              </table:table-cell>
              <table:table-cell office:value-type="float" office:value="1609592">
                <text:p>16095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:07:11</text:p>
              </table:table-cell>
              <table:table-cell office:value-type="float" office:value="0.752406">
                <text:p>0.752406</text:p>
              </table:table-cell>
              <table:table-cell office:value-type="float" office:value="1.215861">
                <text:p>1.215861</text:p>
              </table:table-cell>
              <table:table-cell office:value-type="float" office:value="0">
                <text:p>0</text:p>
              </table:table-cell>
              <table:table-cell office:value-type="float" office:value="351672">
                <text:p>35167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:07:12</text:p>
              </table:table-cell>
              <table:table-cell office:value-type="float" office:value="2.075661">
                <text:p>2.075661</text:p>
              </table:table-cell>
              <table:table-cell office:value-type="float" office:value="3.270502">
                <text:p>3.270502</text:p>
              </table:table-cell>
              <table:table-cell office:value-type="float" office:value="0">
                <text:p>0</text:p>
              </table:table-cell>
              <table:table-cell office:value-type="float" office:value="1065053">
                <text:p>106505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:07:13</text:p>
              </table:table-cell>
              <table:table-cell office:value-type="float" office:value="1.619232">
                <text:p>1.619232</text:p>
              </table:table-cell>
              <table:table-cell office:value-type="float" office:value="2.119011">
                <text:p>2.119011</text:p>
              </table:table-cell>
              <table:table-cell office:value-type="float" office:value="0">
                <text:p>0</text:p>
              </table:table-cell>
              <table:table-cell office:value-type="float" office:value="804511">
                <text:p>8045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:07:14</text:p>
              </table:table-cell>
              <table:table-cell office:value-type="float" office:value="1.482408">
                <text:p>1.482408</text:p>
              </table:table-cell>
              <table:table-cell office:value-type="float" office:value="3.620949">
                <text:p>3.620949</text:p>
              </table:table-cell>
              <table:table-cell office:value-type="float" office:value="0">
                <text:p>0</text:p>
              </table:table-cell>
              <table:table-cell office:value-type="float" office:value="1130932">
                <text:p>113093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:07:15</text:p>
              </table:table-cell>
              <table:table-cell office:value-type="float" office:value="1.501893">
                <text:p>1.501893</text:p>
              </table:table-cell>
              <table:table-cell office:value-type="float" office:value="2.859581">
                <text:p>2.859581</text:p>
              </table:table-cell>
              <table:table-cell office:value-type="float" office:value="0">
                <text:p>0</text:p>
              </table:table-cell>
              <table:table-cell office:value-type="float" office:value="859208">
                <text:p>85920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:07:16</text:p>
              </table:table-cell>
              <table:table-cell office:value-type="float" office:value="1.328296">
                <text:p>1.328296</text:p>
              </table:table-cell>
              <table:table-cell office:value-type="float" office:value="1.91664">
                <text:p>1.91664</text:p>
              </table:table-cell>
              <table:table-cell office:value-type="float" office:value="0">
                <text:p>0</text:p>
              </table:table-cell>
              <table:table-cell office:value-type="float" office:value="681207">
                <text:p>68120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3:07:17</text:p>
              </table:table-cell>
              <table:table-cell office:value-type="float" office:value="1.562514">
                <text:p>1.562514</text:p>
              </table:table-cell>
              <table:table-cell office:value-type="float" office:value="5.337672">
                <text:p>5.337672</text:p>
              </table:table-cell>
              <table:table-cell office:value-type="float" office:value="0">
                <text:p>0</text:p>
              </table:table-cell>
              <table:table-cell office:value-type="float" office:value="2210172">
                <text:p>221017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:07:18</text:p>
              </table:table-cell>
              <table:table-cell office:value-type="float" office:value="1.091887">
                <text:p>1.091887</text:p>
              </table:table-cell>
              <table:table-cell office:value-type="float" office:value="2.200123">
                <text:p>2.200123</text:p>
              </table:table-cell>
              <table:table-cell office:value-type="float" office:value="0">
                <text:p>0</text:p>
              </table:table-cell>
              <table:table-cell office:value-type="float" office:value="573259">
                <text:p>57325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:07:19</text:p>
              </table:table-cell>
              <table:table-cell office:value-type="float" office:value="0.885989">
                <text:p>0.885989</text:p>
              </table:table-cell>
              <table:table-cell office:value-type="float" office:value="1.529505">
                <text:p>1.529505</text:p>
              </table:table-cell>
              <table:table-cell office:value-type="float" office:value="0">
                <text:p>0</text:p>
              </table:table-cell>
              <table:table-cell office:value-type="float" office:value="543761">
                <text:p>54376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:07:20</text:p>
              </table:table-cell>
              <table:table-cell office:value-type="float" office:value="2.015325">
                <text:p>2.015325</text:p>
              </table:table-cell>
              <table:table-cell office:value-type="float" office:value="2.903403">
                <text:p>2.903403</text:p>
              </table:table-cell>
              <table:table-cell office:value-type="float" office:value="0">
                <text:p>0</text:p>
              </table:table-cell>
              <table:table-cell office:value-type="float" office:value="1045354">
                <text:p>10453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:07:21</text:p>
              </table:table-cell>
              <table:table-cell office:value-type="float" office:value="2.320505">
                <text:p>2.320505</text:p>
              </table:table-cell>
              <table:table-cell office:value-type="float" office:value="6.660944">
                <text:p>6.660944</text:p>
              </table:table-cell>
              <table:table-cell office:value-type="float" office:value="0">
                <text:p>0</text:p>
              </table:table-cell>
              <table:table-cell office:value-type="float" office:value="2671598">
                <text:p>267159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:07:22</text:p>
              </table:table-cell>
              <table:table-cell office:value-type="float" office:value="1.223213">
                <text:p>1.223213</text:p>
              </table:table-cell>
              <table:table-cell office:value-type="float" office:value="0.785444">
                <text:p>0.785444</text:p>
              </table:table-cell>
              <table:table-cell office:value-type="float" office:value="0">
                <text:p>0</text:p>
              </table:table-cell>
              <table:table-cell office:value-type="float" office:value="222820">
                <text:p>2228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:07:23</text:p>
              </table:table-cell>
              <table:table-cell office:value-type="float" office:value="0.512812">
                <text:p>0.512812</text:p>
              </table:table-cell>
              <table:table-cell office:value-type="float" office:value="1.061007">
                <text:p>1.061007</text:p>
              </table:table-cell>
              <table:table-cell office:value-type="float" office:value="0">
                <text:p>0</text:p>
              </table:table-cell>
              <table:table-cell office:value-type="float" office:value="267864">
                <text:p>26786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:07:24</text:p>
              </table:table-cell>
              <table:table-cell office:value-type="float" office:value="1.218334">
                <text:p>1.218334</text:p>
              </table:table-cell>
              <table:table-cell office:value-type="float" office:value="1.983624">
                <text:p>1.983624</text:p>
              </table:table-cell>
              <table:table-cell office:value-type="float" office:value="0">
                <text:p>0</text:p>
              </table:table-cell>
              <table:table-cell office:value-type="float" office:value="488250">
                <text:p>4882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:07:25</text:p>
              </table:table-cell>
              <table:table-cell office:value-type="float" office:value="0.941312">
                <text:p>0.941312</text:p>
              </table:table-cell>
              <table:table-cell office:value-type="float" office:value="1.50055">
                <text:p>1.50055</text:p>
              </table:table-cell>
              <table:table-cell office:value-type="float" office:value="0">
                <text:p>0</text:p>
              </table:table-cell>
              <table:table-cell office:value-type="float" office:value="430149">
                <text:p>4301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:07:26</text:p>
              </table:table-cell>
              <table:table-cell office:value-type="float" office:value="1.032075">
                <text:p>1.032075</text:p>
              </table:table-cell>
              <table:table-cell office:value-type="float" office:value="1.803223">
                <text:p>1.803223</text:p>
              </table:table-cell>
              <table:table-cell office:value-type="float" office:value="0">
                <text:p>0</text:p>
              </table:table-cell>
              <table:table-cell office:value-type="float" office:value="502146">
                <text:p>50214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:07:27</text:p>
              </table:table-cell>
              <table:table-cell office:value-type="float" office:value="0.772751">
                <text:p>0.772751</text:p>
              </table:table-cell>
              <table:table-cell office:value-type="float" office:value="0.497598">
                <text:p>0.497598</text:p>
              </table:table-cell>
              <table:table-cell office:value-type="float" office:value="0">
                <text:p>0</text:p>
              </table:table-cell>
              <table:table-cell office:value-type="float" office:value="115317">
                <text:p>1153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:07:28</text:p>
              </table:table-cell>
              <table:table-cell office:value-type="float" office:value="1.262037">
                <text:p>1.262037</text:p>
              </table:table-cell>
              <table:table-cell office:value-type="float" office:value="1.936034">
                <text:p>1.936034</text:p>
              </table:table-cell>
              <table:table-cell office:value-type="float" office:value="0">
                <text:p>0</text:p>
              </table:table-cell>
              <table:table-cell office:value-type="float" office:value="1943023">
                <text:p>19430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:07:29</text:p>
              </table:table-cell>
              <table:table-cell office:value-type="float" office:value="1.610073">
                <text:p>1.610073</text:p>
              </table:table-cell>
              <table:table-cell office:value-type="float" office:value="0.710192">
                <text:p>0.710192</text:p>
              </table:table-cell>
              <table:table-cell office:value-type="float" office:value="0">
                <text:p>0</text:p>
              </table:table-cell>
              <table:table-cell office:value-type="float" office:value="815598">
                <text:p>8155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:07:30</text:p>
              </table:table-cell>
              <table:table-cell office:value-type="float" office:value="0.771412">
                <text:p>0.771412</text:p>
              </table:table-cell>
              <table:table-cell office:value-type="float" office:value="0.334491">
                <text:p>0.334491</text:p>
              </table:table-cell>
              <table:table-cell office:value-type="float" office:value="0">
                <text:p>0</text:p>
              </table:table-cell>
              <table:table-cell office:value-type="float" office:value="61553">
                <text:p>615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:07:31</text:p>
              </table:table-cell>
              <table:table-cell office:value-type="float" office:value="0.703833">
                <text:p>0.703833</text:p>
              </table:table-cell>
              <table:table-cell office:value-type="float" office:value="0.264796">
                <text:p>0.264796</text:p>
              </table:table-cell>
              <table:table-cell office:value-type="float" office:value="0">
                <text:p>0</text:p>
              </table:table-cell>
              <table:table-cell office:value-type="float" office:value="56711">
                <text:p>567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:07:32</text:p>
              </table:table-cell>
              <table:table-cell office:value-type="float" office:value="0.842294">
                <text:p>0.842294</text:p>
              </table:table-cell>
              <table:table-cell office:value-type="float" office:value="0.228913">
                <text:p>0.228913</text:p>
              </table:table-cell>
              <table:table-cell office:value-type="float" office:value="0">
                <text:p>0</text:p>
              </table:table-cell>
              <table:table-cell office:value-type="float" office:value="115726">
                <text:p>11572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3:07:33</text:p>
              </table:table-cell>
              <table:table-cell office:value-type="float" office:value="0.477683">
                <text:p>0.477683</text:p>
              </table:table-cell>
              <table:table-cell office:value-type="float" office:value="0.121158">
                <text:p>0.121158</text:p>
              </table:table-cell>
              <table:table-cell office:value-type="float" office:value="0">
                <text:p>0</text:p>
              </table:table-cell>
              <table:table-cell office:value-type="float" office:value="22877">
                <text:p>2287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:07:34</text:p>
              </table:table-cell>
              <table:table-cell office:value-type="float" office:value="0.78509">
                <text:p>0.78509</text:p>
              </table:table-cell>
              <table:table-cell office:value-type="float" office:value="0.984408">
                <text:p>0.984408</text:p>
              </table:table-cell>
              <table:table-cell office:value-type="float" office:value="0">
                <text:p>0</text:p>
              </table:table-cell>
              <table:table-cell office:value-type="float" office:value="359025">
                <text:p>359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:07:35</text:p>
              </table:table-cell>
              <table:table-cell office:value-type="float" office:value="0.73409">
                <text:p>0.73409</text:p>
              </table:table-cell>
              <table:table-cell office:value-type="float" office:value="0.274726">
                <text:p>0.274726</text:p>
              </table:table-cell>
              <table:table-cell office:value-type="float" office:value="0">
                <text:p>0</text:p>
              </table:table-cell>
              <table:table-cell office:value-type="float" office:value="59057">
                <text:p>590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:07:36</text:p>
              </table:table-cell>
              <table:table-cell office:value-type="float" office:value="0.535761">
                <text:p>0.535761</text:p>
              </table:table-cell>
              <table:table-cell office:value-type="float" office:value="0.480186">
                <text:p>0.480186</text:p>
              </table:table-cell>
              <table:table-cell office:value-type="float" office:value="0">
                <text:p>0</text:p>
              </table:table-cell>
              <table:table-cell office:value-type="float" office:value="142873">
                <text:p>14287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:07:37</text:p>
              </table:table-cell>
              <table:table-cell office:value-type="float" office:value="0.599515">
                <text:p>0.599515</text:p>
              </table:table-cell>
              <table:table-cell office:value-type="float" office:value="0.314103">
                <text:p>0.314103</text:p>
              </table:table-cell>
              <table:table-cell office:value-type="float" office:value="0">
                <text:p>0</text:p>
              </table:table-cell>
              <table:table-cell office:value-type="float" office:value="69708">
                <text:p>697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:07:38</text:p>
              </table:table-cell>
              <table:table-cell office:value-type="float" office:value="1.006858">
                <text:p>1.006858</text:p>
              </table:table-cell>
              <table:table-cell office:value-type="float" office:value="1.087374">
                <text:p>1.087374</text:p>
              </table:table-cell>
              <table:table-cell office:value-type="float" office:value="0">
                <text:p>0</text:p>
              </table:table-cell>
              <table:table-cell office:value-type="float" office:value="501426">
                <text:p>50142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07:39</text:p>
              </table:table-cell>
              <table:table-cell office:value-type="float" office:value="0.896837">
                <text:p>0.896837</text:p>
              </table:table-cell>
              <table:table-cell office:value-type="float" office:value="1.927382">
                <text:p>1.927382</text:p>
              </table:table-cell>
              <table:table-cell office:value-type="float" office:value="0">
                <text:p>0</text:p>
              </table:table-cell>
              <table:table-cell office:value-type="float" office:value="593535">
                <text:p>59353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:07:40</text:p>
              </table:table-cell>
              <table:table-cell office:value-type="float" office:value="0.701436">
                <text:p>0.701436</text:p>
              </table:table-cell>
              <table:table-cell office:value-type="float" office:value="0.309097">
                <text:p>0.309097</text:p>
              </table:table-cell>
              <table:table-cell office:value-type="float" office:value="0">
                <text:p>0</text:p>
              </table:table-cell>
              <table:table-cell office:value-type="float" office:value="57142">
                <text:p>571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:07:41</text:p>
              </table:table-cell>
              <table:table-cell office:value-type="float" office:value="0.556885">
                <text:p>0.556885</text:p>
              </table:table-cell>
              <table:table-cell office:value-type="float" office:value="0.279762">
                <text:p>0.279762</text:p>
              </table:table-cell>
              <table:table-cell office:value-type="float" office:value="0">
                <text:p>0</text:p>
              </table:table-cell>
              <table:table-cell office:value-type="float" office:value="54526">
                <text:p>545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3:07:42</text:p>
              </table:table-cell>
              <table:table-cell office:value-type="float" office:value="0.496558">
                <text:p>0.496558</text:p>
              </table:table-cell>
              <table:table-cell office:value-type="float" office:value="0.289771">
                <text:p>0.289771</text:p>
              </table:table-cell>
              <table:table-cell office:value-type="float" office:value="0">
                <text:p>0</text:p>
              </table:table-cell>
              <table:table-cell office:value-type="float" office:value="70231">
                <text:p>7023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:07:43</text:p>
              </table:table-cell>
              <table:table-cell office:value-type="float" office:value="0.644258">
                <text:p>0.644258</text:p>
              </table:table-cell>
              <table:table-cell office:value-type="float" office:value="0.355954">
                <text:p>0.355954</text:p>
              </table:table-cell>
              <table:table-cell office:value-type="float" office:value="0">
                <text:p>0</text:p>
              </table:table-cell>
              <table:table-cell office:value-type="float" office:value="85131">
                <text:p>851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3:07:44</text:p>
              </table:table-cell>
              <table:table-cell office:value-type="float" office:value="0.580391">
                <text:p>0.580391</text:p>
              </table:table-cell>
              <table:table-cell office:value-type="float" office:value="0.26897">
                <text:p>0.26897</text:p>
              </table:table-cell>
              <table:table-cell office:value-type="float" office:value="0">
                <text:p>0</text:p>
              </table:table-cell>
              <table:table-cell office:value-type="float" office:value="53325">
                <text:p>5332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07:45</text:p>
              </table:table-cell>
              <table:table-cell office:value-type="float" office:value="0.621994">
                <text:p>0.621994</text:p>
              </table:table-cell>
              <table:table-cell office:value-type="float" office:value="0.220622">
                <text:p>0.220622</text:p>
              </table:table-cell>
              <table:table-cell office:value-type="float" office:value="0">
                <text:p>0</text:p>
              </table:table-cell>
              <table:table-cell office:value-type="float" office:value="55147">
                <text:p>551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:07:46</text:p>
              </table:table-cell>
              <table:table-cell office:value-type="float" office:value="0.691657">
                <text:p>0.691657</text:p>
              </table:table-cell>
              <table:table-cell office:value-type="float" office:value="0.264683">
                <text:p>0.264683</text:p>
              </table:table-cell>
              <table:table-cell office:value-type="float" office:value="0">
                <text:p>0</text:p>
              </table:table-cell>
              <table:table-cell office:value-type="float" office:value="60329">
                <text:p>6032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3:07:47</text:p>
              </table:table-cell>
              <table:table-cell office:value-type="float" office:value="0.552074">
                <text:p>0.552074</text:p>
              </table:table-cell>
              <table:table-cell office:value-type="float" office:value="0.21661">
                <text:p>0.21661</text:p>
              </table:table-cell>
              <table:table-cell office:value-type="float" office:value="0">
                <text:p>0</text:p>
              </table:table-cell>
              <table:table-cell office:value-type="float" office:value="54132">
                <text:p>5413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:07:48</text:p>
              </table:table-cell>
              <table:table-cell office:value-type="float" office:value="0.670322">
                <text:p>0.670322</text:p>
              </table:table-cell>
              <table:table-cell office:value-type="float" office:value="0.389812">
                <text:p>0.389812</text:p>
              </table:table-cell>
              <table:table-cell office:value-type="float" office:value="0">
                <text:p>0</text:p>
              </table:table-cell>
              <table:table-cell office:value-type="float" office:value="94140">
                <text:p>941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:07:49</text:p>
              </table:table-cell>
              <table:table-cell office:value-type="float" office:value="0.747797">
                <text:p>0.747797</text:p>
              </table:table-cell>
              <table:table-cell office:value-type="float" office:value="0.180314">
                <text:p>0.180314</text:p>
              </table:table-cell>
              <table:table-cell office:value-type="float" office:value="0">
                <text:p>0</text:p>
              </table:table-cell>
              <table:table-cell office:value-type="float" office:value="42296">
                <text:p>4229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:07:50</text:p>
              </table:table-cell>
              <table:table-cell office:value-type="float" office:value="0.556387">
                <text:p>0.556387</text:p>
              </table:table-cell>
              <table:table-cell office:value-type="float" office:value="0.158732">
                <text:p>0.158732</text:p>
              </table:table-cell>
              <table:table-cell office:value-type="float" office:value="0">
                <text:p>0</text:p>
              </table:table-cell>
              <table:table-cell office:value-type="float" office:value="38921">
                <text:p>3892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:07:51</text:p>
              </table:table-cell>
              <table:table-cell office:value-type="float" office:value="0.437546">
                <text:p>0.437546</text:p>
              </table:table-cell>
              <table:table-cell office:value-type="float" office:value="0.122736">
                <text:p>0.122736</text:p>
              </table:table-cell>
              <table:table-cell office:value-type="float" office:value="0">
                <text:p>0</text:p>
              </table:table-cell>
              <table:table-cell office:value-type="float" office:value="31725">
                <text:p>3172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:07:52</text:p>
              </table:table-cell>
              <table:table-cell office:value-type="float" office:value="0.63695">
                <text:p>0.63695</text:p>
              </table:table-cell>
              <table:table-cell office:value-type="float" office:value="0.251915">
                <text:p>0.251915</text:p>
              </table:table-cell>
              <table:table-cell office:value-type="float" office:value="0">
                <text:p>0</text:p>
              </table:table-cell>
              <table:table-cell office:value-type="float" office:value="72914">
                <text:p>7291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3:07:53</text:p>
              </table:table-cell>
              <table:table-cell office:value-type="float" office:value="0.583246">
                <text:p>0.583246</text:p>
              </table:table-cell>
              <table:table-cell office:value-type="float" office:value="0.228642">
                <text:p>0.228642</text:p>
              </table:table-cell>
              <table:table-cell office:value-type="float" office:value="0">
                <text:p>0</text:p>
              </table:table-cell>
              <table:table-cell office:value-type="float" office:value="69536">
                <text:p>6953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3:07:54</text:p>
              </table:table-cell>
              <table:table-cell office:value-type="float" office:value="0.445896">
                <text:p>0.445896</text:p>
              </table:table-cell>
              <table:table-cell office:value-type="float" office:value="0.281955">
                <text:p>0.281955</text:p>
              </table:table-cell>
              <table:table-cell office:value-type="float" office:value="0">
                <text:p>0</text:p>
              </table:table-cell>
              <table:table-cell office:value-type="float" office:value="91049">
                <text:p>910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:07:55</text:p>
              </table:table-cell>
              <table:table-cell office:value-type="float" office:value="0.418683">
                <text:p>0.418683</text:p>
              </table:table-cell>
              <table:table-cell office:value-type="float" office:value="0.146806">
                <text:p>0.146806</text:p>
              </table:table-cell>
              <table:table-cell office:value-type="float" office:value="0">
                <text:p>0</text:p>
              </table:table-cell>
              <table:table-cell office:value-type="float" office:value="49496">
                <text:p>4949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3:07:56</text:p>
              </table:table-cell>
              <table:table-cell office:value-type="float" office:value="0.475122">
                <text:p>0.475122</text:p>
              </table:table-cell>
              <table:table-cell office:value-type="float" office:value="0.099466">
                <text:p>0.099466</text:p>
              </table:table-cell>
              <table:table-cell office:value-type="float" office:value="0">
                <text:p>0</text:p>
              </table:table-cell>
              <table:table-cell office:value-type="float" office:value="33337">
                <text:p>3333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3:07:57</text:p>
              </table:table-cell>
              <table:table-cell office:value-type="float" office:value="0.38502">
                <text:p>0.38502</text:p>
              </table:table-cell>
              <table:table-cell office:value-type="float" office:value="0.147006">
                <text:p>0.147006</text:p>
              </table:table-cell>
              <table:table-cell office:value-type="float" office:value="0">
                <text:p>0</text:p>
              </table:table-cell>
              <table:table-cell office:value-type="float" office:value="57399">
                <text:p>5739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3:07:58</text:p>
              </table:table-cell>
              <table:table-cell office:value-type="float" office:value="0.62063">
                <text:p>0.62063</text:p>
              </table:table-cell>
              <table:table-cell office:value-type="float" office:value="0.201173">
                <text:p>0.201173</text:p>
              </table:table-cell>
              <table:table-cell office:value-type="float" office:value="0">
                <text:p>0</text:p>
              </table:table-cell>
              <table:table-cell office:value-type="float" office:value="78486">
                <text:p>7848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:07:59</text:p>
              </table:table-cell>
              <table:table-cell office:value-type="float" office:value="0.599895">
                <text:p>0.599895</text:p>
              </table:table-cell>
              <table:table-cell office:value-type="float" office:value="0.213285">
                <text:p>0.213285</text:p>
              </table:table-cell>
              <table:table-cell office:value-type="float" office:value="0">
                <text:p>0</text:p>
              </table:table-cell>
              <table:table-cell office:value-type="float" office:value="84711">
                <text:p>8471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:08:00</text:p>
              </table:table-cell>
              <table:table-cell office:value-type="float" office:value="0.667569">
                <text:p>0.667569</text:p>
              </table:table-cell>
              <table:table-cell office:value-type="float" office:value="0.227241">
                <text:p>0.227241</text:p>
              </table:table-cell>
              <table:table-cell office:value-type="float" office:value="0">
                <text:p>0</text:p>
              </table:table-cell>
              <table:table-cell office:value-type="float" office:value="101902">
                <text:p>10190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3:08:01</text:p>
              </table:table-cell>
              <table:table-cell office:value-type="float" office:value="0.44798">
                <text:p>0.44798</text:p>
              </table:table-cell>
              <table:table-cell office:value-type="float" office:value="0.215762">
                <text:p>0.215762</text:p>
              </table:table-cell>
              <table:table-cell office:value-type="float" office:value="0">
                <text:p>0</text:p>
              </table:table-cell>
              <table:table-cell office:value-type="float" office:value="92703">
                <text:p>9270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:08:02</text:p>
              </table:table-cell>
              <table:table-cell office:value-type="float" office:value="0.536755">
                <text:p>0.536755</text:p>
              </table:table-cell>
              <table:table-cell office:value-type="float" office:value="0.093857">
                <text:p>0.093857</text:p>
              </table:table-cell>
              <table:table-cell office:value-type="float" office:value="0">
                <text:p>0</text:p>
              </table:table-cell>
              <table:table-cell office:value-type="float" office:value="47580">
                <text:p>4758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3:08:03</text:p>
              </table:table-cell>
              <table:table-cell office:value-type="float" office:value="0.480502">
                <text:p>0.480502</text:p>
              </table:table-cell>
              <table:table-cell office:value-type="float" office:value="0.141834">
                <text:p>0.141834</text:p>
              </table:table-cell>
              <table:table-cell office:value-type="float" office:value="0">
                <text:p>0</text:p>
              </table:table-cell>
              <table:table-cell office:value-type="float" office:value="78688">
                <text:p>78688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3:08:04</text:p>
              </table:table-cell>
              <table:table-cell office:value-type="float" office:value="0.494641">
                <text:p>0.494641</text:p>
              </table:table-cell>
              <table:table-cell office:value-type="float" office:value="0.155529">
                <text:p>0.155529</text:p>
              </table:table-cell>
              <table:table-cell office:value-type="float" office:value="0">
                <text:p>0</text:p>
              </table:table-cell>
              <table:table-cell office:value-type="float" office:value="91636">
                <text:p>9163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:08:05</text:p>
              </table:table-cell>
              <table:table-cell office:value-type="float" office:value="0.487081">
                <text:p>0.487081</text:p>
              </table:table-cell>
              <table:table-cell office:value-type="float" office:value="0.113926">
                <text:p>0.113926</text:p>
              </table:table-cell>
              <table:table-cell office:value-type="float" office:value="0">
                <text:p>0</text:p>
              </table:table-cell>
              <table:table-cell office:value-type="float" office:value="68451">
                <text:p>6845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3:08:06</text:p>
              </table:table-cell>
              <table:table-cell office:value-type="float" office:value="0.470572">
                <text:p>0.470572</text:p>
              </table:table-cell>
              <table:table-cell office:value-type="float" office:value="0.124581">
                <text:p>0.124581</text:p>
              </table:table-cell>
              <table:table-cell office:value-type="float" office:value="0">
                <text:p>0</text:p>
              </table:table-cell>
              <table:table-cell office:value-type="float" office:value="89061">
                <text:p>8906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3:08:07</text:p>
              </table:table-cell>
              <table:table-cell office:value-type="float" office:value="0.422091">
                <text:p>0.422091</text:p>
              </table:table-cell>
              <table:table-cell office:value-type="float" office:value="0.092994">
                <text:p>0.092994</text:p>
              </table:table-cell>
              <table:table-cell office:value-type="float" office:value="0">
                <text:p>0</text:p>
              </table:table-cell>
              <table:table-cell office:value-type="float" office:value="71604">
                <text:p>7160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3:08:08</text:p>
              </table:table-cell>
              <table:table-cell office:value-type="float" office:value="0.514173">
                <text:p>0.514173</text:p>
              </table:table-cell>
              <table:table-cell office:value-type="float" office:value="0.063523">
                <text:p>0.063523</text:p>
              </table:table-cell>
              <table:table-cell office:value-type="float" office:value="0">
                <text:p>0</text:p>
              </table:table-cell>
              <table:table-cell office:value-type="float" office:value="45243">
                <text:p>4524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3:08:09</text:p>
              </table:table-cell>
              <table:table-cell office:value-type="float" office:value="0.306611">
                <text:p>0.306611</text:p>
              </table:table-cell>
              <table:table-cell office:value-type="float" office:value="0.056998">
                <text:p>0.056998</text:p>
              </table:table-cell>
              <table:table-cell office:value-type="float" office:value="0">
                <text:p>0</text:p>
              </table:table-cell>
              <table:table-cell office:value-type="float" office:value="50977">
                <text:p>5097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:08:10</text:p>
              </table:table-cell>
              <table:table-cell office:value-type="float" office:value="0.44153">
                <text:p>0.44153</text:p>
              </table:table-cell>
              <table:table-cell office:value-type="float" office:value="0.073496">
                <text:p>0.073496</text:p>
              </table:table-cell>
              <table:table-cell office:value-type="float" office:value="0">
                <text:p>0</text:p>
              </table:table-cell>
              <table:table-cell office:value-type="float" office:value="68849">
                <text:p>6884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3:08:11</text:p>
              </table:table-cell>
              <table:table-cell office:value-type="float" office:value="0.378133">
                <text:p>0.378133</text:p>
              </table:table-cell>
              <table:table-cell office:value-type="float" office:value="0.068435">
                <text:p>0.068435</text:p>
              </table:table-cell>
              <table:table-cell office:value-type="float" office:value="0">
                <text:p>0</text:p>
              </table:table-cell>
              <table:table-cell office:value-type="float" office:value="76435">
                <text:p>7643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:08:12</text:p>
              </table:table-cell>
              <table:table-cell office:value-type="float" office:value="0.341878">
                <text:p>0.341878</text:p>
              </table:table-cell>
              <table:table-cell office:value-type="float" office:value="0.094705">
                <text:p>0.094705</text:p>
              </table:table-cell>
              <table:table-cell office:value-type="float" office:value="0">
                <text:p>0</text:p>
              </table:table-cell>
              <table:table-cell office:value-type="float" office:value="101656">
                <text:p>10165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:08:13</text:p>
              </table:table-cell>
              <table:table-cell office:value-type="float" office:value="0.299519">
                <text:p>0.299519</text:p>
              </table:table-cell>
              <table:table-cell office:value-type="float" office:value="0.055763">
                <text:p>0.055763</text:p>
              </table:table-cell>
              <table:table-cell office:value-type="float" office:value="0">
                <text:p>0</text:p>
              </table:table-cell>
              <table:table-cell office:value-type="float" office:value="67331">
                <text:p>6733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:08:14</text:p>
              </table:table-cell>
              <table:table-cell office:value-type="float" office:value="0.384167">
                <text:p>0.384167</text:p>
              </table:table-cell>
              <table:table-cell office:value-type="float" office:value="0.117956">
                <text:p>0.117956</text:p>
              </table:table-cell>
              <table:table-cell office:value-type="float" office:value="0">
                <text:p>0</text:p>
              </table:table-cell>
              <table:table-cell office:value-type="float" office:value="141621">
                <text:p>14162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:08:15</text:p>
              </table:table-cell>
              <table:table-cell office:value-type="float" office:value="0.403175">
                <text:p>0.403175</text:p>
              </table:table-cell>
              <table:table-cell office:value-type="float" office:value="0.046409">
                <text:p>0.046409</text:p>
              </table:table-cell>
              <table:table-cell office:value-type="float" office:value="0">
                <text:p>0</text:p>
              </table:table-cell>
              <table:table-cell office:value-type="float" office:value="51564">
                <text:p>5156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:08:16</text:p>
              </table:table-cell>
              <table:table-cell office:value-type="float" office:value="0.243827">
                <text:p>0.243827</text:p>
              </table:table-cell>
              <table:table-cell office:value-type="float" office:value="0.033222">
                <text:p>0.033222</text:p>
              </table:table-cell>
              <table:table-cell office:value-type="float" office:value="0">
                <text:p>0</text:p>
              </table:table-cell>
              <table:table-cell office:value-type="float" office:value="44817">
                <text:p>4481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3:08:17</text:p>
              </table:table-cell>
              <table:table-cell office:value-type="float" office:value="0.393869">
                <text:p>0.393869</text:p>
              </table:table-cell>
              <table:table-cell office:value-type="float" office:value="0.239395">
                <text:p>0.239395</text:p>
              </table:table-cell>
              <table:table-cell office:value-type="float" office:value="0">
                <text:p>0</text:p>
              </table:table-cell>
              <table:table-cell office:value-type="float" office:value="200815">
                <text:p>20081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:08:18</text:p>
              </table:table-cell>
              <table:table-cell office:value-type="float" office:value="0.882054">
                <text:p>0.882054</text:p>
              </table:table-cell>
              <table:table-cell office:value-type="float" office:value="0.682416">
                <text:p>0.682416</text:p>
              </table:table-cell>
              <table:table-cell office:value-type="float" office:value="0">
                <text:p>0</text:p>
              </table:table-cell>
              <table:table-cell office:value-type="float" office:value="417980">
                <text:p>41798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3:08:19</text:p>
              </table:table-cell>
              <table:table-cell office:value-type="float" office:value="0.541082">
                <text:p>0.541082</text:p>
              </table:table-cell>
              <table:table-cell office:value-type="float" office:value="0.248411">
                <text:p>0.248411</text:p>
              </table:table-cell>
              <table:table-cell office:value-type="float" office:value="0">
                <text:p>0</text:p>
              </table:table-cell>
              <table:table-cell office:value-type="float" office:value="105851">
                <text:p>10585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3:08:20</text:p>
              </table:table-cell>
              <table:table-cell office:value-type="float" office:value="0.18294">
                <text:p>0.18294</text:p>
              </table:table-cell>
              <table:table-cell office:value-type="float" office:value="0.023905">
                <text:p>0.023905</text:p>
              </table:table-cell>
              <table:table-cell office:value-type="float" office:value="0">
                <text:p>0</text:p>
              </table:table-cell>
              <table:table-cell office:value-type="float" office:value="16344">
                <text:p>1634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:08:21</text:p>
              </table:table-cell>
              <table:table-cell office:value-type="float" office:value="0.206949">
                <text:p>0.206949</text:p>
              </table:table-cell>
              <table:table-cell office:value-type="float" office:value="0.019357">
                <text:p>0.019357</text:p>
              </table:table-cell>
              <table:table-cell office:value-type="float" office:value="0">
                <text:p>0</text:p>
              </table:table-cell>
              <table:table-cell office:value-type="float" office:value="52275">
                <text:p>5227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:08:22</text:p>
              </table:table-cell>
              <table:table-cell office:value-type="float" office:value="0.049014">
                <text:p>0.049014</text:p>
              </table:table-cell>
              <table:table-cell office:value-type="float" office:value="0.007605">
                <text:p>0.007605</text:p>
              </table:table-cell>
              <table:table-cell office:value-type="float" office:value="0">
                <text:p>0</text:p>
              </table:table-cell>
              <table:table-cell office:value-type="float" office:value="63373">
                <text:p>6337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:08:23</text:p>
              </table:table-cell>
              <table:table-cell office:value-type="float" office:value="0.124896">
                <text:p>0.124896</text:p>
              </table:table-cell>
              <table:table-cell office:value-type="float" office:value="0.017739">
                <text:p>0.017739</text:p>
              </table:table-cell>
              <table:table-cell office:value-type="float" office:value="0">
                <text:p>0</text:p>
              </table:table-cell>
              <table:table-cell office:value-type="float" office:value="104118">
                <text:p>104118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3:08:24</text:p>
              </table:table-cell>
              <table:table-cell office:value-type="float" office:value="0.031573">
                <text:p>0.031573</text:p>
              </table:table-cell>
              <table:table-cell office:value-type="float" office:value="0.002484">
                <text:p>0.002484</text:p>
              </table:table-cell>
              <table:table-cell office:value-type="float" office:value="0">
                <text:p>0</text:p>
              </table:table-cell>
              <table:table-cell office:value-type="float" office:value="36750">
                <text:p>3675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:08:25</text:p>
              </table:table-cell>
              <table:table-cell office:value-type="float" office:value="0.018149">
                <text:p>0.018149</text:p>
              </table:table-cell>
              <table:table-cell office:value-type="float" office:value="0.001666">
                <text:p>0.001666</text:p>
              </table:table-cell>
              <table:table-cell office:value-type="float" office:value="0">
                <text:p>0</text:p>
              </table:table-cell>
              <table:table-cell office:value-type="float" office:value="38973">
                <text:p>3897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08:26</text:p>
              </table:table-cell>
              <table:table-cell office:value-type="float" office:value="0.062655">
                <text:p>0.062655</text:p>
              </table:table-cell>
              <table:table-cell office:value-type="float" office:value="0.009662">
                <text:p>0.009662</text:p>
              </table:table-cell>
              <table:table-cell office:value-type="float" office:value="0">
                <text:p>0</text:p>
              </table:table-cell>
              <table:table-cell office:value-type="float" office:value="83587">
                <text:p>8358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08:27</text:p>
              </table:table-cell>
              <table:table-cell office:value-type="float" office:value="0.073771">
                <text:p>0.073771</text:p>
              </table:table-cell>
              <table:table-cell office:value-type="float" office:value="0.025337">
                <text:p>0.025337</text:p>
              </table:table-cell>
              <table:table-cell office:value-type="float" office:value="0">
                <text:p>0</text:p>
              </table:table-cell>
              <table:table-cell office:value-type="float" office:value="125611">
                <text:p>12561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08:28</text:p>
              </table:table-cell>
              <table:table-cell office:value-type="float" office:value="0.225535">
                <text:p>0.225535</text:p>
              </table:table-cell>
              <table:table-cell office:value-type="float" office:value="0.012147">
                <text:p>0.012147</text:p>
              </table:table-cell>
              <table:table-cell office:value-type="float" office:value="0">
                <text:p>0</text:p>
              </table:table-cell>
              <table:table-cell office:value-type="float" office:value="79547">
                <text:p>7954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08:29</text:p>
              </table:table-cell>
              <table:table-cell office:value-type="float" office:value="0.085638">
                <text:p>0.085638</text:p>
              </table:table-cell>
              <table:table-cell office:value-type="float" office:value="0.018378">
                <text:p>0.018378</text:p>
              </table:table-cell>
              <table:table-cell office:value-type="float" office:value="0">
                <text:p>0</text:p>
              </table:table-cell>
              <table:table-cell office:value-type="float" office:value="106149">
                <text:p>10614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8:30</text:p>
              </table:table-cell>
              <table:table-cell office:value-type="float" office:value="0.211325">
                <text:p>0.211325</text:p>
              </table:table-cell>
              <table:table-cell office:value-type="float" office:value="0.039556">
                <text:p>0.039556</text:p>
              </table:table-cell>
              <table:table-cell office:value-type="float" office:value="0">
                <text:p>0</text:p>
              </table:table-cell>
              <table:table-cell office:value-type="float" office:value="141413">
                <text:p>14141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08:31</text:p>
              </table:table-cell>
              <table:table-cell office:value-type="float" office:value="0.29834">
                <text:p>0.29834</text:p>
              </table:table-cell>
              <table:table-cell office:value-type="float" office:value="0.021488">
                <text:p>0.021488</text:p>
              </table:table-cell>
              <table:table-cell office:value-type="float" office:value="0">
                <text:p>0</text:p>
              </table:table-cell>
              <table:table-cell office:value-type="float" office:value="90702">
                <text:p>9070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3:08:32</text:p>
              </table:table-cell>
              <table:table-cell office:value-type="float" office:value="0.090501">
                <text:p>0.090501</text:p>
              </table:table-cell>
              <table:table-cell office:value-type="float" office:value="0.012852">
                <text:p>0.012852</text:p>
              </table:table-cell>
              <table:table-cell office:value-type="float" office:value="0">
                <text:p>0</text:p>
              </table:table-cell>
              <table:table-cell office:value-type="float" office:value="91055">
                <text:p>9105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08:33</text:p>
              </table:table-cell>
              <table:table-cell office:value-type="float" office:value="0.135968">
                <text:p>0.135968</text:p>
              </table:table-cell>
              <table:table-cell office:value-type="float" office:value="0.010277">
                <text:p>0.010277</text:p>
              </table:table-cell>
              <table:table-cell office:value-type="float" office:value="0">
                <text:p>0</text:p>
              </table:table-cell>
              <table:table-cell office:value-type="float" office:value="75226">
                <text:p>7522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3:08:34</text:p>
              </table:table-cell>
              <table:table-cell office:value-type="float" office:value="0.078648">
                <text:p>0.078648</text:p>
              </table:table-cell>
              <table:table-cell office:value-type="float" office:value="0.012101">
                <text:p>0.012101</text:p>
              </table:table-cell>
              <table:table-cell office:value-type="float" office:value="0">
                <text:p>0</text:p>
              </table:table-cell>
              <table:table-cell office:value-type="float" office:value="108345">
                <text:p>10834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3:08:35</text:p>
              </table:table-cell>
              <table:table-cell office:value-type="float" office:value="0.028302">
                <text:p>0.028302</text:p>
              </table:table-cell>
              <table:table-cell office:value-type="float" office:value="0.006919">
                <text:p>0.006919</text:p>
              </table:table-cell>
              <table:table-cell office:value-type="float" office:value="0">
                <text:p>0</text:p>
              </table:table-cell>
              <table:table-cell office:value-type="float" office:value="74061">
                <text:p>7406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:08:36</text:p>
              </table:table-cell>
              <table:table-cell office:value-type="float" office:value="0.074885">
                <text:p>0.074885</text:p>
              </table:table-cell>
              <table:table-cell office:value-type="float" office:value="0.007981">
                <text:p>0.007981</text:p>
              </table:table-cell>
              <table:table-cell office:value-type="float" office:value="0">
                <text:p>0</text:p>
              </table:table-cell>
              <table:table-cell office:value-type="float" office:value="83688">
                <text:p>8368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:08:37</text:p>
              </table:table-cell>
              <table:table-cell office:value-type="float" office:value="0.053782">
                <text:p>0.053782</text:p>
              </table:table-cell>
              <table:table-cell office:value-type="float" office:value="0.009698">
                <text:p>0.009698</text:p>
              </table:table-cell>
              <table:table-cell office:value-type="float" office:value="0">
                <text:p>0</text:p>
              </table:table-cell>
              <table:table-cell office:value-type="float" office:value="70718">
                <text:p>7071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08:38</text:p>
              </table:table-cell>
              <table:table-cell office:value-type="float" office:value="0.038987">
                <text:p>0.038987</text:p>
              </table:table-cell>
              <table:table-cell office:value-type="float" office:value="0.004836">
                <text:p>0.004836</text:p>
              </table:table-cell>
              <table:table-cell office:value-type="float" office:value="0">
                <text:p>0</text:p>
              </table:table-cell>
              <table:table-cell office:value-type="float" office:value="61588">
                <text:p>6158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08:39</text:p>
              </table:table-cell>
              <table:table-cell office:value-type="float" office:value="0.100366">
                <text:p>0.100366</text:p>
              </table:table-cell>
              <table:table-cell office:value-type="float" office:value="0.040972">
                <text:p>0.040972</text:p>
              </table:table-cell>
              <table:table-cell office:value-type="float" office:value="0">
                <text:p>0</text:p>
              </table:table-cell>
              <table:table-cell office:value-type="float" office:value="119394">
                <text:p>11939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8:40</text:p>
              </table:table-cell>
              <table:table-cell office:value-type="float" office:value="0.299005">
                <text:p>0.299005</text:p>
              </table:table-cell>
              <table:table-cell office:value-type="float" office:value="0.061798">
                <text:p>0.061798</text:p>
              </table:table-cell>
              <table:table-cell office:value-type="float" office:value="0">
                <text:p>0</text:p>
              </table:table-cell>
              <table:table-cell office:value-type="float" office:value="108075">
                <text:p>10807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3:08:41</text:p>
              </table:table-cell>
              <table:table-cell office:value-type="float" office:value="0.128893">
                <text:p>0.128893</text:p>
              </table:table-cell>
              <table:table-cell office:value-type="float" office:value="0.032564">
                <text:p>0.032564</text:p>
              </table:table-cell>
              <table:table-cell office:value-type="float" office:value="0">
                <text:p>0</text:p>
              </table:table-cell>
              <table:table-cell office:value-type="float" office:value="115873">
                <text:p>11587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3:08:42</text:p>
              </table:table-cell>
              <table:table-cell office:value-type="float" office:value="0.033957">
                <text:p>0.033957</text:p>
              </table:table-cell>
              <table:table-cell office:value-type="float" office:value="0.005666">
                <text:p>0.005666</text:p>
              </table:table-cell>
              <table:table-cell office:value-type="float" office:value="0">
                <text:p>0</text:p>
              </table:table-cell>
              <table:table-cell office:value-type="float" office:value="71095">
                <text:p>7109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:08:43</text:p>
              </table:table-cell>
              <table:table-cell office:value-type="float" office:value="0.073901">
                <text:p>0.073901</text:p>
              </table:table-cell>
              <table:table-cell office:value-type="float" office:value="0.008672">
                <text:p>0.008672</text:p>
              </table:table-cell>
              <table:table-cell office:value-type="float" office:value="0">
                <text:p>0</text:p>
              </table:table-cell>
              <table:table-cell office:value-type="float" office:value="65410">
                <text:p>654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3:08:44</text:p>
              </table:table-cell>
              <table:table-cell office:value-type="float" office:value="0.098375">
                <text:p>0.098375</text:p>
              </table:table-cell>
              <table:table-cell office:value-type="float" office:value="0.012116">
                <text:p>0.012116</text:p>
              </table:table-cell>
              <table:table-cell office:value-type="float" office:value="0">
                <text:p>0</text:p>
              </table:table-cell>
              <table:table-cell office:value-type="float" office:value="98664">
                <text:p>9866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3:08:45</text:p>
              </table:table-cell>
              <table:table-cell office:value-type="float" office:value="0.035681">
                <text:p>0.035681</text:p>
              </table:table-cell>
              <table:table-cell office:value-type="float" office:value="0.008787">
                <text:p>0.008787</text:p>
              </table:table-cell>
              <table:table-cell office:value-type="float" office:value="0">
                <text:p>0</text:p>
              </table:table-cell>
              <table:table-cell office:value-type="float" office:value="71250">
                <text:p>7125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08:46</text:p>
              </table:table-cell>
              <table:table-cell office:value-type="float" office:value="0.052781">
                <text:p>0.052781</text:p>
              </table:table-cell>
              <table:table-cell office:value-type="float" office:value="0.007021">
                <text:p>0.007021</text:p>
              </table:table-cell>
              <table:table-cell office:value-type="float" office:value="0">
                <text:p>0</text:p>
              </table:table-cell>
              <table:table-cell office:value-type="float" office:value="67762">
                <text:p>6776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8:47</text:p>
              </table:table-cell>
              <table:table-cell office:value-type="float" office:value="0.100502">
                <text:p>0.100502</text:p>
              </table:table-cell>
              <table:table-cell office:value-type="float" office:value="0.101118">
                <text:p>0.101118</text:p>
              </table:table-cell>
              <table:table-cell office:value-type="float" office:value="0">
                <text:p>0</text:p>
              </table:table-cell>
              <table:table-cell office:value-type="float" office:value="192912">
                <text:p>19291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8:48</text:p>
              </table:table-cell>
              <table:table-cell office:value-type="float" office:value="0.592581">
                <text:p>0.592581</text:p>
              </table:table-cell>
              <table:table-cell office:value-type="float" office:value="0.247233">
                <text:p>0.247233</text:p>
              </table:table-cell>
              <table:table-cell office:value-type="float" office:value="0">
                <text:p>0</text:p>
              </table:table-cell>
              <table:table-cell office:value-type="float" office:value="360288">
                <text:p>36028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:08:49</text:p>
              </table:table-cell>
              <table:table-cell office:value-type="float" office:value="0.40835">
                <text:p>0.40835</text:p>
              </table:table-cell>
              <table:table-cell office:value-type="float" office:value="0.071412">
                <text:p>0.071412</text:p>
              </table:table-cell>
              <table:table-cell office:value-type="float" office:value="0">
                <text:p>0</text:p>
              </table:table-cell>
              <table:table-cell office:value-type="float" office:value="44725">
                <text:p>4472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3:08:50</text:p>
              </table:table-cell>
              <table:table-cell office:value-type="float" office:value="0.293836">
                <text:p>0.293836</text:p>
              </table:table-cell>
              <table:table-cell office:value-type="float" office:value="0.060782">
                <text:p>0.060782</text:p>
              </table:table-cell>
              <table:table-cell office:value-type="float" office:value="0">
                <text:p>0</text:p>
              </table:table-cell>
              <table:table-cell office:value-type="float" office:value="59259">
                <text:p>5925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3:08:51</text:p>
              </table:table-cell>
              <table:table-cell office:value-type="float" office:value="0.196622">
                <text:p>0.196622</text:p>
              </table:table-cell>
              <table:table-cell office:value-type="float" office:value="0.056073">
                <text:p>0.056073</text:p>
              </table:table-cell>
              <table:table-cell office:value-type="float" office:value="0">
                <text:p>0</text:p>
              </table:table-cell>
              <table:table-cell office:value-type="float" office:value="120463">
                <text:p>12046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:08:52</text:p>
              </table:table-cell>
              <table:table-cell office:value-type="float" office:value="0.047975">
                <text:p>0.047975</text:p>
              </table:table-cell>
              <table:table-cell office:value-type="float" office:value="0.010156">
                <text:p>0.010156</text:p>
              </table:table-cell>
              <table:table-cell office:value-type="float" office:value="0">
                <text:p>0</text:p>
              </table:table-cell>
              <table:table-cell office:value-type="float" office:value="61155">
                <text:p>6115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08:53</text:p>
              </table:table-cell>
              <table:table-cell office:value-type="float" office:value="0.019727">
                <text:p>0.019727</text:p>
              </table:table-cell>
              <table:table-cell office:value-type="float" office:value="0.002326">
                <text:p>0.002326</text:p>
              </table:table-cell>
              <table:table-cell office:value-type="float" office:value="0">
                <text:p>0</text:p>
              </table:table-cell>
              <table:table-cell office:value-type="float" office:value="52484">
                <text:p>5248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3:08:54</text:p>
              </table:table-cell>
              <table:table-cell office:value-type="float" office:value="0.025654">
                <text:p>0.025654</text:p>
              </table:table-cell>
              <table:table-cell office:value-type="float" office:value="0.003183">
                <text:p>0.003183</text:p>
              </table:table-cell>
              <table:table-cell office:value-type="float" office:value="0">
                <text:p>0</text:p>
              </table:table-cell>
              <table:table-cell office:value-type="float" office:value="55095">
                <text:p>5509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3:08:55</text:p>
              </table:table-cell>
              <table:table-cell office:value-type="float" office:value="0.029336">
                <text:p>0.029336</text:p>
              </table:table-cell>
              <table:table-cell office:value-type="float" office:value="0.006102">
                <text:p>0.006102</text:p>
              </table:table-cell>
              <table:table-cell office:value-type="float" office:value="0">
                <text:p>0</text:p>
              </table:table-cell>
              <table:table-cell office:value-type="float" office:value="62201">
                <text:p>6220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08:56</text:p>
              </table:table-cell>
              <table:table-cell office:value-type="float" office:value="0.040264">
                <text:p>0.040264</text:p>
              </table:table-cell>
              <table:table-cell office:value-type="float" office:value="0.013073">
                <text:p>0.013073</text:p>
              </table:table-cell>
              <table:table-cell office:value-type="float" office:value="0">
                <text:p>0</text:p>
              </table:table-cell>
              <table:table-cell office:value-type="float" office:value="80837">
                <text:p>8083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:08:57</text:p>
              </table:table-cell>
              <table:table-cell office:value-type="float" office:value="0.037482">
                <text:p>0.037482</text:p>
              </table:table-cell>
              <table:table-cell office:value-type="float" office:value="0.005651">
                <text:p>0.005651</text:p>
              </table:table-cell>
              <table:table-cell office:value-type="float" office:value="0">
                <text:p>0</text:p>
              </table:table-cell>
              <table:table-cell office:value-type="float" office:value="66740">
                <text:p>6674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08:58</text:p>
              </table:table-cell>
              <table:table-cell office:value-type="float" office:value="0.109308">
                <text:p>0.109308</text:p>
              </table:table-cell>
              <table:table-cell office:value-type="float" office:value="0.021835">
                <text:p>0.021835</text:p>
              </table:table-cell>
              <table:table-cell office:value-type="float" office:value="0">
                <text:p>0</text:p>
              </table:table-cell>
              <table:table-cell office:value-type="float" office:value="94221">
                <text:p>9422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3:08:59</text:p>
              </table:table-cell>
              <table:table-cell office:value-type="float" office:value="0.030204">
                <text:p>0.030204</text:p>
              </table:table-cell>
              <table:table-cell office:value-type="float" office:value="0.003827">
                <text:p>0.003827</text:p>
              </table:table-cell>
              <table:table-cell office:value-type="float" office:value="0">
                <text:p>0</text:p>
              </table:table-cell>
              <table:table-cell office:value-type="float" office:value="56305">
                <text:p>5630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09:00</text:p>
              </table:table-cell>
              <table:table-cell office:value-type="float" office:value="0.052518">
                <text:p>0.052518</text:p>
              </table:table-cell>
              <table:table-cell office:value-type="float" office:value="0.004178">
                <text:p>0.004178</text:p>
              </table:table-cell>
              <table:table-cell office:value-type="float" office:value="0">
                <text:p>0</text:p>
              </table:table-cell>
              <table:table-cell office:value-type="float" office:value="62228">
                <text:p>6222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01</text:p>
              </table:table-cell>
              <table:table-cell office:value-type="float" office:value="0.028153">
                <text:p>0.028153</text:p>
              </table:table-cell>
              <table:table-cell office:value-type="float" office:value="0.003144">
                <text:p>0.003144</text:p>
              </table:table-cell>
              <table:table-cell office:value-type="float" office:value="0">
                <text:p>0</text:p>
              </table:table-cell>
              <table:table-cell office:value-type="float" office:value="47736">
                <text:p>4773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09:02</text:p>
              </table:table-cell>
              <table:table-cell office:value-type="float" office:value="0.11025">
                <text:p>0.11025</text:p>
              </table:table-cell>
              <table:table-cell office:value-type="float" office:value="0.017932">
                <text:p>0.017932</text:p>
              </table:table-cell>
              <table:table-cell office:value-type="float" office:value="0">
                <text:p>0</text:p>
              </table:table-cell>
              <table:table-cell office:value-type="float" office:value="100154">
                <text:p>10015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09:03</text:p>
              </table:table-cell>
              <table:table-cell office:value-type="float" office:value="0.07351">
                <text:p>0.07351</text:p>
              </table:table-cell>
              <table:table-cell office:value-type="float" office:value="0.010241">
                <text:p>0.010241</text:p>
              </table:table-cell>
              <table:table-cell office:value-type="float" office:value="0">
                <text:p>0</text:p>
              </table:table-cell>
              <table:table-cell office:value-type="float" office:value="83437">
                <text:p>8343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9:04</text:p>
              </table:table-cell>
              <table:table-cell office:value-type="float" office:value="0.043016">
                <text:p>0.043016</text:p>
              </table:table-cell>
              <table:table-cell office:value-type="float" office:value="0.004264">
                <text:p>0.004264</text:p>
              </table:table-cell>
              <table:table-cell office:value-type="float" office:value="0">
                <text:p>0</text:p>
              </table:table-cell>
              <table:table-cell office:value-type="float" office:value="64830">
                <text:p>6483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09:05</text:p>
              </table:table-cell>
              <table:table-cell office:value-type="float" office:value="0.044015">
                <text:p>0.044015</text:p>
              </table:table-cell>
              <table:table-cell office:value-type="float" office:value="0.004721">
                <text:p>0.004721</text:p>
              </table:table-cell>
              <table:table-cell office:value-type="float" office:value="0">
                <text:p>0</text:p>
              </table:table-cell>
              <table:table-cell office:value-type="float" office:value="65348">
                <text:p>6534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09:06</text:p>
              </table:table-cell>
              <table:table-cell office:value-type="float" office:value="0.04404">
                <text:p>0.04404</text:p>
              </table:table-cell>
              <table:table-cell office:value-type="float" office:value="0.006563">
                <text:p>0.006563</text:p>
              </table:table-cell>
              <table:table-cell office:value-type="float" office:value="0">
                <text:p>0</text:p>
              </table:table-cell>
              <table:table-cell office:value-type="float" office:value="75150">
                <text:p>7515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3:09:07</text:p>
              </table:table-cell>
              <table:table-cell office:value-type="float" office:value="0.051395">
                <text:p>0.051395</text:p>
              </table:table-cell>
              <table:table-cell office:value-type="float" office:value="0.006641">
                <text:p>0.006641</text:p>
              </table:table-cell>
              <table:table-cell office:value-type="float" office:value="0">
                <text:p>0</text:p>
              </table:table-cell>
              <table:table-cell office:value-type="float" office:value="65652">
                <text:p>6565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9:08</text:p>
              </table:table-cell>
              <table:table-cell office:value-type="float" office:value="0.024391">
                <text:p>0.024391</text:p>
              </table:table-cell>
              <table:table-cell office:value-type="float" office:value="0.007493">
                <text:p>0.007493</text:p>
              </table:table-cell>
              <table:table-cell office:value-type="float" office:value="0">
                <text:p>0</text:p>
              </table:table-cell>
              <table:table-cell office:value-type="float" office:value="69726">
                <text:p>6972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09</text:p>
              </table:table-cell>
              <table:table-cell office:value-type="float" office:value="0.061961">
                <text:p>0.061961</text:p>
              </table:table-cell>
              <table:table-cell office:value-type="float" office:value="0.01007">
                <text:p>0.01007</text:p>
              </table:table-cell>
              <table:table-cell office:value-type="float" office:value="0">
                <text:p>0</text:p>
              </table:table-cell>
              <table:table-cell office:value-type="float" office:value="85390">
                <text:p>8539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3:09:10</text:p>
              </table:table-cell>
              <table:table-cell office:value-type="float" office:value="0.036339">
                <text:p>0.036339</text:p>
              </table:table-cell>
              <table:table-cell office:value-type="float" office:value="0.010753">
                <text:p>0.010753</text:p>
              </table:table-cell>
              <table:table-cell office:value-type="float" office:value="0">
                <text:p>0</text:p>
              </table:table-cell>
              <table:table-cell office:value-type="float" office:value="94059">
                <text:p>9405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11</text:p>
              </table:table-cell>
              <table:table-cell office:value-type="float" office:value="0.07652">
                <text:p>0.07652</text:p>
              </table:table-cell>
              <table:table-cell office:value-type="float" office:value="0.00475">
                <text:p>0.00475</text:p>
              </table:table-cell>
              <table:table-cell office:value-type="float" office:value="0">
                <text:p>0</text:p>
              </table:table-cell>
              <table:table-cell office:value-type="float" office:value="81593">
                <text:p>8159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12</text:p>
              </table:table-cell>
              <table:table-cell office:value-type="float" office:value="0.022808">
                <text:p>0.022808</text:p>
              </table:table-cell>
              <table:table-cell office:value-type="float" office:value="0.004773">
                <text:p>0.004773</text:p>
              </table:table-cell>
              <table:table-cell office:value-type="float" office:value="0">
                <text:p>0</text:p>
              </table:table-cell>
              <table:table-cell office:value-type="float" office:value="67611">
                <text:p>6761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13</text:p>
              </table:table-cell>
              <table:table-cell office:value-type="float" office:value="0.041486">
                <text:p>0.041486</text:p>
              </table:table-cell>
              <table:table-cell office:value-type="float" office:value="0.004635">
                <text:p>0.004635</text:p>
              </table:table-cell>
              <table:table-cell office:value-type="float" office:value="0">
                <text:p>0</text:p>
              </table:table-cell>
              <table:table-cell office:value-type="float" office:value="44689">
                <text:p>44689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09:14</text:p>
              </table:table-cell>
              <table:table-cell office:value-type="float" office:value="0.02375">
                <text:p>0.02375</text:p>
              </table:table-cell>
              <table:table-cell office:value-type="float" office:value="0.002812">
                <text:p>0.002812</text:p>
              </table:table-cell>
              <table:table-cell office:value-type="float" office:value="0">
                <text:p>0</text:p>
              </table:table-cell>
              <table:table-cell office:value-type="float" office:value="55200">
                <text:p>552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3:09:15</text:p>
              </table:table-cell>
              <table:table-cell office:value-type="float" office:value="0.076548">
                <text:p>0.076548</text:p>
              </table:table-cell>
              <table:table-cell office:value-type="float" office:value="0.020706">
                <text:p>0.020706</text:p>
              </table:table-cell>
              <table:table-cell office:value-type="float" office:value="0">
                <text:p>0</text:p>
              </table:table-cell>
              <table:table-cell office:value-type="float" office:value="88449">
                <text:p>88449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09:16</text:p>
              </table:table-cell>
              <table:table-cell office:value-type="float" office:value="0.136666">
                <text:p>0.136666</text:p>
              </table:table-cell>
              <table:table-cell office:value-type="float" office:value="0.022806">
                <text:p>0.022806</text:p>
              </table:table-cell>
              <table:table-cell office:value-type="float" office:value="0">
                <text:p>0</text:p>
              </table:table-cell>
              <table:table-cell office:value-type="float" office:value="95710">
                <text:p>9571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09:17</text:p>
              </table:table-cell>
              <table:table-cell office:value-type="float" office:value="0.048284">
                <text:p>0.048284</text:p>
              </table:table-cell>
              <table:table-cell office:value-type="float" office:value="0.010378">
                <text:p>0.010378</text:p>
              </table:table-cell>
              <table:table-cell office:value-type="float" office:value="0">
                <text:p>0</text:p>
              </table:table-cell>
              <table:table-cell office:value-type="float" office:value="94882">
                <text:p>9488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09:18</text:p>
              </table:table-cell>
              <table:table-cell office:value-type="float" office:value="0.136737">
                <text:p>0.136737</text:p>
              </table:table-cell>
              <table:table-cell office:value-type="float" office:value="0.083531">
                <text:p>0.083531</text:p>
              </table:table-cell>
              <table:table-cell office:value-type="float" office:value="0">
                <text:p>0</text:p>
              </table:table-cell>
              <table:table-cell office:value-type="float" office:value="153372">
                <text:p>15337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3:09:19</text:p>
              </table:table-cell>
              <table:table-cell office:value-type="float" office:value="0.90103">
                <text:p>0.90103</text:p>
              </table:table-cell>
              <table:table-cell office:value-type="float" office:value="0.639102">
                <text:p>0.639102</text:p>
              </table:table-cell>
              <table:table-cell office:value-type="float" office:value="0">
                <text:p>0</text:p>
              </table:table-cell>
              <table:table-cell office:value-type="float" office:value="506352">
                <text:p>50635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:09:20</text:p>
              </table:table-cell>
              <table:table-cell office:value-type="float" office:value="0.672072">
                <text:p>0.672072</text:p>
              </table:table-cell>
              <table:table-cell office:value-type="float" office:value="0.367347">
                <text:p>0.367347</text:p>
              </table:table-cell>
              <table:table-cell office:value-type="float" office:value="0">
                <text:p>0</text:p>
              </table:table-cell>
              <table:table-cell office:value-type="float" office:value="205062">
                <text:p>20506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3:09:21</text:p>
              </table:table-cell>
              <table:table-cell office:value-type="float" office:value="0.902496">
                <text:p>0.902496</text:p>
              </table:table-cell>
              <table:table-cell office:value-type="float" office:value="0.310445">
                <text:p>0.310445</text:p>
              </table:table-cell>
              <table:table-cell office:value-type="float" office:value="0">
                <text:p>0</text:p>
              </table:table-cell>
              <table:table-cell office:value-type="float" office:value="156301">
                <text:p>15630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3:09:22</text:p>
              </table:table-cell>
              <table:table-cell office:value-type="float" office:value="0.487082">
                <text:p>0.487082</text:p>
              </table:table-cell>
              <table:table-cell office:value-type="float" office:value="0.304284">
                <text:p>0.304284</text:p>
              </table:table-cell>
              <table:table-cell office:value-type="float" office:value="0">
                <text:p>0</text:p>
              </table:table-cell>
              <table:table-cell office:value-type="float" office:value="139716">
                <text:p>1397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:09:23</text:p>
              </table:table-cell>
              <table:table-cell office:value-type="float" office:value="0.758712">
                <text:p>0.758712</text:p>
              </table:table-cell>
              <table:table-cell office:value-type="float" office:value="0.356289">
                <text:p>0.356289</text:p>
              </table:table-cell>
              <table:table-cell office:value-type="float" office:value="0">
                <text:p>0</text:p>
              </table:table-cell>
              <table:table-cell office:value-type="float" office:value="197853">
                <text:p>19785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3:09:24</text:p>
              </table:table-cell>
              <table:table-cell office:value-type="float" office:value="0.823116">
                <text:p>0.823116</text:p>
              </table:table-cell>
              <table:table-cell office:value-type="float" office:value="0.813137">
                <text:p>0.813137</text:p>
              </table:table-cell>
              <table:table-cell office:value-type="float" office:value="0">
                <text:p>0</text:p>
              </table:table-cell>
              <table:table-cell office:value-type="float" office:value="359507">
                <text:p>35950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3:09:25</text:p>
              </table:table-cell>
              <table:table-cell office:value-type="float" office:value="0.938961">
                <text:p>0.938961</text:p>
              </table:table-cell>
              <table:table-cell office:value-type="float" office:value="0.893684">
                <text:p>0.893684</text:p>
              </table:table-cell>
              <table:table-cell office:value-type="float" office:value="0">
                <text:p>0</text:p>
              </table:table-cell>
              <table:table-cell office:value-type="float" office:value="344757">
                <text:p>34475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:09:26</text:p>
              </table:table-cell>
              <table:table-cell office:value-type="float" office:value="1.121464">
                <text:p>1.121464</text:p>
              </table:table-cell>
              <table:table-cell office:value-type="float" office:value="0.872842">
                <text:p>0.872842</text:p>
              </table:table-cell>
              <table:table-cell office:value-type="float" office:value="0">
                <text:p>0</text:p>
              </table:table-cell>
              <table:table-cell office:value-type="float" office:value="427951">
                <text:p>42795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:09:27</text:p>
              </table:table-cell>
              <table:table-cell office:value-type="float" office:value="0.50733">
                <text:p>0.50733</text:p>
              </table:table-cell>
              <table:table-cell office:value-type="float" office:value="0.310817">
                <text:p>0.310817</text:p>
              </table:table-cell>
              <table:table-cell office:value-type="float" office:value="0">
                <text:p>0</text:p>
              </table:table-cell>
              <table:table-cell office:value-type="float" office:value="100533">
                <text:p>10053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:09:28</text:p>
              </table:table-cell>
              <table:table-cell office:value-type="float" office:value="0.574042">
                <text:p>0.574042</text:p>
              </table:table-cell>
              <table:table-cell office:value-type="float" office:value="0.298826">
                <text:p>0.298826</text:p>
              </table:table-cell>
              <table:table-cell office:value-type="float" office:value="0">
                <text:p>0</text:p>
              </table:table-cell>
              <table:table-cell office:value-type="float" office:value="142377">
                <text:p>14237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:09:29</text:p>
              </table:table-cell>
              <table:table-cell office:value-type="float" office:value="0.431397">
                <text:p>0.431397</text:p>
              </table:table-cell>
              <table:table-cell office:value-type="float" office:value="0.095263">
                <text:p>0.095263</text:p>
              </table:table-cell>
              <table:table-cell office:value-type="float" office:value="0">
                <text:p>0</text:p>
              </table:table-cell>
              <table:table-cell office:value-type="float" office:value="58956">
                <text:p>5895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3:09:30</text:p>
              </table:table-cell>
              <table:table-cell office:value-type="float" office:value="0.415873">
                <text:p>0.415873</text:p>
              </table:table-cell>
              <table:table-cell office:value-type="float" office:value="0.141098">
                <text:p>0.141098</text:p>
              </table:table-cell>
              <table:table-cell office:value-type="float" office:value="0">
                <text:p>0</text:p>
              </table:table-cell>
              <table:table-cell office:value-type="float" office:value="129674">
                <text:p>12967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:09:31</text:p>
              </table:table-cell>
              <table:table-cell office:value-type="float" office:value="0.381514">
                <text:p>0.381514</text:p>
              </table:table-cell>
              <table:table-cell office:value-type="float" office:value="0.079063">
                <text:p>0.079063</text:p>
              </table:table-cell>
              <table:table-cell office:value-type="float" office:value="0">
                <text:p>0</text:p>
              </table:table-cell>
              <table:table-cell office:value-type="float" office:value="86689">
                <text:p>8668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3:09:32</text:p>
              </table:table-cell>
              <table:table-cell office:value-type="float" office:value="0.348632">
                <text:p>0.348632</text:p>
              </table:table-cell>
              <table:table-cell office:value-type="float" office:value="0.088919">
                <text:p>0.088919</text:p>
              </table:table-cell>
              <table:table-cell office:value-type="float" office:value="0">
                <text:p>0</text:p>
              </table:table-cell>
              <table:table-cell office:value-type="float" office:value="172078">
                <text:p>17207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:09:33</text:p>
              </table:table-cell>
              <table:table-cell office:value-type="float" office:value="0.319247">
                <text:p>0.319247</text:p>
              </table:table-cell>
              <table:table-cell office:value-type="float" office:value="0.106619">
                <text:p>0.106619</text:p>
              </table:table-cell>
              <table:table-cell office:value-type="float" office:value="0">
                <text:p>0</text:p>
              </table:table-cell>
              <table:table-cell office:value-type="float" office:value="149283">
                <text:p>14928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:09:34</text:p>
              </table:table-cell>
              <table:table-cell office:value-type="float" office:value="0.105169">
                <text:p>0.105169</text:p>
              </table:table-cell>
              <table:table-cell office:value-type="float" office:value="0.027802">
                <text:p>0.027802</text:p>
              </table:table-cell>
              <table:table-cell office:value-type="float" office:value="0">
                <text:p>0</text:p>
              </table:table-cell>
              <table:table-cell office:value-type="float" office:value="87283">
                <text:p>8728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09:35</text:p>
              </table:table-cell>
              <table:table-cell office:value-type="float" office:value="0.060931">
                <text:p>0.060931</text:p>
              </table:table-cell>
              <table:table-cell office:value-type="float" office:value="0.017295">
                <text:p>0.017295</text:p>
              </table:table-cell>
              <table:table-cell office:value-type="float" office:value="0">
                <text:p>0</text:p>
              </table:table-cell>
              <table:table-cell office:value-type="float" office:value="118445">
                <text:p>11844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:09:36</text:p>
              </table:table-cell>
              <table:table-cell office:value-type="float" office:value="0.189335">
                <text:p>0.189335</text:p>
              </table:table-cell>
              <table:table-cell office:value-type="float" office:value="0.027332">
                <text:p>0.027332</text:p>
              </table:table-cell>
              <table:table-cell office:value-type="float" office:value="0">
                <text:p>0</text:p>
              </table:table-cell>
              <table:table-cell office:value-type="float" office:value="131521">
                <text:p>13152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9:37</text:p>
              </table:table-cell>
              <table:table-cell office:value-type="float" office:value="0.264599">
                <text:p>0.264599</text:p>
              </table:table-cell>
              <table:table-cell office:value-type="float" office:value="0.093954">
                <text:p>0.093954</text:p>
              </table:table-cell>
              <table:table-cell office:value-type="float" office:value="0">
                <text:p>0</text:p>
              </table:table-cell>
              <table:table-cell office:value-type="float" office:value="176855">
                <text:p>17685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3:09:38</text:p>
              </table:table-cell>
              <table:table-cell office:value-type="float" office:value="0.356439">
                <text:p>0.356439</text:p>
              </table:table-cell>
              <table:table-cell office:value-type="float" office:value="0.089692">
                <text:p>0.089692</text:p>
              </table:table-cell>
              <table:table-cell office:value-type="float" office:value="0">
                <text:p>0</text:p>
              </table:table-cell>
              <table:table-cell office:value-type="float" office:value="143770">
                <text:p>14377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:09:39</text:p>
              </table:table-cell>
              <table:table-cell office:value-type="float" office:value="0.628935">
                <text:p>0.628935</text:p>
              </table:table-cell>
              <table:table-cell office:value-type="float" office:value="0.440276">
                <text:p>0.440276</text:p>
              </table:table-cell>
              <table:table-cell office:value-type="float" office:value="0">
                <text:p>0</text:p>
              </table:table-cell>
              <table:table-cell office:value-type="float" office:value="366952">
                <text:p>36695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09:40</text:p>
              </table:table-cell>
              <table:table-cell office:value-type="float" office:value="0.811617">
                <text:p>0.811617</text:p>
              </table:table-cell>
              <table:table-cell office:value-type="float" office:value="0.869626">
                <text:p>0.869626</text:p>
              </table:table-cell>
              <table:table-cell office:value-type="float" office:value="0">
                <text:p>0</text:p>
              </table:table-cell>
              <table:table-cell office:value-type="float" office:value="509788">
                <text:p>50978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3:09:41</text:p>
              </table:table-cell>
              <table:table-cell office:value-type="float" office:value="0.752213">
                <text:p>0.752213</text:p>
              </table:table-cell>
              <table:table-cell office:value-type="float" office:value="0.242877">
                <text:p>0.242877</text:p>
              </table:table-cell>
              <table:table-cell office:value-type="float" office:value="0">
                <text:p>0</text:p>
              </table:table-cell>
              <table:table-cell office:value-type="float" office:value="125424">
                <text:p>12542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3:09:42</text:p>
              </table:table-cell>
              <table:table-cell office:value-type="float" office:value="0.563032">
                <text:p>0.563032</text:p>
              </table:table-cell>
              <table:table-cell office:value-type="float" office:value="0.195037">
                <text:p>0.195037</text:p>
              </table:table-cell>
              <table:table-cell office:value-type="float" office:value="0">
                <text:p>0</text:p>
              </table:table-cell>
              <table:table-cell office:value-type="float" office:value="90593">
                <text:p>9059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3:09:43</text:p>
              </table:table-cell>
              <table:table-cell office:value-type="float" office:value="0.513785">
                <text:p>0.513785</text:p>
              </table:table-cell>
              <table:table-cell office:value-type="float" office:value="0.295889">
                <text:p>0.295889</text:p>
              </table:table-cell>
              <table:table-cell office:value-type="float" office:value="0">
                <text:p>0</text:p>
              </table:table-cell>
              <table:table-cell office:value-type="float" office:value="160438">
                <text:p>16043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3:09:44</text:p>
              </table:table-cell>
              <table:table-cell office:value-type="float" office:value="0.465793">
                <text:p>0.465793</text:p>
              </table:table-cell>
              <table:table-cell office:value-type="float" office:value="0.170147">
                <text:p>0.170147</text:p>
              </table:table-cell>
              <table:table-cell office:value-type="float" office:value="0">
                <text:p>0</text:p>
              </table:table-cell>
              <table:table-cell office:value-type="float" office:value="95874">
                <text:p>9587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:09:45</text:p>
              </table:table-cell>
              <table:table-cell office:value-type="float" office:value="0.329123">
                <text:p>0.329123</text:p>
              </table:table-cell>
              <table:table-cell office:value-type="float" office:value="0.067296">
                <text:p>0.067296</text:p>
              </table:table-cell>
              <table:table-cell office:value-type="float" office:value="0">
                <text:p>0</text:p>
              </table:table-cell>
              <table:table-cell office:value-type="float" office:value="75204">
                <text:p>7520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3:09:46</text:p>
              </table:table-cell>
              <table:table-cell office:value-type="float" office:value="0.463091">
                <text:p>0.463091</text:p>
              </table:table-cell>
              <table:table-cell office:value-type="float" office:value="0.122976">
                <text:p>0.122976</text:p>
              </table:table-cell>
              <table:table-cell office:value-type="float" office:value="0">
                <text:p>0</text:p>
              </table:table-cell>
              <table:table-cell office:value-type="float" office:value="202808">
                <text:p>20280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3:09:47</text:p>
              </table:table-cell>
              <table:table-cell office:value-type="float" office:value="0.151266">
                <text:p>0.151266</text:p>
              </table:table-cell>
              <table:table-cell office:value-type="float" office:value="0.025201">
                <text:p>0.025201</text:p>
              </table:table-cell>
              <table:table-cell office:value-type="float" office:value="0">
                <text:p>0</text:p>
              </table:table-cell>
              <table:table-cell office:value-type="float" office:value="54057">
                <text:p>5405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:09:48</text:p>
              </table:table-cell>
              <table:table-cell office:value-type="float" office:value="0.018025">
                <text:p>0.018025</text:p>
              </table:table-cell>
              <table:table-cell office:value-type="float" office:value="0.001448">
                <text:p>0.001448</text:p>
              </table:table-cell>
              <table:table-cell office:value-type="float" office:value="0">
                <text:p>0</text:p>
              </table:table-cell>
              <table:table-cell office:value-type="float" office:value="35812">
                <text:p>3581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:09:49</text:p>
              </table:table-cell>
              <table:table-cell office:value-type="float" office:value="0.157417">
                <text:p>0.157417</text:p>
              </table:table-cell>
              <table:table-cell office:value-type="float" office:value="0.054159">
                <text:p>0.054159</text:p>
              </table:table-cell>
              <table:table-cell office:value-type="float" office:value="0">
                <text:p>0</text:p>
              </table:table-cell>
              <table:table-cell office:value-type="float" office:value="182296">
                <text:p>18229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:09:50</text:p>
              </table:table-cell>
              <table:table-cell office:value-type="float" office:value="0.158909">
                <text:p>0.158909</text:p>
              </table:table-cell>
              <table:table-cell office:value-type="float" office:value="0.016474">
                <text:p>0.016474</text:p>
              </table:table-cell>
              <table:table-cell office:value-type="float" office:value="0">
                <text:p>0</text:p>
              </table:table-cell>
              <table:table-cell office:value-type="float" office:value="37557">
                <text:p>3755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:09:51</text:p>
              </table:table-cell>
              <table:table-cell office:value-type="float" office:value="0.099687">
                <text:p>0.099687</text:p>
              </table:table-cell>
              <table:table-cell office:value-type="float" office:value="0.024358">
                <text:p>0.024358</text:p>
              </table:table-cell>
              <table:table-cell office:value-type="float" office:value="0">
                <text:p>0</text:p>
              </table:table-cell>
              <table:table-cell office:value-type="float" office:value="95940">
                <text:p>9594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:09:52</text:p>
              </table:table-cell>
              <table:table-cell office:value-type="float" office:value="0.457634">
                <text:p>0.457634</text:p>
              </table:table-cell>
              <table:table-cell office:value-type="float" office:value="0.276583">
                <text:p>0.276583</text:p>
              </table:table-cell>
              <table:table-cell office:value-type="float" office:value="0">
                <text:p>0</text:p>
              </table:table-cell>
              <table:table-cell office:value-type="float" office:value="252913">
                <text:p>25291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09:53</text:p>
              </table:table-cell>
              <table:table-cell office:value-type="float" office:value="0.613747">
                <text:p>0.613747</text:p>
              </table:table-cell>
              <table:table-cell office:value-type="float" office:value="0.470026">
                <text:p>0.470026</text:p>
              </table:table-cell>
              <table:table-cell office:value-type="float" office:value="0">
                <text:p>0</text:p>
              </table:table-cell>
              <table:table-cell office:value-type="float" office:value="275009">
                <text:p>27500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3:09:54</text:p>
              </table:table-cell>
              <table:table-cell office:value-type="float" office:value="0.52909">
                <text:p>0.52909</text:p>
              </table:table-cell>
              <table:table-cell office:value-type="float" office:value="0.34819">
                <text:p>0.34819</text:p>
              </table:table-cell>
              <table:table-cell office:value-type="float" office:value="0">
                <text:p>0</text:p>
              </table:table-cell>
              <table:table-cell office:value-type="float" office:value="196880">
                <text:p>19688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3:09:55</text:p>
              </table:table-cell>
              <table:table-cell office:value-type="float" office:value="0.444464">
                <text:p>0.444464</text:p>
              </table:table-cell>
              <table:table-cell office:value-type="float" office:value="0.269113">
                <text:p>0.269113</text:p>
              </table:table-cell>
              <table:table-cell office:value-type="float" office:value="0">
                <text:p>0</text:p>
              </table:table-cell>
              <table:table-cell office:value-type="float" office:value="169735">
                <text:p>16973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3:09:56</text:p>
              </table:table-cell>
              <table:table-cell office:value-type="float" office:value="0.699553">
                <text:p>0.699553</text:p>
              </table:table-cell>
              <table:table-cell office:value-type="float" office:value="0.415268">
                <text:p>0.415268</text:p>
              </table:table-cell>
              <table:table-cell office:value-type="float" office:value="0">
                <text:p>0</text:p>
              </table:table-cell>
              <table:table-cell office:value-type="float" office:value="270800">
                <text:p>27080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3:09:57</text:p>
              </table:table-cell>
              <table:table-cell office:value-type="float" office:value="0.448697">
                <text:p>0.448697</text:p>
              </table:table-cell>
              <table:table-cell office:value-type="float" office:value="0.100399">
                <text:p>0.100399</text:p>
              </table:table-cell>
              <table:table-cell office:value-type="float" office:value="0">
                <text:p>0</text:p>
              </table:table-cell>
              <table:table-cell office:value-type="float" office:value="63671">
                <text:p>6367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3:09:58</text:p>
              </table:table-cell>
              <table:table-cell office:value-type="float" office:value="0.392076">
                <text:p>0.392076</text:p>
              </table:table-cell>
              <table:table-cell office:value-type="float" office:value="0.052875">
                <text:p>0.052875</text:p>
              </table:table-cell>
              <table:table-cell office:value-type="float" office:value="0">
                <text:p>0</text:p>
              </table:table-cell>
              <table:table-cell office:value-type="float" office:value="87499">
                <text:p>8749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:09:59</text:p>
              </table:table-cell>
              <table:table-cell office:value-type="float" office:value="0.031778">
                <text:p>0.031778</text:p>
              </table:table-cell>
              <table:table-cell office:value-type="float" office:value="0.010775">
                <text:p>0.010775</text:p>
              </table:table-cell>
              <table:table-cell office:value-type="float" office:value="0">
                <text:p>0</text:p>
              </table:table-cell>
              <table:table-cell office:value-type="float" office:value="42164">
                <text:p>4216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:10:00</text:p>
              </table:table-cell>
              <table:table-cell office:value-type="float" office:value="0.038386">
                <text:p>0.038386</text:p>
              </table:table-cell>
              <table:table-cell office:value-type="float" office:value="0.00152">
                <text:p>0.00152</text:p>
              </table:table-cell>
              <table:table-cell office:value-type="float" office:value="0">
                <text:p>0</text:p>
              </table:table-cell>
              <table:table-cell office:value-type="float" office:value="36561">
                <text:p>3656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:10:01</text:p>
              </table:table-cell>
              <table:table-cell office:value-type="float" office:value="0.113309">
                <text:p>0.113309</text:p>
              </table:table-cell>
              <table:table-cell office:value-type="float" office:value="0.037168">
                <text:p>0.037168</text:p>
              </table:table-cell>
              <table:table-cell office:value-type="float" office:value="0">
                <text:p>0</text:p>
              </table:table-cell>
              <table:table-cell office:value-type="float" office:value="129630">
                <text:p>12963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:10:02</text:p>
              </table:table-cell>
              <table:table-cell office:value-type="float" office:value="0.316308">
                <text:p>0.316308</text:p>
              </table:table-cell>
              <table:table-cell office:value-type="float" office:value="0.031604">
                <text:p>0.031604</text:p>
              </table:table-cell>
              <table:table-cell office:value-type="float" office:value="0">
                <text:p>0</text:p>
              </table:table-cell>
              <table:table-cell office:value-type="float" office:value="140284">
                <text:p>14028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:10:03</text:p>
              </table:table-cell>
              <table:table-cell office:value-type="float" office:value="0.153391">
                <text:p>0.153391</text:p>
              </table:table-cell>
              <table:table-cell office:value-type="float" office:value="0.025549">
                <text:p>0.025549</text:p>
              </table:table-cell>
              <table:table-cell office:value-type="float" office:value="0">
                <text:p>0</text:p>
              </table:table-cell>
              <table:table-cell office:value-type="float" office:value="109280">
                <text:p>10928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3:10:04</text:p>
              </table:table-cell>
              <table:table-cell office:value-type="float" office:value="0.079126">
                <text:p>0.079126</text:p>
              </table:table-cell>
              <table:table-cell office:value-type="float" office:value="0.010085">
                <text:p>0.010085</text:p>
              </table:table-cell>
              <table:table-cell office:value-type="float" office:value="0">
                <text:p>0</text:p>
              </table:table-cell>
              <table:table-cell office:value-type="float" office:value="90807">
                <text:p>9080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10:05</text:p>
              </table:table-cell>
              <table:table-cell office:value-type="float" office:value="0.050631">
                <text:p>0.050631</text:p>
              </table:table-cell>
              <table:table-cell office:value-type="float" office:value="0.008495">
                <text:p>0.008495</text:p>
              </table:table-cell>
              <table:table-cell office:value-type="float" office:value="0">
                <text:p>0</text:p>
              </table:table-cell>
              <table:table-cell office:value-type="float" office:value="113136">
                <text:p>11313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10:06</text:p>
              </table:table-cell>
              <table:table-cell office:value-type="float" office:value="0.104115">
                <text:p>0.104115</text:p>
              </table:table-cell>
              <table:table-cell office:value-type="float" office:value="0.015383">
                <text:p>0.015383</text:p>
              </table:table-cell>
              <table:table-cell office:value-type="float" office:value="0">
                <text:p>0</text:p>
              </table:table-cell>
              <table:table-cell office:value-type="float" office:value="105167">
                <text:p>10516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3:10:07</text:p>
              </table:table-cell>
              <table:table-cell office:value-type="float" office:value="0.073385">
                <text:p>0.073385</text:p>
              </table:table-cell>
              <table:table-cell office:value-type="float" office:value="0.027957">
                <text:p>0.027957</text:p>
              </table:table-cell>
              <table:table-cell office:value-type="float" office:value="0">
                <text:p>0</text:p>
              </table:table-cell>
              <table:table-cell office:value-type="float" office:value="159404">
                <text:p>15940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3:10:08</text:p>
              </table:table-cell>
              <table:table-cell office:value-type="float" office:value="0.346183">
                <text:p>0.346183</text:p>
              </table:table-cell>
              <table:table-cell office:value-type="float" office:value="0.052937">
                <text:p>0.052937</text:p>
              </table:table-cell>
              <table:table-cell office:value-type="float" office:value="0">
                <text:p>0</text:p>
              </table:table-cell>
              <table:table-cell office:value-type="float" office:value="162677">
                <text:p>16267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:10:09</text:p>
              </table:table-cell>
              <table:table-cell office:value-type="float" office:value="0.37739">
                <text:p>0.37739</text:p>
              </table:table-cell>
              <table:table-cell office:value-type="float" office:value="0.085768">
                <text:p>0.085768</text:p>
              </table:table-cell>
              <table:table-cell office:value-type="float" office:value="0">
                <text:p>0</text:p>
              </table:table-cell>
              <table:table-cell office:value-type="float" office:value="135328">
                <text:p>13532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3:10:10</text:p>
              </table:table-cell>
              <table:table-cell office:value-type="float" office:value="0.500102">
                <text:p>0.500102</text:p>
              </table:table-cell>
              <table:table-cell office:value-type="float" office:value="0.205333">
                <text:p>0.205333</text:p>
              </table:table-cell>
              <table:table-cell office:value-type="float" office:value="0">
                <text:p>0</text:p>
              </table:table-cell>
              <table:table-cell office:value-type="float" office:value="209974">
                <text:p>20997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:10:11</text:p>
              </table:table-cell>
              <table:table-cell office:value-type="float" office:value="0.322402">
                <text:p>0.322402</text:p>
              </table:table-cell>
              <table:table-cell office:value-type="float" office:value="0.077132">
                <text:p>0.077132</text:p>
              </table:table-cell>
              <table:table-cell office:value-type="float" office:value="0">
                <text:p>0</text:p>
              </table:table-cell>
              <table:table-cell office:value-type="float" office:value="97383">
                <text:p>9738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:10:12</text:p>
              </table:table-cell>
              <table:table-cell office:value-type="float" office:value="0.091566">
                <text:p>0.091566</text:p>
              </table:table-cell>
              <table:table-cell office:value-type="float" office:value="0.01065">
                <text:p>0.01065</text:p>
              </table:table-cell>
              <table:table-cell office:value-type="float" office:value="0">
                <text:p>0</text:p>
              </table:table-cell>
              <table:table-cell office:value-type="float" office:value="54580">
                <text:p>5458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3:10:13</text:p>
              </table:table-cell>
              <table:table-cell office:value-type="float" office:value="0.10705">
                <text:p>0.10705</text:p>
              </table:table-cell>
              <table:table-cell office:value-type="float" office:value="0.024607">
                <text:p>0.024607</text:p>
              </table:table-cell>
              <table:table-cell office:value-type="float" office:value="0">
                <text:p>0</text:p>
              </table:table-cell>
              <table:table-cell office:value-type="float" office:value="74625">
                <text:p>7462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:10:14</text:p>
              </table:table-cell>
              <table:table-cell office:value-type="float" office:value="0.643267">
                <text:p>0.643267</text:p>
              </table:table-cell>
              <table:table-cell office:value-type="float" office:value="0.494748">
                <text:p>0.494748</text:p>
              </table:table-cell>
              <table:table-cell office:value-type="float" office:value="0">
                <text:p>0</text:p>
              </table:table-cell>
              <table:table-cell office:value-type="float" office:value="435764">
                <text:p>43576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10:15</text:p>
              </table:table-cell>
              <table:table-cell office:value-type="float" office:value="0.982132">
                <text:p>0.982132</text:p>
              </table:table-cell>
              <table:table-cell office:value-type="float" office:value="0.874127">
                <text:p>0.874127</text:p>
              </table:table-cell>
              <table:table-cell office:value-type="float" office:value="0">
                <text:p>0</text:p>
              </table:table-cell>
              <table:table-cell office:value-type="float" office:value="507393">
                <text:p>50739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3:10:16</text:p>
              </table:table-cell>
              <table:table-cell office:value-type="float" office:value="1.024363">
                <text:p>1.024363</text:p>
              </table:table-cell>
              <table:table-cell office:value-type="float" office:value="0.534812">
                <text:p>0.534812</text:p>
              </table:table-cell>
              <table:table-cell office:value-type="float" office:value="0">
                <text:p>0</text:p>
              </table:table-cell>
              <table:table-cell office:value-type="float" office:value="320886">
                <text:p>3208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:10:17</text:p>
              </table:table-cell>
              <table:table-cell office:value-type="float" office:value="0.567134">
                <text:p>0.567134</text:p>
              </table:table-cell>
              <table:table-cell office:value-type="float" office:value="0.160479">
                <text:p>0.160479</text:p>
              </table:table-cell>
              <table:table-cell office:value-type="float" office:value="0">
                <text:p>0</text:p>
              </table:table-cell>
              <table:table-cell office:value-type="float" office:value="53321">
                <text:p>5332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:10:18</text:p>
              </table:table-cell>
              <table:table-cell office:value-type="float" office:value="0.562853">
                <text:p>0.562853</text:p>
              </table:table-cell>
              <table:table-cell office:value-type="float" office:value="0.144992">
                <text:p>0.144992</text:p>
              </table:table-cell>
              <table:table-cell office:value-type="float" office:value="0">
                <text:p>0</text:p>
              </table:table-cell>
              <table:table-cell office:value-type="float" office:value="73229">
                <text:p>7322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:10:19</text:p>
              </table:table-cell>
              <table:table-cell office:value-type="float" office:value="0.321982">
                <text:p>0.321982</text:p>
              </table:table-cell>
              <table:table-cell office:value-type="float" office:value="0.083081">
                <text:p>0.083081</text:p>
              </table:table-cell>
              <table:table-cell office:value-type="float" office:value="0">
                <text:p>0</text:p>
              </table:table-cell>
              <table:table-cell office:value-type="float" office:value="61889">
                <text:p>6188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3:10:20</text:p>
              </table:table-cell>
              <table:table-cell office:value-type="float" office:value="0.393029">
                <text:p>0.393029</text:p>
              </table:table-cell>
              <table:table-cell office:value-type="float" office:value="0.072807">
                <text:p>0.072807</text:p>
              </table:table-cell>
              <table:table-cell office:value-type="float" office:value="0">
                <text:p>0</text:p>
              </table:table-cell>
              <table:table-cell office:value-type="float" office:value="83457">
                <text:p>8345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:10:21</text:p>
              </table:table-cell>
              <table:table-cell office:value-type="float" office:value="0.110842">
                <text:p>0.110842</text:p>
              </table:table-cell>
              <table:table-cell office:value-type="float" office:value="0.011712">
                <text:p>0.011712</text:p>
              </table:table-cell>
              <table:table-cell office:value-type="float" office:value="0">
                <text:p>0</text:p>
              </table:table-cell>
              <table:table-cell office:value-type="float" office:value="33227">
                <text:p>3322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:10:22</text:p>
              </table:table-cell>
              <table:table-cell office:value-type="float" office:value="0.146007">
                <text:p>0.146007</text:p>
              </table:table-cell>
              <table:table-cell office:value-type="float" office:value="0.040051">
                <text:p>0.040051</text:p>
              </table:table-cell>
              <table:table-cell office:value-type="float" office:value="0">
                <text:p>0</text:p>
              </table:table-cell>
              <table:table-cell office:value-type="float" office:value="142674">
                <text:p>14267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3:10:23</text:p>
              </table:table-cell>
              <table:table-cell office:value-type="float" office:value="0.090625">
                <text:p>0.090625</text:p>
              </table:table-cell>
              <table:table-cell office:value-type="float" office:value="0.021998">
                <text:p>0.021998</text:p>
              </table:table-cell>
              <table:table-cell office:value-type="float" office:value="0">
                <text:p>0</text:p>
              </table:table-cell>
              <table:table-cell office:value-type="float" office:value="82368">
                <text:p>82368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3:10:24</text:p>
              </table:table-cell>
              <table:table-cell office:value-type="float" office:value="0.116952">
                <text:p>0.116952</text:p>
              </table:table-cell>
              <table:table-cell office:value-type="float" office:value="0.017825">
                <text:p>0.017825</text:p>
              </table:table-cell>
              <table:table-cell office:value-type="float" office:value="0">
                <text:p>0</text:p>
              </table:table-cell>
              <table:table-cell office:value-type="float" office:value="80962">
                <text:p>8096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3:10:25</text:p>
              </table:table-cell>
              <table:table-cell office:value-type="float" office:value="0.066348">
                <text:p>0.066348</text:p>
              </table:table-cell>
              <table:table-cell office:value-type="float" office:value="0.013486">
                <text:p>0.013486</text:p>
              </table:table-cell>
              <table:table-cell office:value-type="float" office:value="0">
                <text:p>0</text:p>
              </table:table-cell>
              <table:table-cell office:value-type="float" office:value="84350">
                <text:p>8435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3:10:26</text:p>
              </table:table-cell>
              <table:table-cell office:value-type="float" office:value="0.135971">
                <text:p>0.135971</text:p>
              </table:table-cell>
              <table:table-cell office:value-type="float" office:value="0.023733">
                <text:p>0.023733</text:p>
              </table:table-cell>
              <table:table-cell office:value-type="float" office:value="0">
                <text:p>0</text:p>
              </table:table-cell>
              <table:table-cell office:value-type="float" office:value="109473">
                <text:p>10947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0.087097">
                <text:p>0.087097</text:p>
              </table:table-cell>
              <table:table-cell office:value-type="float" office:value="0.016163">
                <text:p>0.016163</text:p>
              </table:table-cell>
              <table:table-cell office:value-type="float" office:value="0">
                <text:p>0</text:p>
              </table:table-cell>
              <table:table-cell office:value-type="float" office:value="104597">
                <text:p>10459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10:28</text:p>
              </table:table-cell>
              <table:table-cell office:value-type="float" office:value="0.078062">
                <text:p>0.078062</text:p>
              </table:table-cell>
              <table:table-cell office:value-type="float" office:value="0.010512">
                <text:p>0.010512</text:p>
              </table:table-cell>
              <table:table-cell office:value-type="float" office:value="0">
                <text:p>0</text:p>
              </table:table-cell>
              <table:table-cell office:value-type="float" office:value="77185">
                <text:p>7718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10:29</text:p>
              </table:table-cell>
              <table:table-cell office:value-type="float" office:value="0.04849">
                <text:p>0.04849</text:p>
              </table:table-cell>
              <table:table-cell office:value-type="float" office:value="0.006103">
                <text:p>0.006103</text:p>
              </table:table-cell>
              <table:table-cell office:value-type="float" office:value="0">
                <text:p>0</text:p>
              </table:table-cell>
              <table:table-cell office:value-type="float" office:value="63892">
                <text:p>6389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3:10:30</text:p>
              </table:table-cell>
              <table:table-cell office:value-type="float" office:value="0.018803">
                <text:p>0.018803</text:p>
              </table:table-cell>
              <table:table-cell office:value-type="float" office:value="0.000507">
                <text:p>0.000507</text:p>
              </table:table-cell>
              <table:table-cell office:value-type="float" office:value="0">
                <text:p>0</text:p>
              </table:table-cell>
              <table:table-cell office:value-type="float" office:value="11637">
                <text:p>1163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3:10:31</text:p>
              </table:table-cell>
              <table:table-cell office:value-type="float" office:value="0.017643">
                <text:p>0.017643</text:p>
              </table:table-cell>
              <table:table-cell office:value-type="float" office:value="0.000802">
                <text:p>0.000802</text:p>
              </table:table-cell>
              <table:table-cell office:value-type="float" office:value="0">
                <text:p>0</text:p>
              </table:table-cell>
              <table:table-cell office:value-type="float" office:value="18835">
                <text:p>1883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10:32</text:p>
              </table:table-cell>
              <table:table-cell office:value-type="float" office:value="0.126732">
                <text:p>0.126732</text:p>
              </table:table-cell>
              <table:table-cell office:value-type="float" office:value="0.025472">
                <text:p>0.025472</text:p>
              </table:table-cell>
              <table:table-cell office:value-type="float" office:value="0">
                <text:p>0</text:p>
              </table:table-cell>
              <table:table-cell office:value-type="float" office:value="129206">
                <text:p>12920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10:33</text:p>
              </table:table-cell>
              <table:table-cell office:value-type="float" office:value="0.095976">
                <text:p>0.095976</text:p>
              </table:table-cell>
              <table:table-cell office:value-type="float" office:value="0.00605">
                <text:p>0.00605</text:p>
              </table:table-cell>
              <table:table-cell office:value-type="float" office:value="0">
                <text:p>0</text:p>
              </table:table-cell>
              <table:table-cell office:value-type="float" office:value="51992">
                <text:p>5199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10:34</text:p>
              </table:table-cell>
              <table:table-cell office:value-type="float" office:value="0.038188">
                <text:p>0.038188</text:p>
              </table:table-cell>
              <table:table-cell office:value-type="float" office:value="0.005252">
                <text:p>0.005252</text:p>
              </table:table-cell>
              <table:table-cell office:value-type="float" office:value="0">
                <text:p>0</text:p>
              </table:table-cell>
              <table:table-cell office:value-type="float" office:value="52119">
                <text:p>5211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10:35</text:p>
              </table:table-cell>
              <table:table-cell office:value-type="float" office:value="0.0241">
                <text:p>0.0241</text:p>
              </table:table-cell>
              <table:table-cell office:value-type="float" office:value="0.002703">
                <text:p>0.002703</text:p>
              </table:table-cell>
              <table:table-cell office:value-type="float" office:value="0">
                <text:p>0</text:p>
              </table:table-cell>
              <table:table-cell office:value-type="float" office:value="44081">
                <text:p>4408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10:36</text:p>
              </table:table-cell>
              <table:table-cell office:value-type="float" office:value="0.054306">
                <text:p>0.054306</text:p>
              </table:table-cell>
              <table:table-cell office:value-type="float" office:value="0.005548">
                <text:p>0.005548</text:p>
              </table:table-cell>
              <table:table-cell office:value-type="float" office:value="0">
                <text:p>0</text:p>
              </table:table-cell>
              <table:table-cell office:value-type="float" office:value="61430">
                <text:p>6143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10:37</text:p>
              </table:table-cell>
              <table:table-cell office:value-type="float" office:value="0.031122">
                <text:p>0.031122</text:p>
              </table:table-cell>
              <table:table-cell office:value-type="float" office:value="0.006394">
                <text:p>0.006394</text:p>
              </table:table-cell>
              <table:table-cell office:value-type="float" office:value="0">
                <text:p>0</text:p>
              </table:table-cell>
              <table:table-cell office:value-type="float" office:value="57242">
                <text:p>5724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3:10:38</text:p>
              </table:table-cell>
              <table:table-cell office:value-type="float" office:value="0.025922">
                <text:p>0.025922</text:p>
              </table:table-cell>
              <table:table-cell office:value-type="float" office:value="0.003273">
                <text:p>0.003273</text:p>
              </table:table-cell>
              <table:table-cell office:value-type="float" office:value="0">
                <text:p>0</text:p>
              </table:table-cell>
              <table:table-cell office:value-type="float" office:value="55288">
                <text:p>552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10:39</text:p>
              </table:table-cell>
              <table:table-cell office:value-type="float" office:value="0.018128">
                <text:p>0.018128</text:p>
              </table:table-cell>
              <table:table-cell office:value-type="float" office:value="0.00104">
                <text:p>0.00104</text:p>
              </table:table-cell>
              <table:table-cell office:value-type="float" office:value="0">
                <text:p>0</text:p>
              </table:table-cell>
              <table:table-cell office:value-type="float" office:value="24966">
                <text:p>2496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10:40</text:p>
              </table:table-cell>
              <table:table-cell office:value-type="float" office:value="0.113801">
                <text:p>0.113801</text:p>
              </table:table-cell>
              <table:table-cell office:value-type="float" office:value="0.016851">
                <text:p>0.016851</text:p>
              </table:table-cell>
              <table:table-cell office:value-type="float" office:value="0">
                <text:p>0</text:p>
              </table:table-cell>
              <table:table-cell office:value-type="float" office:value="96100">
                <text:p>9610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3:10:41</text:p>
              </table:table-cell>
              <table:table-cell office:value-type="float" office:value="0.039526">
                <text:p>0.039526</text:p>
              </table:table-cell>
              <table:table-cell office:value-type="float" office:value="0.006778">
                <text:p>0.006778</text:p>
              </table:table-cell>
              <table:table-cell office:value-type="float" office:value="0">
                <text:p>0</text:p>
              </table:table-cell>
              <table:table-cell office:value-type="float" office:value="67221">
                <text:p>6722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10:42</text:p>
              </table:table-cell>
              <table:table-cell office:value-type="float" office:value="0.027719">
                <text:p>0.027719</text:p>
              </table:table-cell>
              <table:table-cell office:value-type="float" office:value="0.002319">
                <text:p>0.002319</text:p>
              </table:table-cell>
              <table:table-cell office:value-type="float" office:value="0">
                <text:p>0</text:p>
              </table:table-cell>
              <table:table-cell office:value-type="float" office:value="46724">
                <text:p>4672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3:10:43</text:p>
              </table:table-cell>
              <table:table-cell office:value-type="float" office:value="0.04139">
                <text:p>0.04139</text:p>
              </table:table-cell>
              <table:table-cell office:value-type="float" office:value="0.007399">
                <text:p>0.007399</text:p>
              </table:table-cell>
              <table:table-cell office:value-type="float" office:value="0">
                <text:p>0</text:p>
              </table:table-cell>
              <table:table-cell office:value-type="float" office:value="80471">
                <text:p>8047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:10:44</text:p>
              </table:table-cell>
              <table:table-cell office:value-type="float" office:value="0.064489">
                <text:p>0.064489</text:p>
              </table:table-cell>
              <table:table-cell office:value-type="float" office:value="0.006829">
                <text:p>0.006829</text:p>
              </table:table-cell>
              <table:table-cell office:value-type="float" office:value="0">
                <text:p>0</text:p>
              </table:table-cell>
              <table:table-cell office:value-type="float" office:value="78667">
                <text:p>7866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3:10:45</text:p>
              </table:table-cell>
              <table:table-cell office:value-type="float" office:value="0.146831">
                <text:p>0.146831</text:p>
              </table:table-cell>
              <table:table-cell office:value-type="float" office:value="0.01737">
                <text:p>0.01737</text:p>
              </table:table-cell>
              <table:table-cell office:value-type="float" office:value="0">
                <text:p>0</text:p>
              </table:table-cell>
              <table:table-cell office:value-type="float" office:value="122973">
                <text:p>12297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3:10:46</text:p>
              </table:table-cell>
              <table:table-cell office:value-type="float" office:value="0.040137">
                <text:p>0.040137</text:p>
              </table:table-cell>
              <table:table-cell office:value-type="float" office:value="0.010602">
                <text:p>0.010602</text:p>
              </table:table-cell>
              <table:table-cell office:value-type="float" office:value="0">
                <text:p>0</text:p>
              </table:table-cell>
              <table:table-cell office:value-type="float" office:value="75480">
                <text:p>7548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3:10:47</text:p>
              </table:table-cell>
              <table:table-cell office:value-type="float" office:value="0.102408">
                <text:p>0.102408</text:p>
              </table:table-cell>
              <table:table-cell office:value-type="float" office:value="0.016219">
                <text:p>0.016219</text:p>
              </table:table-cell>
              <table:table-cell office:value-type="float" office:value="0">
                <text:p>0</text:p>
              </table:table-cell>
              <table:table-cell office:value-type="float" office:value="92338">
                <text:p>9233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3:10:48</text:p>
              </table:table-cell>
              <table:table-cell office:value-type="float" office:value="0.100784">
                <text:p>0.100784</text:p>
              </table:table-cell>
              <table:table-cell office:value-type="float" office:value="0.017715">
                <text:p>0.017715</text:p>
              </table:table-cell>
              <table:table-cell office:value-type="float" office:value="0">
                <text:p>0</text:p>
              </table:table-cell>
              <table:table-cell office:value-type="float" office:value="99698">
                <text:p>9969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10:49</text:p>
              </table:table-cell>
              <table:table-cell office:value-type="float" office:value="0.072933">
                <text:p>0.072933</text:p>
              </table:table-cell>
              <table:table-cell office:value-type="float" office:value="0.014106">
                <text:p>0.014106</text:p>
              </table:table-cell>
              <table:table-cell office:value-type="float" office:value="0">
                <text:p>0</text:p>
              </table:table-cell>
              <table:table-cell office:value-type="float" office:value="85314">
                <text:p>8531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3:10:50</text:p>
              </table:table-cell>
              <table:table-cell office:value-type="float" office:value="0.102486">
                <text:p>0.102486</text:p>
              </table:table-cell>
              <table:table-cell office:value-type="float" office:value="0.01726">
                <text:p>0.01726</text:p>
              </table:table-cell>
              <table:table-cell office:value-type="float" office:value="0">
                <text:p>0</text:p>
              </table:table-cell>
              <table:table-cell office:value-type="float" office:value="90430">
                <text:p>9043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10:51</text:p>
              </table:table-cell>
              <table:table-cell office:value-type="float" office:value="0.224067">
                <text:p>0.224067</text:p>
              </table:table-cell>
              <table:table-cell office:value-type="float" office:value="0.036483">
                <text:p>0.036483</text:p>
              </table:table-cell>
              <table:table-cell office:value-type="float" office:value="0">
                <text:p>0</text:p>
              </table:table-cell>
              <table:table-cell office:value-type="float" office:value="138473">
                <text:p>13847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:10:52</text:p>
              </table:table-cell>
              <table:table-cell office:value-type="float" office:value="0.161976">
                <text:p>0.161976</text:p>
              </table:table-cell>
              <table:table-cell office:value-type="float" office:value="0.070271">
                <text:p>0.070271</text:p>
              </table:table-cell>
              <table:table-cell office:value-type="float" office:value="0">
                <text:p>0</text:p>
              </table:table-cell>
              <table:table-cell office:value-type="float" office:value="125452">
                <text:p>125452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3:10:53</text:p>
              </table:table-cell>
              <table:table-cell office:value-type="float" office:value="0.549299">
                <text:p>0.549299</text:p>
              </table:table-cell>
              <table:table-cell office:value-type="float" office:value="0.183927">
                <text:p>0.183927</text:p>
              </table:table-cell>
              <table:table-cell office:value-type="float" office:value="0">
                <text:p>0</text:p>
              </table:table-cell>
              <table:table-cell office:value-type="float" office:value="196732">
                <text:p>19673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10:54</text:p>
              </table:table-cell>
              <table:table-cell office:value-type="float" office:value="0.40708">
                <text:p>0.40708</text:p>
              </table:table-cell>
              <table:table-cell office:value-type="float" office:value="0.170089">
                <text:p>0.170089</text:p>
              </table:table-cell>
              <table:table-cell office:value-type="float" office:value="0">
                <text:p>0</text:p>
              </table:table-cell>
              <table:table-cell office:value-type="float" office:value="191236">
                <text:p>19123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3:10:55</text:p>
              </table:table-cell>
              <table:table-cell office:value-type="float" office:value="0.398241">
                <text:p>0.398241</text:p>
              </table:table-cell>
              <table:table-cell office:value-type="float" office:value="0.154113">
                <text:p>0.154113</text:p>
              </table:table-cell>
              <table:table-cell office:value-type="float" office:value="0">
                <text:p>0</text:p>
              </table:table-cell>
              <table:table-cell office:value-type="float" office:value="229459">
                <text:p>22945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3:10:56</text:p>
              </table:table-cell>
              <table:table-cell office:value-type="float" office:value="0.377617">
                <text:p>0.377617</text:p>
              </table:table-cell>
              <table:table-cell office:value-type="float" office:value="0.062584">
                <text:p>0.062584</text:p>
              </table:table-cell>
              <table:table-cell office:value-type="float" office:value="0">
                <text:p>0</text:p>
              </table:table-cell>
              <table:table-cell office:value-type="float" office:value="91174">
                <text:p>9117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:10:57</text:p>
              </table:table-cell>
              <table:table-cell office:value-type="float" office:value="0.465654">
                <text:p>0.465654</text:p>
              </table:table-cell>
              <table:table-cell office:value-type="float" office:value="0.407913">
                <text:p>0.407913</text:p>
              </table:table-cell>
              <table:table-cell office:value-type="float" office:value="0">
                <text:p>0</text:p>
              </table:table-cell>
              <table:table-cell office:value-type="float" office:value="445071">
                <text:p>44507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:10:58</text:p>
              </table:table-cell>
              <table:table-cell office:value-type="float" office:value="0.649187">
                <text:p>0.649187</text:p>
              </table:table-cell>
              <table:table-cell office:value-type="float" office:value="0.227292">
                <text:p>0.227292</text:p>
              </table:table-cell>
              <table:table-cell office:value-type="float" office:value="0">
                <text:p>0</text:p>
              </table:table-cell>
              <table:table-cell office:value-type="float" office:value="213914">
                <text:p>21391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3:10:59</text:p>
              </table:table-cell>
              <table:table-cell office:value-type="float" office:value="0.377244">
                <text:p>0.377244</text:p>
              </table:table-cell>
              <table:table-cell office:value-type="float" office:value="0.097502">
                <text:p>0.097502</text:p>
              </table:table-cell>
              <table:table-cell office:value-type="float" office:value="0">
                <text:p>0</text:p>
              </table:table-cell>
              <table:table-cell office:value-type="float" office:value="102599">
                <text:p>10259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3:11:00</text:p>
              </table:table-cell>
              <table:table-cell office:value-type="float" office:value="0.375751">
                <text:p>0.375751</text:p>
              </table:table-cell>
              <table:table-cell office:value-type="float" office:value="0.133232">
                <text:p>0.133232</text:p>
              </table:table-cell>
              <table:table-cell office:value-type="float" office:value="0">
                <text:p>0</text:p>
              </table:table-cell>
              <table:table-cell office:value-type="float" office:value="128548">
                <text:p>12854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3:11:01</text:p>
              </table:table-cell>
              <table:table-cell office:value-type="float" office:value="0.292633">
                <text:p>0.292633</text:p>
              </table:table-cell>
              <table:table-cell office:value-type="float" office:value="0.157305">
                <text:p>0.157305</text:p>
              </table:table-cell>
              <table:table-cell office:value-type="float" office:value="0">
                <text:p>0</text:p>
              </table:table-cell>
              <table:table-cell office:value-type="float" office:value="132886">
                <text:p>13288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:11:02</text:p>
              </table:table-cell>
              <table:table-cell office:value-type="float" office:value="0.253776">
                <text:p>0.253776</text:p>
              </table:table-cell>
              <table:table-cell office:value-type="float" office:value="0.084962">
                <text:p>0.084962</text:p>
              </table:table-cell>
              <table:table-cell office:value-type="float" office:value="0">
                <text:p>0</text:p>
              </table:table-cell>
              <table:table-cell office:value-type="float" office:value="142077">
                <text:p>14207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3:11:03</text:p>
              </table:table-cell>
              <table:table-cell office:value-type="float" office:value="0.168629">
                <text:p>0.168629</text:p>
              </table:table-cell>
              <table:table-cell office:value-type="float" office:value="0.031049">
                <text:p>0.031049</text:p>
              </table:table-cell>
              <table:table-cell office:value-type="float" office:value="0">
                <text:p>0</text:p>
              </table:table-cell>
              <table:table-cell office:value-type="float" office:value="72212">
                <text:p>7221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:11:04</text:p>
              </table:table-cell>
              <table:table-cell office:value-type="float" office:value="0.019773">
                <text:p>0.019773</text:p>
              </table:table-cell>
              <table:table-cell office:value-type="float" office:value="0.001782">
                <text:p>0.001782</text:p>
              </table:table-cell>
              <table:table-cell office:value-type="float" office:value="0">
                <text:p>0</text:p>
              </table:table-cell>
              <table:table-cell office:value-type="float" office:value="15972">
                <text:p>1597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3:11:05</text:p>
              </table:table-cell>
              <table:table-cell office:value-type="float" office:value="0.085272">
                <text:p>0.085272</text:p>
              </table:table-cell>
              <table:table-cell office:value-type="float" office:value="0.029755">
                <text:p>0.029755</text:p>
              </table:table-cell>
              <table:table-cell office:value-type="float" office:value="0">
                <text:p>0</text:p>
              </table:table-cell>
              <table:table-cell office:value-type="float" office:value="103267">
                <text:p>10326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:11:06</text:p>
              </table:table-cell>
              <table:table-cell office:value-type="float" office:value="0.147371">
                <text:p>0.147371</text:p>
              </table:table-cell>
              <table:table-cell office:value-type="float" office:value="0.02897">
                <text:p>0.02897</text:p>
              </table:table-cell>
              <table:table-cell office:value-type="float" office:value="0">
                <text:p>0</text:p>
              </table:table-cell>
              <table:table-cell office:value-type="float" office:value="82628">
                <text:p>8262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:11:07</text:p>
              </table:table-cell>
              <table:table-cell office:value-type="float" office:value="0.115382">
                <text:p>0.115382</text:p>
              </table:table-cell>
              <table:table-cell office:value-type="float" office:value="0.009174">
                <text:p>0.009174</text:p>
              </table:table-cell>
              <table:table-cell office:value-type="float" office:value="0">
                <text:p>0</text:p>
              </table:table-cell>
              <table:table-cell office:value-type="float" office:value="61019">
                <text:p>6101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11:08</text:p>
              </table:table-cell>
              <table:table-cell office:value-type="float" office:value="0.0803">
                <text:p>0.0803</text:p>
              </table:table-cell>
              <table:table-cell office:value-type="float" office:value="0.004207">
                <text:p>0.004207</text:p>
              </table:table-cell>
              <table:table-cell office:value-type="float" office:value="0">
                <text:p>0</text:p>
              </table:table-cell>
              <table:table-cell office:value-type="float" office:value="58956">
                <text:p>5895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3:11:09</text:p>
              </table:table-cell>
              <table:table-cell office:value-type="float" office:value="0.026203">
                <text:p>0.026203</text:p>
              </table:table-cell>
              <table:table-cell office:value-type="float" office:value="0.004601">
                <text:p>0.004601</text:p>
              </table:table-cell>
              <table:table-cell office:value-type="float" office:value="0">
                <text:p>0</text:p>
              </table:table-cell>
              <table:table-cell office:value-type="float" office:value="58584">
                <text:p>5858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3:11:10</text:p>
              </table:table-cell>
              <table:table-cell office:value-type="float" office:value="0.080534">
                <text:p>0.080534</text:p>
              </table:table-cell>
              <table:table-cell office:value-type="float" office:value="0.038163">
                <text:p>0.038163</text:p>
              </table:table-cell>
              <table:table-cell office:value-type="float" office:value="0">
                <text:p>0</text:p>
              </table:table-cell>
              <table:table-cell office:value-type="float" office:value="114797">
                <text:p>11479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:11:11</text:p>
              </table:table-cell>
              <table:table-cell office:value-type="float" office:value="0.575716">
                <text:p>0.575716</text:p>
              </table:table-cell>
              <table:table-cell office:value-type="float" office:value="0.204284">
                <text:p>0.204284</text:p>
              </table:table-cell>
              <table:table-cell office:value-type="float" office:value="0">
                <text:p>0</text:p>
              </table:table-cell>
              <table:table-cell office:value-type="float" office:value="215079">
                <text:p>21507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3:11:12</text:p>
              </table:table-cell>
              <table:table-cell office:value-type="float" office:value="0.432173">
                <text:p>0.432173</text:p>
              </table:table-cell>
              <table:table-cell office:value-type="float" office:value="0.114696">
                <text:p>0.114696</text:p>
              </table:table-cell>
              <table:table-cell office:value-type="float" office:value="0">
                <text:p>0</text:p>
              </table:table-cell>
              <table:table-cell office:value-type="float" office:value="120843">
                <text:p>12084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:11:13</text:p>
              </table:table-cell>
              <table:table-cell office:value-type="float" office:value="0.133137">
                <text:p>0.133137</text:p>
              </table:table-cell>
              <table:table-cell office:value-type="float" office:value="0.015642">
                <text:p>0.015642</text:p>
              </table:table-cell>
              <table:table-cell office:value-type="float" office:value="0">
                <text:p>0</text:p>
              </table:table-cell>
              <table:table-cell office:value-type="float" office:value="62321">
                <text:p>6232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:11:14</text:p>
              </table:table-cell>
              <table:table-cell office:value-type="float" office:value="0.084501">
                <text:p>0.084501</text:p>
              </table:table-cell>
              <table:table-cell office:value-type="float" office:value="0.034891">
                <text:p>0.034891</text:p>
              </table:table-cell>
              <table:table-cell office:value-type="float" office:value="0">
                <text:p>0</text:p>
              </table:table-cell>
              <table:table-cell office:value-type="float" office:value="159473">
                <text:p>15947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:11:15</text:p>
              </table:table-cell>
              <table:table-cell office:value-type="float" office:value="0.109559">
                <text:p>0.109559</text:p>
              </table:table-cell>
              <table:table-cell office:value-type="float" office:value="0.022151">
                <text:p>0.022151</text:p>
              </table:table-cell>
              <table:table-cell office:value-type="float" office:value="0">
                <text:p>0</text:p>
              </table:table-cell>
              <table:table-cell office:value-type="float" office:value="75688">
                <text:p>7568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:11:16</text:p>
              </table:table-cell>
              <table:table-cell office:value-type="float" office:value="0.237221">
                <text:p>0.237221</text:p>
              </table:table-cell>
              <table:table-cell office:value-type="float" office:value="0.059188">
                <text:p>0.059188</text:p>
              </table:table-cell>
              <table:table-cell office:value-type="float" office:value="0">
                <text:p>0</text:p>
              </table:table-cell>
              <table:table-cell office:value-type="float" office:value="133887">
                <text:p>13388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:11:17</text:p>
              </table:table-cell>
              <table:table-cell office:value-type="float" office:value="0.280354">
                <text:p>0.280354</text:p>
              </table:table-cell>
              <table:table-cell office:value-type="float" office:value="0.059902">
                <text:p>0.059902</text:p>
              </table:table-cell>
              <table:table-cell office:value-type="float" office:value="0">
                <text:p>0</text:p>
              </table:table-cell>
              <table:table-cell office:value-type="float" office:value="122084">
                <text:p>12208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:11:18</text:p>
              </table:table-cell>
              <table:table-cell office:value-type="float" office:value="0.077287">
                <text:p>0.077287</text:p>
              </table:table-cell>
              <table:table-cell office:value-type="float" office:value="0.015961">
                <text:p>0.015961</text:p>
              </table:table-cell>
              <table:table-cell office:value-type="float" office:value="0">
                <text:p>0</text:p>
              </table:table-cell>
              <table:table-cell office:value-type="float" office:value="49373">
                <text:p>4937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3:11:19</text:p>
              </table:table-cell>
              <table:table-cell office:value-type="float" office:value="0.10784">
                <text:p>0.10784</text:p>
              </table:table-cell>
              <table:table-cell office:value-type="float" office:value="0.024228">
                <text:p>0.024228</text:p>
              </table:table-cell>
              <table:table-cell office:value-type="float" office:value="0">
                <text:p>0</text:p>
              </table:table-cell>
              <table:table-cell office:value-type="float" office:value="102797">
                <text:p>10279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11:20</text:p>
              </table:table-cell>
              <table:table-cell office:value-type="float" office:value="0.804905">
                <text:p>0.804905</text:p>
              </table:table-cell>
              <table:table-cell office:value-type="float" office:value="0.935581">
                <text:p>0.935581</text:p>
              </table:table-cell>
              <table:table-cell office:value-type="float" office:value="0">
                <text:p>0</text:p>
              </table:table-cell>
              <table:table-cell office:value-type="float" office:value="634560">
                <text:p>63456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11:21</text:p>
              </table:table-cell>
              <table:table-cell office:value-type="float" office:value="0.687006">
                <text:p>0.687006</text:p>
              </table:table-cell>
              <table:table-cell office:value-type="float" office:value="0.488104">
                <text:p>0.488104</text:p>
              </table:table-cell>
              <table:table-cell office:value-type="float" office:value="0">
                <text:p>0</text:p>
              </table:table-cell>
              <table:table-cell office:value-type="float" office:value="305705">
                <text:p>30570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3:11:22</text:p>
              </table:table-cell>
              <table:table-cell office:value-type="float" office:value="1.036568">
                <text:p>1.036568</text:p>
              </table:table-cell>
              <table:table-cell office:value-type="float" office:value="0.884289">
                <text:p>0.884289</text:p>
              </table:table-cell>
              <table:table-cell office:value-type="float" office:value="0">
                <text:p>0</text:p>
              </table:table-cell>
              <table:table-cell office:value-type="float" office:value="493534">
                <text:p>49353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3:11:23</text:p>
              </table:table-cell>
              <table:table-cell office:value-type="float" office:value="0.767107">
                <text:p>0.767107</text:p>
              </table:table-cell>
              <table:table-cell office:value-type="float" office:value="0.175004">
                <text:p>0.175004</text:p>
              </table:table-cell>
              <table:table-cell office:value-type="float" office:value="0">
                <text:p>0</text:p>
              </table:table-cell>
              <table:table-cell office:value-type="float" office:value="72017">
                <text:p>7201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3:11:24</text:p>
              </table:table-cell>
              <table:table-cell office:value-type="float" office:value="0.617525">
                <text:p>0.617525</text:p>
              </table:table-cell>
              <table:table-cell office:value-type="float" office:value="0.273469">
                <text:p>0.273469</text:p>
              </table:table-cell>
              <table:table-cell office:value-type="float" office:value="0">
                <text:p>0</text:p>
              </table:table-cell>
              <table:table-cell office:value-type="float" office:value="109107">
                <text:p>10910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:11:25</text:p>
              </table:table-cell>
              <table:table-cell office:value-type="float" office:value="0.586196">
                <text:p>0.586196</text:p>
              </table:table-cell>
              <table:table-cell office:value-type="float" office:value="0.126937">
                <text:p>0.126937</text:p>
              </table:table-cell>
              <table:table-cell office:value-type="float" office:value="0">
                <text:p>0</text:p>
              </table:table-cell>
              <table:table-cell office:value-type="float" office:value="49538">
                <text:p>4953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3:11:26</text:p>
              </table:table-cell>
              <table:table-cell office:value-type="float" office:value="0.520456">
                <text:p>0.520456</text:p>
              </table:table-cell>
              <table:table-cell office:value-type="float" office:value="0.234062">
                <text:p>0.234062</text:p>
              </table:table-cell>
              <table:table-cell office:value-type="float" office:value="0">
                <text:p>0</text:p>
              </table:table-cell>
              <table:table-cell office:value-type="float" office:value="101067">
                <text:p>10106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3:11:27</text:p>
              </table:table-cell>
              <table:table-cell office:value-type="float" office:value="0.68643">
                <text:p>0.68643</text:p>
              </table:table-cell>
              <table:table-cell office:value-type="float" office:value="0.346754">
                <text:p>0.346754</text:p>
              </table:table-cell>
              <table:table-cell office:value-type="float" office:value="0">
                <text:p>0</text:p>
              </table:table-cell>
              <table:table-cell office:value-type="float" office:value="152649">
                <text:p>15264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3:11:28</text:p>
              </table:table-cell>
              <table:table-cell office:value-type="float" office:value="0.693608">
                <text:p>0.693608</text:p>
              </table:table-cell>
              <table:table-cell office:value-type="float" office:value="0.443772">
                <text:p>0.443772</text:p>
              </table:table-cell>
              <table:table-cell office:value-type="float" office:value="0">
                <text:p>0</text:p>
              </table:table-cell>
              <table:table-cell office:value-type="float" office:value="252787">
                <text:p>25278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3:11:29</text:p>
              </table:table-cell>
              <table:table-cell office:value-type="float" office:value="0.573572">
                <text:p>0.573572</text:p>
              </table:table-cell>
              <table:table-cell office:value-type="float" office:value="0.364397">
                <text:p>0.364397</text:p>
              </table:table-cell>
              <table:table-cell office:value-type="float" office:value="0">
                <text:p>0</text:p>
              </table:table-cell>
              <table:table-cell office:value-type="float" office:value="207632">
                <text:p>20763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3:11:30</text:p>
              </table:table-cell>
              <table:table-cell office:value-type="float" office:value="0.458586">
                <text:p>0.458586</text:p>
              </table:table-cell>
              <table:table-cell office:value-type="float" office:value="0.080007">
                <text:p>0.080007</text:p>
              </table:table-cell>
              <table:table-cell office:value-type="float" office:value="0">
                <text:p>0</text:p>
              </table:table-cell>
              <table:table-cell office:value-type="float" office:value="48543">
                <text:p>4854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3:11:31</text:p>
              </table:table-cell>
              <table:table-cell office:value-type="float" office:value="0.465429">
                <text:p>0.465429</text:p>
              </table:table-cell>
              <table:table-cell office:value-type="float" office:value="0.146492">
                <text:p>0.146492</text:p>
              </table:table-cell>
              <table:table-cell office:value-type="float" office:value="0">
                <text:p>0</text:p>
              </table:table-cell>
              <table:table-cell office:value-type="float" office:value="144129">
                <text:p>14412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:11:32</text:p>
              </table:table-cell>
              <table:table-cell office:value-type="float" office:value="0.544974">
                <text:p>0.544974</text:p>
              </table:table-cell>
              <table:table-cell office:value-type="float" office:value="0.133496">
                <text:p>0.133496</text:p>
              </table:table-cell>
              <table:table-cell office:value-type="float" office:value="0">
                <text:p>0</text:p>
              </table:table-cell>
              <table:table-cell office:value-type="float" office:value="180574">
                <text:p>18057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3:11:33</text:p>
              </table:table-cell>
              <table:table-cell office:value-type="float" office:value="0.421178">
                <text:p>0.421178</text:p>
              </table:table-cell>
              <table:table-cell office:value-type="float" office:value="0.086933">
                <text:p>0.086933</text:p>
              </table:table-cell>
              <table:table-cell office:value-type="float" office:value="0">
                <text:p>0</text:p>
              </table:table-cell>
              <table:table-cell office:value-type="float" office:value="139057">
                <text:p>13905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3:11:34</text:p>
              </table:table-cell>
              <table:table-cell office:value-type="float" office:value="0.281141">
                <text:p>0.281141</text:p>
              </table:table-cell>
              <table:table-cell office:value-type="float" office:value="0.041734">
                <text:p>0.041734</text:p>
              </table:table-cell>
              <table:table-cell office:value-type="float" office:value="0">
                <text:p>0</text:p>
              </table:table-cell>
              <table:table-cell office:value-type="float" office:value="93056">
                <text:p>9305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:11:35</text:p>
              </table:table-cell>
              <table:table-cell office:value-type="float" office:value="0.088957">
                <text:p>0.088957</text:p>
              </table:table-cell>
              <table:table-cell office:value-type="float" office:value="0.014451">
                <text:p>0.014451</text:p>
              </table:table-cell>
              <table:table-cell office:value-type="float" office:value="0">
                <text:p>0</text:p>
              </table:table-cell>
              <table:table-cell office:value-type="float" office:value="103052">
                <text:p>10305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:11:36</text:p>
              </table:table-cell>
              <table:table-cell office:value-type="float" office:value="0.082842">
                <text:p>0.082842</text:p>
              </table:table-cell>
              <table:table-cell office:value-type="float" office:value="0.026983">
                <text:p>0.026983</text:p>
              </table:table-cell>
              <table:table-cell office:value-type="float" office:value="0">
                <text:p>0</text:p>
              </table:table-cell>
              <table:table-cell office:value-type="float" office:value="115069">
                <text:p>11506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:11:37</text:p>
              </table:table-cell>
              <table:table-cell office:value-type="float" office:value="0.093165">
                <text:p>0.093165</text:p>
              </table:table-cell>
              <table:table-cell office:value-type="float" office:value="0.011756">
                <text:p>0.011756</text:p>
              </table:table-cell>
              <table:table-cell office:value-type="float" office:value="0">
                <text:p>0</text:p>
              </table:table-cell>
              <table:table-cell office:value-type="float" office:value="84562">
                <text:p>8456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3:11:38</text:p>
              </table:table-cell>
              <table:table-cell office:value-type="float" office:value="0.343192">
                <text:p>0.343192</text:p>
              </table:table-cell>
              <table:table-cell office:value-type="float" office:value="0.367995">
                <text:p>0.367995</text:p>
              </table:table-cell>
              <table:table-cell office:value-type="float" office:value="0">
                <text:p>0</text:p>
              </table:table-cell>
              <table:table-cell office:value-type="float" office:value="222695">
                <text:p>22269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3:11:39</text:p>
              </table:table-cell>
              <table:table-cell office:value-type="float" office:value="0.961913">
                <text:p>0.961913</text:p>
              </table:table-cell>
              <table:table-cell office:value-type="float" office:value="1.157184">
                <text:p>1.157184</text:p>
              </table:table-cell>
              <table:table-cell office:value-type="float" office:value="0">
                <text:p>0</text:p>
              </table:table-cell>
              <table:table-cell office:value-type="float" office:value="371854">
                <text:p>37185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3:11:40</text:p>
              </table:table-cell>
              <table:table-cell office:value-type="float" office:value="0.793077">
                <text:p>0.793077</text:p>
              </table:table-cell>
              <table:table-cell office:value-type="float" office:value="0.635165">
                <text:p>0.635165</text:p>
              </table:table-cell>
              <table:table-cell office:value-type="float" office:value="0">
                <text:p>0</text:p>
              </table:table-cell>
              <table:table-cell office:value-type="float" office:value="163968">
                <text:p>16396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:11:41</text:p>
              </table:table-cell>
              <table:table-cell office:value-type="float" office:value="0.990266">
                <text:p>0.990266</text:p>
              </table:table-cell>
              <table:table-cell office:value-type="float" office:value="2.146136">
                <text:p>2.146136</text:p>
              </table:table-cell>
              <table:table-cell office:value-type="float" office:value="0">
                <text:p>0</text:p>
              </table:table-cell>
              <table:table-cell office:value-type="float" office:value="489399">
                <text:p>48939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:11:42</text:p>
              </table:table-cell>
              <table:table-cell office:value-type="float" office:value="1.165752">
                <text:p>1.165752</text:p>
              </table:table-cell>
              <table:table-cell office:value-type="float" office:value="2.67163">
                <text:p>2.67163</text:p>
              </table:table-cell>
              <table:table-cell office:value-type="float" office:value="0">
                <text:p>0</text:p>
              </table:table-cell>
              <table:table-cell office:value-type="float" office:value="605788">
                <text:p>60578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:11:43</text:p>
              </table:table-cell>
              <table:table-cell office:value-type="float" office:value="1.210357">
                <text:p>1.210357</text:p>
              </table:table-cell>
              <table:table-cell office:value-type="float" office:value="3.185987">
                <text:p>3.185987</text:p>
              </table:table-cell>
              <table:table-cell office:value-type="float" office:value="0">
                <text:p>0</text:p>
              </table:table-cell>
              <table:table-cell office:value-type="float" office:value="636502">
                <text:p>63650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:11:44</text:p>
              </table:table-cell>
              <table:table-cell office:value-type="float" office:value="0.949684">
                <text:p>0.949684</text:p>
              </table:table-cell>
              <table:table-cell office:value-type="float" office:value="3.04428">
                <text:p>3.04428</text:p>
              </table:table-cell>
              <table:table-cell office:value-type="float" office:value="0">
                <text:p>0</text:p>
              </table:table-cell>
              <table:table-cell office:value-type="float" office:value="659864">
                <text:p>65986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:11:45</text:p>
              </table:table-cell>
              <table:table-cell office:value-type="float" office:value="0.955158">
                <text:p>0.955158</text:p>
              </table:table-cell>
              <table:table-cell office:value-type="float" office:value="2.550038">
                <text:p>2.550038</text:p>
              </table:table-cell>
              <table:table-cell office:value-type="float" office:value="0">
                <text:p>0</text:p>
              </table:table-cell>
              <table:table-cell office:value-type="float" office:value="579174">
                <text:p>57917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:11:46</text:p>
              </table:table-cell>
              <table:table-cell office:value-type="float" office:value="0.941809">
                <text:p>0.941809</text:p>
              </table:table-cell>
              <table:table-cell office:value-type="float" office:value="2.251013">
                <text:p>2.251013</text:p>
              </table:table-cell>
              <table:table-cell office:value-type="float" office:value="0">
                <text:p>0</text:p>
              </table:table-cell>
              <table:table-cell office:value-type="float" office:value="478792">
                <text:p>4787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:11:47</text:p>
              </table:table-cell>
              <table:table-cell office:value-type="float" office:value="0.818835">
                <text:p>0.818835</text:p>
              </table:table-cell>
              <table:table-cell office:value-type="float" office:value="1.854282">
                <text:p>1.854282</text:p>
              </table:table-cell>
              <table:table-cell office:value-type="float" office:value="0">
                <text:p>0</text:p>
              </table:table-cell>
              <table:table-cell office:value-type="float" office:value="408363">
                <text:p>40836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:11:48</text:p>
              </table:table-cell>
              <table:table-cell office:value-type="float" office:value="0.527237">
                <text:p>0.527237</text:p>
              </table:table-cell>
              <table:table-cell office:value-type="float" office:value="0.796326">
                <text:p>0.796326</text:p>
              </table:table-cell>
              <table:table-cell office:value-type="float" office:value="0">
                <text:p>0</text:p>
              </table:table-cell>
              <table:table-cell office:value-type="float" office:value="183285">
                <text:p>18328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:11:49</text:p>
              </table:table-cell>
              <table:table-cell office:value-type="float" office:value="1.007467">
                <text:p>1.007467</text:p>
              </table:table-cell>
              <table:table-cell office:value-type="float" office:value="2.104571">
                <text:p>2.104571</text:p>
              </table:table-cell>
              <table:table-cell office:value-type="float" office:value="0">
                <text:p>0</text:p>
              </table:table-cell>
              <table:table-cell office:value-type="float" office:value="479841">
                <text:p>47984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:11:50</text:p>
              </table:table-cell>
              <table:table-cell office:value-type="float" office:value="1.008444">
                <text:p>1.008444</text:p>
              </table:table-cell>
              <table:table-cell office:value-type="float" office:value="2.298555">
                <text:p>2.298555</text:p>
              </table:table-cell>
              <table:table-cell office:value-type="float" office:value="0">
                <text:p>0</text:p>
              </table:table-cell>
              <table:table-cell office:value-type="float" office:value="549876">
                <text:p>5498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:11:51</text:p>
              </table:table-cell>
              <table:table-cell office:value-type="float" office:value="0.856296">
                <text:p>0.856296</text:p>
              </table:table-cell>
              <table:table-cell office:value-type="float" office:value="1.708411">
                <text:p>1.708411</text:p>
              </table:table-cell>
              <table:table-cell office:value-type="float" office:value="0">
                <text:p>0</text:p>
              </table:table-cell>
              <table:table-cell office:value-type="float" office:value="446958">
                <text:p>44695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:11:52</text:p>
              </table:table-cell>
              <table:table-cell office:value-type="float" office:value="0.671315">
                <text:p>0.671315</text:p>
              </table:table-cell>
              <table:table-cell office:value-type="float" office:value="1.36446">
                <text:p>1.36446</text:p>
              </table:table-cell>
              <table:table-cell office:value-type="float" office:value="0">
                <text:p>0</text:p>
              </table:table-cell>
              <table:table-cell office:value-type="float" office:value="371737">
                <text:p>37173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3:11:53</text:p>
              </table:table-cell>
              <table:table-cell office:value-type="float" office:value="0.5393">
                <text:p>0.5393</text:p>
              </table:table-cell>
              <table:table-cell office:value-type="float" office:value="1.023802">
                <text:p>1.023802</text:p>
              </table:table-cell>
              <table:table-cell office:value-type="float" office:value="0">
                <text:p>0</text:p>
              </table:table-cell>
              <table:table-cell office:value-type="float" office:value="320438">
                <text:p>32043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:11:54</text:p>
              </table:table-cell>
              <table:table-cell office:value-type="float" office:value="0.598283">
                <text:p>0.598283</text:p>
              </table:table-cell>
              <table:table-cell office:value-type="float" office:value="0.373015">
                <text:p>0.373015</text:p>
              </table:table-cell>
              <table:table-cell office:value-type="float" office:value="0">
                <text:p>0</text:p>
              </table:table-cell>
              <table:table-cell office:value-type="float" office:value="120884">
                <text:p>1208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3:11:55</text:p>
              </table:table-cell>
              <table:table-cell office:value-type="float" office:value="0.290877">
                <text:p>0.290877</text:p>
              </table:table-cell>
              <table:table-cell office:value-type="float" office:value="0.095686">
                <text:p>0.095686</text:p>
              </table:table-cell>
              <table:table-cell office:value-type="float" office:value="0">
                <text:p>0</text:p>
              </table:table-cell>
              <table:table-cell office:value-type="float" office:value="57522">
                <text:p>5752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3:11:56</text:p>
              </table:table-cell>
              <table:table-cell office:value-type="float" office:value="0.07574">
                <text:p>0.07574</text:p>
              </table:table-cell>
              <table:table-cell office:value-type="float" office:value="0.00673">
                <text:p>0.00673</text:p>
              </table:table-cell>
              <table:table-cell office:value-type="float" office:value="0">
                <text:p>0</text:p>
              </table:table-cell>
              <table:table-cell office:value-type="float" office:value="19718">
                <text:p>1971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3:11:57</text:p>
              </table:table-cell>
              <table:table-cell office:value-type="float" office:value="0.034445">
                <text:p>0.034445</text:p>
              </table:table-cell>
              <table:table-cell office:value-type="float" office:value="0.00655">
                <text:p>0.00655</text:p>
              </table:table-cell>
              <table:table-cell office:value-type="float" office:value="0">
                <text:p>0</text:p>
              </table:table-cell>
              <table:table-cell office:value-type="float" office:value="53738">
                <text:p>5373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11:58</text:p>
              </table:table-cell>
              <table:table-cell office:value-type="float" office:value="0.202731">
                <text:p>0.202731</text:p>
              </table:table-cell>
              <table:table-cell office:value-type="float" office:value="0.23729">
                <text:p>0.23729</text:p>
              </table:table-cell>
              <table:table-cell office:value-type="float" office:value="0">
                <text:p>0</text:p>
              </table:table-cell>
              <table:table-cell office:value-type="float" office:value="166343">
                <text:p>16634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3:11:59</text:p>
              </table:table-cell>
              <table:table-cell office:value-type="float" office:value="0.771378">
                <text:p>0.771378</text:p>
              </table:table-cell>
              <table:table-cell office:value-type="float" office:value="0.690313">
                <text:p>0.690313</text:p>
              </table:table-cell>
              <table:table-cell office:value-type="float" office:value="0">
                <text:p>0</text:p>
              </table:table-cell>
              <table:table-cell office:value-type="float" office:value="252413">
                <text:p>25241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3:12:00</text:p>
              </table:table-cell>
              <table:table-cell office:value-type="float" office:value="1.428313">
                <text:p>1.428313</text:p>
              </table:table-cell>
              <table:table-cell office:value-type="float" office:value="2.393922">
                <text:p>2.393922</text:p>
              </table:table-cell>
              <table:table-cell office:value-type="float" office:value="0">
                <text:p>0</text:p>
              </table:table-cell>
              <table:table-cell office:value-type="float" office:value="565692">
                <text:p>56569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:12:01</text:p>
              </table:table-cell>
              <table:table-cell office:value-type="float" office:value="1.290524">
                <text:p>1.290524</text:p>
              </table:table-cell>
              <table:table-cell office:value-type="float" office:value="3.107373">
                <text:p>3.107373</text:p>
              </table:table-cell>
              <table:table-cell office:value-type="float" office:value="0">
                <text:p>0</text:p>
              </table:table-cell>
              <table:table-cell office:value-type="float" office:value="646022">
                <text:p>64602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:12:02</text:p>
              </table:table-cell>
              <table:table-cell office:value-type="float" office:value="0.909968">
                <text:p>0.909968</text:p>
              </table:table-cell>
              <table:table-cell office:value-type="float" office:value="3.39555">
                <text:p>3.39555</text:p>
              </table:table-cell>
              <table:table-cell office:value-type="float" office:value="0">
                <text:p>0</text:p>
              </table:table-cell>
              <table:table-cell office:value-type="float" office:value="718420">
                <text:p>7184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:12:03</text:p>
              </table:table-cell>
              <table:table-cell office:value-type="float" office:value="1.075169">
                <text:p>1.075169</text:p>
              </table:table-cell>
              <table:table-cell office:value-type="float" office:value="2.725683">
                <text:p>2.725683</text:p>
              </table:table-cell>
              <table:table-cell office:value-type="float" office:value="0">
                <text:p>0</text:p>
              </table:table-cell>
              <table:table-cell office:value-type="float" office:value="601086">
                <text:p>6010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:12:04</text:p>
              </table:table-cell>
              <table:table-cell office:value-type="float" office:value="0.775375">
                <text:p>0.775375</text:p>
              </table:table-cell>
              <table:table-cell office:value-type="float" office:value="1.969564">
                <text:p>1.969564</text:p>
              </table:table-cell>
              <table:table-cell office:value-type="float" office:value="0">
                <text:p>0</text:p>
              </table:table-cell>
              <table:table-cell office:value-type="float" office:value="440145">
                <text:p>44014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:12:05</text:p>
              </table:table-cell>
              <table:table-cell office:value-type="float" office:value="0.931317">
                <text:p>0.931317</text:p>
              </table:table-cell>
              <table:table-cell office:value-type="float" office:value="2.226021">
                <text:p>2.226021</text:p>
              </table:table-cell>
              <table:table-cell office:value-type="float" office:value="0">
                <text:p>0</text:p>
              </table:table-cell>
              <table:table-cell office:value-type="float" office:value="478151">
                <text:p>47815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:12:06</text:p>
              </table:table-cell>
              <table:table-cell office:value-type="float" office:value="0.90123">
                <text:p>0.90123</text:p>
              </table:table-cell>
              <table:table-cell office:value-type="float" office:value="1.795489">
                <text:p>1.795489</text:p>
              </table:table-cell>
              <table:table-cell office:value-type="float" office:value="0">
                <text:p>0</text:p>
              </table:table-cell>
              <table:table-cell office:value-type="float" office:value="398550">
                <text:p>3985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:12:07</text:p>
              </table:table-cell>
              <table:table-cell office:value-type="float" office:value="0.744794">
                <text:p>0.744794</text:p>
              </table:table-cell>
              <table:table-cell office:value-type="float" office:value="1.57967">
                <text:p>1.57967</text:p>
              </table:table-cell>
              <table:table-cell office:value-type="float" office:value="0">
                <text:p>0</text:p>
              </table:table-cell>
              <table:table-cell office:value-type="float" office:value="330753">
                <text:p>33075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:12:08</text:p>
              </table:table-cell>
              <table:table-cell office:value-type="float" office:value="1.094782">
                <text:p>1.094782</text:p>
              </table:table-cell>
              <table:table-cell office:value-type="float" office:value="1.628253">
                <text:p>1.628253</text:p>
              </table:table-cell>
              <table:table-cell office:value-type="float" office:value="0">
                <text:p>0</text:p>
              </table:table-cell>
              <table:table-cell office:value-type="float" office:value="381050">
                <text:p>3810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3:12:09</text:p>
              </table:table-cell>
              <table:table-cell office:value-type="float" office:value="0.934434">
                <text:p>0.934434</text:p>
              </table:table-cell>
              <table:table-cell office:value-type="float" office:value="1.470381">
                <text:p>1.470381</text:p>
              </table:table-cell>
              <table:table-cell office:value-type="float" office:value="0">
                <text:p>0</text:p>
              </table:table-cell>
              <table:table-cell office:value-type="float" office:value="359917">
                <text:p>35991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:12:10</text:p>
              </table:table-cell>
              <table:table-cell office:value-type="float" office:value="0.858281">
                <text:p>0.858281</text:p>
              </table:table-cell>
              <table:table-cell office:value-type="float" office:value="1.829292">
                <text:p>1.829292</text:p>
              </table:table-cell>
              <table:table-cell office:value-type="float" office:value="0">
                <text:p>0</text:p>
              </table:table-cell>
              <table:table-cell office:value-type="float" office:value="434432">
                <text:p>43443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3:12:11</text:p>
              </table:table-cell>
              <table:table-cell office:value-type="float" office:value="0.926492">
                <text:p>0.926492</text:p>
              </table:table-cell>
              <table:table-cell office:value-type="float" office:value="1.353189">
                <text:p>1.353189</text:p>
              </table:table-cell>
              <table:table-cell office:value-type="float" office:value="0">
                <text:p>0</text:p>
              </table:table-cell>
              <table:table-cell office:value-type="float" office:value="307343">
                <text:p>30734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:12:12</text:p>
              </table:table-cell>
              <table:table-cell office:value-type="float" office:value="1.105802">
                <text:p>1.105802</text:p>
              </table:table-cell>
              <table:table-cell office:value-type="float" office:value="1.946773">
                <text:p>1.946773</text:p>
              </table:table-cell>
              <table:table-cell office:value-type="float" office:value="0">
                <text:p>0</text:p>
              </table:table-cell>
              <table:table-cell office:value-type="float" office:value="448272">
                <text:p>44827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:12:13</text:p>
              </table:table-cell>
              <table:table-cell office:value-type="float" office:value="1.249718">
                <text:p>1.249718</text:p>
              </table:table-cell>
              <table:table-cell office:value-type="float" office:value="2.586135">
                <text:p>2.586135</text:p>
              </table:table-cell>
              <table:table-cell office:value-type="float" office:value="0">
                <text:p>0</text:p>
              </table:table-cell>
              <table:table-cell office:value-type="float" office:value="635410">
                <text:p>6354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:12:14</text:p>
              </table:table-cell>
              <table:table-cell office:value-type="float" office:value="1.054749">
                <text:p>1.054749</text:p>
              </table:table-cell>
              <table:table-cell office:value-type="float" office:value="2.590846">
                <text:p>2.590846</text:p>
              </table:table-cell>
              <table:table-cell office:value-type="float" office:value="0">
                <text:p>0</text:p>
              </table:table-cell>
              <table:table-cell office:value-type="float" office:value="595810">
                <text:p>5958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:12:15</text:p>
              </table:table-cell>
              <table:table-cell office:value-type="float" office:value="0.901114">
                <text:p>0.901114</text:p>
              </table:table-cell>
              <table:table-cell office:value-type="float" office:value="1.833487">
                <text:p>1.833487</text:p>
              </table:table-cell>
              <table:table-cell office:value-type="float" office:value="0">
                <text:p>0</text:p>
              </table:table-cell>
              <table:table-cell office:value-type="float" office:value="423224">
                <text:p>4232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3:12:16</text:p>
              </table:table-cell>
              <table:table-cell office:value-type="float" office:value="0.730238">
                <text:p>0.730238</text:p>
              </table:table-cell>
              <table:table-cell office:value-type="float" office:value="0.96649">
                <text:p>0.96649</text:p>
              </table:table-cell>
              <table:table-cell office:value-type="float" office:value="0">
                <text:p>0</text:p>
              </table:table-cell>
              <table:table-cell office:value-type="float" office:value="232203">
                <text:p>23220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12:17</text:p>
              </table:table-cell>
              <table:table-cell office:value-type="float" office:value="0.860037">
                <text:p>0.860037</text:p>
              </table:table-cell>
              <table:table-cell office:value-type="float" office:value="1.350115">
                <text:p>1.350115</text:p>
              </table:table-cell>
              <table:table-cell office:value-type="float" office:value="0">
                <text:p>0</text:p>
              </table:table-cell>
              <table:table-cell office:value-type="float" office:value="308718">
                <text:p>30871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:12:18</text:p>
              </table:table-cell>
              <table:table-cell office:value-type="float" office:value="0.922968">
                <text:p>0.922968</text:p>
              </table:table-cell>
              <table:table-cell office:value-type="float" office:value="1.416799">
                <text:p>1.416799</text:p>
              </table:table-cell>
              <table:table-cell office:value-type="float" office:value="0">
                <text:p>0</text:p>
              </table:table-cell>
              <table:table-cell office:value-type="float" office:value="340686">
                <text:p>34068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:12:19</text:p>
              </table:table-cell>
              <table:table-cell office:value-type="float" office:value="0.950427">
                <text:p>0.950427</text:p>
              </table:table-cell>
              <table:table-cell office:value-type="float" office:value="1.583279">
                <text:p>1.583279</text:p>
              </table:table-cell>
              <table:table-cell office:value-type="float" office:value="0">
                <text:p>0</text:p>
              </table:table-cell>
              <table:table-cell office:value-type="float" office:value="361216">
                <text:p>3612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:12:20</text:p>
              </table:table-cell>
              <table:table-cell office:value-type="float" office:value="0.943528">
                <text:p>0.943528</text:p>
              </table:table-cell>
              <table:table-cell office:value-type="float" office:value="2.178524">
                <text:p>2.178524</text:p>
              </table:table-cell>
              <table:table-cell office:value-type="float" office:value="0">
                <text:p>0</text:p>
              </table:table-cell>
              <table:table-cell office:value-type="float" office:value="499759">
                <text:p>49975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:12:21</text:p>
              </table:table-cell>
              <table:table-cell office:value-type="float" office:value="1.069104">
                <text:p>1.069104</text:p>
              </table:table-cell>
              <table:table-cell office:value-type="float" office:value="1.569276">
                <text:p>1.569276</text:p>
              </table:table-cell>
              <table:table-cell office:value-type="float" office:value="0">
                <text:p>0</text:p>
              </table:table-cell>
              <table:table-cell office:value-type="float" office:value="365901">
                <text:p>36590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:12:22</text:p>
              </table:table-cell>
              <table:table-cell office:value-type="float" office:value="0.557036">
                <text:p>0.557036</text:p>
              </table:table-cell>
              <table:table-cell office:value-type="float" office:value="1.818863">
                <text:p>1.818863</text:p>
              </table:table-cell>
              <table:table-cell office:value-type="float" office:value="0">
                <text:p>0</text:p>
              </table:table-cell>
              <table:table-cell office:value-type="float" office:value="410963">
                <text:p>41096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:12:23</text:p>
              </table:table-cell>
              <table:table-cell office:value-type="float" office:value="0.640432">
                <text:p>0.640432</text:p>
              </table:table-cell>
              <table:table-cell office:value-type="float" office:value="1.267498">
                <text:p>1.267498</text:p>
              </table:table-cell>
              <table:table-cell office:value-type="float" office:value="0">
                <text:p>0</text:p>
              </table:table-cell>
              <table:table-cell office:value-type="float" office:value="319223">
                <text:p>31922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:12:24</text:p>
              </table:table-cell>
              <table:table-cell office:value-type="float" office:value="0.785023">
                <text:p>0.785023</text:p>
              </table:table-cell>
              <table:table-cell office:value-type="float" office:value="1.314706">
                <text:p>1.314706</text:p>
              </table:table-cell>
              <table:table-cell office:value-type="float" office:value="0">
                <text:p>0</text:p>
              </table:table-cell>
              <table:table-cell office:value-type="float" office:value="340142">
                <text:p>34014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3:12:25</text:p>
              </table:table-cell>
              <table:table-cell office:value-type="float" office:value="0.796729">
                <text:p>0.796729</text:p>
              </table:table-cell>
              <table:table-cell office:value-type="float" office:value="1.128533">
                <text:p>1.128533</text:p>
              </table:table-cell>
              <table:table-cell office:value-type="float" office:value="0">
                <text:p>0</text:p>
              </table:table-cell>
              <table:table-cell office:value-type="float" office:value="263812">
                <text:p>2638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12:26</text:p>
              </table:table-cell>
              <table:table-cell office:value-type="float" office:value="0.986014">
                <text:p>0.986014</text:p>
              </table:table-cell>
              <table:table-cell office:value-type="float" office:value="1.281567">
                <text:p>1.281567</text:p>
              </table:table-cell>
              <table:table-cell office:value-type="float" office:value="0">
                <text:p>0</text:p>
              </table:table-cell>
              <table:table-cell office:value-type="float" office:value="326720">
                <text:p>32672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3:12:27</text:p>
              </table:table-cell>
              <table:table-cell office:value-type="float" office:value="1.122297">
                <text:p>1.122297</text:p>
              </table:table-cell>
              <table:table-cell office:value-type="float" office:value="2.002991">
                <text:p>2.002991</text:p>
              </table:table-cell>
              <table:table-cell office:value-type="float" office:value="0">
                <text:p>0</text:p>
              </table:table-cell>
              <table:table-cell office:value-type="float" office:value="501301">
                <text:p>5013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:12:28</text:p>
              </table:table-cell>
              <table:table-cell office:value-type="float" office:value="1.081101">
                <text:p>1.081101</text:p>
              </table:table-cell>
              <table:table-cell office:value-type="float" office:value="2.364503">
                <text:p>2.364503</text:p>
              </table:table-cell>
              <table:table-cell office:value-type="float" office:value="0">
                <text:p>0</text:p>
              </table:table-cell>
              <table:table-cell office:value-type="float" office:value="569087">
                <text:p>5690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:12:29</text:p>
              </table:table-cell>
              <table:table-cell office:value-type="float" office:value="0.67732">
                <text:p>0.67732</text:p>
              </table:table-cell>
              <table:table-cell office:value-type="float" office:value="1.418006">
                <text:p>1.418006</text:p>
              </table:table-cell>
              <table:table-cell office:value-type="float" office:value="0">
                <text:p>0</text:p>
              </table:table-cell>
              <table:table-cell office:value-type="float" office:value="339210">
                <text:p>3392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:12:30</text:p>
              </table:table-cell>
              <table:table-cell office:value-type="float" office:value="0.772232">
                <text:p>0.772232</text:p>
              </table:table-cell>
              <table:table-cell office:value-type="float" office:value="0.935364">
                <text:p>0.935364</text:p>
              </table:table-cell>
              <table:table-cell office:value-type="float" office:value="0">
                <text:p>0</text:p>
              </table:table-cell>
              <table:table-cell office:value-type="float" office:value="225533">
                <text:p>2255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12:31</text:p>
              </table:table-cell>
              <table:table-cell office:value-type="float" office:value="0.747253">
                <text:p>0.747253</text:p>
              </table:table-cell>
              <table:table-cell office:value-type="float" office:value="1.545207">
                <text:p>1.545207</text:p>
              </table:table-cell>
              <table:table-cell office:value-type="float" office:value="0">
                <text:p>0</text:p>
              </table:table-cell>
              <table:table-cell office:value-type="float" office:value="387214">
                <text:p>38721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3:12:32</text:p>
              </table:table-cell>
              <table:table-cell office:value-type="float" office:value="0.862412">
                <text:p>0.862412</text:p>
              </table:table-cell>
              <table:table-cell office:value-type="float" office:value="1.219413">
                <text:p>1.219413</text:p>
              </table:table-cell>
              <table:table-cell office:value-type="float" office:value="0">
                <text:p>0</text:p>
              </table:table-cell>
              <table:table-cell office:value-type="float" office:value="294403">
                <text:p>29440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:12:33</text:p>
              </table:table-cell>
              <table:table-cell office:value-type="float" office:value="0.88943">
                <text:p>0.88943</text:p>
              </table:table-cell>
              <table:table-cell office:value-type="float" office:value="1.580543">
                <text:p>1.580543</text:p>
              </table:table-cell>
              <table:table-cell office:value-type="float" office:value="0">
                <text:p>0</text:p>
              </table:table-cell>
              <table:table-cell office:value-type="float" office:value="378150">
                <text:p>37815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3:12:34</text:p>
              </table:table-cell>
              <table:table-cell office:value-type="float" office:value="0.833881">
                <text:p>0.833881</text:p>
              </table:table-cell>
              <table:table-cell office:value-type="float" office:value="1.416717">
                <text:p>1.416717</text:p>
              </table:table-cell>
              <table:table-cell office:value-type="float" office:value="0">
                <text:p>0</text:p>
              </table:table-cell>
              <table:table-cell office:value-type="float" office:value="332756">
                <text:p>33275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:12:35</text:p>
              </table:table-cell>
              <table:table-cell office:value-type="float" office:value="1.110078">
                <text:p>1.110078</text:p>
              </table:table-cell>
              <table:table-cell office:value-type="float" office:value="2.237977">
                <text:p>2.237977</text:p>
              </table:table-cell>
              <table:table-cell office:value-type="float" office:value="0">
                <text:p>0</text:p>
              </table:table-cell>
              <table:table-cell office:value-type="float" office:value="528481">
                <text:p>52848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3:12:36</text:p>
              </table:table-cell>
              <table:table-cell office:value-type="float" office:value="1.192882">
                <text:p>1.192882</text:p>
              </table:table-cell>
              <table:table-cell office:value-type="float" office:value="2.40644">
                <text:p>2.40644</text:p>
              </table:table-cell>
              <table:table-cell office:value-type="float" office:value="0">
                <text:p>0</text:p>
              </table:table-cell>
              <table:table-cell office:value-type="float" office:value="549296">
                <text:p>54929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:12:37</text:p>
              </table:table-cell>
              <table:table-cell office:value-type="float" office:value="1.198192">
                <text:p>1.198192</text:p>
              </table:table-cell>
              <table:table-cell office:value-type="float" office:value="2.160096">
                <text:p>2.160096</text:p>
              </table:table-cell>
              <table:table-cell office:value-type="float" office:value="0">
                <text:p>0</text:p>
              </table:table-cell>
              <table:table-cell office:value-type="float" office:value="486480">
                <text:p>4864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:12:38</text:p>
              </table:table-cell>
              <table:table-cell office:value-type="float" office:value="1.187716">
                <text:p>1.187716</text:p>
              </table:table-cell>
              <table:table-cell office:value-type="float" office:value="2.719664">
                <text:p>2.719664</text:p>
              </table:table-cell>
              <table:table-cell office:value-type="float" office:value="0">
                <text:p>0</text:p>
              </table:table-cell>
              <table:table-cell office:value-type="float" office:value="606291">
                <text:p>6062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:12:39</text:p>
              </table:table-cell>
              <table:table-cell office:value-type="float" office:value="1.032342">
                <text:p>1.032342</text:p>
              </table:table-cell>
              <table:table-cell office:value-type="float" office:value="2.611581">
                <text:p>2.611581</text:p>
              </table:table-cell>
              <table:table-cell office:value-type="float" office:value="0">
                <text:p>0</text:p>
              </table:table-cell>
              <table:table-cell office:value-type="float" office:value="569378">
                <text:p>56937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:12:40</text:p>
              </table:table-cell>
              <table:table-cell office:value-type="float" office:value="1.165821">
                <text:p>1.165821</text:p>
              </table:table-cell>
              <table:table-cell office:value-type="float" office:value="2.763649">
                <text:p>2.763649</text:p>
              </table:table-cell>
              <table:table-cell office:value-type="float" office:value="0">
                <text:p>0</text:p>
              </table:table-cell>
              <table:table-cell office:value-type="float" office:value="645850">
                <text:p>6458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:12:41</text:p>
              </table:table-cell>
              <table:table-cell office:value-type="float" office:value="1.011529">
                <text:p>1.011529</text:p>
              </table:table-cell>
              <table:table-cell office:value-type="float" office:value="2.801017">
                <text:p>2.801017</text:p>
              </table:table-cell>
              <table:table-cell office:value-type="float" office:value="0">
                <text:p>0</text:p>
              </table:table-cell>
              <table:table-cell office:value-type="float" office:value="724564">
                <text:p>72456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:12:42</text:p>
              </table:table-cell>
              <table:table-cell office:value-type="float" office:value="0.821797">
                <text:p>0.821797</text:p>
              </table:table-cell>
              <table:table-cell office:value-type="float" office:value="1.586115">
                <text:p>1.586115</text:p>
              </table:table-cell>
              <table:table-cell office:value-type="float" office:value="0">
                <text:p>0</text:p>
              </table:table-cell>
              <table:table-cell office:value-type="float" office:value="435223">
                <text:p>4352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:12:43</text:p>
              </table:table-cell>
              <table:table-cell office:value-type="float" office:value="0.997472">
                <text:p>0.997472</text:p>
              </table:table-cell>
              <table:table-cell office:value-type="float" office:value="1.185852">
                <text:p>1.185852</text:p>
              </table:table-cell>
              <table:table-cell office:value-type="float" office:value="0">
                <text:p>0</text:p>
              </table:table-cell>
              <table:table-cell office:value-type="float" office:value="404086">
                <text:p>40408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:12:44</text:p>
              </table:table-cell>
              <table:table-cell office:value-type="float" office:value="0.733185">
                <text:p>0.733185</text:p>
              </table:table-cell>
              <table:table-cell office:value-type="float" office:value="0.839335">
                <text:p>0.839335</text:p>
              </table:table-cell>
              <table:table-cell office:value-type="float" office:value="0">
                <text:p>0</text:p>
              </table:table-cell>
              <table:table-cell office:value-type="float" office:value="304743">
                <text:p>3047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:12:45</text:p>
              </table:table-cell>
              <table:table-cell office:value-type="float" office:value="0.583922">
                <text:p>0.583922</text:p>
              </table:table-cell>
              <table:table-cell office:value-type="float" office:value="0.270606">
                <text:p>0.270606</text:p>
              </table:table-cell>
              <table:table-cell office:value-type="float" office:value="0">
                <text:p>0</text:p>
              </table:table-cell>
              <table:table-cell office:value-type="float" office:value="115894">
                <text:p>11589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:12:46</text:p>
              </table:table-cell>
              <table:table-cell office:value-type="float" office:value="0.418556">
                <text:p>0.418556</text:p>
              </table:table-cell>
              <table:table-cell office:value-type="float" office:value="0.196374">
                <text:p>0.196374</text:p>
              </table:table-cell>
              <table:table-cell office:value-type="float" office:value="0">
                <text:p>0</text:p>
              </table:table-cell>
              <table:table-cell office:value-type="float" office:value="97783">
                <text:p>9778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3:12:47</text:p>
              </table:table-cell>
              <table:table-cell office:value-type="float" office:value="0.577305">
                <text:p>0.577305</text:p>
              </table:table-cell>
              <table:table-cell office:value-type="float" office:value="0.330331">
                <text:p>0.330331</text:p>
              </table:table-cell>
              <table:table-cell office:value-type="float" office:value="0">
                <text:p>0</text:p>
              </table:table-cell>
              <table:table-cell office:value-type="float" office:value="174822">
                <text:p>17482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3:12:48</text:p>
              </table:table-cell>
              <table:table-cell office:value-type="float" office:value="0.415972">
                <text:p>0.415972</text:p>
              </table:table-cell>
              <table:table-cell office:value-type="float" office:value="0.111772">
                <text:p>0.111772</text:p>
              </table:table-cell>
              <table:table-cell office:value-type="float" office:value="0">
                <text:p>0</text:p>
              </table:table-cell>
              <table:table-cell office:value-type="float" office:value="92477">
                <text:p>9247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:12:49</text:p>
              </table:table-cell>
              <table:table-cell office:value-type="float" office:value="0.187427">
                <text:p>0.187427</text:p>
              </table:table-cell>
              <table:table-cell office:value-type="float" office:value="0.033031">
                <text:p>0.033031</text:p>
              </table:table-cell>
              <table:table-cell office:value-type="float" office:value="0">
                <text:p>0</text:p>
              </table:table-cell>
              <table:table-cell office:value-type="float" office:value="92905">
                <text:p>9290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12:50</text:p>
              </table:table-cell>
              <table:table-cell office:value-type="float" office:value="0.054369">
                <text:p>0.054369</text:p>
              </table:table-cell>
              <table:table-cell office:value-type="float" office:value="0.004354">
                <text:p>0.004354</text:p>
              </table:table-cell>
              <table:table-cell office:value-type="float" office:value="0">
                <text:p>0</text:p>
              </table:table-cell>
              <table:table-cell office:value-type="float" office:value="37210">
                <text:p>372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:12:51</text:p>
              </table:table-cell>
              <table:table-cell office:value-type="float" office:value="0.019966">
                <text:p>0.019966</text:p>
              </table:table-cell>
              <table:table-cell office:value-type="float" office:value="0.001974">
                <text:p>0.001974</text:p>
              </table:table-cell>
              <table:table-cell office:value-type="float" office:value="0">
                <text:p>0</text:p>
              </table:table-cell>
              <table:table-cell office:value-type="float" office:value="36041">
                <text:p>3604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12:52</text:p>
              </table:table-cell>
              <table:table-cell office:value-type="float" office:value="0.31084">
                <text:p>0.31084</text:p>
              </table:table-cell>
              <table:table-cell office:value-type="float" office:value="0.350161">
                <text:p>0.350161</text:p>
              </table:table-cell>
              <table:table-cell office:value-type="float" office:value="0">
                <text:p>0</text:p>
              </table:table-cell>
              <table:table-cell office:value-type="float" office:value="236912">
                <text:p>23691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3:12:53</text:p>
              </table:table-cell>
              <table:table-cell office:value-type="float" office:value="1.419215">
                <text:p>1.419215</text:p>
              </table:table-cell>
              <table:table-cell office:value-type="float" office:value="1.245753">
                <text:p>1.245753</text:p>
              </table:table-cell>
              <table:table-cell office:value-type="float" office:value="0">
                <text:p>0</text:p>
              </table:table-cell>
              <table:table-cell office:value-type="float" office:value="405403">
                <text:p>40540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3:12:54</text:p>
              </table:table-cell>
              <table:table-cell office:value-type="float" office:value="3.961633">
                <text:p>3.961633</text:p>
              </table:table-cell>
              <table:table-cell office:value-type="float" office:value="1.576251">
                <text:p>1.576251</text:p>
              </table:table-cell>
              <table:table-cell office:value-type="float" office:value="0">
                <text:p>0</text:p>
              </table:table-cell>
              <table:table-cell office:value-type="float" office:value="461325">
                <text:p>46132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3:12:55</text:p>
              </table:table-cell>
              <table:table-cell office:value-type="float" office:value="4.044511">
                <text:p>4.044511</text:p>
              </table:table-cell>
              <table:table-cell office:value-type="float" office:value="1.521162">
                <text:p>1.521162</text:p>
              </table:table-cell>
              <table:table-cell office:value-type="float" office:value="0">
                <text:p>0</text:p>
              </table:table-cell>
              <table:table-cell office:value-type="float" office:value="456278">
                <text:p>45627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:12:56</text:p>
              </table:table-cell>
              <table:table-cell office:value-type="float" office:value="5.018358">
                <text:p>5.018358</text:p>
              </table:table-cell>
              <table:table-cell office:value-type="float" office:value="0.416396">
                <text:p>0.416396</text:p>
              </table:table-cell>
              <table:table-cell office:value-type="float" office:value="0">
                <text:p>0</text:p>
              </table:table-cell>
              <table:table-cell office:value-type="float" office:value="121008">
                <text:p>12100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:12:57</text:p>
              </table:table-cell>
              <table:table-cell office:value-type="float" office:value="3.568138">
                <text:p>3.568138</text:p>
              </table:table-cell>
              <table:table-cell office:value-type="float" office:value="1.171462">
                <text:p>1.171462</text:p>
              </table:table-cell>
              <table:table-cell office:value-type="float" office:value="0">
                <text:p>0</text:p>
              </table:table-cell>
              <table:table-cell office:value-type="float" office:value="392844">
                <text:p>3928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:12:58</text:p>
              </table:table-cell>
              <table:table-cell office:value-type="float" office:value="4.869465">
                <text:p>4.869465</text:p>
              </table:table-cell>
              <table:table-cell office:value-type="float" office:value="1.123307">
                <text:p>1.123307</text:p>
              </table:table-cell>
              <table:table-cell office:value-type="float" office:value="0">
                <text:p>0</text:p>
              </table:table-cell>
              <table:table-cell office:value-type="float" office:value="364084">
                <text:p>3640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:12:59</text:p>
              </table:table-cell>
              <table:table-cell office:value-type="float" office:value="3.739436">
                <text:p>3.739436</text:p>
              </table:table-cell>
              <table:table-cell office:value-type="float" office:value="0.796677">
                <text:p>0.796677</text:p>
              </table:table-cell>
              <table:table-cell office:value-type="float" office:value="0">
                <text:p>0</text:p>
              </table:table-cell>
              <table:table-cell office:value-type="float" office:value="336620">
                <text:p>3366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:13:00</text:p>
              </table:table-cell>
              <table:table-cell office:value-type="float" office:value="3.683506">
                <text:p>3.683506</text:p>
              </table:table-cell>
              <table:table-cell office:value-type="float" office:value="0.1976">
                <text:p>0.1976</text:p>
              </table:table-cell>
              <table:table-cell office:value-type="float" office:value="0">
                <text:p>0</text:p>
              </table:table-cell>
              <table:table-cell office:value-type="float" office:value="101700">
                <text:p>1017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3:13:01</text:p>
              </table:table-cell>
              <table:table-cell office:value-type="float" office:value="3.547183">
                <text:p>3.547183</text:p>
              </table:table-cell>
              <table:table-cell office:value-type="float" office:value="0.147425">
                <text:p>0.147425</text:p>
              </table:table-cell>
              <table:table-cell office:value-type="float" office:value="0">
                <text:p>0</text:p>
              </table:table-cell>
              <table:table-cell office:value-type="float" office:value="147070">
                <text:p>14707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3:13:02</text:p>
              </table:table-cell>
              <table:table-cell office:value-type="float" office:value="3.94247">
                <text:p>3.94247</text:p>
              </table:table-cell>
              <table:table-cell office:value-type="float" office:value="0.244704">
                <text:p>0.244704</text:p>
              </table:table-cell>
              <table:table-cell office:value-type="float" office:value="0">
                <text:p>0</text:p>
              </table:table-cell>
              <table:table-cell office:value-type="float" office:value="315416">
                <text:p>31541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:13:03</text:p>
              </table:table-cell>
              <table:table-cell office:value-type="float" office:value="3.776683">
                <text:p>3.776683</text:p>
              </table:table-cell>
              <table:table-cell office:value-type="float" office:value="0.359148">
                <text:p>0.359148</text:p>
              </table:table-cell>
              <table:table-cell office:value-type="float" office:value="0">
                <text:p>0</text:p>
              </table:table-cell>
              <table:table-cell office:value-type="float" office:value="327238">
                <text:p>32723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:13:04</text:p>
              </table:table-cell>
              <table:table-cell office:value-type="float" office:value="3.627791">
                <text:p>3.627791</text:p>
              </table:table-cell>
              <table:table-cell office:value-type="float" office:value="0.249767">
                <text:p>0.249767</text:p>
              </table:table-cell>
              <table:table-cell office:value-type="float" office:value="0">
                <text:p>0</text:p>
              </table:table-cell>
              <table:table-cell office:value-type="float" office:value="210673">
                <text:p>21067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:13:05</text:p>
              </table:table-cell>
              <table:table-cell office:value-type="float" office:value="3.945202">
                <text:p>3.945202</text:p>
              </table:table-cell>
              <table:table-cell office:value-type="float" office:value="0.501231">
                <text:p>0.501231</text:p>
              </table:table-cell>
              <table:table-cell office:value-type="float" office:value="0">
                <text:p>0</text:p>
              </table:table-cell>
              <table:table-cell office:value-type="float" office:value="439121">
                <text:p>43912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3:13:06</text:p>
              </table:table-cell>
              <table:table-cell office:value-type="float" office:value="4.092715">
                <text:p>4.092715</text:p>
              </table:table-cell>
              <table:table-cell office:value-type="float" office:value="0.570799">
                <text:p>0.570799</text:p>
              </table:table-cell>
              <table:table-cell office:value-type="float" office:value="0">
                <text:p>0</text:p>
              </table:table-cell>
              <table:table-cell office:value-type="float" office:value="416967">
                <text:p>4169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:13:07</text:p>
              </table:table-cell>
              <table:table-cell office:value-type="float" office:value="3.507516">
                <text:p>3.507516</text:p>
              </table:table-cell>
              <table:table-cell office:value-type="float" office:value="0.752936">
                <text:p>0.752936</text:p>
              </table:table-cell>
              <table:table-cell office:value-type="float" office:value="0">
                <text:p>0</text:p>
              </table:table-cell>
              <table:table-cell office:value-type="float" office:value="525458">
                <text:p>5254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:13:08</text:p>
              </table:table-cell>
              <table:table-cell office:value-type="float" office:value="3.743972">
                <text:p>3.743972</text:p>
              </table:table-cell>
              <table:table-cell office:value-type="float" office:value="0.55239">
                <text:p>0.55239</text:p>
              </table:table-cell>
              <table:table-cell office:value-type="float" office:value="0">
                <text:p>0</text:p>
              </table:table-cell>
              <table:table-cell office:value-type="float" office:value="447866">
                <text:p>44786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:13:09</text:p>
              </table:table-cell>
              <table:table-cell office:value-type="float" office:value="4.151533">
                <text:p>4.151533</text:p>
              </table:table-cell>
              <table:table-cell office:value-type="float" office:value="0.51724">
                <text:p>0.51724</text:p>
              </table:table-cell>
              <table:table-cell office:value-type="float" office:value="0">
                <text:p>0</text:p>
              </table:table-cell>
              <table:table-cell office:value-type="float" office:value="434590">
                <text:p>4345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:13:10</text:p>
              </table:table-cell>
              <table:table-cell office:value-type="float" office:value="5.090361">
                <text:p>5.090361</text:p>
              </table:table-cell>
              <table:table-cell office:value-type="float" office:value="0.496832">
                <text:p>0.496832</text:p>
              </table:table-cell>
              <table:table-cell office:value-type="float" office:value="0">
                <text:p>0</text:p>
              </table:table-cell>
              <table:table-cell office:value-type="float" office:value="395171">
                <text:p>39517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3:13:11</text:p>
              </table:table-cell>
              <table:table-cell office:value-type="float" office:value="4.526076">
                <text:p>4.526076</text:p>
              </table:table-cell>
              <table:table-cell office:value-type="float" office:value="0.583197">
                <text:p>0.583197</text:p>
              </table:table-cell>
              <table:table-cell office:value-type="float" office:value="0">
                <text:p>0</text:p>
              </table:table-cell>
              <table:table-cell office:value-type="float" office:value="617818">
                <text:p>61781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:13:12</text:p>
              </table:table-cell>
              <table:table-cell office:value-type="float" office:value="3.928711">
                <text:p>3.928711</text:p>
              </table:table-cell>
              <table:table-cell office:value-type="float" office:value="0.484501">
                <text:p>0.484501</text:p>
              </table:table-cell>
              <table:table-cell office:value-type="float" office:value="0">
                <text:p>0</text:p>
              </table:table-cell>
              <table:table-cell office:value-type="float" office:value="671572">
                <text:p>6715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:13:13</text:p>
              </table:table-cell>
              <table:table-cell office:value-type="float" office:value="4.181987">
                <text:p>4.181987</text:p>
              </table:table-cell>
              <table:table-cell office:value-type="float" office:value="0.268056">
                <text:p>0.268056</text:p>
              </table:table-cell>
              <table:table-cell office:value-type="float" office:value="0">
                <text:p>0</text:p>
              </table:table-cell>
              <table:table-cell office:value-type="float" office:value="508316">
                <text:p>50831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:13:14</text:p>
              </table:table-cell>
              <table:table-cell office:value-type="float" office:value="4.13011">
                <text:p>4.13011</text:p>
              </table:table-cell>
              <table:table-cell office:value-type="float" office:value="0.466035">
                <text:p>0.466035</text:p>
              </table:table-cell>
              <table:table-cell office:value-type="float" office:value="0">
                <text:p>0</text:p>
              </table:table-cell>
              <table:table-cell office:value-type="float" office:value="519601">
                <text:p>5196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:13:15</text:p>
              </table:table-cell>
              <table:table-cell office:value-type="float" office:value="2.907768">
                <text:p>2.907768</text:p>
              </table:table-cell>
              <table:table-cell office:value-type="float" office:value="0.4592">
                <text:p>0.4592</text:p>
              </table:table-cell>
              <table:table-cell office:value-type="float" office:value="0">
                <text:p>0</text:p>
              </table:table-cell>
              <table:table-cell office:value-type="float" office:value="375749">
                <text:p>37574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:13:16</text:p>
              </table:table-cell>
              <table:table-cell office:value-type="float" office:value="3.632417">
                <text:p>3.632417</text:p>
              </table:table-cell>
              <table:table-cell office:value-type="float" office:value="0.844862">
                <text:p>0.844862</text:p>
              </table:table-cell>
              <table:table-cell office:value-type="float" office:value="0">
                <text:p>0</text:p>
              </table:table-cell>
              <table:table-cell office:value-type="float" office:value="606697">
                <text:p>60669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:13:17</text:p>
              </table:table-cell>
              <table:table-cell office:value-type="float" office:value="2.935539">
                <text:p>2.935539</text:p>
              </table:table-cell>
              <table:table-cell office:value-type="float" office:value="0.742097">
                <text:p>0.742097</text:p>
              </table:table-cell>
              <table:table-cell office:value-type="float" office:value="0">
                <text:p>0</text:p>
              </table:table-cell>
              <table:table-cell office:value-type="float" office:value="519622">
                <text:p>51962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:13:18</text:p>
              </table:table-cell>
              <table:table-cell office:value-type="float" office:value="2.773282">
                <text:p>2.773282</text:p>
              </table:table-cell>
              <table:table-cell office:value-type="float" office:value="0.508495">
                <text:p>0.508495</text:p>
              </table:table-cell>
              <table:table-cell office:value-type="float" office:value="0">
                <text:p>0</text:p>
              </table:table-cell>
              <table:table-cell office:value-type="float" office:value="416991">
                <text:p>4169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:13:19</text:p>
              </table:table-cell>
              <table:table-cell office:value-type="float" office:value="3.290867">
                <text:p>3.290867</text:p>
              </table:table-cell>
              <table:table-cell office:value-type="float" office:value="0.322035">
                <text:p>0.322035</text:p>
              </table:table-cell>
              <table:table-cell office:value-type="float" office:value="0">
                <text:p>0</text:p>
              </table:table-cell>
              <table:table-cell office:value-type="float" office:value="376256">
                <text:p>37625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:13:20</text:p>
              </table:table-cell>
              <table:table-cell office:value-type="float" office:value="3.337579">
                <text:p>3.337579</text:p>
              </table:table-cell>
              <table:table-cell office:value-type="float" office:value="0.171437">
                <text:p>0.171437</text:p>
              </table:table-cell>
              <table:table-cell office:value-type="float" office:value="0">
                <text:p>0</text:p>
              </table:table-cell>
              <table:table-cell office:value-type="float" office:value="288720">
                <text:p>2887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:13:21</text:p>
              </table:table-cell>
              <table:table-cell office:value-type="float" office:value="2.975108">
                <text:p>2.975108</text:p>
              </table:table-cell>
              <table:table-cell office:value-type="float" office:value="0.095674">
                <text:p>0.095674</text:p>
              </table:table-cell>
              <table:table-cell office:value-type="float" office:value="0">
                <text:p>0</text:p>
              </table:table-cell>
              <table:table-cell office:value-type="float" office:value="432696">
                <text:p>43269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:13:22</text:p>
              </table:table-cell>
              <table:table-cell office:value-type="float" office:value="3.839055">
                <text:p>3.839055</text:p>
              </table:table-cell>
              <table:table-cell office:value-type="float" office:value="0.181558">
                <text:p>0.181558</text:p>
              </table:table-cell>
              <table:table-cell office:value-type="float" office:value="0">
                <text:p>0</text:p>
              </table:table-cell>
              <table:table-cell office:value-type="float" office:value="517349">
                <text:p>5173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:13:23</text:p>
              </table:table-cell>
              <table:table-cell office:value-type="float" office:value="2.77125">
                <text:p>2.77125</text:p>
              </table:table-cell>
              <table:table-cell office:value-type="float" office:value="0.162885">
                <text:p>0.162885</text:p>
              </table:table-cell>
              <table:table-cell office:value-type="float" office:value="0">
                <text:p>0</text:p>
              </table:table-cell>
              <table:table-cell office:value-type="float" office:value="588528">
                <text:p>58852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:13:24</text:p>
              </table:table-cell>
              <table:table-cell office:value-type="float" office:value="3.186752">
                <text:p>3.186752</text:p>
              </table:table-cell>
              <table:table-cell office:value-type="float" office:value="0.169664">
                <text:p>0.169664</text:p>
              </table:table-cell>
              <table:table-cell office:value-type="float" office:value="0">
                <text:p>0</text:p>
              </table:table-cell>
              <table:table-cell office:value-type="float" office:value="489499">
                <text:p>48949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:13:25</text:p>
              </table:table-cell>
              <table:table-cell office:value-type="float" office:value="2.48454">
                <text:p>2.48454</text:p>
              </table:table-cell>
              <table:table-cell office:value-type="float" office:value="0.074271">
                <text:p>0.074271</text:p>
              </table:table-cell>
              <table:table-cell office:value-type="float" office:value="0">
                <text:p>0</text:p>
              </table:table-cell>
              <table:table-cell office:value-type="float" office:value="496598">
                <text:p>49659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:13:26</text:p>
              </table:table-cell>
              <table:table-cell office:value-type="float" office:value="3.428219">
                <text:p>3.428219</text:p>
              </table:table-cell>
              <table:table-cell office:value-type="float" office:value="0.102756">
                <text:p>0.102756</text:p>
              </table:table-cell>
              <table:table-cell office:value-type="float" office:value="0">
                <text:p>0</text:p>
              </table:table-cell>
              <table:table-cell office:value-type="float" office:value="590855">
                <text:p>5908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:13:27</text:p>
              </table:table-cell>
              <table:table-cell office:value-type="float" office:value="2.941387">
                <text:p>2.941387</text:p>
              </table:table-cell>
              <table:table-cell office:value-type="float" office:value="0.07854">
                <text:p>0.07854</text:p>
              </table:table-cell>
              <table:table-cell office:value-type="float" office:value="0">
                <text:p>0</text:p>
              </table:table-cell>
              <table:table-cell office:value-type="float" office:value="483757">
                <text:p>4837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:13:28</text:p>
              </table:table-cell>
              <table:table-cell office:value-type="float" office:value="3.000812">
                <text:p>3.000812</text:p>
              </table:table-cell>
              <table:table-cell office:value-type="float" office:value="0.021997">
                <text:p>0.021997</text:p>
              </table:table-cell>
              <table:table-cell office:value-type="float" office:value="0">
                <text:p>0</text:p>
              </table:table-cell>
              <table:table-cell office:value-type="float" office:value="345030">
                <text:p>345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:13:29</text:p>
              </table:table-cell>
              <table:table-cell office:value-type="float" office:value="2.693051">
                <text:p>2.693051</text:p>
              </table:table-cell>
              <table:table-cell office:value-type="float" office:value="0.02095">
                <text:p>0.02095</text:p>
              </table:table-cell>
              <table:table-cell office:value-type="float" office:value="0">
                <text:p>0</text:p>
              </table:table-cell>
              <table:table-cell office:value-type="float" office:value="314267">
                <text:p>31426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:13:30</text:p>
              </table:table-cell>
              <table:table-cell office:value-type="float" office:value="2.361467">
                <text:p>2.361467</text:p>
              </table:table-cell>
              <table:table-cell office:value-type="float" office:value="0.039124">
                <text:p>0.039124</text:p>
              </table:table-cell>
              <table:table-cell office:value-type="float" office:value="0">
                <text:p>0</text:p>
              </table:table-cell>
              <table:table-cell office:value-type="float" office:value="503010">
                <text:p>5030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:13:31</text:p>
              </table:table-cell>
              <table:table-cell office:value-type="float" office:value="2.507379">
                <text:p>2.507379</text:p>
              </table:table-cell>
              <table:table-cell office:value-type="float" office:value="0.03583">
                <text:p>0.03583</text:p>
              </table:table-cell>
              <table:table-cell office:value-type="float" office:value="0">
                <text:p>0</text:p>
              </table:table-cell>
              <table:table-cell office:value-type="float" office:value="542066">
                <text:p>5420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:13:32</text:p>
              </table:table-cell>
              <table:table-cell office:value-type="float" office:value="3.683383">
                <text:p>3.683383</text:p>
              </table:table-cell>
              <table:table-cell office:value-type="float" office:value="0.041812">
                <text:p>0.041812</text:p>
              </table:table-cell>
              <table:table-cell office:value-type="float" office:value="0">
                <text:p>0</text:p>
              </table:table-cell>
              <table:table-cell office:value-type="float" office:value="586192">
                <text:p>58619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:13:33</text:p>
              </table:table-cell>
              <table:table-cell office:value-type="float" office:value="3.091521">
                <text:p>3.091521</text:p>
              </table:table-cell>
              <table:table-cell office:value-type="float" office:value="0.032715">
                <text:p>0.032715</text:p>
              </table:table-cell>
              <table:table-cell office:value-type="float" office:value="0">
                <text:p>0</text:p>
              </table:table-cell>
              <table:table-cell office:value-type="float" office:value="452616">
                <text:p>4526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:13:34</text:p>
              </table:table-cell>
              <table:table-cell office:value-type="float" office:value="1.804253">
                <text:p>1.804253</text:p>
              </table:table-cell>
              <table:table-cell office:value-type="float" office:value="0.022969">
                <text:p>0.022969</text:p>
              </table:table-cell>
              <table:table-cell office:value-type="float" office:value="0">
                <text:p>0</text:p>
              </table:table-cell>
              <table:table-cell office:value-type="float" office:value="414659">
                <text:p>4146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:13:35</text:p>
              </table:table-cell>
              <table:table-cell office:value-type="float" office:value="2.905187">
                <text:p>2.905187</text:p>
              </table:table-cell>
              <table:table-cell office:value-type="float" office:value="0.02475">
                <text:p>0.02475</text:p>
              </table:table-cell>
              <table:table-cell office:value-type="float" office:value="0">
                <text:p>0</text:p>
              </table:table-cell>
              <table:table-cell office:value-type="float" office:value="428228">
                <text:p>4282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:13:36</text:p>
              </table:table-cell>
              <table:table-cell office:value-type="float" office:value="2.814193">
                <text:p>2.814193</text:p>
              </table:table-cell>
              <table:table-cell office:value-type="float" office:value="0.016327">
                <text:p>0.016327</text:p>
              </table:table-cell>
              <table:table-cell office:value-type="float" office:value="0">
                <text:p>0</text:p>
              </table:table-cell>
              <table:table-cell office:value-type="float" office:value="259123">
                <text:p>2591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:13:37</text:p>
              </table:table-cell>
              <table:table-cell office:value-type="float" office:value="3.083285">
                <text:p>3.083285</text:p>
              </table:table-cell>
              <table:table-cell office:value-type="float" office:value="0.014242">
                <text:p>0.014242</text:p>
              </table:table-cell>
              <table:table-cell office:value-type="float" office:value="0">
                <text:p>0</text:p>
              </table:table-cell>
              <table:table-cell office:value-type="float" office:value="297938">
                <text:p>2979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:13:38</text:p>
              </table:table-cell>
              <table:table-cell office:value-type="float" office:value="1.803952">
                <text:p>1.803952</text:p>
              </table:table-cell>
              <table:table-cell office:value-type="float" office:value="0.031891">
                <text:p>0.031891</text:p>
              </table:table-cell>
              <table:table-cell office:value-type="float" office:value="0">
                <text:p>0</text:p>
              </table:table-cell>
              <table:table-cell office:value-type="float" office:value="516617">
                <text:p>5166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:13:39</text:p>
              </table:table-cell>
              <table:table-cell office:value-type="float" office:value="2.127131">
                <text:p>2.127131</text:p>
              </table:table-cell>
              <table:table-cell office:value-type="float" office:value="0.011917">
                <text:p>0.011917</text:p>
              </table:table-cell>
              <table:table-cell office:value-type="float" office:value="0">
                <text:p>0</text:p>
              </table:table-cell>
              <table:table-cell office:value-type="float" office:value="170214">
                <text:p>1702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:13:40</text:p>
              </table:table-cell>
              <table:table-cell office:value-type="float" office:value="3.909087">
                <text:p>3.909087</text:p>
              </table:table-cell>
              <table:table-cell office:value-type="float" office:value="0.008217">
                <text:p>0.008217</text:p>
              </table:table-cell>
              <table:table-cell office:value-type="float" office:value="0">
                <text:p>0</text:p>
              </table:table-cell>
              <table:table-cell office:value-type="float" office:value="85075">
                <text:p>850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:13:41</text:p>
              </table:table-cell>
              <table:table-cell office:value-type="float" office:value="1.67544">
                <text:p>1.67544</text:p>
              </table:table-cell>
              <table:table-cell office:value-type="float" office:value="0.013708">
                <text:p>0.013708</text:p>
              </table:table-cell>
              <table:table-cell office:value-type="float" office:value="0">
                <text:p>0</text:p>
              </table:table-cell>
              <table:table-cell office:value-type="float" office:value="202501">
                <text:p>2025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:13:42</text:p>
              </table:table-cell>
              <table:table-cell office:value-type="float" office:value="1.715676">
                <text:p>1.715676</text:p>
              </table:table-cell>
              <table:table-cell office:value-type="float" office:value="0.004497">
                <text:p>0.004497</text:p>
              </table:table-cell>
              <table:table-cell office:value-type="float" office:value="0">
                <text:p>0</text:p>
              </table:table-cell>
              <table:table-cell office:value-type="float" office:value="129512">
                <text:p>1295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:13:43</text:p>
              </table:table-cell>
              <table:table-cell office:value-type="float" office:value="0.772388">
                <text:p>0.772388</text:p>
              </table:table-cell>
              <table:table-cell office:value-type="float" office:value="0.013736">
                <text:p>0.013736</text:p>
              </table:table-cell>
              <table:table-cell office:value-type="float" office:value="0">
                <text:p>0</text:p>
              </table:table-cell>
              <table:table-cell office:value-type="float" office:value="160009">
                <text:p>1600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:13:44</text:p>
              </table:table-cell>
              <table:table-cell office:value-type="float" office:value="5.592844">
                <text:p>5.592844</text:p>
              </table:table-cell>
              <table:table-cell office:value-type="float" office:value="0.009187">
                <text:p>0.009187</text:p>
              </table:table-cell>
              <table:table-cell office:value-type="float" office:value="0">
                <text:p>0</text:p>
              </table:table-cell>
              <table:table-cell office:value-type="float" office:value="234996">
                <text:p>2349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:13:45</text:p>
              </table:table-cell>
              <table:table-cell office:value-type="float" office:value="0.733352">
                <text:p>0.733352</text:p>
              </table:table-cell>
              <table:table-cell office:value-type="float" office:value="0.009399">
                <text:p>0.009399</text:p>
              </table:table-cell>
              <table:table-cell office:value-type="float" office:value="0">
                <text:p>0</text:p>
              </table:table-cell>
              <table:table-cell office:value-type="float" office:value="159134">
                <text:p>1591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:13:46</text:p>
              </table:table-cell>
              <table:table-cell office:value-type="float" office:value="2.336412">
                <text:p>2.336412</text:p>
              </table:table-cell>
              <table:table-cell office:value-type="float" office:value="0.007463">
                <text:p>0.007463</text:p>
              </table:table-cell>
              <table:table-cell office:value-type="float" office:value="0">
                <text:p>0</text:p>
              </table:table-cell>
              <table:table-cell office:value-type="float" office:value="189854">
                <text:p>1898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:13:47</text:p>
              </table:table-cell>
              <table:table-cell office:value-type="float" office:value="3.07747">
                <text:p>3.07747</text:p>
              </table:table-cell>
              <table:table-cell office:value-type="float" office:value="0.008599">
                <text:p>0.008599</text:p>
              </table:table-cell>
              <table:table-cell office:value-type="float" office:value="0">
                <text:p>0</text:p>
              </table:table-cell>
              <table:table-cell office:value-type="float" office:value="145823">
                <text:p>1458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:13:48</text:p>
              </table:table-cell>
              <table:table-cell office:value-type="float" office:value="2.332899">
                <text:p>2.332899</text:p>
              </table:table-cell>
              <table:table-cell office:value-type="float" office:value="0.007248">
                <text:p>0.007248</text:p>
              </table:table-cell>
              <table:table-cell office:value-type="float" office:value="0">
                <text:p>0</text:p>
              </table:table-cell>
              <table:table-cell office:value-type="float" office:value="138318">
                <text:p>1383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:13:49</text:p>
              </table:table-cell>
              <table:table-cell office:value-type="float" office:value="1.952477">
                <text:p>1.952477</text:p>
              </table:table-cell>
              <table:table-cell office:value-type="float" office:value="0.007922">
                <text:p>0.007922</text:p>
              </table:table-cell>
              <table:table-cell office:value-type="float" office:value="0">
                <text:p>0</text:p>
              </table:table-cell>
              <table:table-cell office:value-type="float" office:value="169712">
                <text:p>1697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:13:50</text:p>
              </table:table-cell>
              <table:table-cell office:value-type="float" office:value="2.732779">
                <text:p>2.732779</text:p>
              </table:table-cell>
              <table:table-cell office:value-type="float" office:value="0.011407">
                <text:p>0.011407</text:p>
              </table:table-cell>
              <table:table-cell office:value-type="float" office:value="0">
                <text:p>0</text:p>
              </table:table-cell>
              <table:table-cell office:value-type="float" office:value="138626">
                <text:p>1386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:13:51</text:p>
              </table:table-cell>
              <table:table-cell office:value-type="float" office:value="1.745577">
                <text:p>1.745577</text:p>
              </table:table-cell>
              <table:table-cell office:value-type="float" office:value="0.008426">
                <text:p>0.008426</text:p>
              </table:table-cell>
              <table:table-cell office:value-type="float" office:value="0">
                <text:p>0</text:p>
              </table:table-cell>
              <table:table-cell office:value-type="float" office:value="152274">
                <text:p>15227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:13:52</text:p>
              </table:table-cell>
              <table:table-cell office:value-type="float" office:value="2.5976">
                <text:p>2.5976</text:p>
              </table:table-cell>
              <table:table-cell office:value-type="float" office:value="0.012343">
                <text:p>0.012343</text:p>
              </table:table-cell>
              <table:table-cell office:value-type="float" office:value="0">
                <text:p>0</text:p>
              </table:table-cell>
              <table:table-cell office:value-type="float" office:value="193483">
                <text:p>1934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3:13:53</text:p>
              </table:table-cell>
              <table:table-cell office:value-type="float" office:value="2.575981">
                <text:p>2.575981</text:p>
              </table:table-cell>
              <table:table-cell office:value-type="float" office:value="0.003692">
                <text:p>0.003692</text:p>
              </table:table-cell>
              <table:table-cell office:value-type="float" office:value="0">
                <text:p>0</text:p>
              </table:table-cell>
              <table:table-cell office:value-type="float" office:value="63218">
                <text:p>6321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:13:54</text:p>
              </table:table-cell>
              <table:table-cell office:value-type="float" office:value="0.657703">
                <text:p>0.657703</text:p>
              </table:table-cell>
              <table:table-cell office:value-type="float" office:value="0.006643">
                <text:p>0.006643</text:p>
              </table:table-cell>
              <table:table-cell office:value-type="float" office:value="0">
                <text:p>0</text:p>
              </table:table-cell>
              <table:table-cell office:value-type="float" office:value="157841">
                <text:p>15784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:13:55</text:p>
              </table:table-cell>
              <table:table-cell office:value-type="float" office:value="0.270798">
                <text:p>0.270798</text:p>
              </table:table-cell>
              <table:table-cell office:value-type="float" office:value="0.008455">
                <text:p>0.008455</text:p>
              </table:table-cell>
              <table:table-cell office:value-type="float" office:value="0">
                <text:p>0</text:p>
              </table:table-cell>
              <table:table-cell office:value-type="float" office:value="145939">
                <text:p>14593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:13:56</text:p>
              </table:table-cell>
              <table:table-cell office:value-type="float" office:value="0.107698">
                <text:p>0.107698</text:p>
              </table:table-cell>
              <table:table-cell office:value-type="float" office:value="0.004321">
                <text:p>0.004321</text:p>
              </table:table-cell>
              <table:table-cell office:value-type="float" office:value="0">
                <text:p>0</text:p>
              </table:table-cell>
              <table:table-cell office:value-type="float" office:value="91911">
                <text:p>919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3:13:57</text:p>
              </table:table-cell>
              <table:table-cell office:value-type="float" office:value="0.023209">
                <text:p>0.023209</text:p>
              </table:table-cell>
              <table:table-cell office:value-type="float" office:value="0.00569">
                <text:p>0.00569</text:p>
              </table:table-cell>
              <table:table-cell office:value-type="float" office:value="0">
                <text:p>0</text:p>
              </table:table-cell>
              <table:table-cell office:value-type="float" office:value="122870">
                <text:p>12287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:13:58</text:p>
              </table:table-cell>
              <table:table-cell office:value-type="float" office:value="0.026023">
                <text:p>0.026023</text:p>
              </table:table-cell>
              <table:table-cell office:value-type="float" office:value="0.005791">
                <text:p>0.005791</text:p>
              </table:table-cell>
              <table:table-cell office:value-type="float" office:value="0">
                <text:p>0</text:p>
              </table:table-cell>
              <table:table-cell office:value-type="float" office:value="139899">
                <text:p>13989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:13:59</text:p>
              </table:table-cell>
              <table:table-cell office:value-type="float" office:value="0.087687">
                <text:p>0.087687</text:p>
              </table:table-cell>
              <table:table-cell office:value-type="float" office:value="0.005666">
                <text:p>0.005666</text:p>
              </table:table-cell>
              <table:table-cell office:value-type="float" office:value="0">
                <text:p>0</text:p>
              </table:table-cell>
              <table:table-cell office:value-type="float" office:value="120775">
                <text:p>12077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:14:00</text:p>
              </table:table-cell>
              <table:table-cell office:value-type="float" office:value="0.030975">
                <text:p>0.030975</text:p>
              </table:table-cell>
              <table:table-cell office:value-type="float" office:value="0.00451">
                <text:p>0.00451</text:p>
              </table:table-cell>
              <table:table-cell office:value-type="float" office:value="0">
                <text:p>0</text:p>
              </table:table-cell>
              <table:table-cell office:value-type="float" office:value="111251">
                <text:p>11125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:14:01</text:p>
              </table:table-cell>
              <table:table-cell office:value-type="float" office:value="0.023927">
                <text:p>0.023927</text:p>
              </table:table-cell>
              <table:table-cell office:value-type="float" office:value="0.005295">
                <text:p>0.005295</text:p>
              </table:table-cell>
              <table:table-cell office:value-type="float" office:value="0">
                <text:p>0</text:p>
              </table:table-cell>
              <table:table-cell office:value-type="float" office:value="110794">
                <text:p>11079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3:14:02</text:p>
              </table:table-cell>
              <table:table-cell office:value-type="float" office:value="0.220531">
                <text:p>0.220531</text:p>
              </table:table-cell>
              <table:table-cell office:value-type="float" office:value="0.010214">
                <text:p>0.010214</text:p>
              </table:table-cell>
              <table:table-cell office:value-type="float" office:value="0">
                <text:p>0</text:p>
              </table:table-cell>
              <table:table-cell office:value-type="float" office:value="149294">
                <text:p>14929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3:14:03</text:p>
              </table:table-cell>
              <table:table-cell office:value-type="float" office:value="0.039384">
                <text:p>0.039384</text:p>
              </table:table-cell>
              <table:table-cell office:value-type="float" office:value="0.008716">
                <text:p>0.008716</text:p>
              </table:table-cell>
              <table:table-cell office:value-type="float" office:value="0">
                <text:p>0</text:p>
              </table:table-cell>
              <table:table-cell office:value-type="float" office:value="120389">
                <text:p>12038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3:14:04</text:p>
              </table:table-cell>
              <table:table-cell office:value-type="float" office:value="0.026589">
                <text:p>0.026589</text:p>
              </table:table-cell>
              <table:table-cell office:value-type="float" office:value="0.00702">
                <text:p>0.00702</text:p>
              </table:table-cell>
              <table:table-cell office:value-type="float" office:value="0">
                <text:p>0</text:p>
              </table:table-cell>
              <table:table-cell office:value-type="float" office:value="123563">
                <text:p>123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:14:05</text:p>
              </table:table-cell>
              <table:table-cell office:value-type="float" office:value="0.02995">
                <text:p>0.02995</text:p>
              </table:table-cell>
              <table:table-cell office:value-type="float" office:value="0.007543">
                <text:p>0.007543</text:p>
              </table:table-cell>
              <table:table-cell office:value-type="float" office:value="0">
                <text:p>0</text:p>
              </table:table-cell>
              <table:table-cell office:value-type="float" office:value="121162">
                <text:p>12116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:14:06</text:p>
              </table:table-cell>
              <table:table-cell office:value-type="float" office:value="0.060891">
                <text:p>0.060891</text:p>
              </table:table-cell>
              <table:table-cell office:value-type="float" office:value="0.007777">
                <text:p>0.007777</text:p>
              </table:table-cell>
              <table:table-cell office:value-type="float" office:value="0">
                <text:p>0</text:p>
              </table:table-cell>
              <table:table-cell office:value-type="float" office:value="115119">
                <text:p>11511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:14:07</text:p>
              </table:table-cell>
              <table:table-cell office:value-type="float" office:value="0.045885">
                <text:p>0.045885</text:p>
              </table:table-cell>
              <table:table-cell office:value-type="float" office:value="0.007238">
                <text:p>0.007238</text:p>
              </table:table-cell>
              <table:table-cell office:value-type="float" office:value="0">
                <text:p>0</text:p>
              </table:table-cell>
              <table:table-cell office:value-type="float" office:value="119543">
                <text:p>11954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:14:08</text:p>
              </table:table-cell>
              <table:table-cell office:value-type="float" office:value="0.029529">
                <text:p>0.029529</text:p>
              </table:table-cell>
              <table:table-cell office:value-type="float" office:value="0.006291">
                <text:p>0.006291</text:p>
              </table:table-cell>
              <table:table-cell office:value-type="float" office:value="0">
                <text:p>0</text:p>
              </table:table-cell>
              <table:table-cell office:value-type="float" office:value="115679">
                <text:p>11567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:14:09</text:p>
              </table:table-cell>
              <table:table-cell office:value-type="float" office:value="0.025726">
                <text:p>0.025726</text:p>
              </table:table-cell>
              <table:table-cell office:value-type="float" office:value="0.00651">
                <text:p>0.00651</text:p>
              </table:table-cell>
              <table:table-cell office:value-type="float" office:value="0">
                <text:p>0</text:p>
              </table:table-cell>
              <table:table-cell office:value-type="float" office:value="127173">
                <text:p>12717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3:14:10</text:p>
              </table:table-cell>
              <table:table-cell office:value-type="float" office:value="0.045962">
                <text:p>0.045962</text:p>
              </table:table-cell>
              <table:table-cell office:value-type="float" office:value="0.007158">
                <text:p>0.007158</text:p>
              </table:table-cell>
              <table:table-cell office:value-type="float" office:value="0">
                <text:p>0</text:p>
              </table:table-cell>
              <table:table-cell office:value-type="float" office:value="113661">
                <text:p>11366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3:14:11</text:p>
              </table:table-cell>
              <table:table-cell office:value-type="float" office:value="0.038796">
                <text:p>0.038796</text:p>
              </table:table-cell>
              <table:table-cell office:value-type="float" office:value="0.007541">
                <text:p>0.007541</text:p>
              </table:table-cell>
              <table:table-cell office:value-type="float" office:value="0">
                <text:p>0</text:p>
              </table:table-cell>
              <table:table-cell office:value-type="float" office:value="129015">
                <text:p>12901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:14:12</text:p>
              </table:table-cell>
              <table:table-cell office:value-type="float" office:value="0.082489">
                <text:p>0.082489</text:p>
              </table:table-cell>
              <table:table-cell office:value-type="float" office:value="0.008365">
                <text:p>0.008365</text:p>
              </table:table-cell>
              <table:table-cell office:value-type="float" office:value="0">
                <text:p>0</text:p>
              </table:table-cell>
              <table:table-cell office:value-type="float" office:value="138232">
                <text:p>13823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3:14:13</text:p>
              </table:table-cell>
              <table:table-cell office:value-type="float" office:value="0.056556">
                <text:p>0.056556</text:p>
              </table:table-cell>
              <table:table-cell office:value-type="float" office:value="0.010359">
                <text:p>0.010359</text:p>
              </table:table-cell>
              <table:table-cell office:value-type="float" office:value="0">
                <text:p>0</text:p>
              </table:table-cell>
              <table:table-cell office:value-type="float" office:value="141148">
                <text:p>14114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:14:14</text:p>
              </table:table-cell>
              <table:table-cell office:value-type="float" office:value="0.115649">
                <text:p>0.115649</text:p>
              </table:table-cell>
              <table:table-cell office:value-type="float" office:value="0.024236">
                <text:p>0.024236</text:p>
              </table:table-cell>
              <table:table-cell office:value-type="float" office:value="0">
                <text:p>0</text:p>
              </table:table-cell>
              <table:table-cell office:value-type="float" office:value="175241">
                <text:p>17524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:14:15</text:p>
              </table:table-cell>
              <table:table-cell office:value-type="float" office:value="1.041289">
                <text:p>1.041289</text:p>
              </table:table-cell>
              <table:table-cell office:value-type="float" office:value="0.033221">
                <text:p>0.033221</text:p>
              </table:table-cell>
              <table:table-cell office:value-type="float" office:value="0">
                <text:p>0</text:p>
              </table:table-cell>
              <table:table-cell office:value-type="float" office:value="148077">
                <text:p>14807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:14:16</text:p>
              </table:table-cell>
              <table:table-cell office:value-type="float" office:value="0.707076">
                <text:p>0.707076</text:p>
              </table:table-cell>
              <table:table-cell office:value-type="float" office:value="0.010424">
                <text:p>0.010424</text:p>
              </table:table-cell>
              <table:table-cell office:value-type="float" office:value="0">
                <text:p>0</text:p>
              </table:table-cell>
              <table:table-cell office:value-type="float" office:value="123776">
                <text:p>12377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:14:17</text:p>
              </table:table-cell>
              <table:table-cell office:value-type="float" office:value="0.463044">
                <text:p>0.463044</text:p>
              </table:table-cell>
              <table:table-cell office:value-type="float" office:value="0.011833">
                <text:p>0.011833</text:p>
              </table:table-cell>
              <table:table-cell office:value-type="float" office:value="0">
                <text:p>0</text:p>
              </table:table-cell>
              <table:table-cell office:value-type="float" office:value="132831">
                <text:p>13283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:14:18</text:p>
              </table:table-cell>
              <table:table-cell office:value-type="float" office:value="0.211813">
                <text:p>0.211813</text:p>
              </table:table-cell>
              <table:table-cell office:value-type="float" office:value="0.025487">
                <text:p>0.025487</text:p>
              </table:table-cell>
              <table:table-cell office:value-type="float" office:value="0">
                <text:p>0</text:p>
              </table:table-cell>
              <table:table-cell office:value-type="float" office:value="171260">
                <text:p>17126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:14:19</text:p>
              </table:table-cell>
              <table:table-cell office:value-type="float" office:value="0.113558">
                <text:p>0.113558</text:p>
              </table:table-cell>
              <table:table-cell office:value-type="float" office:value="0.035522">
                <text:p>0.035522</text:p>
              </table:table-cell>
              <table:table-cell office:value-type="float" office:value="0">
                <text:p>0</text:p>
              </table:table-cell>
              <table:table-cell office:value-type="float" office:value="197805">
                <text:p>19780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:14:20</text:p>
              </table:table-cell>
              <table:table-cell office:value-type="float" office:value="0.272676">
                <text:p>0.272676</text:p>
              </table:table-cell>
              <table:table-cell office:value-type="float" office:value="0.046732">
                <text:p>0.046732</text:p>
              </table:table-cell>
              <table:table-cell office:value-type="float" office:value="0">
                <text:p>0</text:p>
              </table:table-cell>
              <table:table-cell office:value-type="float" office:value="133091">
                <text:p>13309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3:14:21</text:p>
              </table:table-cell>
              <table:table-cell office:value-type="float" office:value="0.193842">
                <text:p>0.193842</text:p>
              </table:table-cell>
              <table:table-cell office:value-type="float" office:value="0.017761">
                <text:p>0.017761</text:p>
              </table:table-cell>
              <table:table-cell office:value-type="float" office:value="0">
                <text:p>0</text:p>
              </table:table-cell>
              <table:table-cell office:value-type="float" office:value="135535">
                <text:p>13553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3:14:22</text:p>
              </table:table-cell>
              <table:table-cell office:value-type="float" office:value="0.107332">
                <text:p>0.107332</text:p>
              </table:table-cell>
              <table:table-cell office:value-type="float" office:value="0.018836">
                <text:p>0.018836</text:p>
              </table:table-cell>
              <table:table-cell office:value-type="float" office:value="0">
                <text:p>0</text:p>
              </table:table-cell>
              <table:table-cell office:value-type="float" office:value="149680">
                <text:p>1496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3:14:23</text:p>
              </table:table-cell>
              <table:table-cell office:value-type="float" office:value="0.097715">
                <text:p>0.097715</text:p>
              </table:table-cell>
              <table:table-cell office:value-type="float" office:value="0.0143">
                <text:p>0.0143</text:p>
              </table:table-cell>
              <table:table-cell office:value-type="float" office:value="0">
                <text:p>0</text:p>
              </table:table-cell>
              <table:table-cell office:value-type="float" office:value="137898">
                <text:p>13789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:14:24</text:p>
              </table:table-cell>
              <table:table-cell office:value-type="float" office:value="0.102118">
                <text:p>0.102118</text:p>
              </table:table-cell>
              <table:table-cell office:value-type="float" office:value="0.014819">
                <text:p>0.014819</text:p>
              </table:table-cell>
              <table:table-cell office:value-type="float" office:value="0">
                <text:p>0</text:p>
              </table:table-cell>
              <table:table-cell office:value-type="float" office:value="125066">
                <text:p>12506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3:14:25</text:p>
              </table:table-cell>
              <table:table-cell office:value-type="float" office:value="0.10509">
                <text:p>0.10509</text:p>
              </table:table-cell>
              <table:table-cell office:value-type="float" office:value="0.022141">
                <text:p>0.022141</text:p>
              </table:table-cell>
              <table:table-cell office:value-type="float" office:value="0">
                <text:p>0</text:p>
              </table:table-cell>
              <table:table-cell office:value-type="float" office:value="155354">
                <text:p>15535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:14:26</text:p>
              </table:table-cell>
              <table:table-cell office:value-type="float" office:value="0.118191">
                <text:p>0.118191</text:p>
              </table:table-cell>
              <table:table-cell office:value-type="float" office:value="0.01941">
                <text:p>0.01941</text:p>
              </table:table-cell>
              <table:table-cell office:value-type="float" office:value="0">
                <text:p>0</text:p>
              </table:table-cell>
              <table:table-cell office:value-type="float" office:value="127262">
                <text:p>12726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3:14:27</text:p>
              </table:table-cell>
              <table:table-cell office:value-type="float" office:value="0.115825">
                <text:p>0.115825</text:p>
              </table:table-cell>
              <table:table-cell office:value-type="float" office:value="0.014085">
                <text:p>0.014085</text:p>
              </table:table-cell>
              <table:table-cell office:value-type="float" office:value="0">
                <text:p>0</text:p>
              </table:table-cell>
              <table:table-cell office:value-type="float" office:value="124059">
                <text:p>12405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:14:28</text:p>
              </table:table-cell>
              <table:table-cell office:value-type="float" office:value="0.058258">
                <text:p>0.058258</text:p>
              </table:table-cell>
              <table:table-cell office:value-type="float" office:value="0.012815">
                <text:p>0.012815</text:p>
              </table:table-cell>
              <table:table-cell office:value-type="float" office:value="0">
                <text:p>0</text:p>
              </table:table-cell>
              <table:table-cell office:value-type="float" office:value="122703">
                <text:p>12270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:14:29</text:p>
              </table:table-cell>
              <table:table-cell office:value-type="float" office:value="0.040254">
                <text:p>0.040254</text:p>
              </table:table-cell>
              <table:table-cell office:value-type="float" office:value="0.016224">
                <text:p>0.016224</text:p>
              </table:table-cell>
              <table:table-cell office:value-type="float" office:value="0">
                <text:p>0</text:p>
              </table:table-cell>
              <table:table-cell office:value-type="float" office:value="125845">
                <text:p>12584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:14:30</text:p>
              </table:table-cell>
              <table:table-cell office:value-type="float" office:value="0.135315">
                <text:p>0.135315</text:p>
              </table:table-cell>
              <table:table-cell office:value-type="float" office:value="0.013829">
                <text:p>0.013829</text:p>
              </table:table-cell>
              <table:table-cell office:value-type="float" office:value="0">
                <text:p>0</text:p>
              </table:table-cell>
              <table:table-cell office:value-type="float" office:value="127992">
                <text:p>1279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14:31</text:p>
              </table:table-cell>
              <table:table-cell office:value-type="float" office:value="0.117897">
                <text:p>0.117897</text:p>
              </table:table-cell>
              <table:table-cell office:value-type="float" office:value="0.017725">
                <text:p>0.017725</text:p>
              </table:table-cell>
              <table:table-cell office:value-type="float" office:value="0">
                <text:p>0</text:p>
              </table:table-cell>
              <table:table-cell office:value-type="float" office:value="158653">
                <text:p>15865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:14:32</text:p>
              </table:table-cell>
              <table:table-cell office:value-type="float" office:value="0.163316">
                <text:p>0.163316</text:p>
              </table:table-cell>
              <table:table-cell office:value-type="float" office:value="0.033238">
                <text:p>0.033238</text:p>
              </table:table-cell>
              <table:table-cell office:value-type="float" office:value="0">
                <text:p>0</text:p>
              </table:table-cell>
              <table:table-cell office:value-type="float" office:value="156830">
                <text:p>15683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3:14:33</text:p>
              </table:table-cell>
              <table:table-cell office:value-type="float" office:value="0.105039">
                <text:p>0.105039</text:p>
              </table:table-cell>
              <table:table-cell office:value-type="float" office:value="0.020695">
                <text:p>0.020695</text:p>
              </table:table-cell>
              <table:table-cell office:value-type="float" office:value="0">
                <text:p>0</text:p>
              </table:table-cell>
              <table:table-cell office:value-type="float" office:value="145289">
                <text:p>14528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3:14:34</text:p>
              </table:table-cell>
              <table:table-cell office:value-type="float" office:value="0.085207">
                <text:p>0.085207</text:p>
              </table:table-cell>
              <table:table-cell office:value-type="float" office:value="0.014135">
                <text:p>0.014135</text:p>
              </table:table-cell>
              <table:table-cell office:value-type="float" office:value="0">
                <text:p>0</text:p>
              </table:table-cell>
              <table:table-cell office:value-type="float" office:value="123174">
                <text:p>12317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3:14:35</text:p>
              </table:table-cell>
              <table:table-cell office:value-type="float" office:value="0.06021">
                <text:p>0.06021</text:p>
              </table:table-cell>
              <table:table-cell office:value-type="float" office:value="0.006417">
                <text:p>0.006417</text:p>
              </table:table-cell>
              <table:table-cell office:value-type="float" office:value="0">
                <text:p>0</text:p>
              </table:table-cell>
              <table:table-cell office:value-type="float" office:value="112491">
                <text:p>11249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:14:36</text:p>
              </table:table-cell>
              <table:table-cell office:value-type="float" office:value="0.109513">
                <text:p>0.109513</text:p>
              </table:table-cell>
              <table:table-cell office:value-type="float" office:value="0.023624">
                <text:p>0.023624</text:p>
              </table:table-cell>
              <table:table-cell office:value-type="float" office:value="0">
                <text:p>0</text:p>
              </table:table-cell>
              <table:table-cell office:value-type="float" office:value="123995">
                <text:p>12399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:14:37</text:p>
              </table:table-cell>
              <table:table-cell office:value-type="float" office:value="0.122532">
                <text:p>0.122532</text:p>
              </table:table-cell>
              <table:table-cell office:value-type="float" office:value="0.027044">
                <text:p>0.027044</text:p>
              </table:table-cell>
              <table:table-cell office:value-type="float" office:value="0">
                <text:p>0</text:p>
              </table:table-cell>
              <table:table-cell office:value-type="float" office:value="164375">
                <text:p>16437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3:14:38</text:p>
              </table:table-cell>
              <table:table-cell office:value-type="float" office:value="0.137728">
                <text:p>0.137728</text:p>
              </table:table-cell>
              <table:table-cell office:value-type="float" office:value="0.021509">
                <text:p>0.021509</text:p>
              </table:table-cell>
              <table:table-cell office:value-type="float" office:value="0">
                <text:p>0</text:p>
              </table:table-cell>
              <table:table-cell office:value-type="float" office:value="123865">
                <text:p>12386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:14:39</text:p>
              </table:table-cell>
              <table:table-cell office:value-type="float" office:value="0.153686">
                <text:p>0.153686</text:p>
              </table:table-cell>
              <table:table-cell office:value-type="float" office:value="0.020484">
                <text:p>0.020484</text:p>
              </table:table-cell>
              <table:table-cell office:value-type="float" office:value="0">
                <text:p>0</text:p>
              </table:table-cell>
              <table:table-cell office:value-type="float" office:value="135526">
                <text:p>13552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:14:40</text:p>
              </table:table-cell>
              <table:table-cell office:value-type="float" office:value="0.081886">
                <text:p>0.081886</text:p>
              </table:table-cell>
              <table:table-cell office:value-type="float" office:value="0.010826">
                <text:p>0.010826</text:p>
              </table:table-cell>
              <table:table-cell office:value-type="float" office:value="0">
                <text:p>0</text:p>
              </table:table-cell>
              <table:table-cell office:value-type="float" office:value="115377">
                <text:p>11537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:14:41</text:p>
              </table:table-cell>
              <table:table-cell office:value-type="float" office:value="0.998808">
                <text:p>0.998808</text:p>
              </table:table-cell>
              <table:table-cell office:value-type="float" office:value="0.026425">
                <text:p>0.026425</text:p>
              </table:table-cell>
              <table:table-cell office:value-type="float" office:value="0">
                <text:p>0</text:p>
              </table:table-cell>
              <table:table-cell office:value-type="float" office:value="133482">
                <text:p>13348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3:14:42</text:p>
              </table:table-cell>
              <table:table-cell office:value-type="float" office:value="0.875705">
                <text:p>0.875705</text:p>
              </table:table-cell>
              <table:table-cell office:value-type="float" office:value="0.050411">
                <text:p>0.050411</text:p>
              </table:table-cell>
              <table:table-cell office:value-type="float" office:value="0">
                <text:p>0</text:p>
              </table:table-cell>
              <table:table-cell office:value-type="float" office:value="164999">
                <text:p>16499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3:14:43</text:p>
              </table:table-cell>
              <table:table-cell office:value-type="float" office:value="0.586598">
                <text:p>0.586598</text:p>
              </table:table-cell>
              <table:table-cell office:value-type="float" office:value="0.047712">
                <text:p>0.047712</text:p>
              </table:table-cell>
              <table:table-cell office:value-type="float" office:value="0">
                <text:p>0</text:p>
              </table:table-cell>
              <table:table-cell office:value-type="float" office:value="152798">
                <text:p>15279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:14:44</text:p>
              </table:table-cell>
              <table:table-cell office:value-type="float" office:value="1.100428">
                <text:p>1.100428</text:p>
              </table:table-cell>
              <table:table-cell office:value-type="float" office:value="0.063405">
                <text:p>0.063405</text:p>
              </table:table-cell>
              <table:table-cell office:value-type="float" office:value="0">
                <text:p>0</text:p>
              </table:table-cell>
              <table:table-cell office:value-type="float" office:value="112823">
                <text:p>11282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:14:45</text:p>
              </table:table-cell>
              <table:table-cell office:value-type="float" office:value="1.223343">
                <text:p>1.223343</text:p>
              </table:table-cell>
              <table:table-cell office:value-type="float" office:value="0.097712">
                <text:p>0.097712</text:p>
              </table:table-cell>
              <table:table-cell office:value-type="float" office:value="0">
                <text:p>0</text:p>
              </table:table-cell>
              <table:table-cell office:value-type="float" office:value="145820">
                <text:p>14582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3:14:46</text:p>
              </table:table-cell>
              <table:table-cell office:value-type="float" office:value="0.826014">
                <text:p>0.826014</text:p>
              </table:table-cell>
              <table:table-cell office:value-type="float" office:value="0.042646">
                <text:p>0.042646</text:p>
              </table:table-cell>
              <table:table-cell office:value-type="float" office:value="0">
                <text:p>0</text:p>
              </table:table-cell>
              <table:table-cell office:value-type="float" office:value="153607">
                <text:p>15360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:14:47</text:p>
              </table:table-cell>
              <table:table-cell office:value-type="float" office:value="0.316731">
                <text:p>0.316731</text:p>
              </table:table-cell>
              <table:table-cell office:value-type="float" office:value="0.022584">
                <text:p>0.022584</text:p>
              </table:table-cell>
              <table:table-cell office:value-type="float" office:value="0">
                <text:p>0</text:p>
              </table:table-cell>
              <table:table-cell office:value-type="float" office:value="156370">
                <text:p>15637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:14:48</text:p>
              </table:table-cell>
              <table:table-cell office:value-type="float" office:value="0.227224">
                <text:p>0.227224</text:p>
              </table:table-cell>
              <table:table-cell office:value-type="float" office:value="0.040747">
                <text:p>0.040747</text:p>
              </table:table-cell>
              <table:table-cell office:value-type="float" office:value="0">
                <text:p>0</text:p>
              </table:table-cell>
              <table:table-cell office:value-type="float" office:value="163298">
                <text:p>16329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:14:49</text:p>
              </table:table-cell>
              <table:table-cell office:value-type="float" office:value="0.200496">
                <text:p>0.200496</text:p>
              </table:table-cell>
              <table:table-cell office:value-type="float" office:value="0.043529">
                <text:p>0.043529</text:p>
              </table:table-cell>
              <table:table-cell office:value-type="float" office:value="0">
                <text:p>0</text:p>
              </table:table-cell>
              <table:table-cell office:value-type="float" office:value="126976">
                <text:p>12697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:14:50</text:p>
              </table:table-cell>
              <table:table-cell office:value-type="float" office:value="0.206671">
                <text:p>0.206671</text:p>
              </table:table-cell>
              <table:table-cell office:value-type="float" office:value="0.030572">
                <text:p>0.030572</text:p>
              </table:table-cell>
              <table:table-cell office:value-type="float" office:value="0">
                <text:p>0</text:p>
              </table:table-cell>
              <table:table-cell office:value-type="float" office:value="155823">
                <text:p>15582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:14:51</text:p>
              </table:table-cell>
              <table:table-cell office:value-type="float" office:value="0.143459">
                <text:p>0.143459</text:p>
              </table:table-cell>
              <table:table-cell office:value-type="float" office:value="0.024153">
                <text:p>0.024153</text:p>
              </table:table-cell>
              <table:table-cell office:value-type="float" office:value="0">
                <text:p>0</text:p>
              </table:table-cell>
              <table:table-cell office:value-type="float" office:value="119361">
                <text:p>11936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14:52</text:p>
              </table:table-cell>
              <table:table-cell office:value-type="float" office:value="0.178662">
                <text:p>0.178662</text:p>
              </table:table-cell>
              <table:table-cell office:value-type="float" office:value="0.028093">
                <text:p>0.028093</text:p>
              </table:table-cell>
              <table:table-cell office:value-type="float" office:value="0">
                <text:p>0</text:p>
              </table:table-cell>
              <table:table-cell office:value-type="float" office:value="169165">
                <text:p>16916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3:14:53</text:p>
              </table:table-cell>
              <table:table-cell office:value-type="float" office:value="0.116749">
                <text:p>0.116749</text:p>
              </table:table-cell>
              <table:table-cell office:value-type="float" office:value="0.016551">
                <text:p>0.016551</text:p>
              </table:table-cell>
              <table:table-cell office:value-type="float" office:value="0">
                <text:p>0</text:p>
              </table:table-cell>
              <table:table-cell office:value-type="float" office:value="119704">
                <text:p>11970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:14:54</text:p>
              </table:table-cell>
              <table:table-cell office:value-type="float" office:value="0.120307">
                <text:p>0.120307</text:p>
              </table:table-cell>
              <table:table-cell office:value-type="float" office:value="0.021075">
                <text:p>0.021075</text:p>
              </table:table-cell>
              <table:table-cell office:value-type="float" office:value="0">
                <text:p>0</text:p>
              </table:table-cell>
              <table:table-cell office:value-type="float" office:value="107915">
                <text:p>10791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3:14:55</text:p>
              </table:table-cell>
              <table:table-cell office:value-type="float" office:value="0.112999">
                <text:p>0.112999</text:p>
              </table:table-cell>
              <table:table-cell office:value-type="float" office:value="0.028226">
                <text:p>0.028226</text:p>
              </table:table-cell>
              <table:table-cell office:value-type="float" office:value="0">
                <text:p>0</text:p>
              </table:table-cell>
              <table:table-cell office:value-type="float" office:value="161502">
                <text:p>16150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14:56</text:p>
              </table:table-cell>
              <table:table-cell office:value-type="float" office:value="0.189279">
                <text:p>0.189279</text:p>
              </table:table-cell>
              <table:table-cell office:value-type="float" office:value="0.032329">
                <text:p>0.032329</text:p>
              </table:table-cell>
              <table:table-cell office:value-type="float" office:value="0">
                <text:p>0</text:p>
              </table:table-cell>
              <table:table-cell office:value-type="float" office:value="120649">
                <text:p>12064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3:14:57</text:p>
              </table:table-cell>
              <table:table-cell office:value-type="float" office:value="0.168199">
                <text:p>0.168199</text:p>
              </table:table-cell>
              <table:table-cell office:value-type="float" office:value="0.023541">
                <text:p>0.023541</text:p>
              </table:table-cell>
              <table:table-cell office:value-type="float" office:value="0">
                <text:p>0</text:p>
              </table:table-cell>
              <table:table-cell office:value-type="float" office:value="136534">
                <text:p>13653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:14:58</text:p>
              </table:table-cell>
              <table:table-cell office:value-type="float" office:value="0.805993">
                <text:p>0.805993</text:p>
              </table:table-cell>
              <table:table-cell office:value-type="float" office:value="0.015606">
                <text:p>0.015606</text:p>
              </table:table-cell>
              <table:table-cell office:value-type="float" office:value="0">
                <text:p>0</text:p>
              </table:table-cell>
              <table:table-cell office:value-type="float" office:value="106958">
                <text:p>10695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3:14:59</text:p>
              </table:table-cell>
              <table:table-cell office:value-type="float" office:value="0.818863">
                <text:p>0.818863</text:p>
              </table:table-cell>
              <table:table-cell office:value-type="float" office:value="0.025291">
                <text:p>0.025291</text:p>
              </table:table-cell>
              <table:table-cell office:value-type="float" office:value="0">
                <text:p>0</text:p>
              </table:table-cell>
              <table:table-cell office:value-type="float" office:value="149427">
                <text:p>14942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:15:00</text:p>
              </table:table-cell>
              <table:table-cell office:value-type="float" office:value="0.577929">
                <text:p>0.577929</text:p>
              </table:table-cell>
              <table:table-cell office:value-type="float" office:value="0.018357">
                <text:p>0.018357</text:p>
              </table:table-cell>
              <table:table-cell office:value-type="float" office:value="0">
                <text:p>0</text:p>
              </table:table-cell>
              <table:table-cell office:value-type="float" office:value="130596">
                <text:p>13059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:15:01</text:p>
              </table:table-cell>
              <table:table-cell office:value-type="float" office:value="0.362331">
                <text:p>0.362331</text:p>
              </table:table-cell>
              <table:table-cell office:value-type="float" office:value="0.020333">
                <text:p>0.020333</text:p>
              </table:table-cell>
              <table:table-cell office:value-type="float" office:value="0">
                <text:p>0</text:p>
              </table:table-cell>
              <table:table-cell office:value-type="float" office:value="148570">
                <text:p>14857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:15:02</text:p>
              </table:table-cell>
              <table:table-cell office:value-type="float" office:value="0.318005">
                <text:p>0.318005</text:p>
              </table:table-cell>
              <table:table-cell office:value-type="float" office:value="0.053732">
                <text:p>0.053732</text:p>
              </table:table-cell>
              <table:table-cell office:value-type="float" office:value="0">
                <text:p>0</text:p>
              </table:table-cell>
              <table:table-cell office:value-type="float" office:value="143228">
                <text:p>14322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:15:03</text:p>
              </table:table-cell>
              <table:table-cell office:value-type="float" office:value="0.249957">
                <text:p>0.249957</text:p>
              </table:table-cell>
              <table:table-cell office:value-type="float" office:value="0.048389">
                <text:p>0.048389</text:p>
              </table:table-cell>
              <table:table-cell office:value-type="float" office:value="0">
                <text:p>0</text:p>
              </table:table-cell>
              <table:table-cell office:value-type="float" office:value="122141">
                <text:p>12214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3:15:04</text:p>
              </table:table-cell>
              <table:table-cell office:value-type="float" office:value="0.197618">
                <text:p>0.197618</text:p>
              </table:table-cell>
              <table:table-cell office:value-type="float" office:value="0.04241">
                <text:p>0.04241</text:p>
              </table:table-cell>
              <table:table-cell office:value-type="float" office:value="0">
                <text:p>0</text:p>
              </table:table-cell>
              <table:table-cell office:value-type="float" office:value="139729">
                <text:p>13972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3:15:05</text:p>
              </table:table-cell>
              <table:table-cell office:value-type="float" office:value="0.108317">
                <text:p>0.108317</text:p>
              </table:table-cell>
              <table:table-cell office:value-type="float" office:value="0.032709">
                <text:p>0.032709</text:p>
              </table:table-cell>
              <table:table-cell office:value-type="float" office:value="0">
                <text:p>0</text:p>
              </table:table-cell>
              <table:table-cell office:value-type="float" office:value="145889">
                <text:p>14588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:15:06</text:p>
              </table:table-cell>
              <table:table-cell office:value-type="float" office:value="0.049283">
                <text:p>0.049283</text:p>
              </table:table-cell>
              <table:table-cell office:value-type="float" office:value="0.012921">
                <text:p>0.012921</text:p>
              </table:table-cell>
              <table:table-cell office:value-type="float" office:value="0">
                <text:p>0</text:p>
              </table:table-cell>
              <table:table-cell office:value-type="float" office:value="112687">
                <text:p>11268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:15:07</text:p>
              </table:table-cell>
              <table:table-cell office:value-type="float" office:value="0.069261">
                <text:p>0.069261</text:p>
              </table:table-cell>
              <table:table-cell office:value-type="float" office:value="0.021268">
                <text:p>0.021268</text:p>
              </table:table-cell>
              <table:table-cell office:value-type="float" office:value="0">
                <text:p>0</text:p>
              </table:table-cell>
              <table:table-cell office:value-type="float" office:value="126754">
                <text:p>12675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3:15:08</text:p>
              </table:table-cell>
              <table:table-cell office:value-type="float" office:value="0.056611">
                <text:p>0.056611</text:p>
              </table:table-cell>
              <table:table-cell office:value-type="float" office:value="0.017134">
                <text:p>0.017134</text:p>
              </table:table-cell>
              <table:table-cell office:value-type="float" office:value="0">
                <text:p>0</text:p>
              </table:table-cell>
              <table:table-cell office:value-type="float" office:value="144036">
                <text:p>14403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15:09</text:p>
              </table:table-cell>
              <table:table-cell office:value-type="float" office:value="0.044597">
                <text:p>0.044597</text:p>
              </table:table-cell>
              <table:table-cell office:value-type="float" office:value="0.016947">
                <text:p>0.016947</text:p>
              </table:table-cell>
              <table:table-cell office:value-type="float" office:value="0">
                <text:p>0</text:p>
              </table:table-cell>
              <table:table-cell office:value-type="float" office:value="102875">
                <text:p>10287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15:10</text:p>
              </table:table-cell>
              <table:table-cell office:value-type="float" office:value="0.060683">
                <text:p>0.060683</text:p>
              </table:table-cell>
              <table:table-cell office:value-type="float" office:value="0.024404">
                <text:p>0.024404</text:p>
              </table:table-cell>
              <table:table-cell office:value-type="float" office:value="0">
                <text:p>0</text:p>
              </table:table-cell>
              <table:table-cell office:value-type="float" office:value="134103">
                <text:p>134103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3:15:11</text:p>
              </table:table-cell>
              <table:table-cell office:value-type="float" office:value="0.049794">
                <text:p>0.049794</text:p>
              </table:table-cell>
              <table:table-cell office:value-type="float" office:value="0.018714">
                <text:p>0.018714</text:p>
              </table:table-cell>
              <table:table-cell office:value-type="float" office:value="0">
                <text:p>0</text:p>
              </table:table-cell>
              <table:table-cell office:value-type="float" office:value="123581">
                <text:p>123581</text:p>
              </table:table-cell>
              <table:table-cell office:value-type="float" office:value="533">
                <text:p>5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